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43.7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51.59pt"/>
    </style:style>
    <style:style style:name="co12" style:family="table-column">
      <style:table-column-properties fo:break-before="auto" style:column-width="46.86pt"/>
    </style:style>
    <style:style style:name="co13" style:family="table-column">
      <style:table-column-properties fo:break-before="auto" style:column-width="27.81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52.41pt"/>
    </style:style>
    <style:style style:name="co16" style:family="table-column">
      <style:table-column-properties fo:break-before="auto" style:column-width="46.06pt"/>
    </style:style>
    <style:style style:name="co17" style:family="table-column">
      <style:table-column-properties fo:break-before="auto" style:column-width="50pt"/>
    </style:style>
    <style:style style:name="co18" style:family="table-column">
      <style:table-column-properties fo:break-before="auto" style:column-width="50.74pt"/>
    </style:style>
    <style:style style:name="co19" style:family="table-column">
      <style:table-column-properties fo:break-before="auto" style:column-width="58.76pt"/>
    </style:style>
    <style:style style:name="co20" style:family="table-column">
      <style:table-column-properties fo:break-before="auto" style:column-width="61.09pt"/>
    </style:style>
    <style:style style:name="co21" style:family="table-column">
      <style:table-column-properties fo:break-before="auto" style:column-width="57.94pt"/>
    </style:style>
    <style:style style:name="co22" style:family="table-column">
      <style:table-column-properties fo:break-before="auto" style:column-width="236.49pt"/>
    </style:style>
    <style:style style:name="co23" style:family="table-column">
      <style:table-column-properties fo:break-before="auto" style:column-width="65.91pt"/>
    </style:style>
    <style:style style:name="co24" style:family="table-column">
      <style:table-column-properties fo:break-before="auto" style:column-width="67.44pt"/>
    </style:style>
    <style:style style:name="co25" style:family="table-column">
      <style:table-column-properties fo:break-before="auto" style:column-width="76.1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27.75pt" fo:break-before="auto" style:use-optimal-row-height="false"/>
    </style:style>
    <style:style style:name="ta1" style:family="table" style:master-page-name="PageStyle_5f_gender-height-weight">
      <style:table-properties table:display="true" style:writing-mode="lr-tb"/>
    </style:style>
    <style:style style:name="ta2" style:family="table" style:master-page-name="PageStyle_5f_gender-height-weight-EDA">
      <style:table-properties table:display="true" style:writing-mode="lr-tb"/>
    </style:style>
    <style:style style:name="ta3" style:family="table" style:master-page-name="PageStyle_5f_height-weight--model">
      <style:table-properties table:display="true" style:writing-mode="lr-tb"/>
    </style:style>
    <style:style style:name="ta4" style:family="table" style:master-page-name="PageStyle_5f_gender-height-weight--mode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84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f00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84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84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4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f00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pt" draw:fill="solid" draw:fill-color="#fff2cc" draw:textarea-vertical-align="top" draw:auto-grow-height="false" draw:fit-to-size="false" style:shrink-to-fit="false" fo:min-height="0pt" fo:min-width="0pt" fo:padding-top="0pt" fo:padding-bottom="0pt" fo:padding-left="0pt" fo:padding-right="0pt" fo:wrap-option="wrap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3" style:family="graphic">
      <style:graphic-properties draw:stroke="none" svg:stroke-width="0pt" draw:fill="solid" draw:fill-color="#d4ea6b" draw:textarea-vertical-align="top" draw:auto-grow-height="false" draw:fit-to-size="false" style:shrink-to-fit="false" fo:min-height="0pt" fo:min-width="0pt" fo:padding-top="0pt" fo:padding-bottom="0pt" fo:padding-left="0pt" fo:padding-right="0pt" fo:wrap-option="wrap"/>
    </style:style>
    <style:style style:name="P1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2" style:family="paragraph">
      <loext:graphic-properties draw:fill="solid" draw:fill-color="#fff2cc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P5" style:family="paragraph">
      <loext:graphic-properties draw:fill="solid" draw:fill-color="#d4ea6b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font-style="normal" style:text-underline-style="none" fo:font-weight="normal" style:font-family-asian="'Times New Roman'" style:font-size-asian="12pt" style:font-style-asian="normal" style:font-weight-asian="normal" style:font-family-complex="'Times New Roman'" style:font-size-complex="1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30% 58%" fo:font-family="'Times New Roman'" fo:font-size="12pt" fo:letter-spacing="normal" fo:font-style="normal" style:text-underline-style="none" fo:font-weight="normal" style:font-family-asian="'Times New Roman'" style:font-size-asian="12pt" style:font-style-asian="normal" style:font-weight-asian="normal" style:font-family-complex="'Times New Roman'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der-height-weigh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atientID</text:p>
          </table:table-cell>
          <table:table-cell table:style-name="ce3" office:value-type="string" calcext:value-type="string">
            <text:p>Gender (text)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Weight (lb)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0388652261268" calcext:value-type="float">
            <text:p>67.0</text:p>
          </table:table-cell>
          <table:table-cell table:style-name="ce6" office:value-type="float" office:value="167.912792643045" calcext:value-type="float">
            <text:p>167.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0851623479461" calcext:value-type="float">
            <text:p>63.1</text:p>
          </table:table-cell>
          <table:table-cell table:style-name="ce6" office:value-type="float" office:value="124.829873690161" calcext:value-type="float">
            <text:p>124.8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366676724607" calcext:value-type="float">
            <text:p>64.4</text:p>
          </table:table-cell>
          <table:table-cell table:style-name="ce6" office:value-type="float" office:value="162.495082455027" calcext:value-type="float">
            <text:p>162.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4109077861082" calcext:value-type="float">
            <text:p>66.4</text:p>
          </table:table-cell>
          <table:table-cell table:style-name="ce6" office:value-type="float" office:value="161.99138563683" calcext:value-type="float">
            <text:p>162.0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7989611645402" calcext:value-type="float">
            <text:p>64.8</text:p>
          </table:table-cell>
          <table:table-cell table:style-name="ce6" office:value-type="float" office:value="152.828705503825" calcext:value-type="float">
            <text:p>152.8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2094519012334" calcext:value-type="float">
            <text:p>66.2</text:p>
          </table:table-cell>
          <table:table-cell table:style-name="ce6" office:value-type="float" office:value="140.506413126246" calcext:value-type="float">
            <text:p>140.5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3276990468685" calcext:value-type="float">
            <text:p>66.3</text:p>
          </table:table-cell>
          <table:table-cell table:style-name="ce6" office:value-type="float" office:value="156.606046359655" calcext:value-type="float">
            <text:p>156.6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3875690410247" calcext:value-type="float">
            <text:p>72.4</text:p>
          </table:table-cell>
          <table:table-cell table:style-name="ce6" office:value-type="float" office:value="199.446899235481" calcext:value-type="float">
            <text:p>199.4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150030714028" calcext:value-type="float">
            <text:p>60.2</text:p>
          </table:table-cell>
          <table:table-cell table:style-name="ce6" office:value-type="float" office:value="103.979162647724" calcext:value-type="float">
            <text:p>104.0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6.0666363500952" calcext:value-type="float">
            <text:p>56.1</text:p>
          </table:table-cell>
          <table:table-cell table:style-name="ce6" office:value-type="float" office:value="89.5712047395611" calcext:value-type="float">
            <text:p>89.6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3526975521962" calcext:value-type="float">
            <text:p>63.4</text:p>
          </table:table-cell>
          <table:table-cell table:style-name="ce6" office:value-type="float" office:value="141.906509849061" calcext:value-type="float">
            <text:p>141.9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0886315795757" calcext:value-type="float">
            <text:p>62.1</text:p>
          </table:table-cell>
          <table:table-cell table:style-name="ce6" office:value-type="float" office:value="112.748109757602" calcext:value-type="float">
            <text:p>112.7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9224230596659" calcext:value-type="float">
            <text:p>64.9</text:p>
          </table:table-cell>
          <table:table-cell table:style-name="ce6" office:value-type="float" office:value="158.412559422739" calcext:value-type="float">
            <text:p>158.4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8.2916245166065" calcext:value-type="float">
            <text:p>68.3</text:p>
          </table:table-cell>
          <table:table-cell table:style-name="ce6" office:value-type="float" office:value="164.183004342798" calcext:value-type="float">
            <text:p>164.2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0424876840815" calcext:value-type="float">
            <text:p>66.0</text:p>
          </table:table-cell>
          <table:table-cell table:style-name="ce6" office:value-type="float" office:value="133.944360535363" calcext:value-type="float">
            <text:p>133.9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9076299339235" calcext:value-type="float">
            <text:p>62.9</text:p>
          </table:table-cell>
          <table:table-cell table:style-name="ce6" office:value-type="float" office:value="141.216627796238" calcext:value-type="float">
            <text:p>141.2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9213671359476" calcext:value-type="float">
            <text:p>72.9</text:p>
          </table:table-cell>
          <table:table-cell table:style-name="ce6" office:value-type="float" office:value="213.924486409781" calcext:value-type="float">
            <text:p>213.9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8.6872321923365" calcext:value-type="float">
            <text:p>68.7</text:p>
          </table:table-cell>
          <table:table-cell table:style-name="ce6" office:value-type="float" office:value="173.115812588004" calcext:value-type="float">
            <text:p>173.1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5652564587241" calcext:value-type="float">
            <text:p>71.6</text:p>
          </table:table-cell>
          <table:table-cell table:style-name="ce6" office:value-type="float" office:value="194.721856413693" calcext:value-type="float">
            <text:p>194.7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202347706273" calcext:value-type="float">
            <text:p>66.2</text:p>
          </table:table-cell>
          <table:table-cell table:style-name="ce6" office:value-type="float" office:value="159.390323744187" calcext:value-type="float">
            <text:p>159.4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8.6463298569074" calcext:value-type="float">
            <text:p>58.6</text:p>
          </table:table-cell>
          <table:table-cell table:style-name="ce6" office:value-type="float" office:value="96.5248498312934" calcext:value-type="float">
            <text:p>96.5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3283172106086" calcext:value-type="float">
            <text:p>64.3</text:p>
          </table:table-cell>
          <table:table-cell table:style-name="ce6" office:value-type="float" office:value="134.744705000123" calcext:value-type="float">
            <text:p>134.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6408051192206" calcext:value-type="float">
            <text:p>71.6</text:p>
          </table:table-cell>
          <table:table-cell table:style-name="ce6" office:value-type="float" office:value="213.741169489411" calcext:value-type="float">
            <text:p>213.7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3916436454159" calcext:value-type="float">
            <text:p>61.4</text:p>
          </table:table-cell>
          <table:table-cell table:style-name="ce6" office:value-type="float" office:value="120.681906546154" calcext:value-type="float">
            <text:p>120.7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1351749028692" calcext:value-type="float">
            <text:p>67.1</text:p>
          </table:table-cell>
          <table:table-cell table:style-name="ce6" office:value-type="float" office:value="177.984361143984" calcext:value-type="float">
            <text:p>178.0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8328782059274" calcext:value-type="float">
            <text:p>66.8</text:p>
          </table:table-cell>
          <table:table-cell table:style-name="ce6" office:value-type="float" office:value="180.683886970857" calcext:value-type="float">
            <text:p>180.7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066866584895" calcext:value-type="float">
            <text:p>68.1</text:p>
          </table:table-cell>
          <table:table-cell table:style-name="ce6" office:value-type="float" office:value="187.038344717004" calcext:value-type="float">
            <text:p>187.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2603627220612" calcext:value-type="float">
            <text:p>63.3</text:p>
          </table:table-cell>
          <table:table-cell table:style-name="ce6" office:value-type="float" office:value="137.811370151255" calcext:value-type="float">
            <text:p>137.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8484348479039" calcext:value-type="float">
            <text:p>71.8</text:p>
          </table:table-cell>
          <table:table-cell table:style-name="ce6" office:value-type="float" office:value="218.157469450706" calcext:value-type="float">
            <text:p>218.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2627394326726" calcext:value-type="float">
            <text:p>68.3</text:p>
          </table:table-cell>
          <table:table-cell table:style-name="ce6" office:value-type="float" office:value="183.078953381949" calcext:value-type="float">
            <text:p>183.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8.2543625394003" calcext:value-type="float">
            <text:p>68.3</text:p>
          </table:table-cell>
          <table:table-cell table:style-name="ce6" office:value-type="float" office:value="173.513343771179" calcext:value-type="float">
            <text:p>173.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7995608057062" calcext:value-type="float">
            <text:p>65.8</text:p>
          </table:table-cell>
          <table:table-cell table:style-name="ce6" office:value-type="float" office:value="157.293742488265" calcext:value-type="float">
            <text:p>157.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6134038324844" calcext:value-type="float">
            <text:p>69.6</text:p>
          </table:table-cell>
          <table:table-cell table:style-name="ce6" office:value-type="float" office:value="188.868777815123" calcext:value-type="float">
            <text:p>188.9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5683746655455" calcext:value-type="float">
            <text:p>68.6</text:p>
          </table:table-cell>
          <table:table-cell table:style-name="ce6" office:value-type="float" office:value="179.795968121258" calcext:value-type="float">
            <text:p>179.8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4491063695484" calcext:value-type="float">
            <text:p>65.4</text:p>
          </table:table-cell>
          <table:table-cell table:style-name="ce6" office:value-type="float" office:value="140.60862619826" calcext:value-type="float">
            <text:p>140.6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5.1872208535622" calcext:value-type="float">
            <text:p>65.2</text:p>
          </table:table-cell>
          <table:table-cell table:style-name="ce6" office:value-type="float" office:value="172.606482559614" calcext:value-type="float">
            <text:p>172.6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383224212625" calcext:value-type="float">
            <text:p>65.4</text:p>
          </table:table-cell>
          <table:table-cell table:style-name="ce6" office:value-type="float" office:value="140.073641074898" calcext:value-type="float">
            <text:p>140.1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3547795615889" calcext:value-type="float">
            <text:p>69.4</text:p>
          </table:table-cell>
          <table:table-cell table:style-name="ce6" office:value-type="float" office:value="202.332215731187" calcext:value-type="float">
            <text:p>202.3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1560126502743" calcext:value-type="float">
            <text:p>70.2</text:p>
          </table:table-cell>
          <table:table-cell table:style-name="ce6" office:value-type="float" office:value="185.257822705305" calcext:value-type="float">
            <text:p>185.3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7016049901078" calcext:value-type="float">
            <text:p>66.7</text:p>
          </table:table-cell>
          <table:table-cell table:style-name="ce6" office:value-type="float" office:value="172.839809078093" calcext:value-type="float">
            <text:p>172.8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78785109145" calcext:value-type="float">
            <text:p>61.8</text:p>
          </table:table-cell>
          <table:table-cell table:style-name="ce6" office:value-type="float" office:value="121.092797347421" calcext:value-type="float">
            <text:p>121.1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2848633755886" calcext:value-type="float">
            <text:p>66.3</text:p>
          </table:table-cell>
          <table:table-cell table:style-name="ce6" office:value-type="float" office:value="154.885142449294" calcext:value-type="float">
            <text:p>154.9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4118336321295" calcext:value-type="float">
            <text:p>67.4</text:p>
          </table:table-cell>
          <table:table-cell table:style-name="ce6" office:value-type="float" office:value="147.360805343919" calcext:value-type="float">
            <text:p>147.4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3.5771768953184" calcext:value-type="float">
            <text:p>63.6</text:p>
          </table:table-cell>
          <table:table-cell table:style-name="ce6" office:value-type="float" office:value="156.820414854543" calcext:value-type="float">
            <text:p>156.8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2518364408672" calcext:value-type="float">
            <text:p>68.3</text:p>
          </table:table-cell>
          <table:table-cell table:style-name="ce6" office:value-type="float" office:value="187.060552163801" calcext:value-type="float">
            <text:p>187.1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1989792983851" calcext:value-type="float">
            <text:p>72.2</text:p>
          </table:table-cell>
          <table:table-cell table:style-name="ce6" office:value-type="float" office:value="218.063751401917" calcext:value-type="float">
            <text:p>218.1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72.4297709549193" calcext:value-type="float">
            <text:p>72.4</text:p>
          </table:table-cell>
          <table:table-cell table:style-name="ce6" office:value-type="float" office:value="177.969532057211" calcext:value-type="float">
            <text:p>178.0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3894906412277" calcext:value-type="float">
            <text:p>61.4</text:p>
          </table:table-cell>
          <table:table-cell table:style-name="ce6" office:value-type="float" office:value="139.105836976208" calcext:value-type="float">
            <text:p>139.1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2127772206538" calcext:value-type="float">
            <text:p>69.2</text:p>
          </table:table-cell>
          <table:table-cell table:style-name="ce6" office:value-type="float" office:value="188.947625431233" calcext:value-type="float">
            <text:p>188.9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7.7832316168349" calcext:value-type="float">
            <text:p>57.8</text:p>
          </table:table-cell>
          <table:table-cell table:style-name="ce6" office:value-type="float" office:value="126.143595942272" calcext:value-type="float">
            <text:p>126.1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5541763040655" calcext:value-type="float">
            <text:p>62.6</text:p>
          </table:table-cell>
          <table:table-cell table:style-name="ce6" office:value-type="float" office:value="113.449037730277" calcext:value-type="float">
            <text:p>113.4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732417407007" calcext:value-type="float">
            <text:p>62.7</text:p>
          </table:table-cell>
          <table:table-cell table:style-name="ce6" office:value-type="float" office:value="106.884047248122" calcext:value-type="float">
            <text:p>106.9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8098265262868" calcext:value-type="float">
            <text:p>70.8</text:p>
          </table:table-cell>
          <table:table-cell table:style-name="ce6" office:value-type="float" office:value="203.978417730569" calcext:value-type="float">
            <text:p>204.0</text:p>
          </table:table-cell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6265193462048" calcext:value-type="float">
            <text:p>66.6</text:p>
          </table:table-cell>
          <table:table-cell table:style-name="ce6" office:value-type="float" office:value="179.053683004071" calcext:value-type="float">
            <text:p>179.1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6541746571694" calcext:value-type="float">
            <text:p>61.7</text:p>
          </table:table-cell>
          <table:table-cell table:style-name="ce6" office:value-type="float" office:value="141.49632459471" calcext:value-type="float">
            <text:p>141.5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6594928467085" calcext:value-type="float">
            <text:p>66.7</text:p>
          </table:table-cell>
          <table:table-cell table:style-name="ce6" office:value-type="float" office:value="182.746513591033" calcext:value-type="float">
            <text:p>182.7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8902088460191" calcext:value-type="float">
            <text:p>67.9</text:p>
          </table:table-cell>
          <table:table-cell table:style-name="ce6" office:value-type="float" office:value="168.824926999625" calcext:value-type="float">
            <text:p>168.8</text:p>
          </table:table-cell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0848942216874" calcext:value-type="float">
            <text:p>73.1</text:p>
          </table:table-cell>
          <table:table-cell table:style-name="ce6" office:value-type="float" office:value="230.678778196553" calcext:value-type="float">
            <text:p>230.7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128042988196" calcext:value-type="float">
            <text:p>63.1</text:p>
          </table:table-cell>
          <table:table-cell table:style-name="ce6" office:value-type="float" office:value="136.592800500294" calcext:value-type="float">
            <text:p>136.6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3685765882715" calcext:value-type="float">
            <text:p>69.4</text:p>
          </table:table-cell>
          <table:table-cell table:style-name="ce6" office:value-type="float" office:value="187.571057528204" calcext:value-type="float">
            <text:p>187.6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3464565013792" calcext:value-type="float">
            <text:p>68.3</text:p>
          </table:table-cell>
          <table:table-cell table:style-name="ce6" office:value-type="float" office:value="178.675992067492" calcext:value-type="float">
            <text:p>178.7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2991930296065" calcext:value-type="float">
            <text:p>66.3</text:p>
          </table:table-cell>
          <table:table-cell table:style-name="ce6" office:value-type="float" office:value="180.201266068932" calcext:value-type="float">
            <text:p>180.2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3867051836085" calcext:value-type="float">
            <text:p>66.4</text:p>
          </table:table-cell>
          <table:table-cell table:style-name="ce6" office:value-type="float" office:value="152.738489949504" calcext:value-type="float">
            <text:p>152.7</text:p>
          </table:table-cell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119162340088" calcext:value-type="float">
            <text:p>65.1</text:p>
          </table:table-cell>
          <table:table-cell table:style-name="ce6" office:value-type="float" office:value="146.431025155674" calcext:value-type="float">
            <text:p>146.4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1.7645093762568" calcext:value-type="float">
            <text:p>61.8</text:p>
          </table:table-cell>
          <table:table-cell table:style-name="ce6" office:value-type="float" office:value="135.544201374823" calcext:value-type="float">
            <text:p>135.5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0423169118097" calcext:value-type="float">
            <text:p>73.0</text:p>
          </table:table-cell>
          <table:table-cell table:style-name="ce6" office:value-type="float" office:value="212.348964540199" calcext:value-type="float">
            <text:p>212.3</text:p>
          </table:table-cell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0826769228384" calcext:value-type="float">
            <text:p>61.1</text:p>
          </table:table-cell>
          <table:table-cell table:style-name="ce6" office:value-type="float" office:value="141.50309801532" calcext:value-type="float">
            <text:p>141.5</text:p>
          </table:table-cell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889918729116" calcext:value-type="float">
            <text:p>64.9</text:p>
          </table:table-cell>
          <table:table-cell table:style-name="ce6" office:value-type="float" office:value="134.27994876853" calcext:value-type="float">
            <text:p>134.3</text:p>
          </table:table-cell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9667995979482" calcext:value-type="float">
            <text:p>70.0</text:p>
          </table:table-cell>
          <table:table-cell table:style-name="ce6" office:value-type="float" office:value="189.838617717709" calcext:value-type="float">
            <text:p>189.8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625353074651" calcext:value-type="float">
            <text:p>64.6</text:p>
          </table:table-cell>
          <table:table-cell table:style-name="ce6" office:value-type="float" office:value="143.145608450255" calcext:value-type="float">
            <text:p>143.1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2941650150928" calcext:value-type="float">
            <text:p>65.3</text:p>
          </table:table-cell>
          <table:table-cell table:style-name="ce6" office:value-type="float" office:value="138.807700108306" calcext:value-type="float">
            <text:p>138.8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5.8560430168292" calcext:value-type="float">
            <text:p>65.9</text:p>
          </table:table-cell>
          <table:table-cell table:style-name="ce6" office:value-type="float" office:value="169.67626673248" calcext:value-type="float">
            <text:p>169.7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1595090304518" calcext:value-type="float">
            <text:p>60.2</text:p>
          </table:table-cell>
          <table:table-cell table:style-name="ce6" office:value-type="float" office:value="116.10637611162" calcext:value-type="float">
            <text:p>116.1</text:p>
          </table:table-cell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4523265352799" calcext:value-type="float">
            <text:p>71.5</text:p>
          </table:table-cell>
          <table:table-cell table:style-name="ce6" office:value-type="float" office:value="203.448273004639" calcext:value-type="float">
            <text:p>203.4</text:p>
          </table:table-cell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7910182373408" calcext:value-type="float">
            <text:p>64.8</text:p>
          </table:table-cell>
          <table:table-cell table:style-name="ce6" office:value-type="float" office:value="140.40091320664" calcext:value-type="float">
            <text:p>140.4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7011397144788" calcext:value-type="float">
            <text:p>63.7</text:p>
          </table:table-cell>
          <table:table-cell table:style-name="ce6" office:value-type="float" office:value="152.904962789341" calcext:value-type="float">
            <text:p>152.9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025917295093" calcext:value-type="float">
            <text:p>60.0</text:p>
          </table:table-cell>
          <table:table-cell table:style-name="ce6" office:value-type="float" office:value="126.460829766303" calcext:value-type="float">
            <text:p>126.5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9349262148006" calcext:value-type="float">
            <text:p>62.9</text:p>
          </table:table-cell>
          <table:table-cell table:style-name="ce6" office:value-type="float" office:value="132.61652537078" calcext:value-type="float">
            <text:p>132.6</text:p>
          </table:table-cell>
          <table:table-cell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6860190981696" calcext:value-type="float">
            <text:p>63.7</text:p>
          </table:table-cell>
          <table:table-cell table:style-name="ce6" office:value-type="float" office:value="129.021055261541" calcext:value-type="float">
            <text:p>129.0</text:p>
          </table:table-cell>
          <table:table-cell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0840433478276" calcext:value-type="float">
            <text:p>67.1</text:p>
          </table:table-cell>
          <table:table-cell table:style-name="ce6" office:value-type="float" office:value="167.893176922926" calcext:value-type="float">
            <text:p>167.9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1616691929441" calcext:value-type="float">
            <text:p>60.2</text:p>
          </table:table-cell>
          <table:table-cell table:style-name="ce6" office:value-type="float" office:value="130.820809922092" calcext:value-type="float">
            <text:p>130.8</text:p>
          </table:table-cell>
          <table:table-cell table:number-columns-repeated="102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052618957827" calcext:value-type="float">
            <text:p>65.1</text:p>
          </table:table-cell>
          <table:table-cell table:style-name="ce6" office:value-type="float" office:value="150.097941625046" calcext:value-type="float">
            <text:p>150.1</text:p>
          </table:table-cell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6471391547845" calcext:value-type="float">
            <text:p>70.6</text:p>
          </table:table-cell>
          <table:table-cell table:style-name="ce6" office:value-type="float" office:value="207.556408191843" calcext:value-type="float">
            <text:p>207.6</text:p>
          </table:table-cell>
          <table:table-cell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9869801293675" calcext:value-type="float">
            <text:p>67.0</text:p>
          </table:table-cell>
          <table:table-cell table:style-name="ce6" office:value-type="float" office:value="155.33023439413" calcext:value-type="float">
            <text:p>155.3</text:p>
          </table:table-cell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9304349811277" calcext:value-type="float">
            <text:p>63.9</text:p>
          </table:table-cell>
          <table:table-cell table:style-name="ce6" office:value-type="float" office:value="134.409159480214" calcext:value-type="float">
            <text:p>134.4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6370546818033" calcext:value-type="float">
            <text:p>66.6</text:p>
          </table:table-cell>
          <table:table-cell table:style-name="ce6" office:value-type="float" office:value="146.411268413887" calcext:value-type="float">
            <text:p>146.4</text:p>
          </table:table-cell>
          <table:table-cell table:number-columns-repeated="102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2946984483287" calcext:value-type="float">
            <text:p>64.3</text:p>
          </table:table-cell>
          <table:table-cell table:style-name="ce6" office:value-type="float" office:value="148.066097319915" calcext:value-type="float">
            <text:p>148.1</text:p>
          </table:table-cell>
          <table:table-cell table:number-columns-repeated="102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1893840849912" calcext:value-type="float">
            <text:p>71.2</text:p>
          </table:table-cell>
          <table:table-cell table:style-name="ce6" office:value-type="float" office:value="202.782735719744" calcext:value-type="float">
            <text:p>202.8</text:p>
          </table:table-cell>
          <table:table-cell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7492068507248" calcext:value-type="float">
            <text:p>67.7</text:p>
          </table:table-cell>
          <table:table-cell table:style-name="ce6" office:value-type="float" office:value="178.583626608061" calcext:value-type="float">
            <text:p>178.6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5380772533596" calcext:value-type="float">
            <text:p>66.5</text:p>
          </table:table-cell>
          <table:table-cell table:style-name="ce6" office:value-type="float" office:value="143.664713932853" calcext:value-type="float">
            <text:p>143.7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2584089235993" calcext:value-type="float">
            <text:p>72.3</text:p>
          </table:table-cell>
          <table:table-cell table:style-name="ce6" office:value-type="float" office:value="192.910266551722" calcext:value-type="float">
            <text:p>192.9</text:p>
          </table:table-cell>
          <table:table-cell table:number-columns-repeated="102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5684836937429" calcext:value-type="float">
            <text:p>60.6</text:p>
          </table:table-cell>
          <table:table-cell table:style-name="ce6" office:value-type="float" office:value="110.490718413001" calcext:value-type="float">
            <text:p>110.5</text:p>
          </table:table-cell>
          <table:table-cell table:number-columns-repeated="102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2168207729234" calcext:value-type="float">
            <text:p>64.2</text:p>
          </table:table-cell>
          <table:table-cell table:style-name="ce6" office:value-type="float" office:value="145.603465596979" calcext:value-type="float">
            <text:p>145.6</text:p>
          </table:table-cell>
          <table:table-cell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8.7108446478983" calcext:value-type="float">
            <text:p>68.7</text:p>
          </table:table-cell>
          <table:table-cell table:style-name="ce6" office:value-type="float" office:value="178.870748110566" calcext:value-type="float">
            <text:p>178.9</text:p>
          </table:table-cell>
          <table:table-cell table:number-columns-repeated="102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5185887565785" calcext:value-type="float">
            <text:p>66.5</text:p>
          </table:table-cell>
          <table:table-cell table:style-name="ce6" office:value-type="float" office:value="167.076642378442" calcext:value-type="float">
            <text:p>167.1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597740053578" calcext:value-type="float">
            <text:p>66.6</text:p>
          </table:table-cell>
          <table:table-cell table:style-name="ce6" office:value-type="float" office:value="152.242961212192" calcext:value-type="float">
            <text:p>152.2</text:p>
          </table:table-cell>
          <table:table-cell table:number-columns-repeated="102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5676198493025" calcext:value-type="float">
            <text:p>59.6</text:p>
          </table:table-cell>
          <table:table-cell table:style-name="ce6" office:value-type="float" office:value="130.11924560848" calcext:value-type="float">
            <text:p>130.1</text:p>
          </table:table-cell>
          <table:table-cell table:number-columns-repeated="102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0085441877015" calcext:value-type="float">
            <text:p>61.0</text:p>
          </table:table-cell>
          <table:table-cell table:style-name="ce6" office:value-type="float" office:value="118.038053266885" calcext:value-type="float">
            <text:p>118.0</text:p>
          </table:table-cell>
          <table:table-cell table:number-columns-repeated="102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9745826070951" calcext:value-type="float">
            <text:p>66.0</text:p>
          </table:table-cell>
          <table:table-cell table:style-name="ce6" office:value-type="float" office:value="161.061364589181" calcext:value-type="float">
            <text:p>161.1</text:p>
          </table:table-cell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1671943275299" calcext:value-type="float">
            <text:p>67.2</text:p>
          </table:table-cell>
          <table:table-cell table:style-name="ce6" office:value-type="float" office:value="158.46989586734" calcext:value-type="float">
            <text:p>158.5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1912244814707" calcext:value-type="float">
            <text:p>70.2</text:p>
          </table:table-cell>
          <table:table-cell table:style-name="ce6" office:value-type="float" office:value="205.941790671464" calcext:value-type="float">
            <text:p>205.9</text:p>
          </table:table-cell>
          <table:table-cell table:number-columns-repeated="102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0684949386101" calcext:value-type="float">
            <text:p>68.1</text:p>
          </table:table-cell>
          <table:table-cell table:style-name="ce6" office:value-type="float" office:value="171.056290533074" calcext:value-type="float">
            <text:p>171.1</text:p>
          </table:table-cell>
          <table:table-cell table:number-columns-repeated="102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8354886156107" calcext:value-type="float">
            <text:p>66.8</text:p>
          </table:table-cell>
          <table:table-cell table:style-name="ce6" office:value-type="float" office:value="155.995109221324" calcext:value-type="float">
            <text:p>156.0</text:p>
          </table:table-cell>
          <table:table-cell table:number-columns-repeated="102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2406988227067" calcext:value-type="float">
            <text:p>67.2</text:p>
          </table:table-cell>
          <table:table-cell table:style-name="ce6" office:value-type="float" office:value="176.746305447761" calcext:value-type="float">
            <text:p>176.7</text:p>
          </table:table-cell>
          <table:table-cell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7.7648078883808" calcext:value-type="float">
            <text:p>57.8</text:p>
          </table:table-cell>
          <table:table-cell table:style-name="ce6" office:value-type="float" office:value="89.7899984409701" calcext:value-type="float">
            <text:p>89.8</text:p>
          </table:table-cell>
          <table:table-cell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8611969523225" calcext:value-type="float">
            <text:p>69.9</text:p>
          </table:table-cell>
          <table:table-cell table:style-name="ce6" office:value-type="float" office:value="179.662496461814" calcext:value-type="float">
            <text:p>179.7</text:p>
          </table:table-cell>
          <table:table-cell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271718526254" calcext:value-type="float">
            <text:p>63.3</text:p>
          </table:table-cell>
          <table:table-cell table:style-name="ce6" office:value-type="float" office:value="149.122726526788" calcext:value-type="float">
            <text:p>149.1</text:p>
          </table:table-cell>
          <table:table-cell table:number-columns-repeated="102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3593160479614" calcext:value-type="float">
            <text:p>64.4</text:p>
          </table:table-cell>
          <table:table-cell table:style-name="ce6" office:value-type="float" office:value="143.54212203477" calcext:value-type="float">
            <text:p>143.5</text:p>
          </table:table-cell>
          <table:table-cell table:number-columns-repeated="102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7.7142565482688" calcext:value-type="float">
            <text:p>57.7</text:p>
          </table:table-cell>
          <table:table-cell table:style-name="ce6" office:value-type="float" office:value="94.389732636505" calcext:value-type="float">
            <text:p>94.4</text:p>
          </table:table-cell>
          <table:table-cell table:number-columns-repeated="102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8423241680706" calcext:value-type="float">
            <text:p>62.8</text:p>
          </table:table-cell>
          <table:table-cell table:style-name="ce6" office:value-type="float" office:value="134.991464818202" calcext:value-type="float">
            <text:p>135.0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8591906944626" calcext:value-type="float">
            <text:p>70.9</text:p>
          </table:table-cell>
          <table:table-cell table:style-name="ce6" office:value-type="float" office:value="184.493250594327" calcext:value-type="float">
            <text:p>184.5</text:p>
          </table:table-cell>
          <table:table-cell table:number-columns-repeated="102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5778172609094" calcext:value-type="float">
            <text:p>64.6</text:p>
          </table:table-cell>
          <table:table-cell table:style-name="ce6" office:value-type="float" office:value="131.692896462759" calcext:value-type="float">
            <text:p>131.7</text:p>
          </table:table-cell>
          <table:table-cell table:number-columns-repeated="102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5059599786522" calcext:value-type="float">
            <text:p>69.5</text:p>
          </table:table-cell>
          <table:table-cell table:style-name="ce6" office:value-type="float" office:value="192.842105715014" calcext:value-type="float">
            <text:p>192.8</text:p>
          </table:table-cell>
          <table:table-cell table:number-columns-repeated="102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0835397150341" calcext:value-type="float">
            <text:p>64.1</text:p>
          </table:table-cell>
          <table:table-cell table:style-name="ce6" office:value-type="float" office:value="134.313713406345" calcext:value-type="float">
            <text:p>134.3</text:p>
          </table:table-cell>
          <table:table-cell table:number-columns-repeated="102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5573566284942" calcext:value-type="float">
            <text:p>66.6</text:p>
          </table:table-cell>
          <table:table-cell table:style-name="ce6" office:value-type="float" office:value="153.372626085851" calcext:value-type="float">
            <text:p>153.4</text:p>
          </table:table-cell>
          <table:table-cell table:number-columns-repeated="102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8749067066368" calcext:value-type="float">
            <text:p>66.9</text:p>
          </table:table-cell>
          <table:table-cell table:style-name="ce6" office:value-type="float" office:value="168.449683646485" calcext:value-type="float">
            <text:p>168.4</text:p>
          </table:table-cell>
          <table:table-cell table:number-columns-repeated="102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0526282274144" calcext:value-type="float">
            <text:p>69.1</text:p>
          </table:table-cell>
          <table:table-cell table:style-name="ce6" office:value-type="float" office:value="194.68090179018" calcext:value-type="float">
            <text:p>194.7</text:p>
          </table:table-cell>
          <table:table-cell table:number-columns-repeated="102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7562799058097" calcext:value-type="float">
            <text:p>64.8</text:p>
          </table:table-cell>
          <table:table-cell table:style-name="ce6" office:value-type="float" office:value="137.34847119427" calcext:value-type="float">
            <text:p>137.3</text:p>
          </table:table-cell>
          <table:table-cell table:number-columns-repeated="102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116644596928" calcext:value-type="float">
            <text:p>66.1</text:p>
          </table:table-cell>
          <table:table-cell table:style-name="ce6" office:value-type="float" office:value="146.189967034633" calcext:value-type="float">
            <text:p>146.2</text:p>
          </table:table-cell>
          <table:table-cell table:number-columns-repeated="102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0377611559296" calcext:value-type="float">
            <text:p>70.0</text:p>
          </table:table-cell>
          <table:table-cell table:style-name="ce6" office:value-type="float" office:value="190.71536807354" calcext:value-type="float">
            <text:p>190.7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481875364733" calcext:value-type="float">
            <text:p>68.5</text:p>
          </table:table-cell>
          <table:table-cell table:style-name="ce6" office:value-type="float" office:value="170.352329550626" calcext:value-type="float">
            <text:p>170.4</text:p>
          </table:table-cell>
          <table:table-cell table:number-columns-repeated="102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2860528762587" calcext:value-type="float">
            <text:p>66.3</text:p>
          </table:table-cell>
          <table:table-cell table:style-name="ce6" office:value-type="float" office:value="191.279163405694" calcext:value-type="float">
            <text:p>191.3</text:p>
          </table:table-cell>
          <table:table-cell table:number-columns-repeated="102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9152116618598" calcext:value-type="float">
            <text:p>68.9</text:p>
          </table:table-cell>
          <table:table-cell table:style-name="ce6" office:value-type="float" office:value="172.930340699224" calcext:value-type="float">
            <text:p>172.9</text:p>
          </table:table-cell>
          <table:table-cell table:number-columns-repeated="102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420512815037" calcext:value-type="float">
            <text:p>63.4</text:p>
          </table:table-cell>
          <table:table-cell table:style-name="ce6" office:value-type="float" office:value="134.999570948388" calcext:value-type="float">
            <text:p>135.0</text:p>
          </table:table-cell>
          <table:table-cell table:number-columns-repeated="102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6678488000619" calcext:value-type="float">
            <text:p>59.7</text:p>
          </table:table-cell>
          <table:table-cell table:style-name="ce6" office:value-type="float" office:value="126.355255679648" calcext:value-type="float">
            <text:p>126.4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0485307533177" calcext:value-type="float">
            <text:p>68.0</text:p>
          </table:table-cell>
          <table:table-cell table:style-name="ce6" office:value-type="float" office:value="182.755815169608" calcext:value-type="float">
            <text:p>182.8</text:p>
          </table:table-cell>
          <table:table-cell table:number-columns-repeated="102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0738700860418" calcext:value-type="float">
            <text:p>66.1</text:p>
          </table:table-cell>
          <table:table-cell table:style-name="ce6" office:value-type="float" office:value="162.949944756918" calcext:value-type="float">
            <text:p>162.9</text:p>
          </table:table-cell>
          <table:table-cell table:number-columns-repeated="102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0117844254731" calcext:value-type="float">
            <text:p>60.0</text:p>
          </table:table-cell>
          <table:table-cell table:style-name="ce6" office:value-type="float" office:value="109.049629540284" calcext:value-type="float">
            <text:p>109.0</text:p>
          </table:table-cell>
          <table:table-cell table:number-columns-repeated="102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2521505114177" calcext:value-type="float">
            <text:p>66.3</text:p>
          </table:table-cell>
          <table:table-cell table:style-name="ce6" office:value-type="float" office:value="170.109499628414" calcext:value-type="float">
            <text:p>170.1</text:p>
          </table:table-cell>
          <table:table-cell table:number-columns-repeated="102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396830471111" calcext:value-type="float">
            <text:p>60.4</text:p>
          </table:table-cell>
          <table:table-cell table:style-name="ce6" office:value-type="float" office:value="112.882706758414" calcext:value-type="float">
            <text:p>112.9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2777113817982" calcext:value-type="float">
            <text:p>62.3</text:p>
          </table:table-cell>
          <table:table-cell table:style-name="ce6" office:value-type="float" office:value="144.235252906176" calcext:value-type="float">
            <text:p>144.2</text:p>
          </table:table-cell>
          <table:table-cell table:number-columns-repeated="102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8.3032330596564" calcext:value-type="float">
            <text:p>68.3</text:p>
          </table:table-cell>
          <table:table-cell table:style-name="ce6" office:value-type="float" office:value="167.999553483597" calcext:value-type="float">
            <text:p>168.0</text:p>
          </table:table-cell>
          <table:table-cell table:number-columns-repeated="102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1141556115706" calcext:value-type="float">
            <text:p>66.1</text:p>
          </table:table-cell>
          <table:table-cell table:style-name="ce6" office:value-type="float" office:value="158.953933508482" calcext:value-type="float">
            <text:p>159.0</text:p>
          </table:table-cell>
          <table:table-cell table:number-columns-repeated="102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481420066797" calcext:value-type="float">
            <text:p>59.5</text:p>
          </table:table-cell>
          <table:table-cell table:style-name="ce6" office:value-type="float" office:value="108.895812844617" calcext:value-type="float">
            <text:p>108.9</text:p>
          </table:table-cell>
          <table:table-cell table:number-columns-repeated="102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5814065482242" calcext:value-type="float">
            <text:p>63.6</text:p>
          </table:table-cell>
          <table:table-cell table:style-name="ce6" office:value-type="float" office:value="138.229396222889" calcext:value-type="float">
            <text:p>138.2</text:p>
          </table:table-cell>
          <table:table-cell table:number-columns-repeated="102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449272973975" calcext:value-type="float">
            <text:p>67.4</text:p>
          </table:table-cell>
          <table:table-cell table:style-name="ce6" office:value-type="float" office:value="170.830353595279" calcext:value-type="float">
            <text:p>170.8</text:p>
          </table:table-cell>
          <table:table-cell table:number-columns-repeated="102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3300644834237" calcext:value-type="float">
            <text:p>71.3</text:p>
          </table:table-cell>
          <table:table-cell table:style-name="ce6" office:value-type="float" office:value="205.815358424294" calcext:value-type="float">
            <text:p>205.8</text:p>
          </table:table-cell>
          <table:table-cell table:number-columns-repeated="102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611985368161" calcext:value-type="float">
            <text:p>73.6</text:p>
          </table:table-cell>
          <table:table-cell table:style-name="ce6" office:value-type="float" office:value="236.780537487324" calcext:value-type="float">
            <text:p>236.8</text:p>
          </table:table-cell>
          <table:table-cell table:number-columns-repeated="102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4981690383316" calcext:value-type="float">
            <text:p>65.5</text:p>
          </table:table-cell>
          <table:table-cell table:style-name="ce6" office:value-type="float" office:value="132.30801122843" calcext:value-type="float">
            <text:p>132.3</text:p>
          </table:table-cell>
          <table:table-cell table:number-columns-repeated="102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2583509652557" calcext:value-type="float">
            <text:p>63.3</text:p>
          </table:table-cell>
          <table:table-cell table:style-name="ce6" office:value-type="float" office:value="124.217167528261" calcext:value-type="float">
            <text:p>124.2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1637280851813" calcext:value-type="float">
            <text:p>66.2</text:p>
          </table:table-cell>
          <table:table-cell table:style-name="ce6" office:value-type="float" office:value="138.032075185304" calcext:value-type="float">
            <text:p>138.0</text:p>
          </table:table-cell>
          <table:table-cell table:number-columns-repeated="102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9097591005028" calcext:value-type="float">
            <text:p>63.9</text:p>
          </table:table-cell>
          <table:table-cell table:style-name="ce6" office:value-type="float" office:value="131.560483537676" calcext:value-type="float">
            <text:p>131.6</text:p>
          </table:table-cell>
          <table:table-cell table:number-columns-repeated="102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4645502964371" calcext:value-type="float">
            <text:p>64.5</text:p>
          </table:table-cell>
          <table:table-cell table:style-name="ce6" office:value-type="float" office:value="157.310480696028" calcext:value-type="float">
            <text:p>157.3</text:p>
          </table:table-cell>
          <table:table-cell table:number-columns-repeated="102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6.8103172829116" calcext:value-type="float">
            <text:p>56.8</text:p>
          </table:table-cell>
          <table:table-cell table:style-name="ce6" office:value-type="float" office:value="84.1706947685606" calcext:value-type="float">
            <text:p>84.2</text:p>
          </table:table-cell>
          <table:table-cell table:number-columns-repeated="102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6803962691179" calcext:value-type="float">
            <text:p>70.7</text:p>
          </table:table-cell>
          <table:table-cell table:style-name="ce6" office:value-type="float" office:value="199.508656245495" calcext:value-type="float">
            <text:p>199.5</text:p>
          </table:table-cell>
          <table:table-cell table:number-columns-repeated="102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988090122599" calcext:value-type="float">
            <text:p>65.0</text:p>
          </table:table-cell>
          <table:table-cell table:style-name="ce6" office:value-type="float" office:value="169.409645165324" calcext:value-type="float">
            <text:p>169.4</text:p>
          </table:table-cell>
          <table:table-cell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7607442096268" calcext:value-type="float">
            <text:p>62.8</text:p>
          </table:table-cell>
          <table:table-cell table:style-name="ce6" office:value-type="float" office:value="134.128284769777" calcext:value-type="float">
            <text:p>134.1</text:p>
          </table:table-cell>
          <table:table-cell table:number-columns-repeated="102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4275869144579" calcext:value-type="float">
            <text:p>65.4</text:p>
          </table:table-cell>
          <table:table-cell table:style-name="ce6" office:value-type="float" office:value="143.336330917209" calcext:value-type="float">
            <text:p>143.3</text:p>
          </table:table-cell>
          <table:table-cell table:number-columns-repeated="102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4304688231764" calcext:value-type="float">
            <text:p>72.4</text:p>
          </table:table-cell>
          <table:table-cell table:style-name="ce6" office:value-type="float" office:value="189.179011191401" calcext:value-type="float">
            <text:p>189.2</text:p>
          </table:table-cell>
          <table:table-cell table:number-columns-repeated="102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2274450523167" calcext:value-type="float">
            <text:p>67.2</text:p>
          </table:table-cell>
          <table:table-cell table:style-name="ce6" office:value-type="float" office:value="182.546137959834" calcext:value-type="float">
            <text:p>182.5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3150453482763" calcext:value-type="float">
            <text:p>60.3</text:p>
          </table:table-cell>
          <table:table-cell table:style-name="ce6" office:value-type="float" office:value="111.974874107803" calcext:value-type="float">
            <text:p>112.0</text:p>
          </table:table-cell>
          <table:table-cell table:number-columns-repeated="102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6408569467034" calcext:value-type="float">
            <text:p>64.6</text:p>
          </table:table-cell>
          <table:table-cell table:style-name="ce6" office:value-type="float" office:value="119.32933018666" calcext:value-type="float">
            <text:p>119.3</text:p>
          </table:table-cell>
          <table:table-cell table:number-columns-repeated="102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8176552663779" calcext:value-type="float">
            <text:p>61.8</text:p>
          </table:table-cell>
          <table:table-cell table:style-name="ce6" office:value-type="float" office:value="121.615000159206" calcext:value-type="float">
            <text:p>121.6</text:p>
          </table:table-cell>
          <table:table-cell table:number-columns-repeated="102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1845576397817" calcext:value-type="float">
            <text:p>71.2</text:p>
          </table:table-cell>
          <table:table-cell table:style-name="ce6" office:value-type="float" office:value="200.837100922882" calcext:value-type="float">
            <text:p>200.8</text:p>
          </table:table-cell>
          <table:table-cell table:number-columns-repeated="102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8873234452573" calcext:value-type="float">
            <text:p>66.9</text:p>
          </table:table-cell>
          <table:table-cell table:style-name="ce6" office:value-type="float" office:value="162.872453448311" calcext:value-type="float">
            <text:p>162.9</text:p>
          </table:table-cell>
          <table:table-cell table:number-columns-repeated="102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6051458474554" calcext:value-type="float">
            <text:p>71.6</text:p>
          </table:table-cell>
          <table:table-cell table:style-name="ce6" office:value-type="float" office:value="192.427913613357" calcext:value-type="float">
            <text:p>192.4</text:p>
          </table:table-cell>
          <table:table-cell table:number-columns-repeated="102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4351749033072" calcext:value-type="float">
            <text:p>71.4</text:p>
          </table:table-cell>
          <table:table-cell table:style-name="ce6" office:value-type="float" office:value="213.337773308762" calcext:value-type="float">
            <text:p>213.3</text:p>
          </table:table-cell>
          <table:table-cell table:number-columns-repeated="102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8656161119303" calcext:value-type="float">
            <text:p>70.9</text:p>
          </table:table-cell>
          <table:table-cell table:style-name="ce6" office:value-type="float" office:value="214.981393879642" calcext:value-type="float">
            <text:p>215.0</text:p>
          </table:table-cell>
          <table:table-cell table:number-columns-repeated="102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4994406951495" calcext:value-type="float">
            <text:p>68.5</text:p>
          </table:table-cell>
          <table:table-cell table:style-name="ce6" office:value-type="float" office:value="184.660637079457" calcext:value-type="float">
            <text:p>184.7</text:p>
          </table:table-cell>
          <table:table-cell table:number-columns-repeated="102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1640798477115" calcext:value-type="float">
            <text:p>73.2</text:p>
          </table:table-cell>
          <table:table-cell table:style-name="ce6" office:value-type="float" office:value="213.509492257167" calcext:value-type="float">
            <text:p>213.5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1794982498071" calcext:value-type="float">
            <text:p>63.2</text:p>
          </table:table-cell>
          <table:table-cell table:style-name="ce6" office:value-type="float" office:value="141.266099582434" calcext:value-type="float">
            <text:p>141.3</text:p>
          </table:table-cell>
          <table:table-cell table:number-columns-repeated="102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5250911236378" calcext:value-type="float">
            <text:p>61.5</text:p>
          </table:table-cell>
          <table:table-cell table:style-name="ce6" office:value-type="float" office:value="133.528507704123" calcext:value-type="float">
            <text:p>133.5</text:p>
          </table:table-cell>
          <table:table-cell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0438666249045" calcext:value-type="float">
            <text:p>69.0</text:p>
          </table:table-cell>
          <table:table-cell table:style-name="ce6" office:value-type="float" office:value="181.377015019601" calcext:value-type="float">
            <text:p>181.4</text:p>
          </table:table-cell>
          <table:table-cell table:number-columns-repeated="102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8969915133392" calcext:value-type="float">
            <text:p>66.9</text:p>
          </table:table-cell>
          <table:table-cell table:style-name="ce6" office:value-type="float" office:value="177.573446455673" calcext:value-type="float">
            <text:p>177.6</text:p>
          </table:table-cell>
          <table:table-cell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005429002183" calcext:value-type="float">
            <text:p>68.0</text:p>
          </table:table-cell>
          <table:table-cell table:style-name="ce6" office:value-type="float" office:value="194.754189235412" calcext:value-type="float">
            <text:p>194.8</text:p>
          </table:table-cell>
          <table:table-cell table:number-columns-repeated="102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5316570524766" calcext:value-type="float">
            <text:p>67.5</text:p>
          </table:table-cell>
          <table:table-cell table:style-name="ce6" office:value-type="float" office:value="164.004352795121" calcext:value-type="float">
            <text:p>164.0</text:p>
          </table:table-cell>
          <table:table-cell table:number-columns-repeated="102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4082732512145" calcext:value-type="float">
            <text:p>64.4</text:p>
          </table:table-cell>
          <table:table-cell table:style-name="ce6" office:value-type="float" office:value="154.641041608773" calcext:value-type="float">
            <text:p>154.6</text:p>
          </table:table-cell>
          <table:table-cell table:number-columns-repeated="102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5819746301437" calcext:value-type="float">
            <text:p>61.6</text:p>
          </table:table-cell>
          <table:table-cell table:style-name="ce6" office:value-type="float" office:value="140.585717556394" calcext:value-type="float">
            <text:p>140.6</text:p>
          </table:table-cell>
          <table:table-cell table:number-columns-repeated="102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9.4709873791619" calcext:value-type="float">
            <text:p>69.5</text:p>
          </table:table-cell>
          <table:table-cell table:style-name="ce6" office:value-type="float" office:value="178.981463730448" calcext:value-type="float">
            <text:p>179.0</text:p>
          </table:table-cell>
          <table:table-cell table:number-columns-repeated="102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2874422639476" calcext:value-type="float">
            <text:p>66.3</text:p>
          </table:table-cell>
          <table:table-cell table:style-name="ce6" office:value-type="float" office:value="168.905571923085" calcext:value-type="float">
            <text:p>168.9</text:p>
          </table:table-cell>
          <table:table-cell table:number-columns-repeated="102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5.8254451927654" calcext:value-type="float">
            <text:p>65.8</text:p>
          </table:table-cell>
          <table:table-cell table:style-name="ce6" office:value-type="float" office:value="156.804215038989" calcext:value-type="float">
            <text:p>156.8</text:p>
          </table:table-cell>
          <table:table-cell table:number-columns-repeated="102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5608284830163" calcext:value-type="float">
            <text:p>64.6</text:p>
          </table:table-cell>
          <table:table-cell table:style-name="ce6" office:value-type="float" office:value="161.889769141679" calcext:value-type="float">
            <text:p>161.9</text:p>
          </table:table-cell>
          <table:table-cell table:number-columns-repeated="102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5563984334083" calcext:value-type="float">
            <text:p>64.6</text:p>
          </table:table-cell>
          <table:table-cell table:style-name="ce6" office:value-type="float" office:value="146.411541695103" calcext:value-type="float">
            <text:p>146.4</text:p>
          </table:table-cell>
          <table:table-cell table:number-columns-repeated="102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1929614495965" calcext:value-type="float">
            <text:p>71.2</text:p>
          </table:table-cell>
          <table:table-cell table:style-name="ce6" office:value-type="float" office:value="206.196180056506" calcext:value-type="float">
            <text:p>206.2</text:p>
          </table:table-cell>
          <table:table-cell table:number-columns-repeated="102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6.7371834718755" calcext:value-type="float">
            <text:p>56.7</text:p>
          </table:table-cell>
          <table:table-cell table:style-name="ce6" office:value-type="float" office:value="91.6054372300519" calcext:value-type="float">
            <text:p>91.6</text:p>
          </table:table-cell>
          <table:table-cell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8904252076047" calcext:value-type="float">
            <text:p>64.9</text:p>
          </table:table-cell>
          <table:table-cell table:style-name="ce6" office:value-type="float" office:value="157.249289180483" calcext:value-type="float">
            <text:p>157.2</text:p>
          </table:table-cell>
          <table:table-cell table:number-columns-repeated="102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3515413194102" calcext:value-type="float">
            <text:p>66.4</text:p>
          </table:table-cell>
          <table:table-cell table:style-name="ce6" office:value-type="float" office:value="171.963792430396" calcext:value-type="float">
            <text:p>172.0</text:p>
          </table:table-cell>
          <table:table-cell table:number-columns-repeated="102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0937129470602" calcext:value-type="float">
            <text:p>66.1</text:p>
          </table:table-cell>
          <table:table-cell table:style-name="ce6" office:value-type="float" office:value="131.150114364033" calcext:value-type="float">
            <text:p>131.2</text:p>
          </table:table-cell>
          <table:table-cell table:number-columns-repeated="102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1176573779058" calcext:value-type="float">
            <text:p>69.1</text:p>
          </table:table-cell>
          <table:table-cell table:style-name="ce6" office:value-type="float" office:value="197.491802106448" calcext:value-type="float">
            <text:p>197.5</text:p>
          </table:table-cell>
          <table:table-cell table:number-columns-repeated="102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5976629480473" calcext:value-type="float">
            <text:p>72.6</text:p>
          </table:table-cell>
          <table:table-cell table:style-name="ce6" office:value-type="float" office:value="205.095540164959" calcext:value-type="float">
            <text:p>205.1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705557795015" calcext:value-type="float">
            <text:p>64.7</text:p>
          </table:table-cell>
          <table:table-cell table:style-name="ce6" office:value-type="float" office:value="147.951506893112" calcext:value-type="float">
            <text:p>148.0</text:p>
          </table:table-cell>
          <table:table-cell table:number-columns-repeated="102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3417048328623" calcext:value-type="float">
            <text:p>64.3</text:p>
          </table:table-cell>
          <table:table-cell table:style-name="ce6" office:value-type="float" office:value="138.297275974031" calcext:value-type="float">
            <text:p>138.3</text:p>
          </table:table-cell>
          <table:table-cell table:number-columns-repeated="102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0600117405822" calcext:value-type="float">
            <text:p>65.1</text:p>
          </table:table-cell>
          <table:table-cell table:style-name="ce6" office:value-type="float" office:value="144.758964434927" calcext:value-type="float">
            <text:p>144.8</text:p>
          </table:table-cell>
          <table:table-cell table:number-columns-repeated="102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3387376279613" calcext:value-type="float">
            <text:p>69.3</text:p>
          </table:table-cell>
          <table:table-cell table:style-name="ce6" office:value-type="float" office:value="191.445654280964" calcext:value-type="float">
            <text:p>191.4</text:p>
          </table:table-cell>
          <table:table-cell table:number-columns-repeated="102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6358440193902" calcext:value-type="float">
            <text:p>62.6</text:p>
          </table:table-cell>
          <table:table-cell table:style-name="ce6" office:value-type="float" office:value="134.418862222534" calcext:value-type="float">
            <text:p>134.4</text:p>
          </table:table-cell>
          <table:table-cell table:number-columns-repeated="102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4048818826678" calcext:value-type="float">
            <text:p>65.4</text:p>
          </table:table-cell>
          <table:table-cell table:style-name="ce6" office:value-type="float" office:value="144.025941163566" calcext:value-type="float">
            <text:p>144.0</text:p>
          </table:table-cell>
          <table:table-cell table:number-columns-repeated="102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3.6128111159306" calcext:value-type="float">
            <text:p>63.6</text:p>
          </table:table-cell>
          <table:table-cell table:style-name="ce6" office:value-type="float" office:value="155.433246561107" calcext:value-type="float">
            <text:p>155.4</text:p>
          </table:table-cell>
          <table:table-cell table:number-columns-repeated="102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6798736853237" calcext:value-type="float">
            <text:p>68.7</text:p>
          </table:table-cell>
          <table:table-cell table:style-name="ce6" office:value-type="float" office:value="196.151622823601" calcext:value-type="float">
            <text:p>196.2</text:p>
          </table:table-cell>
          <table:table-cell table:number-columns-repeated="102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6402661925309" calcext:value-type="float">
            <text:p>60.6</text:p>
          </table:table-cell>
          <table:table-cell table:style-name="ce6" office:value-type="float" office:value="118.136726961146" calcext:value-type="float">
            <text:p>118.1</text:p>
          </table:table-cell>
          <table:table-cell table:number-columns-repeated="102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1630680329135" calcext:value-type="float">
            <text:p>62.2</text:p>
          </table:table-cell>
          <table:table-cell table:style-name="ce6" office:value-type="float" office:value="108.250636306234" calcext:value-type="float">
            <text:p>108.3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4670652353147" calcext:value-type="float">
            <text:p>64.5</text:p>
          </table:table-cell>
          <table:table-cell table:style-name="ce6" office:value-type="float" office:value="143.663382287202" calcext:value-type="float">
            <text:p>143.7</text:p>
          </table:table-cell>
          <table:table-cell table:number-columns-repeated="102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076541653466" calcext:value-type="float">
            <text:p>61.1</text:p>
          </table:table-cell>
          <table:table-cell table:style-name="ce6" office:value-type="float" office:value="131.336443521465" calcext:value-type="float">
            <text:p>131.3</text:p>
          </table:table-cell>
          <table:table-cell table:number-columns-repeated="102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7109383642151" calcext:value-type="float">
            <text:p>70.7</text:p>
          </table:table-cell>
          <table:table-cell table:style-name="ce6" office:value-type="float" office:value="202.067981453202" calcext:value-type="float">
            <text:p>202.1</text:p>
          </table:table-cell>
          <table:table-cell table:number-columns-repeated="102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0150135779691" calcext:value-type="float">
            <text:p>62.0</text:p>
          </table:table-cell>
          <table:table-cell table:style-name="ce6" office:value-type="float" office:value="121.239436200904" calcext:value-type="float">
            <text:p>121.2</text:p>
          </table:table-cell>
          <table:table-cell table:number-columns-repeated="102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2451658543593" calcext:value-type="float">
            <text:p>66.2</text:p>
          </table:table-cell>
          <table:table-cell table:style-name="ce6" office:value-type="float" office:value="165.61655605684" calcext:value-type="float">
            <text:p>165.6</text:p>
          </table:table-cell>
          <table:table-cell table:number-columns-repeated="102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3333723850573" calcext:value-type="float">
            <text:p>60.3</text:p>
          </table:table-cell>
          <table:table-cell table:style-name="ce6" office:value-type="float" office:value="102.256837788828" calcext:value-type="float">
            <text:p>102.3</text:p>
          </table:table-cell>
          <table:table-cell table:number-columns-repeated="102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3602162272904" calcext:value-type="float">
            <text:p>65.4</text:p>
          </table:table-cell>
          <table:table-cell table:style-name="ce6" office:value-type="float" office:value="143.894032847717" calcext:value-type="float">
            <text:p>143.9</text:p>
          </table:table-cell>
          <table:table-cell table:number-columns-repeated="102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413107337428" calcext:value-type="float">
            <text:p>59.4</text:p>
          </table:table-cell>
          <table:table-cell table:style-name="ce6" office:value-type="float" office:value="103.386161328921" calcext:value-type="float">
            <text:p>103.4</text:p>
          </table:table-cell>
          <table:table-cell table:number-columns-repeated="102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7943025458134" calcext:value-type="float">
            <text:p>70.8</text:p>
          </table:table-cell>
          <table:table-cell table:style-name="ce6" office:value-type="float" office:value="202.890757825725" calcext:value-type="float">
            <text:p>202.9</text:p>
          </table:table-cell>
          <table:table-cell table:number-columns-repeated="102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6232920305636" calcext:value-type="float">
            <text:p>64.6</text:p>
          </table:table-cell>
          <table:table-cell table:style-name="ce6" office:value-type="float" office:value="134.611015330786" calcext:value-type="float">
            <text:p>134.6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752197577819" calcext:value-type="float">
            <text:p>70.8</text:p>
          </table:table-cell>
          <table:table-cell table:style-name="ce6" office:value-type="float" office:value="206.378365532734" calcext:value-type="float">
            <text:p>206.4</text:p>
          </table:table-cell>
          <table:table-cell table:number-columns-repeated="102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4275147301254" calcext:value-type="float">
            <text:p>67.4</text:p>
          </table:table-cell>
          <table:table-cell table:style-name="ce6" office:value-type="float" office:value="177.115331747636" calcext:value-type="float">
            <text:p>177.1</text:p>
          </table:table-cell>
          <table:table-cell table:number-columns-repeated="102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9464715465173" calcext:value-type="float">
            <text:p>65.9</text:p>
          </table:table-cell>
          <table:table-cell table:style-name="ce6" office:value-type="float" office:value="161.686807461074" calcext:value-type="float">
            <text:p>161.7</text:p>
          </table:table-cell>
          <table:table-cell table:number-columns-repeated="102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3.7703629870608" calcext:value-type="float">
            <text:p>63.8</text:p>
          </table:table-cell>
          <table:table-cell table:style-name="ce6" office:value-type="float" office:value="161.002115230281" calcext:value-type="float">
            <text:p>161.0</text:p>
          </table:table-cell>
          <table:table-cell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2793754624535" calcext:value-type="float">
            <text:p>62.3</text:p>
          </table:table-cell>
          <table:table-cell table:style-name="ce6" office:value-type="float" office:value="111.441580151341" calcext:value-type="float">
            <text:p>111.4</text:p>
          </table:table-cell>
          <table:table-cell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9059322950369" calcext:value-type="float">
            <text:p>67.9</text:p>
          </table:table-cell>
          <table:table-cell table:style-name="ce6" office:value-type="float" office:value="174.086727116819" calcext:value-type="float">
            <text:p>174.1</text:p>
          </table:table-cell>
          <table:table-cell table:number-columns-repeated="102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8995280524548" calcext:value-type="float">
            <text:p>62.9</text:p>
          </table:table-cell>
          <table:table-cell table:style-name="ce6" office:value-type="float" office:value="117.422674731288" calcext:value-type="float">
            <text:p>117.4</text:p>
          </table:table-cell>
          <table:table-cell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4852135129936" calcext:value-type="float">
            <text:p>68.5</text:p>
          </table:table-cell>
          <table:table-cell table:style-name="ce6" office:value-type="float" office:value="184.657139958437" calcext:value-type="float">
            <text:p>184.7</text:p>
          </table:table-cell>
          <table:table-cell table:number-columns-repeated="102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1453807924175" calcext:value-type="float">
            <text:p>65.1</text:p>
          </table:table-cell>
          <table:table-cell table:style-name="ce6" office:value-type="float" office:value="138.422641654877" calcext:value-type="float">
            <text:p>138.4</text:p>
          </table:table-cell>
          <table:table-cell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7705094932964" calcext:value-type="float">
            <text:p>67.8</text:p>
          </table:table-cell>
          <table:table-cell table:style-name="ce6" office:value-type="float" office:value="166.779502140496" calcext:value-type="float">
            <text:p>166.8</text:p>
          </table:table-cell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1965802854446" calcext:value-type="float">
            <text:p>70.2</text:p>
          </table:table-cell>
          <table:table-cell table:style-name="ce6" office:value-type="float" office:value="194.699193524582" calcext:value-type="float">
            <text:p>194.7</text:p>
          </table:table-cell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3347712202818" calcext:value-type="float">
            <text:p>63.3</text:p>
          </table:table-cell>
          <table:table-cell table:style-name="ce6" office:value-type="float" office:value="151.891617144402" calcext:value-type="float">
            <text:p>151.9</text:p>
          </table:table-cell>
          <table:table-cell table:number-columns-repeated="102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9291250844694" calcext:value-type="float">
            <text:p>70.9</text:p>
          </table:table-cell>
          <table:table-cell table:style-name="ce6" office:value-type="float" office:value="203.370463215939" calcext:value-type="float">
            <text:p>203.4</text:p>
          </table:table-cell>
          <table:table-cell table:number-columns-repeated="102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560104631177" calcext:value-type="float">
            <text:p>66.6</text:p>
          </table:table-cell>
          <table:table-cell table:style-name="ce6" office:value-type="float" office:value="164.963433682578" calcext:value-type="float">
            <text:p>165.0</text:p>
          </table:table-cell>
          <table:table-cell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9661922096248" calcext:value-type="float">
            <text:p>65.0</text:p>
          </table:table-cell>
          <table:table-cell table:style-name="ce6" office:value-type="float" office:value="147.356066028461" calcext:value-type="float">
            <text:p>147.4</text:p>
          </table:table-cell>
          <table:table-cell table:number-columns-repeated="102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8689541127261" calcext:value-type="float">
            <text:p>67.9</text:p>
          </table:table-cell>
          <table:table-cell table:style-name="ce6" office:value-type="float" office:value="147.865625304535" calcext:value-type="float">
            <text:p>147.9</text:p>
          </table:table-cell>
          <table:table-cell table:number-columns-repeated="102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9169992927485" calcext:value-type="float">
            <text:p>61.9</text:p>
          </table:table-cell>
          <table:table-cell table:style-name="ce6" office:value-type="float" office:value="126.87844940085" calcext:value-type="float">
            <text:p>126.9</text:p>
          </table:table-cell>
          <table:table-cell table:number-columns-repeated="102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5958321642372" calcext:value-type="float">
            <text:p>71.6</text:p>
          </table:table-cell>
          <table:table-cell table:style-name="ce6" office:value-type="float" office:value="196.672556535149" calcext:value-type="float">
            <text:p>196.7</text:p>
          </table:table-cell>
          <table:table-cell table:number-columns-repeated="102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0828652967109" calcext:value-type="float">
            <text:p>64.1</text:p>
          </table:table-cell>
          <table:table-cell table:style-name="ce6" office:value-type="float" office:value="133.451352646078" calcext:value-type="float">
            <text:p>133.5</text:p>
          </table:table-cell>
          <table:table-cell table:number-columns-repeated="102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6056316088103" calcext:value-type="float">
            <text:p>59.6</text:p>
          </table:table-cell>
          <table:table-cell table:style-name="ce6" office:value-type="float" office:value="109.391842484274" calcext:value-type="float">
            <text:p>109.4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100516080586" calcext:value-type="float">
            <text:p>61.1</text:p>
          </table:table-cell>
          <table:table-cell table:style-name="ce6" office:value-type="float" office:value="114.955814222543" calcext:value-type="float">
            <text:p>115.0</text:p>
          </table:table-cell>
          <table:table-cell table:number-columns-repeated="102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1220063070153" calcext:value-type="float">
            <text:p>73.1</text:p>
          </table:table-cell>
          <table:table-cell table:style-name="ce6" office:value-type="float" office:value="206.897643984916" calcext:value-type="float">
            <text:p>206.9</text:p>
          </table:table-cell>
          <table:table-cell table:number-columns-repeated="102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264717279885" calcext:value-type="float">
            <text:p>67.3</text:p>
          </table:table-cell>
          <table:table-cell table:style-name="ce6" office:value-type="float" office:value="179.0066045992" calcext:value-type="float">
            <text:p>179.0</text:p>
          </table:table-cell>
          <table:table-cell table:number-columns-repeated="102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2.5322532839863" calcext:value-type="float">
            <text:p>62.5</text:p>
          </table:table-cell>
          <table:table-cell table:style-name="ce6" office:value-type="float" office:value="168.15332621989" calcext:value-type="float">
            <text:p>168.2</text:p>
          </table:table-cell>
          <table:table-cell table:number-columns-repeated="102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0747755144427" calcext:value-type="float">
            <text:p>72.1</text:p>
          </table:table-cell>
          <table:table-cell table:style-name="ce6" office:value-type="float" office:value="195.046634080451" calcext:value-type="float">
            <text:p>195.0</text:p>
          </table:table-cell>
          <table:table-cell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5617507293083" calcext:value-type="float">
            <text:p>68.6</text:p>
          </table:table-cell>
          <table:table-cell table:style-name="ce6" office:value-type="float" office:value="172.195363687745" calcext:value-type="float">
            <text:p>172.2</text:p>
          </table:table-cell>
          <table:table-cell table:number-columns-repeated="102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3422088539265" calcext:value-type="float">
            <text:p>66.3</text:p>
          </table:table-cell>
          <table:table-cell table:style-name="ce6" office:value-type="float" office:value="165.699391787903" calcext:value-type="float">
            <text:p>165.7</text:p>
          </table:table-cell>
          <table:table-cell table:number-columns-repeated="102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8953152272514" calcext:value-type="float">
            <text:p>73.9</text:p>
          </table:table-cell>
          <table:table-cell table:style-name="ce6" office:value-type="float" office:value="208.037702066837" calcext:value-type="float">
            <text:p>208.0</text:p>
          </table:table-cell>
          <table:table-cell table:number-columns-repeated="102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6.6304119764382" calcext:value-type="float">
            <text:p>56.6</text:p>
          </table:table-cell>
          <table:table-cell table:style-name="ce6" office:value-type="float" office:value="89.480480272958" calcext:value-type="float">
            <text:p>89.5</text:p>
          </table:table-cell>
          <table:table-cell table:number-columns-repeated="102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7072240809875" calcext:value-type="float">
            <text:p>72.7</text:p>
          </table:table-cell>
          <table:table-cell table:style-name="ce6" office:value-type="float" office:value="204.365103834944" calcext:value-type="float">
            <text:p>204.4</text:p>
          </table:table-cell>
          <table:table-cell table:number-columns-repeated="102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47030446666" calcext:value-type="float">
            <text:p>69.5</text:p>
          </table:table-cell>
          <table:table-cell table:style-name="ce6" office:value-type="float" office:value="183.295606263358" calcext:value-type="float">
            <text:p>183.3</text:p>
          </table:table-cell>
          <table:table-cell table:number-columns-repeated="102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5.6736434092637" calcext:value-type="float">
            <text:p>65.7</text:p>
          </table:table-cell>
          <table:table-cell table:style-name="ce6" office:value-type="float" office:value="170.062794097362" calcext:value-type="float">
            <text:p>170.1</text:p>
          </table:table-cell>
          <table:table-cell table:number-columns-repeated="102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5880784104178" calcext:value-type="float">
            <text:p>64.6</text:p>
          </table:table-cell>
          <table:table-cell table:style-name="ce6" office:value-type="float" office:value="129.393176124176" calcext:value-type="float">
            <text:p>129.4</text:p>
          </table:table-cell>
          <table:table-cell table:number-columns-repeated="102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1107246030827" calcext:value-type="float">
            <text:p>61.1</text:p>
          </table:table-cell>
          <table:table-cell table:style-name="ce6" office:value-type="float" office:value="123.386296199673" calcext:value-type="float">
            <text:p>123.4</text:p>
          </table:table-cell>
          <table:table-cell table:number-columns-repeated="102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5023980440946" calcext:value-type="float">
            <text:p>70.5</text:p>
          </table:table-cell>
          <table:table-cell table:style-name="ce6" office:value-type="float" office:value="172.985777146208" calcext:value-type="float">
            <text:p>173.0</text:p>
          </table:table-cell>
          <table:table-cell table:number-columns-repeated="102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901808661601" calcext:value-type="float">
            <text:p>67.9</text:p>
          </table:table-cell>
          <table:table-cell table:style-name="ce6" office:value-type="float" office:value="170.846760280748" calcext:value-type="float">
            <text:p>170.8</text:p>
          </table:table-cell>
          <table:table-cell table:number-columns-repeated="102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6125139624813" calcext:value-type="float">
            <text:p>67.6</text:p>
          </table:table-cell>
          <table:table-cell table:style-name="ce6" office:value-type="float" office:value="157.760811230146" calcext:value-type="float">
            <text:p>157.8</text:p>
          </table:table-cell>
          <table:table-cell table:number-columns-repeated="102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1419596757263" calcext:value-type="float">
            <text:p>64.1</text:p>
          </table:table-cell>
          <table:table-cell table:style-name="ce6" office:value-type="float" office:value="144.071684423605" calcext:value-type="float">
            <text:p>144.1</text:p>
          </table:table-cell>
          <table:table-cell table:number-columns-repeated="102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532862779695" calcext:value-type="float">
            <text:p>64.5</text:p>
          </table:table-cell>
          <table:table-cell table:style-name="ce6" office:value-type="float" office:value="148.206743267389" calcext:value-type="float">
            <text:p>148.2</text:p>
          </table:table-cell>
          <table:table-cell table:number-columns-repeated="102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2292600252637" calcext:value-type="float">
            <text:p>66.2</text:p>
          </table:table-cell>
          <table:table-cell table:style-name="ce6" office:value-type="float" office:value="169.101686826467" calcext:value-type="float">
            <text:p>169.1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9.3004277741934" calcext:value-type="float">
            <text:p>69.3</text:p>
          </table:table-cell>
          <table:table-cell table:style-name="ce6" office:value-type="float" office:value="185.187969769128" calcext:value-type="float">
            <text:p>185.2</text:p>
          </table:table-cell>
          <table:table-cell table:number-columns-repeated="102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8992039506227" calcext:value-type="float">
            <text:p>69.9</text:p>
          </table:table-cell>
          <table:table-cell table:style-name="ce6" office:value-type="float" office:value="191.412231132701" calcext:value-type="float">
            <text:p>191.4</text:p>
          </table:table-cell>
          <table:table-cell table:number-columns-repeated="102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1227847321693" calcext:value-type="float">
            <text:p>72.1</text:p>
          </table:table-cell>
          <table:table-cell table:style-name="ce6" office:value-type="float" office:value="200.907146122523" calcext:value-type="float">
            <text:p>200.9</text:p>
          </table:table-cell>
          <table:table-cell table:number-columns-repeated="102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1414415988235" calcext:value-type="float">
            <text:p>60.1</text:p>
          </table:table-cell>
          <table:table-cell table:style-name="ce6" office:value-type="float" office:value="110.837854703141" calcext:value-type="float">
            <text:p>110.8</text:p>
          </table:table-cell>
          <table:table-cell table:number-columns-repeated="102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0890956635457" calcext:value-type="float">
            <text:p>71.1</text:p>
          </table:table-cell>
          <table:table-cell table:style-name="ce6" office:value-type="float" office:value="188.116045768091" calcext:value-type="float">
            <text:p>188.1</text:p>
          </table:table-cell>
          <table:table-cell table:number-columns-repeated="102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3880066376365" calcext:value-type="float">
            <text:p>66.4</text:p>
          </table:table-cell>
          <table:table-cell table:style-name="ce6" office:value-type="float" office:value="159.376926005903" calcext:value-type="float">
            <text:p>159.4</text:p>
          </table:table-cell>
          <table:table-cell table:number-columns-repeated="102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4637646915818" calcext:value-type="float">
            <text:p>71.5</text:p>
          </table:table-cell>
          <table:table-cell table:style-name="ce6" office:value-type="float" office:value="207.768534974947" calcext:value-type="float">
            <text:p>207.8</text:p>
          </table:table-cell>
          <table:table-cell table:number-columns-repeated="102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0354898793316" calcext:value-type="float">
            <text:p>61.0</text:p>
          </table:table-cell>
          <table:table-cell table:style-name="ce6" office:value-type="float" office:value="111.326962428825" calcext:value-type="float">
            <text:p>111.3</text:p>
          </table:table-cell>
          <table:table-cell table:number-columns-repeated="102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6402901079882" calcext:value-type="float">
            <text:p>67.6</text:p>
          </table:table-cell>
          <table:table-cell table:style-name="ce6" office:value-type="float" office:value="186.935279969432" calcext:value-type="float">
            <text:p>186.9</text:p>
          </table:table-cell>
          <table:table-cell table:number-columns-repeated="102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2143488490394" calcext:value-type="float">
            <text:p>61.2</text:p>
          </table:table-cell>
          <table:table-cell table:style-name="ce6" office:value-type="float" office:value="112.915208906285" calcext:value-type="float">
            <text:p>112.9</text:p>
          </table:table-cell>
          <table:table-cell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2938285155084" calcext:value-type="float">
            <text:p>62.3</text:p>
          </table:table-cell>
          <table:table-cell table:style-name="ce6" office:value-type="float" office:value="133.020435422027" calcext:value-type="float">
            <text:p>133.0</text:p>
          </table:table-cell>
          <table:table-cell table:number-columns-repeated="102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7742374037153" calcext:value-type="float">
            <text:p>64.8</text:p>
          </table:table-cell>
          <table:table-cell table:style-name="ce6" office:value-type="float" office:value="182.589844094188" calcext:value-type="float">
            <text:p>182.6</text:p>
          </table:table-cell>
          <table:table-cell table:number-columns-repeated="102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3397249536015" calcext:value-type="float">
            <text:p>65.3</text:p>
          </table:table-cell>
          <table:table-cell table:style-name="ce6" office:value-type="float" office:value="161.431657506077" calcext:value-type="float">
            <text:p>161.4</text:p>
          </table:table-cell>
          <table:table-cell table:number-columns-repeated="102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1447609508474" calcext:value-type="float">
            <text:p>68.1</text:p>
          </table:table-cell>
          <table:table-cell table:style-name="ce6" office:value-type="float" office:value="181.265824807129" calcext:value-type="float">
            <text:p>181.3</text:p>
          </table:table-cell>
          <table:table-cell table:number-columns-repeated="102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8066858300476" calcext:value-type="float">
            <text:p>64.8</text:p>
          </table:table-cell>
          <table:table-cell table:style-name="ce6" office:value-type="float" office:value="138.485217717169" calcext:value-type="float">
            <text:p>138.5</text:p>
          </table:table-cell>
          <table:table-cell table:number-columns-repeated="102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6316001185165" calcext:value-type="float">
            <text:p>60.6</text:p>
          </table:table-cell>
          <table:table-cell table:style-name="ce6" office:value-type="float" office:value="109.719696252994" calcext:value-type="float">
            <text:p>109.7</text:p>
          </table:table-cell>
          <table:table-cell table:number-columns-repeated="102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3532087785568" calcext:value-type="float">
            <text:p>71.4</text:p>
          </table:table-cell>
          <table:table-cell table:style-name="ce6" office:value-type="float" office:value="209.309880125881" calcext:value-type="float">
            <text:p>209.3</text:p>
          </table:table-cell>
          <table:table-cell table:number-columns-repeated="102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5241003129209" calcext:value-type="float">
            <text:p>69.5</text:p>
          </table:table-cell>
          <table:table-cell table:style-name="ce6" office:value-type="float" office:value="184.109730174762" calcext:value-type="float">
            <text:p>184.1</text:p>
          </table:table-cell>
          <table:table-cell table:number-columns-repeated="102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8099015736912" calcext:value-type="float">
            <text:p>69.8</text:p>
          </table:table-cell>
          <table:table-cell table:style-name="ce6" office:value-type="float" office:value="204.426598301005" calcext:value-type="float">
            <text:p>204.4</text:p>
          </table:table-cell>
          <table:table-cell table:number-columns-repeated="102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3932285352018" calcext:value-type="float">
            <text:p>67.4</text:p>
          </table:table-cell>
          <table:table-cell table:style-name="ce6" office:value-type="float" office:value="185.556555102052" calcext:value-type="float">
            <text:p>185.6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7830427504241" calcext:value-type="float">
            <text:p>63.8</text:p>
          </table:table-cell>
          <table:table-cell table:style-name="ce6" office:value-type="float" office:value="149.344027647034" calcext:value-type="float">
            <text:p>149.3</text:p>
          </table:table-cell>
          <table:table-cell table:number-columns-repeated="102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5383087679076" calcext:value-type="float">
            <text:p>67.5</text:p>
          </table:table-cell>
          <table:table-cell table:style-name="ce6" office:value-type="float" office:value="181.865044346081" calcext:value-type="float">
            <text:p>181.9</text:p>
          </table:table-cell>
          <table:table-cell table:number-columns-repeated="102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2657235226031" calcext:value-type="float">
            <text:p>68.3</text:p>
          </table:table-cell>
          <table:table-cell table:style-name="ce6" office:value-type="float" office:value="184.988497969991" calcext:value-type="float">
            <text:p>185.0</text:p>
          </table:table-cell>
          <table:table-cell table:number-columns-repeated="102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4245096594727" calcext:value-type="float">
            <text:p>73.4</text:p>
          </table:table-cell>
          <table:table-cell table:style-name="ce6" office:value-type="float" office:value="220.207660219683" calcext:value-type="float">
            <text:p>220.2</text:p>
          </table:table-cell>
          <table:table-cell table:number-columns-repeated="102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4851647256286" calcext:value-type="float">
            <text:p>64.5</text:p>
          </table:table-cell>
          <table:table-cell table:style-name="ce6" office:value-type="float" office:value="150.402898695227" calcext:value-type="float">
            <text:p>150.4</text:p>
          </table:table-cell>
          <table:table-cell table:number-columns-repeated="102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1291910263217" calcext:value-type="float">
            <text:p>65.1</text:p>
          </table:table-cell>
          <table:table-cell table:style-name="ce6" office:value-type="float" office:value="156.90163744997" calcext:value-type="float">
            <text:p>156.9</text:p>
          </table:table-cell>
          <table:table-cell table:number-columns-repeated="102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3659022452799" calcext:value-type="float">
            <text:p>66.4</text:p>
          </table:table-cell>
          <table:table-cell table:style-name="ce6" office:value-type="float" office:value="137.287606985786" calcext:value-type="float">
            <text:p>137.3</text:p>
          </table:table-cell>
          <table:table-cell table:number-columns-repeated="102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8913457092014" calcext:value-type="float">
            <text:p>68.9</text:p>
          </table:table-cell>
          <table:table-cell table:style-name="ce6" office:value-type="float" office:value="191.881403466871" calcext:value-type="float">
            <text:p>191.9</text:p>
          </table:table-cell>
          <table:table-cell table:number-columns-repeated="102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9586661236777" calcext:value-type="float">
            <text:p>61.0</text:p>
          </table:table-cell>
          <table:table-cell table:style-name="ce6" office:value-type="float" office:value="123.157813951721" calcext:value-type="float">
            <text:p>123.2</text:p>
          </table:table-cell>
          <table:table-cell table:number-columns-repeated="102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4.8140524727739" calcext:value-type="float">
            <text:p>74.8</text:p>
          </table:table-cell>
          <table:table-cell table:style-name="ce6" office:value-type="float" office:value="232.209377348429" calcext:value-type="float">
            <text:p>232.2</text:p>
          </table:table-cell>
          <table:table-cell table:number-columns-repeated="102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7134907568074" calcext:value-type="float">
            <text:p>72.7</text:p>
          </table:table-cell>
          <table:table-cell table:style-name="ce6" office:value-type="float" office:value="207.459681732912" calcext:value-type="float">
            <text:p>207.5</text:p>
          </table:table-cell>
          <table:table-cell table:number-columns-repeated="102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6.4929339594115" calcext:value-type="float">
            <text:p>76.5</text:p>
          </table:table-cell>
          <table:table-cell table:style-name="ce6" office:value-type="float" office:value="227.139295974484" calcext:value-type="float">
            <text:p>227.1</text:p>
          </table:table-cell>
          <table:table-cell table:number-columns-repeated="102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5234715140073" calcext:value-type="float">
            <text:p>62.5</text:p>
          </table:table-cell>
          <table:table-cell table:style-name="ce6" office:value-type="float" office:value="136.256130006244" calcext:value-type="float">
            <text:p>136.3</text:p>
          </table:table-cell>
          <table:table-cell table:number-columns-repeated="102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4785671582295" calcext:value-type="float">
            <text:p>64.5</text:p>
          </table:table-cell>
          <table:table-cell table:style-name="ce6" office:value-type="float" office:value="151.886705673811" calcext:value-type="float">
            <text:p>151.9</text:p>
          </table:table-cell>
          <table:table-cell table:number-columns-repeated="102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6515242841932" calcext:value-type="float">
            <text:p>71.7</text:p>
          </table:table-cell>
          <table:table-cell table:style-name="ce6" office:value-type="float" office:value="184.98181425035" calcext:value-type="float">
            <text:p>185.0</text:p>
          </table:table-cell>
          <table:table-cell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204481018529" calcext:value-type="float">
            <text:p>65.2</text:p>
          </table:table-cell>
          <table:table-cell table:style-name="ce6" office:value-type="float" office:value="143.563339319018" calcext:value-type="float">
            <text:p>143.6</text:p>
          </table:table-cell>
          <table:table-cell table:number-columns-repeated="102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4868238954174" calcext:value-type="float">
            <text:p>67.5</text:p>
          </table:table-cell>
          <table:table-cell table:style-name="ce6" office:value-type="float" office:value="164.295241252612" calcext:value-type="float">
            <text:p>164.3</text:p>
          </table:table-cell>
          <table:table-cell table:number-columns-repeated="102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8138900127919" calcext:value-type="float">
            <text:p>70.8</text:p>
          </table:table-cell>
          <table:table-cell table:style-name="ce6" office:value-type="float" office:value="196.348029154279" calcext:value-type="float">
            <text:p>196.3</text:p>
          </table:table-cell>
          <table:table-cell table:number-columns-repeated="102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8565390825337" calcext:value-type="float">
            <text:p>67.9</text:p>
          </table:table-cell>
          <table:table-cell table:style-name="ce6" office:value-type="float" office:value="191.710332303504" calcext:value-type="float">
            <text:p>191.7</text:p>
          </table:table-cell>
          <table:table-cell table:number-columns-repeated="102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3168859887127" calcext:value-type="float">
            <text:p>66.3</text:p>
          </table:table-cell>
          <table:table-cell table:style-name="ce6" office:value-type="float" office:value="144.666403662957" calcext:value-type="float">
            <text:p>144.7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2547466299895" calcext:value-type="float">
            <text:p>63.3</text:p>
          </table:table-cell>
          <table:table-cell table:style-name="ce6" office:value-type="float" office:value="126.637594952235" calcext:value-type="float">
            <text:p>126.6</text:p>
          </table:table-cell>
          <table:table-cell table:number-columns-repeated="102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1366968657054" calcext:value-type="float">
            <text:p>71.1</text:p>
          </table:table-cell>
          <table:table-cell table:style-name="ce6" office:value-type="float" office:value="191.317269283196" calcext:value-type="float">
            <text:p>191.3</text:p>
          </table:table-cell>
          <table:table-cell table:number-columns-repeated="102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1791976790722" calcext:value-type="float">
            <text:p>68.2</text:p>
          </table:table-cell>
          <table:table-cell table:style-name="ce6" office:value-type="float" office:value="170.541400967346" calcext:value-type="float">
            <text:p>170.5</text:p>
          </table:table-cell>
          <table:table-cell table:number-columns-repeated="102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1460814235521" calcext:value-type="float">
            <text:p>65.1</text:p>
          </table:table-cell>
          <table:table-cell table:style-name="ce6" office:value-type="float" office:value="138.384175573881" calcext:value-type="float">
            <text:p>138.4</text:p>
          </table:table-cell>
          <table:table-cell table:number-columns-repeated="102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7357322605432" calcext:value-type="float">
            <text:p>64.7</text:p>
          </table:table-cell>
          <table:table-cell table:style-name="ce6" office:value-type="float" office:value="132.594245447223" calcext:value-type="float">
            <text:p>132.6</text:p>
          </table:table-cell>
          <table:table-cell table:number-columns-repeated="102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2618238759931" calcext:value-type="float">
            <text:p>67.3</text:p>
          </table:table-cell>
          <table:table-cell table:style-name="ce6" office:value-type="float" office:value="162.305549313408" calcext:value-type="float">
            <text:p>162.3</text:p>
          </table:table-cell>
          <table:table-cell table:number-columns-repeated="102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5858203774355" calcext:value-type="float">
            <text:p>60.6</text:p>
          </table:table-cell>
          <table:table-cell table:style-name="ce6" office:value-type="float" office:value="112.599493992172" calcext:value-type="float">
            <text:p>112.6</text:p>
          </table:table-cell>
          <table:table-cell table:number-columns-repeated="102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3717836935412" calcext:value-type="float">
            <text:p>68.4</text:p>
          </table:table-cell>
          <table:table-cell table:style-name="ce6" office:value-type="float" office:value="188.427798427743" calcext:value-type="float">
            <text:p>188.4</text:p>
          </table:table-cell>
          <table:table-cell table:number-columns-repeated="102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8445640844681" calcext:value-type="float">
            <text:p>69.8</text:p>
          </table:table-cell>
          <table:table-cell table:style-name="ce6" office:value-type="float" office:value="198.630278194117" calcext:value-type="float">
            <text:p>198.6</text:p>
          </table:table-cell>
          <table:table-cell table:number-columns-repeated="102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5633590016224" calcext:value-type="float">
            <text:p>65.6</text:p>
          </table:table-cell>
          <table:table-cell table:style-name="ce6" office:value-type="float" office:value="141.291784270822" calcext:value-type="float">
            <text:p>141.3</text:p>
          </table:table-cell>
          <table:table-cell table:number-columns-repeated="102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1108212336824" calcext:value-type="float">
            <text:p>64.1</text:p>
          </table:table-cell>
          <table:table-cell table:style-name="ce6" office:value-type="float" office:value="139.245503319972" calcext:value-type="float">
            <text:p>139.2</text:p>
          </table:table-cell>
          <table:table-cell table:number-columns-repeated="102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8392446023182" calcext:value-type="float">
            <text:p>62.8</text:p>
          </table:table-cell>
          <table:table-cell table:style-name="ce6" office:value-type="float" office:value="138.52209887642" calcext:value-type="float">
            <text:p>138.5</text:p>
          </table:table-cell>
          <table:table-cell table:number-columns-repeated="102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3311500917703" calcext:value-type="float">
            <text:p>68.3</text:p>
          </table:table-cell>
          <table:table-cell table:style-name="ce6" office:value-type="float" office:value="197.756770319413" calcext:value-type="float">
            <text:p>197.8</text:p>
          </table:table-cell>
          <table:table-cell table:number-columns-repeated="102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7059047988235" calcext:value-type="float">
            <text:p>66.7</text:p>
          </table:table-cell>
          <table:table-cell table:style-name="ce6" office:value-type="float" office:value="159.696170551903" calcext:value-type="float">
            <text:p>159.7</text:p>
          </table:table-cell>
          <table:table-cell table:number-columns-repeated="102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9463010370476" calcext:value-type="float">
            <text:p>66.9</text:p>
          </table:table-cell>
          <table:table-cell table:style-name="ce6" office:value-type="float" office:value="174.166587147448" calcext:value-type="float">
            <text:p>174.2</text:p>
          </table:table-cell>
          <table:table-cell table:number-columns-repeated="102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9056469656532" calcext:value-type="float">
            <text:p>63.9</text:p>
          </table:table-cell>
          <table:table-cell table:style-name="ce6" office:value-type="float" office:value="169.079129369228" calcext:value-type="float">
            <text:p>169.1</text:p>
          </table:table-cell>
          <table:table-cell table:number-columns-repeated="102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4530798783529" calcext:value-type="float">
            <text:p>64.5</text:p>
          </table:table-cell>
          <table:table-cell table:style-name="ce6" office:value-type="float" office:value="134.550509213021" calcext:value-type="float">
            <text:p>134.6</text:p>
          </table:table-cell>
          <table:table-cell table:number-columns-repeated="102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6.8426788279609" calcext:value-type="float">
            <text:p>76.8</text:p>
          </table:table-cell>
          <table:table-cell table:style-name="ce6" office:value-type="float" office:value="211.724166456081" calcext:value-type="float">
            <text:p>211.7</text:p>
          </table:table-cell>
          <table:table-cell table:number-columns-repeated="102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3083009668332" calcext:value-type="float">
            <text:p>62.3</text:p>
          </table:table-cell>
          <table:table-cell table:style-name="ce6" office:value-type="float" office:value="120.671009456357" calcext:value-type="float">
            <text:p>120.7</text:p>
          </table:table-cell>
          <table:table-cell table:number-columns-repeated="102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2009946946584" calcext:value-type="float">
            <text:p>61.2</text:p>
          </table:table-cell>
          <table:table-cell table:style-name="ce6" office:value-type="float" office:value="115.901128847343" calcext:value-type="float">
            <text:p>115.9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704358519924" calcext:value-type="float">
            <text:p>64.7</text:p>
          </table:table-cell>
          <table:table-cell table:style-name="ce6" office:value-type="float" office:value="152.580008937117" calcext:value-type="float">
            <text:p>152.6</text:p>
          </table:table-cell>
          <table:table-cell table:number-columns-repeated="102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4226467871166" calcext:value-type="float">
            <text:p>63.4</text:p>
          </table:table-cell>
          <table:table-cell table:style-name="ce6" office:value-type="float" office:value="138.42795561462" calcext:value-type="float">
            <text:p>138.4</text:p>
          </table:table-cell>
          <table:table-cell table:number-columns-repeated="102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2466719555024" calcext:value-type="float">
            <text:p>64.2</text:p>
          </table:table-cell>
          <table:table-cell table:style-name="ce6" office:value-type="float" office:value="145.028015212802" calcext:value-type="float">
            <text:p>145.0</text:p>
          </table:table-cell>
          <table:table-cell table:number-columns-repeated="102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8211556438604" calcext:value-type="float">
            <text:p>64.8</text:p>
          </table:table-cell>
          <table:table-cell table:style-name="ce6" office:value-type="float" office:value="158.877273572478" calcext:value-type="float">
            <text:p>158.9</text:p>
          </table:table-cell>
          <table:table-cell table:number-columns-repeated="102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3683107754827" calcext:value-type="float">
            <text:p>63.4</text:p>
          </table:table-cell>
          <table:table-cell table:style-name="ce6" office:value-type="float" office:value="149.115504777396" calcext:value-type="float">
            <text:p>149.1</text:p>
          </table:table-cell>
          <table:table-cell table:number-columns-repeated="102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7263939399942" calcext:value-type="float">
            <text:p>62.7</text:p>
          </table:table-cell>
          <table:table-cell table:style-name="ce6" office:value-type="float" office:value="132.576224269357" calcext:value-type="float">
            <text:p>132.6</text:p>
          </table:table-cell>
          <table:table-cell table:number-columns-repeated="102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5904060416654" calcext:value-type="float">
            <text:p>68.6</text:p>
          </table:table-cell>
          <table:table-cell table:style-name="ce6" office:value-type="float" office:value="176.843079926229" calcext:value-type="float">
            <text:p>176.8</text:p>
          </table:table-cell>
          <table:table-cell table:number-columns-repeated="102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3872831579007" calcext:value-type="float">
            <text:p>66.4</text:p>
          </table:table-cell>
          <table:table-cell table:style-name="ce6" office:value-type="float" office:value="144.95550719842" calcext:value-type="float">
            <text:p>145.0</text:p>
          </table:table-cell>
          <table:table-cell table:number-columns-repeated="102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5104101560048" calcext:value-type="float">
            <text:p>70.5</text:p>
          </table:table-cell>
          <table:table-cell table:style-name="ce6" office:value-type="float" office:value="174.884884359253" calcext:value-type="float">
            <text:p>174.9</text:p>
          </table:table-cell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3.5964554204545" calcext:value-type="float">
            <text:p>63.6</text:p>
          </table:table-cell>
          <table:table-cell table:style-name="ce6" office:value-type="float" office:value="144.591922421247" calcext:value-type="float">
            <text:p>144.6</text:p>
          </table:table-cell>
          <table:table-cell table:number-columns-repeated="102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3145767354902" calcext:value-type="float">
            <text:p>66.3</text:p>
          </table:table-cell>
          <table:table-cell table:style-name="ce6" office:value-type="float" office:value="148.265730183655" calcext:value-type="float">
            <text:p>148.3</text:p>
          </table:table-cell>
          <table:table-cell table:number-columns-repeated="102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29150846491" calcext:value-type="float">
            <text:p>73.3</text:p>
          </table:table-cell>
          <table:table-cell table:style-name="ce6" office:value-type="float" office:value="228.558785151439" calcext:value-type="float">
            <text:p>228.6</text:p>
          </table:table-cell>
          <table:table-cell table:number-columns-repeated="102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7138727887894" calcext:value-type="float">
            <text:p>67.7</text:p>
          </table:table-cell>
          <table:table-cell table:style-name="ce6" office:value-type="float" office:value="163.334449922777" calcext:value-type="float">
            <text:p>163.3</text:p>
          </table:table-cell>
          <table:table-cell table:number-columns-repeated="102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6176900041191" calcext:value-type="float">
            <text:p>62.6</text:p>
          </table:table-cell>
          <table:table-cell table:style-name="ce6" office:value-type="float" office:value="138.082482281735" calcext:value-type="float">
            <text:p>138.1</text:p>
          </table:table-cell>
          <table:table-cell table:number-columns-repeated="102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0342403404518" calcext:value-type="float">
            <text:p>63.0</text:p>
          </table:table-cell>
          <table:table-cell table:style-name="ce6" office:value-type="float" office:value="131.970135026466" calcext:value-type="float">
            <text:p>132.0</text:p>
          </table:table-cell>
          <table:table-cell table:number-columns-repeated="102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011160640682" calcext:value-type="float">
            <text:p>69.0</text:p>
          </table:table-cell>
          <table:table-cell table:style-name="ce6" office:value-type="float" office:value="191.026743469822" calcext:value-type="float">
            <text:p>191.0</text:p>
          </table:table-cell>
          <table:table-cell table:number-columns-repeated="102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691597577465" calcext:value-type="float">
            <text:p>70.7</text:p>
          </table:table-cell>
          <table:table-cell table:style-name="ce6" office:value-type="float" office:value="184.689522521487" calcext:value-type="float">
            <text:p>184.7</text:p>
          </table:table-cell>
          <table:table-cell table:number-columns-repeated="102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9691868291836" calcext:value-type="float">
            <text:p>68.0</text:p>
          </table:table-cell>
          <table:table-cell table:style-name="ce6" office:value-type="float" office:value="168.166431454186" calcext:value-type="float">
            <text:p>168.2</text:p>
          </table:table-cell>
          <table:table-cell table:number-columns-repeated="102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1.3107984316976" calcext:value-type="float">
            <text:p>61.3</text:p>
          </table:table-cell>
          <table:table-cell table:style-name="ce6" office:value-type="float" office:value="150.316448600407" calcext:value-type="float">
            <text:p>150.3</text:p>
          </table:table-cell>
          <table:table-cell table:number-columns-repeated="102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7350902197" calcext:value-type="float">
            <text:p>61.7</text:p>
          </table:table-cell>
          <table:table-cell table:style-name="ce6" office:value-type="float" office:value="107.866872355221" calcext:value-type="float">
            <text:p>107.9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407614960974" calcext:value-type="float">
            <text:p>67.4</text:p>
          </table:table-cell>
          <table:table-cell table:style-name="ce6" office:value-type="float" office:value="162.822942442544" calcext:value-type="float">
            <text:p>162.8</text:p>
          </table:table-cell>
          <table:table-cell table:number-columns-repeated="102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6791496982697" calcext:value-type="float">
            <text:p>69.7</text:p>
          </table:table-cell>
          <table:table-cell table:style-name="ce6" office:value-type="float" office:value="203.317012295753" calcext:value-type="float">
            <text:p>203.3</text:p>
          </table:table-cell>
          <table:table-cell table:number-columns-repeated="102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5694742826729" calcext:value-type="float">
            <text:p>61.6</text:p>
          </table:table-cell>
          <table:table-cell table:style-name="ce6" office:value-type="float" office:value="128.53931129318" calcext:value-type="float">
            <text:p>128.5</text:p>
          </table:table-cell>
          <table:table-cell table:number-columns-repeated="102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542808179959" calcext:value-type="float">
            <text:p>71.5</text:p>
          </table:table-cell>
          <table:table-cell table:style-name="ce6" office:value-type="float" office:value="212.443510123348" calcext:value-type="float">
            <text:p>212.4</text:p>
          </table:table-cell>
          <table:table-cell table:number-columns-repeated="1020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6091049416397" calcext:value-type="float">
            <text:p>67.6</text:p>
          </table:table-cell>
          <table:table-cell table:style-name="ce6" office:value-type="float" office:value="174.36418237859" calcext:value-type="float">
            <text:p>174.4</text:p>
          </table:table-cell>
          <table:table-cell table:number-columns-repeated="102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0144282335004" calcext:value-type="float">
            <text:p>66.0</text:p>
          </table:table-cell>
          <table:table-cell table:style-name="ce6" office:value-type="float" office:value="184.461811520982" calcext:value-type="float">
            <text:p>184.5</text:p>
          </table:table-cell>
          <table:table-cell table:number-columns-repeated="102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907736687617" calcext:value-type="float">
            <text:p>70.9</text:p>
          </table:table-cell>
          <table:table-cell table:style-name="ce6" office:value-type="float" office:value="197.216551955857" calcext:value-type="float">
            <text:p>197.2</text:p>
          </table:table-cell>
          <table:table-cell table:number-columns-repeated="102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4990773904988" calcext:value-type="float">
            <text:p>59.5</text:p>
          </table:table-cell>
          <table:table-cell table:style-name="ce6" office:value-type="float" office:value="128.915658582563" calcext:value-type="float">
            <text:p>128.9</text:p>
          </table:table-cell>
          <table:table-cell table:number-columns-repeated="102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9812103654571" calcext:value-type="float">
            <text:p>62.0</text:p>
          </table:table-cell>
          <table:table-cell table:style-name="ce6" office:value-type="float" office:value="118.821493236688" calcext:value-type="float">
            <text:p>118.8</text:p>
          </table:table-cell>
          <table:table-cell table:number-columns-repeated="102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6189809754171" calcext:value-type="float">
            <text:p>64.6</text:p>
          </table:table-cell>
          <table:table-cell table:style-name="ce6" office:value-type="float" office:value="119.681095103857" calcext:value-type="float">
            <text:p>119.7</text:p>
          </table:table-cell>
          <table:table-cell table:number-columns-repeated="102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8344907670014" calcext:value-type="float">
            <text:p>63.8</text:p>
          </table:table-cell>
          <table:table-cell table:style-name="ce6" office:value-type="float" office:value="133.776896651513" calcext:value-type="float">
            <text:p>133.8</text:p>
          </table:table-cell>
          <table:table-cell table:number-columns-repeated="102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75797031241" calcext:value-type="float">
            <text:p>67.8</text:p>
          </table:table-cell>
          <table:table-cell table:style-name="ce6" office:value-type="float" office:value="148.490398568957" calcext:value-type="float">
            <text:p>148.5</text:p>
          </table:table-cell>
          <table:table-cell table:number-columns-repeated="102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5.7136084316278" calcext:value-type="float">
            <text:p>65.7</text:p>
          </table:table-cell>
          <table:table-cell table:style-name="ce6" office:value-type="float" office:value="167.828760290252" calcext:value-type="float">
            <text:p>167.8</text:p>
          </table:table-cell>
          <table:table-cell table:number-columns-repeated="102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2444455670418" calcext:value-type="float">
            <text:p>69.2</text:p>
          </table:table-cell>
          <table:table-cell table:style-name="ce6" office:value-type="float" office:value="175.232834842116" calcext:value-type="float">
            <text:p>175.2</text:p>
          </table:table-cell>
          <table:table-cell table:number-columns-repeated="102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2940589437949" calcext:value-type="float">
            <text:p>66.3</text:p>
          </table:table-cell>
          <table:table-cell table:style-name="ce6" office:value-type="float" office:value="153.138692653924" calcext:value-type="float">
            <text:p>153.1</text:p>
          </table:table-cell>
          <table:table-cell table:number-columns-repeated="102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5995855731533" calcext:value-type="float">
            <text:p>67.6</text:p>
          </table:table-cell>
          <table:table-cell table:style-name="ce6" office:value-type="float" office:value="159.969308203497" calcext:value-type="float">
            <text:p>160.0</text:p>
          </table:table-cell>
          <table:table-cell table:number-columns-repeated="102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7145851224913" calcext:value-type="float">
            <text:p>66.7</text:p>
          </table:table-cell>
          <table:table-cell table:style-name="ce6" office:value-type="float" office:value="162.930817337045" calcext:value-type="float">
            <text:p>162.9</text:p>
          </table:table-cell>
          <table:table-cell table:number-columns-repeated="102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0.2691078279205" calcext:value-type="float">
            <text:p>60.3</text:p>
          </table:table-cell>
          <table:table-cell table:style-name="ce6" office:value-type="float" office:value="126.455612757901" calcext:value-type="float">
            <text:p>126.5</text:p>
          </table:table-cell>
          <table:table-cell table:number-columns-repeated="1020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5649669292682" calcext:value-type="float">
            <text:p>70.6</text:p>
          </table:table-cell>
          <table:table-cell table:style-name="ce6" office:value-type="float" office:value="180.476287057256" calcext:value-type="float">
            <text:p>180.5</text:p>
          </table:table-cell>
          <table:table-cell table:number-columns-repeated="1020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3073677559788" calcext:value-type="float">
            <text:p>61.3</text:p>
          </table:table-cell>
          <table:table-cell table:style-name="ce6" office:value-type="float" office:value="119.632028588423" calcext:value-type="float">
            <text:p>119.6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8021887988608" calcext:value-type="float">
            <text:p>64.8</text:p>
          </table:table-cell>
          <table:table-cell table:style-name="ce6" office:value-type="float" office:value="159.877141996378" calcext:value-type="float">
            <text:p>159.9</text:p>
          </table:table-cell>
          <table:table-cell table:number-columns-repeated="102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5.5195414396373" calcext:value-type="float">
            <text:p>65.5</text:p>
          </table:table-cell>
          <table:table-cell table:style-name="ce6" office:value-type="float" office:value="178.289459153456" calcext:value-type="float">
            <text:p>178.3</text:p>
          </table:table-cell>
          <table:table-cell table:number-columns-repeated="102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4361512802665" calcext:value-type="float">
            <text:p>59.4</text:p>
          </table:table-cell>
          <table:table-cell table:style-name="ce6" office:value-type="float" office:value="111.864139742294" calcext:value-type="float">
            <text:p>111.9</text:p>
          </table:table-cell>
          <table:table-cell table:number-columns-repeated="102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0985913347773" calcext:value-type="float">
            <text:p>60.1</text:p>
          </table:table-cell>
          <table:table-cell table:style-name="ce6" office:value-type="float" office:value="122.744885450502" calcext:value-type="float">
            <text:p>122.7</text:p>
          </table:table-cell>
          <table:table-cell table:number-columns-repeated="102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0190781638069" calcext:value-type="float">
            <text:p>68.0</text:p>
          </table:table-cell>
          <table:table-cell table:style-name="ce6" office:value-type="float" office:value="174.265162856676" calcext:value-type="float">
            <text:p>174.3</text:p>
          </table:table-cell>
          <table:table-cell table:number-columns-repeated="102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1864525265963" calcext:value-type="float">
            <text:p>66.2</text:p>
          </table:table-cell>
          <table:table-cell table:style-name="ce6" office:value-type="float" office:value="156.380922966499" calcext:value-type="float">
            <text:p>156.4</text:p>
          </table:table-cell>
          <table:table-cell table:number-columns-repeated="1020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0779682795104" calcext:value-type="float">
            <text:p>65.1</text:p>
          </table:table-cell>
          <table:table-cell table:style-name="ce6" office:value-type="float" office:value="148.733153676712" calcext:value-type="float">
            <text:p>148.7</text:p>
          </table:table-cell>
          <table:table-cell table:number-columns-repeated="102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6746141599963" calcext:value-type="float">
            <text:p>69.7</text:p>
          </table:table-cell>
          <table:table-cell table:style-name="ce6" office:value-type="float" office:value="177.598009109881" calcext:value-type="float">
            <text:p>177.6</text:p>
          </table:table-cell>
          <table:table-cell table:number-columns-repeated="1020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7103909924789" calcext:value-type="float">
            <text:p>66.7</text:p>
          </table:table-cell>
          <table:table-cell table:style-name="ce6" office:value-type="float" office:value="174.990111793505" calcext:value-type="float">
            <text:p>175.0</text:p>
          </table:table-cell>
          <table:table-cell table:number-columns-repeated="1020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8.7619166904071" calcext:value-type="float">
            <text:p>58.8</text:p>
          </table:table-cell>
          <table:table-cell table:style-name="ce6" office:value-type="float" office:value="102.455360842421" calcext:value-type="float">
            <text:p>102.5</text:p>
          </table:table-cell>
          <table:table-cell table:number-columns-repeated="102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1226611948796" calcext:value-type="float">
            <text:p>64.1</text:p>
          </table:table-cell>
          <table:table-cell table:style-name="ce6" office:value-type="float" office:value="141.051938228504" calcext:value-type="float">
            <text:p>141.1</text:p>
          </table:table-cell>
          <table:table-cell table:number-columns-repeated="1020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8680599445794" calcext:value-type="float">
            <text:p>63.9</text:p>
          </table:table-cell>
          <table:table-cell table:style-name="ce6" office:value-type="float" office:value="126.834671797464" calcext:value-type="float">
            <text:p>126.8</text:p>
          </table:table-cell>
          <table:table-cell table:number-columns-repeated="1020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053367544567" calcext:value-type="float">
            <text:p>71.1</text:p>
          </table:table-cell>
          <table:table-cell table:style-name="ce6" office:value-type="float" office:value="212.110879184422" calcext:value-type="float">
            <text:p>212.1</text:p>
          </table:table-cell>
          <table:table-cell table:number-columns-repeated="1020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1782344074091" calcext:value-type="float">
            <text:p>67.2</text:p>
          </table:table-cell>
          <table:table-cell table:style-name="ce6" office:value-type="float" office:value="172.469625405963" calcext:value-type="float">
            <text:p>172.5</text:p>
          </table:table-cell>
          <table:table-cell table:number-columns-repeated="102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2496161752984" calcext:value-type="float">
            <text:p>66.2</text:p>
          </table:table-cell>
          <table:table-cell table:style-name="ce6" office:value-type="float" office:value="154.857522823554" calcext:value-type="float">
            <text:p>154.9</text:p>
          </table:table-cell>
          <table:table-cell table:number-columns-repeated="1020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9812065428705" calcext:value-type="float">
            <text:p>72.0</text:p>
          </table:table-cell>
          <table:table-cell table:style-name="ce6" office:value-type="float" office:value="200.437310528735" calcext:value-type="float">
            <text:p>200.4</text:p>
          </table:table-cell>
          <table:table-cell table:number-columns-repeated="102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637492959151" calcext:value-type="float">
            <text:p>64.6</text:p>
          </table:table-cell>
          <table:table-cell table:style-name="ce6" office:value-type="float" office:value="133.379545927519" calcext:value-type="float">
            <text:p>133.4</text:p>
          </table:table-cell>
          <table:table-cell table:number-columns-repeated="102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1796298759773" calcext:value-type="float">
            <text:p>64.2</text:p>
          </table:table-cell>
          <table:table-cell table:style-name="ce6" office:value-type="float" office:value="143.859095044246" calcext:value-type="float">
            <text:p>143.9</text:p>
          </table:table-cell>
          <table:table-cell table:number-columns-repeated="1020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5413265923868" calcext:value-type="float">
            <text:p>72.5</text:p>
          </table:table-cell>
          <table:table-cell table:style-name="ce6" office:value-type="float" office:value="213.716956783022" calcext:value-type="float">
            <text:p>213.7</text:p>
          </table:table-cell>
          <table:table-cell table:number-columns-repeated="1020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334171278339" calcext:value-type="float">
            <text:p>60.3</text:p>
          </table:table-cell>
          <table:table-cell table:style-name="ce6" office:value-type="float" office:value="131.049008259448" calcext:value-type="float">
            <text:p>131.0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3973089137367" calcext:value-type="float">
            <text:p>71.4</text:p>
          </table:table-cell>
          <table:table-cell table:style-name="ce6" office:value-type="float" office:value="198.406733806725" calcext:value-type="float">
            <text:p>198.4</text:p>
          </table:table-cell>
          <table:table-cell table:number-columns-repeated="1020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3610923797426" calcext:value-type="float">
            <text:p>62.4</text:p>
          </table:table-cell>
          <table:table-cell table:style-name="ce6" office:value-type="float" office:value="148.713960108758" calcext:value-type="float">
            <text:p>148.7</text:p>
          </table:table-cell>
          <table:table-cell table:number-columns-repeated="1020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3712696379176" calcext:value-type="float">
            <text:p>68.4</text:p>
          </table:table-cell>
          <table:table-cell table:style-name="ce6" office:value-type="float" office:value="185.536558599738" calcext:value-type="float">
            <text:p>185.5</text:p>
          </table:table-cell>
          <table:table-cell table:number-columns-repeated="1020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5596952881594" calcext:value-type="float">
            <text:p>72.6</text:p>
          </table:table-cell>
          <table:table-cell table:style-name="ce6" office:value-type="float" office:value="210.863639710134" calcext:value-type="float">
            <text:p>210.9</text:p>
          </table:table-cell>
          <table:table-cell table:number-columns-repeated="102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7272569610009" calcext:value-type="float">
            <text:p>64.7</text:p>
          </table:table-cell>
          <table:table-cell table:style-name="ce6" office:value-type="float" office:value="169.207936994027" calcext:value-type="float">
            <text:p>169.2</text:p>
          </table:table-cell>
          <table:table-cell table:number-columns-repeated="1020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8826967420196" calcext:value-type="float">
            <text:p>71.9</text:p>
          </table:table-cell>
          <table:table-cell table:style-name="ce6" office:value-type="float" office:value="207.57561358173" calcext:value-type="float">
            <text:p>207.6</text:p>
          </table:table-cell>
          <table:table-cell table:number-columns-repeated="1020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9536581615964" calcext:value-type="float">
            <text:p>68.0</text:p>
          </table:table-cell>
          <table:table-cell table:style-name="ce6" office:value-type="float" office:value="167.090125786042" calcext:value-type="float">
            <text:p>167.1</text:p>
          </table:table-cell>
          <table:table-cell table:number-columns-repeated="102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3162319187446" calcext:value-type="float">
            <text:p>66.3</text:p>
          </table:table-cell>
          <table:table-cell table:style-name="ce6" office:value-type="float" office:value="170.593858104457" calcext:value-type="float">
            <text:p>170.6</text:p>
          </table:table-cell>
          <table:table-cell table:number-columns-repeated="1020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1283566295392" calcext:value-type="float">
            <text:p>69.1</text:p>
          </table:table-cell>
          <table:table-cell table:style-name="ce6" office:value-type="float" office:value="184.142280775944" calcext:value-type="float">
            <text:p>184.1</text:p>
          </table:table-cell>
          <table:table-cell table:number-columns-repeated="1020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7796703221261" calcext:value-type="float">
            <text:p>67.8</text:p>
          </table:table-cell>
          <table:table-cell table:style-name="ce6" office:value-type="float" office:value="192.199788192446" calcext:value-type="float">
            <text:p>192.2</text:p>
          </table:table-cell>
          <table:table-cell table:number-columns-repeated="1020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5.3764350085399" calcext:value-type="float">
            <text:p>65.4</text:p>
          </table:table-cell>
          <table:table-cell table:style-name="ce6" office:value-type="float" office:value="152.289839453128" calcext:value-type="float">
            <text:p>152.3</text:p>
          </table:table-cell>
          <table:table-cell table:number-columns-repeated="1020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4.0564268450105" calcext:value-type="float">
            <text:p>74.1</text:p>
          </table:table-cell>
          <table:table-cell table:style-name="ce6" office:value-type="float" office:value="211.730517311015" calcext:value-type="float">
            <text:p>211.7</text:p>
          </table:table-cell>
          <table:table-cell table:number-columns-repeated="102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2762427390933" calcext:value-type="float">
            <text:p>64.3</text:p>
          </table:table-cell>
          <table:table-cell table:style-name="ce6" office:value-type="float" office:value="123.298801482061" calcext:value-type="float">
            <text:p>123.3</text:p>
          </table:table-cell>
          <table:table-cell table:number-columns-repeated="1020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7834260157113" calcext:value-type="float">
            <text:p>72.8</text:p>
          </table:table-cell>
          <table:table-cell table:style-name="ce6" office:value-type="float" office:value="200.832792228216" calcext:value-type="float">
            <text:p>200.8</text:p>
          </table:table-cell>
          <table:table-cell table:number-columns-repeated="1020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7692941952837" calcext:value-type="float">
            <text:p>67.8</text:p>
          </table:table-cell>
          <table:table-cell table:style-name="ce6" office:value-type="float" office:value="170.296762912926" calcext:value-type="float">
            <text:p>170.3</text:p>
          </table:table-cell>
          <table:table-cell table:number-columns-repeated="102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1960203776221" calcext:value-type="float">
            <text:p>62.2</text:p>
          </table:table-cell>
          <table:table-cell table:style-name="ce6" office:value-type="float" office:value="124.157289067095" calcext:value-type="float">
            <text:p>124.2</text:p>
          </table:table-cell>
          <table:table-cell table:number-columns-repeated="1020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8656142294332" calcext:value-type="float">
            <text:p>61.9</text:p>
          </table:table-cell>
          <table:table-cell table:style-name="ce6" office:value-type="float" office:value="106.732049474341" calcext:value-type="float">
            <text:p>106.7</text:p>
          </table:table-cell>
          <table:table-cell table:number-columns-repeated="1020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9196164201122" calcext:value-type="float">
            <text:p>63.9</text:p>
          </table:table-cell>
          <table:table-cell table:style-name="ce6" office:value-type="float" office:value="140.707170793762" calcext:value-type="float">
            <text:p>140.7</text:p>
          </table:table-cell>
          <table:table-cell table:number-columns-repeated="1020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9811500235096" calcext:value-type="float">
            <text:p>63.0</text:p>
          </table:table-cell>
          <table:table-cell table:style-name="ce6" office:value-type="float" office:value="154.428477515132" calcext:value-type="float">
            <text:p>154.4</text:p>
          </table:table-cell>
          <table:table-cell table:number-columns-repeated="1020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8.1870490876192" calcext:value-type="float">
            <text:p>68.2</text:p>
          </table:table-cell>
          <table:table-cell table:style-name="ce6" office:value-type="float" office:value="177.568849558525" calcext:value-type="float">
            <text:p>177.6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2146637464049" calcext:value-type="float">
            <text:p>66.2</text:p>
          </table:table-cell>
          <table:table-cell table:style-name="ce6" office:value-type="float" office:value="180.575334078804" calcext:value-type="float">
            <text:p>180.6</text:p>
          </table:table-cell>
          <table:table-cell table:number-columns-repeated="1020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7845379591434" calcext:value-type="float">
            <text:p>67.8</text:p>
          </table:table-cell>
          <table:table-cell table:style-name="ce6" office:value-type="float" office:value="198.311756175959" calcext:value-type="float">
            <text:p>198.3</text:p>
          </table:table-cell>
          <table:table-cell table:number-columns-repeated="1020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2.557679831966" calcext:value-type="float">
            <text:p>62.6</text:p>
          </table:table-cell>
          <table:table-cell table:style-name="ce6" office:value-type="float" office:value="132.26298045314" calcext:value-type="float">
            <text:p>132.3</text:p>
          </table:table-cell>
          <table:table-cell table:number-columns-repeated="1020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0274133669015" calcext:value-type="float">
            <text:p>66.0</text:p>
          </table:table-cell>
          <table:table-cell table:style-name="ce6" office:value-type="float" office:value="140.49428401929" calcext:value-type="float">
            <text:p>140.5</text:p>
          </table:table-cell>
          <table:table-cell table:number-columns-repeated="1020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0734661163267" calcext:value-type="float">
            <text:p>64.1</text:p>
          </table:table-cell>
          <table:table-cell table:style-name="ce6" office:value-type="float" office:value="125.540056240174" calcext:value-type="float">
            <text:p>125.5</text:p>
          </table:table-cell>
          <table:table-cell table:number-columns-repeated="1020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253688546256" calcext:value-type="float">
            <text:p>65.3</text:p>
          </table:table-cell>
          <table:table-cell table:style-name="ce6" office:value-type="float" office:value="149.531118367038" calcext:value-type="float">
            <text:p>149.5</text:p>
          </table:table-cell>
          <table:table-cell table:number-columns-repeated="1020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2362474889617" calcext:value-type="float">
            <text:p>61.2</text:p>
          </table:table-cell>
          <table:table-cell table:style-name="ce6" office:value-type="float" office:value="111.502707371425" calcext:value-type="float">
            <text:p>111.5</text:p>
          </table:table-cell>
          <table:table-cell table:number-columns-repeated="1020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2524050978778" calcext:value-type="float">
            <text:p>65.3</text:p>
          </table:table-cell>
          <table:table-cell table:style-name="ce6" office:value-type="float" office:value="143.888330008059" calcext:value-type="float">
            <text:p>143.9</text:p>
          </table:table-cell>
          <table:table-cell table:number-columns-repeated="1020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4348643652968" calcext:value-type="float">
            <text:p>67.4</text:p>
          </table:table-cell>
          <table:table-cell table:style-name="ce6" office:value-type="float" office:value="170.955041477143" calcext:value-type="float">
            <text:p>171.0</text:p>
          </table:table-cell>
          <table:table-cell table:number-columns-repeated="1020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177398804039" calcext:value-type="float">
            <text:p>63.2</text:p>
          </table:table-cell>
          <table:table-cell table:style-name="ce6" office:value-type="float" office:value="138.022592491558" calcext:value-type="float">
            <text:p>138.0</text:p>
          </table:table-cell>
          <table:table-cell table:number-columns-repeated="1020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269647594262" calcext:value-type="float">
            <text:p>68.3</text:p>
          </table:table-cell>
          <table:table-cell table:style-name="ce6" office:value-type="float" office:value="172.077304734761" calcext:value-type="float">
            <text:p>172.1</text:p>
          </table:table-cell>
          <table:table-cell table:number-columns-repeated="1020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4.9508117081588" calcext:value-type="float">
            <text:p>65.0</text:p>
          </table:table-cell>
          <table:table-cell table:style-name="ce6" office:value-type="float" office:value="162.90024086343" calcext:value-type="float">
            <text:p>162.9</text:p>
          </table:table-cell>
          <table:table-cell table:number-columns-repeated="1020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3620127243186" calcext:value-type="float">
            <text:p>68.4</text:p>
          </table:table-cell>
          <table:table-cell table:style-name="ce6" office:value-type="float" office:value="188.786166592441" calcext:value-type="float">
            <text:p>188.8</text:p>
          </table:table-cell>
          <table:table-cell table:number-columns-repeated="1020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7284948017706" calcext:value-type="float">
            <text:p>62.7</text:p>
          </table:table-cell>
          <table:table-cell table:style-name="ce6" office:value-type="float" office:value="120.402414130795" calcext:value-type="float">
            <text:p>120.4</text:p>
          </table:table-cell>
          <table:table-cell table:number-columns-repeated="1020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2959320582737" calcext:value-type="float">
            <text:p>69.3</text:p>
          </table:table-cell>
          <table:table-cell table:style-name="ce6" office:value-type="float" office:value="172.346492962392" calcext:value-type="float">
            <text:p>172.3</text:p>
          </table:table-cell>
          <table:table-cell table:number-columns-repeated="1020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2813582403504" calcext:value-type="float">
            <text:p>67.3</text:p>
          </table:table-cell>
          <table:table-cell table:style-name="ce6" office:value-type="float" office:value="151.006827602194" calcext:value-type="float">
            <text:p>151.0</text:p>
          </table:table-cell>
          <table:table-cell table:number-columns-repeated="1020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3327152499591" calcext:value-type="float">
            <text:p>70.3</text:p>
          </table:table-cell>
          <table:table-cell table:style-name="ce6" office:value-type="float" office:value="190.409829226301" calcext:value-type="float">
            <text:p>190.4</text:p>
          </table:table-cell>
          <table:table-cell table:number-columns-repeated="1020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4856431655714" calcext:value-type="float">
            <text:p>70.5</text:p>
          </table:table-cell>
          <table:table-cell table:style-name="ce6" office:value-type="float" office:value="193.359946993498" calcext:value-type="float">
            <text:p>193.4</text:p>
          </table:table-cell>
          <table:table-cell table:number-columns-repeated="1020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1678197702471" calcext:value-type="float">
            <text:p>67.2</text:p>
          </table:table-cell>
          <table:table-cell table:style-name="ce6" office:value-type="float" office:value="156.234461922087" calcext:value-type="float">
            <text:p>156.2</text:p>
          </table:table-cell>
          <table:table-cell table:number-columns-repeated="1020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8.3237477025474" calcext:value-type="float">
            <text:p>58.3</text:p>
          </table:table-cell>
          <table:table-cell table:style-name="ce6" office:value-type="float" office:value="117.053155966036" calcext:value-type="float">
            <text:p>117.1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3320138258011" calcext:value-type="float">
            <text:p>65.3</text:p>
          </table:table-cell>
          <table:table-cell table:style-name="ce6" office:value-type="float" office:value="144.806619669841" calcext:value-type="float">
            <text:p>144.8</text:p>
          </table:table-cell>
          <table:table-cell table:number-columns-repeated="1020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2041088078578" calcext:value-type="float">
            <text:p>67.2</text:p>
          </table:table-cell>
          <table:table-cell table:style-name="ce6" office:value-type="float" office:value="168.982091609734" calcext:value-type="float">
            <text:p>169.0</text:p>
          </table:table-cell>
          <table:table-cell table:number-columns-repeated="1020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7389699965634" calcext:value-type="float">
            <text:p>72.7</text:p>
          </table:table-cell>
          <table:table-cell table:style-name="ce6" office:value-type="float" office:value="187.222908934528" calcext:value-type="float">
            <text:p>187.2</text:p>
          </table:table-cell>
          <table:table-cell table:number-columns-repeated="1020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2384271868614" calcext:value-type="float">
            <text:p>69.2</text:p>
          </table:table-cell>
          <table:table-cell table:style-name="ce6" office:value-type="float" office:value="197.412091355179" calcext:value-type="float">
            <text:p>197.4</text:p>
          </table:table-cell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7170340153881" calcext:value-type="float">
            <text:p>63.7</text:p>
          </table:table-cell>
          <table:table-cell table:style-name="ce6" office:value-type="float" office:value="137.999423060675" calcext:value-type="float">
            <text:p>138.0</text:p>
          </table:table-cell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7379348720023" calcext:value-type="float">
            <text:p>65.7</text:p>
          </table:table-cell>
          <table:table-cell table:style-name="ce6" office:value-type="float" office:value="144.08991688811" calcext:value-type="float">
            <text:p>144.1</text:p>
          </table:table-cell>
          <table:table-cell table:number-columns-repeated="1020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5288561745669" calcext:value-type="float">
            <text:p>65.5</text:p>
          </table:table-cell>
          <table:table-cell table:style-name="ce6" office:value-type="float" office:value="138.989535511843" calcext:value-type="float">
            <text:p>139.0</text:p>
          </table:table-cell>
          <table:table-cell table:number-columns-repeated="1020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3168663346422" calcext:value-type="float">
            <text:p>64.3</text:p>
          </table:table-cell>
          <table:table-cell table:style-name="ce6" office:value-type="float" office:value="143.859569230449" calcext:value-type="float">
            <text:p>143.9</text:p>
          </table:table-cell>
          <table:table-cell table:number-columns-repeated="1020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3047539960928" calcext:value-type="float">
            <text:p>61.3</text:p>
          </table:table-cell>
          <table:table-cell table:style-name="ce6" office:value-type="float" office:value="104.855761815701" calcext:value-type="float">
            <text:p>104.9</text:p>
          </table:table-cell>
          <table:table-cell table:number-columns-repeated="1020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8.244709889445" calcext:value-type="float">
            <text:p>68.2</text:p>
          </table:table-cell>
          <table:table-cell table:style-name="ce6" office:value-type="float" office:value="158.25171887237" calcext:value-type="float">
            <text:p>158.3</text:p>
          </table:table-cell>
          <table:table-cell table:number-columns-repeated="102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2355616328491" calcext:value-type="float">
            <text:p>64.2</text:p>
          </table:table-cell>
          <table:table-cell table:style-name="ce6" office:value-type="float" office:value="141.401345178251" calcext:value-type="float">
            <text:p>141.4</text:p>
          </table:table-cell>
          <table:table-cell table:number-columns-repeated="1020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9015149298272" calcext:value-type="float">
            <text:p>67.9</text:p>
          </table:table-cell>
          <table:table-cell table:style-name="ce6" office:value-type="float" office:value="173.915819257889" calcext:value-type="float">
            <text:p>173.9</text:p>
          </table:table-cell>
          <table:table-cell table:number-columns-repeated="1020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0049985990387" calcext:value-type="float">
            <text:p>66.0</text:p>
          </table:table-cell>
          <table:table-cell table:style-name="ce6" office:value-type="float" office:value="146.668808011168" calcext:value-type="float">
            <text:p>146.7</text:p>
          </table:table-cell>
          <table:table-cell table:number-columns-repeated="1020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3933460662424" calcext:value-type="float">
            <text:p>67.4</text:p>
          </table:table-cell>
          <table:table-cell table:style-name="ce6" office:value-type="float" office:value="173.127460636371" calcext:value-type="float">
            <text:p>173.1</text:p>
          </table:table-cell>
          <table:table-cell table:number-columns-repeated="1020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1.9269489433641" calcext:value-type="float">
            <text:p>61.9</text:p>
          </table:table-cell>
          <table:table-cell table:style-name="ce6" office:value-type="float" office:value="149.149684837724" calcext:value-type="float">
            <text:p>149.1</text:p>
          </table:table-cell>
          <table:table-cell table:number-columns-repeated="1020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9442505668457" calcext:value-type="float">
            <text:p>69.9</text:p>
          </table:table-cell>
          <table:table-cell table:style-name="ce6" office:value-type="float" office:value="172.898850270504" calcext:value-type="float">
            <text:p>172.9</text:p>
          </table:table-cell>
          <table:table-cell table:number-columns-repeated="1020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8.4620529193772" calcext:value-type="float">
            <text:p>78.5</text:p>
          </table:table-cell>
          <table:table-cell table:style-name="ce6" office:value-type="float" office:value="227.342564876735" calcext:value-type="float">
            <text:p>227.3</text:p>
          </table:table-cell>
          <table:table-cell table:number-columns-repeated="1020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028373055852" calcext:value-type="float">
            <text:p>62.0</text:p>
          </table:table-cell>
          <table:table-cell table:style-name="ce6" office:value-type="float" office:value="103.275029340058" calcext:value-type="float">
            <text:p>103.3</text:p>
          </table:table-cell>
          <table:table-cell table:number-columns-repeated="1020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6.7854343692644" calcext:value-type="float">
            <text:p>56.8</text:p>
          </table:table-cell>
          <table:table-cell table:style-name="ce6" office:value-type="float" office:value="83.9930774713752" calcext:value-type="float">
            <text:p>84.0</text:p>
          </table:table-cell>
          <table:table-cell table:number-columns-repeated="1020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1514754236429" calcext:value-type="float">
            <text:p>65.2</text:p>
          </table:table-cell>
          <table:table-cell table:style-name="ce6" office:value-type="float" office:value="122.751654123712" calcext:value-type="float">
            <text:p>122.8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9589645904203" calcext:value-type="float">
            <text:p>62.0</text:p>
          </table:table-cell>
          <table:table-cell table:style-name="ce6" office:value-type="float" office:value="132.692405283877" calcext:value-type="float">
            <text:p>132.7</text:p>
          </table:table-cell>
          <table:table-cell table:number-columns-repeated="1020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295350593677" calcext:value-type="float">
            <text:p>73.3</text:p>
          </table:table-cell>
          <table:table-cell table:style-name="ce6" office:value-type="float" office:value="223.870178030187" calcext:value-type="float">
            <text:p>223.9</text:p>
          </table:table-cell>
          <table:table-cell table:number-columns-repeated="1020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4986393736618" calcext:value-type="float">
            <text:p>61.5</text:p>
          </table:table-cell>
          <table:table-cell table:style-name="ce6" office:value-type="float" office:value="122.049480193377" calcext:value-type="float">
            <text:p>122.0</text:p>
          </table:table-cell>
          <table:table-cell table:number-columns-repeated="1020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2350945397925" calcext:value-type="float">
            <text:p>66.2</text:p>
          </table:table-cell>
          <table:table-cell table:style-name="ce6" office:value-type="float" office:value="145.217177513931" calcext:value-type="float">
            <text:p>145.2</text:p>
          </table:table-cell>
          <table:table-cell table:number-columns-repeated="1020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1994321067045" calcext:value-type="float">
            <text:p>67.2</text:p>
          </table:table-cell>
          <table:table-cell table:style-name="ce6" office:value-type="float" office:value="173.488599343786" calcext:value-type="float">
            <text:p>173.5</text:p>
          </table:table-cell>
          <table:table-cell table:number-columns-repeated="102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9399817113234" calcext:value-type="float">
            <text:p>59.9</text:p>
          </table:table-cell>
          <table:table-cell table:style-name="ce6" office:value-type="float" office:value="102.466949336749" calcext:value-type="float">
            <text:p>102.5</text:p>
          </table:table-cell>
          <table:table-cell table:number-columns-repeated="1020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8084236978284" calcext:value-type="float">
            <text:p>60.8</text:p>
          </table:table-cell>
          <table:table-cell table:style-name="ce6" office:value-type="float" office:value="110.984168692645" calcext:value-type="float">
            <text:p>111.0</text:p>
          </table:table-cell>
          <table:table-cell table:number-columns-repeated="1020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4053573956574" calcext:value-type="float">
            <text:p>73.4</text:p>
          </table:table-cell>
          <table:table-cell table:style-name="ce6" office:value-type="float" office:value="209.260758499741" calcext:value-type="float">
            <text:p>209.3</text:p>
          </table:table-cell>
          <table:table-cell table:number-columns-repeated="1020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8949240533751" calcext:value-type="float">
            <text:p>59.9</text:p>
          </table:table-cell>
          <table:table-cell table:style-name="ce6" office:value-type="float" office:value="129.173838843876" calcext:value-type="float">
            <text:p>129.2</text:p>
          </table:table-cell>
          <table:table-cell table:number-columns-repeated="1020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7.4512093255625" calcext:value-type="float">
            <text:p>67.5</text:p>
          </table:table-cell>
          <table:table-cell table:style-name="ce6" office:value-type="float" office:value="177.84598831903" calcext:value-type="float">
            <text:p>177.8</text:p>
          </table:table-cell>
          <table:table-cell table:number-columns-repeated="1020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7.6745192392133" calcext:value-type="float">
            <text:p>67.7</text:p>
          </table:table-cell>
          <table:table-cell table:style-name="ce6" office:value-type="float" office:value="172.574370078926" calcext:value-type="float">
            <text:p>172.6</text:p>
          </table:table-cell>
          <table:table-cell table:number-columns-repeated="1020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0967595584502" calcext:value-type="float">
            <text:p>68.1</text:p>
          </table:table-cell>
          <table:table-cell table:style-name="ce6" office:value-type="float" office:value="189.26634876783" calcext:value-type="float">
            <text:p>189.3</text:p>
          </table:table-cell>
          <table:table-cell table:number-columns-repeated="1020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7.4722523992131" calcext:value-type="float">
            <text:p>57.5</text:p>
          </table:table-cell>
          <table:table-cell table:style-name="ce6" office:value-type="float" office:value="96.3135565290208" calcext:value-type="float">
            <text:p>96.3</text:p>
          </table:table-cell>
          <table:table-cell table:number-columns-repeated="1020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5802071176162" calcext:value-type="float">
            <text:p>64.6</text:p>
          </table:table-cell>
          <table:table-cell table:style-name="ce6" office:value-type="float" office:value="126.432720526499" calcext:value-type="float">
            <text:p>126.4</text:p>
          </table:table-cell>
          <table:table-cell table:number-columns-repeated="1020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5.2536708473629" calcext:value-type="float">
            <text:p>65.3</text:p>
          </table:table-cell>
          <table:table-cell table:style-name="ce6" office:value-type="float" office:value="174.943977756174" calcext:value-type="float">
            <text:p>174.9</text:p>
          </table:table-cell>
          <table:table-cell table:number-columns-repeated="1020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2794448452252" calcext:value-type="float">
            <text:p>73.3</text:p>
          </table:table-cell>
          <table:table-cell table:style-name="ce6" office:value-type="float" office:value="209.228853966766" calcext:value-type="float">
            <text:p>209.2</text:p>
          </table:table-cell>
          <table:table-cell table:number-columns-repeated="1020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5241474356795" calcext:value-type="float">
            <text:p>64.5</text:p>
          </table:table-cell>
          <table:table-cell table:style-name="ce6" office:value-type="float" office:value="129.201505959375" calcext:value-type="float">
            <text:p>129.2</text:p>
          </table:table-cell>
          <table:table-cell table:number-columns-repeated="1020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1484588506305" calcext:value-type="float">
            <text:p>66.1</text:p>
          </table:table-cell>
          <table:table-cell table:style-name="ce6" office:value-type="float" office:value="162.244457456505" calcext:value-type="float">
            <text:p>162.2</text:p>
          </table:table-cell>
          <table:table-cell table:number-columns-repeated="1020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9.0342431307346" calcext:value-type="float">
            <text:p>69.0</text:p>
          </table:table-cell>
          <table:table-cell table:style-name="ce6" office:value-type="float" office:value="163.852461346571" calcext:value-type="float">
            <text:p>163.9</text:p>
          </table:table-cell>
          <table:table-cell table:number-columns-repeated="1020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469422853858" calcext:value-type="float">
            <text:p>64.5</text:p>
          </table:table-cell>
          <table:table-cell table:style-name="ce6" office:value-type="float" office:value="135.193971875581" calcext:value-type="float">
            <text:p>135.2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8574874474702" calcext:value-type="float">
            <text:p>71.9</text:p>
          </table:table-cell>
          <table:table-cell table:style-name="ce6" office:value-type="float" office:value="204.422633460166" calcext:value-type="float">
            <text:p>204.4</text:p>
          </table:table-cell>
          <table:table-cell table:number-columns-repeated="1020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4702457205614" calcext:value-type="float">
            <text:p>66.5</text:p>
          </table:table-cell>
          <table:table-cell table:style-name="ce6" office:value-type="float" office:value="182.468057432679" calcext:value-type="float">
            <text:p>182.5</text:p>
          </table:table-cell>
          <table:table-cell table:number-columns-repeated="1020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8369333583183" calcext:value-type="float">
            <text:p>68.8</text:p>
          </table:table-cell>
          <table:table-cell table:style-name="ce6" office:value-type="float" office:value="183.69782679939" calcext:value-type="float">
            <text:p>183.7</text:p>
          </table:table-cell>
          <table:table-cell table:number-columns-repeated="1020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6794569073923" calcext:value-type="float">
            <text:p>60.7</text:p>
          </table:table-cell>
          <table:table-cell table:style-name="ce6" office:value-type="float" office:value="120.952343048977" calcext:value-type="float">
            <text:p>121.0</text:p>
          </table:table-cell>
          <table:table-cell table:number-columns-repeated="1020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8934630158002" calcext:value-type="float">
            <text:p>64.9</text:p>
          </table:table-cell>
          <table:table-cell table:style-name="ce6" office:value-type="float" office:value="133.854826231392" calcext:value-type="float">
            <text:p>133.9</text:p>
          </table:table-cell>
          <table:table-cell table:number-columns-repeated="1020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4174719209582" calcext:value-type="float">
            <text:p>66.4</text:p>
          </table:table-cell>
          <table:table-cell table:style-name="ce6" office:value-type="float" office:value="139.743280295884" calcext:value-type="float">
            <text:p>139.7</text:p>
          </table:table-cell>
          <table:table-cell table:number-columns-repeated="1020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0525106688094" calcext:value-type="float">
            <text:p>70.1</text:p>
          </table:table-cell>
          <table:table-cell table:style-name="ce6" office:value-type="float" office:value="194.974115927247" calcext:value-type="float">
            <text:p>195.0</text:p>
          </table:table-cell>
          <table:table-cell table:number-columns-repeated="1020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8.9107320370127" calcext:value-type="float">
            <text:p>58.9</text:p>
          </table:table-cell>
          <table:table-cell table:style-name="ce6" office:value-type="float" office:value="102.08832636784" calcext:value-type="float">
            <text:p>102.1</text:p>
          </table:table-cell>
          <table:table-cell table:number-columns-repeated="1020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1.4153067712281" calcext:value-type="float">
            <text:p>61.4</text:p>
          </table:table-cell>
          <table:table-cell table:style-name="ce6" office:value-type="float" office:value="106.295001359125" calcext:value-type="float">
            <text:p>106.3</text:p>
          </table:table-cell>
          <table:table-cell table:number-columns-repeated="1020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0852995257673" calcext:value-type="float">
            <text:p>72.1</text:p>
          </table:table-cell>
          <table:table-cell table:style-name="ce6" office:value-type="float" office:value="210.636523766533" calcext:value-type="float">
            <text:p>210.6</text:p>
          </table:table-cell>
          <table:table-cell table:number-columns-repeated="102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5397728071705" calcext:value-type="float">
            <text:p>63.5</text:p>
          </table:table-cell>
          <table:table-cell table:style-name="ce6" office:value-type="float" office:value="130.27971411619" calcext:value-type="float">
            <text:p>130.3</text:p>
          </table:table-cell>
          <table:table-cell table:number-columns-repeated="1020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2.67888503907" calcext:value-type="float">
            <text:p>72.7</text:p>
          </table:table-cell>
          <table:table-cell table:style-name="ce6" office:value-type="float" office:value="216.68631525849" calcext:value-type="float">
            <text:p>216.7</text:p>
          </table:table-cell>
          <table:table-cell table:number-columns-repeated="1020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1624698844448" calcext:value-type="float">
            <text:p>69.2</text:p>
          </table:table-cell>
          <table:table-cell table:style-name="ce6" office:value-type="float" office:value="190.849070077584" calcext:value-type="float">
            <text:p>190.8</text:p>
          </table:table-cell>
          <table:table-cell table:number-columns-repeated="1020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8192507182576" calcext:value-type="float">
            <text:p>66.8</text:p>
          </table:table-cell>
          <table:table-cell table:style-name="ce6" office:value-type="float" office:value="178.169090523627" calcext:value-type="float">
            <text:p>178.2</text:p>
          </table:table-cell>
          <table:table-cell table:number-columns-repeated="1020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8.2221798564946" calcext:value-type="float">
            <text:p>68.2</text:p>
          </table:table-cell>
          <table:table-cell table:style-name="ce6" office:value-type="float" office:value="153.098641625936" calcext:value-type="float">
            <text:p>153.1</text:p>
          </table:table-cell>
          <table:table-cell table:number-columns-repeated="1020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266586787432" calcext:value-type="float">
            <text:p>68.3</text:p>
          </table:table-cell>
          <table:table-cell table:style-name="ce6" office:value-type="float" office:value="186.289792971552" calcext:value-type="float">
            <text:p>186.3</text:p>
          </table:table-cell>
          <table:table-cell table:number-columns-repeated="1020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4012051394349" calcext:value-type="float">
            <text:p>63.4</text:p>
          </table:table-cell>
          <table:table-cell table:style-name="ce6" office:value-type="float" office:value="145.316583178589" calcext:value-type="float">
            <text:p>145.3</text:p>
          </table:table-cell>
          <table:table-cell table:number-columns-repeated="1020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0291950607398" calcext:value-type="float">
            <text:p>59.0</text:p>
          </table:table-cell>
          <table:table-cell table:style-name="ce6" office:value-type="float" office:value="98.3726388184667" calcext:value-type="float">
            <text:p>98.4</text:p>
          </table:table-cell>
          <table:table-cell table:number-columns-repeated="1020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6.1921299825332" calcext:value-type="float">
            <text:p>66.2</text:p>
          </table:table-cell>
          <table:table-cell table:style-name="ce6" office:value-type="float" office:value="145.579208735676" calcext:value-type="float">
            <text:p>145.6</text:p>
          </table:table-cell>
          <table:table-cell table:number-columns-repeated="1020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7693560706991" calcext:value-type="float">
            <text:p>63.8</text:p>
          </table:table-cell>
          <table:table-cell table:style-name="ce6" office:value-type="float" office:value="145.403687380832" calcext:value-type="float">
            <text:p>145.4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5981804983064" calcext:value-type="float">
            <text:p>65.6</text:p>
          </table:table-cell>
          <table:table-cell table:style-name="ce6" office:value-type="float" office:value="145.080404329489" calcext:value-type="float">
            <text:p>145.1</text:p>
          </table:table-cell>
          <table:table-cell table:number-columns-repeated="1020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3448548761631" calcext:value-type="float">
            <text:p>59.3</text:p>
          </table:table-cell>
          <table:table-cell table:style-name="ce6" office:value-type="float" office:value="113.415890493119" calcext:value-type="float">
            <text:p>113.4</text:p>
          </table:table-cell>
          <table:table-cell table:number-columns-repeated="1020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2319539277068" calcext:value-type="float">
            <text:p>68.2</text:p>
          </table:table-cell>
          <table:table-cell table:style-name="ce6" office:value-type="float" office:value="195.261990296064" calcext:value-type="float">
            <text:p>195.3</text:p>
          </table:table-cell>
          <table:table-cell table:number-columns-repeated="1020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9.7958609680167" calcext:value-type="float">
            <text:p>59.8</text:p>
          </table:table-cell>
          <table:table-cell table:style-name="ce6" office:value-type="float" office:value="118.754040580074" calcext:value-type="float">
            <text:p>118.8</text:p>
          </table:table-cell>
          <table:table-cell table:number-columns-repeated="1020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3965429282898" calcext:value-type="float">
            <text:p>73.4</text:p>
          </table:table-cell>
          <table:table-cell table:style-name="ce6" office:value-type="float" office:value="220.945760743646" calcext:value-type="float">
            <text:p>220.9</text:p>
          </table:table-cell>
          <table:table-cell table:number-columns-repeated="1020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429741469109" calcext:value-type="float">
            <text:p>66.4</text:p>
          </table:table-cell>
          <table:table-cell table:style-name="ce6" office:value-type="float" office:value="191.946488427172" calcext:value-type="float">
            <text:p>191.9</text:p>
          </table:table-cell>
          <table:table-cell table:number-columns-repeated="1020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3.6956873393538" calcext:value-type="float">
            <text:p>73.7</text:p>
          </table:table-cell>
          <table:table-cell table:style-name="ce6" office:value-type="float" office:value="218.415504458001" calcext:value-type="float">
            <text:p>218.4</text:p>
          </table:table-cell>
          <table:table-cell table:number-columns-repeated="1020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8.7512536320208" calcext:value-type="float">
            <text:p>58.8</text:p>
          </table:table-cell>
          <table:table-cell table:style-name="ce6" office:value-type="float" office:value="97.7224905977011" calcext:value-type="float">
            <text:p>97.7</text:p>
          </table:table-cell>
          <table:table-cell table:number-columns-repeated="1020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7322395071576" calcext:value-type="float">
            <text:p>63.7</text:p>
          </table:table-cell>
          <table:table-cell table:style-name="ce6" office:value-type="float" office:value="154.655272563838" calcext:value-type="float">
            <text:p>154.7</text:p>
          </table:table-cell>
          <table:table-cell table:number-columns-repeated="1020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6646236546352" calcext:value-type="float">
            <text:p>65.7</text:p>
          </table:table-cell>
          <table:table-cell table:style-name="ce6" office:value-type="float" office:value="139.62257313096" calcext:value-type="float">
            <text:p>139.6</text:p>
          </table:table-cell>
          <table:table-cell table:number-columns-repeated="1020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7678456329977" calcext:value-type="float">
            <text:p>69.8</text:p>
          </table:table-cell>
          <table:table-cell table:style-name="ce6" office:value-type="float" office:value="194.604061298549" calcext:value-type="float">
            <text:p>194.6</text:p>
          </table:table-cell>
          <table:table-cell table:number-columns-repeated="1020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7181902703438" calcext:value-type="float">
            <text:p>60.7</text:p>
          </table:table-cell>
          <table:table-cell table:style-name="ce6" office:value-type="float" office:value="116.690215074499" calcext:value-type="float">
            <text:p>116.7</text:p>
          </table:table-cell>
          <table:table-cell table:number-columns-repeated="1020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0829084373533" calcext:value-type="float">
            <text:p>66.1</text:p>
          </table:table-cell>
          <table:table-cell table:style-name="ce6" office:value-type="float" office:value="169.617201955091" calcext:value-type="float">
            <text:p>169.6</text:p>
          </table:table-cell>
          <table:table-cell table:number-columns-repeated="1020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8.1537017938172" calcext:value-type="float">
            <text:p>68.2</text:p>
          </table:table-cell>
          <table:table-cell table:style-name="ce6" office:value-type="float" office:value="178.16580168766" calcext:value-type="float">
            <text:p>178.2</text:p>
          </table:table-cell>
          <table:table-cell table:number-columns-repeated="1020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0362941884185" calcext:value-type="float">
            <text:p>63.0</text:p>
          </table:table-cell>
          <table:table-cell table:style-name="ce6" office:value-type="float" office:value="130.117520780242" calcext:value-type="float">
            <text:p>130.1</text:p>
          </table:table-cell>
          <table:table-cell table:number-columns-repeated="102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8536836690749" calcext:value-type="float">
            <text:p>63.9</text:p>
          </table:table-cell>
          <table:table-cell table:style-name="ce6" office:value-type="float" office:value="145.825608023271" calcext:value-type="float">
            <text:p>145.8</text:p>
          </table:table-cell>
          <table:table-cell table:number-columns-repeated="1020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3095393090567" calcext:value-type="float">
            <text:p>63.3</text:p>
          </table:table-cell>
          <table:table-cell table:style-name="ce6" office:value-type="float" office:value="134.417675049052" calcext:value-type="float">
            <text:p>134.4</text:p>
          </table:table-cell>
          <table:table-cell table:number-columns-repeated="1020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8.3169056442754" calcext:value-type="float">
            <text:p>68.3</text:p>
          </table:table-cell>
          <table:table-cell table:style-name="ce6" office:value-type="float" office:value="160.443182982172" calcext:value-type="float">
            <text:p>160.4</text:p>
          </table:table-cell>
          <table:table-cell table:number-columns-repeated="1020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7528662909405" calcext:value-type="float">
            <text:p>66.8</text:p>
          </table:table-cell>
          <table:table-cell table:style-name="ce6" office:value-type="float" office:value="163.690688814" calcext:value-type="float">
            <text:p>163.7</text:p>
          </table:table-cell>
          <table:table-cell table:number-columns-repeated="1020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5289979382754" calcext:value-type="float">
            <text:p>64.5</text:p>
          </table:table-cell>
          <table:table-cell table:style-name="ce6" office:value-type="float" office:value="131.120790736503" calcext:value-type="float">
            <text:p>131.1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0.0259500665801" calcext:value-type="float">
            <text:p>60.0</text:p>
          </table:table-cell>
          <table:table-cell table:style-name="ce6" office:value-type="float" office:value="87.0354160033182" calcext:value-type="float">
            <text:p>87.0</text:p>
          </table:table-cell>
          <table:table-cell table:number-columns-repeated="1020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0.3892007063949" calcext:value-type="float">
            <text:p>70.4</text:p>
          </table:table-cell>
          <table:table-cell table:style-name="ce6" office:value-type="float" office:value="178.851348335504" calcext:value-type="float">
            <text:p>178.9</text:p>
          </table:table-cell>
          <table:table-cell table:number-columns-repeated="1020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1979378222303" calcext:value-type="float">
            <text:p>71.2</text:p>
          </table:table-cell>
          <table:table-cell table:style-name="ce6" office:value-type="float" office:value="210.134529042031" calcext:value-type="float">
            <text:p>210.1</text:p>
          </table:table-cell>
          <table:table-cell table:number-columns-repeated="1020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3189456601437" calcext:value-type="float">
            <text:p>65.3</text:p>
          </table:table-cell>
          <table:table-cell table:style-name="ce6" office:value-type="float" office:value="154.480913000963" calcext:value-type="float">
            <text:p>154.5</text:p>
          </table:table-cell>
          <table:table-cell table:number-columns-repeated="1020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2381384425361" calcext:value-type="float">
            <text:p>65.2</text:p>
          </table:table-cell>
          <table:table-cell table:style-name="ce6" office:value-type="float" office:value="135.648212327642" calcext:value-type="float">
            <text:p>135.6</text:p>
          </table:table-cell>
          <table:table-cell table:number-columns-repeated="1020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793650605563" calcext:value-type="float">
            <text:p>65.8</text:p>
          </table:table-cell>
          <table:table-cell table:style-name="ce6" office:value-type="float" office:value="140.179483330696" calcext:value-type="float">
            <text:p>140.2</text:p>
          </table:table-cell>
          <table:table-cell table:number-columns-repeated="1020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5.6981278803086" calcext:value-type="float">
            <text:p>65.7</text:p>
          </table:table-cell>
          <table:table-cell table:style-name="ce6" office:value-type="float" office:value="145.625184197326" calcext:value-type="float">
            <text:p>145.6</text:p>
          </table:table-cell>
          <table:table-cell table:number-columns-repeated="1020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5825515145273" calcext:value-type="float">
            <text:p>71.6</text:p>
          </table:table-cell>
          <table:table-cell table:style-name="ce6" office:value-type="float" office:value="192.727036250921" calcext:value-type="float">
            <text:p>192.7</text:p>
          </table:table-cell>
          <table:table-cell table:number-columns-repeated="1020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5554253421448" calcext:value-type="float">
            <text:p>62.6</text:p>
          </table:table-cell>
          <table:table-cell table:style-name="ce6" office:value-type="float" office:value="144.299189909668" calcext:value-type="float">
            <text:p>144.3</text:p>
          </table:table-cell>
          <table:table-cell table:number-columns-repeated="1020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58.1558883121072" calcext:value-type="float">
            <text:p>58.2</text:p>
          </table:table-cell>
          <table:table-cell table:style-name="ce6" office:value-type="float" office:value="95.6788715811646" calcext:value-type="float">
            <text:p>95.7</text:p>
          </table:table-cell>
          <table:table-cell table:number-columns-repeated="1020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6.0718645884626" calcext:value-type="float">
            <text:p>66.1</text:p>
          </table:table-cell>
          <table:table-cell table:style-name="ce6" office:value-type="float" office:value="179.704410058826" calcext:value-type="float">
            <text:p>179.7</text:p>
          </table:table-cell>
          <table:table-cell table:number-columns-repeated="1020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8432786362585" calcext:value-type="float">
            <text:p>71.8</text:p>
          </table:table-cell>
          <table:table-cell table:style-name="ce6" office:value-type="float" office:value="202.152955387985" calcext:value-type="float">
            <text:p>202.2</text:p>
          </table:table-cell>
          <table:table-cell table:number-columns-repeated="1020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1.007888258908" calcext:value-type="float">
            <text:p>71.0</text:p>
          </table:table-cell>
          <table:table-cell table:style-name="ce6" office:value-type="float" office:value="194.080612217446" calcext:value-type="float">
            <text:p>194.1</text:p>
          </table:table-cell>
          <table:table-cell table:number-columns-repeated="1020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5.9999570462348" calcext:value-type="float">
            <text:p>76.0</text:p>
          </table:table-cell>
          <table:table-cell table:style-name="ce6" office:value-type="float" office:value="224.440459195823" calcext:value-type="float">
            <text:p>224.4</text:p>
          </table:table-cell>
          <table:table-cell table:number-columns-repeated="1020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74.7932882435025" calcext:value-type="float">
            <text:p>74.8</text:p>
          </table:table-cell>
          <table:table-cell table:style-name="ce6" office:value-type="float" office:value="215.23544019205" calcext:value-type="float">
            <text:p>215.2</text:p>
          </table:table-cell>
          <table:table-cell table:number-columns-repeated="1020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4.3633676937013" calcext:value-type="float">
            <text:p>64.4</text:p>
          </table:table-cell>
          <table:table-cell table:style-name="ce6" office:value-type="float" office:value="139.880864706159" calcext:value-type="float">
            <text:p>139.9</text:p>
          </table:table-cell>
          <table:table-cell table:number-columns-repeated="1020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4" office:value-type="string" calcext:value-type="string">
            <text:p>Male</text:p>
          </table:table-cell>
          <table:table-cell table:style-name="ce6" office:value-type="float" office:value="69.9262412340003" calcext:value-type="float">
            <text:p>69.9</text:p>
          </table:table-cell>
          <table:table-cell table:style-name="ce6" office:value-type="float" office:value="204.875691679207" calcext:value-type="float">
            <text:p>204.9</text:p>
          </table:table-cell>
          <table:table-cell table:number-columns-repeated="1020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3.7000670167339" calcext:value-type="float">
            <text:p>63.7</text:p>
          </table:table-cell>
          <table:table-cell table:style-name="ce6" office:value-type="float" office:value="142.322039721723" calcext:value-type="float">
            <text:p>142.3</text:p>
          </table:table-cell>
          <table:table-cell table:number-columns-repeated="1020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5936305835178" calcext:value-type="float">
            <text:p>62.6</text:p>
          </table:table-cell>
          <table:table-cell table:style-name="ce6" office:value-type="float" office:value="136.760569754285" calcext:value-type="float">
            <text:p>136.8</text:p>
          </table:table-cell>
          <table:table-cell table:number-columns-repeated="1020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Female</text:p>
          </table:table-cell>
          <table:table-cell table:style-name="ce6" office:value-type="float" office:value="62.5936305835178" calcext:value-type="float">
            <text:p>62.6</text:p>
          </table:table-cell>
          <table:table-cell table:style-name="ce6" office:value-type="float" office:value="136.760569754285" calcext:value-type="float">
            <text:p>136.8</text:p>
          </table:table-cell>
          <table:table-cell table:number-columns-repeated="1020"/>
        </table:table-row>
        <table:table-row table:style-name="ro1" table:number-rows-repeated="4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der-height-weight-EDA" table:style-name="ta2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" table:number-columns-repeated="20" table:default-cell-style-name="Default"/>
        <table:table-column table:style-name="co4" table:number-columns-repeated="986" table:default-cell-style-name="Default"/>
        <table:table-row table:style-name="ro3">
          <table:table-cell table:style-name="ce1"/>
          <table:table-cell table:style-name="ce3"/>
          <table:table-cell table:style-name="ce7"/>
          <table:table-cell table:style-name="ce5" table:number-columns-repeated="2"/>
          <table:table-cell table:style-name="ce1"/>
          <table:table-cell table:style-name="ce9" office:value-type="string" calcext:value-type="string">
            <text:p>Descriptive Statistics</text:p>
          </table:table-cell>
          <table:table-cell table:style-name="ce1" table:number-columns-repeated="3"/>
          <table:table-cell table:style-name="ce10" table:number-columns-repeated="2"/>
          <table:table-cell table:style-name="ce14" office:value-type="string" calcext:value-type="string">
            <text:p>Histogram (Binning and Counting)</text:p>
          </table:table-cell>
          <table:table-cell table:style-name="ce1" table:number-columns-repeated="25"/>
          <table:table-cell table:number-columns-repeated="986"/>
        </table:table-row>
        <table:table-row table:style-name="ro1">
          <table:table-cell table:style-name="ce1" office:value-type="string" calcext:value-type="string">
            <text:p>PatientID</text:p>
          </table:table-cell>
          <table:table-cell table:style-name="ce3" office:value-type="string" calcext:value-type="string">
            <text:p>Gender (text)</text:p>
          </table:table-cell>
          <table:table-cell table:style-name="ce7" office:value-type="string" calcext:value-type="string">
            <text:p>Gender (0/1)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Weight (lb)</text:p>
          </table:table-cell>
          <table:table-cell table:style-name="ce1"/>
          <table:table-cell table:style-name="ce10"/>
          <table:table-cell table:style-name="ce7" office:value-type="string" calcext:value-type="string">
            <text:p>Gender (0/1)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Weight (lb)</text:p>
          </table:table-cell>
          <table:table-cell table:style-name="ce10" table:number-columns-repeated="2"/>
          <table:table-cell/>
          <table:table-cell table:style-name="ce7" office:value-type="string" calcext:value-type="string">
            <text:p>Gender (0/1)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Weight (lb)</text:p>
          </table:table-cell>
          <table:table-cell table:number-columns-repeated="2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]=&quot;Female&quot;; 1; 0)" office:value-type="float" office:value="0" calcext:value-type="float">
            <text:p>0</text:p>
          </table:table-cell>
          <table:table-cell table:style-name="ce6" office:value-type="float" office:value="67.0388652261268" calcext:value-type="float">
            <text:p>67.0</text:p>
          </table:table-cell>
          <table:table-cell table:style-name="ce6" office:value-type="float" office:value="167.912792643045" calcext:value-type="float">
            <text:p>167.9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2">
            <draw:custom-shape table:end-cell-address="'gender-height-weight-EDA'.J7" table:end-x="29.51pt" table:end-y="8.96pt" draw:z-index="2" draw:name="Shape 4" draw:style-name="gr1" draw:text-style-name="P2" svg:width="124.47pt" svg:height="57.71pt" svg:x="8.25pt" svg:y="2.24pt">
              <text:p text:style-name="P1"><text:span text:style-name="T1">COMPUTE DESCRIPTIVE STATISTICS HERE</text:span></text:p>
              <text:p text:style-name="P1"><text:span text:style-name="T1">(delete this box)</text:span></text:p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formula="of:=MIN([.D3:.D103])" office:value-type="float" office:value="56.06663635" calcext:value-type="float">
            <text:p>56.1</text:p>
          </table:table-cell>
          <table:table-cell table:style-name="ce2"/>
          <table:table-cell table:style-name="ce12" table:number-columns-repeated="2"/>
          <table:table-cell table:style-name="ce11" office:value-type="string" calcext:value-type="string">
            <text:p>bins: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]=&quot;Female&quot;; 1; 0)" office:value-type="float" office:value="1" calcext:value-type="float">
            <text:p>1</text:p>
          </table:table-cell>
          <table:table-cell table:style-name="ce6" office:value-type="float" office:value="63.0851623479461" calcext:value-type="float">
            <text:p>63.1</text:p>
          </table:table-cell>
          <table:table-cell table:style-name="ce6" office:value-type="float" office:value="124.829873690161" calcext:value-type="float">
            <text:p>124.8</text:p>
          </table:table-cell>
          <table:table-cell/>
          <table:table-cell table:style-name="ce11" office:value-type="string" calcext:value-type="string">
            <text:p>max</text:p>
          </table:table-cell>
          <table:table-cell table:style-name="ce13" table:formula="of:=MAX([.C3:.C103])" office:value-type="float" office:value="1" calcext:value-type="float">
            <text:p>1.000</text:p>
          </table:table-cell>
          <table:table-cell table:style-name="ce2" table:number-columns-repeated="2"/>
          <table:table-cell table:style-name="ce12" table:number-columns-repeated="2"/>
          <table:table-cell table:style-name="ce11" office:value-type="string" calcext:value-type="string">
            <text:p>interval:</text:p>
          </table:table-cell>
          <table:table-cell table:style-name="ce15" table:formula="of:=MAX(ROUND((MAX([.C$1:.C$1048576]) - MIN([.C$1:.C$1048576])) / [.N$3];0); 1)" office:value-type="float" office:value="1" calcext:value-type="float">
            <text:p>1</text:p>
          </table:table-cell>
          <table:table-cell table:style-name="ce15" table:formula="of:=MAX(ROUND((MAX([.D$1:.D$1048576]) - MIN([.D$1:.D$1048576])) / [.O$3];0); 1)" office:value-type="float" office:value="2" calcext:value-type="float">
            <text:p>2</text:p>
          </table:table-cell>
          <table:table-cell table:style-name="ce15" table:formula="of:=MAX(ROUND((MAX([.E$1:.E$1048576]) - MIN([.E$1:.E$1048576])) / [.P$3];0); 1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5]=&quot;Female&quot;; 1; 0)" office:value-type="float" office:value="0" calcext:value-type="float">
            <text:p>0</text:p>
          </table:table-cell>
          <table:table-cell table:style-name="ce6" office:value-type="float" office:value="64.366676724607" calcext:value-type="float">
            <text:p>64.4</text:p>
          </table:table-cell>
          <table:table-cell table:style-name="ce6" office:value-type="float" office:value="162.495082455027" calcext:value-type="float">
            <text:p>162.5</text:p>
          </table:table-cell>
          <table:table-cell/>
          <table:table-cell table:style-name="ce11" office:value-type="string" calcext:value-type="string">
            <text:p>sum</text:p>
          </table:table-cell>
          <table:table-cell table:style-name="ce2" table:number-columns-repeated="2"/>
          <table:table-cell table:style-name="ce6" table:formula="of:=SUM([.E4:.E104])" office:value-type="float" office:value="16099.82924" calcext:value-type="float">
            <text:p>16,099.8</text:p>
          </table:table-cell>
          <table:table-cell table:style-name="ce12" table:number-columns-repeated="2"/>
          <table:table-cell table:style-name="ce11" office:value-type="string" calcext:value-type="string">
            <text:p>start:</text:p>
          </table:table-cell>
          <table:table-cell table:style-name="ce15" table:formula="of:=COM.MICROSOFT.FLOOR.MATH(MIN([.C$1:.C$1048576]))" office:value-type="float" office:value="0" calcext:value-type="float">
            <text:p>0</text:p>
          </table:table-cell>
          <table:table-cell table:style-name="ce15" table:formula="of:=COM.MICROSOFT.FLOOR.MATH(MIN([.D$1:.D$1048576]))" office:value-type="float" office:value="56" calcext:value-type="float">
            <text:p>56</text:p>
          </table:table-cell>
          <table:table-cell table:style-name="ce15" table:formula="of:=COM.MICROSOFT.FLOOR.MATH(MIN([.E$1:.E$1048576]))"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6]=&quot;Female&quot;; 1; 0)" office:value-type="float" office:value="1" calcext:value-type="float">
            <text:p>1</text:p>
          </table:table-cell>
          <table:table-cell table:style-name="ce6" office:value-type="float" office:value="66.4109077861082" calcext:value-type="float">
            <text:p>66.4</text:p>
          </table:table-cell>
          <table:table-cell table:style-name="ce6" office:value-type="float" office:value="161.99138563683" calcext:value-type="float">
            <text:p>162.0</text:p>
          </table:table-cell>
          <table:table-cell/>
          <table:table-cell table:style-name="ce11" office:value-type="string" calcext:value-type="string">
            <text:p>mean</text:p>
          </table:table-cell>
          <table:table-cell table:style-name="ce13" table:formula="of:=AVERAGE([.C3:.C103])" office:value-type="float" office:value="0.5544554455" calcext:value-type="float">
            <text:p>0.554</text:p>
          </table:table-cell>
          <table:table-cell table:style-name="ce2" table:number-columns-repeated="2"/>
          <table:table-cell table:style-name="ce12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7]=&quot;Female&quot;; 1; 0)" office:value-type="float" office:value="1" calcext:value-type="float">
            <text:p>1</text:p>
          </table:table-cell>
          <table:table-cell table:style-name="ce6" office:value-type="float" office:value="64.7989611645402" calcext:value-type="float">
            <text:p>64.8</text:p>
          </table:table-cell>
          <table:table-cell table:style-name="ce6" office:value-type="float" office:value="152.828705503825" calcext:value-type="float">
            <text:p>152.8</text:p>
          </table:table-cell>
          <table:table-cell/>
          <table:table-cell table:style-name="ce11" office:value-type="string" calcext:value-type="string">
            <text:p>std</text:p>
          </table:table-cell>
          <table:table-cell table:style-name="ce2"/>
          <table:table-cell table:style-name="ce13" table:formula="of:=STDEV([.D3:.D103])" office:value-type="float" office:value="3.713396389" calcext:value-type="float">
            <text:p>3.713</text:p>
          </table:table-cell>
          <table:table-cell table:style-name="ce2"/>
          <table:table-cell table:style-name="ce12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8]=&quot;Female&quot;; 1; 0)" office:value-type="float" office:value="1" calcext:value-type="float">
            <text:p>1</text:p>
          </table:table-cell>
          <table:table-cell table:style-name="ce6" office:value-type="float" office:value="66.2094519012334" calcext:value-type="float">
            <text:p>66.2</text:p>
          </table:table-cell>
          <table:table-cell table:style-name="ce6" office:value-type="float" office:value="140.506413126246" calcext:value-type="float">
            <text:p>140.5</text:p>
          </table:table-cell>
          <table:table-cell table:number-columns-repeated="5"/>
          <table:table-cell table:style-name="ce12" table:number-columns-repeated="2"/>
          <table:table-cell table:style-name="ce1" office:value-type="string" calcext:value-type="string">
            <text:p>Bin Value (gender)</text:p>
          </table:table-cell>
          <table:table-cell table:style-name="ce1" office:value-type="string" calcext:value-type="string">
            <text:p>Count (Freq.)</text:p>
          </table:table-cell>
          <table:table-cell table:style-name="ce1" office:value-type="string" calcext:value-type="string">
            <text:p>Bin Value (height)</text:p>
          </table:table-cell>
          <table:table-cell table:style-name="ce1" office:value-type="string" calcext:value-type="string">
            <text:p>Count (Freq.)</text:p>
          </table:table-cell>
          <table:table-cell table:style-name="ce1" office:value-type="string" calcext:value-type="string">
            <text:p>Bin Value </text:p>
            <text:p>(weight) </text:p>
          </table:table-cell>
          <table:table-cell table:style-name="ce1" office:value-type="string" calcext:value-type="string">
            <text:p>Count (Freq.)</text:p>
          </table:table-cell>
          <table:table-cell table:number-columns-repeated="100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9]=&quot;Female&quot;; 1; 0)" office:value-type="float" office:value="0" calcext:value-type="float">
            <text:p>0</text:p>
          </table:table-cell>
          <table:table-cell table:style-name="ce6" office:value-type="float" office:value="66.3276990468685" calcext:value-type="float">
            <text:p>66.3</text:p>
          </table:table-cell>
          <table:table-cell table:style-name="ce6" office:value-type="float" office:value="156.606046359655" calcext:value-type="float">
            <text:p>156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5" table:formula="of:=[.N5]" office:value-type="float" office:value="0" calcext:value-type="float">
            <text:p>0</text:p>
          </table:table-cell>
          <table:table-cell table:style-name="ce15" table:number-matrix-columns-spanned="1" table:number-matrix-rows-spanned="14" table:formula="of:=FREQUENCY([.C$1:.C$1048576];[.M9:.M21])" office:value-type="float" office:value="229" calcext:value-type="float">
            <text:p>229</text:p>
          </table:table-cell>
          <table:table-cell table:style-name="ce15" table:formula="of:=[.O5]" office:value-type="float" office:value="56" calcext:value-type="float">
            <text:p>56</text:p>
          </table:table-cell>
          <table:table-cell table:style-name="ce15" table:number-matrix-columns-spanned="1" table:number-matrix-rows-spanned="14" table:formula="of:=FREQUENCY([.D$1:.D$1048576];[.O9:.O21])" office:value-type="float" office:value="0" calcext:value-type="float">
            <text:p>0</text:p>
          </table:table-cell>
          <table:table-cell table:style-name="ce15" table:formula="of:=[.P5]" office:value-type="float" office:value="83" calcext:value-type="float">
            <text:p>83</text:p>
          </table:table-cell>
          <table:table-cell table:style-name="ce15" table:number-matrix-columns-spanned="1" table:number-matrix-rows-spanned="14" table:formula="of:=FREQUENCY([.E$1:.E$1048576];[.Q9:.Q21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0]=&quot;Female&quot;; 1; 0)" office:value-type="float" office:value="0" calcext:value-type="float">
            <text:p>0</text:p>
          </table:table-cell>
          <table:table-cell table:style-name="ce6" office:value-type="float" office:value="72.3875690410247" calcext:value-type="float">
            <text:p>72.4</text:p>
          </table:table-cell>
          <table:table-cell table:style-name="ce6" office:value-type="float" office:value="199.446899235481" calcext:value-type="float">
            <text:p>199.4</text:p>
          </table:table-cell>
          <table:table-cell table:number-columns-repeated="5"/>
          <table:table-cell table:style-name="ce12" table:number-columns-repeated="2"/>
          <table:table-cell table:style-name="ce15" table:formula="of:=[.M9]+[.N$4]" office:value-type="float" office:value="1" calcext:value-type="float">
            <text:p>1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table:formula="of:=[.O9]+[.O$4]" office:value-type="float" office:value="58" calcext:value-type="float">
            <text:p>58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formula="of:=[.Q9]+[.P$4]" office:value-type="float" office:value="98" calcext:value-type="float">
            <text:p>98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1]=&quot;Female&quot;; 1; 0)" office:value-type="float" office:value="1" calcext:value-type="float">
            <text:p>1</text:p>
          </table:table-cell>
          <table:table-cell table:style-name="ce6" office:value-type="float" office:value="60.150030714028" calcext:value-type="float">
            <text:p>60.2</text:p>
          </table:table-cell>
          <table:table-cell table:style-name="ce6" office:value-type="float" office:value="103.979162647724" calcext:value-type="float">
            <text:p>104.0</text:p>
          </table:table-cell>
          <table:table-cell table:number-columns-repeated="5"/>
          <table:table-cell table:style-name="ce12" table:number-columns-repeated="2"/>
          <table:table-cell table:style-name="ce15" table:formula="of:=[.M10]+[.N$4]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0]+[.O$4]" office:value-type="float" office:value="60" calcext:value-type="float">
            <text:p>60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[.Q10]+[.P$4]" office:value-type="float" office:value="113" calcext:value-type="float">
            <text:p>11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2]=&quot;Female&quot;; 1; 0)" office:value-type="float" office:value="1" calcext:value-type="float">
            <text:p>1</text:p>
          </table:table-cell>
          <table:table-cell table:style-name="ce6" office:value-type="float" office:value="56.0666363500952" calcext:value-type="float">
            <text:p>56.1</text:p>
          </table:table-cell>
          <table:table-cell table:style-name="ce6" office:value-type="float" office:value="89.5712047395611" calcext:value-type="float">
            <text:p>89.6</text:p>
          </table:table-cell>
          <table:table-cell table:number-columns-repeated="5"/>
          <table:table-cell table:style-name="ce12" table:number-columns-repeated="2"/>
          <table:table-cell table:style-name="ce15" table:formula="of:=[.M11]+[.N$4]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1]+[.O$4]" office:value-type="float" office:value="62" calcext:value-type="float">
            <text:p>62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[.Q11]+[.P$4]" office:value-type="float" office:value="128" calcext:value-type="float">
            <text:p>128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3]=&quot;Female&quot;; 1; 0)" office:value-type="float" office:value="1" calcext:value-type="float">
            <text:p>1</text:p>
          </table:table-cell>
          <table:table-cell table:style-name="ce6" office:value-type="float" office:value="63.3526975521962" calcext:value-type="float">
            <text:p>63.4</text:p>
          </table:table-cell>
          <table:table-cell table:style-name="ce6" office:value-type="float" office:value="141.906509849061" calcext:value-type="float">
            <text:p>141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5" table:formula="of:=[.M12]+[.N$4]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2]+[.O$4]" office:value-type="float" office:value="64" calcext:value-type="float">
            <text:p>64</text:p>
          </table:table-cell>
          <table:table-cell table:style-name="ce15" office:value-type="float" office:value="66" calcext:value-type="float">
            <text:p>66</text:p>
          </table:table-cell>
          <table:table-cell table:style-name="ce15" table:formula="of:=[.Q12]+[.P$4]" office:value-type="float" office:value="143" calcext:value-type="float">
            <text:p>143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100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4]=&quot;Female&quot;; 1; 0)" office:value-type="float" office:value="1" calcext:value-type="float">
            <text:p>1</text:p>
          </table:table-cell>
          <table:table-cell table:style-name="ce6" office:value-type="float" office:value="62.0886315795757" calcext:value-type="float">
            <text:p>62.1</text:p>
          </table:table-cell>
          <table:table-cell table:style-name="ce6" office:value-type="float" office:value="112.748109757602" calcext:value-type="float">
            <text:p>112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5" table:formula="of:=[.M13]+[.N$4]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3]+[.O$4]" office:value-type="float" office:value="66" calcext:value-type="float">
            <text:p>66</text:p>
          </table:table-cell>
          <table:table-cell table:style-name="ce15" office:value-type="float" office:value="96" calcext:value-type="float">
            <text:p>96</text:p>
          </table:table-cell>
          <table:table-cell table:style-name="ce15" table:formula="of:=[.Q13]+[.P$4]" office:value-type="float" office:value="158" calcext:value-type="float">
            <text:p>158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100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5]=&quot;Female&quot;; 1; 0)" office:value-type="float" office:value="0" calcext:value-type="float">
            <text:p>0</text:p>
          </table:table-cell>
          <table:table-cell table:style-name="ce6" office:value-type="float" office:value="64.9224230596659" calcext:value-type="float">
            <text:p>64.9</text:p>
          </table:table-cell>
          <table:table-cell table:style-name="ce6" office:value-type="float" office:value="158.412559422739" calcext:value-type="float">
            <text:p>158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5" table:formula="of:=[.M14]+[.N$4]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4]+[.O$4]" office:value-type="float" office:value="68" calcext:value-type="float">
            <text:p>68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table:formula="of:=[.Q14]+[.P$4]" office:value-type="float" office:value="173" calcext:value-type="float">
            <text:p>173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6]=&quot;Female&quot;; 1; 0)" office:value-type="float" office:value="1" calcext:value-type="float">
            <text:p>1</text:p>
          </table:table-cell>
          <table:table-cell table:style-name="ce6" office:value-type="float" office:value="68.2916245166065" calcext:value-type="float">
            <text:p>68.3</text:p>
          </table:table-cell>
          <table:table-cell table:style-name="ce6" office:value-type="float" office:value="164.183004342798" calcext:value-type="float">
            <text:p>164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5" table:formula="of:=[.M15]+[.N$4]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5]+[.O$4]" office:value-type="float" office:value="70" calcext:value-type="float">
            <text:p>70</text:p>
          </table:table-cell>
          <table:table-cell table:style-name="ce15" office:value-type="float" office:value="69" calcext:value-type="float">
            <text:p>69</text:p>
          </table:table-cell>
          <table:table-cell table:style-name="ce15" table:formula="of:=[.Q15]+[.P$4]" office:value-type="float" office:value="188" calcext:value-type="float">
            <text:p>188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7]=&quot;Female&quot;; 1; 0)" office:value-type="float" office:value="1" calcext:value-type="float">
            <text:p>1</text:p>
          </table:table-cell>
          <table:table-cell table:style-name="ce6" office:value-type="float" office:value="66.0424876840815" calcext:value-type="float">
            <text:p>66.0</text:p>
          </table:table-cell>
          <table:table-cell table:style-name="ce6" office:value-type="float" office:value="133.944360535363" calcext:value-type="float">
            <text:p>133.9</text:p>
          </table:table-cell>
          <table:table-cell/>
          <table:table-cell table:style-name="ce12"/>
          <table:table-cell table:number-columns-repeated="3"/>
          <table:table-cell table:style-name="ce12">
            <draw:frame table:end-cell-address="'gender-height-weight-EDA'.R34" table:end-x="34.55pt" table:end-y="5.98pt" draw:z-index="0" draw:name="Chart 1" draw:style-name="gr2" draw:text-style-name="P3" svg:width="362.21pt" svg:height="213.73pt" svg:x="10.49pt" svg:y="9.01pt">
              <draw:object draw:notify-on-update-of-ranges="'gender-height-weight-EDA'.P9:'gender-height-weight-EDA'.P22 'gender-height-weight-EDA'.R9:'gender-height-weight-EDA'.R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2"/>
          <table:table-cell table:style-name="ce15" table:formula="of:=[.M16]+[.N$4]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6]+[.O$4]" office:value-type="float" office:value="72" calcext:value-type="float">
            <text:p>72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formula="of:=[.Q16]+[.P$4]" office:value-type="float" office:value="203" calcext:value-type="float">
            <text:p>203</text:p>
          </table:table-cell>
          <table:table-cell table:style-name="ce15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table:style-name="ce2" office:value-type="float" office:value="15" calcext:value-type="float">
            <text:p>15</text:p>
            <draw:custom-shape table:end-cell-address="'gender-height-weight-EDA'.I34" table:end-x="38.32pt" table:end-y="9.72pt" draw:z-index="1" draw:name="Shape 3" draw:style-name="gr1" draw:text-style-name="P2" svg:width="392.23pt" svg:height="207.72pt" svg:x="10.49pt" svg:y="6.01pt">
              <text:p text:style-name="P1"><text:span text:style-name="T1">CREATE SCATTER PLOT HERE</text:span></text:p>
              <text:p text:style-name="P1"><text:span text:style-name="T1">(delete this box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8]=&quot;Female&quot;; 1; 0)" office:value-type="float" office:value="1" calcext:value-type="float">
            <text:p>1</text:p>
          </table:table-cell>
          <table:table-cell table:style-name="ce6" office:value-type="float" office:value="62.9076299339235" calcext:value-type="float">
            <text:p>62.9</text:p>
          </table:table-cell>
          <table:table-cell table:style-name="ce6" office:value-type="float" office:value="141.216627796238" calcext:value-type="float">
            <text:p>141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5" table:formula="of:=[.M17]+[.N$4]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7]+[.O$4]" office:value-type="float" office:value="74" calcext:value-type="float">
            <text:p>74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[.Q17]+[.P$4]" office:value-type="float" office:value="218" calcext:value-type="float">
            <text:p>218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9]=&quot;Female&quot;; 1; 0)" office:value-type="float" office:value="0" calcext:value-type="float">
            <text:p>0</text:p>
          </table:table-cell>
          <table:table-cell table:style-name="ce6" office:value-type="float" office:value="72.9213671359476" calcext:value-type="float">
            <text:p>72.9</text:p>
          </table:table-cell>
          <table:table-cell table:style-name="ce6" office:value-type="float" office:value="213.924486409781" calcext:value-type="float">
            <text:p>213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5" table:formula="of:=[.M18]+[.N$4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8]+[.O$4]" office:value-type="float" office:value="76" calcext:value-type="float">
            <text:p>76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Q18]+[.P$4]" office:value-type="float" office:value="233" calcext:value-type="float">
            <text:p>233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0]=&quot;Female&quot;; 1; 0)" office:value-type="float" office:value="1" calcext:value-type="float">
            <text:p>1</text:p>
          </table:table-cell>
          <table:table-cell table:style-name="ce6" office:value-type="float" office:value="68.6872321923365" calcext:value-type="float">
            <text:p>68.7</text:p>
          </table:table-cell>
          <table:table-cell table:style-name="ce6" office:value-type="float" office:value="173.115812588004" calcext:value-type="float">
            <text:p>173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5" table:formula="of:=[.M19]+[.N$4]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19]+[.O$4]" office:value-type="float" office:value="78" calcext:value-type="float">
            <text:p>78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Q19]+[.P$4]" office:value-type="float" office:value="248" calcext:value-type="float">
            <text:p>24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1]=&quot;Female&quot;; 1; 0)" office:value-type="float" office:value="0" calcext:value-type="float">
            <text:p>0</text:p>
          </table:table-cell>
          <table:table-cell table:style-name="ce6" office:value-type="float" office:value="71.5652564587241" calcext:value-type="float">
            <text:p>71.6</text:p>
          </table:table-cell>
          <table:table-cell table:style-name="ce6" office:value-type="float" office:value="194.721856413693" calcext:value-type="float">
            <text:p>194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5" table:formula="of:=[.M20]+[.N$4]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O20]+[.O$4]" office:value-type="float" office:value="80" calcext:value-type="float">
            <text:p>8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Q20]+[.P$4]" office:value-type="float" office:value="263" calcext:value-type="float">
            <text:p>26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2]=&quot;Female&quot;; 1; 0)" office:value-type="float" office:value="0" calcext:value-type="float">
            <text:p>0</text:p>
          </table:table-cell>
          <table:table-cell table:style-name="ce6" office:value-type="float" office:value="66.202347706273" calcext:value-type="float">
            <text:p>66.2</text:p>
          </table:table-cell>
          <table:table-cell table:style-name="ce6" office:value-type="float" office:value="159.390323744187" calcext:value-type="float">
            <text:p>159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3]=&quot;Female&quot;; 1; 0)" office:value-type="float" office:value="1" calcext:value-type="float">
            <text:p>1</text:p>
          </table:table-cell>
          <table:table-cell table:style-name="ce6" office:value-type="float" office:value="58.6463298569074" calcext:value-type="float">
            <text:p>58.6</text:p>
          </table:table-cell>
          <table:table-cell table:style-name="ce6" office:value-type="float" office:value="96.5248498312934" calcext:value-type="float">
            <text:p>96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style-name="ce12" office:value-type="string" calcext:value-type="string">
            <text:p>sum:</text:p>
          </table:table-cell>
          <table:table-cell table:style-name="ce15" table:formula="of:=SUM([.N9:.N22])" office:value-type="float" office:value="500" calcext:value-type="float">
            <text:p>500</text:p>
          </table:table-cell>
          <table:table-cell/>
          <table:table-cell table:style-name="ce15" table:formula="of:=SUM([.P9:.P22])" office:value-type="float" office:value="500" calcext:value-type="float">
            <text:p>500</text:p>
          </table:table-cell>
          <table:table-cell/>
          <table:table-cell table:style-name="ce15" table:formula="of:=SUM([.R9:.R22])" office:value-type="float" office:value="500" calcext:value-type="float">
            <text:p>500</text:p>
          </table:table-cell>
          <table:table-cell table:number-columns-repeated="100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4]=&quot;Female&quot;; 1; 0)" office:value-type="float" office:value="1" calcext:value-type="float">
            <text:p>1</text:p>
          </table:table-cell>
          <table:table-cell table:style-name="ce6" office:value-type="float" office:value="64.3283172106086" calcext:value-type="float">
            <text:p>64.3</text:p>
          </table:table-cell>
          <table:table-cell table:style-name="ce6" office:value-type="float" office:value="134.744705000123" calcext:value-type="float">
            <text:p>134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5]=&quot;Female&quot;; 1; 0)" office:value-type="float" office:value="0" calcext:value-type="float">
            <text:p>0</text:p>
          </table:table-cell>
          <table:table-cell table:style-name="ce6" office:value-type="float" office:value="71.6408051192206" calcext:value-type="float">
            <text:p>71.6</text:p>
          </table:table-cell>
          <table:table-cell table:style-name="ce6" office:value-type="float" office:value="213.741169489411" calcext:value-type="float">
            <text:p>213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6]=&quot;Female&quot;; 1; 0)" office:value-type="float" office:value="1" calcext:value-type="float">
            <text:p>1</text:p>
          </table:table-cell>
          <table:table-cell table:style-name="ce6" office:value-type="float" office:value="61.3916436454159" calcext:value-type="float">
            <text:p>61.4</text:p>
          </table:table-cell>
          <table:table-cell table:style-name="ce6" office:value-type="float" office:value="120.681906546154" calcext:value-type="float">
            <text:p>120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7]=&quot;Female&quot;; 1; 0)" office:value-type="float" office:value="0" calcext:value-type="float">
            <text:p>0</text:p>
          </table:table-cell>
          <table:table-cell table:style-name="ce6" office:value-type="float" office:value="67.1351749028692" calcext:value-type="float">
            <text:p>67.1</text:p>
          </table:table-cell>
          <table:table-cell table:style-name="ce6" office:value-type="float" office:value="177.984361143984" calcext:value-type="float">
            <text:p>178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8]=&quot;Female&quot;; 1; 0)" office:value-type="float" office:value="0" calcext:value-type="float">
            <text:p>0</text:p>
          </table:table-cell>
          <table:table-cell table:style-name="ce6" office:value-type="float" office:value="66.8328782059274" calcext:value-type="float">
            <text:p>66.8</text:p>
          </table:table-cell>
          <table:table-cell table:style-name="ce6" office:value-type="float" office:value="180.683886970857" calcext:value-type="float">
            <text:p>180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9]=&quot;Female&quot;; 1; 0)" office:value-type="float" office:value="0" calcext:value-type="float">
            <text:p>0</text:p>
          </table:table-cell>
          <table:table-cell table:style-name="ce6" office:value-type="float" office:value="68.066866584895" calcext:value-type="float">
            <text:p>68.1</text:p>
          </table:table-cell>
          <table:table-cell table:style-name="ce6" office:value-type="float" office:value="187.038344717004" calcext:value-type="float">
            <text:p>187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0]=&quot;Female&quot;; 1; 0)" office:value-type="float" office:value="1" calcext:value-type="float">
            <text:p>1</text:p>
          </table:table-cell>
          <table:table-cell table:style-name="ce6" office:value-type="float" office:value="63.2603627220612" calcext:value-type="float">
            <text:p>63.3</text:p>
          </table:table-cell>
          <table:table-cell table:style-name="ce6" office:value-type="float" office:value="137.811370151255" calcext:value-type="float">
            <text:p>137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1]=&quot;Female&quot;; 1; 0)" office:value-type="float" office:value="0" calcext:value-type="float">
            <text:p>0</text:p>
          </table:table-cell>
          <table:table-cell table:style-name="ce6" office:value-type="float" office:value="71.8484348479039" calcext:value-type="float">
            <text:p>71.8</text:p>
          </table:table-cell>
          <table:table-cell table:style-name="ce6" office:value-type="float" office:value="218.157469450706" calcext:value-type="float">
            <text:p>218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2]=&quot;Female&quot;; 1; 0)" office:value-type="float" office:value="0" calcext:value-type="float">
            <text:p>0</text:p>
          </table:table-cell>
          <table:table-cell table:style-name="ce6" office:value-type="float" office:value="68.2627394326726" calcext:value-type="float">
            <text:p>68.3</text:p>
          </table:table-cell>
          <table:table-cell table:style-name="ce6" office:value-type="float" office:value="183.078953381949" calcext:value-type="float">
            <text:p>183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3]=&quot;Female&quot;; 1; 0)" office:value-type="float" office:value="1" calcext:value-type="float">
            <text:p>1</text:p>
          </table:table-cell>
          <table:table-cell table:style-name="ce6" office:value-type="float" office:value="68.2543625394003" calcext:value-type="float">
            <text:p>68.3</text:p>
          </table:table-cell>
          <table:table-cell table:style-name="ce6" office:value-type="float" office:value="173.513343771179" calcext:value-type="float">
            <text:p>173.5</text:p>
          </table:table-cell>
          <table:table-cell/>
          <table:table-cell table:style-name="ce12"/>
          <table:table-cell table:number-columns-repeated="3"/>
          <table:table-cell table:style-name="ce12" office:value-type="string" calcext:value-type="string">
            <text:p>sum: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4]=&quot;Female&quot;; 1; 0)" office:value-type="float" office:value="1" calcext:value-type="float">
            <text:p>1</text:p>
          </table:table-cell>
          <table:table-cell table:style-name="ce6" office:value-type="float" office:value="65.7995608057062" calcext:value-type="float">
            <text:p>65.8</text:p>
          </table:table-cell>
          <table:table-cell table:style-name="ce6" office:value-type="float" office:value="157.293742488265" calcext:value-type="float">
            <text:p>157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5]=&quot;Female&quot;; 1; 0)" office:value-type="float" office:value="0" calcext:value-type="float">
            <text:p>0</text:p>
          </table:table-cell>
          <table:table-cell table:style-name="ce6" office:value-type="float" office:value="69.6134038324844" calcext:value-type="float">
            <text:p>69.6</text:p>
          </table:table-cell>
          <table:table-cell table:style-name="ce6" office:value-type="float" office:value="188.868777815123" calcext:value-type="float">
            <text:p>188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6]=&quot;Female&quot;; 1; 0)" office:value-type="float" office:value="0" calcext:value-type="float">
            <text:p>0</text:p>
          </table:table-cell>
          <table:table-cell table:style-name="ce6" office:value-type="float" office:value="68.5683746655455" calcext:value-type="float">
            <text:p>68.6</text:p>
          </table:table-cell>
          <table:table-cell table:style-name="ce6" office:value-type="float" office:value="179.795968121258" calcext:value-type="float">
            <text:p>179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4"/>
          <table:table-cell table:style-name="ce15" table:formula="of:=SUM([.R9:.R22])" office:value-type="float" office:value="500" calcext:value-type="float">
            <text:p>500</text:p>
          </table:table-cell>
          <table:table-cell table:number-columns-repeated="100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7]=&quot;Female&quot;; 1; 0)" office:value-type="float" office:value="1" calcext:value-type="float">
            <text:p>1</text:p>
          </table:table-cell>
          <table:table-cell table:style-name="ce6" office:value-type="float" office:value="65.4491063695484" calcext:value-type="float">
            <text:p>65.4</text:p>
          </table:table-cell>
          <table:table-cell table:style-name="ce6" office:value-type="float" office:value="140.60862619826" calcext:value-type="float">
            <text:p>140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8]=&quot;Female&quot;; 1; 0)" office:value-type="float" office:value="0" calcext:value-type="float">
            <text:p>0</text:p>
          </table:table-cell>
          <table:table-cell table:style-name="ce6" office:value-type="float" office:value="65.1872208535622" calcext:value-type="float">
            <text:p>65.2</text:p>
          </table:table-cell>
          <table:table-cell table:style-name="ce6" office:value-type="float" office:value="172.606482559614" calcext:value-type="float">
            <text:p>172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9]=&quot;Female&quot;; 1; 0)" office:value-type="float" office:value="1" calcext:value-type="float">
            <text:p>1</text:p>
          </table:table-cell>
          <table:table-cell table:style-name="ce6" office:value-type="float" office:value="65.383224212625" calcext:value-type="float">
            <text:p>65.4</text:p>
          </table:table-cell>
          <table:table-cell table:style-name="ce6" office:value-type="float" office:value="140.073641074898" calcext:value-type="float">
            <text:p>140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0]=&quot;Female&quot;; 1; 0)" office:value-type="float" office:value="0" calcext:value-type="float">
            <text:p>0</text:p>
          </table:table-cell>
          <table:table-cell table:style-name="ce6" office:value-type="float" office:value="69.3547795615889" calcext:value-type="float">
            <text:p>69.4</text:p>
          </table:table-cell>
          <table:table-cell table:style-name="ce6" office:value-type="float" office:value="202.332215731187" calcext:value-type="float">
            <text:p>202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1]=&quot;Female&quot;; 1; 0)" office:value-type="float" office:value="0" calcext:value-type="float">
            <text:p>0</text:p>
          </table:table-cell>
          <table:table-cell table:style-name="ce6" office:value-type="float" office:value="70.1560126502743" calcext:value-type="float">
            <text:p>70.2</text:p>
          </table:table-cell>
          <table:table-cell table:style-name="ce6" office:value-type="float" office:value="185.257822705305" calcext:value-type="float">
            <text:p>185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2]=&quot;Female&quot;; 1; 0)" office:value-type="float" office:value="0" calcext:value-type="float">
            <text:p>0</text:p>
          </table:table-cell>
          <table:table-cell table:style-name="ce6" office:value-type="float" office:value="66.7016049901078" calcext:value-type="float">
            <text:p>66.7</text:p>
          </table:table-cell>
          <table:table-cell table:style-name="ce6" office:value-type="float" office:value="172.839809078093" calcext:value-type="float">
            <text:p>172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3]=&quot;Female&quot;; 1; 0)" office:value-type="float" office:value="1" calcext:value-type="float">
            <text:p>1</text:p>
          </table:table-cell>
          <table:table-cell table:style-name="ce6" office:value-type="float" office:value="61.78785109145" calcext:value-type="float">
            <text:p>61.8</text:p>
          </table:table-cell>
          <table:table-cell table:style-name="ce6" office:value-type="float" office:value="121.092797347421" calcext:value-type="float">
            <text:p>121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4]=&quot;Female&quot;; 1; 0)" office:value-type="float" office:value="1" calcext:value-type="float">
            <text:p>1</text:p>
          </table:table-cell>
          <table:table-cell table:style-name="ce6" office:value-type="float" office:value="66.2848633755886" calcext:value-type="float">
            <text:p>66.3</text:p>
          </table:table-cell>
          <table:table-cell table:style-name="ce6" office:value-type="float" office:value="154.885142449294" calcext:value-type="float">
            <text:p>154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5]=&quot;Female&quot;; 1; 0)" office:value-type="float" office:value="1" calcext:value-type="float">
            <text:p>1</text:p>
          </table:table-cell>
          <table:table-cell table:style-name="ce6" office:value-type="float" office:value="67.4118336321295" calcext:value-type="float">
            <text:p>67.4</text:p>
          </table:table-cell>
          <table:table-cell table:style-name="ce6" office:value-type="float" office:value="147.360805343919" calcext:value-type="float">
            <text:p>147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6]=&quot;Female&quot;; 1; 0)" office:value-type="float" office:value="0" calcext:value-type="float">
            <text:p>0</text:p>
          </table:table-cell>
          <table:table-cell table:style-name="ce6" office:value-type="float" office:value="63.5771768953184" calcext:value-type="float">
            <text:p>63.6</text:p>
          </table:table-cell>
          <table:table-cell table:style-name="ce6" office:value-type="float" office:value="156.820414854543" calcext:value-type="float">
            <text:p>156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7]=&quot;Female&quot;; 1; 0)" office:value-type="float" office:value="0" calcext:value-type="float">
            <text:p>0</text:p>
          </table:table-cell>
          <table:table-cell table:style-name="ce6" office:value-type="float" office:value="68.2518364408672" calcext:value-type="float">
            <text:p>68.3</text:p>
          </table:table-cell>
          <table:table-cell table:style-name="ce6" office:value-type="float" office:value="187.060552163801" calcext:value-type="float">
            <text:p>187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8]=&quot;Female&quot;; 1; 0)" office:value-type="float" office:value="0" calcext:value-type="float">
            <text:p>0</text:p>
          </table:table-cell>
          <table:table-cell table:style-name="ce6" office:value-type="float" office:value="72.1989792983851" calcext:value-type="float">
            <text:p>72.2</text:p>
          </table:table-cell>
          <table:table-cell table:style-name="ce6" office:value-type="float" office:value="218.063751401917" calcext:value-type="float">
            <text:p>218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9]=&quot;Female&quot;; 1; 0)" office:value-type="float" office:value="1" calcext:value-type="float">
            <text:p>1</text:p>
          </table:table-cell>
          <table:table-cell table:style-name="ce6" office:value-type="float" office:value="72.4297709549193" calcext:value-type="float">
            <text:p>72.4</text:p>
          </table:table-cell>
          <table:table-cell table:style-name="ce6" office:value-type="float" office:value="177.969532057211" calcext:value-type="float">
            <text:p>178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50]=&quot;Female&quot;; 1; 0)" office:value-type="float" office:value="1" calcext:value-type="float">
            <text:p>1</text:p>
          </table:table-cell>
          <table:table-cell table:style-name="ce6" office:value-type="float" office:value="61.3894906412277" calcext:value-type="float">
            <text:p>61.4</text:p>
          </table:table-cell>
          <table:table-cell table:style-name="ce6" office:value-type="float" office:value="139.105836976208" calcext:value-type="float">
            <text:p>139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51]=&quot;Female&quot;; 1; 0)" office:value-type="float" office:value="0" calcext:value-type="float">
            <text:p>0</text:p>
          </table:table-cell>
          <table:table-cell table:style-name="ce6" office:value-type="float" office:value="69.2127772206538" calcext:value-type="float">
            <text:p>69.2</text:p>
          </table:table-cell>
          <table:table-cell table:style-name="ce6" office:value-type="float" office:value="188.947625431233" calcext:value-type="float">
            <text:p>188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52]=&quot;Female&quot;; 1; 0)" office:value-type="float" office:value="1" calcext:value-type="float">
            <text:p>1</text:p>
          </table:table-cell>
          <table:table-cell table:style-name="ce6" office:value-type="float" office:value="57.7832316168349" calcext:value-type="float">
            <text:p>57.8</text:p>
          </table:table-cell>
          <table:table-cell table:style-name="ce6" office:value-type="float" office:value="126.143595942272" calcext:value-type="float">
            <text:p>126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53]=&quot;Female&quot;; 1; 0)" office:value-type="float" office:value="1" calcext:value-type="float">
            <text:p>1</text:p>
          </table:table-cell>
          <table:table-cell table:style-name="ce6" office:value-type="float" office:value="62.5541763040655" calcext:value-type="float">
            <text:p>62.6</text:p>
          </table:table-cell>
          <table:table-cell table:style-name="ce6" office:value-type="float" office:value="113.449037730277" calcext:value-type="float">
            <text:p>113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54]=&quot;Female&quot;; 1; 0)" office:value-type="float" office:value="1" calcext:value-type="float">
            <text:p>1</text:p>
          </table:table-cell>
          <table:table-cell table:style-name="ce6" office:value-type="float" office:value="62.732417407007" calcext:value-type="float">
            <text:p>62.7</text:p>
          </table:table-cell>
          <table:table-cell table:style-name="ce6" office:value-type="float" office:value="106.884047248122" calcext:value-type="float">
            <text:p>106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55]=&quot;Female&quot;; 1; 0)" office:value-type="float" office:value="0" calcext:value-type="float">
            <text:p>0</text:p>
          </table:table-cell>
          <table:table-cell table:style-name="ce6" office:value-type="float" office:value="70.8098265262868" calcext:value-type="float">
            <text:p>70.8</text:p>
          </table:table-cell>
          <table:table-cell table:style-name="ce6" office:value-type="float" office:value="203.978417730569" calcext:value-type="float">
            <text:p>204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56]=&quot;Female&quot;; 1; 0)" office:value-type="float" office:value="0" calcext:value-type="float">
            <text:p>0</text:p>
          </table:table-cell>
          <table:table-cell table:style-name="ce6" office:value-type="float" office:value="66.6265193462048" calcext:value-type="float">
            <text:p>66.6</text:p>
          </table:table-cell>
          <table:table-cell table:style-name="ce6" office:value-type="float" office:value="179.053683004071" calcext:value-type="float">
            <text:p>179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57]=&quot;Female&quot;; 1; 0)" office:value-type="float" office:value="1" calcext:value-type="float">
            <text:p>1</text:p>
          </table:table-cell>
          <table:table-cell table:style-name="ce6" office:value-type="float" office:value="61.6541746571694" calcext:value-type="float">
            <text:p>61.7</text:p>
          </table:table-cell>
          <table:table-cell table:style-name="ce6" office:value-type="float" office:value="141.49632459471" calcext:value-type="float">
            <text:p>141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58]=&quot;Female&quot;; 1; 0)" office:value-type="float" office:value="0" calcext:value-type="float">
            <text:p>0</text:p>
          </table:table-cell>
          <table:table-cell table:style-name="ce6" office:value-type="float" office:value="66.6594928467085" calcext:value-type="float">
            <text:p>66.7</text:p>
          </table:table-cell>
          <table:table-cell table:style-name="ce6" office:value-type="float" office:value="182.746513591033" calcext:value-type="float">
            <text:p>182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59]=&quot;Female&quot;; 1; 0)" office:value-type="float" office:value="0" calcext:value-type="float">
            <text:p>0</text:p>
          </table:table-cell>
          <table:table-cell table:style-name="ce6" office:value-type="float" office:value="67.8902088460191" calcext:value-type="float">
            <text:p>67.9</text:p>
          </table:table-cell>
          <table:table-cell table:style-name="ce6" office:value-type="float" office:value="168.824926999625" calcext:value-type="float">
            <text:p>168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60]=&quot;Female&quot;; 1; 0)" office:value-type="float" office:value="0" calcext:value-type="float">
            <text:p>0</text:p>
          </table:table-cell>
          <table:table-cell table:style-name="ce6" office:value-type="float" office:value="73.0848942216874" calcext:value-type="float">
            <text:p>73.1</text:p>
          </table:table-cell>
          <table:table-cell table:style-name="ce6" office:value-type="float" office:value="230.678778196553" calcext:value-type="float">
            <text:p>230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61]=&quot;Female&quot;; 1; 0)" office:value-type="float" office:value="1" calcext:value-type="float">
            <text:p>1</text:p>
          </table:table-cell>
          <table:table-cell table:style-name="ce6" office:value-type="float" office:value="63.128042988196" calcext:value-type="float">
            <text:p>63.1</text:p>
          </table:table-cell>
          <table:table-cell table:style-name="ce6" office:value-type="float" office:value="136.592800500294" calcext:value-type="float">
            <text:p>136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62]=&quot;Female&quot;; 1; 0)" office:value-type="float" office:value="0" calcext:value-type="float">
            <text:p>0</text:p>
          </table:table-cell>
          <table:table-cell table:style-name="ce6" office:value-type="float" office:value="69.3685765882715" calcext:value-type="float">
            <text:p>69.4</text:p>
          </table:table-cell>
          <table:table-cell table:style-name="ce6" office:value-type="float" office:value="187.571057528204" calcext:value-type="float">
            <text:p>187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63]=&quot;Female&quot;; 1; 0)" office:value-type="float" office:value="0" calcext:value-type="float">
            <text:p>0</text:p>
          </table:table-cell>
          <table:table-cell table:style-name="ce6" office:value-type="float" office:value="68.3464565013792" calcext:value-type="float">
            <text:p>68.3</text:p>
          </table:table-cell>
          <table:table-cell table:style-name="ce6" office:value-type="float" office:value="178.675992067492" calcext:value-type="float">
            <text:p>178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64]=&quot;Female&quot;; 1; 0)" office:value-type="float" office:value="0" calcext:value-type="float">
            <text:p>0</text:p>
          </table:table-cell>
          <table:table-cell table:style-name="ce6" office:value-type="float" office:value="66.2991930296065" calcext:value-type="float">
            <text:p>66.3</text:p>
          </table:table-cell>
          <table:table-cell table:style-name="ce6" office:value-type="float" office:value="180.201266068932" calcext:value-type="float">
            <text:p>180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65]=&quot;Female&quot;; 1; 0)" office:value-type="float" office:value="1" calcext:value-type="float">
            <text:p>1</text:p>
          </table:table-cell>
          <table:table-cell table:style-name="ce6" office:value-type="float" office:value="66.3867051836085" calcext:value-type="float">
            <text:p>66.4</text:p>
          </table:table-cell>
          <table:table-cell table:style-name="ce6" office:value-type="float" office:value="152.738489949504" calcext:value-type="float">
            <text:p>152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66]=&quot;Female&quot;; 1; 0)" office:value-type="float" office:value="1" calcext:value-type="float">
            <text:p>1</text:p>
          </table:table-cell>
          <table:table-cell table:style-name="ce6" office:value-type="float" office:value="65.119162340088" calcext:value-type="float">
            <text:p>65.1</text:p>
          </table:table-cell>
          <table:table-cell table:style-name="ce6" office:value-type="float" office:value="146.431025155674" calcext:value-type="float">
            <text:p>146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67]=&quot;Female&quot;; 1; 0)" office:value-type="float" office:value="0" calcext:value-type="float">
            <text:p>0</text:p>
          </table:table-cell>
          <table:table-cell table:style-name="ce6" office:value-type="float" office:value="61.7645093762568" calcext:value-type="float">
            <text:p>61.8</text:p>
          </table:table-cell>
          <table:table-cell table:style-name="ce6" office:value-type="float" office:value="135.544201374823" calcext:value-type="float">
            <text:p>135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68]=&quot;Female&quot;; 1; 0)" office:value-type="float" office:value="0" calcext:value-type="float">
            <text:p>0</text:p>
          </table:table-cell>
          <table:table-cell table:style-name="ce6" office:value-type="float" office:value="73.0423169118097" calcext:value-type="float">
            <text:p>73.0</text:p>
          </table:table-cell>
          <table:table-cell table:style-name="ce6" office:value-type="float" office:value="212.348964540199" calcext:value-type="float">
            <text:p>212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69]=&quot;Female&quot;; 1; 0)" office:value-type="float" office:value="1" calcext:value-type="float">
            <text:p>1</text:p>
          </table:table-cell>
          <table:table-cell table:style-name="ce6" office:value-type="float" office:value="61.0826769228384" calcext:value-type="float">
            <text:p>61.1</text:p>
          </table:table-cell>
          <table:table-cell table:style-name="ce6" office:value-type="float" office:value="141.50309801532" calcext:value-type="float">
            <text:p>141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70]=&quot;Female&quot;; 1; 0)" office:value-type="float" office:value="1" calcext:value-type="float">
            <text:p>1</text:p>
          </table:table-cell>
          <table:table-cell table:style-name="ce6" office:value-type="float" office:value="64.889918729116" calcext:value-type="float">
            <text:p>64.9</text:p>
          </table:table-cell>
          <table:table-cell table:style-name="ce6" office:value-type="float" office:value="134.27994876853" calcext:value-type="float">
            <text:p>134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71]=&quot;Female&quot;; 1; 0)" office:value-type="float" office:value="0" calcext:value-type="float">
            <text:p>0</text:p>
          </table:table-cell>
          <table:table-cell table:style-name="ce6" office:value-type="float" office:value="69.9667995979482" calcext:value-type="float">
            <text:p>70.0</text:p>
          </table:table-cell>
          <table:table-cell table:style-name="ce6" office:value-type="float" office:value="189.838617717709" calcext:value-type="float">
            <text:p>189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72]=&quot;Female&quot;; 1; 0)" office:value-type="float" office:value="1" calcext:value-type="float">
            <text:p>1</text:p>
          </table:table-cell>
          <table:table-cell table:style-name="ce6" office:value-type="float" office:value="64.625353074651" calcext:value-type="float">
            <text:p>64.6</text:p>
          </table:table-cell>
          <table:table-cell table:style-name="ce6" office:value-type="float" office:value="143.145608450255" calcext:value-type="float">
            <text:p>143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73]=&quot;Female&quot;; 1; 0)" office:value-type="float" office:value="1" calcext:value-type="float">
            <text:p>1</text:p>
          </table:table-cell>
          <table:table-cell table:style-name="ce6" office:value-type="float" office:value="65.2941650150928" calcext:value-type="float">
            <text:p>65.3</text:p>
          </table:table-cell>
          <table:table-cell table:style-name="ce6" office:value-type="float" office:value="138.807700108306" calcext:value-type="float">
            <text:p>138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74]=&quot;Female&quot;; 1; 0)" office:value-type="float" office:value="0" calcext:value-type="float">
            <text:p>0</text:p>
          </table:table-cell>
          <table:table-cell table:style-name="ce6" office:value-type="float" office:value="65.8560430168292" calcext:value-type="float">
            <text:p>65.9</text:p>
          </table:table-cell>
          <table:table-cell table:style-name="ce6" office:value-type="float" office:value="169.67626673248" calcext:value-type="float">
            <text:p>169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75]=&quot;Female&quot;; 1; 0)" office:value-type="float" office:value="1" calcext:value-type="float">
            <text:p>1</text:p>
          </table:table-cell>
          <table:table-cell table:style-name="ce6" office:value-type="float" office:value="60.1595090304518" calcext:value-type="float">
            <text:p>60.2</text:p>
          </table:table-cell>
          <table:table-cell table:style-name="ce6" office:value-type="float" office:value="116.10637611162" calcext:value-type="float">
            <text:p>116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76]=&quot;Female&quot;; 1; 0)" office:value-type="float" office:value="0" calcext:value-type="float">
            <text:p>0</text:p>
          </table:table-cell>
          <table:table-cell table:style-name="ce6" office:value-type="float" office:value="71.4523265352799" calcext:value-type="float">
            <text:p>71.5</text:p>
          </table:table-cell>
          <table:table-cell table:style-name="ce6" office:value-type="float" office:value="203.448273004639" calcext:value-type="float">
            <text:p>203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77]=&quot;Female&quot;; 1; 0)" office:value-type="float" office:value="1" calcext:value-type="float">
            <text:p>1</text:p>
          </table:table-cell>
          <table:table-cell table:style-name="ce6" office:value-type="float" office:value="64.7910182373408" calcext:value-type="float">
            <text:p>64.8</text:p>
          </table:table-cell>
          <table:table-cell table:style-name="ce6" office:value-type="float" office:value="140.40091320664" calcext:value-type="float">
            <text:p>140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78]=&quot;Female&quot;; 1; 0)" office:value-type="float" office:value="1" calcext:value-type="float">
            <text:p>1</text:p>
          </table:table-cell>
          <table:table-cell table:style-name="ce6" office:value-type="float" office:value="63.7011397144788" calcext:value-type="float">
            <text:p>63.7</text:p>
          </table:table-cell>
          <table:table-cell table:style-name="ce6" office:value-type="float" office:value="152.904962789341" calcext:value-type="float">
            <text:p>15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79]=&quot;Female&quot;; 1; 0)" office:value-type="float" office:value="1" calcext:value-type="float">
            <text:p>1</text:p>
          </table:table-cell>
          <table:table-cell table:style-name="ce6" office:value-type="float" office:value="60.025917295093" calcext:value-type="float">
            <text:p>60.0</text:p>
          </table:table-cell>
          <table:table-cell table:style-name="ce6" office:value-type="float" office:value="126.460829766303" calcext:value-type="float">
            <text:p>126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80]=&quot;Female&quot;; 1; 0)" office:value-type="float" office:value="1" calcext:value-type="float">
            <text:p>1</text:p>
          </table:table-cell>
          <table:table-cell table:style-name="ce6" office:value-type="float" office:value="62.9349262148006" calcext:value-type="float">
            <text:p>62.9</text:p>
          </table:table-cell>
          <table:table-cell table:style-name="ce6" office:value-type="float" office:value="132.61652537078" calcext:value-type="float">
            <text:p>132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81]=&quot;Female&quot;; 1; 0)" office:value-type="float" office:value="1" calcext:value-type="float">
            <text:p>1</text:p>
          </table:table-cell>
          <table:table-cell table:style-name="ce6" office:value-type="float" office:value="63.6860190981696" calcext:value-type="float">
            <text:p>63.7</text:p>
          </table:table-cell>
          <table:table-cell table:style-name="ce6" office:value-type="float" office:value="129.021055261541" calcext:value-type="float">
            <text:p>129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82]=&quot;Female&quot;; 1; 0)" office:value-type="float" office:value="0" calcext:value-type="float">
            <text:p>0</text:p>
          </table:table-cell>
          <table:table-cell table:style-name="ce6" office:value-type="float" office:value="67.0840433478276" calcext:value-type="float">
            <text:p>67.1</text:p>
          </table:table-cell>
          <table:table-cell table:style-name="ce6" office:value-type="float" office:value="167.893176922926" calcext:value-type="float">
            <text:p>167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83]=&quot;Female&quot;; 1; 0)" office:value-type="float" office:value="1" calcext:value-type="float">
            <text:p>1</text:p>
          </table:table-cell>
          <table:table-cell table:style-name="ce6" office:value-type="float" office:value="60.1616691929441" calcext:value-type="float">
            <text:p>60.2</text:p>
          </table:table-cell>
          <table:table-cell table:style-name="ce6" office:value-type="float" office:value="130.820809922092" calcext:value-type="float">
            <text:p>130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84]=&quot;Female&quot;; 1; 0)" office:value-type="float" office:value="1" calcext:value-type="float">
            <text:p>1</text:p>
          </table:table-cell>
          <table:table-cell table:style-name="ce6" office:value-type="float" office:value="65.052618957827" calcext:value-type="float">
            <text:p>65.1</text:p>
          </table:table-cell>
          <table:table-cell table:style-name="ce6" office:value-type="float" office:value="150.097941625046" calcext:value-type="float">
            <text:p>150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85]=&quot;Female&quot;; 1; 0)" office:value-type="float" office:value="0" calcext:value-type="float">
            <text:p>0</text:p>
          </table:table-cell>
          <table:table-cell table:style-name="ce6" office:value-type="float" office:value="70.6471391547845" calcext:value-type="float">
            <text:p>70.6</text:p>
          </table:table-cell>
          <table:table-cell table:style-name="ce6" office:value-type="float" office:value="207.556408191843" calcext:value-type="float">
            <text:p>207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86]=&quot;Female&quot;; 1; 0)" office:value-type="float" office:value="1" calcext:value-type="float">
            <text:p>1</text:p>
          </table:table-cell>
          <table:table-cell table:style-name="ce6" office:value-type="float" office:value="66.9869801293675" calcext:value-type="float">
            <text:p>67.0</text:p>
          </table:table-cell>
          <table:table-cell table:style-name="ce6" office:value-type="float" office:value="155.33023439413" calcext:value-type="float">
            <text:p>155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87]=&quot;Female&quot;; 1; 0)" office:value-type="float" office:value="1" calcext:value-type="float">
            <text:p>1</text:p>
          </table:table-cell>
          <table:table-cell table:style-name="ce6" office:value-type="float" office:value="63.9304349811277" calcext:value-type="float">
            <text:p>63.9</text:p>
          </table:table-cell>
          <table:table-cell table:style-name="ce6" office:value-type="float" office:value="134.409159480214" calcext:value-type="float">
            <text:p>13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88]=&quot;Female&quot;; 1; 0)" office:value-type="float" office:value="1" calcext:value-type="float">
            <text:p>1</text:p>
          </table:table-cell>
          <table:table-cell table:style-name="ce6" office:value-type="float" office:value="66.6370546818033" calcext:value-type="float">
            <text:p>66.6</text:p>
          </table:table-cell>
          <table:table-cell table:style-name="ce6" office:value-type="float" office:value="146.411268413887" calcext:value-type="float">
            <text:p>146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89]=&quot;Female&quot;; 1; 0)" office:value-type="float" office:value="1" calcext:value-type="float">
            <text:p>1</text:p>
          </table:table-cell>
          <table:table-cell table:style-name="ce6" office:value-type="float" office:value="64.2946984483287" calcext:value-type="float">
            <text:p>64.3</text:p>
          </table:table-cell>
          <table:table-cell table:style-name="ce6" office:value-type="float" office:value="148.066097319915" calcext:value-type="float">
            <text:p>148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90]=&quot;Female&quot;; 1; 0)" office:value-type="float" office:value="0" calcext:value-type="float">
            <text:p>0</text:p>
          </table:table-cell>
          <table:table-cell table:style-name="ce6" office:value-type="float" office:value="71.1893840849912" calcext:value-type="float">
            <text:p>71.2</text:p>
          </table:table-cell>
          <table:table-cell table:style-name="ce6" office:value-type="float" office:value="202.782735719744" calcext:value-type="float">
            <text:p>202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91]=&quot;Female&quot;; 1; 0)" office:value-type="float" office:value="0" calcext:value-type="float">
            <text:p>0</text:p>
          </table:table-cell>
          <table:table-cell table:style-name="ce6" office:value-type="float" office:value="67.7492068507248" calcext:value-type="float">
            <text:p>67.7</text:p>
          </table:table-cell>
          <table:table-cell table:style-name="ce6" office:value-type="float" office:value="178.583626608061" calcext:value-type="float">
            <text:p>178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92]=&quot;Female&quot;; 1; 0)" office:value-type="float" office:value="1" calcext:value-type="float">
            <text:p>1</text:p>
          </table:table-cell>
          <table:table-cell table:style-name="ce6" office:value-type="float" office:value="66.5380772533596" calcext:value-type="float">
            <text:p>66.5</text:p>
          </table:table-cell>
          <table:table-cell table:style-name="ce6" office:value-type="float" office:value="143.664713932853" calcext:value-type="float">
            <text:p>143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93]=&quot;Female&quot;; 1; 0)" office:value-type="float" office:value="0" calcext:value-type="float">
            <text:p>0</text:p>
          </table:table-cell>
          <table:table-cell table:style-name="ce6" office:value-type="float" office:value="72.2584089235993" calcext:value-type="float">
            <text:p>72.3</text:p>
          </table:table-cell>
          <table:table-cell table:style-name="ce6" office:value-type="float" office:value="192.910266551722" calcext:value-type="float">
            <text:p>19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94]=&quot;Female&quot;; 1; 0)" office:value-type="float" office:value="1" calcext:value-type="float">
            <text:p>1</text:p>
          </table:table-cell>
          <table:table-cell table:style-name="ce6" office:value-type="float" office:value="60.5684836937429" calcext:value-type="float">
            <text:p>60.6</text:p>
          </table:table-cell>
          <table:table-cell table:style-name="ce6" office:value-type="float" office:value="110.490718413001" calcext:value-type="float">
            <text:p>110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95]=&quot;Female&quot;; 1; 0)" office:value-type="float" office:value="1" calcext:value-type="float">
            <text:p>1</text:p>
          </table:table-cell>
          <table:table-cell table:style-name="ce6" office:value-type="float" office:value="64.2168207729234" calcext:value-type="float">
            <text:p>64.2</text:p>
          </table:table-cell>
          <table:table-cell table:style-name="ce6" office:value-type="float" office:value="145.603465596979" calcext:value-type="float">
            <text:p>145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96]=&quot;Female&quot;; 1; 0)" office:value-type="float" office:value="1" calcext:value-type="float">
            <text:p>1</text:p>
          </table:table-cell>
          <table:table-cell table:style-name="ce6" office:value-type="float" office:value="68.7108446478983" calcext:value-type="float">
            <text:p>68.7</text:p>
          </table:table-cell>
          <table:table-cell table:style-name="ce6" office:value-type="float" office:value="178.870748110566" calcext:value-type="float">
            <text:p>178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97]=&quot;Female&quot;; 1; 0)" office:value-type="float" office:value="0" calcext:value-type="float">
            <text:p>0</text:p>
          </table:table-cell>
          <table:table-cell table:style-name="ce6" office:value-type="float" office:value="66.5185887565785" calcext:value-type="float">
            <text:p>66.5</text:p>
          </table:table-cell>
          <table:table-cell table:style-name="ce6" office:value-type="float" office:value="167.076642378442" calcext:value-type="float">
            <text:p>167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98]=&quot;Female&quot;; 1; 0)" office:value-type="float" office:value="1" calcext:value-type="float">
            <text:p>1</text:p>
          </table:table-cell>
          <table:table-cell table:style-name="ce6" office:value-type="float" office:value="66.597740053578" calcext:value-type="float">
            <text:p>66.6</text:p>
          </table:table-cell>
          <table:table-cell table:style-name="ce6" office:value-type="float" office:value="152.242961212192" calcext:value-type="float">
            <text:p>152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99]=&quot;Female&quot;; 1; 0)" office:value-type="float" office:value="1" calcext:value-type="float">
            <text:p>1</text:p>
          </table:table-cell>
          <table:table-cell table:style-name="ce6" office:value-type="float" office:value="59.5676198493025" calcext:value-type="float">
            <text:p>59.6</text:p>
          </table:table-cell>
          <table:table-cell table:style-name="ce6" office:value-type="float" office:value="130.11924560848" calcext:value-type="float">
            <text:p>130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00]=&quot;Female&quot;; 1; 0)" office:value-type="float" office:value="1" calcext:value-type="float">
            <text:p>1</text:p>
          </table:table-cell>
          <table:table-cell table:style-name="ce6" office:value-type="float" office:value="61.0085441877015" calcext:value-type="float">
            <text:p>61.0</text:p>
          </table:table-cell>
          <table:table-cell table:style-name="ce6" office:value-type="float" office:value="118.038053266885" calcext:value-type="float">
            <text:p>118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01]=&quot;Female&quot;; 1; 0)" office:value-type="float" office:value="1" calcext:value-type="float">
            <text:p>1</text:p>
          </table:table-cell>
          <table:table-cell table:style-name="ce6" office:value-type="float" office:value="65.9745826070951" calcext:value-type="float">
            <text:p>66.0</text:p>
          </table:table-cell>
          <table:table-cell table:style-name="ce6" office:value-type="float" office:value="161.061364589181" calcext:value-type="float">
            <text:p>161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02]=&quot;Female&quot;; 1; 0)" office:value-type="float" office:value="0" calcext:value-type="float">
            <text:p>0</text:p>
          </table:table-cell>
          <table:table-cell table:style-name="ce6" office:value-type="float" office:value="67.1671943275299" calcext:value-type="float">
            <text:p>67.2</text:p>
          </table:table-cell>
          <table:table-cell table:style-name="ce6" office:value-type="float" office:value="158.46989586734" calcext:value-type="float">
            <text:p>158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03]=&quot;Female&quot;; 1; 0)" office:value-type="float" office:value="0" calcext:value-type="float">
            <text:p>0</text:p>
          </table:table-cell>
          <table:table-cell table:style-name="ce6" office:value-type="float" office:value="70.1912244814707" calcext:value-type="float">
            <text:p>70.2</text:p>
          </table:table-cell>
          <table:table-cell table:style-name="ce6" office:value-type="float" office:value="205.941790671464" calcext:value-type="float">
            <text:p>205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04]=&quot;Female&quot;; 1; 0)" office:value-type="float" office:value="0" calcext:value-type="float">
            <text:p>0</text:p>
          </table:table-cell>
          <table:table-cell table:style-name="ce6" office:value-type="float" office:value="68.0684949386101" calcext:value-type="float">
            <text:p>68.1</text:p>
          </table:table-cell>
          <table:table-cell table:style-name="ce6" office:value-type="float" office:value="171.056290533074" calcext:value-type="float">
            <text:p>171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05]=&quot;Female&quot;; 1; 0)" office:value-type="float" office:value="1" calcext:value-type="float">
            <text:p>1</text:p>
          </table:table-cell>
          <table:table-cell table:style-name="ce6" office:value-type="float" office:value="66.8354886156107" calcext:value-type="float">
            <text:p>66.8</text:p>
          </table:table-cell>
          <table:table-cell table:style-name="ce6" office:value-type="float" office:value="155.995109221324" calcext:value-type="float">
            <text:p>156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06]=&quot;Female&quot;; 1; 0)" office:value-type="float" office:value="0" calcext:value-type="float">
            <text:p>0</text:p>
          </table:table-cell>
          <table:table-cell table:style-name="ce6" office:value-type="float" office:value="67.2406988227067" calcext:value-type="float">
            <text:p>67.2</text:p>
          </table:table-cell>
          <table:table-cell table:style-name="ce6" office:value-type="float" office:value="176.746305447761" calcext:value-type="float">
            <text:p>176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07]=&quot;Female&quot;; 1; 0)" office:value-type="float" office:value="1" calcext:value-type="float">
            <text:p>1</text:p>
          </table:table-cell>
          <table:table-cell table:style-name="ce6" office:value-type="float" office:value="57.7648078883808" calcext:value-type="float">
            <text:p>57.8</text:p>
          </table:table-cell>
          <table:table-cell table:style-name="ce6" office:value-type="float" office:value="89.7899984409701" calcext:value-type="float">
            <text:p>89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08]=&quot;Female&quot;; 1; 0)" office:value-type="float" office:value="0" calcext:value-type="float">
            <text:p>0</text:p>
          </table:table-cell>
          <table:table-cell table:style-name="ce6" office:value-type="float" office:value="69.8611969523225" calcext:value-type="float">
            <text:p>69.9</text:p>
          </table:table-cell>
          <table:table-cell table:style-name="ce6" office:value-type="float" office:value="179.662496461814" calcext:value-type="float">
            <text:p>179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09]=&quot;Female&quot;; 1; 0)" office:value-type="float" office:value="1" calcext:value-type="float">
            <text:p>1</text:p>
          </table:table-cell>
          <table:table-cell table:style-name="ce6" office:value-type="float" office:value="63.271718526254" calcext:value-type="float">
            <text:p>63.3</text:p>
          </table:table-cell>
          <table:table-cell table:style-name="ce6" office:value-type="float" office:value="149.122726526788" calcext:value-type="float">
            <text:p>149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10]=&quot;Female&quot;; 1; 0)" office:value-type="float" office:value="1" calcext:value-type="float">
            <text:p>1</text:p>
          </table:table-cell>
          <table:table-cell table:style-name="ce6" office:value-type="float" office:value="64.3593160479614" calcext:value-type="float">
            <text:p>64.4</text:p>
          </table:table-cell>
          <table:table-cell table:style-name="ce6" office:value-type="float" office:value="143.54212203477" calcext:value-type="float">
            <text:p>143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11]=&quot;Female&quot;; 1; 0)" office:value-type="float" office:value="1" calcext:value-type="float">
            <text:p>1</text:p>
          </table:table-cell>
          <table:table-cell table:style-name="ce6" office:value-type="float" office:value="57.7142565482688" calcext:value-type="float">
            <text:p>57.7</text:p>
          </table:table-cell>
          <table:table-cell table:style-name="ce6" office:value-type="float" office:value="94.389732636505" calcext:value-type="float">
            <text:p>9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12]=&quot;Female&quot;; 1; 0)" office:value-type="float" office:value="1" calcext:value-type="float">
            <text:p>1</text:p>
          </table:table-cell>
          <table:table-cell table:style-name="ce6" office:value-type="float" office:value="62.8423241680706" calcext:value-type="float">
            <text:p>62.8</text:p>
          </table:table-cell>
          <table:table-cell table:style-name="ce6" office:value-type="float" office:value="134.991464818202" calcext:value-type="float">
            <text:p>13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13]=&quot;Female&quot;; 1; 0)" office:value-type="float" office:value="0" calcext:value-type="float">
            <text:p>0</text:p>
          </table:table-cell>
          <table:table-cell table:style-name="ce6" office:value-type="float" office:value="70.8591906944626" calcext:value-type="float">
            <text:p>70.9</text:p>
          </table:table-cell>
          <table:table-cell table:style-name="ce6" office:value-type="float" office:value="184.493250594327" calcext:value-type="float">
            <text:p>184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14]=&quot;Female&quot;; 1; 0)" office:value-type="float" office:value="1" calcext:value-type="float">
            <text:p>1</text:p>
          </table:table-cell>
          <table:table-cell table:style-name="ce6" office:value-type="float" office:value="64.5778172609094" calcext:value-type="float">
            <text:p>64.6</text:p>
          </table:table-cell>
          <table:table-cell table:style-name="ce6" office:value-type="float" office:value="131.692896462759" calcext:value-type="float">
            <text:p>131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15]=&quot;Female&quot;; 1; 0)" office:value-type="float" office:value="0" calcext:value-type="float">
            <text:p>0</text:p>
          </table:table-cell>
          <table:table-cell table:style-name="ce6" office:value-type="float" office:value="69.5059599786522" calcext:value-type="float">
            <text:p>69.5</text:p>
          </table:table-cell>
          <table:table-cell table:style-name="ce6" office:value-type="float" office:value="192.842105715014" calcext:value-type="float">
            <text:p>192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16]=&quot;Female&quot;; 1; 0)" office:value-type="float" office:value="1" calcext:value-type="float">
            <text:p>1</text:p>
          </table:table-cell>
          <table:table-cell table:style-name="ce6" office:value-type="float" office:value="64.0835397150341" calcext:value-type="float">
            <text:p>64.1</text:p>
          </table:table-cell>
          <table:table-cell table:style-name="ce6" office:value-type="float" office:value="134.313713406345" calcext:value-type="float">
            <text:p>134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17]=&quot;Female&quot;; 1; 0)" office:value-type="float" office:value="0" calcext:value-type="float">
            <text:p>0</text:p>
          </table:table-cell>
          <table:table-cell table:style-name="ce6" office:value-type="float" office:value="66.5573566284942" calcext:value-type="float">
            <text:p>66.6</text:p>
          </table:table-cell>
          <table:table-cell table:style-name="ce6" office:value-type="float" office:value="153.372626085851" calcext:value-type="float">
            <text:p>153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18]=&quot;Female&quot;; 1; 0)" office:value-type="float" office:value="0" calcext:value-type="float">
            <text:p>0</text:p>
          </table:table-cell>
          <table:table-cell table:style-name="ce6" office:value-type="float" office:value="66.8749067066368" calcext:value-type="float">
            <text:p>66.9</text:p>
          </table:table-cell>
          <table:table-cell table:style-name="ce6" office:value-type="float" office:value="168.449683646485" calcext:value-type="float">
            <text:p>168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19]=&quot;Female&quot;; 1; 0)" office:value-type="float" office:value="0" calcext:value-type="float">
            <text:p>0</text:p>
          </table:table-cell>
          <table:table-cell table:style-name="ce6" office:value-type="float" office:value="69.0526282274144" calcext:value-type="float">
            <text:p>69.1</text:p>
          </table:table-cell>
          <table:table-cell table:style-name="ce6" office:value-type="float" office:value="194.68090179018" calcext:value-type="float">
            <text:p>194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20]=&quot;Female&quot;; 1; 0)" office:value-type="float" office:value="1" calcext:value-type="float">
            <text:p>1</text:p>
          </table:table-cell>
          <table:table-cell table:style-name="ce6" office:value-type="float" office:value="64.7562799058097" calcext:value-type="float">
            <text:p>64.8</text:p>
          </table:table-cell>
          <table:table-cell table:style-name="ce6" office:value-type="float" office:value="137.34847119427" calcext:value-type="float">
            <text:p>137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21]=&quot;Female&quot;; 1; 0)" office:value-type="float" office:value="0" calcext:value-type="float">
            <text:p>0</text:p>
          </table:table-cell>
          <table:table-cell table:style-name="ce6" office:value-type="float" office:value="66.116644596928" calcext:value-type="float">
            <text:p>66.1</text:p>
          </table:table-cell>
          <table:table-cell table:style-name="ce6" office:value-type="float" office:value="146.189967034633" calcext:value-type="float">
            <text:p>146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22]=&quot;Female&quot;; 1; 0)" office:value-type="float" office:value="0" calcext:value-type="float">
            <text:p>0</text:p>
          </table:table-cell>
          <table:table-cell table:style-name="ce6" office:value-type="float" office:value="70.0377611559296" calcext:value-type="float">
            <text:p>70.0</text:p>
          </table:table-cell>
          <table:table-cell table:style-name="ce6" office:value-type="float" office:value="190.71536807354" calcext:value-type="float">
            <text:p>190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23]=&quot;Female&quot;; 1; 0)" office:value-type="float" office:value="0" calcext:value-type="float">
            <text:p>0</text:p>
          </table:table-cell>
          <table:table-cell table:style-name="ce6" office:value-type="float" office:value="68.481875364733" calcext:value-type="float">
            <text:p>68.5</text:p>
          </table:table-cell>
          <table:table-cell table:style-name="ce6" office:value-type="float" office:value="170.352329550626" calcext:value-type="float">
            <text:p>170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24]=&quot;Female&quot;; 1; 0)" office:value-type="float" office:value="0" calcext:value-type="float">
            <text:p>0</text:p>
          </table:table-cell>
          <table:table-cell table:style-name="ce6" office:value-type="float" office:value="66.2860528762587" calcext:value-type="float">
            <text:p>66.3</text:p>
          </table:table-cell>
          <table:table-cell table:style-name="ce6" office:value-type="float" office:value="191.279163405694" calcext:value-type="float">
            <text:p>191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25]=&quot;Female&quot;; 1; 0)" office:value-type="float" office:value="0" calcext:value-type="float">
            <text:p>0</text:p>
          </table:table-cell>
          <table:table-cell table:style-name="ce6" office:value-type="float" office:value="68.9152116618598" calcext:value-type="float">
            <text:p>68.9</text:p>
          </table:table-cell>
          <table:table-cell table:style-name="ce6" office:value-type="float" office:value="172.930340699224" calcext:value-type="float">
            <text:p>17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26]=&quot;Female&quot;; 1; 0)" office:value-type="float" office:value="1" calcext:value-type="float">
            <text:p>1</text:p>
          </table:table-cell>
          <table:table-cell table:style-name="ce6" office:value-type="float" office:value="63.420512815037" calcext:value-type="float">
            <text:p>63.4</text:p>
          </table:table-cell>
          <table:table-cell table:style-name="ce6" office:value-type="float" office:value="134.999570948388" calcext:value-type="float">
            <text:p>13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27]=&quot;Female&quot;; 1; 0)" office:value-type="float" office:value="1" calcext:value-type="float">
            <text:p>1</text:p>
          </table:table-cell>
          <table:table-cell table:style-name="ce6" office:value-type="float" office:value="59.6678488000619" calcext:value-type="float">
            <text:p>59.7</text:p>
          </table:table-cell>
          <table:table-cell table:style-name="ce6" office:value-type="float" office:value="126.355255679648" calcext:value-type="float">
            <text:p>126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28]=&quot;Female&quot;; 1; 0)" office:value-type="float" office:value="0" calcext:value-type="float">
            <text:p>0</text:p>
          </table:table-cell>
          <table:table-cell table:style-name="ce6" office:value-type="float" office:value="68.0485307533177" calcext:value-type="float">
            <text:p>68.0</text:p>
          </table:table-cell>
          <table:table-cell table:style-name="ce6" office:value-type="float" office:value="182.755815169608" calcext:value-type="float">
            <text:p>182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29]=&quot;Female&quot;; 1; 0)" office:value-type="float" office:value="1" calcext:value-type="float">
            <text:p>1</text:p>
          </table:table-cell>
          <table:table-cell table:style-name="ce6" office:value-type="float" office:value="66.0738700860418" calcext:value-type="float">
            <text:p>66.1</text:p>
          </table:table-cell>
          <table:table-cell table:style-name="ce6" office:value-type="float" office:value="162.949944756918" calcext:value-type="float">
            <text:p>16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30]=&quot;Female&quot;; 1; 0)" office:value-type="float" office:value="1" calcext:value-type="float">
            <text:p>1</text:p>
          </table:table-cell>
          <table:table-cell table:style-name="ce6" office:value-type="float" office:value="60.0117844254731" calcext:value-type="float">
            <text:p>60.0</text:p>
          </table:table-cell>
          <table:table-cell table:style-name="ce6" office:value-type="float" office:value="109.049629540284" calcext:value-type="float">
            <text:p>109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31]=&quot;Female&quot;; 1; 0)" office:value-type="float" office:value="0" calcext:value-type="float">
            <text:p>0</text:p>
          </table:table-cell>
          <table:table-cell table:style-name="ce6" office:value-type="float" office:value="66.2521505114177" calcext:value-type="float">
            <text:p>66.3</text:p>
          </table:table-cell>
          <table:table-cell table:style-name="ce6" office:value-type="float" office:value="170.109499628414" calcext:value-type="float">
            <text:p>170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32]=&quot;Female&quot;; 1; 0)" office:value-type="float" office:value="1" calcext:value-type="float">
            <text:p>1</text:p>
          </table:table-cell>
          <table:table-cell table:style-name="ce6" office:value-type="float" office:value="60.396830471111" calcext:value-type="float">
            <text:p>60.4</text:p>
          </table:table-cell>
          <table:table-cell table:style-name="ce6" office:value-type="float" office:value="112.882706758414" calcext:value-type="float">
            <text:p>11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33]=&quot;Female&quot;; 1; 0)" office:value-type="float" office:value="1" calcext:value-type="float">
            <text:p>1</text:p>
          </table:table-cell>
          <table:table-cell table:style-name="ce6" office:value-type="float" office:value="62.2777113817982" calcext:value-type="float">
            <text:p>62.3</text:p>
          </table:table-cell>
          <table:table-cell table:style-name="ce6" office:value-type="float" office:value="144.235252906176" calcext:value-type="float">
            <text:p>144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34]=&quot;Female&quot;; 1; 0)" office:value-type="float" office:value="1" calcext:value-type="float">
            <text:p>1</text:p>
          </table:table-cell>
          <table:table-cell table:style-name="ce6" office:value-type="float" office:value="68.3032330596564" calcext:value-type="float">
            <text:p>68.3</text:p>
          </table:table-cell>
          <table:table-cell table:style-name="ce6" office:value-type="float" office:value="167.999553483597" calcext:value-type="float">
            <text:p>168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35]=&quot;Female&quot;; 1; 0)" office:value-type="float" office:value="1" calcext:value-type="float">
            <text:p>1</text:p>
          </table:table-cell>
          <table:table-cell table:style-name="ce6" office:value-type="float" office:value="66.1141556115706" calcext:value-type="float">
            <text:p>66.1</text:p>
          </table:table-cell>
          <table:table-cell table:style-name="ce6" office:value-type="float" office:value="158.953933508482" calcext:value-type="float">
            <text:p>159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36]=&quot;Female&quot;; 1; 0)" office:value-type="float" office:value="1" calcext:value-type="float">
            <text:p>1</text:p>
          </table:table-cell>
          <table:table-cell table:style-name="ce6" office:value-type="float" office:value="59.481420066797" calcext:value-type="float">
            <text:p>59.5</text:p>
          </table:table-cell>
          <table:table-cell table:style-name="ce6" office:value-type="float" office:value="108.895812844617" calcext:value-type="float">
            <text:p>108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37]=&quot;Female&quot;; 1; 0)" office:value-type="float" office:value="1" calcext:value-type="float">
            <text:p>1</text:p>
          </table:table-cell>
          <table:table-cell table:style-name="ce6" office:value-type="float" office:value="63.5814065482242" calcext:value-type="float">
            <text:p>63.6</text:p>
          </table:table-cell>
          <table:table-cell table:style-name="ce6" office:value-type="float" office:value="138.229396222889" calcext:value-type="float">
            <text:p>138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38]=&quot;Female&quot;; 1; 0)" office:value-type="float" office:value="1" calcext:value-type="float">
            <text:p>1</text:p>
          </table:table-cell>
          <table:table-cell table:style-name="ce6" office:value-type="float" office:value="67.449272973975" calcext:value-type="float">
            <text:p>67.4</text:p>
          </table:table-cell>
          <table:table-cell table:style-name="ce6" office:value-type="float" office:value="170.830353595279" calcext:value-type="float">
            <text:p>170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39]=&quot;Female&quot;; 1; 0)" office:value-type="float" office:value="0" calcext:value-type="float">
            <text:p>0</text:p>
          </table:table-cell>
          <table:table-cell table:style-name="ce6" office:value-type="float" office:value="71.3300644834237" calcext:value-type="float">
            <text:p>71.3</text:p>
          </table:table-cell>
          <table:table-cell table:style-name="ce6" office:value-type="float" office:value="205.815358424294" calcext:value-type="float">
            <text:p>205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40]=&quot;Female&quot;; 1; 0)" office:value-type="float" office:value="0" calcext:value-type="float">
            <text:p>0</text:p>
          </table:table-cell>
          <table:table-cell table:style-name="ce6" office:value-type="float" office:value="73.611985368161" calcext:value-type="float">
            <text:p>73.6</text:p>
          </table:table-cell>
          <table:table-cell table:style-name="ce6" office:value-type="float" office:value="236.780537487324" calcext:value-type="float">
            <text:p>236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41]=&quot;Female&quot;; 1; 0)" office:value-type="float" office:value="1" calcext:value-type="float">
            <text:p>1</text:p>
          </table:table-cell>
          <table:table-cell table:style-name="ce6" office:value-type="float" office:value="65.4981690383316" calcext:value-type="float">
            <text:p>65.5</text:p>
          </table:table-cell>
          <table:table-cell table:style-name="ce6" office:value-type="float" office:value="132.30801122843" calcext:value-type="float">
            <text:p>132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42]=&quot;Female&quot;; 1; 0)" office:value-type="float" office:value="1" calcext:value-type="float">
            <text:p>1</text:p>
          </table:table-cell>
          <table:table-cell table:style-name="ce6" office:value-type="float" office:value="63.2583509652557" calcext:value-type="float">
            <text:p>63.3</text:p>
          </table:table-cell>
          <table:table-cell table:style-name="ce6" office:value-type="float" office:value="124.217167528261" calcext:value-type="float">
            <text:p>124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43]=&quot;Female&quot;; 1; 0)" office:value-type="float" office:value="1" calcext:value-type="float">
            <text:p>1</text:p>
          </table:table-cell>
          <table:table-cell table:style-name="ce6" office:value-type="float" office:value="66.1637280851813" calcext:value-type="float">
            <text:p>66.2</text:p>
          </table:table-cell>
          <table:table-cell table:style-name="ce6" office:value-type="float" office:value="138.032075185304" calcext:value-type="float">
            <text:p>138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44]=&quot;Female&quot;; 1; 0)" office:value-type="float" office:value="1" calcext:value-type="float">
            <text:p>1</text:p>
          </table:table-cell>
          <table:table-cell table:style-name="ce6" office:value-type="float" office:value="63.9097591005028" calcext:value-type="float">
            <text:p>63.9</text:p>
          </table:table-cell>
          <table:table-cell table:style-name="ce6" office:value-type="float" office:value="131.560483537676" calcext:value-type="float">
            <text:p>131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45]=&quot;Female&quot;; 1; 0)" office:value-type="float" office:value="0" calcext:value-type="float">
            <text:p>0</text:p>
          </table:table-cell>
          <table:table-cell table:style-name="ce6" office:value-type="float" office:value="64.4645502964371" calcext:value-type="float">
            <text:p>64.5</text:p>
          </table:table-cell>
          <table:table-cell table:style-name="ce6" office:value-type="float" office:value="157.310480696028" calcext:value-type="float">
            <text:p>157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46]=&quot;Female&quot;; 1; 0)" office:value-type="float" office:value="1" calcext:value-type="float">
            <text:p>1</text:p>
          </table:table-cell>
          <table:table-cell table:style-name="ce6" office:value-type="float" office:value="56.8103172829116" calcext:value-type="float">
            <text:p>56.8</text:p>
          </table:table-cell>
          <table:table-cell table:style-name="ce6" office:value-type="float" office:value="84.1706947685606" calcext:value-type="float">
            <text:p>84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47]=&quot;Female&quot;; 1; 0)" office:value-type="float" office:value="0" calcext:value-type="float">
            <text:p>0</text:p>
          </table:table-cell>
          <table:table-cell table:style-name="ce6" office:value-type="float" office:value="70.6803962691179" calcext:value-type="float">
            <text:p>70.7</text:p>
          </table:table-cell>
          <table:table-cell table:style-name="ce6" office:value-type="float" office:value="199.508656245495" calcext:value-type="float">
            <text:p>199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48]=&quot;Female&quot;; 1; 0)" office:value-type="float" office:value="0" calcext:value-type="float">
            <text:p>0</text:p>
          </table:table-cell>
          <table:table-cell table:style-name="ce6" office:value-type="float" office:value="64.988090122599" calcext:value-type="float">
            <text:p>65.0</text:p>
          </table:table-cell>
          <table:table-cell table:style-name="ce6" office:value-type="float" office:value="169.409645165324" calcext:value-type="float">
            <text:p>169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49]=&quot;Female&quot;; 1; 0)" office:value-type="float" office:value="1" calcext:value-type="float">
            <text:p>1</text:p>
          </table:table-cell>
          <table:table-cell table:style-name="ce6" office:value-type="float" office:value="62.7607442096268" calcext:value-type="float">
            <text:p>62.8</text:p>
          </table:table-cell>
          <table:table-cell table:style-name="ce6" office:value-type="float" office:value="134.128284769777" calcext:value-type="float">
            <text:p>134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50]=&quot;Female&quot;; 1; 0)" office:value-type="float" office:value="1" calcext:value-type="float">
            <text:p>1</text:p>
          </table:table-cell>
          <table:table-cell table:style-name="ce6" office:value-type="float" office:value="65.4275869144579" calcext:value-type="float">
            <text:p>65.4</text:p>
          </table:table-cell>
          <table:table-cell table:style-name="ce6" office:value-type="float" office:value="143.336330917209" calcext:value-type="float">
            <text:p>143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51]=&quot;Female&quot;; 1; 0)" office:value-type="float" office:value="0" calcext:value-type="float">
            <text:p>0</text:p>
          </table:table-cell>
          <table:table-cell table:style-name="ce6" office:value-type="float" office:value="72.4304688231764" calcext:value-type="float">
            <text:p>72.4</text:p>
          </table:table-cell>
          <table:table-cell table:style-name="ce6" office:value-type="float" office:value="189.179011191401" calcext:value-type="float">
            <text:p>189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52]=&quot;Female&quot;; 1; 0)" office:value-type="float" office:value="0" calcext:value-type="float">
            <text:p>0</text:p>
          </table:table-cell>
          <table:table-cell table:style-name="ce6" office:value-type="float" office:value="67.2274450523167" calcext:value-type="float">
            <text:p>67.2</text:p>
          </table:table-cell>
          <table:table-cell table:style-name="ce6" office:value-type="float" office:value="182.546137959834" calcext:value-type="float">
            <text:p>182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53]=&quot;Female&quot;; 1; 0)" office:value-type="float" office:value="1" calcext:value-type="float">
            <text:p>1</text:p>
          </table:table-cell>
          <table:table-cell table:style-name="ce6" office:value-type="float" office:value="60.3150453482763" calcext:value-type="float">
            <text:p>60.3</text:p>
          </table:table-cell>
          <table:table-cell table:style-name="ce6" office:value-type="float" office:value="111.974874107803" calcext:value-type="float">
            <text:p>112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54]=&quot;Female&quot;; 1; 0)" office:value-type="float" office:value="1" calcext:value-type="float">
            <text:p>1</text:p>
          </table:table-cell>
          <table:table-cell table:style-name="ce6" office:value-type="float" office:value="64.6408569467034" calcext:value-type="float">
            <text:p>64.6</text:p>
          </table:table-cell>
          <table:table-cell table:style-name="ce6" office:value-type="float" office:value="119.32933018666" calcext:value-type="float">
            <text:p>119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55]=&quot;Female&quot;; 1; 0)" office:value-type="float" office:value="1" calcext:value-type="float">
            <text:p>1</text:p>
          </table:table-cell>
          <table:table-cell table:style-name="ce6" office:value-type="float" office:value="61.8176552663779" calcext:value-type="float">
            <text:p>61.8</text:p>
          </table:table-cell>
          <table:table-cell table:style-name="ce6" office:value-type="float" office:value="121.615000159206" calcext:value-type="float">
            <text:p>121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56]=&quot;Female&quot;; 1; 0)" office:value-type="float" office:value="0" calcext:value-type="float">
            <text:p>0</text:p>
          </table:table-cell>
          <table:table-cell table:style-name="ce6" office:value-type="float" office:value="71.1845576397817" calcext:value-type="float">
            <text:p>71.2</text:p>
          </table:table-cell>
          <table:table-cell table:style-name="ce6" office:value-type="float" office:value="200.837100922882" calcext:value-type="float">
            <text:p>200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57]=&quot;Female&quot;; 1; 0)" office:value-type="float" office:value="1" calcext:value-type="float">
            <text:p>1</text:p>
          </table:table-cell>
          <table:table-cell table:style-name="ce6" office:value-type="float" office:value="66.8873234452573" calcext:value-type="float">
            <text:p>66.9</text:p>
          </table:table-cell>
          <table:table-cell table:style-name="ce6" office:value-type="float" office:value="162.872453448311" calcext:value-type="float">
            <text:p>16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58]=&quot;Female&quot;; 1; 0)" office:value-type="float" office:value="0" calcext:value-type="float">
            <text:p>0</text:p>
          </table:table-cell>
          <table:table-cell table:style-name="ce6" office:value-type="float" office:value="71.6051458474554" calcext:value-type="float">
            <text:p>71.6</text:p>
          </table:table-cell>
          <table:table-cell table:style-name="ce6" office:value-type="float" office:value="192.427913613357" calcext:value-type="float">
            <text:p>192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59]=&quot;Female&quot;; 1; 0)" office:value-type="float" office:value="0" calcext:value-type="float">
            <text:p>0</text:p>
          </table:table-cell>
          <table:table-cell table:style-name="ce6" office:value-type="float" office:value="71.4351749033072" calcext:value-type="float">
            <text:p>71.4</text:p>
          </table:table-cell>
          <table:table-cell table:style-name="ce6" office:value-type="float" office:value="213.337773308762" calcext:value-type="float">
            <text:p>213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60]=&quot;Female&quot;; 1; 0)" office:value-type="float" office:value="0" calcext:value-type="float">
            <text:p>0</text:p>
          </table:table-cell>
          <table:table-cell table:style-name="ce6" office:value-type="float" office:value="70.8656161119303" calcext:value-type="float">
            <text:p>70.9</text:p>
          </table:table-cell>
          <table:table-cell table:style-name="ce6" office:value-type="float" office:value="214.981393879642" calcext:value-type="float">
            <text:p>21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61]=&quot;Female&quot;; 1; 0)" office:value-type="float" office:value="0" calcext:value-type="float">
            <text:p>0</text:p>
          </table:table-cell>
          <table:table-cell table:style-name="ce6" office:value-type="float" office:value="68.4994406951495" calcext:value-type="float">
            <text:p>68.5</text:p>
          </table:table-cell>
          <table:table-cell table:style-name="ce6" office:value-type="float" office:value="184.660637079457" calcext:value-type="float">
            <text:p>184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62]=&quot;Female&quot;; 1; 0)" office:value-type="float" office:value="0" calcext:value-type="float">
            <text:p>0</text:p>
          </table:table-cell>
          <table:table-cell table:style-name="ce6" office:value-type="float" office:value="73.1640798477115" calcext:value-type="float">
            <text:p>73.2</text:p>
          </table:table-cell>
          <table:table-cell table:style-name="ce6" office:value-type="float" office:value="213.509492257167" calcext:value-type="float">
            <text:p>213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63]=&quot;Female&quot;; 1; 0)" office:value-type="float" office:value="1" calcext:value-type="float">
            <text:p>1</text:p>
          </table:table-cell>
          <table:table-cell table:style-name="ce6" office:value-type="float" office:value="63.1794982498071" calcext:value-type="float">
            <text:p>63.2</text:p>
          </table:table-cell>
          <table:table-cell table:style-name="ce6" office:value-type="float" office:value="141.266099582434" calcext:value-type="float">
            <text:p>141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64]=&quot;Female&quot;; 1; 0)" office:value-type="float" office:value="1" calcext:value-type="float">
            <text:p>1</text:p>
          </table:table-cell>
          <table:table-cell table:style-name="ce6" office:value-type="float" office:value="61.5250911236378" calcext:value-type="float">
            <text:p>61.5</text:p>
          </table:table-cell>
          <table:table-cell table:style-name="ce6" office:value-type="float" office:value="133.528507704123" calcext:value-type="float">
            <text:p>133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65]=&quot;Female&quot;; 1; 0)" office:value-type="float" office:value="0" calcext:value-type="float">
            <text:p>0</text:p>
          </table:table-cell>
          <table:table-cell table:style-name="ce6" office:value-type="float" office:value="69.0438666249045" calcext:value-type="float">
            <text:p>69.0</text:p>
          </table:table-cell>
          <table:table-cell table:style-name="ce6" office:value-type="float" office:value="181.377015019601" calcext:value-type="float">
            <text:p>181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66]=&quot;Female&quot;; 1; 0)" office:value-type="float" office:value="0" calcext:value-type="float">
            <text:p>0</text:p>
          </table:table-cell>
          <table:table-cell table:style-name="ce6" office:value-type="float" office:value="66.8969915133392" calcext:value-type="float">
            <text:p>66.9</text:p>
          </table:table-cell>
          <table:table-cell table:style-name="ce6" office:value-type="float" office:value="177.573446455673" calcext:value-type="float">
            <text:p>177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67]=&quot;Female&quot;; 1; 0)" office:value-type="float" office:value="0" calcext:value-type="float">
            <text:p>0</text:p>
          </table:table-cell>
          <table:table-cell table:style-name="ce6" office:value-type="float" office:value="68.005429002183" calcext:value-type="float">
            <text:p>68.0</text:p>
          </table:table-cell>
          <table:table-cell table:style-name="ce6" office:value-type="float" office:value="194.754189235412" calcext:value-type="float">
            <text:p>194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68]=&quot;Female&quot;; 1; 0)" office:value-type="float" office:value="0" calcext:value-type="float">
            <text:p>0</text:p>
          </table:table-cell>
          <table:table-cell table:style-name="ce6" office:value-type="float" office:value="67.5316570524766" calcext:value-type="float">
            <text:p>67.5</text:p>
          </table:table-cell>
          <table:table-cell table:style-name="ce6" office:value-type="float" office:value="164.004352795121" calcext:value-type="float">
            <text:p>164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69]=&quot;Female&quot;; 1; 0)" office:value-type="float" office:value="0" calcext:value-type="float">
            <text:p>0</text:p>
          </table:table-cell>
          <table:table-cell table:style-name="ce6" office:value-type="float" office:value="64.4082732512145" calcext:value-type="float">
            <text:p>64.4</text:p>
          </table:table-cell>
          <table:table-cell table:style-name="ce6" office:value-type="float" office:value="154.641041608773" calcext:value-type="float">
            <text:p>154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70]=&quot;Female&quot;; 1; 0)" office:value-type="float" office:value="1" calcext:value-type="float">
            <text:p>1</text:p>
          </table:table-cell>
          <table:table-cell table:style-name="ce6" office:value-type="float" office:value="61.5819746301437" calcext:value-type="float">
            <text:p>61.6</text:p>
          </table:table-cell>
          <table:table-cell table:style-name="ce6" office:value-type="float" office:value="140.585717556394" calcext:value-type="float">
            <text:p>140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71]=&quot;Female&quot;; 1; 0)" office:value-type="float" office:value="1" calcext:value-type="float">
            <text:p>1</text:p>
          </table:table-cell>
          <table:table-cell table:style-name="ce6" office:value-type="float" office:value="69.4709873791619" calcext:value-type="float">
            <text:p>69.5</text:p>
          </table:table-cell>
          <table:table-cell table:style-name="ce6" office:value-type="float" office:value="178.981463730448" calcext:value-type="float">
            <text:p>179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72]=&quot;Female&quot;; 1; 0)" office:value-type="float" office:value="1" calcext:value-type="float">
            <text:p>1</text:p>
          </table:table-cell>
          <table:table-cell table:style-name="ce6" office:value-type="float" office:value="66.2874422639476" calcext:value-type="float">
            <text:p>66.3</text:p>
          </table:table-cell>
          <table:table-cell table:style-name="ce6" office:value-type="float" office:value="168.905571923085" calcext:value-type="float">
            <text:p>168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73]=&quot;Female&quot;; 1; 0)" office:value-type="float" office:value="0" calcext:value-type="float">
            <text:p>0</text:p>
          </table:table-cell>
          <table:table-cell table:style-name="ce6" office:value-type="float" office:value="65.8254451927654" calcext:value-type="float">
            <text:p>65.8</text:p>
          </table:table-cell>
          <table:table-cell table:style-name="ce6" office:value-type="float" office:value="156.804215038989" calcext:value-type="float">
            <text:p>156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74]=&quot;Female&quot;; 1; 0)" office:value-type="float" office:value="0" calcext:value-type="float">
            <text:p>0</text:p>
          </table:table-cell>
          <table:table-cell table:style-name="ce6" office:value-type="float" office:value="64.5608284830163" calcext:value-type="float">
            <text:p>64.6</text:p>
          </table:table-cell>
          <table:table-cell table:style-name="ce6" office:value-type="float" office:value="161.889769141679" calcext:value-type="float">
            <text:p>161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75]=&quot;Female&quot;; 1; 0)" office:value-type="float" office:value="1" calcext:value-type="float">
            <text:p>1</text:p>
          </table:table-cell>
          <table:table-cell table:style-name="ce6" office:value-type="float" office:value="64.5563984334083" calcext:value-type="float">
            <text:p>64.6</text:p>
          </table:table-cell>
          <table:table-cell table:style-name="ce6" office:value-type="float" office:value="146.411541695103" calcext:value-type="float">
            <text:p>146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76]=&quot;Female&quot;; 1; 0)" office:value-type="float" office:value="0" calcext:value-type="float">
            <text:p>0</text:p>
          </table:table-cell>
          <table:table-cell table:style-name="ce6" office:value-type="float" office:value="71.1929614495965" calcext:value-type="float">
            <text:p>71.2</text:p>
          </table:table-cell>
          <table:table-cell table:style-name="ce6" office:value-type="float" office:value="206.196180056506" calcext:value-type="float">
            <text:p>206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77]=&quot;Female&quot;; 1; 0)" office:value-type="float" office:value="1" calcext:value-type="float">
            <text:p>1</text:p>
          </table:table-cell>
          <table:table-cell table:style-name="ce6" office:value-type="float" office:value="56.7371834718755" calcext:value-type="float">
            <text:p>56.7</text:p>
          </table:table-cell>
          <table:table-cell table:style-name="ce6" office:value-type="float" office:value="91.6054372300519" calcext:value-type="float">
            <text:p>91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78]=&quot;Female&quot;; 1; 0)" office:value-type="float" office:value="0" calcext:value-type="float">
            <text:p>0</text:p>
          </table:table-cell>
          <table:table-cell table:style-name="ce6" office:value-type="float" office:value="64.8904252076047" calcext:value-type="float">
            <text:p>64.9</text:p>
          </table:table-cell>
          <table:table-cell table:style-name="ce6" office:value-type="float" office:value="157.249289180483" calcext:value-type="float">
            <text:p>157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79]=&quot;Female&quot;; 1; 0)" office:value-type="float" office:value="0" calcext:value-type="float">
            <text:p>0</text:p>
          </table:table-cell>
          <table:table-cell table:style-name="ce6" office:value-type="float" office:value="66.3515413194102" calcext:value-type="float">
            <text:p>66.4</text:p>
          </table:table-cell>
          <table:table-cell table:style-name="ce6" office:value-type="float" office:value="171.963792430396" calcext:value-type="float">
            <text:p>172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80]=&quot;Female&quot;; 1; 0)" office:value-type="float" office:value="1" calcext:value-type="float">
            <text:p>1</text:p>
          </table:table-cell>
          <table:table-cell table:style-name="ce6" office:value-type="float" office:value="66.0937129470602" calcext:value-type="float">
            <text:p>66.1</text:p>
          </table:table-cell>
          <table:table-cell table:style-name="ce6" office:value-type="float" office:value="131.150114364033" calcext:value-type="float">
            <text:p>131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81]=&quot;Female&quot;; 1; 0)" office:value-type="float" office:value="0" calcext:value-type="float">
            <text:p>0</text:p>
          </table:table-cell>
          <table:table-cell table:style-name="ce6" office:value-type="float" office:value="69.1176573779058" calcext:value-type="float">
            <text:p>69.1</text:p>
          </table:table-cell>
          <table:table-cell table:style-name="ce6" office:value-type="float" office:value="197.491802106448" calcext:value-type="float">
            <text:p>197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82]=&quot;Female&quot;; 1; 0)" office:value-type="float" office:value="0" calcext:value-type="float">
            <text:p>0</text:p>
          </table:table-cell>
          <table:table-cell table:style-name="ce6" office:value-type="float" office:value="72.5976629480473" calcext:value-type="float">
            <text:p>72.6</text:p>
          </table:table-cell>
          <table:table-cell table:style-name="ce6" office:value-type="float" office:value="205.095540164959" calcext:value-type="float">
            <text:p>205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83]=&quot;Female&quot;; 1; 0)" office:value-type="float" office:value="1" calcext:value-type="float">
            <text:p>1</text:p>
          </table:table-cell>
          <table:table-cell table:style-name="ce6" office:value-type="float" office:value="64.705557795015" calcext:value-type="float">
            <text:p>64.7</text:p>
          </table:table-cell>
          <table:table-cell table:style-name="ce6" office:value-type="float" office:value="147.951506893112" calcext:value-type="float">
            <text:p>148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84]=&quot;Female&quot;; 1; 0)" office:value-type="float" office:value="1" calcext:value-type="float">
            <text:p>1</text:p>
          </table:table-cell>
          <table:table-cell table:style-name="ce6" office:value-type="float" office:value="64.3417048328623" calcext:value-type="float">
            <text:p>64.3</text:p>
          </table:table-cell>
          <table:table-cell table:style-name="ce6" office:value-type="float" office:value="138.297275974031" calcext:value-type="float">
            <text:p>138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85]=&quot;Female&quot;; 1; 0)" office:value-type="float" office:value="1" calcext:value-type="float">
            <text:p>1</text:p>
          </table:table-cell>
          <table:table-cell table:style-name="ce6" office:value-type="float" office:value="65.0600117405822" calcext:value-type="float">
            <text:p>65.1</text:p>
          </table:table-cell>
          <table:table-cell table:style-name="ce6" office:value-type="float" office:value="144.758964434927" calcext:value-type="float">
            <text:p>144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86]=&quot;Female&quot;; 1; 0)" office:value-type="float" office:value="0" calcext:value-type="float">
            <text:p>0</text:p>
          </table:table-cell>
          <table:table-cell table:style-name="ce6" office:value-type="float" office:value="69.3387376279613" calcext:value-type="float">
            <text:p>69.3</text:p>
          </table:table-cell>
          <table:table-cell table:style-name="ce6" office:value-type="float" office:value="191.445654280964" calcext:value-type="float">
            <text:p>191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87]=&quot;Female&quot;; 1; 0)" office:value-type="float" office:value="1" calcext:value-type="float">
            <text:p>1</text:p>
          </table:table-cell>
          <table:table-cell table:style-name="ce6" office:value-type="float" office:value="62.6358440193902" calcext:value-type="float">
            <text:p>62.6</text:p>
          </table:table-cell>
          <table:table-cell table:style-name="ce6" office:value-type="float" office:value="134.418862222534" calcext:value-type="float">
            <text:p>13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88]=&quot;Female&quot;; 1; 0)" office:value-type="float" office:value="1" calcext:value-type="float">
            <text:p>1</text:p>
          </table:table-cell>
          <table:table-cell table:style-name="ce6" office:value-type="float" office:value="65.4048818826678" calcext:value-type="float">
            <text:p>65.4</text:p>
          </table:table-cell>
          <table:table-cell table:style-name="ce6" office:value-type="float" office:value="144.025941163566" calcext:value-type="float">
            <text:p>144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89]=&quot;Female&quot;; 1; 0)" office:value-type="float" office:value="0" calcext:value-type="float">
            <text:p>0</text:p>
          </table:table-cell>
          <table:table-cell table:style-name="ce6" office:value-type="float" office:value="63.6128111159306" calcext:value-type="float">
            <text:p>63.6</text:p>
          </table:table-cell>
          <table:table-cell table:style-name="ce6" office:value-type="float" office:value="155.433246561107" calcext:value-type="float">
            <text:p>155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90]=&quot;Female&quot;; 1; 0)" office:value-type="float" office:value="0" calcext:value-type="float">
            <text:p>0</text:p>
          </table:table-cell>
          <table:table-cell table:style-name="ce6" office:value-type="float" office:value="68.6798736853237" calcext:value-type="float">
            <text:p>68.7</text:p>
          </table:table-cell>
          <table:table-cell table:style-name="ce6" office:value-type="float" office:value="196.151622823601" calcext:value-type="float">
            <text:p>196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91]=&quot;Female&quot;; 1; 0)" office:value-type="float" office:value="1" calcext:value-type="float">
            <text:p>1</text:p>
          </table:table-cell>
          <table:table-cell table:style-name="ce6" office:value-type="float" office:value="60.6402661925309" calcext:value-type="float">
            <text:p>60.6</text:p>
          </table:table-cell>
          <table:table-cell table:style-name="ce6" office:value-type="float" office:value="118.136726961146" calcext:value-type="float">
            <text:p>118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92]=&quot;Female&quot;; 1; 0)" office:value-type="float" office:value="1" calcext:value-type="float">
            <text:p>1</text:p>
          </table:table-cell>
          <table:table-cell table:style-name="ce6" office:value-type="float" office:value="62.1630680329135" calcext:value-type="float">
            <text:p>62.2</text:p>
          </table:table-cell>
          <table:table-cell table:style-name="ce6" office:value-type="float" office:value="108.250636306234" calcext:value-type="float">
            <text:p>108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93]=&quot;Female&quot;; 1; 0)" office:value-type="float" office:value="1" calcext:value-type="float">
            <text:p>1</text:p>
          </table:table-cell>
          <table:table-cell table:style-name="ce6" office:value-type="float" office:value="64.4670652353147" calcext:value-type="float">
            <text:p>64.5</text:p>
          </table:table-cell>
          <table:table-cell table:style-name="ce6" office:value-type="float" office:value="143.663382287202" calcext:value-type="float">
            <text:p>143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94]=&quot;Female&quot;; 1; 0)" office:value-type="float" office:value="1" calcext:value-type="float">
            <text:p>1</text:p>
          </table:table-cell>
          <table:table-cell table:style-name="ce6" office:value-type="float" office:value="61.076541653466" calcext:value-type="float">
            <text:p>61.1</text:p>
          </table:table-cell>
          <table:table-cell table:style-name="ce6" office:value-type="float" office:value="131.336443521465" calcext:value-type="float">
            <text:p>131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195]=&quot;Female&quot;; 1; 0)" office:value-type="float" office:value="0" calcext:value-type="float">
            <text:p>0</text:p>
          </table:table-cell>
          <table:table-cell table:style-name="ce6" office:value-type="float" office:value="70.7109383642151" calcext:value-type="float">
            <text:p>70.7</text:p>
          </table:table-cell>
          <table:table-cell table:style-name="ce6" office:value-type="float" office:value="202.067981453202" calcext:value-type="float">
            <text:p>202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96]=&quot;Female&quot;; 1; 0)" office:value-type="float" office:value="1" calcext:value-type="float">
            <text:p>1</text:p>
          </table:table-cell>
          <table:table-cell table:style-name="ce6" office:value-type="float" office:value="62.0150135779691" calcext:value-type="float">
            <text:p>62.0</text:p>
          </table:table-cell>
          <table:table-cell table:style-name="ce6" office:value-type="float" office:value="121.239436200904" calcext:value-type="float">
            <text:p>121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97]=&quot;Female&quot;; 1; 0)" office:value-type="float" office:value="1" calcext:value-type="float">
            <text:p>1</text:p>
          </table:table-cell>
          <table:table-cell table:style-name="ce6" office:value-type="float" office:value="66.2451658543593" calcext:value-type="float">
            <text:p>66.2</text:p>
          </table:table-cell>
          <table:table-cell table:style-name="ce6" office:value-type="float" office:value="165.61655605684" calcext:value-type="float">
            <text:p>165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98]=&quot;Female&quot;; 1; 0)" office:value-type="float" office:value="1" calcext:value-type="float">
            <text:p>1</text:p>
          </table:table-cell>
          <table:table-cell table:style-name="ce6" office:value-type="float" office:value="60.3333723850573" calcext:value-type="float">
            <text:p>60.3</text:p>
          </table:table-cell>
          <table:table-cell table:style-name="ce6" office:value-type="float" office:value="102.256837788828" calcext:value-type="float">
            <text:p>102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199]=&quot;Female&quot;; 1; 0)" office:value-type="float" office:value="1" calcext:value-type="float">
            <text:p>1</text:p>
          </table:table-cell>
          <table:table-cell table:style-name="ce6" office:value-type="float" office:value="65.3602162272904" calcext:value-type="float">
            <text:p>65.4</text:p>
          </table:table-cell>
          <table:table-cell table:style-name="ce6" office:value-type="float" office:value="143.894032847717" calcext:value-type="float">
            <text:p>143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00]=&quot;Female&quot;; 1; 0)" office:value-type="float" office:value="1" calcext:value-type="float">
            <text:p>1</text:p>
          </table:table-cell>
          <table:table-cell table:style-name="ce6" office:value-type="float" office:value="59.413107337428" calcext:value-type="float">
            <text:p>59.4</text:p>
          </table:table-cell>
          <table:table-cell table:style-name="ce6" office:value-type="float" office:value="103.386161328921" calcext:value-type="float">
            <text:p>103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01]=&quot;Female&quot;; 1; 0)" office:value-type="float" office:value="0" calcext:value-type="float">
            <text:p>0</text:p>
          </table:table-cell>
          <table:table-cell table:style-name="ce6" office:value-type="float" office:value="70.7943025458134" calcext:value-type="float">
            <text:p>70.8</text:p>
          </table:table-cell>
          <table:table-cell table:style-name="ce6" office:value-type="float" office:value="202.890757825725" calcext:value-type="float">
            <text:p>20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02]=&quot;Female&quot;; 1; 0)" office:value-type="float" office:value="1" calcext:value-type="float">
            <text:p>1</text:p>
          </table:table-cell>
          <table:table-cell table:style-name="ce6" office:value-type="float" office:value="64.6232920305636" calcext:value-type="float">
            <text:p>64.6</text:p>
          </table:table-cell>
          <table:table-cell table:style-name="ce6" office:value-type="float" office:value="134.611015330786" calcext:value-type="float">
            <text:p>134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03]=&quot;Female&quot;; 1; 0)" office:value-type="float" office:value="0" calcext:value-type="float">
            <text:p>0</text:p>
          </table:table-cell>
          <table:table-cell table:style-name="ce6" office:value-type="float" office:value="70.752197577819" calcext:value-type="float">
            <text:p>70.8</text:p>
          </table:table-cell>
          <table:table-cell table:style-name="ce6" office:value-type="float" office:value="206.378365532734" calcext:value-type="float">
            <text:p>206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04]=&quot;Female&quot;; 1; 0)" office:value-type="float" office:value="0" calcext:value-type="float">
            <text:p>0</text:p>
          </table:table-cell>
          <table:table-cell table:style-name="ce6" office:value-type="float" office:value="67.4275147301254" calcext:value-type="float">
            <text:p>67.4</text:p>
          </table:table-cell>
          <table:table-cell table:style-name="ce6" office:value-type="float" office:value="177.115331747636" calcext:value-type="float">
            <text:p>177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05]=&quot;Female&quot;; 1; 0)" office:value-type="float" office:value="1" calcext:value-type="float">
            <text:p>1</text:p>
          </table:table-cell>
          <table:table-cell table:style-name="ce6" office:value-type="float" office:value="65.9464715465173" calcext:value-type="float">
            <text:p>65.9</text:p>
          </table:table-cell>
          <table:table-cell table:style-name="ce6" office:value-type="float" office:value="161.686807461074" calcext:value-type="float">
            <text:p>161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06]=&quot;Female&quot;; 1; 0)" office:value-type="float" office:value="0" calcext:value-type="float">
            <text:p>0</text:p>
          </table:table-cell>
          <table:table-cell table:style-name="ce6" office:value-type="float" office:value="63.7703629870608" calcext:value-type="float">
            <text:p>63.8</text:p>
          </table:table-cell>
          <table:table-cell table:style-name="ce6" office:value-type="float" office:value="161.002115230281" calcext:value-type="float">
            <text:p>161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07]=&quot;Female&quot;; 1; 0)" office:value-type="float" office:value="1" calcext:value-type="float">
            <text:p>1</text:p>
          </table:table-cell>
          <table:table-cell table:style-name="ce6" office:value-type="float" office:value="62.2793754624535" calcext:value-type="float">
            <text:p>62.3</text:p>
          </table:table-cell>
          <table:table-cell table:style-name="ce6" office:value-type="float" office:value="111.441580151341" calcext:value-type="float">
            <text:p>111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08]=&quot;Female&quot;; 1; 0)" office:value-type="float" office:value="0" calcext:value-type="float">
            <text:p>0</text:p>
          </table:table-cell>
          <table:table-cell table:style-name="ce6" office:value-type="float" office:value="67.9059322950369" calcext:value-type="float">
            <text:p>67.9</text:p>
          </table:table-cell>
          <table:table-cell table:style-name="ce6" office:value-type="float" office:value="174.086727116819" calcext:value-type="float">
            <text:p>174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09]=&quot;Female&quot;; 1; 0)" office:value-type="float" office:value="1" calcext:value-type="float">
            <text:p>1</text:p>
          </table:table-cell>
          <table:table-cell table:style-name="ce6" office:value-type="float" office:value="62.8995280524548" calcext:value-type="float">
            <text:p>62.9</text:p>
          </table:table-cell>
          <table:table-cell table:style-name="ce6" office:value-type="float" office:value="117.422674731288" calcext:value-type="float">
            <text:p>117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10]=&quot;Female&quot;; 1; 0)" office:value-type="float" office:value="0" calcext:value-type="float">
            <text:p>0</text:p>
          </table:table-cell>
          <table:table-cell table:style-name="ce6" office:value-type="float" office:value="68.4852135129936" calcext:value-type="float">
            <text:p>68.5</text:p>
          </table:table-cell>
          <table:table-cell table:style-name="ce6" office:value-type="float" office:value="184.657139958437" calcext:value-type="float">
            <text:p>184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11]=&quot;Female&quot;; 1; 0)" office:value-type="float" office:value="1" calcext:value-type="float">
            <text:p>1</text:p>
          </table:table-cell>
          <table:table-cell table:style-name="ce6" office:value-type="float" office:value="65.1453807924175" calcext:value-type="float">
            <text:p>65.1</text:p>
          </table:table-cell>
          <table:table-cell table:style-name="ce6" office:value-type="float" office:value="138.422641654877" calcext:value-type="float">
            <text:p>138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12]=&quot;Female&quot;; 1; 0)" office:value-type="float" office:value="1" calcext:value-type="float">
            <text:p>1</text:p>
          </table:table-cell>
          <table:table-cell table:style-name="ce6" office:value-type="float" office:value="67.7705094932964" calcext:value-type="float">
            <text:p>67.8</text:p>
          </table:table-cell>
          <table:table-cell table:style-name="ce6" office:value-type="float" office:value="166.779502140496" calcext:value-type="float">
            <text:p>166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13]=&quot;Female&quot;; 1; 0)" office:value-type="float" office:value="0" calcext:value-type="float">
            <text:p>0</text:p>
          </table:table-cell>
          <table:table-cell table:style-name="ce6" office:value-type="float" office:value="70.1965802854446" calcext:value-type="float">
            <text:p>70.2</text:p>
          </table:table-cell>
          <table:table-cell table:style-name="ce6" office:value-type="float" office:value="194.699193524582" calcext:value-type="float">
            <text:p>194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14]=&quot;Female&quot;; 1; 0)" office:value-type="float" office:value="1" calcext:value-type="float">
            <text:p>1</text:p>
          </table:table-cell>
          <table:table-cell table:style-name="ce6" office:value-type="float" office:value="63.3347712202818" calcext:value-type="float">
            <text:p>63.3</text:p>
          </table:table-cell>
          <table:table-cell table:style-name="ce6" office:value-type="float" office:value="151.891617144402" calcext:value-type="float">
            <text:p>151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15]=&quot;Female&quot;; 1; 0)" office:value-type="float" office:value="0" calcext:value-type="float">
            <text:p>0</text:p>
          </table:table-cell>
          <table:table-cell table:style-name="ce6" office:value-type="float" office:value="70.9291250844694" calcext:value-type="float">
            <text:p>70.9</text:p>
          </table:table-cell>
          <table:table-cell table:style-name="ce6" office:value-type="float" office:value="203.370463215939" calcext:value-type="float">
            <text:p>203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16]=&quot;Female&quot;; 1; 0)" office:value-type="float" office:value="0" calcext:value-type="float">
            <text:p>0</text:p>
          </table:table-cell>
          <table:table-cell table:style-name="ce6" office:value-type="float" office:value="66.560104631177" calcext:value-type="float">
            <text:p>66.6</text:p>
          </table:table-cell>
          <table:table-cell table:style-name="ce6" office:value-type="float" office:value="164.963433682578" calcext:value-type="float">
            <text:p>16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17]=&quot;Female&quot;; 1; 0)" office:value-type="float" office:value="1" calcext:value-type="float">
            <text:p>1</text:p>
          </table:table-cell>
          <table:table-cell table:style-name="ce6" office:value-type="float" office:value="64.9661922096248" calcext:value-type="float">
            <text:p>65.0</text:p>
          </table:table-cell>
          <table:table-cell table:style-name="ce6" office:value-type="float" office:value="147.356066028461" calcext:value-type="float">
            <text:p>147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18]=&quot;Female&quot;; 1; 0)" office:value-type="float" office:value="1" calcext:value-type="float">
            <text:p>1</text:p>
          </table:table-cell>
          <table:table-cell table:style-name="ce6" office:value-type="float" office:value="67.8689541127261" calcext:value-type="float">
            <text:p>67.9</text:p>
          </table:table-cell>
          <table:table-cell table:style-name="ce6" office:value-type="float" office:value="147.865625304535" calcext:value-type="float">
            <text:p>147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19]=&quot;Female&quot;; 1; 0)" office:value-type="float" office:value="1" calcext:value-type="float">
            <text:p>1</text:p>
          </table:table-cell>
          <table:table-cell table:style-name="ce6" office:value-type="float" office:value="61.9169992927485" calcext:value-type="float">
            <text:p>61.9</text:p>
          </table:table-cell>
          <table:table-cell table:style-name="ce6" office:value-type="float" office:value="126.87844940085" calcext:value-type="float">
            <text:p>126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20]=&quot;Female&quot;; 1; 0)" office:value-type="float" office:value="0" calcext:value-type="float">
            <text:p>0</text:p>
          </table:table-cell>
          <table:table-cell table:style-name="ce6" office:value-type="float" office:value="71.5958321642372" calcext:value-type="float">
            <text:p>71.6</text:p>
          </table:table-cell>
          <table:table-cell table:style-name="ce6" office:value-type="float" office:value="196.672556535149" calcext:value-type="float">
            <text:p>196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21]=&quot;Female&quot;; 1; 0)" office:value-type="float" office:value="1" calcext:value-type="float">
            <text:p>1</text:p>
          </table:table-cell>
          <table:table-cell table:style-name="ce6" office:value-type="float" office:value="64.0828652967109" calcext:value-type="float">
            <text:p>64.1</text:p>
          </table:table-cell>
          <table:table-cell table:style-name="ce6" office:value-type="float" office:value="133.451352646078" calcext:value-type="float">
            <text:p>133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22]=&quot;Female&quot;; 1; 0)" office:value-type="float" office:value="1" calcext:value-type="float">
            <text:p>1</text:p>
          </table:table-cell>
          <table:table-cell table:style-name="ce6" office:value-type="float" office:value="59.6056316088103" calcext:value-type="float">
            <text:p>59.6</text:p>
          </table:table-cell>
          <table:table-cell table:style-name="ce6" office:value-type="float" office:value="109.391842484274" calcext:value-type="float">
            <text:p>109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23]=&quot;Female&quot;; 1; 0)" office:value-type="float" office:value="1" calcext:value-type="float">
            <text:p>1</text:p>
          </table:table-cell>
          <table:table-cell table:style-name="ce6" office:value-type="float" office:value="61.100516080586" calcext:value-type="float">
            <text:p>61.1</text:p>
          </table:table-cell>
          <table:table-cell table:style-name="ce6" office:value-type="float" office:value="114.955814222543" calcext:value-type="float">
            <text:p>11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24]=&quot;Female&quot;; 1; 0)" office:value-type="float" office:value="0" calcext:value-type="float">
            <text:p>0</text:p>
          </table:table-cell>
          <table:table-cell table:style-name="ce6" office:value-type="float" office:value="73.1220063070153" calcext:value-type="float">
            <text:p>73.1</text:p>
          </table:table-cell>
          <table:table-cell table:style-name="ce6" office:value-type="float" office:value="206.897643984916" calcext:value-type="float">
            <text:p>206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25]=&quot;Female&quot;; 1; 0)" office:value-type="float" office:value="1" calcext:value-type="float">
            <text:p>1</text:p>
          </table:table-cell>
          <table:table-cell table:style-name="ce6" office:value-type="float" office:value="67.264717279885" calcext:value-type="float">
            <text:p>67.3</text:p>
          </table:table-cell>
          <table:table-cell table:style-name="ce6" office:value-type="float" office:value="179.0066045992" calcext:value-type="float">
            <text:p>179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26]=&quot;Female&quot;; 1; 0)" office:value-type="float" office:value="0" calcext:value-type="float">
            <text:p>0</text:p>
          </table:table-cell>
          <table:table-cell table:style-name="ce6" office:value-type="float" office:value="62.5322532839863" calcext:value-type="float">
            <text:p>62.5</text:p>
          </table:table-cell>
          <table:table-cell table:style-name="ce6" office:value-type="float" office:value="168.15332621989" calcext:value-type="float">
            <text:p>168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27]=&quot;Female&quot;; 1; 0)" office:value-type="float" office:value="0" calcext:value-type="float">
            <text:p>0</text:p>
          </table:table-cell>
          <table:table-cell table:style-name="ce6" office:value-type="float" office:value="72.0747755144427" calcext:value-type="float">
            <text:p>72.1</text:p>
          </table:table-cell>
          <table:table-cell table:style-name="ce6" office:value-type="float" office:value="195.046634080451" calcext:value-type="float">
            <text:p>19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28]=&quot;Female&quot;; 1; 0)" office:value-type="float" office:value="0" calcext:value-type="float">
            <text:p>0</text:p>
          </table:table-cell>
          <table:table-cell table:style-name="ce6" office:value-type="float" office:value="68.5617507293083" calcext:value-type="float">
            <text:p>68.6</text:p>
          </table:table-cell>
          <table:table-cell table:style-name="ce6" office:value-type="float" office:value="172.195363687745" calcext:value-type="float">
            <text:p>172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29]=&quot;Female&quot;; 1; 0)" office:value-type="float" office:value="0" calcext:value-type="float">
            <text:p>0</text:p>
          </table:table-cell>
          <table:table-cell table:style-name="ce6" office:value-type="float" office:value="66.3422088539265" calcext:value-type="float">
            <text:p>66.3</text:p>
          </table:table-cell>
          <table:table-cell table:style-name="ce6" office:value-type="float" office:value="165.699391787903" calcext:value-type="float">
            <text:p>165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30]=&quot;Female&quot;; 1; 0)" office:value-type="float" office:value="0" calcext:value-type="float">
            <text:p>0</text:p>
          </table:table-cell>
          <table:table-cell table:style-name="ce6" office:value-type="float" office:value="73.8953152272514" calcext:value-type="float">
            <text:p>73.9</text:p>
          </table:table-cell>
          <table:table-cell table:style-name="ce6" office:value-type="float" office:value="208.037702066837" calcext:value-type="float">
            <text:p>208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31]=&quot;Female&quot;; 1; 0)" office:value-type="float" office:value="1" calcext:value-type="float">
            <text:p>1</text:p>
          </table:table-cell>
          <table:table-cell table:style-name="ce6" office:value-type="float" office:value="56.6304119764382" calcext:value-type="float">
            <text:p>56.6</text:p>
          </table:table-cell>
          <table:table-cell table:style-name="ce6" office:value-type="float" office:value="89.480480272958" calcext:value-type="float">
            <text:p>89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32]=&quot;Female&quot;; 1; 0)" office:value-type="float" office:value="0" calcext:value-type="float">
            <text:p>0</text:p>
          </table:table-cell>
          <table:table-cell table:style-name="ce6" office:value-type="float" office:value="72.7072240809875" calcext:value-type="float">
            <text:p>72.7</text:p>
          </table:table-cell>
          <table:table-cell table:style-name="ce6" office:value-type="float" office:value="204.365103834944" calcext:value-type="float">
            <text:p>20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33]=&quot;Female&quot;; 1; 0)" office:value-type="float" office:value="0" calcext:value-type="float">
            <text:p>0</text:p>
          </table:table-cell>
          <table:table-cell table:style-name="ce6" office:value-type="float" office:value="69.47030446666" calcext:value-type="float">
            <text:p>69.5</text:p>
          </table:table-cell>
          <table:table-cell table:style-name="ce6" office:value-type="float" office:value="183.295606263358" calcext:value-type="float">
            <text:p>183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34]=&quot;Female&quot;; 1; 0)" office:value-type="float" office:value="0" calcext:value-type="float">
            <text:p>0</text:p>
          </table:table-cell>
          <table:table-cell table:style-name="ce6" office:value-type="float" office:value="65.6736434092637" calcext:value-type="float">
            <text:p>65.7</text:p>
          </table:table-cell>
          <table:table-cell table:style-name="ce6" office:value-type="float" office:value="170.062794097362" calcext:value-type="float">
            <text:p>170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35]=&quot;Female&quot;; 1; 0)" office:value-type="float" office:value="1" calcext:value-type="float">
            <text:p>1</text:p>
          </table:table-cell>
          <table:table-cell table:style-name="ce6" office:value-type="float" office:value="64.5880784104178" calcext:value-type="float">
            <text:p>64.6</text:p>
          </table:table-cell>
          <table:table-cell table:style-name="ce6" office:value-type="float" office:value="129.393176124176" calcext:value-type="float">
            <text:p>129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36]=&quot;Female&quot;; 1; 0)" office:value-type="float" office:value="1" calcext:value-type="float">
            <text:p>1</text:p>
          </table:table-cell>
          <table:table-cell table:style-name="ce6" office:value-type="float" office:value="61.1107246030827" calcext:value-type="float">
            <text:p>61.1</text:p>
          </table:table-cell>
          <table:table-cell table:style-name="ce6" office:value-type="float" office:value="123.386296199673" calcext:value-type="float">
            <text:p>123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37]=&quot;Female&quot;; 1; 0)" office:value-type="float" office:value="0" calcext:value-type="float">
            <text:p>0</text:p>
          </table:table-cell>
          <table:table-cell table:style-name="ce6" office:value-type="float" office:value="70.5023980440946" calcext:value-type="float">
            <text:p>70.5</text:p>
          </table:table-cell>
          <table:table-cell table:style-name="ce6" office:value-type="float" office:value="172.985777146208" calcext:value-type="float">
            <text:p>173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38]=&quot;Female&quot;; 1; 0)" office:value-type="float" office:value="0" calcext:value-type="float">
            <text:p>0</text:p>
          </table:table-cell>
          <table:table-cell table:style-name="ce6" office:value-type="float" office:value="67.901808661601" calcext:value-type="float">
            <text:p>67.9</text:p>
          </table:table-cell>
          <table:table-cell table:style-name="ce6" office:value-type="float" office:value="170.846760280748" calcext:value-type="float">
            <text:p>170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39]=&quot;Female&quot;; 1; 0)" office:value-type="float" office:value="1" calcext:value-type="float">
            <text:p>1</text:p>
          </table:table-cell>
          <table:table-cell table:style-name="ce6" office:value-type="float" office:value="67.6125139624813" calcext:value-type="float">
            <text:p>67.6</text:p>
          </table:table-cell>
          <table:table-cell table:style-name="ce6" office:value-type="float" office:value="157.760811230146" calcext:value-type="float">
            <text:p>157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40]=&quot;Female&quot;; 1; 0)" office:value-type="float" office:value="1" calcext:value-type="float">
            <text:p>1</text:p>
          </table:table-cell>
          <table:table-cell table:style-name="ce6" office:value-type="float" office:value="64.1419596757263" calcext:value-type="float">
            <text:p>64.1</text:p>
          </table:table-cell>
          <table:table-cell table:style-name="ce6" office:value-type="float" office:value="144.071684423605" calcext:value-type="float">
            <text:p>144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41]=&quot;Female&quot;; 1; 0)" office:value-type="float" office:value="1" calcext:value-type="float">
            <text:p>1</text:p>
          </table:table-cell>
          <table:table-cell table:style-name="ce6" office:value-type="float" office:value="64.532862779695" calcext:value-type="float">
            <text:p>64.5</text:p>
          </table:table-cell>
          <table:table-cell table:style-name="ce6" office:value-type="float" office:value="148.206743267389" calcext:value-type="float">
            <text:p>148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42]=&quot;Female&quot;; 1; 0)" office:value-type="float" office:value="1" calcext:value-type="float">
            <text:p>1</text:p>
          </table:table-cell>
          <table:table-cell table:style-name="ce6" office:value-type="float" office:value="66.2292600252637" calcext:value-type="float">
            <text:p>66.2</text:p>
          </table:table-cell>
          <table:table-cell table:style-name="ce6" office:value-type="float" office:value="169.101686826467" calcext:value-type="float">
            <text:p>169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43]=&quot;Female&quot;; 1; 0)" office:value-type="float" office:value="1" calcext:value-type="float">
            <text:p>1</text:p>
          </table:table-cell>
          <table:table-cell table:style-name="ce6" office:value-type="float" office:value="69.3004277741934" calcext:value-type="float">
            <text:p>69.3</text:p>
          </table:table-cell>
          <table:table-cell table:style-name="ce6" office:value-type="float" office:value="185.187969769128" calcext:value-type="float">
            <text:p>185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44]=&quot;Female&quot;; 1; 0)" office:value-type="float" office:value="0" calcext:value-type="float">
            <text:p>0</text:p>
          </table:table-cell>
          <table:table-cell table:style-name="ce6" office:value-type="float" office:value="69.8992039506227" calcext:value-type="float">
            <text:p>69.9</text:p>
          </table:table-cell>
          <table:table-cell table:style-name="ce6" office:value-type="float" office:value="191.412231132701" calcext:value-type="float">
            <text:p>191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45]=&quot;Female&quot;; 1; 0)" office:value-type="float" office:value="0" calcext:value-type="float">
            <text:p>0</text:p>
          </table:table-cell>
          <table:table-cell table:style-name="ce6" office:value-type="float" office:value="72.1227847321693" calcext:value-type="float">
            <text:p>72.1</text:p>
          </table:table-cell>
          <table:table-cell table:style-name="ce6" office:value-type="float" office:value="200.907146122523" calcext:value-type="float">
            <text:p>200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46]=&quot;Female&quot;; 1; 0)" office:value-type="float" office:value="1" calcext:value-type="float">
            <text:p>1</text:p>
          </table:table-cell>
          <table:table-cell table:style-name="ce6" office:value-type="float" office:value="60.1414415988235" calcext:value-type="float">
            <text:p>60.1</text:p>
          </table:table-cell>
          <table:table-cell table:style-name="ce6" office:value-type="float" office:value="110.837854703141" calcext:value-type="float">
            <text:p>110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47]=&quot;Female&quot;; 1; 0)" office:value-type="float" office:value="0" calcext:value-type="float">
            <text:p>0</text:p>
          </table:table-cell>
          <table:table-cell table:style-name="ce6" office:value-type="float" office:value="71.0890956635457" calcext:value-type="float">
            <text:p>71.1</text:p>
          </table:table-cell>
          <table:table-cell table:style-name="ce6" office:value-type="float" office:value="188.116045768091" calcext:value-type="float">
            <text:p>188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48]=&quot;Female&quot;; 1; 0)" office:value-type="float" office:value="0" calcext:value-type="float">
            <text:p>0</text:p>
          </table:table-cell>
          <table:table-cell table:style-name="ce6" office:value-type="float" office:value="66.3880066376365" calcext:value-type="float">
            <text:p>66.4</text:p>
          </table:table-cell>
          <table:table-cell table:style-name="ce6" office:value-type="float" office:value="159.376926005903" calcext:value-type="float">
            <text:p>159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49]=&quot;Female&quot;; 1; 0)" office:value-type="float" office:value="0" calcext:value-type="float">
            <text:p>0</text:p>
          </table:table-cell>
          <table:table-cell table:style-name="ce6" office:value-type="float" office:value="71.4637646915818" calcext:value-type="float">
            <text:p>71.5</text:p>
          </table:table-cell>
          <table:table-cell table:style-name="ce6" office:value-type="float" office:value="207.768534974947" calcext:value-type="float">
            <text:p>207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50]=&quot;Female&quot;; 1; 0)" office:value-type="float" office:value="1" calcext:value-type="float">
            <text:p>1</text:p>
          </table:table-cell>
          <table:table-cell table:style-name="ce6" office:value-type="float" office:value="61.0354898793316" calcext:value-type="float">
            <text:p>61.0</text:p>
          </table:table-cell>
          <table:table-cell table:style-name="ce6" office:value-type="float" office:value="111.326962428825" calcext:value-type="float">
            <text:p>111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51]=&quot;Female&quot;; 1; 0)" office:value-type="float" office:value="0" calcext:value-type="float">
            <text:p>0</text:p>
          </table:table-cell>
          <table:table-cell table:style-name="ce6" office:value-type="float" office:value="67.6402901079882" calcext:value-type="float">
            <text:p>67.6</text:p>
          </table:table-cell>
          <table:table-cell table:style-name="ce6" office:value-type="float" office:value="186.935279969432" calcext:value-type="float">
            <text:p>186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52]=&quot;Female&quot;; 1; 0)" office:value-type="float" office:value="1" calcext:value-type="float">
            <text:p>1</text:p>
          </table:table-cell>
          <table:table-cell table:style-name="ce6" office:value-type="float" office:value="61.2143488490394" calcext:value-type="float">
            <text:p>61.2</text:p>
          </table:table-cell>
          <table:table-cell table:style-name="ce6" office:value-type="float" office:value="112.915208906285" calcext:value-type="float">
            <text:p>11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53]=&quot;Female&quot;; 1; 0)" office:value-type="float" office:value="1" calcext:value-type="float">
            <text:p>1</text:p>
          </table:table-cell>
          <table:table-cell table:style-name="ce6" office:value-type="float" office:value="62.2938285155084" calcext:value-type="float">
            <text:p>62.3</text:p>
          </table:table-cell>
          <table:table-cell table:style-name="ce6" office:value-type="float" office:value="133.020435422027" calcext:value-type="float">
            <text:p>133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54]=&quot;Female&quot;; 1; 0)" office:value-type="float" office:value="0" calcext:value-type="float">
            <text:p>0</text:p>
          </table:table-cell>
          <table:table-cell table:style-name="ce6" office:value-type="float" office:value="64.7742374037153" calcext:value-type="float">
            <text:p>64.8</text:p>
          </table:table-cell>
          <table:table-cell table:style-name="ce6" office:value-type="float" office:value="182.589844094188" calcext:value-type="float">
            <text:p>182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55]=&quot;Female&quot;; 1; 0)" office:value-type="float" office:value="1" calcext:value-type="float">
            <text:p>1</text:p>
          </table:table-cell>
          <table:table-cell table:style-name="ce6" office:value-type="float" office:value="65.3397249536015" calcext:value-type="float">
            <text:p>65.3</text:p>
          </table:table-cell>
          <table:table-cell table:style-name="ce6" office:value-type="float" office:value="161.431657506077" calcext:value-type="float">
            <text:p>161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56]=&quot;Female&quot;; 1; 0)" office:value-type="float" office:value="0" calcext:value-type="float">
            <text:p>0</text:p>
          </table:table-cell>
          <table:table-cell table:style-name="ce6" office:value-type="float" office:value="68.1447609508474" calcext:value-type="float">
            <text:p>68.1</text:p>
          </table:table-cell>
          <table:table-cell table:style-name="ce6" office:value-type="float" office:value="181.265824807129" calcext:value-type="float">
            <text:p>181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57]=&quot;Female&quot;; 1; 0)" office:value-type="float" office:value="1" calcext:value-type="float">
            <text:p>1</text:p>
          </table:table-cell>
          <table:table-cell table:style-name="ce6" office:value-type="float" office:value="64.8066858300476" calcext:value-type="float">
            <text:p>64.8</text:p>
          </table:table-cell>
          <table:table-cell table:style-name="ce6" office:value-type="float" office:value="138.485217717169" calcext:value-type="float">
            <text:p>138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58]=&quot;Female&quot;; 1; 0)" office:value-type="float" office:value="1" calcext:value-type="float">
            <text:p>1</text:p>
          </table:table-cell>
          <table:table-cell table:style-name="ce6" office:value-type="float" office:value="60.6316001185165" calcext:value-type="float">
            <text:p>60.6</text:p>
          </table:table-cell>
          <table:table-cell table:style-name="ce6" office:value-type="float" office:value="109.719696252994" calcext:value-type="float">
            <text:p>109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59]=&quot;Female&quot;; 1; 0)" office:value-type="float" office:value="0" calcext:value-type="float">
            <text:p>0</text:p>
          </table:table-cell>
          <table:table-cell table:style-name="ce6" office:value-type="float" office:value="71.3532087785568" calcext:value-type="float">
            <text:p>71.4</text:p>
          </table:table-cell>
          <table:table-cell table:style-name="ce6" office:value-type="float" office:value="209.309880125881" calcext:value-type="float">
            <text:p>209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60]=&quot;Female&quot;; 1; 0)" office:value-type="float" office:value="0" calcext:value-type="float">
            <text:p>0</text:p>
          </table:table-cell>
          <table:table-cell table:style-name="ce6" office:value-type="float" office:value="69.5241003129209" calcext:value-type="float">
            <text:p>69.5</text:p>
          </table:table-cell>
          <table:table-cell table:style-name="ce6" office:value-type="float" office:value="184.109730174762" calcext:value-type="float">
            <text:p>184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61]=&quot;Female&quot;; 1; 0)" office:value-type="float" office:value="0" calcext:value-type="float">
            <text:p>0</text:p>
          </table:table-cell>
          <table:table-cell table:style-name="ce6" office:value-type="float" office:value="69.8099015736912" calcext:value-type="float">
            <text:p>69.8</text:p>
          </table:table-cell>
          <table:table-cell table:style-name="ce6" office:value-type="float" office:value="204.426598301005" calcext:value-type="float">
            <text:p>20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62]=&quot;Female&quot;; 1; 0)" office:value-type="float" office:value="0" calcext:value-type="float">
            <text:p>0</text:p>
          </table:table-cell>
          <table:table-cell table:style-name="ce6" office:value-type="float" office:value="67.3932285352018" calcext:value-type="float">
            <text:p>67.4</text:p>
          </table:table-cell>
          <table:table-cell table:style-name="ce6" office:value-type="float" office:value="185.556555102052" calcext:value-type="float">
            <text:p>185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63]=&quot;Female&quot;; 1; 0)" office:value-type="float" office:value="1" calcext:value-type="float">
            <text:p>1</text:p>
          </table:table-cell>
          <table:table-cell table:style-name="ce6" office:value-type="float" office:value="63.7830427504241" calcext:value-type="float">
            <text:p>63.8</text:p>
          </table:table-cell>
          <table:table-cell table:style-name="ce6" office:value-type="float" office:value="149.344027647034" calcext:value-type="float">
            <text:p>149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64]=&quot;Female&quot;; 1; 0)" office:value-type="float" office:value="0" calcext:value-type="float">
            <text:p>0</text:p>
          </table:table-cell>
          <table:table-cell table:style-name="ce6" office:value-type="float" office:value="67.5383087679076" calcext:value-type="float">
            <text:p>67.5</text:p>
          </table:table-cell>
          <table:table-cell table:style-name="ce6" office:value-type="float" office:value="181.865044346081" calcext:value-type="float">
            <text:p>181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65]=&quot;Female&quot;; 1; 0)" office:value-type="float" office:value="0" calcext:value-type="float">
            <text:p>0</text:p>
          </table:table-cell>
          <table:table-cell table:style-name="ce6" office:value-type="float" office:value="68.2657235226031" calcext:value-type="float">
            <text:p>68.3</text:p>
          </table:table-cell>
          <table:table-cell table:style-name="ce6" office:value-type="float" office:value="184.988497969991" calcext:value-type="float">
            <text:p>18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66]=&quot;Female&quot;; 1; 0)" office:value-type="float" office:value="0" calcext:value-type="float">
            <text:p>0</text:p>
          </table:table-cell>
          <table:table-cell table:style-name="ce6" office:value-type="float" office:value="73.4245096594727" calcext:value-type="float">
            <text:p>73.4</text:p>
          </table:table-cell>
          <table:table-cell table:style-name="ce6" office:value-type="float" office:value="220.207660219683" calcext:value-type="float">
            <text:p>220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67]=&quot;Female&quot;; 1; 0)" office:value-type="float" office:value="1" calcext:value-type="float">
            <text:p>1</text:p>
          </table:table-cell>
          <table:table-cell table:style-name="ce6" office:value-type="float" office:value="64.4851647256286" calcext:value-type="float">
            <text:p>64.5</text:p>
          </table:table-cell>
          <table:table-cell table:style-name="ce6" office:value-type="float" office:value="150.402898695227" calcext:value-type="float">
            <text:p>150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68]=&quot;Female&quot;; 1; 0)" office:value-type="float" office:value="1" calcext:value-type="float">
            <text:p>1</text:p>
          </table:table-cell>
          <table:table-cell table:style-name="ce6" office:value-type="float" office:value="65.1291910263217" calcext:value-type="float">
            <text:p>65.1</text:p>
          </table:table-cell>
          <table:table-cell table:style-name="ce6" office:value-type="float" office:value="156.90163744997" calcext:value-type="float">
            <text:p>156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69]=&quot;Female&quot;; 1; 0)" office:value-type="float" office:value="1" calcext:value-type="float">
            <text:p>1</text:p>
          </table:table-cell>
          <table:table-cell table:style-name="ce6" office:value-type="float" office:value="66.3659022452799" calcext:value-type="float">
            <text:p>66.4</text:p>
          </table:table-cell>
          <table:table-cell table:style-name="ce6" office:value-type="float" office:value="137.287606985786" calcext:value-type="float">
            <text:p>137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70]=&quot;Female&quot;; 1; 0)" office:value-type="float" office:value="0" calcext:value-type="float">
            <text:p>0</text:p>
          </table:table-cell>
          <table:table-cell table:style-name="ce6" office:value-type="float" office:value="68.8913457092014" calcext:value-type="float">
            <text:p>68.9</text:p>
          </table:table-cell>
          <table:table-cell table:style-name="ce6" office:value-type="float" office:value="191.881403466871" calcext:value-type="float">
            <text:p>191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71]=&quot;Female&quot;; 1; 0)" office:value-type="float" office:value="1" calcext:value-type="float">
            <text:p>1</text:p>
          </table:table-cell>
          <table:table-cell table:style-name="ce6" office:value-type="float" office:value="60.9586661236777" calcext:value-type="float">
            <text:p>61.0</text:p>
          </table:table-cell>
          <table:table-cell table:style-name="ce6" office:value-type="float" office:value="123.157813951721" calcext:value-type="float">
            <text:p>123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72]=&quot;Female&quot;; 1; 0)" office:value-type="float" office:value="0" calcext:value-type="float">
            <text:p>0</text:p>
          </table:table-cell>
          <table:table-cell table:style-name="ce6" office:value-type="float" office:value="74.8140524727739" calcext:value-type="float">
            <text:p>74.8</text:p>
          </table:table-cell>
          <table:table-cell table:style-name="ce6" office:value-type="float" office:value="232.209377348429" calcext:value-type="float">
            <text:p>232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73]=&quot;Female&quot;; 1; 0)" office:value-type="float" office:value="0" calcext:value-type="float">
            <text:p>0</text:p>
          </table:table-cell>
          <table:table-cell table:style-name="ce6" office:value-type="float" office:value="72.7134907568074" calcext:value-type="float">
            <text:p>72.7</text:p>
          </table:table-cell>
          <table:table-cell table:style-name="ce6" office:value-type="float" office:value="207.459681732912" calcext:value-type="float">
            <text:p>207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74]=&quot;Female&quot;; 1; 0)" office:value-type="float" office:value="0" calcext:value-type="float">
            <text:p>0</text:p>
          </table:table-cell>
          <table:table-cell table:style-name="ce6" office:value-type="float" office:value="76.4929339594115" calcext:value-type="float">
            <text:p>76.5</text:p>
          </table:table-cell>
          <table:table-cell table:style-name="ce6" office:value-type="float" office:value="227.139295974484" calcext:value-type="float">
            <text:p>227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75]=&quot;Female&quot;; 1; 0)" office:value-type="float" office:value="1" calcext:value-type="float">
            <text:p>1</text:p>
          </table:table-cell>
          <table:table-cell table:style-name="ce6" office:value-type="float" office:value="62.5234715140073" calcext:value-type="float">
            <text:p>62.5</text:p>
          </table:table-cell>
          <table:table-cell table:style-name="ce6" office:value-type="float" office:value="136.256130006244" calcext:value-type="float">
            <text:p>136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76]=&quot;Female&quot;; 1; 0)" office:value-type="float" office:value="1" calcext:value-type="float">
            <text:p>1</text:p>
          </table:table-cell>
          <table:table-cell table:style-name="ce6" office:value-type="float" office:value="64.4785671582295" calcext:value-type="float">
            <text:p>64.5</text:p>
          </table:table-cell>
          <table:table-cell table:style-name="ce6" office:value-type="float" office:value="151.886705673811" calcext:value-type="float">
            <text:p>151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77]=&quot;Female&quot;; 1; 0)" office:value-type="float" office:value="0" calcext:value-type="float">
            <text:p>0</text:p>
          </table:table-cell>
          <table:table-cell table:style-name="ce6" office:value-type="float" office:value="71.6515242841932" calcext:value-type="float">
            <text:p>71.7</text:p>
          </table:table-cell>
          <table:table-cell table:style-name="ce6" office:value-type="float" office:value="184.98181425035" calcext:value-type="float">
            <text:p>18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78]=&quot;Female&quot;; 1; 0)" office:value-type="float" office:value="1" calcext:value-type="float">
            <text:p>1</text:p>
          </table:table-cell>
          <table:table-cell table:style-name="ce6" office:value-type="float" office:value="65.204481018529" calcext:value-type="float">
            <text:p>65.2</text:p>
          </table:table-cell>
          <table:table-cell table:style-name="ce6" office:value-type="float" office:value="143.563339319018" calcext:value-type="float">
            <text:p>143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79]=&quot;Female&quot;; 1; 0)" office:value-type="float" office:value="0" calcext:value-type="float">
            <text:p>0</text:p>
          </table:table-cell>
          <table:table-cell table:style-name="ce6" office:value-type="float" office:value="67.4868238954174" calcext:value-type="float">
            <text:p>67.5</text:p>
          </table:table-cell>
          <table:table-cell table:style-name="ce6" office:value-type="float" office:value="164.295241252612" calcext:value-type="float">
            <text:p>164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80]=&quot;Female&quot;; 1; 0)" office:value-type="float" office:value="0" calcext:value-type="float">
            <text:p>0</text:p>
          </table:table-cell>
          <table:table-cell table:style-name="ce6" office:value-type="float" office:value="70.8138900127919" calcext:value-type="float">
            <text:p>70.8</text:p>
          </table:table-cell>
          <table:table-cell table:style-name="ce6" office:value-type="float" office:value="196.348029154279" calcext:value-type="float">
            <text:p>196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81]=&quot;Female&quot;; 1; 0)" office:value-type="float" office:value="0" calcext:value-type="float">
            <text:p>0</text:p>
          </table:table-cell>
          <table:table-cell table:style-name="ce6" office:value-type="float" office:value="67.8565390825337" calcext:value-type="float">
            <text:p>67.9</text:p>
          </table:table-cell>
          <table:table-cell table:style-name="ce6" office:value-type="float" office:value="191.710332303504" calcext:value-type="float">
            <text:p>191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82]=&quot;Female&quot;; 1; 0)" office:value-type="float" office:value="1" calcext:value-type="float">
            <text:p>1</text:p>
          </table:table-cell>
          <table:table-cell table:style-name="ce6" office:value-type="float" office:value="66.3168859887127" calcext:value-type="float">
            <text:p>66.3</text:p>
          </table:table-cell>
          <table:table-cell table:style-name="ce6" office:value-type="float" office:value="144.666403662957" calcext:value-type="float">
            <text:p>144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83]=&quot;Female&quot;; 1; 0)" office:value-type="float" office:value="1" calcext:value-type="float">
            <text:p>1</text:p>
          </table:table-cell>
          <table:table-cell table:style-name="ce6" office:value-type="float" office:value="63.2547466299895" calcext:value-type="float">
            <text:p>63.3</text:p>
          </table:table-cell>
          <table:table-cell table:style-name="ce6" office:value-type="float" office:value="126.637594952235" calcext:value-type="float">
            <text:p>126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84]=&quot;Female&quot;; 1; 0)" office:value-type="float" office:value="0" calcext:value-type="float">
            <text:p>0</text:p>
          </table:table-cell>
          <table:table-cell table:style-name="ce6" office:value-type="float" office:value="71.1366968657054" calcext:value-type="float">
            <text:p>71.1</text:p>
          </table:table-cell>
          <table:table-cell table:style-name="ce6" office:value-type="float" office:value="191.317269283196" calcext:value-type="float">
            <text:p>191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85]=&quot;Female&quot;; 1; 0)" office:value-type="float" office:value="0" calcext:value-type="float">
            <text:p>0</text:p>
          </table:table-cell>
          <table:table-cell table:style-name="ce6" office:value-type="float" office:value="68.1791976790722" calcext:value-type="float">
            <text:p>68.2</text:p>
          </table:table-cell>
          <table:table-cell table:style-name="ce6" office:value-type="float" office:value="170.541400967346" calcext:value-type="float">
            <text:p>170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86]=&quot;Female&quot;; 1; 0)" office:value-type="float" office:value="1" calcext:value-type="float">
            <text:p>1</text:p>
          </table:table-cell>
          <table:table-cell table:style-name="ce6" office:value-type="float" office:value="65.1460814235521" calcext:value-type="float">
            <text:p>65.1</text:p>
          </table:table-cell>
          <table:table-cell table:style-name="ce6" office:value-type="float" office:value="138.384175573881" calcext:value-type="float">
            <text:p>138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87]=&quot;Female&quot;; 1; 0)" office:value-type="float" office:value="1" calcext:value-type="float">
            <text:p>1</text:p>
          </table:table-cell>
          <table:table-cell table:style-name="ce6" office:value-type="float" office:value="64.7357322605432" calcext:value-type="float">
            <text:p>64.7</text:p>
          </table:table-cell>
          <table:table-cell table:style-name="ce6" office:value-type="float" office:value="132.594245447223" calcext:value-type="float">
            <text:p>132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88]=&quot;Female&quot;; 1; 0)" office:value-type="float" office:value="1" calcext:value-type="float">
            <text:p>1</text:p>
          </table:table-cell>
          <table:table-cell table:style-name="ce6" office:value-type="float" office:value="67.2618238759931" calcext:value-type="float">
            <text:p>67.3</text:p>
          </table:table-cell>
          <table:table-cell table:style-name="ce6" office:value-type="float" office:value="162.305549313408" calcext:value-type="float">
            <text:p>162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89]=&quot;Female&quot;; 1; 0)" office:value-type="float" office:value="1" calcext:value-type="float">
            <text:p>1</text:p>
          </table:table-cell>
          <table:table-cell table:style-name="ce6" office:value-type="float" office:value="60.5858203774355" calcext:value-type="float">
            <text:p>60.6</text:p>
          </table:table-cell>
          <table:table-cell table:style-name="ce6" office:value-type="float" office:value="112.599493992172" calcext:value-type="float">
            <text:p>112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90]=&quot;Female&quot;; 1; 0)" office:value-type="float" office:value="0" calcext:value-type="float">
            <text:p>0</text:p>
          </table:table-cell>
          <table:table-cell table:style-name="ce6" office:value-type="float" office:value="68.3717836935412" calcext:value-type="float">
            <text:p>68.4</text:p>
          </table:table-cell>
          <table:table-cell table:style-name="ce6" office:value-type="float" office:value="188.427798427743" calcext:value-type="float">
            <text:p>188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91]=&quot;Female&quot;; 1; 0)" office:value-type="float" office:value="0" calcext:value-type="float">
            <text:p>0</text:p>
          </table:table-cell>
          <table:table-cell table:style-name="ce6" office:value-type="float" office:value="69.8445640844681" calcext:value-type="float">
            <text:p>69.8</text:p>
          </table:table-cell>
          <table:table-cell table:style-name="ce6" office:value-type="float" office:value="198.630278194117" calcext:value-type="float">
            <text:p>198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92]=&quot;Female&quot;; 1; 0)" office:value-type="float" office:value="1" calcext:value-type="float">
            <text:p>1</text:p>
          </table:table-cell>
          <table:table-cell table:style-name="ce6" office:value-type="float" office:value="65.5633590016224" calcext:value-type="float">
            <text:p>65.6</text:p>
          </table:table-cell>
          <table:table-cell table:style-name="ce6" office:value-type="float" office:value="141.291784270822" calcext:value-type="float">
            <text:p>141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93]=&quot;Female&quot;; 1; 0)" office:value-type="float" office:value="1" calcext:value-type="float">
            <text:p>1</text:p>
          </table:table-cell>
          <table:table-cell table:style-name="ce6" office:value-type="float" office:value="64.1108212336824" calcext:value-type="float">
            <text:p>64.1</text:p>
          </table:table-cell>
          <table:table-cell table:style-name="ce6" office:value-type="float" office:value="139.245503319972" calcext:value-type="float">
            <text:p>139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94]=&quot;Female&quot;; 1; 0)" office:value-type="float" office:value="1" calcext:value-type="float">
            <text:p>1</text:p>
          </table:table-cell>
          <table:table-cell table:style-name="ce6" office:value-type="float" office:value="62.8392446023182" calcext:value-type="float">
            <text:p>62.8</text:p>
          </table:table-cell>
          <table:table-cell table:style-name="ce6" office:value-type="float" office:value="138.52209887642" calcext:value-type="float">
            <text:p>138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95]=&quot;Female&quot;; 1; 0)" office:value-type="float" office:value="0" calcext:value-type="float">
            <text:p>0</text:p>
          </table:table-cell>
          <table:table-cell table:style-name="ce6" office:value-type="float" office:value="68.3311500917703" calcext:value-type="float">
            <text:p>68.3</text:p>
          </table:table-cell>
          <table:table-cell table:style-name="ce6" office:value-type="float" office:value="197.756770319413" calcext:value-type="float">
            <text:p>197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96]=&quot;Female&quot;; 1; 0)" office:value-type="float" office:value="1" calcext:value-type="float">
            <text:p>1</text:p>
          </table:table-cell>
          <table:table-cell table:style-name="ce6" office:value-type="float" office:value="66.7059047988235" calcext:value-type="float">
            <text:p>66.7</text:p>
          </table:table-cell>
          <table:table-cell table:style-name="ce6" office:value-type="float" office:value="159.696170551903" calcext:value-type="float">
            <text:p>159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297]=&quot;Female&quot;; 1; 0)" office:value-type="float" office:value="0" calcext:value-type="float">
            <text:p>0</text:p>
          </table:table-cell>
          <table:table-cell table:style-name="ce6" office:value-type="float" office:value="66.9463010370476" calcext:value-type="float">
            <text:p>66.9</text:p>
          </table:table-cell>
          <table:table-cell table:style-name="ce6" office:value-type="float" office:value="174.166587147448" calcext:value-type="float">
            <text:p>174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98]=&quot;Female&quot;; 1; 0)" office:value-type="float" office:value="1" calcext:value-type="float">
            <text:p>1</text:p>
          </table:table-cell>
          <table:table-cell table:style-name="ce6" office:value-type="float" office:value="63.9056469656532" calcext:value-type="float">
            <text:p>63.9</text:p>
          </table:table-cell>
          <table:table-cell table:style-name="ce6" office:value-type="float" office:value="169.079129369228" calcext:value-type="float">
            <text:p>169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299]=&quot;Female&quot;; 1; 0)" office:value-type="float" office:value="1" calcext:value-type="float">
            <text:p>1</text:p>
          </table:table-cell>
          <table:table-cell table:style-name="ce6" office:value-type="float" office:value="64.4530798783529" calcext:value-type="float">
            <text:p>64.5</text:p>
          </table:table-cell>
          <table:table-cell table:style-name="ce6" office:value-type="float" office:value="134.550509213021" calcext:value-type="float">
            <text:p>134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00]=&quot;Female&quot;; 1; 0)" office:value-type="float" office:value="0" calcext:value-type="float">
            <text:p>0</text:p>
          </table:table-cell>
          <table:table-cell table:style-name="ce6" office:value-type="float" office:value="76.8426788279609" calcext:value-type="float">
            <text:p>76.8</text:p>
          </table:table-cell>
          <table:table-cell table:style-name="ce6" office:value-type="float" office:value="211.724166456081" calcext:value-type="float">
            <text:p>211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01]=&quot;Female&quot;; 1; 0)" office:value-type="float" office:value="1" calcext:value-type="float">
            <text:p>1</text:p>
          </table:table-cell>
          <table:table-cell table:style-name="ce6" office:value-type="float" office:value="62.3083009668332" calcext:value-type="float">
            <text:p>62.3</text:p>
          </table:table-cell>
          <table:table-cell table:style-name="ce6" office:value-type="float" office:value="120.671009456357" calcext:value-type="float">
            <text:p>120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02]=&quot;Female&quot;; 1; 0)" office:value-type="float" office:value="1" calcext:value-type="float">
            <text:p>1</text:p>
          </table:table-cell>
          <table:table-cell table:style-name="ce6" office:value-type="float" office:value="61.2009946946584" calcext:value-type="float">
            <text:p>61.2</text:p>
          </table:table-cell>
          <table:table-cell table:style-name="ce6" office:value-type="float" office:value="115.901128847343" calcext:value-type="float">
            <text:p>115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03]=&quot;Female&quot;; 1; 0)" office:value-type="float" office:value="1" calcext:value-type="float">
            <text:p>1</text:p>
          </table:table-cell>
          <table:table-cell table:style-name="ce6" office:value-type="float" office:value="64.704358519924" calcext:value-type="float">
            <text:p>64.7</text:p>
          </table:table-cell>
          <table:table-cell table:style-name="ce6" office:value-type="float" office:value="152.580008937117" calcext:value-type="float">
            <text:p>152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04]=&quot;Female&quot;; 1; 0)" office:value-type="float" office:value="1" calcext:value-type="float">
            <text:p>1</text:p>
          </table:table-cell>
          <table:table-cell table:style-name="ce6" office:value-type="float" office:value="63.4226467871166" calcext:value-type="float">
            <text:p>63.4</text:p>
          </table:table-cell>
          <table:table-cell table:style-name="ce6" office:value-type="float" office:value="138.42795561462" calcext:value-type="float">
            <text:p>138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05]=&quot;Female&quot;; 1; 0)" office:value-type="float" office:value="1" calcext:value-type="float">
            <text:p>1</text:p>
          </table:table-cell>
          <table:table-cell table:style-name="ce6" office:value-type="float" office:value="64.2466719555024" calcext:value-type="float">
            <text:p>64.2</text:p>
          </table:table-cell>
          <table:table-cell table:style-name="ce6" office:value-type="float" office:value="145.028015212802" calcext:value-type="float">
            <text:p>14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06]=&quot;Female&quot;; 1; 0)" office:value-type="float" office:value="0" calcext:value-type="float">
            <text:p>0</text:p>
          </table:table-cell>
          <table:table-cell table:style-name="ce6" office:value-type="float" office:value="64.8211556438604" calcext:value-type="float">
            <text:p>64.8</text:p>
          </table:table-cell>
          <table:table-cell table:style-name="ce6" office:value-type="float" office:value="158.877273572478" calcext:value-type="float">
            <text:p>158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07]=&quot;Female&quot;; 1; 0)" office:value-type="float" office:value="1" calcext:value-type="float">
            <text:p>1</text:p>
          </table:table-cell>
          <table:table-cell table:style-name="ce6" office:value-type="float" office:value="63.3683107754827" calcext:value-type="float">
            <text:p>63.4</text:p>
          </table:table-cell>
          <table:table-cell table:style-name="ce6" office:value-type="float" office:value="149.115504777396" calcext:value-type="float">
            <text:p>149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08]=&quot;Female&quot;; 1; 0)" office:value-type="float" office:value="1" calcext:value-type="float">
            <text:p>1</text:p>
          </table:table-cell>
          <table:table-cell table:style-name="ce6" office:value-type="float" office:value="62.7263939399942" calcext:value-type="float">
            <text:p>62.7</text:p>
          </table:table-cell>
          <table:table-cell table:style-name="ce6" office:value-type="float" office:value="132.576224269357" calcext:value-type="float">
            <text:p>132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09]=&quot;Female&quot;; 1; 0)" office:value-type="float" office:value="0" calcext:value-type="float">
            <text:p>0</text:p>
          </table:table-cell>
          <table:table-cell table:style-name="ce6" office:value-type="float" office:value="68.5904060416654" calcext:value-type="float">
            <text:p>68.6</text:p>
          </table:table-cell>
          <table:table-cell table:style-name="ce6" office:value-type="float" office:value="176.843079926229" calcext:value-type="float">
            <text:p>176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10]=&quot;Female&quot;; 1; 0)" office:value-type="float" office:value="1" calcext:value-type="float">
            <text:p>1</text:p>
          </table:table-cell>
          <table:table-cell table:style-name="ce6" office:value-type="float" office:value="66.3872831579007" calcext:value-type="float">
            <text:p>66.4</text:p>
          </table:table-cell>
          <table:table-cell table:style-name="ce6" office:value-type="float" office:value="144.95550719842" calcext:value-type="float">
            <text:p>14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11]=&quot;Female&quot;; 1; 0)" office:value-type="float" office:value="0" calcext:value-type="float">
            <text:p>0</text:p>
          </table:table-cell>
          <table:table-cell table:style-name="ce6" office:value-type="float" office:value="70.5104101560048" calcext:value-type="float">
            <text:p>70.5</text:p>
          </table:table-cell>
          <table:table-cell table:style-name="ce6" office:value-type="float" office:value="174.884884359253" calcext:value-type="float">
            <text:p>174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12]=&quot;Female&quot;; 1; 0)" office:value-type="float" office:value="0" calcext:value-type="float">
            <text:p>0</text:p>
          </table:table-cell>
          <table:table-cell table:style-name="ce6" office:value-type="float" office:value="63.5964554204545" calcext:value-type="float">
            <text:p>63.6</text:p>
          </table:table-cell>
          <table:table-cell table:style-name="ce6" office:value-type="float" office:value="144.591922421247" calcext:value-type="float">
            <text:p>144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13]=&quot;Female&quot;; 1; 0)" office:value-type="float" office:value="0" calcext:value-type="float">
            <text:p>0</text:p>
          </table:table-cell>
          <table:table-cell table:style-name="ce6" office:value-type="float" office:value="66.3145767354902" calcext:value-type="float">
            <text:p>66.3</text:p>
          </table:table-cell>
          <table:table-cell table:style-name="ce6" office:value-type="float" office:value="148.265730183655" calcext:value-type="float">
            <text:p>148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14]=&quot;Female&quot;; 1; 0)" office:value-type="float" office:value="0" calcext:value-type="float">
            <text:p>0</text:p>
          </table:table-cell>
          <table:table-cell table:style-name="ce6" office:value-type="float" office:value="73.29150846491" calcext:value-type="float">
            <text:p>73.3</text:p>
          </table:table-cell>
          <table:table-cell table:style-name="ce6" office:value-type="float" office:value="228.558785151439" calcext:value-type="float">
            <text:p>228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15]=&quot;Female&quot;; 1; 0)" office:value-type="float" office:value="1" calcext:value-type="float">
            <text:p>1</text:p>
          </table:table-cell>
          <table:table-cell table:style-name="ce6" office:value-type="float" office:value="67.7138727887894" calcext:value-type="float">
            <text:p>67.7</text:p>
          </table:table-cell>
          <table:table-cell table:style-name="ce6" office:value-type="float" office:value="163.334449922777" calcext:value-type="float">
            <text:p>163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16]=&quot;Female&quot;; 1; 0)" office:value-type="float" office:value="1" calcext:value-type="float">
            <text:p>1</text:p>
          </table:table-cell>
          <table:table-cell table:style-name="ce6" office:value-type="float" office:value="62.6176900041191" calcext:value-type="float">
            <text:p>62.6</text:p>
          </table:table-cell>
          <table:table-cell table:style-name="ce6" office:value-type="float" office:value="138.082482281735" calcext:value-type="float">
            <text:p>138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17]=&quot;Female&quot;; 1; 0)" office:value-type="float" office:value="1" calcext:value-type="float">
            <text:p>1</text:p>
          </table:table-cell>
          <table:table-cell table:style-name="ce6" office:value-type="float" office:value="63.0342403404518" calcext:value-type="float">
            <text:p>63.0</text:p>
          </table:table-cell>
          <table:table-cell table:style-name="ce6" office:value-type="float" office:value="131.970135026466" calcext:value-type="float">
            <text:p>132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18]=&quot;Female&quot;; 1; 0)" office:value-type="float" office:value="0" calcext:value-type="float">
            <text:p>0</text:p>
          </table:table-cell>
          <table:table-cell table:style-name="ce6" office:value-type="float" office:value="69.011160640682" calcext:value-type="float">
            <text:p>69.0</text:p>
          </table:table-cell>
          <table:table-cell table:style-name="ce6" office:value-type="float" office:value="191.026743469822" calcext:value-type="float">
            <text:p>191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19]=&quot;Female&quot;; 1; 0)" office:value-type="float" office:value="0" calcext:value-type="float">
            <text:p>0</text:p>
          </table:table-cell>
          <table:table-cell table:style-name="ce6" office:value-type="float" office:value="70.691597577465" calcext:value-type="float">
            <text:p>70.7</text:p>
          </table:table-cell>
          <table:table-cell table:style-name="ce6" office:value-type="float" office:value="184.689522521487" calcext:value-type="float">
            <text:p>184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20]=&quot;Female&quot;; 1; 0)" office:value-type="float" office:value="1" calcext:value-type="float">
            <text:p>1</text:p>
          </table:table-cell>
          <table:table-cell table:style-name="ce6" office:value-type="float" office:value="67.9691868291836" calcext:value-type="float">
            <text:p>68.0</text:p>
          </table:table-cell>
          <table:table-cell table:style-name="ce6" office:value-type="float" office:value="168.166431454186" calcext:value-type="float">
            <text:p>168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21]=&quot;Female&quot;; 1; 0)" office:value-type="float" office:value="0" calcext:value-type="float">
            <text:p>0</text:p>
          </table:table-cell>
          <table:table-cell table:style-name="ce6" office:value-type="float" office:value="61.3107984316976" calcext:value-type="float">
            <text:p>61.3</text:p>
          </table:table-cell>
          <table:table-cell table:style-name="ce6" office:value-type="float" office:value="150.316448600407" calcext:value-type="float">
            <text:p>150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22]=&quot;Female&quot;; 1; 0)" office:value-type="float" office:value="1" calcext:value-type="float">
            <text:p>1</text:p>
          </table:table-cell>
          <table:table-cell table:style-name="ce6" office:value-type="float" office:value="61.7350902197" calcext:value-type="float">
            <text:p>61.7</text:p>
          </table:table-cell>
          <table:table-cell table:style-name="ce6" office:value-type="float" office:value="107.866872355221" calcext:value-type="float">
            <text:p>107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23]=&quot;Female&quot;; 1; 0)" office:value-type="float" office:value="0" calcext:value-type="float">
            <text:p>0</text:p>
          </table:table-cell>
          <table:table-cell table:style-name="ce6" office:value-type="float" office:value="67.407614960974" calcext:value-type="float">
            <text:p>67.4</text:p>
          </table:table-cell>
          <table:table-cell table:style-name="ce6" office:value-type="float" office:value="162.822942442544" calcext:value-type="float">
            <text:p>162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24]=&quot;Female&quot;; 1; 0)" office:value-type="float" office:value="0" calcext:value-type="float">
            <text:p>0</text:p>
          </table:table-cell>
          <table:table-cell table:style-name="ce6" office:value-type="float" office:value="69.6791496982697" calcext:value-type="float">
            <text:p>69.7</text:p>
          </table:table-cell>
          <table:table-cell table:style-name="ce6" office:value-type="float" office:value="203.317012295753" calcext:value-type="float">
            <text:p>203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25]=&quot;Female&quot;; 1; 0)" office:value-type="float" office:value="1" calcext:value-type="float">
            <text:p>1</text:p>
          </table:table-cell>
          <table:table-cell table:style-name="ce6" office:value-type="float" office:value="61.5694742826729" calcext:value-type="float">
            <text:p>61.6</text:p>
          </table:table-cell>
          <table:table-cell table:style-name="ce6" office:value-type="float" office:value="128.53931129318" calcext:value-type="float">
            <text:p>128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26]=&quot;Female&quot;; 1; 0)" office:value-type="float" office:value="0" calcext:value-type="float">
            <text:p>0</text:p>
          </table:table-cell>
          <table:table-cell table:style-name="ce6" office:value-type="float" office:value="71.542808179959" calcext:value-type="float">
            <text:p>71.5</text:p>
          </table:table-cell>
          <table:table-cell table:style-name="ce6" office:value-type="float" office:value="212.443510123348" calcext:value-type="float">
            <text:p>212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27]=&quot;Female&quot;; 1; 0)" office:value-type="float" office:value="0" calcext:value-type="float">
            <text:p>0</text:p>
          </table:table-cell>
          <table:table-cell table:style-name="ce6" office:value-type="float" office:value="67.6091049416397" calcext:value-type="float">
            <text:p>67.6</text:p>
          </table:table-cell>
          <table:table-cell table:style-name="ce6" office:value-type="float" office:value="174.36418237859" calcext:value-type="float">
            <text:p>17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28]=&quot;Female&quot;; 1; 0)" office:value-type="float" office:value="0" calcext:value-type="float">
            <text:p>0</text:p>
          </table:table-cell>
          <table:table-cell table:style-name="ce6" office:value-type="float" office:value="66.0144282335004" calcext:value-type="float">
            <text:p>66.0</text:p>
          </table:table-cell>
          <table:table-cell table:style-name="ce6" office:value-type="float" office:value="184.461811520982" calcext:value-type="float">
            <text:p>184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29]=&quot;Female&quot;; 1; 0)" office:value-type="float" office:value="0" calcext:value-type="float">
            <text:p>0</text:p>
          </table:table-cell>
          <table:table-cell table:style-name="ce6" office:value-type="float" office:value="70.907736687617" calcext:value-type="float">
            <text:p>70.9</text:p>
          </table:table-cell>
          <table:table-cell table:style-name="ce6" office:value-type="float" office:value="197.216551955857" calcext:value-type="float">
            <text:p>197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30]=&quot;Female&quot;; 1; 0)" office:value-type="float" office:value="1" calcext:value-type="float">
            <text:p>1</text:p>
          </table:table-cell>
          <table:table-cell table:style-name="ce6" office:value-type="float" office:value="59.4990773904988" calcext:value-type="float">
            <text:p>59.5</text:p>
          </table:table-cell>
          <table:table-cell table:style-name="ce6" office:value-type="float" office:value="128.915658582563" calcext:value-type="float">
            <text:p>128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31]=&quot;Female&quot;; 1; 0)" office:value-type="float" office:value="1" calcext:value-type="float">
            <text:p>1</text:p>
          </table:table-cell>
          <table:table-cell table:style-name="ce6" office:value-type="float" office:value="61.9812103654571" calcext:value-type="float">
            <text:p>62.0</text:p>
          </table:table-cell>
          <table:table-cell table:style-name="ce6" office:value-type="float" office:value="118.821493236688" calcext:value-type="float">
            <text:p>118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32]=&quot;Female&quot;; 1; 0)" office:value-type="float" office:value="1" calcext:value-type="float">
            <text:p>1</text:p>
          </table:table-cell>
          <table:table-cell table:style-name="ce6" office:value-type="float" office:value="64.6189809754171" calcext:value-type="float">
            <text:p>64.6</text:p>
          </table:table-cell>
          <table:table-cell table:style-name="ce6" office:value-type="float" office:value="119.681095103857" calcext:value-type="float">
            <text:p>119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33]=&quot;Female&quot;; 1; 0)" office:value-type="float" office:value="1" calcext:value-type="float">
            <text:p>1</text:p>
          </table:table-cell>
          <table:table-cell table:style-name="ce6" office:value-type="float" office:value="63.8344907670014" calcext:value-type="float">
            <text:p>63.8</text:p>
          </table:table-cell>
          <table:table-cell table:style-name="ce6" office:value-type="float" office:value="133.776896651513" calcext:value-type="float">
            <text:p>133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34]=&quot;Female&quot;; 1; 0)" office:value-type="float" office:value="1" calcext:value-type="float">
            <text:p>1</text:p>
          </table:table-cell>
          <table:table-cell table:style-name="ce6" office:value-type="float" office:value="67.75797031241" calcext:value-type="float">
            <text:p>67.8</text:p>
          </table:table-cell>
          <table:table-cell table:style-name="ce6" office:value-type="float" office:value="148.490398568957" calcext:value-type="float">
            <text:p>148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35]=&quot;Female&quot;; 1; 0)" office:value-type="float" office:value="0" calcext:value-type="float">
            <text:p>0</text:p>
          </table:table-cell>
          <table:table-cell table:style-name="ce6" office:value-type="float" office:value="65.7136084316278" calcext:value-type="float">
            <text:p>65.7</text:p>
          </table:table-cell>
          <table:table-cell table:style-name="ce6" office:value-type="float" office:value="167.828760290252" calcext:value-type="float">
            <text:p>167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36]=&quot;Female&quot;; 1; 0)" office:value-type="float" office:value="0" calcext:value-type="float">
            <text:p>0</text:p>
          </table:table-cell>
          <table:table-cell table:style-name="ce6" office:value-type="float" office:value="69.2444455670418" calcext:value-type="float">
            <text:p>69.2</text:p>
          </table:table-cell>
          <table:table-cell table:style-name="ce6" office:value-type="float" office:value="175.232834842116" calcext:value-type="float">
            <text:p>175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37]=&quot;Female&quot;; 1; 0)" office:value-type="float" office:value="1" calcext:value-type="float">
            <text:p>1</text:p>
          </table:table-cell>
          <table:table-cell table:style-name="ce6" office:value-type="float" office:value="66.2940589437949" calcext:value-type="float">
            <text:p>66.3</text:p>
          </table:table-cell>
          <table:table-cell table:style-name="ce6" office:value-type="float" office:value="153.138692653924" calcext:value-type="float">
            <text:p>153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38]=&quot;Female&quot;; 1; 0)" office:value-type="float" office:value="1" calcext:value-type="float">
            <text:p>1</text:p>
          </table:table-cell>
          <table:table-cell table:style-name="ce6" office:value-type="float" office:value="67.5995855731533" calcext:value-type="float">
            <text:p>67.6</text:p>
          </table:table-cell>
          <table:table-cell table:style-name="ce6" office:value-type="float" office:value="159.969308203497" calcext:value-type="float">
            <text:p>160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39]=&quot;Female&quot;; 1; 0)" office:value-type="float" office:value="1" calcext:value-type="float">
            <text:p>1</text:p>
          </table:table-cell>
          <table:table-cell table:style-name="ce6" office:value-type="float" office:value="66.7145851224913" calcext:value-type="float">
            <text:p>66.7</text:p>
          </table:table-cell>
          <table:table-cell table:style-name="ce6" office:value-type="float" office:value="162.930817337045" calcext:value-type="float">
            <text:p>16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40]=&quot;Female&quot;; 1; 0)" office:value-type="float" office:value="0" calcext:value-type="float">
            <text:p>0</text:p>
          </table:table-cell>
          <table:table-cell table:style-name="ce6" office:value-type="float" office:value="60.2691078279205" calcext:value-type="float">
            <text:p>60.3</text:p>
          </table:table-cell>
          <table:table-cell table:style-name="ce6" office:value-type="float" office:value="126.455612757901" calcext:value-type="float">
            <text:p>126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41]=&quot;Female&quot;; 1; 0)" office:value-type="float" office:value="0" calcext:value-type="float">
            <text:p>0</text:p>
          </table:table-cell>
          <table:table-cell table:style-name="ce6" office:value-type="float" office:value="70.5649669292682" calcext:value-type="float">
            <text:p>70.6</text:p>
          </table:table-cell>
          <table:table-cell table:style-name="ce6" office:value-type="float" office:value="180.476287057256" calcext:value-type="float">
            <text:p>180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42]=&quot;Female&quot;; 1; 0)" office:value-type="float" office:value="1" calcext:value-type="float">
            <text:p>1</text:p>
          </table:table-cell>
          <table:table-cell table:style-name="ce6" office:value-type="float" office:value="61.3073677559788" calcext:value-type="float">
            <text:p>61.3</text:p>
          </table:table-cell>
          <table:table-cell table:style-name="ce6" office:value-type="float" office:value="119.632028588423" calcext:value-type="float">
            <text:p>119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43]=&quot;Female&quot;; 1; 0)" office:value-type="float" office:value="1" calcext:value-type="float">
            <text:p>1</text:p>
          </table:table-cell>
          <table:table-cell table:style-name="ce6" office:value-type="float" office:value="64.8021887988608" calcext:value-type="float">
            <text:p>64.8</text:p>
          </table:table-cell>
          <table:table-cell table:style-name="ce6" office:value-type="float" office:value="159.877141996378" calcext:value-type="float">
            <text:p>159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44]=&quot;Female&quot;; 1; 0)" office:value-type="float" office:value="0" calcext:value-type="float">
            <text:p>0</text:p>
          </table:table-cell>
          <table:table-cell table:style-name="ce6" office:value-type="float" office:value="65.5195414396373" calcext:value-type="float">
            <text:p>65.5</text:p>
          </table:table-cell>
          <table:table-cell table:style-name="ce6" office:value-type="float" office:value="178.289459153456" calcext:value-type="float">
            <text:p>178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45]=&quot;Female&quot;; 1; 0)" office:value-type="float" office:value="1" calcext:value-type="float">
            <text:p>1</text:p>
          </table:table-cell>
          <table:table-cell table:style-name="ce6" office:value-type="float" office:value="59.4361512802665" calcext:value-type="float">
            <text:p>59.4</text:p>
          </table:table-cell>
          <table:table-cell table:style-name="ce6" office:value-type="float" office:value="111.864139742294" calcext:value-type="float">
            <text:p>111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46]=&quot;Female&quot;; 1; 0)" office:value-type="float" office:value="1" calcext:value-type="float">
            <text:p>1</text:p>
          </table:table-cell>
          <table:table-cell table:style-name="ce6" office:value-type="float" office:value="60.0985913347773" calcext:value-type="float">
            <text:p>60.1</text:p>
          </table:table-cell>
          <table:table-cell table:style-name="ce6" office:value-type="float" office:value="122.744885450502" calcext:value-type="float">
            <text:p>122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47]=&quot;Female&quot;; 1; 0)" office:value-type="float" office:value="0" calcext:value-type="float">
            <text:p>0</text:p>
          </table:table-cell>
          <table:table-cell table:style-name="ce6" office:value-type="float" office:value="68.0190781638069" calcext:value-type="float">
            <text:p>68.0</text:p>
          </table:table-cell>
          <table:table-cell table:style-name="ce6" office:value-type="float" office:value="174.265162856676" calcext:value-type="float">
            <text:p>174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48]=&quot;Female&quot;; 1; 0)" office:value-type="float" office:value="1" calcext:value-type="float">
            <text:p>1</text:p>
          </table:table-cell>
          <table:table-cell table:style-name="ce6" office:value-type="float" office:value="66.1864525265963" calcext:value-type="float">
            <text:p>66.2</text:p>
          </table:table-cell>
          <table:table-cell table:style-name="ce6" office:value-type="float" office:value="156.380922966499" calcext:value-type="float">
            <text:p>156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49]=&quot;Female&quot;; 1; 0)" office:value-type="float" office:value="1" calcext:value-type="float">
            <text:p>1</text:p>
          </table:table-cell>
          <table:table-cell table:style-name="ce6" office:value-type="float" office:value="65.0779682795104" calcext:value-type="float">
            <text:p>65.1</text:p>
          </table:table-cell>
          <table:table-cell table:style-name="ce6" office:value-type="float" office:value="148.733153676712" calcext:value-type="float">
            <text:p>148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50]=&quot;Female&quot;; 1; 0)" office:value-type="float" office:value="0" calcext:value-type="float">
            <text:p>0</text:p>
          </table:table-cell>
          <table:table-cell table:style-name="ce6" office:value-type="float" office:value="69.6746141599963" calcext:value-type="float">
            <text:p>69.7</text:p>
          </table:table-cell>
          <table:table-cell table:style-name="ce6" office:value-type="float" office:value="177.598009109881" calcext:value-type="float">
            <text:p>177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51]=&quot;Female&quot;; 1; 0)" office:value-type="float" office:value="0" calcext:value-type="float">
            <text:p>0</text:p>
          </table:table-cell>
          <table:table-cell table:style-name="ce6" office:value-type="float" office:value="66.7103909924789" calcext:value-type="float">
            <text:p>66.7</text:p>
          </table:table-cell>
          <table:table-cell table:style-name="ce6" office:value-type="float" office:value="174.990111793505" calcext:value-type="float">
            <text:p>17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52]=&quot;Female&quot;; 1; 0)" office:value-type="float" office:value="1" calcext:value-type="float">
            <text:p>1</text:p>
          </table:table-cell>
          <table:table-cell table:style-name="ce6" office:value-type="float" office:value="58.7619166904071" calcext:value-type="float">
            <text:p>58.8</text:p>
          </table:table-cell>
          <table:table-cell table:style-name="ce6" office:value-type="float" office:value="102.455360842421" calcext:value-type="float">
            <text:p>102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53]=&quot;Female&quot;; 1; 0)" office:value-type="float" office:value="1" calcext:value-type="float">
            <text:p>1</text:p>
          </table:table-cell>
          <table:table-cell table:style-name="ce6" office:value-type="float" office:value="64.1226611948796" calcext:value-type="float">
            <text:p>64.1</text:p>
          </table:table-cell>
          <table:table-cell table:style-name="ce6" office:value-type="float" office:value="141.051938228504" calcext:value-type="float">
            <text:p>141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54]=&quot;Female&quot;; 1; 0)" office:value-type="float" office:value="1" calcext:value-type="float">
            <text:p>1</text:p>
          </table:table-cell>
          <table:table-cell table:style-name="ce6" office:value-type="float" office:value="63.8680599445794" calcext:value-type="float">
            <text:p>63.9</text:p>
          </table:table-cell>
          <table:table-cell table:style-name="ce6" office:value-type="float" office:value="126.834671797464" calcext:value-type="float">
            <text:p>126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55]=&quot;Female&quot;; 1; 0)" office:value-type="float" office:value="0" calcext:value-type="float">
            <text:p>0</text:p>
          </table:table-cell>
          <table:table-cell table:style-name="ce6" office:value-type="float" office:value="71.053367544567" calcext:value-type="float">
            <text:p>71.1</text:p>
          </table:table-cell>
          <table:table-cell table:style-name="ce6" office:value-type="float" office:value="212.110879184422" calcext:value-type="float">
            <text:p>212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56]=&quot;Female&quot;; 1; 0)" office:value-type="float" office:value="0" calcext:value-type="float">
            <text:p>0</text:p>
          </table:table-cell>
          <table:table-cell table:style-name="ce6" office:value-type="float" office:value="67.1782344074091" calcext:value-type="float">
            <text:p>67.2</text:p>
          </table:table-cell>
          <table:table-cell table:style-name="ce6" office:value-type="float" office:value="172.469625405963" calcext:value-type="float">
            <text:p>172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57]=&quot;Female&quot;; 1; 0)" office:value-type="float" office:value="1" calcext:value-type="float">
            <text:p>1</text:p>
          </table:table-cell>
          <table:table-cell table:style-name="ce6" office:value-type="float" office:value="66.2496161752984" calcext:value-type="float">
            <text:p>66.2</text:p>
          </table:table-cell>
          <table:table-cell table:style-name="ce6" office:value-type="float" office:value="154.857522823554" calcext:value-type="float">
            <text:p>154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58]=&quot;Female&quot;; 1; 0)" office:value-type="float" office:value="0" calcext:value-type="float">
            <text:p>0</text:p>
          </table:table-cell>
          <table:table-cell table:style-name="ce6" office:value-type="float" office:value="71.9812065428705" calcext:value-type="float">
            <text:p>72.0</text:p>
          </table:table-cell>
          <table:table-cell table:style-name="ce6" office:value-type="float" office:value="200.437310528735" calcext:value-type="float">
            <text:p>200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59]=&quot;Female&quot;; 1; 0)" office:value-type="float" office:value="1" calcext:value-type="float">
            <text:p>1</text:p>
          </table:table-cell>
          <table:table-cell table:style-name="ce6" office:value-type="float" office:value="64.637492959151" calcext:value-type="float">
            <text:p>64.6</text:p>
          </table:table-cell>
          <table:table-cell table:style-name="ce6" office:value-type="float" office:value="133.379545927519" calcext:value-type="float">
            <text:p>133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60]=&quot;Female&quot;; 1; 0)" office:value-type="float" office:value="1" calcext:value-type="float">
            <text:p>1</text:p>
          </table:table-cell>
          <table:table-cell table:style-name="ce6" office:value-type="float" office:value="64.1796298759773" calcext:value-type="float">
            <text:p>64.2</text:p>
          </table:table-cell>
          <table:table-cell table:style-name="ce6" office:value-type="float" office:value="143.859095044246" calcext:value-type="float">
            <text:p>143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61]=&quot;Female&quot;; 1; 0)" office:value-type="float" office:value="0" calcext:value-type="float">
            <text:p>0</text:p>
          </table:table-cell>
          <table:table-cell table:style-name="ce6" office:value-type="float" office:value="72.5413265923868" calcext:value-type="float">
            <text:p>72.5</text:p>
          </table:table-cell>
          <table:table-cell table:style-name="ce6" office:value-type="float" office:value="213.716956783022" calcext:value-type="float">
            <text:p>213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62]=&quot;Female&quot;; 1; 0)" office:value-type="float" office:value="1" calcext:value-type="float">
            <text:p>1</text:p>
          </table:table-cell>
          <table:table-cell table:style-name="ce6" office:value-type="float" office:value="60.334171278339" calcext:value-type="float">
            <text:p>60.3</text:p>
          </table:table-cell>
          <table:table-cell table:style-name="ce6" office:value-type="float" office:value="131.049008259448" calcext:value-type="float">
            <text:p>131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63]=&quot;Female&quot;; 1; 0)" office:value-type="float" office:value="0" calcext:value-type="float">
            <text:p>0</text:p>
          </table:table-cell>
          <table:table-cell table:style-name="ce6" office:value-type="float" office:value="71.3973089137367" calcext:value-type="float">
            <text:p>71.4</text:p>
          </table:table-cell>
          <table:table-cell table:style-name="ce6" office:value-type="float" office:value="198.406733806725" calcext:value-type="float">
            <text:p>198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64]=&quot;Female&quot;; 1; 0)" office:value-type="float" office:value="1" calcext:value-type="float">
            <text:p>1</text:p>
          </table:table-cell>
          <table:table-cell table:style-name="ce6" office:value-type="float" office:value="62.3610923797426" calcext:value-type="float">
            <text:p>62.4</text:p>
          </table:table-cell>
          <table:table-cell table:style-name="ce6" office:value-type="float" office:value="148.713960108758" calcext:value-type="float">
            <text:p>148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65]=&quot;Female&quot;; 1; 0)" office:value-type="float" office:value="0" calcext:value-type="float">
            <text:p>0</text:p>
          </table:table-cell>
          <table:table-cell table:style-name="ce6" office:value-type="float" office:value="68.3712696379176" calcext:value-type="float">
            <text:p>68.4</text:p>
          </table:table-cell>
          <table:table-cell table:style-name="ce6" office:value-type="float" office:value="185.536558599738" calcext:value-type="float">
            <text:p>185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66]=&quot;Female&quot;; 1; 0)" office:value-type="float" office:value="0" calcext:value-type="float">
            <text:p>0</text:p>
          </table:table-cell>
          <table:table-cell table:style-name="ce6" office:value-type="float" office:value="72.5596952881594" calcext:value-type="float">
            <text:p>72.6</text:p>
          </table:table-cell>
          <table:table-cell table:style-name="ce6" office:value-type="float" office:value="210.863639710134" calcext:value-type="float">
            <text:p>210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67]=&quot;Female&quot;; 1; 0)" office:value-type="float" office:value="0" calcext:value-type="float">
            <text:p>0</text:p>
          </table:table-cell>
          <table:table-cell table:style-name="ce6" office:value-type="float" office:value="64.7272569610009" calcext:value-type="float">
            <text:p>64.7</text:p>
          </table:table-cell>
          <table:table-cell table:style-name="ce6" office:value-type="float" office:value="169.207936994027" calcext:value-type="float">
            <text:p>169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68]=&quot;Female&quot;; 1; 0)" office:value-type="float" office:value="0" calcext:value-type="float">
            <text:p>0</text:p>
          </table:table-cell>
          <table:table-cell table:style-name="ce6" office:value-type="float" office:value="71.8826967420196" calcext:value-type="float">
            <text:p>71.9</text:p>
          </table:table-cell>
          <table:table-cell table:style-name="ce6" office:value-type="float" office:value="207.57561358173" calcext:value-type="float">
            <text:p>207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69]=&quot;Female&quot;; 1; 0)" office:value-type="float" office:value="1" calcext:value-type="float">
            <text:p>1</text:p>
          </table:table-cell>
          <table:table-cell table:style-name="ce6" office:value-type="float" office:value="67.9536581615964" calcext:value-type="float">
            <text:p>68.0</text:p>
          </table:table-cell>
          <table:table-cell table:style-name="ce6" office:value-type="float" office:value="167.090125786042" calcext:value-type="float">
            <text:p>167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70]=&quot;Female&quot;; 1; 0)" office:value-type="float" office:value="0" calcext:value-type="float">
            <text:p>0</text:p>
          </table:table-cell>
          <table:table-cell table:style-name="ce6" office:value-type="float" office:value="66.3162319187446" calcext:value-type="float">
            <text:p>66.3</text:p>
          </table:table-cell>
          <table:table-cell table:style-name="ce6" office:value-type="float" office:value="170.593858104457" calcext:value-type="float">
            <text:p>170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71]=&quot;Female&quot;; 1; 0)" office:value-type="float" office:value="0" calcext:value-type="float">
            <text:p>0</text:p>
          </table:table-cell>
          <table:table-cell table:style-name="ce6" office:value-type="float" office:value="69.1283566295392" calcext:value-type="float">
            <text:p>69.1</text:p>
          </table:table-cell>
          <table:table-cell table:style-name="ce6" office:value-type="float" office:value="184.142280775944" calcext:value-type="float">
            <text:p>184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72]=&quot;Female&quot;; 1; 0)" office:value-type="float" office:value="0" calcext:value-type="float">
            <text:p>0</text:p>
          </table:table-cell>
          <table:table-cell table:style-name="ce6" office:value-type="float" office:value="67.7796703221261" calcext:value-type="float">
            <text:p>67.8</text:p>
          </table:table-cell>
          <table:table-cell table:style-name="ce6" office:value-type="float" office:value="192.199788192446" calcext:value-type="float">
            <text:p>192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73]=&quot;Female&quot;; 1; 0)" office:value-type="float" office:value="0" calcext:value-type="float">
            <text:p>0</text:p>
          </table:table-cell>
          <table:table-cell table:style-name="ce6" office:value-type="float" office:value="65.3764350085399" calcext:value-type="float">
            <text:p>65.4</text:p>
          </table:table-cell>
          <table:table-cell table:style-name="ce6" office:value-type="float" office:value="152.289839453128" calcext:value-type="float">
            <text:p>152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74]=&quot;Female&quot;; 1; 0)" office:value-type="float" office:value="0" calcext:value-type="float">
            <text:p>0</text:p>
          </table:table-cell>
          <table:table-cell table:style-name="ce6" office:value-type="float" office:value="74.0564268450105" calcext:value-type="float">
            <text:p>74.1</text:p>
          </table:table-cell>
          <table:table-cell table:style-name="ce6" office:value-type="float" office:value="211.730517311015" calcext:value-type="float">
            <text:p>211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75]=&quot;Female&quot;; 1; 0)" office:value-type="float" office:value="1" calcext:value-type="float">
            <text:p>1</text:p>
          </table:table-cell>
          <table:table-cell table:style-name="ce6" office:value-type="float" office:value="64.2762427390933" calcext:value-type="float">
            <text:p>64.3</text:p>
          </table:table-cell>
          <table:table-cell table:style-name="ce6" office:value-type="float" office:value="123.298801482061" calcext:value-type="float">
            <text:p>123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76]=&quot;Female&quot;; 1; 0)" office:value-type="float" office:value="0" calcext:value-type="float">
            <text:p>0</text:p>
          </table:table-cell>
          <table:table-cell table:style-name="ce6" office:value-type="float" office:value="72.7834260157113" calcext:value-type="float">
            <text:p>72.8</text:p>
          </table:table-cell>
          <table:table-cell table:style-name="ce6" office:value-type="float" office:value="200.832792228216" calcext:value-type="float">
            <text:p>200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77]=&quot;Female&quot;; 1; 0)" office:value-type="float" office:value="0" calcext:value-type="float">
            <text:p>0</text:p>
          </table:table-cell>
          <table:table-cell table:style-name="ce6" office:value-type="float" office:value="67.7692941952837" calcext:value-type="float">
            <text:p>67.8</text:p>
          </table:table-cell>
          <table:table-cell table:style-name="ce6" office:value-type="float" office:value="170.296762912926" calcext:value-type="float">
            <text:p>170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78]=&quot;Female&quot;; 1; 0)" office:value-type="float" office:value="1" calcext:value-type="float">
            <text:p>1</text:p>
          </table:table-cell>
          <table:table-cell table:style-name="ce6" office:value-type="float" office:value="62.1960203776221" calcext:value-type="float">
            <text:p>62.2</text:p>
          </table:table-cell>
          <table:table-cell table:style-name="ce6" office:value-type="float" office:value="124.157289067095" calcext:value-type="float">
            <text:p>124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79]=&quot;Female&quot;; 1; 0)" office:value-type="float" office:value="1" calcext:value-type="float">
            <text:p>1</text:p>
          </table:table-cell>
          <table:table-cell table:style-name="ce6" office:value-type="float" office:value="61.8656142294332" calcext:value-type="float">
            <text:p>61.9</text:p>
          </table:table-cell>
          <table:table-cell table:style-name="ce6" office:value-type="float" office:value="106.732049474341" calcext:value-type="float">
            <text:p>106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80]=&quot;Female&quot;; 1; 0)" office:value-type="float" office:value="1" calcext:value-type="float">
            <text:p>1</text:p>
          </table:table-cell>
          <table:table-cell table:style-name="ce6" office:value-type="float" office:value="63.9196164201122" calcext:value-type="float">
            <text:p>63.9</text:p>
          </table:table-cell>
          <table:table-cell table:style-name="ce6" office:value-type="float" office:value="140.707170793762" calcext:value-type="float">
            <text:p>140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81]=&quot;Female&quot;; 1; 0)" office:value-type="float" office:value="1" calcext:value-type="float">
            <text:p>1</text:p>
          </table:table-cell>
          <table:table-cell table:style-name="ce6" office:value-type="float" office:value="62.9811500235096" calcext:value-type="float">
            <text:p>63.0</text:p>
          </table:table-cell>
          <table:table-cell table:style-name="ce6" office:value-type="float" office:value="154.428477515132" calcext:value-type="float">
            <text:p>15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82]=&quot;Female&quot;; 1; 0)" office:value-type="float" office:value="1" calcext:value-type="float">
            <text:p>1</text:p>
          </table:table-cell>
          <table:table-cell table:style-name="ce6" office:value-type="float" office:value="68.1870490876192" calcext:value-type="float">
            <text:p>68.2</text:p>
          </table:table-cell>
          <table:table-cell table:style-name="ce6" office:value-type="float" office:value="177.568849558525" calcext:value-type="float">
            <text:p>177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83]=&quot;Female&quot;; 1; 0)" office:value-type="float" office:value="0" calcext:value-type="float">
            <text:p>0</text:p>
          </table:table-cell>
          <table:table-cell table:style-name="ce6" office:value-type="float" office:value="66.2146637464049" calcext:value-type="float">
            <text:p>66.2</text:p>
          </table:table-cell>
          <table:table-cell table:style-name="ce6" office:value-type="float" office:value="180.575334078804" calcext:value-type="float">
            <text:p>180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84]=&quot;Female&quot;; 1; 0)" office:value-type="float" office:value="0" calcext:value-type="float">
            <text:p>0</text:p>
          </table:table-cell>
          <table:table-cell table:style-name="ce6" office:value-type="float" office:value="67.7845379591434" calcext:value-type="float">
            <text:p>67.8</text:p>
          </table:table-cell>
          <table:table-cell table:style-name="ce6" office:value-type="float" office:value="198.311756175959" calcext:value-type="float">
            <text:p>198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85]=&quot;Female&quot;; 1; 0)" office:value-type="float" office:value="0" calcext:value-type="float">
            <text:p>0</text:p>
          </table:table-cell>
          <table:table-cell table:style-name="ce6" office:value-type="float" office:value="62.557679831966" calcext:value-type="float">
            <text:p>62.6</text:p>
          </table:table-cell>
          <table:table-cell table:style-name="ce6" office:value-type="float" office:value="132.26298045314" calcext:value-type="float">
            <text:p>132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86]=&quot;Female&quot;; 1; 0)" office:value-type="float" office:value="1" calcext:value-type="float">
            <text:p>1</text:p>
          </table:table-cell>
          <table:table-cell table:style-name="ce6" office:value-type="float" office:value="66.0274133669015" calcext:value-type="float">
            <text:p>66.0</text:p>
          </table:table-cell>
          <table:table-cell table:style-name="ce6" office:value-type="float" office:value="140.49428401929" calcext:value-type="float">
            <text:p>140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87]=&quot;Female&quot;; 1; 0)" office:value-type="float" office:value="1" calcext:value-type="float">
            <text:p>1</text:p>
          </table:table-cell>
          <table:table-cell table:style-name="ce6" office:value-type="float" office:value="64.0734661163267" calcext:value-type="float">
            <text:p>64.1</text:p>
          </table:table-cell>
          <table:table-cell table:style-name="ce6" office:value-type="float" office:value="125.540056240174" calcext:value-type="float">
            <text:p>125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88]=&quot;Female&quot;; 1; 0)" office:value-type="float" office:value="1" calcext:value-type="float">
            <text:p>1</text:p>
          </table:table-cell>
          <table:table-cell table:style-name="ce6" office:value-type="float" office:value="65.253688546256" calcext:value-type="float">
            <text:p>65.3</text:p>
          </table:table-cell>
          <table:table-cell table:style-name="ce6" office:value-type="float" office:value="149.531118367038" calcext:value-type="float">
            <text:p>149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89]=&quot;Female&quot;; 1; 0)" office:value-type="float" office:value="1" calcext:value-type="float">
            <text:p>1</text:p>
          </table:table-cell>
          <table:table-cell table:style-name="ce6" office:value-type="float" office:value="61.2362474889617" calcext:value-type="float">
            <text:p>61.2</text:p>
          </table:table-cell>
          <table:table-cell table:style-name="ce6" office:value-type="float" office:value="111.502707371425" calcext:value-type="float">
            <text:p>111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90]=&quot;Female&quot;; 1; 0)" office:value-type="float" office:value="1" calcext:value-type="float">
            <text:p>1</text:p>
          </table:table-cell>
          <table:table-cell table:style-name="ce6" office:value-type="float" office:value="65.2524050978778" calcext:value-type="float">
            <text:p>65.3</text:p>
          </table:table-cell>
          <table:table-cell table:style-name="ce6" office:value-type="float" office:value="143.888330008059" calcext:value-type="float">
            <text:p>143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91]=&quot;Female&quot;; 1; 0)" office:value-type="float" office:value="1" calcext:value-type="float">
            <text:p>1</text:p>
          </table:table-cell>
          <table:table-cell table:style-name="ce6" office:value-type="float" office:value="67.4348643652968" calcext:value-type="float">
            <text:p>67.4</text:p>
          </table:table-cell>
          <table:table-cell table:style-name="ce6" office:value-type="float" office:value="170.955041477143" calcext:value-type="float">
            <text:p>171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92]=&quot;Female&quot;; 1; 0)" office:value-type="float" office:value="1" calcext:value-type="float">
            <text:p>1</text:p>
          </table:table-cell>
          <table:table-cell table:style-name="ce6" office:value-type="float" office:value="63.177398804039" calcext:value-type="float">
            <text:p>63.2</text:p>
          </table:table-cell>
          <table:table-cell table:style-name="ce6" office:value-type="float" office:value="138.022592491558" calcext:value-type="float">
            <text:p>138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93]=&quot;Female&quot;; 1; 0)" office:value-type="float" office:value="0" calcext:value-type="float">
            <text:p>0</text:p>
          </table:table-cell>
          <table:table-cell table:style-name="ce6" office:value-type="float" office:value="68.269647594262" calcext:value-type="float">
            <text:p>68.3</text:p>
          </table:table-cell>
          <table:table-cell table:style-name="ce6" office:value-type="float" office:value="172.077304734761" calcext:value-type="float">
            <text:p>172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94]=&quot;Female&quot;; 1; 0)" office:value-type="float" office:value="0" calcext:value-type="float">
            <text:p>0</text:p>
          </table:table-cell>
          <table:table-cell table:style-name="ce6" office:value-type="float" office:value="64.9508117081588" calcext:value-type="float">
            <text:p>65.0</text:p>
          </table:table-cell>
          <table:table-cell table:style-name="ce6" office:value-type="float" office:value="162.90024086343" calcext:value-type="float">
            <text:p>16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95]=&quot;Female&quot;; 1; 0)" office:value-type="float" office:value="0" calcext:value-type="float">
            <text:p>0</text:p>
          </table:table-cell>
          <table:table-cell table:style-name="ce6" office:value-type="float" office:value="68.3620127243186" calcext:value-type="float">
            <text:p>68.4</text:p>
          </table:table-cell>
          <table:table-cell table:style-name="ce6" office:value-type="float" office:value="188.786166592441" calcext:value-type="float">
            <text:p>188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96]=&quot;Female&quot;; 1; 0)" office:value-type="float" office:value="1" calcext:value-type="float">
            <text:p>1</text:p>
          </table:table-cell>
          <table:table-cell table:style-name="ce6" office:value-type="float" office:value="62.7284948017706" calcext:value-type="float">
            <text:p>62.7</text:p>
          </table:table-cell>
          <table:table-cell table:style-name="ce6" office:value-type="float" office:value="120.402414130795" calcext:value-type="float">
            <text:p>120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97]=&quot;Female&quot;; 1; 0)" office:value-type="float" office:value="0" calcext:value-type="float">
            <text:p>0</text:p>
          </table:table-cell>
          <table:table-cell table:style-name="ce6" office:value-type="float" office:value="69.2959320582737" calcext:value-type="float">
            <text:p>69.3</text:p>
          </table:table-cell>
          <table:table-cell table:style-name="ce6" office:value-type="float" office:value="172.346492962392" calcext:value-type="float">
            <text:p>172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398]=&quot;Female&quot;; 1; 0)" office:value-type="float" office:value="1" calcext:value-type="float">
            <text:p>1</text:p>
          </table:table-cell>
          <table:table-cell table:style-name="ce6" office:value-type="float" office:value="67.2813582403504" calcext:value-type="float">
            <text:p>67.3</text:p>
          </table:table-cell>
          <table:table-cell table:style-name="ce6" office:value-type="float" office:value="151.006827602194" calcext:value-type="float">
            <text:p>151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399]=&quot;Female&quot;; 1; 0)" office:value-type="float" office:value="0" calcext:value-type="float">
            <text:p>0</text:p>
          </table:table-cell>
          <table:table-cell table:style-name="ce6" office:value-type="float" office:value="70.3327152499591" calcext:value-type="float">
            <text:p>70.3</text:p>
          </table:table-cell>
          <table:table-cell table:style-name="ce6" office:value-type="float" office:value="190.409829226301" calcext:value-type="float">
            <text:p>190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00]=&quot;Female&quot;; 1; 0)" office:value-type="float" office:value="0" calcext:value-type="float">
            <text:p>0</text:p>
          </table:table-cell>
          <table:table-cell table:style-name="ce6" office:value-type="float" office:value="70.4856431655714" calcext:value-type="float">
            <text:p>70.5</text:p>
          </table:table-cell>
          <table:table-cell table:style-name="ce6" office:value-type="float" office:value="193.359946993498" calcext:value-type="float">
            <text:p>193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01]=&quot;Female&quot;; 1; 0)" office:value-type="float" office:value="1" calcext:value-type="float">
            <text:p>1</text:p>
          </table:table-cell>
          <table:table-cell table:style-name="ce6" office:value-type="float" office:value="67.1678197702471" calcext:value-type="float">
            <text:p>67.2</text:p>
          </table:table-cell>
          <table:table-cell table:style-name="ce6" office:value-type="float" office:value="156.234461922087" calcext:value-type="float">
            <text:p>156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02]=&quot;Female&quot;; 1; 0)" office:value-type="float" office:value="1" calcext:value-type="float">
            <text:p>1</text:p>
          </table:table-cell>
          <table:table-cell table:style-name="ce6" office:value-type="float" office:value="58.3237477025474" calcext:value-type="float">
            <text:p>58.3</text:p>
          </table:table-cell>
          <table:table-cell table:style-name="ce6" office:value-type="float" office:value="117.053155966036" calcext:value-type="float">
            <text:p>117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03]=&quot;Female&quot;; 1; 0)" office:value-type="float" office:value="1" calcext:value-type="float">
            <text:p>1</text:p>
          </table:table-cell>
          <table:table-cell table:style-name="ce6" office:value-type="float" office:value="65.3320138258011" calcext:value-type="float">
            <text:p>65.3</text:p>
          </table:table-cell>
          <table:table-cell table:style-name="ce6" office:value-type="float" office:value="144.806619669841" calcext:value-type="float">
            <text:p>144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04]=&quot;Female&quot;; 1; 0)" office:value-type="float" office:value="0" calcext:value-type="float">
            <text:p>0</text:p>
          </table:table-cell>
          <table:table-cell table:style-name="ce6" office:value-type="float" office:value="67.2041088078578" calcext:value-type="float">
            <text:p>67.2</text:p>
          </table:table-cell>
          <table:table-cell table:style-name="ce6" office:value-type="float" office:value="168.982091609734" calcext:value-type="float">
            <text:p>169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05]=&quot;Female&quot;; 1; 0)" office:value-type="float" office:value="0" calcext:value-type="float">
            <text:p>0</text:p>
          </table:table-cell>
          <table:table-cell table:style-name="ce6" office:value-type="float" office:value="72.7389699965634" calcext:value-type="float">
            <text:p>72.7</text:p>
          </table:table-cell>
          <table:table-cell table:style-name="ce6" office:value-type="float" office:value="187.222908934528" calcext:value-type="float">
            <text:p>187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06]=&quot;Female&quot;; 1; 0)" office:value-type="float" office:value="0" calcext:value-type="float">
            <text:p>0</text:p>
          </table:table-cell>
          <table:table-cell table:style-name="ce6" office:value-type="float" office:value="69.2384271868614" calcext:value-type="float">
            <text:p>69.2</text:p>
          </table:table-cell>
          <table:table-cell table:style-name="ce6" office:value-type="float" office:value="197.412091355179" calcext:value-type="float">
            <text:p>197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07]=&quot;Female&quot;; 1; 0)" office:value-type="float" office:value="1" calcext:value-type="float">
            <text:p>1</text:p>
          </table:table-cell>
          <table:table-cell table:style-name="ce6" office:value-type="float" office:value="63.7170340153881" calcext:value-type="float">
            <text:p>63.7</text:p>
          </table:table-cell>
          <table:table-cell table:style-name="ce6" office:value-type="float" office:value="137.999423060675" calcext:value-type="float">
            <text:p>138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08]=&quot;Female&quot;; 1; 0)" office:value-type="float" office:value="1" calcext:value-type="float">
            <text:p>1</text:p>
          </table:table-cell>
          <table:table-cell table:style-name="ce6" office:value-type="float" office:value="65.7379348720023" calcext:value-type="float">
            <text:p>65.7</text:p>
          </table:table-cell>
          <table:table-cell table:style-name="ce6" office:value-type="float" office:value="144.08991688811" calcext:value-type="float">
            <text:p>144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09]=&quot;Female&quot;; 1; 0)" office:value-type="float" office:value="1" calcext:value-type="float">
            <text:p>1</text:p>
          </table:table-cell>
          <table:table-cell table:style-name="ce6" office:value-type="float" office:value="65.5288561745669" calcext:value-type="float">
            <text:p>65.5</text:p>
          </table:table-cell>
          <table:table-cell table:style-name="ce6" office:value-type="float" office:value="138.989535511843" calcext:value-type="float">
            <text:p>139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10]=&quot;Female&quot;; 1; 0)" office:value-type="float" office:value="1" calcext:value-type="float">
            <text:p>1</text:p>
          </table:table-cell>
          <table:table-cell table:style-name="ce6" office:value-type="float" office:value="64.3168663346422" calcext:value-type="float">
            <text:p>64.3</text:p>
          </table:table-cell>
          <table:table-cell table:style-name="ce6" office:value-type="float" office:value="143.859569230449" calcext:value-type="float">
            <text:p>143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11]=&quot;Female&quot;; 1; 0)" office:value-type="float" office:value="1" calcext:value-type="float">
            <text:p>1</text:p>
          </table:table-cell>
          <table:table-cell table:style-name="ce6" office:value-type="float" office:value="61.3047539960928" calcext:value-type="float">
            <text:p>61.3</text:p>
          </table:table-cell>
          <table:table-cell table:style-name="ce6" office:value-type="float" office:value="104.855761815701" calcext:value-type="float">
            <text:p>104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12]=&quot;Female&quot;; 1; 0)" office:value-type="float" office:value="1" calcext:value-type="float">
            <text:p>1</text:p>
          </table:table-cell>
          <table:table-cell table:style-name="ce6" office:value-type="float" office:value="68.244709889445" calcext:value-type="float">
            <text:p>68.2</text:p>
          </table:table-cell>
          <table:table-cell table:style-name="ce6" office:value-type="float" office:value="158.25171887237" calcext:value-type="float">
            <text:p>158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13]=&quot;Female&quot;; 1; 0)" office:value-type="float" office:value="1" calcext:value-type="float">
            <text:p>1</text:p>
          </table:table-cell>
          <table:table-cell table:style-name="ce6" office:value-type="float" office:value="64.2355616328491" calcext:value-type="float">
            <text:p>64.2</text:p>
          </table:table-cell>
          <table:table-cell table:style-name="ce6" office:value-type="float" office:value="141.401345178251" calcext:value-type="float">
            <text:p>141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14]=&quot;Female&quot;; 1; 0)" office:value-type="float" office:value="0" calcext:value-type="float">
            <text:p>0</text:p>
          </table:table-cell>
          <table:table-cell table:style-name="ce6" office:value-type="float" office:value="67.9015149298272" calcext:value-type="float">
            <text:p>67.9</text:p>
          </table:table-cell>
          <table:table-cell table:style-name="ce6" office:value-type="float" office:value="173.915819257889" calcext:value-type="float">
            <text:p>173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15]=&quot;Female&quot;; 1; 0)" office:value-type="float" office:value="1" calcext:value-type="float">
            <text:p>1</text:p>
          </table:table-cell>
          <table:table-cell table:style-name="ce6" office:value-type="float" office:value="66.0049985990387" calcext:value-type="float">
            <text:p>66.0</text:p>
          </table:table-cell>
          <table:table-cell table:style-name="ce6" office:value-type="float" office:value="146.668808011168" calcext:value-type="float">
            <text:p>146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16]=&quot;Female&quot;; 1; 0)" office:value-type="float" office:value="0" calcext:value-type="float">
            <text:p>0</text:p>
          </table:table-cell>
          <table:table-cell table:style-name="ce6" office:value-type="float" office:value="67.3933460662424" calcext:value-type="float">
            <text:p>67.4</text:p>
          </table:table-cell>
          <table:table-cell table:style-name="ce6" office:value-type="float" office:value="173.127460636371" calcext:value-type="float">
            <text:p>173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17]=&quot;Female&quot;; 1; 0)" office:value-type="float" office:value="0" calcext:value-type="float">
            <text:p>0</text:p>
          </table:table-cell>
          <table:table-cell table:style-name="ce6" office:value-type="float" office:value="61.9269489433641" calcext:value-type="float">
            <text:p>61.9</text:p>
          </table:table-cell>
          <table:table-cell table:style-name="ce6" office:value-type="float" office:value="149.149684837724" calcext:value-type="float">
            <text:p>149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18]=&quot;Female&quot;; 1; 0)" office:value-type="float" office:value="0" calcext:value-type="float">
            <text:p>0</text:p>
          </table:table-cell>
          <table:table-cell table:style-name="ce6" office:value-type="float" office:value="69.9442505668457" calcext:value-type="float">
            <text:p>69.9</text:p>
          </table:table-cell>
          <table:table-cell table:style-name="ce6" office:value-type="float" office:value="172.898850270504" calcext:value-type="float">
            <text:p>172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19]=&quot;Female&quot;; 1; 0)" office:value-type="float" office:value="0" calcext:value-type="float">
            <text:p>0</text:p>
          </table:table-cell>
          <table:table-cell table:style-name="ce6" office:value-type="float" office:value="78.4620529193772" calcext:value-type="float">
            <text:p>78.5</text:p>
          </table:table-cell>
          <table:table-cell table:style-name="ce6" office:value-type="float" office:value="227.342564876735" calcext:value-type="float">
            <text:p>227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20]=&quot;Female&quot;; 1; 0)" office:value-type="float" office:value="1" calcext:value-type="float">
            <text:p>1</text:p>
          </table:table-cell>
          <table:table-cell table:style-name="ce6" office:value-type="float" office:value="62.028373055852" calcext:value-type="float">
            <text:p>62.0</text:p>
          </table:table-cell>
          <table:table-cell table:style-name="ce6" office:value-type="float" office:value="103.275029340058" calcext:value-type="float">
            <text:p>103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21]=&quot;Female&quot;; 1; 0)" office:value-type="float" office:value="1" calcext:value-type="float">
            <text:p>1</text:p>
          </table:table-cell>
          <table:table-cell table:style-name="ce6" office:value-type="float" office:value="56.7854343692644" calcext:value-type="float">
            <text:p>56.8</text:p>
          </table:table-cell>
          <table:table-cell table:style-name="ce6" office:value-type="float" office:value="83.9930774713752" calcext:value-type="float">
            <text:p>84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22]=&quot;Female&quot;; 1; 0)" office:value-type="float" office:value="1" calcext:value-type="float">
            <text:p>1</text:p>
          </table:table-cell>
          <table:table-cell table:style-name="ce6" office:value-type="float" office:value="65.1514754236429" calcext:value-type="float">
            <text:p>65.2</text:p>
          </table:table-cell>
          <table:table-cell table:style-name="ce6" office:value-type="float" office:value="122.751654123712" calcext:value-type="float">
            <text:p>122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23]=&quot;Female&quot;; 1; 0)" office:value-type="float" office:value="1" calcext:value-type="float">
            <text:p>1</text:p>
          </table:table-cell>
          <table:table-cell table:style-name="ce6" office:value-type="float" office:value="61.9589645904203" calcext:value-type="float">
            <text:p>62.0</text:p>
          </table:table-cell>
          <table:table-cell table:style-name="ce6" office:value-type="float" office:value="132.692405283877" calcext:value-type="float">
            <text:p>132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24]=&quot;Female&quot;; 1; 0)" office:value-type="float" office:value="0" calcext:value-type="float">
            <text:p>0</text:p>
          </table:table-cell>
          <table:table-cell table:style-name="ce6" office:value-type="float" office:value="73.295350593677" calcext:value-type="float">
            <text:p>73.3</text:p>
          </table:table-cell>
          <table:table-cell table:style-name="ce6" office:value-type="float" office:value="223.870178030187" calcext:value-type="float">
            <text:p>223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25]=&quot;Female&quot;; 1; 0)" office:value-type="float" office:value="1" calcext:value-type="float">
            <text:p>1</text:p>
          </table:table-cell>
          <table:table-cell table:style-name="ce6" office:value-type="float" office:value="61.4986393736618" calcext:value-type="float">
            <text:p>61.5</text:p>
          </table:table-cell>
          <table:table-cell table:style-name="ce6" office:value-type="float" office:value="122.049480193377" calcext:value-type="float">
            <text:p>122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26]=&quot;Female&quot;; 1; 0)" office:value-type="float" office:value="1" calcext:value-type="float">
            <text:p>1</text:p>
          </table:table-cell>
          <table:table-cell table:style-name="ce6" office:value-type="float" office:value="66.2350945397925" calcext:value-type="float">
            <text:p>66.2</text:p>
          </table:table-cell>
          <table:table-cell table:style-name="ce6" office:value-type="float" office:value="145.217177513931" calcext:value-type="float">
            <text:p>145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27]=&quot;Female&quot;; 1; 0)" office:value-type="float" office:value="0" calcext:value-type="float">
            <text:p>0</text:p>
          </table:table-cell>
          <table:table-cell table:style-name="ce6" office:value-type="float" office:value="67.1994321067045" calcext:value-type="float">
            <text:p>67.2</text:p>
          </table:table-cell>
          <table:table-cell table:style-name="ce6" office:value-type="float" office:value="173.488599343786" calcext:value-type="float">
            <text:p>173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28]=&quot;Female&quot;; 1; 0)" office:value-type="float" office:value="1" calcext:value-type="float">
            <text:p>1</text:p>
          </table:table-cell>
          <table:table-cell table:style-name="ce6" office:value-type="float" office:value="59.9399817113234" calcext:value-type="float">
            <text:p>59.9</text:p>
          </table:table-cell>
          <table:table-cell table:style-name="ce6" office:value-type="float" office:value="102.466949336749" calcext:value-type="float">
            <text:p>102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29]=&quot;Female&quot;; 1; 0)" office:value-type="float" office:value="1" calcext:value-type="float">
            <text:p>1</text:p>
          </table:table-cell>
          <table:table-cell table:style-name="ce6" office:value-type="float" office:value="60.8084236978284" calcext:value-type="float">
            <text:p>60.8</text:p>
          </table:table-cell>
          <table:table-cell table:style-name="ce6" office:value-type="float" office:value="110.984168692645" calcext:value-type="float">
            <text:p>111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30]=&quot;Female&quot;; 1; 0)" office:value-type="float" office:value="0" calcext:value-type="float">
            <text:p>0</text:p>
          </table:table-cell>
          <table:table-cell table:style-name="ce6" office:value-type="float" office:value="73.4053573956574" calcext:value-type="float">
            <text:p>73.4</text:p>
          </table:table-cell>
          <table:table-cell table:style-name="ce6" office:value-type="float" office:value="209.260758499741" calcext:value-type="float">
            <text:p>209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31]=&quot;Female&quot;; 1; 0)" office:value-type="float" office:value="1" calcext:value-type="float">
            <text:p>1</text:p>
          </table:table-cell>
          <table:table-cell table:style-name="ce6" office:value-type="float" office:value="59.8949240533751" calcext:value-type="float">
            <text:p>59.9</text:p>
          </table:table-cell>
          <table:table-cell table:style-name="ce6" office:value-type="float" office:value="129.173838843876" calcext:value-type="float">
            <text:p>129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32]=&quot;Female&quot;; 1; 0)" office:value-type="float" office:value="0" calcext:value-type="float">
            <text:p>0</text:p>
          </table:table-cell>
          <table:table-cell table:style-name="ce6" office:value-type="float" office:value="67.4512093255625" calcext:value-type="float">
            <text:p>67.5</text:p>
          </table:table-cell>
          <table:table-cell table:style-name="ce6" office:value-type="float" office:value="177.84598831903" calcext:value-type="float">
            <text:p>177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33]=&quot;Female&quot;; 1; 0)" office:value-type="float" office:value="1" calcext:value-type="float">
            <text:p>1</text:p>
          </table:table-cell>
          <table:table-cell table:style-name="ce6" office:value-type="float" office:value="67.6745192392133" calcext:value-type="float">
            <text:p>67.7</text:p>
          </table:table-cell>
          <table:table-cell table:style-name="ce6" office:value-type="float" office:value="172.574370078926" calcext:value-type="float">
            <text:p>172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34]=&quot;Female&quot;; 1; 0)" office:value-type="float" office:value="0" calcext:value-type="float">
            <text:p>0</text:p>
          </table:table-cell>
          <table:table-cell table:style-name="ce6" office:value-type="float" office:value="68.0967595584502" calcext:value-type="float">
            <text:p>68.1</text:p>
          </table:table-cell>
          <table:table-cell table:style-name="ce6" office:value-type="float" office:value="189.26634876783" calcext:value-type="float">
            <text:p>189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35]=&quot;Female&quot;; 1; 0)" office:value-type="float" office:value="1" calcext:value-type="float">
            <text:p>1</text:p>
          </table:table-cell>
          <table:table-cell table:style-name="ce6" office:value-type="float" office:value="57.4722523992131" calcext:value-type="float">
            <text:p>57.5</text:p>
          </table:table-cell>
          <table:table-cell table:style-name="ce6" office:value-type="float" office:value="96.3135565290208" calcext:value-type="float">
            <text:p>96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36]=&quot;Female&quot;; 1; 0)" office:value-type="float" office:value="1" calcext:value-type="float">
            <text:p>1</text:p>
          </table:table-cell>
          <table:table-cell table:style-name="ce6" office:value-type="float" office:value="64.5802071176162" calcext:value-type="float">
            <text:p>64.6</text:p>
          </table:table-cell>
          <table:table-cell table:style-name="ce6" office:value-type="float" office:value="126.432720526499" calcext:value-type="float">
            <text:p>126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37]=&quot;Female&quot;; 1; 0)" office:value-type="float" office:value="0" calcext:value-type="float">
            <text:p>0</text:p>
          </table:table-cell>
          <table:table-cell table:style-name="ce6" office:value-type="float" office:value="65.2536708473629" calcext:value-type="float">
            <text:p>65.3</text:p>
          </table:table-cell>
          <table:table-cell table:style-name="ce6" office:value-type="float" office:value="174.943977756174" calcext:value-type="float">
            <text:p>174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38]=&quot;Female&quot;; 1; 0)" office:value-type="float" office:value="0" calcext:value-type="float">
            <text:p>0</text:p>
          </table:table-cell>
          <table:table-cell table:style-name="ce6" office:value-type="float" office:value="73.2794448452252" calcext:value-type="float">
            <text:p>73.3</text:p>
          </table:table-cell>
          <table:table-cell table:style-name="ce6" office:value-type="float" office:value="209.228853966766" calcext:value-type="float">
            <text:p>209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39]=&quot;Female&quot;; 1; 0)" office:value-type="float" office:value="1" calcext:value-type="float">
            <text:p>1</text:p>
          </table:table-cell>
          <table:table-cell table:style-name="ce6" office:value-type="float" office:value="64.5241474356795" calcext:value-type="float">
            <text:p>64.5</text:p>
          </table:table-cell>
          <table:table-cell table:style-name="ce6" office:value-type="float" office:value="129.201505959375" calcext:value-type="float">
            <text:p>129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40]=&quot;Female&quot;; 1; 0)" office:value-type="float" office:value="1" calcext:value-type="float">
            <text:p>1</text:p>
          </table:table-cell>
          <table:table-cell table:style-name="ce6" office:value-type="float" office:value="66.1484588506305" calcext:value-type="float">
            <text:p>66.1</text:p>
          </table:table-cell>
          <table:table-cell table:style-name="ce6" office:value-type="float" office:value="162.244457456505" calcext:value-type="float">
            <text:p>162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41]=&quot;Female&quot;; 1; 0)" office:value-type="float" office:value="1" calcext:value-type="float">
            <text:p>1</text:p>
          </table:table-cell>
          <table:table-cell table:style-name="ce6" office:value-type="float" office:value="69.0342431307346" calcext:value-type="float">
            <text:p>69.0</text:p>
          </table:table-cell>
          <table:table-cell table:style-name="ce6" office:value-type="float" office:value="163.852461346571" calcext:value-type="float">
            <text:p>163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42]=&quot;Female&quot;; 1; 0)" office:value-type="float" office:value="1" calcext:value-type="float">
            <text:p>1</text:p>
          </table:table-cell>
          <table:table-cell table:style-name="ce6" office:value-type="float" office:value="64.469422853858" calcext:value-type="float">
            <text:p>64.5</text:p>
          </table:table-cell>
          <table:table-cell table:style-name="ce6" office:value-type="float" office:value="135.193971875581" calcext:value-type="float">
            <text:p>135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43]=&quot;Female&quot;; 1; 0)" office:value-type="float" office:value="0" calcext:value-type="float">
            <text:p>0</text:p>
          </table:table-cell>
          <table:table-cell table:style-name="ce6" office:value-type="float" office:value="71.8574874474702" calcext:value-type="float">
            <text:p>71.9</text:p>
          </table:table-cell>
          <table:table-cell table:style-name="ce6" office:value-type="float" office:value="204.422633460166" calcext:value-type="float">
            <text:p>20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44]=&quot;Female&quot;; 1; 0)" office:value-type="float" office:value="0" calcext:value-type="float">
            <text:p>0</text:p>
          </table:table-cell>
          <table:table-cell table:style-name="ce6" office:value-type="float" office:value="66.4702457205614" calcext:value-type="float">
            <text:p>66.5</text:p>
          </table:table-cell>
          <table:table-cell table:style-name="ce6" office:value-type="float" office:value="182.468057432679" calcext:value-type="float">
            <text:p>182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45]=&quot;Female&quot;; 1; 0)" office:value-type="float" office:value="0" calcext:value-type="float">
            <text:p>0</text:p>
          </table:table-cell>
          <table:table-cell table:style-name="ce6" office:value-type="float" office:value="68.8369333583183" calcext:value-type="float">
            <text:p>68.8</text:p>
          </table:table-cell>
          <table:table-cell table:style-name="ce6" office:value-type="float" office:value="183.69782679939" calcext:value-type="float">
            <text:p>183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46]=&quot;Female&quot;; 1; 0)" office:value-type="float" office:value="1" calcext:value-type="float">
            <text:p>1</text:p>
          </table:table-cell>
          <table:table-cell table:style-name="ce6" office:value-type="float" office:value="60.6794569073923" calcext:value-type="float">
            <text:p>60.7</text:p>
          </table:table-cell>
          <table:table-cell table:style-name="ce6" office:value-type="float" office:value="120.952343048977" calcext:value-type="float">
            <text:p>121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47]=&quot;Female&quot;; 1; 0)" office:value-type="float" office:value="1" calcext:value-type="float">
            <text:p>1</text:p>
          </table:table-cell>
          <table:table-cell table:style-name="ce6" office:value-type="float" office:value="64.8934630158002" calcext:value-type="float">
            <text:p>64.9</text:p>
          </table:table-cell>
          <table:table-cell table:style-name="ce6" office:value-type="float" office:value="133.854826231392" calcext:value-type="float">
            <text:p>133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48]=&quot;Female&quot;; 1; 0)" office:value-type="float" office:value="1" calcext:value-type="float">
            <text:p>1</text:p>
          </table:table-cell>
          <table:table-cell table:style-name="ce6" office:value-type="float" office:value="66.4174719209582" calcext:value-type="float">
            <text:p>66.4</text:p>
          </table:table-cell>
          <table:table-cell table:style-name="ce6" office:value-type="float" office:value="139.743280295884" calcext:value-type="float">
            <text:p>139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49]=&quot;Female&quot;; 1; 0)" office:value-type="float" office:value="0" calcext:value-type="float">
            <text:p>0</text:p>
          </table:table-cell>
          <table:table-cell table:style-name="ce6" office:value-type="float" office:value="70.0525106688094" calcext:value-type="float">
            <text:p>70.1</text:p>
          </table:table-cell>
          <table:table-cell table:style-name="ce6" office:value-type="float" office:value="194.974115927247" calcext:value-type="float">
            <text:p>195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50]=&quot;Female&quot;; 1; 0)" office:value-type="float" office:value="1" calcext:value-type="float">
            <text:p>1</text:p>
          </table:table-cell>
          <table:table-cell table:style-name="ce6" office:value-type="float" office:value="58.9107320370127" calcext:value-type="float">
            <text:p>58.9</text:p>
          </table:table-cell>
          <table:table-cell table:style-name="ce6" office:value-type="float" office:value="102.08832636784" calcext:value-type="float">
            <text:p>102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51]=&quot;Female&quot;; 1; 0)" office:value-type="float" office:value="1" calcext:value-type="float">
            <text:p>1</text:p>
          </table:table-cell>
          <table:table-cell table:style-name="ce6" office:value-type="float" office:value="61.4153067712281" calcext:value-type="float">
            <text:p>61.4</text:p>
          </table:table-cell>
          <table:table-cell table:style-name="ce6" office:value-type="float" office:value="106.295001359125" calcext:value-type="float">
            <text:p>106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52]=&quot;Female&quot;; 1; 0)" office:value-type="float" office:value="0" calcext:value-type="float">
            <text:p>0</text:p>
          </table:table-cell>
          <table:table-cell table:style-name="ce6" office:value-type="float" office:value="72.0852995257673" calcext:value-type="float">
            <text:p>72.1</text:p>
          </table:table-cell>
          <table:table-cell table:style-name="ce6" office:value-type="float" office:value="210.636523766533" calcext:value-type="float">
            <text:p>210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53]=&quot;Female&quot;; 1; 0)" office:value-type="float" office:value="1" calcext:value-type="float">
            <text:p>1</text:p>
          </table:table-cell>
          <table:table-cell table:style-name="ce6" office:value-type="float" office:value="63.5397728071705" calcext:value-type="float">
            <text:p>63.5</text:p>
          </table:table-cell>
          <table:table-cell table:style-name="ce6" office:value-type="float" office:value="130.27971411619" calcext:value-type="float">
            <text:p>130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54]=&quot;Female&quot;; 1; 0)" office:value-type="float" office:value="0" calcext:value-type="float">
            <text:p>0</text:p>
          </table:table-cell>
          <table:table-cell table:style-name="ce6" office:value-type="float" office:value="72.67888503907" calcext:value-type="float">
            <text:p>72.7</text:p>
          </table:table-cell>
          <table:table-cell table:style-name="ce6" office:value-type="float" office:value="216.68631525849" calcext:value-type="float">
            <text:p>216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55]=&quot;Female&quot;; 1; 0)" office:value-type="float" office:value="0" calcext:value-type="float">
            <text:p>0</text:p>
          </table:table-cell>
          <table:table-cell table:style-name="ce6" office:value-type="float" office:value="69.1624698844448" calcext:value-type="float">
            <text:p>69.2</text:p>
          </table:table-cell>
          <table:table-cell table:style-name="ce6" office:value-type="float" office:value="190.849070077584" calcext:value-type="float">
            <text:p>190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56]=&quot;Female&quot;; 1; 0)" office:value-type="float" office:value="0" calcext:value-type="float">
            <text:p>0</text:p>
          </table:table-cell>
          <table:table-cell table:style-name="ce6" office:value-type="float" office:value="66.8192507182576" calcext:value-type="float">
            <text:p>66.8</text:p>
          </table:table-cell>
          <table:table-cell table:style-name="ce6" office:value-type="float" office:value="178.169090523627" calcext:value-type="float">
            <text:p>178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57]=&quot;Female&quot;; 1; 0)" office:value-type="float" office:value="1" calcext:value-type="float">
            <text:p>1</text:p>
          </table:table-cell>
          <table:table-cell table:style-name="ce6" office:value-type="float" office:value="68.2221798564946" calcext:value-type="float">
            <text:p>68.2</text:p>
          </table:table-cell>
          <table:table-cell table:style-name="ce6" office:value-type="float" office:value="153.098641625936" calcext:value-type="float">
            <text:p>153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58]=&quot;Female&quot;; 1; 0)" office:value-type="float" office:value="0" calcext:value-type="float">
            <text:p>0</text:p>
          </table:table-cell>
          <table:table-cell table:style-name="ce6" office:value-type="float" office:value="68.266586787432" calcext:value-type="float">
            <text:p>68.3</text:p>
          </table:table-cell>
          <table:table-cell table:style-name="ce6" office:value-type="float" office:value="186.289792971552" calcext:value-type="float">
            <text:p>186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59]=&quot;Female&quot;; 1; 0)" office:value-type="float" office:value="1" calcext:value-type="float">
            <text:p>1</text:p>
          </table:table-cell>
          <table:table-cell table:style-name="ce6" office:value-type="float" office:value="63.4012051394349" calcext:value-type="float">
            <text:p>63.4</text:p>
          </table:table-cell>
          <table:table-cell table:style-name="ce6" office:value-type="float" office:value="145.316583178589" calcext:value-type="float">
            <text:p>145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60]=&quot;Female&quot;; 1; 0)" office:value-type="float" office:value="1" calcext:value-type="float">
            <text:p>1</text:p>
          </table:table-cell>
          <table:table-cell table:style-name="ce6" office:value-type="float" office:value="59.0291950607398" calcext:value-type="float">
            <text:p>59.0</text:p>
          </table:table-cell>
          <table:table-cell table:style-name="ce6" office:value-type="float" office:value="98.3726388184667" calcext:value-type="float">
            <text:p>98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61]=&quot;Female&quot;; 1; 0)" office:value-type="float" office:value="1" calcext:value-type="float">
            <text:p>1</text:p>
          </table:table-cell>
          <table:table-cell table:style-name="ce6" office:value-type="float" office:value="66.1921299825332" calcext:value-type="float">
            <text:p>66.2</text:p>
          </table:table-cell>
          <table:table-cell table:style-name="ce6" office:value-type="float" office:value="145.579208735676" calcext:value-type="float">
            <text:p>145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62]=&quot;Female&quot;; 1; 0)" office:value-type="float" office:value="1" calcext:value-type="float">
            <text:p>1</text:p>
          </table:table-cell>
          <table:table-cell table:style-name="ce6" office:value-type="float" office:value="63.7693560706991" calcext:value-type="float">
            <text:p>63.8</text:p>
          </table:table-cell>
          <table:table-cell table:style-name="ce6" office:value-type="float" office:value="145.403687380832" calcext:value-type="float">
            <text:p>145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63]=&quot;Female&quot;; 1; 0)" office:value-type="float" office:value="1" calcext:value-type="float">
            <text:p>1</text:p>
          </table:table-cell>
          <table:table-cell table:style-name="ce6" office:value-type="float" office:value="65.5981804983064" calcext:value-type="float">
            <text:p>65.6</text:p>
          </table:table-cell>
          <table:table-cell table:style-name="ce6" office:value-type="float" office:value="145.080404329489" calcext:value-type="float">
            <text:p>145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64]=&quot;Female&quot;; 1; 0)" office:value-type="float" office:value="1" calcext:value-type="float">
            <text:p>1</text:p>
          </table:table-cell>
          <table:table-cell table:style-name="ce6" office:value-type="float" office:value="59.3448548761631" calcext:value-type="float">
            <text:p>59.3</text:p>
          </table:table-cell>
          <table:table-cell table:style-name="ce6" office:value-type="float" office:value="113.415890493119" calcext:value-type="float">
            <text:p>113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65]=&quot;Female&quot;; 1; 0)" office:value-type="float" office:value="0" calcext:value-type="float">
            <text:p>0</text:p>
          </table:table-cell>
          <table:table-cell table:style-name="ce6" office:value-type="float" office:value="68.2319539277068" calcext:value-type="float">
            <text:p>68.2</text:p>
          </table:table-cell>
          <table:table-cell table:style-name="ce6" office:value-type="float" office:value="195.261990296064" calcext:value-type="float">
            <text:p>195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66]=&quot;Female&quot;; 1; 0)" office:value-type="float" office:value="1" calcext:value-type="float">
            <text:p>1</text:p>
          </table:table-cell>
          <table:table-cell table:style-name="ce6" office:value-type="float" office:value="59.7958609680167" calcext:value-type="float">
            <text:p>59.8</text:p>
          </table:table-cell>
          <table:table-cell table:style-name="ce6" office:value-type="float" office:value="118.754040580074" calcext:value-type="float">
            <text:p>118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67]=&quot;Female&quot;; 1; 0)" office:value-type="float" office:value="0" calcext:value-type="float">
            <text:p>0</text:p>
          </table:table-cell>
          <table:table-cell table:style-name="ce6" office:value-type="float" office:value="73.3965429282898" calcext:value-type="float">
            <text:p>73.4</text:p>
          </table:table-cell>
          <table:table-cell table:style-name="ce6" office:value-type="float" office:value="220.945760743646" calcext:value-type="float">
            <text:p>220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68]=&quot;Female&quot;; 1; 0)" office:value-type="float" office:value="0" calcext:value-type="float">
            <text:p>0</text:p>
          </table:table-cell>
          <table:table-cell table:style-name="ce6" office:value-type="float" office:value="66.429741469109" calcext:value-type="float">
            <text:p>66.4</text:p>
          </table:table-cell>
          <table:table-cell table:style-name="ce6" office:value-type="float" office:value="191.946488427172" calcext:value-type="float">
            <text:p>191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69]=&quot;Female&quot;; 1; 0)" office:value-type="float" office:value="0" calcext:value-type="float">
            <text:p>0</text:p>
          </table:table-cell>
          <table:table-cell table:style-name="ce6" office:value-type="float" office:value="73.6956873393538" calcext:value-type="float">
            <text:p>73.7</text:p>
          </table:table-cell>
          <table:table-cell table:style-name="ce6" office:value-type="float" office:value="218.415504458001" calcext:value-type="float">
            <text:p>218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70]=&quot;Female&quot;; 1; 0)" office:value-type="float" office:value="1" calcext:value-type="float">
            <text:p>1</text:p>
          </table:table-cell>
          <table:table-cell table:style-name="ce6" office:value-type="float" office:value="58.7512536320208" calcext:value-type="float">
            <text:p>58.8</text:p>
          </table:table-cell>
          <table:table-cell table:style-name="ce6" office:value-type="float" office:value="97.7224905977011" calcext:value-type="float">
            <text:p>97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71]=&quot;Female&quot;; 1; 0)" office:value-type="float" office:value="1" calcext:value-type="float">
            <text:p>1</text:p>
          </table:table-cell>
          <table:table-cell table:style-name="ce6" office:value-type="float" office:value="63.7322395071576" calcext:value-type="float">
            <text:p>63.7</text:p>
          </table:table-cell>
          <table:table-cell table:style-name="ce6" office:value-type="float" office:value="154.655272563838" calcext:value-type="float">
            <text:p>154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72]=&quot;Female&quot;; 1; 0)" office:value-type="float" office:value="1" calcext:value-type="float">
            <text:p>1</text:p>
          </table:table-cell>
          <table:table-cell table:style-name="ce6" office:value-type="float" office:value="65.6646236546352" calcext:value-type="float">
            <text:p>65.7</text:p>
          </table:table-cell>
          <table:table-cell table:style-name="ce6" office:value-type="float" office:value="139.62257313096" calcext:value-type="float">
            <text:p>139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73]=&quot;Female&quot;; 1; 0)" office:value-type="float" office:value="0" calcext:value-type="float">
            <text:p>0</text:p>
          </table:table-cell>
          <table:table-cell table:style-name="ce6" office:value-type="float" office:value="69.7678456329977" calcext:value-type="float">
            <text:p>69.8</text:p>
          </table:table-cell>
          <table:table-cell table:style-name="ce6" office:value-type="float" office:value="194.604061298549" calcext:value-type="float">
            <text:p>194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74]=&quot;Female&quot;; 1; 0)" office:value-type="float" office:value="1" calcext:value-type="float">
            <text:p>1</text:p>
          </table:table-cell>
          <table:table-cell table:style-name="ce6" office:value-type="float" office:value="60.7181902703438" calcext:value-type="float">
            <text:p>60.7</text:p>
          </table:table-cell>
          <table:table-cell table:style-name="ce6" office:value-type="float" office:value="116.690215074499" calcext:value-type="float">
            <text:p>116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75]=&quot;Female&quot;; 1; 0)" office:value-type="float" office:value="0" calcext:value-type="float">
            <text:p>0</text:p>
          </table:table-cell>
          <table:table-cell table:style-name="ce6" office:value-type="float" office:value="66.0829084373533" calcext:value-type="float">
            <text:p>66.1</text:p>
          </table:table-cell>
          <table:table-cell table:style-name="ce6" office:value-type="float" office:value="169.617201955091" calcext:value-type="float">
            <text:p>169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76]=&quot;Female&quot;; 1; 0)" office:value-type="float" office:value="0" calcext:value-type="float">
            <text:p>0</text:p>
          </table:table-cell>
          <table:table-cell table:style-name="ce6" office:value-type="float" office:value="68.1537017938172" calcext:value-type="float">
            <text:p>68.2</text:p>
          </table:table-cell>
          <table:table-cell table:style-name="ce6" office:value-type="float" office:value="178.16580168766" calcext:value-type="float">
            <text:p>178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77]=&quot;Female&quot;; 1; 0)" office:value-type="float" office:value="1" calcext:value-type="float">
            <text:p>1</text:p>
          </table:table-cell>
          <table:table-cell table:style-name="ce6" office:value-type="float" office:value="63.0362941884185" calcext:value-type="float">
            <text:p>63.0</text:p>
          </table:table-cell>
          <table:table-cell table:style-name="ce6" office:value-type="float" office:value="130.117520780242" calcext:value-type="float">
            <text:p>130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78]=&quot;Female&quot;; 1; 0)" office:value-type="float" office:value="1" calcext:value-type="float">
            <text:p>1</text:p>
          </table:table-cell>
          <table:table-cell table:style-name="ce6" office:value-type="float" office:value="63.8536836690749" calcext:value-type="float">
            <text:p>63.9</text:p>
          </table:table-cell>
          <table:table-cell table:style-name="ce6" office:value-type="float" office:value="145.825608023271" calcext:value-type="float">
            <text:p>145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79]=&quot;Female&quot;; 1; 0)" office:value-type="float" office:value="1" calcext:value-type="float">
            <text:p>1</text:p>
          </table:table-cell>
          <table:table-cell table:style-name="ce6" office:value-type="float" office:value="63.3095393090567" calcext:value-type="float">
            <text:p>63.3</text:p>
          </table:table-cell>
          <table:table-cell table:style-name="ce6" office:value-type="float" office:value="134.417675049052" calcext:value-type="float">
            <text:p>13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80]=&quot;Female&quot;; 1; 0)" office:value-type="float" office:value="1" calcext:value-type="float">
            <text:p>1</text:p>
          </table:table-cell>
          <table:table-cell table:style-name="ce6" office:value-type="float" office:value="68.3169056442754" calcext:value-type="float">
            <text:p>68.3</text:p>
          </table:table-cell>
          <table:table-cell table:style-name="ce6" office:value-type="float" office:value="160.443182982172" calcext:value-type="float">
            <text:p>160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81]=&quot;Female&quot;; 1; 0)" office:value-type="float" office:value="0" calcext:value-type="float">
            <text:p>0</text:p>
          </table:table-cell>
          <table:table-cell table:style-name="ce6" office:value-type="float" office:value="66.7528662909405" calcext:value-type="float">
            <text:p>66.8</text:p>
          </table:table-cell>
          <table:table-cell table:style-name="ce6" office:value-type="float" office:value="163.690688814" calcext:value-type="float">
            <text:p>163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82]=&quot;Female&quot;; 1; 0)" office:value-type="float" office:value="1" calcext:value-type="float">
            <text:p>1</text:p>
          </table:table-cell>
          <table:table-cell table:style-name="ce6" office:value-type="float" office:value="64.5289979382754" calcext:value-type="float">
            <text:p>64.5</text:p>
          </table:table-cell>
          <table:table-cell table:style-name="ce6" office:value-type="float" office:value="131.120790736503" calcext:value-type="float">
            <text:p>131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83]=&quot;Female&quot;; 1; 0)" office:value-type="float" office:value="1" calcext:value-type="float">
            <text:p>1</text:p>
          </table:table-cell>
          <table:table-cell table:style-name="ce6" office:value-type="float" office:value="60.0259500665801" calcext:value-type="float">
            <text:p>60.0</text:p>
          </table:table-cell>
          <table:table-cell table:style-name="ce6" office:value-type="float" office:value="87.0354160033182" calcext:value-type="float">
            <text:p>87.0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84]=&quot;Female&quot;; 1; 0)" office:value-type="float" office:value="0" calcext:value-type="float">
            <text:p>0</text:p>
          </table:table-cell>
          <table:table-cell table:style-name="ce6" office:value-type="float" office:value="70.3892007063949" calcext:value-type="float">
            <text:p>70.4</text:p>
          </table:table-cell>
          <table:table-cell table:style-name="ce6" office:value-type="float" office:value="178.851348335504" calcext:value-type="float">
            <text:p>178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85]=&quot;Female&quot;; 1; 0)" office:value-type="float" office:value="0" calcext:value-type="float">
            <text:p>0</text:p>
          </table:table-cell>
          <table:table-cell table:style-name="ce6" office:value-type="float" office:value="71.1979378222303" calcext:value-type="float">
            <text:p>71.2</text:p>
          </table:table-cell>
          <table:table-cell table:style-name="ce6" office:value-type="float" office:value="210.134529042031" calcext:value-type="float">
            <text:p>210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86]=&quot;Female&quot;; 1; 0)" office:value-type="float" office:value="1" calcext:value-type="float">
            <text:p>1</text:p>
          </table:table-cell>
          <table:table-cell table:style-name="ce6" office:value-type="float" office:value="65.3189456601437" calcext:value-type="float">
            <text:p>65.3</text:p>
          </table:table-cell>
          <table:table-cell table:style-name="ce6" office:value-type="float" office:value="154.480913000963" calcext:value-type="float">
            <text:p>154.5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87]=&quot;Female&quot;; 1; 0)" office:value-type="float" office:value="1" calcext:value-type="float">
            <text:p>1</text:p>
          </table:table-cell>
          <table:table-cell table:style-name="ce6" office:value-type="float" office:value="65.2381384425361" calcext:value-type="float">
            <text:p>65.2</text:p>
          </table:table-cell>
          <table:table-cell table:style-name="ce6" office:value-type="float" office:value="135.648212327642" calcext:value-type="float">
            <text:p>135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88]=&quot;Female&quot;; 1; 0)" office:value-type="float" office:value="1" calcext:value-type="float">
            <text:p>1</text:p>
          </table:table-cell>
          <table:table-cell table:style-name="ce6" office:value-type="float" office:value="65.793650605563" calcext:value-type="float">
            <text:p>65.8</text:p>
          </table:table-cell>
          <table:table-cell table:style-name="ce6" office:value-type="float" office:value="140.179483330696" calcext:value-type="float">
            <text:p>140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89]=&quot;Female&quot;; 1; 0)" office:value-type="float" office:value="1" calcext:value-type="float">
            <text:p>1</text:p>
          </table:table-cell>
          <table:table-cell table:style-name="ce6" office:value-type="float" office:value="65.6981278803086" calcext:value-type="float">
            <text:p>65.7</text:p>
          </table:table-cell>
          <table:table-cell table:style-name="ce6" office:value-type="float" office:value="145.625184197326" calcext:value-type="float">
            <text:p>145.6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90]=&quot;Female&quot;; 1; 0)" office:value-type="float" office:value="0" calcext:value-type="float">
            <text:p>0</text:p>
          </table:table-cell>
          <table:table-cell table:style-name="ce6" office:value-type="float" office:value="71.5825515145273" calcext:value-type="float">
            <text:p>71.6</text:p>
          </table:table-cell>
          <table:table-cell table:style-name="ce6" office:value-type="float" office:value="192.727036250921" calcext:value-type="float">
            <text:p>192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91]=&quot;Female&quot;; 1; 0)" office:value-type="float" office:value="1" calcext:value-type="float">
            <text:p>1</text:p>
          </table:table-cell>
          <table:table-cell table:style-name="ce6" office:value-type="float" office:value="62.5554253421448" calcext:value-type="float">
            <text:p>62.6</text:p>
          </table:table-cell>
          <table:table-cell table:style-name="ce6" office:value-type="float" office:value="144.299189909668" calcext:value-type="float">
            <text:p>144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92]=&quot;Female&quot;; 1; 0)" office:value-type="float" office:value="1" calcext:value-type="float">
            <text:p>1</text:p>
          </table:table-cell>
          <table:table-cell table:style-name="ce6" office:value-type="float" office:value="58.1558883121072" calcext:value-type="float">
            <text:p>58.2</text:p>
          </table:table-cell>
          <table:table-cell table:style-name="ce6" office:value-type="float" office:value="95.6788715811646" calcext:value-type="float">
            <text:p>95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93]=&quot;Female&quot;; 1; 0)" office:value-type="float" office:value="0" calcext:value-type="float">
            <text:p>0</text:p>
          </table:table-cell>
          <table:table-cell table:style-name="ce6" office:value-type="float" office:value="66.0718645884626" calcext:value-type="float">
            <text:p>66.1</text:p>
          </table:table-cell>
          <table:table-cell table:style-name="ce6" office:value-type="float" office:value="179.704410058826" calcext:value-type="float">
            <text:p>179.7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94]=&quot;Female&quot;; 1; 0)" office:value-type="float" office:value="0" calcext:value-type="float">
            <text:p>0</text:p>
          </table:table-cell>
          <table:table-cell table:style-name="ce6" office:value-type="float" office:value="71.8432786362585" calcext:value-type="float">
            <text:p>71.8</text:p>
          </table:table-cell>
          <table:table-cell table:style-name="ce6" office:value-type="float" office:value="202.152955387985" calcext:value-type="float">
            <text:p>202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95]=&quot;Female&quot;; 1; 0)" office:value-type="float" office:value="0" calcext:value-type="float">
            <text:p>0</text:p>
          </table:table-cell>
          <table:table-cell table:style-name="ce6" office:value-type="float" office:value="71.007888258908" calcext:value-type="float">
            <text:p>71.0</text:p>
          </table:table-cell>
          <table:table-cell table:style-name="ce6" office:value-type="float" office:value="194.080612217446" calcext:value-type="float">
            <text:p>194.1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96]=&quot;Female&quot;; 1; 0)" office:value-type="float" office:value="0" calcext:value-type="float">
            <text:p>0</text:p>
          </table:table-cell>
          <table:table-cell table:style-name="ce6" office:value-type="float" office:value="75.9999570462348" calcext:value-type="float">
            <text:p>76.0</text:p>
          </table:table-cell>
          <table:table-cell table:style-name="ce6" office:value-type="float" office:value="224.440459195823" calcext:value-type="float">
            <text:p>224.4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97]=&quot;Female&quot;; 1; 0)" office:value-type="float" office:value="0" calcext:value-type="float">
            <text:p>0</text:p>
          </table:table-cell>
          <table:table-cell table:style-name="ce6" office:value-type="float" office:value="74.7932882435025" calcext:value-type="float">
            <text:p>74.8</text:p>
          </table:table-cell>
          <table:table-cell table:style-name="ce6" office:value-type="float" office:value="215.23544019205" calcext:value-type="float">
            <text:p>215.2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498]=&quot;Female&quot;; 1; 0)" office:value-type="float" office:value="1" calcext:value-type="float">
            <text:p>1</text:p>
          </table:table-cell>
          <table:table-cell table:style-name="ce6" office:value-type="float" office:value="64.3633676937013" calcext:value-type="float">
            <text:p>64.4</text:p>
          </table:table-cell>
          <table:table-cell table:style-name="ce6" office:value-type="float" office:value="139.880864706159" calcext:value-type="float">
            <text:p>139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4" office:value-type="string" calcext:value-type="string">
            <text:p>Male</text:p>
          </table:table-cell>
          <table:table-cell table:style-name="ce8" table:formula="of:=IF([.B499]=&quot;Female&quot;; 1; 0)" office:value-type="float" office:value="0" calcext:value-type="float">
            <text:p>0</text:p>
          </table:table-cell>
          <table:table-cell table:style-name="ce6" office:value-type="float" office:value="69.9262412340003" calcext:value-type="float">
            <text:p>69.9</text:p>
          </table:table-cell>
          <table:table-cell table:style-name="ce6" office:value-type="float" office:value="204.875691679207" calcext:value-type="float">
            <text:p>204.9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500]=&quot;Female&quot;; 1; 0)" office:value-type="float" office:value="1" calcext:value-type="float">
            <text:p>1</text:p>
          </table:table-cell>
          <table:table-cell table:style-name="ce6" office:value-type="float" office:value="63.7000670167339" calcext:value-type="float">
            <text:p>63.7</text:p>
          </table:table-cell>
          <table:table-cell table:style-name="ce6" office:value-type="float" office:value="142.322039721723" calcext:value-type="float">
            <text:p>142.3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501]=&quot;Female&quot;; 1; 0)" office:value-type="float" office:value="1" calcext:value-type="float">
            <text:p>1</text:p>
          </table:table-cell>
          <table:table-cell table:style-name="ce6" office:value-type="float" office:value="62.5936305835178" calcext:value-type="float">
            <text:p>62.6</text:p>
          </table:table-cell>
          <table:table-cell table:style-name="ce6" office:value-type="float" office:value="136.760569754285" calcext:value-type="float">
            <text:p>136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Female</text:p>
          </table:table-cell>
          <table:table-cell table:style-name="ce8" table:formula="of:=IF([.B502]=&quot;Female&quot;; 1; 0)" office:value-type="float" office:value="1" calcext:value-type="float">
            <text:p>1</text:p>
          </table:table-cell>
          <table:table-cell table:style-name="ce6" office:value-type="float" office:value="62.5936305835178" calcext:value-type="float">
            <text:p>62.6</text:p>
          </table:table-cell>
          <table:table-cell table:style-name="ce6" office:value-type="float" office:value="136.760569754285" calcext:value-type="float">
            <text:p>136.8</text:p>
          </table:table-cell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1" table:number-rows-repeated="498">
          <table:table-cell table:style-name="ce2"/>
          <table:table-cell table:style-name="ce4"/>
          <table:table-cell table:style-name="ce8"/>
          <table:table-cell table:style-name="ce6" table:number-columns-repeated="2"/>
          <table:table-cell/>
          <table:table-cell table:style-name="ce1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ight-weight--model" table:style-name="ta3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21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" table:number-columns-repeated="11" table:default-cell-style-name="Default"/>
        <table:table-column table:style-name="co4" table:number-columns-repeated="992" table:default-cell-style-name="Default"/>
        <table:table-row table:style-name="ro4">
          <table:table-cell table:number-columns-repeated="2"/>
          <table:table-cell table:style-name="ce11"/>
          <table:table-cell/>
          <table:table-cell table:number-columns-repeated="2" table:style-name="ce17" office:value-type="string" calcext:value-type="string">
            <text:p>Mean</text:p>
          </table:table-cell>
          <table:table-cell table:style-name="ce3" office:value-type="string" calcext:value-type="string">
            <text:p>Mean</text:p>
          </table:table-cell>
          <table:table-cell/>
          <table:table-cell table:style-name="ce21" office:value-type="string" calcext:value-type="string">
            <text:p>Intercept</text:p>
          </table:table-cell>
          <table:table-cell table:style-name="ce28" office:value-type="string" calcext:value-type="string">
            <text:p>Slope</text:p>
          </table:table-cell>
          <table:table-cell table:style-name="ce21"/>
          <table:table-cell table:style-name="ce11" table:number-columns-repeated="2"/>
          <table:table-cell table:number-columns-repeated="6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Weight (lb)</text:p>
          </table:table-cell>
          <table:table-cell table:style-name="ce11"/>
          <table:table-cell table:style-name="ce3" office:value-type="string" calcext:value-type="string">
            <text:p>Predicted</text:p>
            <text:p>Weight</text:p>
          </table:table-cell>
          <table:table-cell table:style-name="ce3" office:value-type="string" calcext:value-type="string">
            <text:p>Prediciton Error</text:p>
          </table:table-cell>
          <table:table-cell table:style-name="ce3" office:value-type="string" calcext:value-type="string">
            <text:p>Absolute Error</text:p>
          </table:table-cell>
          <table:table-cell table:style-name="ce3" office:value-type="string" calcext:value-type="string">
            <text:p>Square Error</text:p>
          </table:table-cell>
          <table:table-cell/>
          <table:table-cell table:style-name="ce22" office:value-type="string" calcext:value-type="string">
            <text:p>b</text:p>
          </table:table-cell>
          <table:table-cell table:style-name="ce28" office:value-type="string" calcext:value-type="string">
            <text:p>m</text:p>
          </table:table-cell>
          <table:table-cell table:style-name="ce22"/>
          <table:table-cell table:style-name="ce30" table:number-columns-repeated="2"/>
          <table:table-cell table:number-columns-repeated="6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5" table:number-columns-repeated="2"/>
          <table:table-cell table:style-name="ce10"/>
          <table:table-cell table:style-name="ce3" table:formula="of:=AVERAGE([.D6:.D511])" office:value-type="float" office:value="191.47145091716" calcext:value-type="float">
            <text:p>191.47</text:p>
          </table:table-cell>
          <table:table-cell table:style-name="ce18" table:formula="of:=AVERAGE([.E6:.E511])" office:value-type="float" office:value="32.5815254850857" calcext:value-type="float">
            <text:p>32.58</text:p>
          </table:table-cell>
          <table:table-cell table:style-name="ce19" table:formula="of:=AVERAGE([.F6:.F511])" office:value-type="float" office:value="34.4681366536343" calcext:value-type="float">
            <text:p>34.47</text:p>
          </table:table-cell>
          <table:table-cell table:style-name="ce20" table:formula="of:=AVERAGE([.G6:.G511])" office:value-type="float" office:value="1495.88248189976" calcext:value-type="float">
            <text:p>1,495.9</text:p>
          </table:table-cell>
          <table:table-cell table:style-name="ce1"/>
          <table:table-cell table:style-name="ce23" office:value-type="float" office:value="-600" calcext:value-type="float">
            <text:p>-600</text:p>
          </table:table-cell>
          <table:table-cell table:style-name="ce29" office:value-type="float" office:value="12" calcext:value-type="float">
            <text:p>12.00</text:p>
          </table:table-cell>
          <table:table-cell/>
          <table:table-cell table:style-name="ce14" table:number-columns-repeated="2"/>
          <table:table-cell table:number-columns-repeated="6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5" table:number-columns-repeated="2"/>
          <table:table-cell table:style-name="ce1"/>
          <table:table-cell table:style-name="ce3" table:number-columns-repeated="2"/>
          <table:table-cell table:style-name="ce4"/>
          <table:table-cell table:style-name="ce3"/>
          <table:table-cell table:style-name="ce1"/>
          <table:table-cell table:style-name="ce24"/>
          <table:table-cell table:style-name="ce1"/>
          <table:table-cell table:style-name="ce24"/>
          <table:table-cell table:style-name="ce14" table:number-columns-repeated="2"/>
          <table:table-cell table:number-columns-repeated="6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5" table:number-columns-repeated="2"/>
          <table:table-cell table:style-name="ce1"/>
          <table:table-cell table:style-name="ce3" table:number-columns-repeated="2"/>
          <table:table-cell table:style-name="ce4"/>
          <table:table-cell table:style-name="ce3"/>
          <table:table-cell table:style-name="ce1"/>
          <table:table-cell table:style-name="ce25" office:value-type="string" calcext:value-type="string">
            <text:p>Parameter Table</text:p>
            <text:p>(guesses)</text:p>
          </table:table-cell>
          <table:table-cell table:style-name="ce1"/>
          <table:table-cell table:style-name="ce24" office:value-type="string" calcext:value-type="string">
            <text:p>MSE</text:p>
          </table:table-cell>
          <table:table-cell table:style-name="ce14" office:value-type="string" calcext:value-type="string">
            <text:p>Mean Error</text:p>
          </table:table-cell>
          <table:table-cell table:style-name="ce14"/>
          <table:table-cell table:number-columns-repeated="6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6" office:value-type="float" office:value="67.0388652261268" calcext:value-type="float">
            <text:p>67.0</text:p>
          </table:table-cell>
          <table:table-cell table:style-name="ce6" office:value-type="float" office:value="167.912792643045" calcext:value-type="float">
            <text:p>167.9</text:p>
          </table:table-cell>
          <table:table-cell/>
          <table:table-cell table:style-name="ce4" table:formula="of:=[.$J$3]*[.A6] + [.$I$3]" office:value-type="float" office:value="204.466382713522" calcext:value-type="float">
            <text:p>204.47</text:p>
          </table:table-cell>
          <table:table-cell table:style-name="ce4" table:formula="of:=[.D6]-[.B6]" office:value-type="float" office:value="36.5535900704766" calcext:value-type="float">
            <text:p>36.55</text:p>
          </table:table-cell>
          <table:table-cell table:style-name="ce4" table:formula="of:=ABS([.E6])" office:value-type="float" office:value="36.5535900704766" calcext:value-type="float">
            <text:p>36.55</text:p>
          </table:table-cell>
          <table:table-cell table:style-name="ce4" table:formula="of:=[.F6]*[.F6]" office:value-type="float" office:value="1336.16494704045" calcext:value-type="float">
            <text:p>1,336.16</text:p>
          </table:table-cell>
          <table:table-cell table:style-name="ce12"/>
          <table:table-cell table:style-name="ce26" office:value-type="float" office:value="-600" calcext:value-type="float">
            <text:p>-600.0</text:p>
          </table:table-cell>
          <table:table-cell table:style-name="ce26" office:value-type="float" office:value="12" calcext:value-type="float">
            <text:p>12.0</text:p>
          </table:table-cell>
          <table:table-cell table:style-name="ce26" office:value-type="float" office:value="1495.9" calcext:value-type="float">
            <text:p>1,495.9</text:p>
          </table:table-cell>
          <table:table-cell table:style-name="ce26" office:value-type="float" office:value="32.58" calcext:value-type="float">
            <text:p>32.6</text:p>
            <draw:custom-shape table:end-cell-address="'height-weight--model'.M30" table:end-x="218.78pt" table:end-y="4.48pt" draw:z-index="1" draw:name="Shape 5" draw:style-name="gr3" draw:text-style-name="P5" svg:width="224.22pt" svg:height="300.73pt" svg:x="52.5pt" svg:y="9.75pt">
              <text:p text:style-name="P4"><text:span text:style-name="T1">Guess a pair values for b (intercept) and m (slope) in the two cells above.</text:span></text:p>
              <text:p text:style-name="P4"><text:span text:style-name="T1">Your goal is to get the red number (Mean Square Error) as small as possible.</text:span></text:p>
              <text:p text:style-name="P4"><text:span text:style-name="T1">Start by changing the green number 600 to something close to 600.</text:span></text:p>
              <text:p text:style-name="P4"><text:span text:style-name="T1">Watch how your guesses affect the red and orange numbers as well as the green dots (predictions) in the scatter plot.</text:span></text:p>
              <text:p text:style-name="P4"><text:span text:style-name="T1">To help you remember each pair of guesses for the slope and intercept you can type them in two columns to the left of these instructions.</text:span></text:p>
              <text:p text:style-name="P4"><text:span text:style-name="T1">Record the MSE in a third column next to your guesses for the slope an intercept. The MSE (mean squared error) for your guesses is shown in red in cell G3.</text:span></text:p>
              <text:p text:style-name="P4"><text:span text:style-name="T1">You should be able to achieve less than 145 lbs^2 MSE (cell K3) and less than 1 lb average weight error (cell E3)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office:value-type="string" calcext:value-type="string">
            <text:p>Guess a pair values for b (intercept) and m (slope) in the two cells above.</text:p>
          </table:table-cell>
          <table:table-cell table:number-columns-repeated="1011"/>
        </table:table-row>
        <table:table-row table:style-name="ro1">
          <table:table-cell table:style-name="ce6" office:value-type="float" office:value="63.0851623479461" calcext:value-type="float">
            <text:p>63.1</text:p>
          </table:table-cell>
          <table:table-cell table:style-name="ce6" office:value-type="float" office:value="124.829873690161" calcext:value-type="float">
            <text:p>124.8</text:p>
          </table:table-cell>
          <table:table-cell/>
          <table:table-cell table:style-name="ce4" table:formula="of:=[.$J$3]*[.A7] + [.$I$3]" office:value-type="float" office:value="157.021948175353" calcext:value-type="float">
            <text:p>157.02</text:p>
          </table:table-cell>
          <table:table-cell table:style-name="ce4" table:formula="of:=[.D7]-[.B7]" office:value-type="float" office:value="32.1920744851923" calcext:value-type="float">
            <text:p>32.19</text:p>
          </table:table-cell>
          <table:table-cell table:style-name="ce4" table:formula="of:=ABS([.E7])" office:value-type="float" office:value="32.1920744851923" calcext:value-type="float">
            <text:p>32.19</text:p>
          </table:table-cell>
          <table:table-cell table:style-name="ce4" table:formula="of:=[.F7]*[.F7]" office:value-type="float" office:value="1036.32965966017" calcext:value-type="float">
            <text:p>1,036.33</text:p>
          </table:table-cell>
          <table:table-cell table:style-name="ce12"/>
          <table:table-cell table:style-name="ce26" office:value-type="float" office:value="-500" calcext:value-type="float">
            <text:p>-500.0</text:p>
          </table:table-cell>
          <table:table-cell table:style-name="ce26" office:value-type="float" office:value="12" calcext:value-type="float">
            <text:p>12.0</text:p>
          </table:table-cell>
          <table:table-cell table:style-name="ce26" office:value-type="float" office:value="18012.2" calcext:value-type="float">
            <text:p>18,012.2</text:p>
          </table:table-cell>
          <table:table-cell table:style-name="ce26" office:value-type="float" office:value="132.58" calcext:value-type="float">
            <text:p>132.6</text:p>
          </table:table-cell>
          <table:table-cell table:style-name="ce31" office:value-type="string" calcext:value-type="string">
            <text:p>Your goal is to get the red number (Mean Square Error) as small as possible.</text:p>
          </table:table-cell>
          <table:table-cell table:number-columns-repeated="1011"/>
        </table:table-row>
        <table:table-row table:style-name="ro1">
          <table:table-cell table:style-name="ce6" office:value-type="float" office:value="64.366676724607" calcext:value-type="float">
            <text:p>64.4</text:p>
          </table:table-cell>
          <table:table-cell table:style-name="ce6" office:value-type="float" office:value="162.495082455027" calcext:value-type="float">
            <text:p>162.5</text:p>
          </table:table-cell>
          <table:table-cell/>
          <table:table-cell table:style-name="ce4" table:formula="of:=[.$J$3]*[.A8] + [.$I$3]" office:value-type="float" office:value="172.400120695284" calcext:value-type="float">
            <text:p>172.40</text:p>
          </table:table-cell>
          <table:table-cell table:style-name="ce4" table:formula="of:=[.D8]-[.B8]" office:value-type="float" office:value="9.90503824025706" calcext:value-type="float">
            <text:p>9.91</text:p>
          </table:table-cell>
          <table:table-cell table:style-name="ce4" table:formula="of:=ABS([.E8])" office:value-type="float" office:value="9.90503824025706" calcext:value-type="float">
            <text:p>9.91</text:p>
          </table:table-cell>
          <table:table-cell table:style-name="ce4" table:formula="of:=[.F8]*[.F8]" office:value-type="float" office:value="98.1097825409546" calcext:value-type="float">
            <text:p>98.11</text:p>
          </table:table-cell>
          <table:table-cell table:style-name="ce12"/>
          <table:table-cell table:style-name="ce26" office:value-type="float" office:value="-500" calcext:value-type="float">
            <text:p>-500.0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237.8" calcext:value-type="float">
            <text:p>237.8</text:p>
          </table:table-cell>
          <table:table-cell table:style-name="ce26" office:value-type="float" office:value="0.67" calcext:value-type="float">
            <text:p>0.7</text:p>
          </table:table-cell>
          <table:table-cell table:style-name="ce31" office:value-type="string" calcext:value-type="string">
            <text:p>Start by changing the green number 600 to something close to 600.</text:p>
          </table:table-cell>
          <table:table-cell table:number-columns-repeated="1011"/>
        </table:table-row>
        <table:table-row table:style-name="ro1">
          <table:table-cell table:style-name="ce6" office:value-type="float" office:value="66.4109077861082" calcext:value-type="float">
            <text:p>66.4</text:p>
          </table:table-cell>
          <table:table-cell table:style-name="ce6" office:value-type="float" office:value="161.99138563683" calcext:value-type="float">
            <text:p>162.0</text:p>
          </table:table-cell>
          <table:table-cell/>
          <table:table-cell table:style-name="ce4" table:formula="of:=[.$J$3]*[.A9] + [.$I$3]" office:value-type="float" office:value="196.930893433298" calcext:value-type="float">
            <text:p>196.93</text:p>
          </table:table-cell>
          <table:table-cell table:style-name="ce4" table:formula="of:=[.D9]-[.B9]" office:value-type="float" office:value="34.9395077964684" calcext:value-type="float">
            <text:p>34.94</text:p>
          </table:table-cell>
          <table:table-cell table:style-name="ce4" table:formula="of:=ABS([.E9])" office:value-type="float" office:value="34.9395077964684" calcext:value-type="float">
            <text:p>34.94</text:p>
          </table:table-cell>
          <table:table-cell table:style-name="ce4" table:formula="of:=[.F9]*[.F9]" office:value-type="float" office:value="1220.76920505947" calcext:value-type="float">
            <text:p>1,220.77</text:p>
          </table:table-cell>
          <table:table-cell table:style-name="ce12"/>
          <table:table-cell table:style-name="ce26" table:number-columns-repeated="4"/>
          <table:table-cell table:style-name="ce31" office:value-type="string" calcext:value-type="string">
            <text:p>Watch how your guesses affect the red and orange numbers as well as the green dots (predictions) in the scatter plot.</text:p>
          </table:table-cell>
          <table:table-cell table:number-columns-repeated="1011"/>
        </table:table-row>
        <table:table-row table:style-name="ro1">
          <table:table-cell table:style-name="ce6" office:value-type="float" office:value="64.7989611645402" calcext:value-type="float">
            <text:p>64.8</text:p>
            <draw:frame table:end-cell-address="'height-weight--model'.H34" table:end-x="0.88pt" table:end-y="10.46pt" draw:z-index="0" draw:name="Chart 2" draw:style-name="gr2" draw:text-style-name="P3" svg:width="365.22pt" svg:height="312.72pt" svg:x="0pt" svg:y="3.74pt">
              <draw:object draw:notify-on-update-of-ranges="'height-weight--model'.B2:'height-weight--model'.B2 'height-weight--model'.B3:'height-weight--model'.B106 'height-weight--model'.A3:'height-weight--model'.A106 'height-weight--model'.D2:'height-weight--model'.D2 'height-weight--model'.D3:'height-weight--model'.D106 'height-weight--model'.A3:'height-weight--model'.A10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office:value-type="float" office:value="152.828705503825" calcext:value-type="float">
            <text:p>152.8</text:p>
          </table:table-cell>
          <table:table-cell/>
          <table:table-cell table:style-name="ce4" table:formula="of:=[.$J$3]*[.A10] + [.$I$3]" office:value-type="float" office:value="177.587533974482" calcext:value-type="float">
            <text:p>177.59</text:p>
          </table:table-cell>
          <table:table-cell table:style-name="ce4" table:formula="of:=[.D10]-[.B10]" office:value-type="float" office:value="24.7588284706574" calcext:value-type="float">
            <text:p>24.76</text:p>
          </table:table-cell>
          <table:table-cell table:style-name="ce4" table:formula="of:=ABS([.E10])" office:value-type="float" office:value="24.7588284706574" calcext:value-type="float">
            <text:p>24.76</text:p>
          </table:table-cell>
          <table:table-cell table:style-name="ce4" table:formula="of:=[.F10]*[.F10]" office:value-type="float" office:value="612.999587239436" calcext:value-type="float">
            <text:p>613.00</text:p>
          </table:table-cell>
          <table:table-cell table:style-name="ce12"/>
          <table:table-cell table:style-name="ce26" table:number-columns-repeated="4"/>
          <table:table-cell table:style-name="ce31" office:value-type="string" calcext:value-type="string">
            <text:p>To help you remember each pair of guesses for the slope and intercept you can type them in two columns to the left of these instructions.</text:p>
          </table:table-cell>
          <table:table-cell table:number-columns-repeated="1011"/>
        </table:table-row>
        <table:table-row table:style-name="ro1">
          <table:table-cell table:style-name="ce6" office:value-type="float" office:value="66.2094519012334" calcext:value-type="float">
            <text:p>66.2</text:p>
          </table:table-cell>
          <table:table-cell table:style-name="ce6" office:value-type="float" office:value="140.506413126246" calcext:value-type="float">
            <text:p>140.5</text:p>
          </table:table-cell>
          <table:table-cell/>
          <table:table-cell table:style-name="ce4" table:formula="of:=[.$J$3]*[.A11] + [.$I$3]" office:value-type="float" office:value="194.513422814801" calcext:value-type="float">
            <text:p>194.51</text:p>
          </table:table-cell>
          <table:table-cell table:style-name="ce4" table:formula="of:=[.D11]-[.B11]" office:value-type="float" office:value="54.0070096885547" calcext:value-type="float">
            <text:p>54.01</text:p>
          </table:table-cell>
          <table:table-cell table:style-name="ce4" table:formula="of:=ABS([.E11])" office:value-type="float" office:value="54.0070096885547" calcext:value-type="float">
            <text:p>54.01</text:p>
          </table:table-cell>
          <table:table-cell table:style-name="ce4" table:formula="of:=[.F11]*[.F11]" office:value-type="float" office:value="2916.75709549964" calcext:value-type="float">
            <text:p>2,916.76</text:p>
          </table:table-cell>
          <table:table-cell table:style-name="ce12"/>
          <table:table-cell table:style-name="ce26" table:number-columns-repeated="4"/>
          <table:table-cell table:style-name="ce31" office:value-type="string" calcext:value-type="string">
            <text:p>Record the MSE in a third column next to your guesses for the slope an intercept. The MSE (mean squared error) for your guesses is shown in red in cell G3.</text:p>
          </table:table-cell>
          <table:table-cell table:number-columns-repeated="1011"/>
        </table:table-row>
        <table:table-row table:style-name="ro1">
          <table:table-cell table:style-name="ce6" office:value-type="float" office:value="66.3276990468685" calcext:value-type="float">
            <text:p>66.3</text:p>
          </table:table-cell>
          <table:table-cell table:style-name="ce6" office:value-type="float" office:value="156.606046359655" calcext:value-type="float">
            <text:p>156.6</text:p>
          </table:table-cell>
          <table:table-cell/>
          <table:table-cell table:style-name="ce4" table:formula="of:=[.$J$3]*[.A12] + [.$I$3]" office:value-type="float" office:value="195.932388562422" calcext:value-type="float">
            <text:p>195.93</text:p>
          </table:table-cell>
          <table:table-cell table:style-name="ce4" table:formula="of:=[.D12]-[.B12]" office:value-type="float" office:value="39.326342202767" calcext:value-type="float">
            <text:p>39.33</text:p>
          </table:table-cell>
          <table:table-cell table:style-name="ce4" table:formula="of:=ABS([.E12])" office:value-type="float" office:value="39.326342202767" calcext:value-type="float">
            <text:p>39.33</text:p>
          </table:table-cell>
          <table:table-cell table:style-name="ce4" table:formula="of:=[.F12]*[.F12]" office:value-type="float" office:value="1546.56119104913" calcext:value-type="float">
            <text:p>1,546.56</text:p>
          </table:table-cell>
          <table:table-cell table:style-name="ce12"/>
          <table:table-cell table:style-name="ce26" table:number-columns-repeated="4"/>
          <table:table-cell table:style-name="ce31" office:value-type="string" calcext:value-type="string">
            <text:p>You should be able to achieve less than 145 lbs^2 MSE (cell K3) and less than 1 lb average weight error (cell E3).</text:p>
          </table:table-cell>
          <table:table-cell table:number-columns-repeated="1011"/>
        </table:table-row>
        <table:table-row table:style-name="ro1">
          <table:table-cell table:style-name="ce6" office:value-type="float" office:value="72.3875690410247" calcext:value-type="float">
            <text:p>72.4</text:p>
          </table:table-cell>
          <table:table-cell table:style-name="ce6" office:value-type="float" office:value="199.446899235481" calcext:value-type="float">
            <text:p>199.4</text:p>
          </table:table-cell>
          <table:table-cell/>
          <table:table-cell table:style-name="ce4" table:formula="of:=[.$J$3]*[.A13] + [.$I$3]" office:value-type="float" office:value="268.650828492296" calcext:value-type="float">
            <text:p>268.65</text:p>
          </table:table-cell>
          <table:table-cell table:style-name="ce4" table:formula="of:=[.D13]-[.B13]" office:value-type="float" office:value="69.2039292568155" calcext:value-type="float">
            <text:p>69.20</text:p>
          </table:table-cell>
          <table:table-cell table:style-name="ce4" table:formula="of:=ABS([.E13])" office:value-type="float" office:value="69.2039292568155" calcext:value-type="float">
            <text:p>69.20</text:p>
          </table:table-cell>
          <table:table-cell table:style-name="ce4" table:formula="of:=[.F13]*[.F13]" office:value-type="float" office:value="4789.18382458232" calcext:value-type="float">
            <text:p>4,789.18</text:p>
          </table:table-cell>
          <table:table-cell table:style-name="ce12"/>
          <table:table-cell table:style-name="ce26" table:number-columns-repeated="4"/>
          <table:table-cell table:style-name="ce31"/>
          <table:table-cell table:number-columns-repeated="1011"/>
        </table:table-row>
        <table:table-row table:style-name="ro1">
          <table:table-cell table:style-name="ce6" office:value-type="float" office:value="60.150030714028" calcext:value-type="float">
            <text:p>60.2</text:p>
          </table:table-cell>
          <table:table-cell table:style-name="ce6" office:value-type="float" office:value="103.979162647724" calcext:value-type="float">
            <text:p>104.0</text:p>
          </table:table-cell>
          <table:table-cell/>
          <table:table-cell table:style-name="ce4" table:formula="of:=[.$J$3]*[.A14] + [.$I$3]" office:value-type="float" office:value="121.800368568336" calcext:value-type="float">
            <text:p>121.80</text:p>
          </table:table-cell>
          <table:table-cell table:style-name="ce4" table:formula="of:=[.D14]-[.B14]" office:value-type="float" office:value="17.821205920612" calcext:value-type="float">
            <text:p>17.82</text:p>
          </table:table-cell>
          <table:table-cell table:style-name="ce4" table:formula="of:=ABS([.E14])" office:value-type="float" office:value="17.821205920612" calcext:value-type="float">
            <text:p>17.82</text:p>
          </table:table-cell>
          <table:table-cell table:style-name="ce4" table:formula="of:=[.F14]*[.F14]" office:value-type="float" office:value="317.595380464857" calcext:value-type="float">
            <text:p>317.60</text:p>
          </table:table-cell>
          <table:table-cell table:style-name="ce12"/>
          <table:table-cell table:style-name="ce26" table:number-columns-repeated="4"/>
          <table:table-cell table:style-name="ce31"/>
          <table:table-cell table:number-columns-repeated="1011"/>
        </table:table-row>
        <table:table-row table:style-name="ro1">
          <table:table-cell table:style-name="ce6" office:value-type="float" office:value="56.0666363500952" calcext:value-type="float">
            <text:p>56.1</text:p>
          </table:table-cell>
          <table:table-cell table:style-name="ce6" office:value-type="float" office:value="89.5712047395611" calcext:value-type="float">
            <text:p>89.6</text:p>
          </table:table-cell>
          <table:table-cell/>
          <table:table-cell table:style-name="ce4" table:formula="of:=[.$J$3]*[.A15] + [.$I$3]" office:value-type="float" office:value="72.7996362011425" calcext:value-type="float">
            <text:p>72.80</text:p>
          </table:table-cell>
          <table:table-cell table:style-name="ce4" table:formula="of:=[.D15]-[.B15]" office:value-type="float" office:value="-16.7715685384187" calcext:value-type="float">
            <text:p>-16.77</text:p>
          </table:table-cell>
          <table:table-cell table:style-name="ce4" table:formula="of:=ABS([.E15])" office:value-type="float" office:value="16.7715685384187" calcext:value-type="float">
            <text:p>16.77</text:p>
          </table:table-cell>
          <table:table-cell table:style-name="ce4" table:formula="of:=[.F15]*[.F15]" office:value-type="float" office:value="281.285511238874" calcext:value-type="float">
            <text:p>281.29</text:p>
          </table:table-cell>
          <table:table-cell table:style-name="ce12"/>
          <table:table-cell table:style-name="ce26" table:number-columns-repeated="4"/>
          <table:table-cell table:style-name="ce12"/>
          <table:table-cell table:number-columns-repeated="1011"/>
        </table:table-row>
        <table:table-row table:style-name="ro1">
          <table:table-cell table:style-name="ce6" office:value-type="float" office:value="63.3526975521962" calcext:value-type="float">
            <text:p>63.4</text:p>
          </table:table-cell>
          <table:table-cell table:style-name="ce6" office:value-type="float" office:value="141.906509849061" calcext:value-type="float">
            <text:p>141.9</text:p>
          </table:table-cell>
          <table:table-cell/>
          <table:table-cell table:style-name="ce4" table:formula="of:=[.$J$3]*[.A16] + [.$I$3]" office:value-type="float" office:value="160.232370626354" calcext:value-type="float">
            <text:p>160.23</text:p>
          </table:table-cell>
          <table:table-cell table:style-name="ce4" table:formula="of:=[.D16]-[.B16]" office:value-type="float" office:value="18.3258607772934" calcext:value-type="float">
            <text:p>18.33</text:p>
          </table:table-cell>
          <table:table-cell table:style-name="ce4" table:formula="of:=ABS([.E16])" office:value-type="float" office:value="18.3258607772934" calcext:value-type="float">
            <text:p>18.33</text:p>
          </table:table-cell>
          <table:table-cell table:style-name="ce4" table:formula="of:=[.F16]*[.F16]" office:value-type="float" office:value="335.837173228741" calcext:value-type="float">
            <text:p>335.84</text:p>
          </table:table-cell>
          <table:table-cell table:style-name="ce12"/>
          <table:table-cell table:style-name="ce26" table:number-columns-repeated="4"/>
          <table:table-cell table:style-name="ce12"/>
          <table:table-cell table:number-columns-repeated="1011"/>
        </table:table-row>
        <table:table-row table:style-name="ro1">
          <table:table-cell table:style-name="ce6" office:value-type="float" office:value="62.0886315795757" calcext:value-type="float">
            <text:p>62.1</text:p>
          </table:table-cell>
          <table:table-cell table:style-name="ce6" office:value-type="float" office:value="112.748109757602" calcext:value-type="float">
            <text:p>112.7</text:p>
          </table:table-cell>
          <table:table-cell/>
          <table:table-cell table:style-name="ce4" table:formula="of:=[.$J$3]*[.A17] + [.$I$3]" office:value-type="float" office:value="145.063578954908" calcext:value-type="float">
            <text:p>145.06</text:p>
          </table:table-cell>
          <table:table-cell table:style-name="ce4" table:formula="of:=[.D17]-[.B17]" office:value-type="float" office:value="32.3154691973064" calcext:value-type="float">
            <text:p>32.32</text:p>
          </table:table-cell>
          <table:table-cell table:style-name="ce4" table:formula="of:=ABS([.E17])" office:value-type="float" office:value="32.3154691973064" calcext:value-type="float">
            <text:p>32.32</text:p>
          </table:table-cell>
          <table:table-cell table:style-name="ce4" table:formula="of:=[.F17]*[.F17]" office:value-type="float" office:value="1044.28954944206" calcext:value-type="float">
            <text:p>1,044.29</text:p>
          </table:table-cell>
          <table:table-cell table:style-name="ce12"/>
          <table:table-cell table:style-name="ce26" table:number-columns-repeated="4"/>
          <table:table-cell table:style-name="ce12"/>
          <table:table-cell table:number-columns-repeated="1011"/>
        </table:table-row>
        <table:table-row table:style-name="ro1">
          <table:table-cell table:style-name="ce6" office:value-type="float" office:value="64.9224230596659" calcext:value-type="float">
            <text:p>64.9</text:p>
          </table:table-cell>
          <table:table-cell table:style-name="ce6" office:value-type="float" office:value="158.412559422739" calcext:value-type="float">
            <text:p>158.4</text:p>
          </table:table-cell>
          <table:table-cell/>
          <table:table-cell table:style-name="ce4" table:formula="of:=[.$J$3]*[.A18] + [.$I$3]" office:value-type="float" office:value="179.069076715991" calcext:value-type="float">
            <text:p>179.07</text:p>
          </table:table-cell>
          <table:table-cell table:style-name="ce4" table:formula="of:=[.D18]-[.B18]" office:value-type="float" office:value="20.6565172932518" calcext:value-type="float">
            <text:p>20.66</text:p>
          </table:table-cell>
          <table:table-cell table:style-name="ce4" table:formula="of:=ABS([.E18])" office:value-type="float" office:value="20.6565172932518" calcext:value-type="float">
            <text:p>20.66</text:p>
          </table:table-cell>
          <table:table-cell table:style-name="ce4" table:formula="of:=[.F18]*[.F18]" office:value-type="float" office:value="426.691706686412" calcext:value-type="float">
            <text:p>426.69</text:p>
          </table:table-cell>
          <table:table-cell table:style-name="ce12"/>
          <table:table-cell table:style-name="ce26" table:number-columns-repeated="4"/>
          <table:table-cell table:style-name="ce12"/>
          <table:table-cell table:number-columns-repeated="1011"/>
        </table:table-row>
        <table:table-row table:style-name="ro1">
          <table:table-cell table:style-name="ce6" office:value-type="float" office:value="68.2916245166065" calcext:value-type="float">
            <text:p>68.3</text:p>
          </table:table-cell>
          <table:table-cell table:style-name="ce6" office:value-type="float" office:value="164.183004342798" calcext:value-type="float">
            <text:p>164.2</text:p>
          </table:table-cell>
          <table:table-cell/>
          <table:table-cell table:style-name="ce4" table:formula="of:=[.$J$3]*[.A19] + [.$I$3]" office:value-type="float" office:value="219.499494199278" calcext:value-type="float">
            <text:p>219.50</text:p>
          </table:table-cell>
          <table:table-cell table:style-name="ce4" table:formula="of:=[.D19]-[.B19]" office:value-type="float" office:value="55.31648985648" calcext:value-type="float">
            <text:p>55.32</text:p>
          </table:table-cell>
          <table:table-cell table:style-name="ce4" table:formula="of:=ABS([.E19])" office:value-type="float" office:value="55.31648985648" calcext:value-type="float">
            <text:p>55.32</text:p>
          </table:table-cell>
          <table:table-cell table:style-name="ce4" table:formula="of:=[.F19]*[.F19]" office:value-type="float" office:value="3059.91405004206" calcext:value-type="float">
            <text:p>3,059.91</text:p>
          </table:table-cell>
          <table:table-cell table:style-name="ce12"/>
          <table:table-cell table:style-name="ce26" table:number-columns-repeated="4"/>
          <table:table-cell table:style-name="ce12"/>
          <table:table-cell table:number-columns-repeated="1011"/>
        </table:table-row>
        <table:table-row table:style-name="ro1">
          <table:table-cell table:style-name="ce6" office:value-type="float" office:value="66.0424876840815" calcext:value-type="float">
            <text:p>66.0</text:p>
          </table:table-cell>
          <table:table-cell table:style-name="ce6" office:value-type="float" office:value="133.944360535363" calcext:value-type="float">
            <text:p>133.9</text:p>
          </table:table-cell>
          <table:table-cell/>
          <table:table-cell table:style-name="ce4" table:formula="of:=[.$J$3]*[.A20] + [.$I$3]" office:value-type="float" office:value="192.509852208978" calcext:value-type="float">
            <text:p>192.51</text:p>
          </table:table-cell>
          <table:table-cell table:style-name="ce4" table:formula="of:=[.D20]-[.B20]" office:value-type="float" office:value="58.5654916736149" calcext:value-type="float">
            <text:p>58.57</text:p>
          </table:table-cell>
          <table:table-cell table:style-name="ce4" table:formula="of:=ABS([.E20])" office:value-type="float" office:value="58.5654916736149" calcext:value-type="float">
            <text:p>58.57</text:p>
          </table:table-cell>
          <table:table-cell table:style-name="ce4" table:formula="of:=[.F20]*[.F20]" office:value-type="float" office:value="3429.91681497226" calcext:value-type="float">
            <text:p>3,429.92</text:p>
          </table:table-cell>
          <table:table-cell table:style-name="ce12"/>
          <table:table-cell table:style-name="ce26" table:number-columns-repeated="4"/>
          <table:table-cell table:style-name="ce12"/>
          <table:table-cell table:number-columns-repeated="1011"/>
        </table:table-row>
        <table:table-row table:style-name="ro1">
          <table:table-cell table:style-name="ce6" office:value-type="float" office:value="62.9076299339235" calcext:value-type="float">
            <text:p>62.9</text:p>
          </table:table-cell>
          <table:table-cell table:style-name="ce6" office:value-type="float" office:value="141.216627796238" calcext:value-type="float">
            <text:p>141.2</text:p>
          </table:table-cell>
          <table:table-cell/>
          <table:table-cell table:style-name="ce4" table:formula="of:=[.$J$3]*[.A21] + [.$I$3]" office:value-type="float" office:value="154.891559207082" calcext:value-type="float">
            <text:p>154.89</text:p>
          </table:table-cell>
          <table:table-cell table:style-name="ce4" table:formula="of:=[.D21]-[.B21]" office:value-type="float" office:value="13.6749314108441" calcext:value-type="float">
            <text:p>13.67</text:p>
          </table:table-cell>
          <table:table-cell table:style-name="ce4" table:formula="of:=ABS([.E21])" office:value-type="float" office:value="13.6749314108441" calcext:value-type="float">
            <text:p>13.67</text:p>
          </table:table-cell>
          <table:table-cell table:style-name="ce4" table:formula="of:=[.F21]*[.F21]" office:value-type="float" office:value="187.00374909129" calcext:value-type="float">
            <text:p>187.00</text:p>
          </table:table-cell>
          <table:table-cell table:style-name="ce12"/>
          <table:table-cell table:style-name="ce26" table:number-columns-repeated="4"/>
          <table:table-cell table:style-name="ce12"/>
          <table:table-cell table:number-columns-repeated="1011"/>
        </table:table-row>
        <table:table-row table:style-name="ro1">
          <table:table-cell table:style-name="ce6" office:value-type="float" office:value="72.9213671359476" calcext:value-type="float">
            <text:p>72.9</text:p>
          </table:table-cell>
          <table:table-cell table:style-name="ce6" office:value-type="float" office:value="213.924486409781" calcext:value-type="float">
            <text:p>213.9</text:p>
          </table:table-cell>
          <table:table-cell/>
          <table:table-cell table:style-name="ce4" table:formula="of:=[.$J$3]*[.A22] + [.$I$3]" office:value-type="float" office:value="275.056405631371" calcext:value-type="float">
            <text:p>275.06</text:p>
          </table:table-cell>
          <table:table-cell table:style-name="ce4" table:formula="of:=[.D22]-[.B22]" office:value-type="float" office:value="61.1319192215903" calcext:value-type="float">
            <text:p>61.13</text:p>
          </table:table-cell>
          <table:table-cell table:style-name="ce4" table:formula="of:=ABS([.E22])" office:value-type="float" office:value="61.1319192215903" calcext:value-type="float">
            <text:p>61.13</text:p>
          </table:table-cell>
          <table:table-cell table:style-name="ce4" table:formula="of:=[.F22]*[.F22]" office:value-type="float" office:value="3737.11154771504" calcext:value-type="float">
            <text:p>3,737.1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8.6872321923365" calcext:value-type="float">
            <text:p>68.7</text:p>
          </table:table-cell>
          <table:table-cell table:style-name="ce6" office:value-type="float" office:value="173.115812588004" calcext:value-type="float">
            <text:p>173.1</text:p>
          </table:table-cell>
          <table:table-cell/>
          <table:table-cell table:style-name="ce4" table:formula="of:=[.$J$3]*[.A23] + [.$I$3]" office:value-type="float" office:value="224.246786308038" calcext:value-type="float">
            <text:p>224.25</text:p>
          </table:table-cell>
          <table:table-cell table:style-name="ce4" table:formula="of:=[.D23]-[.B23]" office:value-type="float" office:value="51.130973720034" calcext:value-type="float">
            <text:p>51.13</text:p>
          </table:table-cell>
          <table:table-cell table:style-name="ce4" table:formula="of:=ABS([.E23])" office:value-type="float" office:value="51.130973720034" calcext:value-type="float">
            <text:p>51.13</text:p>
          </table:table-cell>
          <table:table-cell table:style-name="ce4" table:formula="of:=[.F23]*[.F23]" office:value-type="float" office:value="2614.3764735588" calcext:value-type="float">
            <text:p>2,614.3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1.5652564587241" calcext:value-type="float">
            <text:p>71.6</text:p>
          </table:table-cell>
          <table:table-cell table:style-name="ce6" office:value-type="float" office:value="194.721856413693" calcext:value-type="float">
            <text:p>194.7</text:p>
          </table:table-cell>
          <table:table-cell/>
          <table:table-cell table:style-name="ce4" table:formula="of:=[.$J$3]*[.A24] + [.$I$3]" office:value-type="float" office:value="258.783077504689" calcext:value-type="float">
            <text:p>258.78</text:p>
          </table:table-cell>
          <table:table-cell table:style-name="ce4" table:formula="of:=[.D24]-[.B24]" office:value-type="float" office:value="64.0612210909961" calcext:value-type="float">
            <text:p>64.06</text:p>
          </table:table-cell>
          <table:table-cell table:style-name="ce4" table:formula="of:=ABS([.E24])" office:value-type="float" office:value="64.0612210909961" calcext:value-type="float">
            <text:p>64.06</text:p>
          </table:table-cell>
          <table:table-cell table:style-name="ce4" table:formula="of:=[.F24]*[.F24]" office:value-type="float" office:value="4103.84004766949" calcext:value-type="float">
            <text:p>4,103.84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202347706273" calcext:value-type="float">
            <text:p>66.2</text:p>
          </table:table-cell>
          <table:table-cell table:style-name="ce6" office:value-type="float" office:value="159.390323744187" calcext:value-type="float">
            <text:p>159.4</text:p>
          </table:table-cell>
          <table:table-cell/>
          <table:table-cell table:style-name="ce4" table:formula="of:=[.$J$3]*[.A25] + [.$I$3]" office:value-type="float" office:value="194.428172475276" calcext:value-type="float">
            <text:p>194.43</text:p>
          </table:table-cell>
          <table:table-cell table:style-name="ce4" table:formula="of:=[.D25]-[.B25]" office:value-type="float" office:value="35.037848731089" calcext:value-type="float">
            <text:p>35.04</text:p>
          </table:table-cell>
          <table:table-cell table:style-name="ce4" table:formula="of:=ABS([.E25])" office:value-type="float" office:value="35.037848731089" calcext:value-type="float">
            <text:p>35.04</text:p>
          </table:table-cell>
          <table:table-cell table:style-name="ce4" table:formula="of:=[.F25]*[.F25]" office:value-type="float" office:value="1227.65084370268" calcext:value-type="float">
            <text:p>1,227.6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58.6463298569074" calcext:value-type="float">
            <text:p>58.6</text:p>
          </table:table-cell>
          <table:table-cell table:style-name="ce6" office:value-type="float" office:value="96.5248498312934" calcext:value-type="float">
            <text:p>96.5</text:p>
          </table:table-cell>
          <table:table-cell/>
          <table:table-cell table:style-name="ce4" table:formula="of:=[.$J$3]*[.A26] + [.$I$3]" office:value-type="float" office:value="103.755958282889" calcext:value-type="float">
            <text:p>103.76</text:p>
          </table:table-cell>
          <table:table-cell table:style-name="ce4" table:formula="of:=[.D26]-[.B26]" office:value-type="float" office:value="7.23110845159535" calcext:value-type="float">
            <text:p>7.23</text:p>
          </table:table-cell>
          <table:table-cell table:style-name="ce4" table:formula="of:=ABS([.E26])" office:value-type="float" office:value="7.23110845159535" calcext:value-type="float">
            <text:p>7.23</text:p>
          </table:table-cell>
          <table:table-cell table:style-name="ce4" table:formula="of:=[.F26]*[.F26]" office:value-type="float" office:value="52.2889294387337" calcext:value-type="float">
            <text:p>52.29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4.3283172106086" calcext:value-type="float">
            <text:p>64.3</text:p>
          </table:table-cell>
          <table:table-cell table:style-name="ce6" office:value-type="float" office:value="134.744705000123" calcext:value-type="float">
            <text:p>134.7</text:p>
          </table:table-cell>
          <table:table-cell/>
          <table:table-cell table:style-name="ce4" table:formula="of:=[.$J$3]*[.A27] + [.$I$3]" office:value-type="float" office:value="171.939806527303" calcext:value-type="float">
            <text:p>171.94</text:p>
          </table:table-cell>
          <table:table-cell table:style-name="ce4" table:formula="of:=[.D27]-[.B27]" office:value-type="float" office:value="37.1951015271803" calcext:value-type="float">
            <text:p>37.20</text:p>
          </table:table-cell>
          <table:table-cell table:style-name="ce4" table:formula="of:=ABS([.E27])" office:value-type="float" office:value="37.1951015271803" calcext:value-type="float">
            <text:p>37.20</text:p>
          </table:table-cell>
          <table:table-cell table:style-name="ce4" table:formula="of:=[.F27]*[.F27]" office:value-type="float" office:value="1383.47557761725" calcext:value-type="float">
            <text:p>1,383.4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1.6408051192206" calcext:value-type="float">
            <text:p>71.6</text:p>
          </table:table-cell>
          <table:table-cell table:style-name="ce6" office:value-type="float" office:value="213.741169489411" calcext:value-type="float">
            <text:p>213.7</text:p>
          </table:table-cell>
          <table:table-cell/>
          <table:table-cell table:style-name="ce4" table:formula="of:=[.$J$3]*[.A28] + [.$I$3]" office:value-type="float" office:value="259.689661430647" calcext:value-type="float">
            <text:p>259.69</text:p>
          </table:table-cell>
          <table:table-cell table:style-name="ce4" table:formula="of:=[.D28]-[.B28]" office:value-type="float" office:value="45.9484919412362" calcext:value-type="float">
            <text:p>45.95</text:p>
          </table:table-cell>
          <table:table-cell table:style-name="ce4" table:formula="of:=ABS([.E28])" office:value-type="float" office:value="45.9484919412362" calcext:value-type="float">
            <text:p>45.95</text:p>
          </table:table-cell>
          <table:table-cell table:style-name="ce4" table:formula="of:=[.F28]*[.F28]" office:value-type="float" office:value="2111.26391167385" calcext:value-type="float">
            <text:p>2,111.26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1.3916436454159" calcext:value-type="float">
            <text:p>61.4</text:p>
          </table:table-cell>
          <table:table-cell table:style-name="ce6" office:value-type="float" office:value="120.681906546154" calcext:value-type="float">
            <text:p>120.7</text:p>
          </table:table-cell>
          <table:table-cell/>
          <table:table-cell table:style-name="ce4" table:formula="of:=[.$J$3]*[.A29] + [.$I$3]" office:value-type="float" office:value="136.699723744991" calcext:value-type="float">
            <text:p>136.70</text:p>
          </table:table-cell>
          <table:table-cell table:style-name="ce4" table:formula="of:=[.D29]-[.B29]" office:value-type="float" office:value="16.0178171988367" calcext:value-type="float">
            <text:p>16.02</text:p>
          </table:table-cell>
          <table:table-cell table:style-name="ce4" table:formula="of:=ABS([.E29])" office:value-type="float" office:value="16.0178171988367" calcext:value-type="float">
            <text:p>16.02</text:p>
          </table:table-cell>
          <table:table-cell table:style-name="ce4" table:formula="of:=[.F29]*[.F29]" office:value-type="float" office:value="256.570467815349" calcext:value-type="float">
            <text:p>256.57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7.1351749028692" calcext:value-type="float">
            <text:p>67.1</text:p>
          </table:table-cell>
          <table:table-cell table:style-name="ce6" office:value-type="float" office:value="177.984361143984" calcext:value-type="float">
            <text:p>178.0</text:p>
          </table:table-cell>
          <table:table-cell/>
          <table:table-cell table:style-name="ce4" table:formula="of:=[.$J$3]*[.A30] + [.$I$3]" office:value-type="float" office:value="205.62209883443" calcext:value-type="float">
            <text:p>205.62</text:p>
          </table:table-cell>
          <table:table-cell table:style-name="ce4" table:formula="of:=[.D30]-[.B30]" office:value-type="float" office:value="27.6377376904463" calcext:value-type="float">
            <text:p>27.64</text:p>
          </table:table-cell>
          <table:table-cell table:style-name="ce4" table:formula="of:=ABS([.E30])" office:value-type="float" office:value="27.6377376904463" calcext:value-type="float">
            <text:p>27.64</text:p>
          </table:table-cell>
          <table:table-cell table:style-name="ce4" table:formula="of:=[.F30]*[.F30]" office:value-type="float" office:value="763.844544645916" calcext:value-type="float">
            <text:p>763.84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8328782059274" calcext:value-type="float">
            <text:p>66.8</text:p>
          </table:table-cell>
          <table:table-cell table:style-name="ce6" office:value-type="float" office:value="180.683886970857" calcext:value-type="float">
            <text:p>180.7</text:p>
          </table:table-cell>
          <table:table-cell/>
          <table:table-cell table:style-name="ce4" table:formula="of:=[.$J$3]*[.A31] + [.$I$3]" office:value-type="float" office:value="201.994538471129" calcext:value-type="float">
            <text:p>201.99</text:p>
          </table:table-cell>
          <table:table-cell table:style-name="ce4" table:formula="of:=[.D31]-[.B31]" office:value-type="float" office:value="21.3106515002719" calcext:value-type="float">
            <text:p>21.31</text:p>
          </table:table-cell>
          <table:table-cell table:style-name="ce4" table:formula="of:=ABS([.E31])" office:value-type="float" office:value="21.3106515002719" calcext:value-type="float">
            <text:p>21.31</text:p>
          </table:table-cell>
          <table:table-cell table:style-name="ce4" table:formula="of:=[.F31]*[.F31]" office:value-type="float" office:value="454.143867366039" calcext:value-type="float">
            <text:p>454.14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8.066866584895" calcext:value-type="float">
            <text:p>68.1</text:p>
          </table:table-cell>
          <table:table-cell table:style-name="ce6" office:value-type="float" office:value="187.038344717004" calcext:value-type="float">
            <text:p>187.0</text:p>
          </table:table-cell>
          <table:table-cell/>
          <table:table-cell table:style-name="ce4" table:formula="of:=[.$J$3]*[.A32] + [.$I$3]" office:value-type="float" office:value="216.80239901874" calcext:value-type="float">
            <text:p>216.80</text:p>
          </table:table-cell>
          <table:table-cell table:style-name="ce4" table:formula="of:=[.D32]-[.B32]" office:value-type="float" office:value="29.7640543017359" calcext:value-type="float">
            <text:p>29.76</text:p>
          </table:table-cell>
          <table:table-cell table:style-name="ce4" table:formula="of:=ABS([.E32])" office:value-type="float" office:value="29.7640543017359" calcext:value-type="float">
            <text:p>29.76</text:p>
          </table:table-cell>
          <table:table-cell table:style-name="ce4" table:formula="of:=[.F32]*[.F32]" office:value-type="float" office:value="885.898928476686" calcext:value-type="float">
            <text:p>885.9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3.2603627220612" calcext:value-type="float">
            <text:p>63.3</text:p>
          </table:table-cell>
          <table:table-cell table:style-name="ce6" office:value-type="float" office:value="137.811370151255" calcext:value-type="float">
            <text:p>137.8</text:p>
          </table:table-cell>
          <table:table-cell/>
          <table:table-cell table:style-name="ce4" table:formula="of:=[.$J$3]*[.A33] + [.$I$3]" office:value-type="float" office:value="159.124352664734" calcext:value-type="float">
            <text:p>159.12</text:p>
          </table:table-cell>
          <table:table-cell table:style-name="ce4" table:formula="of:=[.D33]-[.B33]" office:value-type="float" office:value="21.3129825134795" calcext:value-type="float">
            <text:p>21.31</text:p>
          </table:table-cell>
          <table:table-cell table:style-name="ce4" table:formula="of:=ABS([.E33])" office:value-type="float" office:value="21.3129825134795" calcext:value-type="float">
            <text:p>21.31</text:p>
          </table:table-cell>
          <table:table-cell table:style-name="ce4" table:formula="of:=[.F33]*[.F33]" office:value-type="float" office:value="454.243223619882" calcext:value-type="float">
            <text:p>454.24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1.8484348479039" calcext:value-type="float">
            <text:p>71.8</text:p>
          </table:table-cell>
          <table:table-cell table:style-name="ce6" office:value-type="float" office:value="218.157469450706" calcext:value-type="float">
            <text:p>218.2</text:p>
          </table:table-cell>
          <table:table-cell/>
          <table:table-cell table:style-name="ce4" table:formula="of:=[.$J$3]*[.A34] + [.$I$3]" office:value-type="float" office:value="262.181218174847" calcext:value-type="float">
            <text:p>262.18</text:p>
          </table:table-cell>
          <table:table-cell table:style-name="ce4" table:formula="of:=[.D34]-[.B34]" office:value-type="float" office:value="44.0237487241409" calcext:value-type="float">
            <text:p>44.02</text:p>
          </table:table-cell>
          <table:table-cell table:style-name="ce4" table:formula="of:=ABS([.E34])" office:value-type="float" office:value="44.0237487241409" calcext:value-type="float">
            <text:p>44.02</text:p>
          </table:table-cell>
          <table:table-cell table:style-name="ce4" table:formula="of:=[.F34]*[.F34]" office:value-type="float" office:value="1938.0904517263" calcext:value-type="float">
            <text:p>1,938.09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8.2627394326726" calcext:value-type="float">
            <text:p>68.3</text:p>
          </table:table-cell>
          <table:table-cell table:style-name="ce6" office:value-type="float" office:value="183.078953381949" calcext:value-type="float">
            <text:p>183.1</text:p>
          </table:table-cell>
          <table:table-cell/>
          <table:table-cell table:style-name="ce4" table:formula="of:=[.$J$3]*[.A35] + [.$I$3]" office:value-type="float" office:value="219.152873192071" calcext:value-type="float">
            <text:p>219.15</text:p>
          </table:table-cell>
          <table:table-cell table:style-name="ce4" table:formula="of:=[.D35]-[.B35]" office:value-type="float" office:value="36.0739198101222" calcext:value-type="float">
            <text:p>36.07</text:p>
          </table:table-cell>
          <table:table-cell table:style-name="ce4" table:formula="of:=ABS([.E35])" office:value-type="float" office:value="36.0739198101222" calcext:value-type="float">
            <text:p>36.07</text:p>
          </table:table-cell>
          <table:table-cell table:style-name="ce4" table:formula="of:=[.F35]*[.F35]" office:value-type="float" office:value="1301.32769046713" calcext:value-type="float">
            <text:p>1,301.33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8.2543625394003" calcext:value-type="float">
            <text:p>68.3</text:p>
          </table:table-cell>
          <table:table-cell table:style-name="ce6" office:value-type="float" office:value="173.513343771179" calcext:value-type="float">
            <text:p>173.5</text:p>
          </table:table-cell>
          <table:table-cell/>
          <table:table-cell table:style-name="ce4" table:formula="of:=[.$J$3]*[.A36] + [.$I$3]" office:value-type="float" office:value="219.052350472804" calcext:value-type="float">
            <text:p>219.05</text:p>
          </table:table-cell>
          <table:table-cell table:style-name="ce4" table:formula="of:=[.D36]-[.B36]" office:value-type="float" office:value="45.5390067016247" calcext:value-type="float">
            <text:p>45.54</text:p>
          </table:table-cell>
          <table:table-cell table:style-name="ce4" table:formula="of:=ABS([.E36])" office:value-type="float" office:value="45.5390067016247" calcext:value-type="float">
            <text:p>45.54</text:p>
          </table:table-cell>
          <table:table-cell table:style-name="ce4" table:formula="of:=[.F36]*[.F36]" office:value-type="float" office:value="2073.80113137062" calcext:value-type="float">
            <text:p>2,073.8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5.7995608057062" calcext:value-type="float">
            <text:p>65.8</text:p>
          </table:table-cell>
          <table:table-cell table:style-name="ce6" office:value-type="float" office:value="157.293742488265" calcext:value-type="float">
            <text:p>157.3</text:p>
          </table:table-cell>
          <table:table-cell/>
          <table:table-cell table:style-name="ce4" table:formula="of:=[.$J$3]*[.A37] + [.$I$3]" office:value-type="float" office:value="189.594729668474" calcext:value-type="float">
            <text:p>189.59</text:p>
          </table:table-cell>
          <table:table-cell table:style-name="ce4" table:formula="of:=[.D37]-[.B37]" office:value-type="float" office:value="32.3009871802093" calcext:value-type="float">
            <text:p>32.30</text:p>
          </table:table-cell>
          <table:table-cell table:style-name="ce4" table:formula="of:=ABS([.E37])" office:value-type="float" office:value="32.3009871802093" calcext:value-type="float">
            <text:p>32.30</text:p>
          </table:table-cell>
          <table:table-cell table:style-name="ce4" table:formula="of:=[.F37]*[.F37]" office:value-type="float" office:value="1043.35377281605" calcext:value-type="float">
            <text:p>1,043.3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9.6134038324844" calcext:value-type="float">
            <text:p>69.6</text:p>
          </table:table-cell>
          <table:table-cell table:style-name="ce6" office:value-type="float" office:value="188.868777815123" calcext:value-type="float">
            <text:p>188.9</text:p>
          </table:table-cell>
          <table:table-cell/>
          <table:table-cell table:style-name="ce4" table:formula="of:=[.$J$3]*[.A38] + [.$I$3]" office:value-type="float" office:value="235.360845989813" calcext:value-type="float">
            <text:p>235.36</text:p>
          </table:table-cell>
          <table:table-cell table:style-name="ce4" table:formula="of:=[.D38]-[.B38]" office:value-type="float" office:value="46.4920681746898" calcext:value-type="float">
            <text:p>46.49</text:p>
          </table:table-cell>
          <table:table-cell table:style-name="ce4" table:formula="of:=ABS([.E38])" office:value-type="float" office:value="46.4920681746898" calcext:value-type="float">
            <text:p>46.49</text:p>
          </table:table-cell>
          <table:table-cell table:style-name="ce4" table:formula="of:=[.F38]*[.F38]" office:value-type="float" office:value="2161.51240316" calcext:value-type="float">
            <text:p>2,161.5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8.5683746655455" calcext:value-type="float">
            <text:p>68.6</text:p>
          </table:table-cell>
          <table:table-cell table:style-name="ce6" office:value-type="float" office:value="179.795968121258" calcext:value-type="float">
            <text:p>179.8</text:p>
          </table:table-cell>
          <table:table-cell/>
          <table:table-cell table:style-name="ce4" table:formula="of:=[.$J$3]*[.A39] + [.$I$3]" office:value-type="float" office:value="222.820495986546" calcext:value-type="float">
            <text:p>222.82</text:p>
          </table:table-cell>
          <table:table-cell table:style-name="ce4" table:formula="of:=[.D39]-[.B39]" office:value-type="float" office:value="43.0245278652881" calcext:value-type="float">
            <text:p>43.02</text:p>
          </table:table-cell>
          <table:table-cell table:style-name="ce4" table:formula="of:=ABS([.E39])" office:value-type="float" office:value="43.0245278652881" calcext:value-type="float">
            <text:p>43.02</text:p>
          </table:table-cell>
          <table:table-cell table:style-name="ce4" table:formula="of:=[.F39]*[.F39]" office:value-type="float" office:value="1851.10999803095" calcext:value-type="float">
            <text:p>1,851.1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5.4491063695484" calcext:value-type="float">
            <text:p>65.4</text:p>
          </table:table-cell>
          <table:table-cell table:style-name="ce6" office:value-type="float" office:value="140.60862619826" calcext:value-type="float">
            <text:p>140.6</text:p>
          </table:table-cell>
          <table:table-cell/>
          <table:table-cell table:style-name="ce4" table:formula="of:=[.$J$3]*[.A40] + [.$I$3]" office:value-type="float" office:value="185.389276434581" calcext:value-type="float">
            <text:p>185.39</text:p>
          </table:table-cell>
          <table:table-cell table:style-name="ce4" table:formula="of:=[.D40]-[.B40]" office:value-type="float" office:value="44.7806502363208" calcext:value-type="float">
            <text:p>44.78</text:p>
          </table:table-cell>
          <table:table-cell table:style-name="ce4" table:formula="of:=ABS([.E40])" office:value-type="float" office:value="44.7806502363208" calcext:value-type="float">
            <text:p>44.78</text:p>
          </table:table-cell>
          <table:table-cell table:style-name="ce4" table:formula="of:=[.F40]*[.F40]" office:value-type="float" office:value="2005.3066355877" calcext:value-type="float">
            <text:p>2,005.3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5.1872208535622" calcext:value-type="float">
            <text:p>65.2</text:p>
          </table:table-cell>
          <table:table-cell table:style-name="ce6" office:value-type="float" office:value="172.606482559614" calcext:value-type="float">
            <text:p>172.6</text:p>
          </table:table-cell>
          <table:table-cell/>
          <table:table-cell table:style-name="ce4" table:formula="of:=[.$J$3]*[.A41] + [.$I$3]" office:value-type="float" office:value="182.246650242746" calcext:value-type="float">
            <text:p>182.25</text:p>
          </table:table-cell>
          <table:table-cell table:style-name="ce4" table:formula="of:=[.D41]-[.B41]" office:value-type="float" office:value="9.64016768313235" calcext:value-type="float">
            <text:p>9.64</text:p>
          </table:table-cell>
          <table:table-cell table:style-name="ce4" table:formula="of:=ABS([.E41])" office:value-type="float" office:value="9.64016768313235" calcext:value-type="float">
            <text:p>9.64</text:p>
          </table:table-cell>
          <table:table-cell table:style-name="ce4" table:formula="of:=[.F41]*[.F41]" office:value-type="float" office:value="92.9328329589093" calcext:value-type="float">
            <text:p>92.93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5.383224212625" calcext:value-type="float">
            <text:p>65.4</text:p>
          </table:table-cell>
          <table:table-cell table:style-name="ce6" office:value-type="float" office:value="140.073641074898" calcext:value-type="float">
            <text:p>140.1</text:p>
          </table:table-cell>
          <table:table-cell/>
          <table:table-cell table:style-name="ce4" table:formula="of:=[.$J$3]*[.A42] + [.$I$3]" office:value-type="float" office:value="184.5986905515" calcext:value-type="float">
            <text:p>184.60</text:p>
          </table:table-cell>
          <table:table-cell table:style-name="ce4" table:formula="of:=[.D42]-[.B42]" office:value-type="float" office:value="44.5250494766019" calcext:value-type="float">
            <text:p>44.53</text:p>
          </table:table-cell>
          <table:table-cell table:style-name="ce4" table:formula="of:=ABS([.E42])" office:value-type="float" office:value="44.5250494766019" calcext:value-type="float">
            <text:p>44.53</text:p>
          </table:table-cell>
          <table:table-cell table:style-name="ce4" table:formula="of:=[.F42]*[.F42]" office:value-type="float" office:value="1982.48003089385" calcext:value-type="float">
            <text:p>1,982.4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9.3547795615889" calcext:value-type="float">
            <text:p>69.4</text:p>
          </table:table-cell>
          <table:table-cell table:style-name="ce6" office:value-type="float" office:value="202.332215731187" calcext:value-type="float">
            <text:p>202.3</text:p>
          </table:table-cell>
          <table:table-cell/>
          <table:table-cell table:style-name="ce4" table:formula="of:=[.$J$3]*[.A43] + [.$I$3]" office:value-type="float" office:value="232.257354739067" calcext:value-type="float">
            <text:p>232.26</text:p>
          </table:table-cell>
          <table:table-cell table:style-name="ce4" table:formula="of:=[.D43]-[.B43]" office:value-type="float" office:value="29.9251390078798" calcext:value-type="float">
            <text:p>29.93</text:p>
          </table:table-cell>
          <table:table-cell table:style-name="ce4" table:formula="of:=ABS([.E43])" office:value-type="float" office:value="29.9251390078798" calcext:value-type="float">
            <text:p>29.93</text:p>
          </table:table-cell>
          <table:table-cell table:style-name="ce4" table:formula="of:=[.F43]*[.F43]" office:value-type="float" office:value="895.513944640931" calcext:value-type="float">
            <text:p>895.5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0.1560126502743" calcext:value-type="float">
            <text:p>70.2</text:p>
          </table:table-cell>
          <table:table-cell table:style-name="ce6" office:value-type="float" office:value="185.257822705305" calcext:value-type="float">
            <text:p>185.3</text:p>
          </table:table-cell>
          <table:table-cell/>
          <table:table-cell table:style-name="ce4" table:formula="of:=[.$J$3]*[.A44] + [.$I$3]" office:value-type="float" office:value="241.872151803292" calcext:value-type="float">
            <text:p>241.87</text:p>
          </table:table-cell>
          <table:table-cell table:style-name="ce4" table:formula="of:=[.D44]-[.B44]" office:value-type="float" office:value="56.6143290979867" calcext:value-type="float">
            <text:p>56.61</text:p>
          </table:table-cell>
          <table:table-cell table:style-name="ce4" table:formula="of:=ABS([.E44])" office:value-type="float" office:value="56.6143290979867" calcext:value-type="float">
            <text:p>56.61</text:p>
          </table:table-cell>
          <table:table-cell table:style-name="ce4" table:formula="of:=[.F44]*[.F44]" office:value-type="float" office:value="3205.18225921514" calcext:value-type="float">
            <text:p>3,205.1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7016049901078" calcext:value-type="float">
            <text:p>66.7</text:p>
          </table:table-cell>
          <table:table-cell table:style-name="ce6" office:value-type="float" office:value="172.839809078093" calcext:value-type="float">
            <text:p>172.8</text:p>
          </table:table-cell>
          <table:table-cell/>
          <table:table-cell table:style-name="ce4" table:formula="of:=[.$J$3]*[.A45] + [.$I$3]" office:value-type="float" office:value="200.419259881294" calcext:value-type="float">
            <text:p>200.42</text:p>
          </table:table-cell>
          <table:table-cell table:style-name="ce4" table:formula="of:=[.D45]-[.B45]" office:value-type="float" office:value="27.5794508032006" calcext:value-type="float">
            <text:p>27.58</text:p>
          </table:table-cell>
          <table:table-cell table:style-name="ce4" table:formula="of:=ABS([.E45])" office:value-type="float" office:value="27.5794508032006" calcext:value-type="float">
            <text:p>27.58</text:p>
          </table:table-cell>
          <table:table-cell table:style-name="ce4" table:formula="of:=[.F45]*[.F45]" office:value-type="float" office:value="760.62610660616" calcext:value-type="float">
            <text:p>760.63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1.78785109145" calcext:value-type="float">
            <text:p>61.8</text:p>
          </table:table-cell>
          <table:table-cell table:style-name="ce6" office:value-type="float" office:value="121.092797347421" calcext:value-type="float">
            <text:p>121.1</text:p>
          </table:table-cell>
          <table:table-cell/>
          <table:table-cell table:style-name="ce4" table:formula="of:=[.$J$3]*[.A46] + [.$I$3]" office:value-type="float" office:value="141.4542130974" calcext:value-type="float">
            <text:p>141.45</text:p>
          </table:table-cell>
          <table:table-cell table:style-name="ce4" table:formula="of:=[.D46]-[.B46]" office:value-type="float" office:value="20.361415749979" calcext:value-type="float">
            <text:p>20.36</text:p>
          </table:table-cell>
          <table:table-cell table:style-name="ce4" table:formula="of:=ABS([.E46])" office:value-type="float" office:value="20.361415749979" calcext:value-type="float">
            <text:p>20.36</text:p>
          </table:table-cell>
          <table:table-cell table:style-name="ce4" table:formula="of:=[.F46]*[.F46]" office:value-type="float" office:value="414.587251343495" calcext:value-type="float">
            <text:p>414.59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2848633755886" calcext:value-type="float">
            <text:p>66.3</text:p>
          </table:table-cell>
          <table:table-cell table:style-name="ce6" office:value-type="float" office:value="154.885142449294" calcext:value-type="float">
            <text:p>154.9</text:p>
          </table:table-cell>
          <table:table-cell/>
          <table:table-cell table:style-name="ce4" table:formula="of:=[.$J$3]*[.A47] + [.$I$3]" office:value-type="float" office:value="195.418360507063" calcext:value-type="float">
            <text:p>195.42</text:p>
          </table:table-cell>
          <table:table-cell table:style-name="ce4" table:formula="of:=[.D47]-[.B47]" office:value-type="float" office:value="40.5332180577692" calcext:value-type="float">
            <text:p>40.53</text:p>
          </table:table-cell>
          <table:table-cell table:style-name="ce4" table:formula="of:=ABS([.E47])" office:value-type="float" office:value="40.5332180577692" calcext:value-type="float">
            <text:p>40.53</text:p>
          </table:table-cell>
          <table:table-cell table:style-name="ce4" table:formula="of:=[.F47]*[.F47]" office:value-type="float" office:value="1642.94176611867" calcext:value-type="float">
            <text:p>1,642.94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7.4118336321295" calcext:value-type="float">
            <text:p>67.4</text:p>
          </table:table-cell>
          <table:table-cell table:style-name="ce6" office:value-type="float" office:value="147.360805343919" calcext:value-type="float">
            <text:p>147.4</text:p>
          </table:table-cell>
          <table:table-cell/>
          <table:table-cell table:style-name="ce4" table:formula="of:=[.$J$3]*[.A48] + [.$I$3]" office:value-type="float" office:value="208.942003585554" calcext:value-type="float">
            <text:p>208.94</text:p>
          </table:table-cell>
          <table:table-cell table:style-name="ce4" table:formula="of:=[.D48]-[.B48]" office:value-type="float" office:value="61.581198241635" calcext:value-type="float">
            <text:p>61.58</text:p>
          </table:table-cell>
          <table:table-cell table:style-name="ce4" table:formula="of:=ABS([.E48])" office:value-type="float" office:value="61.581198241635" calcext:value-type="float">
            <text:p>61.58</text:p>
          </table:table-cell>
          <table:table-cell table:style-name="ce4" table:formula="of:=[.F48]*[.F48]" office:value-type="float" office:value="3792.24397687554" calcext:value-type="float">
            <text:p>3,792.24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3.5771768953184" calcext:value-type="float">
            <text:p>63.6</text:p>
          </table:table-cell>
          <table:table-cell table:style-name="ce6" office:value-type="float" office:value="156.820414854543" calcext:value-type="float">
            <text:p>156.8</text:p>
          </table:table-cell>
          <table:table-cell/>
          <table:table-cell table:style-name="ce4" table:formula="of:=[.$J$3]*[.A49] + [.$I$3]" office:value-type="float" office:value="162.926122743821" calcext:value-type="float">
            <text:p>162.93</text:p>
          </table:table-cell>
          <table:table-cell table:style-name="ce4" table:formula="of:=[.D49]-[.B49]" office:value-type="float" office:value="6.10570788927777" calcext:value-type="float">
            <text:p>6.11</text:p>
          </table:table-cell>
          <table:table-cell table:style-name="ce4" table:formula="of:=ABS([.E49])" office:value-type="float" office:value="6.10570788927777" calcext:value-type="float">
            <text:p>6.11</text:p>
          </table:table-cell>
          <table:table-cell table:style-name="ce4" table:formula="of:=[.F49]*[.F49]" office:value-type="float" office:value="37.2796688291888" calcext:value-type="float">
            <text:p>37.2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8.2518364408672" calcext:value-type="float">
            <text:p>68.3</text:p>
          </table:table-cell>
          <table:table-cell table:style-name="ce6" office:value-type="float" office:value="187.060552163801" calcext:value-type="float">
            <text:p>187.1</text:p>
          </table:table-cell>
          <table:table-cell/>
          <table:table-cell table:style-name="ce4" table:formula="of:=[.$J$3]*[.A50] + [.$I$3]" office:value-type="float" office:value="219.022037290406" calcext:value-type="float">
            <text:p>219.02</text:p>
          </table:table-cell>
          <table:table-cell table:style-name="ce4" table:formula="of:=[.D50]-[.B50]" office:value-type="float" office:value="31.9614851266054" calcext:value-type="float">
            <text:p>31.96</text:p>
          </table:table-cell>
          <table:table-cell table:style-name="ce4" table:formula="of:=ABS([.E50])" office:value-type="float" office:value="31.9614851266054" calcext:value-type="float">
            <text:p>31.96</text:p>
          </table:table-cell>
          <table:table-cell table:style-name="ce4" table:formula="of:=[.F50]*[.F50]" office:value-type="float" office:value="1021.53653149822" calcext:value-type="float">
            <text:p>1,021.54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2.1989792983851" calcext:value-type="float">
            <text:p>72.2</text:p>
          </table:table-cell>
          <table:table-cell table:style-name="ce6" office:value-type="float" office:value="218.063751401917" calcext:value-type="float">
            <text:p>218.1</text:p>
          </table:table-cell>
          <table:table-cell/>
          <table:table-cell table:style-name="ce4" table:formula="of:=[.$J$3]*[.A51] + [.$I$3]" office:value-type="float" office:value="266.387751580621" calcext:value-type="float">
            <text:p>266.39</text:p>
          </table:table-cell>
          <table:table-cell table:style-name="ce4" table:formula="of:=[.D51]-[.B51]" office:value-type="float" office:value="48.3240001787042" calcext:value-type="float">
            <text:p>48.32</text:p>
          </table:table-cell>
          <table:table-cell table:style-name="ce4" table:formula="of:=ABS([.E51])" office:value-type="float" office:value="48.3240001787042" calcext:value-type="float">
            <text:p>48.32</text:p>
          </table:table-cell>
          <table:table-cell table:style-name="ce4" table:formula="of:=[.F51]*[.F51]" office:value-type="float" office:value="2335.2089932714" calcext:value-type="float">
            <text:p>2,335.2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2.4297709549193" calcext:value-type="float">
            <text:p>72.4</text:p>
          </table:table-cell>
          <table:table-cell table:style-name="ce6" office:value-type="float" office:value="177.969532057211" calcext:value-type="float">
            <text:p>178.0</text:p>
          </table:table-cell>
          <table:table-cell/>
          <table:table-cell table:style-name="ce4" table:formula="of:=[.$J$3]*[.A52] + [.$I$3]" office:value-type="float" office:value="269.157251459032" calcext:value-type="float">
            <text:p>269.16</text:p>
          </table:table-cell>
          <table:table-cell table:style-name="ce4" table:formula="of:=[.D52]-[.B52]" office:value-type="float" office:value="91.1877194018206" calcext:value-type="float">
            <text:p>91.19</text:p>
          </table:table-cell>
          <table:table-cell table:style-name="ce4" table:formula="of:=ABS([.E52])" office:value-type="float" office:value="91.1877194018206" calcext:value-type="float">
            <text:p>91.19</text:p>
          </table:table-cell>
          <table:table-cell table:style-name="ce4" table:formula="of:=[.F52]*[.F52]" office:value-type="float" office:value="8315.20016970517" calcext:value-type="float">
            <text:p>8,315.2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1.3894906412277" calcext:value-type="float">
            <text:p>61.4</text:p>
          </table:table-cell>
          <table:table-cell table:style-name="ce6" office:value-type="float" office:value="139.105836976208" calcext:value-type="float">
            <text:p>139.1</text:p>
          </table:table-cell>
          <table:table-cell/>
          <table:table-cell table:style-name="ce4" table:formula="of:=[.$J$3]*[.A53] + [.$I$3]" office:value-type="float" office:value="136.673887694732" calcext:value-type="float">
            <text:p>136.67</text:p>
          </table:table-cell>
          <table:table-cell table:style-name="ce4" table:formula="of:=[.D53]-[.B53]" office:value-type="float" office:value="-2.43194928147554" calcext:value-type="float">
            <text:p>-2.43</text:p>
          </table:table-cell>
          <table:table-cell table:style-name="ce4" table:formula="of:=ABS([.E53])" office:value-type="float" office:value="2.43194928147554" calcext:value-type="float">
            <text:p>2.43</text:p>
          </table:table-cell>
          <table:table-cell table:style-name="ce4" table:formula="of:=[.F53]*[.F53]" office:value-type="float" office:value="5.91437730766939" calcext:value-type="float">
            <text:p>5.9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9.2127772206538" calcext:value-type="float">
            <text:p>69.2</text:p>
          </table:table-cell>
          <table:table-cell table:style-name="ce6" office:value-type="float" office:value="188.947625431233" calcext:value-type="float">
            <text:p>188.9</text:p>
          </table:table-cell>
          <table:table-cell/>
          <table:table-cell table:style-name="ce4" table:formula="of:=[.$J$3]*[.A54] + [.$I$3]" office:value-type="float" office:value="230.553326647846" calcext:value-type="float">
            <text:p>230.55</text:p>
          </table:table-cell>
          <table:table-cell table:style-name="ce4" table:formula="of:=[.D54]-[.B54]" office:value-type="float" office:value="41.6057012166127" calcext:value-type="float">
            <text:p>41.61</text:p>
          </table:table-cell>
          <table:table-cell table:style-name="ce4" table:formula="of:=ABS([.E54])" office:value-type="float" office:value="41.6057012166127" calcext:value-type="float">
            <text:p>41.61</text:p>
          </table:table-cell>
          <table:table-cell table:style-name="ce4" table:formula="of:=[.F54]*[.F54]" office:value-type="float" office:value="1731.03437372604" calcext:value-type="float">
            <text:p>1,731.03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57.7832316168349" calcext:value-type="float">
            <text:p>57.8</text:p>
          </table:table-cell>
          <table:table-cell table:style-name="ce6" office:value-type="float" office:value="126.143595942272" calcext:value-type="float">
            <text:p>126.1</text:p>
          </table:table-cell>
          <table:table-cell/>
          <table:table-cell table:style-name="ce4" table:formula="of:=[.$J$3]*[.A55] + [.$I$3]" office:value-type="float" office:value="93.3987794020188" calcext:value-type="float">
            <text:p>93.40</text:p>
          </table:table-cell>
          <table:table-cell table:style-name="ce4" table:formula="of:=[.D55]-[.B55]" office:value-type="float" office:value="-32.7448165402532" calcext:value-type="float">
            <text:p>-32.74</text:p>
          </table:table-cell>
          <table:table-cell table:style-name="ce4" table:formula="of:=ABS([.E55])" office:value-type="float" office:value="32.7448165402532" calcext:value-type="float">
            <text:p>32.74</text:p>
          </table:table-cell>
          <table:table-cell table:style-name="ce4" table:formula="of:=[.F55]*[.F55]" office:value-type="float" office:value="1072.22301025484" calcext:value-type="float">
            <text:p>1,072.22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2.5541763040655" calcext:value-type="float">
            <text:p>62.6</text:p>
          </table:table-cell>
          <table:table-cell table:style-name="ce6" office:value-type="float" office:value="113.449037730277" calcext:value-type="float">
            <text:p>113.4</text:p>
          </table:table-cell>
          <table:table-cell/>
          <table:table-cell table:style-name="ce4" table:formula="of:=[.$J$3]*[.A56] + [.$I$3]" office:value-type="float" office:value="150.650115648786" calcext:value-type="float">
            <text:p>150.65</text:p>
          </table:table-cell>
          <table:table-cell table:style-name="ce4" table:formula="of:=[.D56]-[.B56]" office:value-type="float" office:value="37.201077918509" calcext:value-type="float">
            <text:p>37.20</text:p>
          </table:table-cell>
          <table:table-cell table:style-name="ce4" table:formula="of:=ABS([.E56])" office:value-type="float" office:value="37.201077918509" calcext:value-type="float">
            <text:p>37.20</text:p>
          </table:table-cell>
          <table:table-cell table:style-name="ce4" table:formula="of:=[.F56]*[.F56]" office:value-type="float" office:value="1383.92019829898" calcext:value-type="float">
            <text:p>1,383.92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2.732417407007" calcext:value-type="float">
            <text:p>62.7</text:p>
          </table:table-cell>
          <table:table-cell table:style-name="ce6" office:value-type="float" office:value="106.884047248122" calcext:value-type="float">
            <text:p>106.9</text:p>
          </table:table-cell>
          <table:table-cell/>
          <table:table-cell table:style-name="ce4" table:formula="of:=[.$J$3]*[.A57] + [.$I$3]" office:value-type="float" office:value="152.789008884084" calcext:value-type="float">
            <text:p>152.79</text:p>
          </table:table-cell>
          <table:table-cell table:style-name="ce4" table:formula="of:=[.D57]-[.B57]" office:value-type="float" office:value="45.904961635962" calcext:value-type="float">
            <text:p>45.90</text:p>
          </table:table-cell>
          <table:table-cell table:style-name="ce4" table:formula="of:=ABS([.E57])" office:value-type="float" office:value="45.904961635962" calcext:value-type="float">
            <text:p>45.90</text:p>
          </table:table-cell>
          <table:table-cell table:style-name="ce4" table:formula="of:=[.F57]*[.F57]" office:value-type="float" office:value="2107.26550279914" calcext:value-type="float">
            <text:p>2,107.27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0.8098265262868" calcext:value-type="float">
            <text:p>70.8</text:p>
          </table:table-cell>
          <table:table-cell table:style-name="ce6" office:value-type="float" office:value="203.978417730569" calcext:value-type="float">
            <text:p>204.0</text:p>
          </table:table-cell>
          <table:table-cell/>
          <table:table-cell table:style-name="ce4" table:formula="of:=[.$J$3]*[.A58] + [.$I$3]" office:value-type="float" office:value="249.717918315442" calcext:value-type="float">
            <text:p>249.72</text:p>
          </table:table-cell>
          <table:table-cell table:style-name="ce4" table:formula="of:=[.D58]-[.B58]" office:value-type="float" office:value="45.7395005848726" calcext:value-type="float">
            <text:p>45.74</text:p>
          </table:table-cell>
          <table:table-cell table:style-name="ce4" table:formula="of:=ABS([.E58])" office:value-type="float" office:value="45.7395005848726" calcext:value-type="float">
            <text:p>45.74</text:p>
          </table:table-cell>
          <table:table-cell table:style-name="ce4" table:formula="of:=[.F58]*[.F58]" office:value-type="float" office:value="2092.10191375356" calcext:value-type="float">
            <text:p>2,092.1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6265193462048" calcext:value-type="float">
            <text:p>66.6</text:p>
          </table:table-cell>
          <table:table-cell table:style-name="ce6" office:value-type="float" office:value="179.053683004071" calcext:value-type="float">
            <text:p>179.1</text:p>
          </table:table-cell>
          <table:table-cell/>
          <table:table-cell table:style-name="ce4" table:formula="of:=[.$J$3]*[.A59] + [.$I$3]" office:value-type="float" office:value="199.518232154458" calcext:value-type="float">
            <text:p>199.52</text:p>
          </table:table-cell>
          <table:table-cell table:style-name="ce4" table:formula="of:=[.D59]-[.B59]" office:value-type="float" office:value="20.4645491503866" calcext:value-type="float">
            <text:p>20.46</text:p>
          </table:table-cell>
          <table:table-cell table:style-name="ce4" table:formula="of:=ABS([.E59])" office:value-type="float" office:value="20.4645491503866" calcext:value-type="float">
            <text:p>20.46</text:p>
          </table:table-cell>
          <table:table-cell table:style-name="ce4" table:formula="of:=[.F59]*[.F59]" office:value-type="float" office:value="418.797771928588" calcext:value-type="float">
            <text:p>418.8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1.6541746571694" calcext:value-type="float">
            <text:p>61.7</text:p>
          </table:table-cell>
          <table:table-cell table:style-name="ce6" office:value-type="float" office:value="141.49632459471" calcext:value-type="float">
            <text:p>141.5</text:p>
          </table:table-cell>
          <table:table-cell/>
          <table:table-cell table:style-name="ce4" table:formula="of:=[.$J$3]*[.A60] + [.$I$3]" office:value-type="float" office:value="139.850095886033" calcext:value-type="float">
            <text:p>139.85</text:p>
          </table:table-cell>
          <table:table-cell table:style-name="ce4" table:formula="of:=[.D60]-[.B60]" office:value-type="float" office:value="-1.64622870867717" calcext:value-type="float">
            <text:p>-1.65</text:p>
          </table:table-cell>
          <table:table-cell table:style-name="ce4" table:formula="of:=ABS([.E60])" office:value-type="float" office:value="1.64622870867717" calcext:value-type="float">
            <text:p>1.65</text:p>
          </table:table-cell>
          <table:table-cell table:style-name="ce4" table:formula="of:=[.F60]*[.F60]" office:value-type="float" office:value="2.71006896127291" calcext:value-type="float">
            <text:p>2.7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6594928467085" calcext:value-type="float">
            <text:p>66.7</text:p>
          </table:table-cell>
          <table:table-cell table:style-name="ce6" office:value-type="float" office:value="182.746513591033" calcext:value-type="float">
            <text:p>182.7</text:p>
          </table:table-cell>
          <table:table-cell/>
          <table:table-cell table:style-name="ce4" table:formula="of:=[.$J$3]*[.A61] + [.$I$3]" office:value-type="float" office:value="199.913914160502" calcext:value-type="float">
            <text:p>199.91</text:p>
          </table:table-cell>
          <table:table-cell table:style-name="ce4" table:formula="of:=[.D61]-[.B61]" office:value-type="float" office:value="17.167400569469" calcext:value-type="float">
            <text:p>17.17</text:p>
          </table:table-cell>
          <table:table-cell table:style-name="ce4" table:formula="of:=ABS([.E61])" office:value-type="float" office:value="17.167400569469" calcext:value-type="float">
            <text:p>17.17</text:p>
          </table:table-cell>
          <table:table-cell table:style-name="ce4" table:formula="of:=[.F61]*[.F61]" office:value-type="float" office:value="294.719642312606" calcext:value-type="float">
            <text:p>294.72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7.8902088460191" calcext:value-type="float">
            <text:p>67.9</text:p>
          </table:table-cell>
          <table:table-cell table:style-name="ce6" office:value-type="float" office:value="168.824926999625" calcext:value-type="float">
            <text:p>168.8</text:p>
          </table:table-cell>
          <table:table-cell/>
          <table:table-cell table:style-name="ce4" table:formula="of:=[.$J$3]*[.A62] + [.$I$3]" office:value-type="float" office:value="214.682506152229" calcext:value-type="float">
            <text:p>214.68</text:p>
          </table:table-cell>
          <table:table-cell table:style-name="ce4" table:formula="of:=[.D62]-[.B62]" office:value-type="float" office:value="45.8575791526043" calcext:value-type="float">
            <text:p>45.86</text:p>
          </table:table-cell>
          <table:table-cell table:style-name="ce4" table:formula="of:=ABS([.E62])" office:value-type="float" office:value="45.8575791526043" calcext:value-type="float">
            <text:p>45.86</text:p>
          </table:table-cell>
          <table:table-cell table:style-name="ce4" table:formula="of:=[.F62]*[.F62]" office:value-type="float" office:value="2102.91756573737" calcext:value-type="float">
            <text:p>2,102.92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3.0848942216874" calcext:value-type="float">
            <text:p>73.1</text:p>
          </table:table-cell>
          <table:table-cell table:style-name="ce6" office:value-type="float" office:value="230.678778196553" calcext:value-type="float">
            <text:p>230.7</text:p>
          </table:table-cell>
          <table:table-cell/>
          <table:table-cell table:style-name="ce4" table:formula="of:=[.$J$3]*[.A63] + [.$I$3]" office:value-type="float" office:value="277.018730660249" calcext:value-type="float">
            <text:p>277.02</text:p>
          </table:table-cell>
          <table:table-cell table:style-name="ce4" table:formula="of:=[.D63]-[.B63]" office:value-type="float" office:value="46.3399524636958" calcext:value-type="float">
            <text:p>46.34</text:p>
          </table:table-cell>
          <table:table-cell table:style-name="ce4" table:formula="of:=ABS([.E63])" office:value-type="float" office:value="46.3399524636958" calcext:value-type="float">
            <text:p>46.34</text:p>
          </table:table-cell>
          <table:table-cell table:style-name="ce4" table:formula="of:=[.F63]*[.F63]" office:value-type="float" office:value="2147.39119433759" calcext:value-type="float">
            <text:p>2,147.39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3.128042988196" calcext:value-type="float">
            <text:p>63.1</text:p>
          </table:table-cell>
          <table:table-cell table:style-name="ce6" office:value-type="float" office:value="136.592800500294" calcext:value-type="float">
            <text:p>136.6</text:p>
          </table:table-cell>
          <table:table-cell/>
          <table:table-cell table:style-name="ce4" table:formula="of:=[.$J$3]*[.A64] + [.$I$3]" office:value-type="float" office:value="157.536515858352" calcext:value-type="float">
            <text:p>157.54</text:p>
          </table:table-cell>
          <table:table-cell table:style-name="ce4" table:formula="of:=[.D64]-[.B64]" office:value-type="float" office:value="20.943715358058" calcext:value-type="float">
            <text:p>20.94</text:p>
          </table:table-cell>
          <table:table-cell table:style-name="ce4" table:formula="of:=ABS([.E64])" office:value-type="float" office:value="20.943715358058" calcext:value-type="float">
            <text:p>20.94</text:p>
          </table:table-cell>
          <table:table-cell table:style-name="ce4" table:formula="of:=[.F64]*[.F64]" office:value-type="float" office:value="438.639212999355" calcext:value-type="float">
            <text:p>438.64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9.3685765882715" calcext:value-type="float">
            <text:p>69.4</text:p>
          </table:table-cell>
          <table:table-cell table:style-name="ce6" office:value-type="float" office:value="187.571057528204" calcext:value-type="float">
            <text:p>187.6</text:p>
          </table:table-cell>
          <table:table-cell/>
          <table:table-cell table:style-name="ce4" table:formula="of:=[.$J$3]*[.A65] + [.$I$3]" office:value-type="float" office:value="232.422919059258" calcext:value-type="float">
            <text:p>232.42</text:p>
          </table:table-cell>
          <table:table-cell table:style-name="ce4" table:formula="of:=[.D65]-[.B65]" office:value-type="float" office:value="44.851861531054" calcext:value-type="float">
            <text:p>44.85</text:p>
          </table:table-cell>
          <table:table-cell table:style-name="ce4" table:formula="of:=ABS([.E65])" office:value-type="float" office:value="44.851861531054" calcext:value-type="float">
            <text:p>44.85</text:p>
          </table:table-cell>
          <table:table-cell table:style-name="ce4" table:formula="of:=[.F65]*[.F65]" office:value-type="float" office:value="2011.68948280084" calcext:value-type="float">
            <text:p>2,011.69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8.3464565013792" calcext:value-type="float">
            <text:p>68.3</text:p>
          </table:table-cell>
          <table:table-cell table:style-name="ce6" office:value-type="float" office:value="178.675992067492" calcext:value-type="float">
            <text:p>178.7</text:p>
          </table:table-cell>
          <table:table-cell/>
          <table:table-cell table:style-name="ce4" table:formula="of:=[.$J$3]*[.A66] + [.$I$3]" office:value-type="float" office:value="220.15747801655" calcext:value-type="float">
            <text:p>220.16</text:p>
          </table:table-cell>
          <table:table-cell table:style-name="ce4" table:formula="of:=[.D66]-[.B66]" office:value-type="float" office:value="41.4814859490584" calcext:value-type="float">
            <text:p>41.48</text:p>
          </table:table-cell>
          <table:table-cell table:style-name="ce4" table:formula="of:=ABS([.E66])" office:value-type="float" office:value="41.4814859490584" calcext:value-type="float">
            <text:p>41.48</text:p>
          </table:table-cell>
          <table:table-cell table:style-name="ce4" table:formula="of:=[.F66]*[.F66]" office:value-type="float" office:value="1720.71367654193" calcext:value-type="float">
            <text:p>1,720.7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2991930296065" calcext:value-type="float">
            <text:p>66.3</text:p>
          </table:table-cell>
          <table:table-cell table:style-name="ce6" office:value-type="float" office:value="180.201266068932" calcext:value-type="float">
            <text:p>180.2</text:p>
          </table:table-cell>
          <table:table-cell/>
          <table:table-cell table:style-name="ce4" table:formula="of:=[.$J$3]*[.A67] + [.$I$3]" office:value-type="float" office:value="195.590316355278" calcext:value-type="float">
            <text:p>195.59</text:p>
          </table:table-cell>
          <table:table-cell table:style-name="ce4" table:formula="of:=[.D67]-[.B67]" office:value-type="float" office:value="15.389050286346" calcext:value-type="float">
            <text:p>15.39</text:p>
          </table:table-cell>
          <table:table-cell table:style-name="ce4" table:formula="of:=ABS([.E67])" office:value-type="float" office:value="15.389050286346" calcext:value-type="float">
            <text:p>15.39</text:p>
          </table:table-cell>
          <table:table-cell table:style-name="ce4" table:formula="of:=[.F67]*[.F67]" office:value-type="float" office:value="236.822868715686" calcext:value-type="float">
            <text:p>236.82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3867051836085" calcext:value-type="float">
            <text:p>66.4</text:p>
          </table:table-cell>
          <table:table-cell table:style-name="ce6" office:value-type="float" office:value="152.738489949504" calcext:value-type="float">
            <text:p>152.7</text:p>
          </table:table-cell>
          <table:table-cell/>
          <table:table-cell table:style-name="ce4" table:formula="of:=[.$J$3]*[.A68] + [.$I$3]" office:value-type="float" office:value="196.640462203302" calcext:value-type="float">
            <text:p>196.64</text:p>
          </table:table-cell>
          <table:table-cell table:style-name="ce4" table:formula="of:=[.D68]-[.B68]" office:value-type="float" office:value="43.9019722537979" calcext:value-type="float">
            <text:p>43.90</text:p>
          </table:table-cell>
          <table:table-cell table:style-name="ce4" table:formula="of:=ABS([.E68])" office:value-type="float" office:value="43.9019722537979" calcext:value-type="float">
            <text:p>43.90</text:p>
          </table:table-cell>
          <table:table-cell table:style-name="ce4" table:formula="of:=[.F68]*[.F68]" office:value-type="float" office:value="1927.38316777324" calcext:value-type="float">
            <text:p>1,927.3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5.119162340088" calcext:value-type="float">
            <text:p>65.1</text:p>
          </table:table-cell>
          <table:table-cell table:style-name="ce6" office:value-type="float" office:value="146.431025155674" calcext:value-type="float">
            <text:p>146.4</text:p>
          </table:table-cell>
          <table:table-cell/>
          <table:table-cell table:style-name="ce4" table:formula="of:=[.$J$3]*[.A69] + [.$I$3]" office:value-type="float" office:value="181.429948081056" calcext:value-type="float">
            <text:p>181.43</text:p>
          </table:table-cell>
          <table:table-cell table:style-name="ce4" table:formula="of:=[.D69]-[.B69]" office:value-type="float" office:value="34.9989229253819" calcext:value-type="float">
            <text:p>35.00</text:p>
          </table:table-cell>
          <table:table-cell table:style-name="ce4" table:formula="of:=ABS([.E69])" office:value-type="float" office:value="34.9989229253819" calcext:value-type="float">
            <text:p>35.00</text:p>
          </table:table-cell>
          <table:table-cell table:style-name="ce4" table:formula="of:=[.F69]*[.F69]" office:value-type="float" office:value="1224.92460593683" calcext:value-type="float">
            <text:p>1,224.92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1.7645093762568" calcext:value-type="float">
            <text:p>61.8</text:p>
          </table:table-cell>
          <table:table-cell table:style-name="ce6" office:value-type="float" office:value="135.544201374823" calcext:value-type="float">
            <text:p>135.5</text:p>
          </table:table-cell>
          <table:table-cell/>
          <table:table-cell table:style-name="ce4" table:formula="of:=[.$J$3]*[.A70] + [.$I$3]" office:value-type="float" office:value="141.174112515082" calcext:value-type="float">
            <text:p>141.17</text:p>
          </table:table-cell>
          <table:table-cell table:style-name="ce4" table:formula="of:=[.D70]-[.B70]" office:value-type="float" office:value="5.62991114025857" calcext:value-type="float">
            <text:p>5.63</text:p>
          </table:table-cell>
          <table:table-cell table:style-name="ce4" table:formula="of:=ABS([.E70])" office:value-type="float" office:value="5.62991114025857" calcext:value-type="float">
            <text:p>5.63</text:p>
          </table:table-cell>
          <table:table-cell table:style-name="ce4" table:formula="of:=[.F70]*[.F70]" office:value-type="float" office:value="31.6958994472076" calcext:value-type="float">
            <text:p>31.7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3.0423169118097" calcext:value-type="float">
            <text:p>73.0</text:p>
          </table:table-cell>
          <table:table-cell table:style-name="ce6" office:value-type="float" office:value="212.348964540199" calcext:value-type="float">
            <text:p>212.3</text:p>
          </table:table-cell>
          <table:table-cell/>
          <table:table-cell table:style-name="ce4" table:formula="of:=[.$J$3]*[.A71] + [.$I$3]" office:value-type="float" office:value="276.507802941716" calcext:value-type="float">
            <text:p>276.51</text:p>
          </table:table-cell>
          <table:table-cell table:style-name="ce4" table:formula="of:=[.D71]-[.B71]" office:value-type="float" office:value="64.1588384015175" calcext:value-type="float">
            <text:p>64.16</text:p>
          </table:table-cell>
          <table:table-cell table:style-name="ce4" table:formula="of:=ABS([.E71])" office:value-type="float" office:value="64.1588384015175" calcext:value-type="float">
            <text:p>64.16</text:p>
          </table:table-cell>
          <table:table-cell table:style-name="ce4" table:formula="of:=[.F71]*[.F71]" office:value-type="float" office:value="4116.35654503203" calcext:value-type="float">
            <text:p>4,116.36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1.0826769228384" calcext:value-type="float">
            <text:p>61.1</text:p>
          </table:table-cell>
          <table:table-cell table:style-name="ce6" office:value-type="float" office:value="141.50309801532" calcext:value-type="float">
            <text:p>141.5</text:p>
          </table:table-cell>
          <table:table-cell/>
          <table:table-cell table:style-name="ce4" table:formula="of:=[.$J$3]*[.A72] + [.$I$3]" office:value-type="float" office:value="132.992123074061" calcext:value-type="float">
            <text:p>132.99</text:p>
          </table:table-cell>
          <table:table-cell table:style-name="ce4" table:formula="of:=[.D72]-[.B72]" office:value-type="float" office:value="-8.51097494125918" calcext:value-type="float">
            <text:p>-8.51</text:p>
          </table:table-cell>
          <table:table-cell table:style-name="ce4" table:formula="of:=ABS([.E72])" office:value-type="float" office:value="8.51097494125918" calcext:value-type="float">
            <text:p>8.51</text:p>
          </table:table-cell>
          <table:table-cell table:style-name="ce4" table:formula="of:=[.F72]*[.F72]" office:value-type="float" office:value="72.4366944507417" calcext:value-type="float">
            <text:p>72.44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4.889918729116" calcext:value-type="float">
            <text:p>64.9</text:p>
          </table:table-cell>
          <table:table-cell table:style-name="ce6" office:value-type="float" office:value="134.27994876853" calcext:value-type="float">
            <text:p>134.3</text:p>
          </table:table-cell>
          <table:table-cell/>
          <table:table-cell table:style-name="ce4" table:formula="of:=[.$J$3]*[.A73] + [.$I$3]" office:value-type="float" office:value="178.679024749392" calcext:value-type="float">
            <text:p>178.68</text:p>
          </table:table-cell>
          <table:table-cell table:style-name="ce4" table:formula="of:=[.D73]-[.B73]" office:value-type="float" office:value="44.3990759808621" calcext:value-type="float">
            <text:p>44.40</text:p>
          </table:table-cell>
          <table:table-cell table:style-name="ce4" table:formula="of:=ABS([.E73])" office:value-type="float" office:value="44.3990759808621" calcext:value-type="float">
            <text:p>44.40</text:p>
          </table:table-cell>
          <table:table-cell table:style-name="ce4" table:formula="of:=[.F73]*[.F73]" office:value-type="float" office:value="1971.27794795436" calcext:value-type="float">
            <text:p>1,971.2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9.9667995979482" calcext:value-type="float">
            <text:p>70.0</text:p>
          </table:table-cell>
          <table:table-cell table:style-name="ce6" office:value-type="float" office:value="189.838617717709" calcext:value-type="float">
            <text:p>189.8</text:p>
          </table:table-cell>
          <table:table-cell/>
          <table:table-cell table:style-name="ce4" table:formula="of:=[.$J$3]*[.A74] + [.$I$3]" office:value-type="float" office:value="239.601595175378" calcext:value-type="float">
            <text:p>239.60</text:p>
          </table:table-cell>
          <table:table-cell table:style-name="ce4" table:formula="of:=[.D74]-[.B74]" office:value-type="float" office:value="49.7629774576694" calcext:value-type="float">
            <text:p>49.76</text:p>
          </table:table-cell>
          <table:table-cell table:style-name="ce4" table:formula="of:=ABS([.E74])" office:value-type="float" office:value="49.7629774576694" calcext:value-type="float">
            <text:p>49.76</text:p>
          </table:table-cell>
          <table:table-cell table:style-name="ce4" table:formula="of:=[.F74]*[.F74]" office:value-type="float" office:value="2476.35392545251" calcext:value-type="float">
            <text:p>2,476.3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4.625353074651" calcext:value-type="float">
            <text:p>64.6</text:p>
          </table:table-cell>
          <table:table-cell table:style-name="ce6" office:value-type="float" office:value="143.145608450255" calcext:value-type="float">
            <text:p>143.1</text:p>
          </table:table-cell>
          <table:table-cell/>
          <table:table-cell table:style-name="ce4" table:formula="of:=[.$J$3]*[.A75] + [.$I$3]" office:value-type="float" office:value="175.504236895812" calcext:value-type="float">
            <text:p>175.50</text:p>
          </table:table-cell>
          <table:table-cell table:style-name="ce4" table:formula="of:=[.D75]-[.B75]" office:value-type="float" office:value="32.358628445557" calcext:value-type="float">
            <text:p>32.36</text:p>
          </table:table-cell>
          <table:table-cell table:style-name="ce4" table:formula="of:=ABS([.E75])" office:value-type="float" office:value="32.358628445557" calcext:value-type="float">
            <text:p>32.36</text:p>
          </table:table-cell>
          <table:table-cell table:style-name="ce4" table:formula="of:=[.F75]*[.F75]" office:value-type="float" office:value="1047.08083487761" calcext:value-type="float">
            <text:p>1,047.0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5.2941650150928" calcext:value-type="float">
            <text:p>65.3</text:p>
          </table:table-cell>
          <table:table-cell table:style-name="ce6" office:value-type="float" office:value="138.807700108306" calcext:value-type="float">
            <text:p>138.8</text:p>
          </table:table-cell>
          <table:table-cell/>
          <table:table-cell table:style-name="ce4" table:formula="of:=[.$J$3]*[.A76] + [.$I$3]" office:value-type="float" office:value="183.529980181114" calcext:value-type="float">
            <text:p>183.53</text:p>
          </table:table-cell>
          <table:table-cell table:style-name="ce4" table:formula="of:=[.D76]-[.B76]" office:value-type="float" office:value="44.7222800728076" calcext:value-type="float">
            <text:p>44.72</text:p>
          </table:table-cell>
          <table:table-cell table:style-name="ce4" table:formula="of:=ABS([.E76])" office:value-type="float" office:value="44.7222800728076" calcext:value-type="float">
            <text:p>44.72</text:p>
          </table:table-cell>
          <table:table-cell table:style-name="ce4" table:formula="of:=[.F76]*[.F76]" office:value-type="float" office:value="2000.08233491065" calcext:value-type="float">
            <text:p>2,000.0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5.8560430168292" calcext:value-type="float">
            <text:p>65.9</text:p>
          </table:table-cell>
          <table:table-cell table:style-name="ce6" office:value-type="float" office:value="169.67626673248" calcext:value-type="float">
            <text:p>169.7</text:p>
          </table:table-cell>
          <table:table-cell/>
          <table:table-cell table:style-name="ce4" table:formula="of:=[.$J$3]*[.A77] + [.$I$3]" office:value-type="float" office:value="190.27251620195" calcext:value-type="float">
            <text:p>190.27</text:p>
          </table:table-cell>
          <table:table-cell table:style-name="ce4" table:formula="of:=[.D77]-[.B77]" office:value-type="float" office:value="20.5962494694705" calcext:value-type="float">
            <text:p>20.60</text:p>
          </table:table-cell>
          <table:table-cell table:style-name="ce4" table:formula="of:=ABS([.E77])" office:value-type="float" office:value="20.5962494694705" calcext:value-type="float">
            <text:p>20.60</text:p>
          </table:table-cell>
          <table:table-cell table:style-name="ce4" table:formula="of:=[.F77]*[.F77]" office:value-type="float" office:value="424.205492208662" calcext:value-type="float">
            <text:p>424.2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0.1595090304518" calcext:value-type="float">
            <text:p>60.2</text:p>
          </table:table-cell>
          <table:table-cell table:style-name="ce6" office:value-type="float" office:value="116.10637611162" calcext:value-type="float">
            <text:p>116.1</text:p>
          </table:table-cell>
          <table:table-cell/>
          <table:table-cell table:style-name="ce4" table:formula="of:=[.$J$3]*[.A78] + [.$I$3]" office:value-type="float" office:value="121.914108365422" calcext:value-type="float">
            <text:p>121.91</text:p>
          </table:table-cell>
          <table:table-cell table:style-name="ce4" table:formula="of:=[.D78]-[.B78]" office:value-type="float" office:value="5.80773225380162" calcext:value-type="float">
            <text:p>5.81</text:p>
          </table:table-cell>
          <table:table-cell table:style-name="ce4" table:formula="of:=ABS([.E78])" office:value-type="float" office:value="5.80773225380162" calcext:value-type="float">
            <text:p>5.81</text:p>
          </table:table-cell>
          <table:table-cell table:style-name="ce4" table:formula="of:=[.F78]*[.F78]" office:value-type="float" office:value="33.7297539318476" calcext:value-type="float">
            <text:p>33.73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1.4523265352799" calcext:value-type="float">
            <text:p>71.5</text:p>
          </table:table-cell>
          <table:table-cell table:style-name="ce6" office:value-type="float" office:value="203.448273004639" calcext:value-type="float">
            <text:p>203.4</text:p>
          </table:table-cell>
          <table:table-cell/>
          <table:table-cell table:style-name="ce4" table:formula="of:=[.$J$3]*[.A79] + [.$I$3]" office:value-type="float" office:value="257.427918423359" calcext:value-type="float">
            <text:p>257.43</text:p>
          </table:table-cell>
          <table:table-cell table:style-name="ce4" table:formula="of:=[.D79]-[.B79]" office:value-type="float" office:value="53.9796454187197" calcext:value-type="float">
            <text:p>53.98</text:p>
          </table:table-cell>
          <table:table-cell table:style-name="ce4" table:formula="of:=ABS([.E79])" office:value-type="float" office:value="53.9796454187197" calcext:value-type="float">
            <text:p>53.98</text:p>
          </table:table-cell>
          <table:table-cell table:style-name="ce4" table:formula="of:=[.F79]*[.F79]" office:value-type="float" office:value="2913.80211953071" calcext:value-type="float">
            <text:p>2,913.8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4.7910182373408" calcext:value-type="float">
            <text:p>64.8</text:p>
          </table:table-cell>
          <table:table-cell table:style-name="ce6" office:value-type="float" office:value="140.40091320664" calcext:value-type="float">
            <text:p>140.4</text:p>
          </table:table-cell>
          <table:table-cell/>
          <table:table-cell table:style-name="ce4" table:formula="of:=[.$J$3]*[.A80] + [.$I$3]" office:value-type="float" office:value="177.49221884809" calcext:value-type="float">
            <text:p>177.49</text:p>
          </table:table-cell>
          <table:table-cell table:style-name="ce4" table:formula="of:=[.D80]-[.B80]" office:value-type="float" office:value="37.0913056414496" calcext:value-type="float">
            <text:p>37.09</text:p>
          </table:table-cell>
          <table:table-cell table:style-name="ce4" table:formula="of:=ABS([.E80])" office:value-type="float" office:value="37.0913056414496" calcext:value-type="float">
            <text:p>37.09</text:p>
          </table:table-cell>
          <table:table-cell table:style-name="ce4" table:formula="of:=[.F80]*[.F80]" office:value-type="float" office:value="1375.76495418743" calcext:value-type="float">
            <text:p>1,375.76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3.7011397144788" calcext:value-type="float">
            <text:p>63.7</text:p>
          </table:table-cell>
          <table:table-cell table:style-name="ce6" office:value-type="float" office:value="152.904962789341" calcext:value-type="float">
            <text:p>152.9</text:p>
          </table:table-cell>
          <table:table-cell/>
          <table:table-cell table:style-name="ce4" table:formula="of:=[.$J$3]*[.A81] + [.$I$3]" office:value-type="float" office:value="164.413676573746" calcext:value-type="float">
            <text:p>164.41</text:p>
          </table:table-cell>
          <table:table-cell table:style-name="ce4" table:formula="of:=[.D81]-[.B81]" office:value-type="float" office:value="11.5087137844045" calcext:value-type="float">
            <text:p>11.51</text:p>
          </table:table-cell>
          <table:table-cell table:style-name="ce4" table:formula="of:=ABS([.E81])" office:value-type="float" office:value="11.5087137844045" calcext:value-type="float">
            <text:p>11.51</text:p>
          </table:table-cell>
          <table:table-cell table:style-name="ce4" table:formula="of:=[.F81]*[.F81]" office:value-type="float" office:value="132.450492971343" calcext:value-type="float">
            <text:p>132.4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0.025917295093" calcext:value-type="float">
            <text:p>60.0</text:p>
          </table:table-cell>
          <table:table-cell table:style-name="ce6" office:value-type="float" office:value="126.460829766303" calcext:value-type="float">
            <text:p>126.5</text:p>
          </table:table-cell>
          <table:table-cell/>
          <table:table-cell table:style-name="ce4" table:formula="of:=[.$J$3]*[.A82] + [.$I$3]" office:value-type="float" office:value="120.311007541116" calcext:value-type="float">
            <text:p>120.31</text:p>
          </table:table-cell>
          <table:table-cell table:style-name="ce4" table:formula="of:=[.D82]-[.B82]" office:value-type="float" office:value="-6.14982222518694" calcext:value-type="float">
            <text:p>-6.15</text:p>
          </table:table-cell>
          <table:table-cell table:style-name="ce4" table:formula="of:=ABS([.E82])" office:value-type="float" office:value="6.14982222518694" calcext:value-type="float">
            <text:p>6.15</text:p>
          </table:table-cell>
          <table:table-cell table:style-name="ce4" table:formula="of:=[.F82]*[.F82]" office:value-type="float" office:value="37.8203134014032" calcext:value-type="float">
            <text:p>37.82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2.9349262148006" calcext:value-type="float">
            <text:p>62.9</text:p>
          </table:table-cell>
          <table:table-cell table:style-name="ce6" office:value-type="float" office:value="132.61652537078" calcext:value-type="float">
            <text:p>132.6</text:p>
          </table:table-cell>
          <table:table-cell/>
          <table:table-cell table:style-name="ce4" table:formula="of:=[.$J$3]*[.A83] + [.$I$3]" office:value-type="float" office:value="155.219114577607" calcext:value-type="float">
            <text:p>155.22</text:p>
          </table:table-cell>
          <table:table-cell table:style-name="ce4" table:formula="of:=[.D83]-[.B83]" office:value-type="float" office:value="22.6025892068271" calcext:value-type="float">
            <text:p>22.60</text:p>
          </table:table-cell>
          <table:table-cell table:style-name="ce4" table:formula="of:=ABS([.E83])" office:value-type="float" office:value="22.6025892068271" calcext:value-type="float">
            <text:p>22.60</text:p>
          </table:table-cell>
          <table:table-cell table:style-name="ce4" table:formula="of:=[.F83]*[.F83]" office:value-type="float" office:value="510.877038852577" calcext:value-type="float">
            <text:p>510.8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3.6860190981696" calcext:value-type="float">
            <text:p>63.7</text:p>
          </table:table-cell>
          <table:table-cell table:style-name="ce6" office:value-type="float" office:value="129.021055261541" calcext:value-type="float">
            <text:p>129.0</text:p>
          </table:table-cell>
          <table:table-cell/>
          <table:table-cell table:style-name="ce4" table:formula="of:=[.$J$3]*[.A84] + [.$I$3]" office:value-type="float" office:value="164.232229178035" calcext:value-type="float">
            <text:p>164.23</text:p>
          </table:table-cell>
          <table:table-cell table:style-name="ce4" table:formula="of:=[.D84]-[.B84]" office:value-type="float" office:value="35.2111739164943" calcext:value-type="float">
            <text:p>35.21</text:p>
          </table:table-cell>
          <table:table-cell table:style-name="ce4" table:formula="of:=ABS([.E84])" office:value-type="float" office:value="35.2111739164943" calcext:value-type="float">
            <text:p>35.21</text:p>
          </table:table-cell>
          <table:table-cell table:style-name="ce4" table:formula="of:=[.F84]*[.F84]" office:value-type="float" office:value="1239.82676857761" calcext:value-type="float">
            <text:p>1,239.83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7.0840433478276" calcext:value-type="float">
            <text:p>67.1</text:p>
          </table:table-cell>
          <table:table-cell table:style-name="ce6" office:value-type="float" office:value="167.893176922926" calcext:value-type="float">
            <text:p>167.9</text:p>
          </table:table-cell>
          <table:table-cell/>
          <table:table-cell table:style-name="ce4" table:formula="of:=[.$J$3]*[.A85] + [.$I$3]" office:value-type="float" office:value="205.008520173931" calcext:value-type="float">
            <text:p>205.01</text:p>
          </table:table-cell>
          <table:table-cell table:style-name="ce4" table:formula="of:=[.D85]-[.B85]" office:value-type="float" office:value="37.1153432510052" calcext:value-type="float">
            <text:p>37.12</text:p>
          </table:table-cell>
          <table:table-cell table:style-name="ce4" table:formula="of:=ABS([.E85])" office:value-type="float" office:value="37.1153432510052" calcext:value-type="float">
            <text:p>37.12</text:p>
          </table:table-cell>
          <table:table-cell table:style-name="ce4" table:formula="of:=[.F85]*[.F85]" office:value-type="float" office:value="1377.54870463994" calcext:value-type="float">
            <text:p>1,377.5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0.1616691929441" calcext:value-type="float">
            <text:p>60.2</text:p>
          </table:table-cell>
          <table:table-cell table:style-name="ce6" office:value-type="float" office:value="130.820809922092" calcext:value-type="float">
            <text:p>130.8</text:p>
          </table:table-cell>
          <table:table-cell/>
          <table:table-cell table:style-name="ce4" table:formula="of:=[.$J$3]*[.A86] + [.$I$3]" office:value-type="float" office:value="121.940030315329" calcext:value-type="float">
            <text:p>121.94</text:p>
          </table:table-cell>
          <table:table-cell table:style-name="ce4" table:formula="of:=[.D86]-[.B86]" office:value-type="float" office:value="-8.8807796067627" calcext:value-type="float">
            <text:p>-8.88</text:p>
          </table:table-cell>
          <table:table-cell table:style-name="ce4" table:formula="of:=ABS([.E86])" office:value-type="float" office:value="8.8807796067627" calcext:value-type="float">
            <text:p>8.88</text:p>
          </table:table-cell>
          <table:table-cell table:style-name="ce4" table:formula="of:=[.F86]*[.F86]" office:value-type="float" office:value="78.8682464238923" calcext:value-type="float">
            <text:p>78.87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5.052618957827" calcext:value-type="float">
            <text:p>65.1</text:p>
          </table:table-cell>
          <table:table-cell table:style-name="ce6" office:value-type="float" office:value="150.097941625046" calcext:value-type="float">
            <text:p>150.1</text:p>
          </table:table-cell>
          <table:table-cell/>
          <table:table-cell table:style-name="ce4" table:formula="of:=[.$J$3]*[.A87] + [.$I$3]" office:value-type="float" office:value="180.631427493924" calcext:value-type="float">
            <text:p>180.63</text:p>
          </table:table-cell>
          <table:table-cell table:style-name="ce4" table:formula="of:=[.D87]-[.B87]" office:value-type="float" office:value="30.5334858688779" calcext:value-type="float">
            <text:p>30.53</text:p>
          </table:table-cell>
          <table:table-cell table:style-name="ce4" table:formula="of:=ABS([.E87])" office:value-type="float" office:value="30.5334858688779" calcext:value-type="float">
            <text:p>30.53</text:p>
          </table:table-cell>
          <table:table-cell table:style-name="ce4" table:formula="of:=[.F87]*[.F87]" office:value-type="float" office:value="932.293759304965" calcext:value-type="float">
            <text:p>932.29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0.6471391547845" calcext:value-type="float">
            <text:p>70.6</text:p>
          </table:table-cell>
          <table:table-cell table:style-name="ce6" office:value-type="float" office:value="207.556408191843" calcext:value-type="float">
            <text:p>207.6</text:p>
          </table:table-cell>
          <table:table-cell/>
          <table:table-cell table:style-name="ce4" table:formula="of:=[.$J$3]*[.A88] + [.$I$3]" office:value-type="float" office:value="247.765669857414" calcext:value-type="float">
            <text:p>247.77</text:p>
          </table:table-cell>
          <table:table-cell table:style-name="ce4" table:formula="of:=[.D88]-[.B88]" office:value-type="float" office:value="40.209261665571" calcext:value-type="float">
            <text:p>40.21</text:p>
          </table:table-cell>
          <table:table-cell table:style-name="ce4" table:formula="of:=ABS([.E88])" office:value-type="float" office:value="40.209261665571" calcext:value-type="float">
            <text:p>40.21</text:p>
          </table:table-cell>
          <table:table-cell table:style-name="ce4" table:formula="of:=[.F88]*[.F88]" office:value-type="float" office:value="1616.78472369036" calcext:value-type="float">
            <text:p>1,616.7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9869801293675" calcext:value-type="float">
            <text:p>67.0</text:p>
          </table:table-cell>
          <table:table-cell table:style-name="ce6" office:value-type="float" office:value="155.33023439413" calcext:value-type="float">
            <text:p>155.3</text:p>
          </table:table-cell>
          <table:table-cell/>
          <table:table-cell table:style-name="ce4" table:formula="of:=[.$J$3]*[.A89] + [.$I$3]" office:value-type="float" office:value="203.84376155241" calcext:value-type="float">
            <text:p>203.84</text:p>
          </table:table-cell>
          <table:table-cell table:style-name="ce4" table:formula="of:=[.D89]-[.B89]" office:value-type="float" office:value="48.5135271582799" calcext:value-type="float">
            <text:p>48.51</text:p>
          </table:table-cell>
          <table:table-cell table:style-name="ce4" table:formula="of:=ABS([.E89])" office:value-type="float" office:value="48.5135271582799" calcext:value-type="float">
            <text:p>48.51</text:p>
          </table:table-cell>
          <table:table-cell table:style-name="ce4" table:formula="of:=[.F89]*[.F89]" office:value-type="float" office:value="2353.56231733716" calcext:value-type="float">
            <text:p>2,353.56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3.9304349811277" calcext:value-type="float">
            <text:p>63.9</text:p>
          </table:table-cell>
          <table:table-cell table:style-name="ce6" office:value-type="float" office:value="134.409159480214" calcext:value-type="float">
            <text:p>134.4</text:p>
          </table:table-cell>
          <table:table-cell/>
          <table:table-cell table:style-name="ce4" table:formula="of:=[.$J$3]*[.A90] + [.$I$3]" office:value-type="float" office:value="167.165219773533" calcext:value-type="float">
            <text:p>167.17</text:p>
          </table:table-cell>
          <table:table-cell table:style-name="ce4" table:formula="of:=[.D90]-[.B90]" office:value-type="float" office:value="32.7560602933185" calcext:value-type="float">
            <text:p>32.76</text:p>
          </table:table-cell>
          <table:table-cell table:style-name="ce4" table:formula="of:=ABS([.E90])" office:value-type="float" office:value="32.7560602933185" calcext:value-type="float">
            <text:p>32.76</text:p>
          </table:table-cell>
          <table:table-cell table:style-name="ce4" table:formula="of:=[.F90]*[.F90]" office:value-type="float" office:value="1072.95948593952" calcext:value-type="float">
            <text:p>1,072.96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6370546818033" calcext:value-type="float">
            <text:p>66.6</text:p>
          </table:table-cell>
          <table:table-cell table:style-name="ce6" office:value-type="float" office:value="146.411268413887" calcext:value-type="float">
            <text:p>146.4</text:p>
          </table:table-cell>
          <table:table-cell/>
          <table:table-cell table:style-name="ce4" table:formula="of:=[.$J$3]*[.A91] + [.$I$3]" office:value-type="float" office:value="199.64465618164" calcext:value-type="float">
            <text:p>199.64</text:p>
          </table:table-cell>
          <table:table-cell table:style-name="ce4" table:formula="of:=[.D91]-[.B91]" office:value-type="float" office:value="53.2333877677527" calcext:value-type="float">
            <text:p>53.23</text:p>
          </table:table-cell>
          <table:table-cell table:style-name="ce4" table:formula="of:=ABS([.E91])" office:value-type="float" office:value="53.2333877677527" calcext:value-type="float">
            <text:p>53.23</text:p>
          </table:table-cell>
          <table:table-cell table:style-name="ce4" table:formula="of:=[.F91]*[.F91]" office:value-type="float" office:value="2833.79357323192" calcext:value-type="float">
            <text:p>2,833.79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4.2946984483287" calcext:value-type="float">
            <text:p>64.3</text:p>
          </table:table-cell>
          <table:table-cell table:style-name="ce6" office:value-type="float" office:value="148.066097319915" calcext:value-type="float">
            <text:p>148.1</text:p>
          </table:table-cell>
          <table:table-cell/>
          <table:table-cell table:style-name="ce4" table:formula="of:=[.$J$3]*[.A92] + [.$I$3]" office:value-type="float" office:value="171.536381379945" calcext:value-type="float">
            <text:p>171.54</text:p>
          </table:table-cell>
          <table:table-cell table:style-name="ce4" table:formula="of:=[.D92]-[.B92]" office:value-type="float" office:value="23.4702840600295" calcext:value-type="float">
            <text:p>23.47</text:p>
          </table:table-cell>
          <table:table-cell table:style-name="ce4" table:formula="of:=ABS([.E92])" office:value-type="float" office:value="23.4702840600295" calcext:value-type="float">
            <text:p>23.47</text:p>
          </table:table-cell>
          <table:table-cell table:style-name="ce4" table:formula="of:=[.F92]*[.F92]" office:value-type="float" office:value="550.854233858474" calcext:value-type="float">
            <text:p>550.8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1.1893840849912" calcext:value-type="float">
            <text:p>71.2</text:p>
          </table:table-cell>
          <table:table-cell table:style-name="ce6" office:value-type="float" office:value="202.782735719744" calcext:value-type="float">
            <text:p>202.8</text:p>
          </table:table-cell>
          <table:table-cell/>
          <table:table-cell table:style-name="ce4" table:formula="of:=[.$J$3]*[.A93] + [.$I$3]" office:value-type="float" office:value="254.272609019894" calcext:value-type="float">
            <text:p>254.27</text:p>
          </table:table-cell>
          <table:table-cell table:style-name="ce4" table:formula="of:=[.D93]-[.B93]" office:value-type="float" office:value="51.4898733001504" calcext:value-type="float">
            <text:p>51.49</text:p>
          </table:table-cell>
          <table:table-cell table:style-name="ce4" table:formula="of:=ABS([.E93])" office:value-type="float" office:value="51.4898733001504" calcext:value-type="float">
            <text:p>51.49</text:p>
          </table:table-cell>
          <table:table-cell table:style-name="ce4" table:formula="of:=[.F93]*[.F93]" office:value-type="float" office:value="2651.20705246554" calcext:value-type="float">
            <text:p>2,651.2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7.7492068507248" calcext:value-type="float">
            <text:p>67.7</text:p>
          </table:table-cell>
          <table:table-cell table:style-name="ce6" office:value-type="float" office:value="178.583626608061" calcext:value-type="float">
            <text:p>178.6</text:p>
          </table:table-cell>
          <table:table-cell/>
          <table:table-cell table:style-name="ce4" table:formula="of:=[.$J$3]*[.A94] + [.$I$3]" office:value-type="float" office:value="212.990482208698" calcext:value-type="float">
            <text:p>212.99</text:p>
          </table:table-cell>
          <table:table-cell table:style-name="ce4" table:formula="of:=[.D94]-[.B94]" office:value-type="float" office:value="34.4068556006366" calcext:value-type="float">
            <text:p>34.41</text:p>
          </table:table-cell>
          <table:table-cell table:style-name="ce4" table:formula="of:=ABS([.E94])" office:value-type="float" office:value="34.4068556006366" calcext:value-type="float">
            <text:p>34.41</text:p>
          </table:table-cell>
          <table:table-cell table:style-name="ce4" table:formula="of:=[.F94]*[.F94]" office:value-type="float" office:value="1183.83171232306" calcext:value-type="float">
            <text:p>1,183.83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5380772533596" calcext:value-type="float">
            <text:p>66.5</text:p>
          </table:table-cell>
          <table:table-cell table:style-name="ce6" office:value-type="float" office:value="143.664713932853" calcext:value-type="float">
            <text:p>143.7</text:p>
          </table:table-cell>
          <table:table-cell/>
          <table:table-cell table:style-name="ce4" table:formula="of:=[.$J$3]*[.A95] + [.$I$3]" office:value-type="float" office:value="198.456927040315" calcext:value-type="float">
            <text:p>198.46</text:p>
          </table:table-cell>
          <table:table-cell table:style-name="ce4" table:formula="of:=[.D95]-[.B95]" office:value-type="float" office:value="54.7922131074622" calcext:value-type="float">
            <text:p>54.79</text:p>
          </table:table-cell>
          <table:table-cell table:style-name="ce4" table:formula="of:=ABS([.E95])" office:value-type="float" office:value="54.7922131074622" calcext:value-type="float">
            <text:p>54.79</text:p>
          </table:table-cell>
          <table:table-cell table:style-name="ce4" table:formula="of:=[.F95]*[.F95]" office:value-type="float" office:value="3002.18661721356" calcext:value-type="float">
            <text:p>3,002.19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72.2584089235993" calcext:value-type="float">
            <text:p>72.3</text:p>
          </table:table-cell>
          <table:table-cell table:style-name="ce6" office:value-type="float" office:value="192.910266551722" calcext:value-type="float">
            <text:p>192.9</text:p>
          </table:table-cell>
          <table:table-cell/>
          <table:table-cell table:style-name="ce4" table:formula="of:=[.$J$3]*[.A96] + [.$I$3]" office:value-type="float" office:value="267.100907083192" calcext:value-type="float">
            <text:p>267.10</text:p>
          </table:table-cell>
          <table:table-cell table:style-name="ce4" table:formula="of:=[.D96]-[.B96]" office:value-type="float" office:value="74.1906405314697" calcext:value-type="float">
            <text:p>74.19</text:p>
          </table:table-cell>
          <table:table-cell table:style-name="ce4" table:formula="of:=ABS([.E96])" office:value-type="float" office:value="74.1906405314697" calcext:value-type="float">
            <text:p>74.19</text:p>
          </table:table-cell>
          <table:table-cell table:style-name="ce4" table:formula="of:=[.F96]*[.F96]" office:value-type="float" office:value="5504.25114246976" calcext:value-type="float">
            <text:p>5,504.2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0.5684836937429" calcext:value-type="float">
            <text:p>60.6</text:p>
          </table:table-cell>
          <table:table-cell table:style-name="ce6" office:value-type="float" office:value="110.490718413001" calcext:value-type="float">
            <text:p>110.5</text:p>
          </table:table-cell>
          <table:table-cell/>
          <table:table-cell table:style-name="ce4" table:formula="of:=[.$J$3]*[.A97] + [.$I$3]" office:value-type="float" office:value="126.821804324915" calcext:value-type="float">
            <text:p>126.82</text:p>
          </table:table-cell>
          <table:table-cell table:style-name="ce4" table:formula="of:=[.D97]-[.B97]" office:value-type="float" office:value="16.3310859119137" calcext:value-type="float">
            <text:p>16.33</text:p>
          </table:table-cell>
          <table:table-cell table:style-name="ce4" table:formula="of:=ABS([.E97])" office:value-type="float" office:value="16.3310859119137" calcext:value-type="float">
            <text:p>16.33</text:p>
          </table:table-cell>
          <table:table-cell table:style-name="ce4" table:formula="of:=[.F97]*[.F97]" office:value-type="float" office:value="266.704367062308" calcext:value-type="float">
            <text:p>266.7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4.2168207729234" calcext:value-type="float">
            <text:p>64.2</text:p>
          </table:table-cell>
          <table:table-cell table:style-name="ce6" office:value-type="float" office:value="145.603465596979" calcext:value-type="float">
            <text:p>145.6</text:p>
          </table:table-cell>
          <table:table-cell/>
          <table:table-cell table:style-name="ce4" table:formula="of:=[.$J$3]*[.A98] + [.$I$3]" office:value-type="float" office:value="170.601849275081" calcext:value-type="float">
            <text:p>170.60</text:p>
          </table:table-cell>
          <table:table-cell table:style-name="ce4" table:formula="of:=[.D98]-[.B98]" office:value-type="float" office:value="24.9983836781018" calcext:value-type="float">
            <text:p>25.00</text:p>
          </table:table-cell>
          <table:table-cell table:style-name="ce4" table:formula="of:=ABS([.E98])" office:value-type="float" office:value="24.9983836781018" calcext:value-type="float">
            <text:p>25.00</text:p>
          </table:table-cell>
          <table:table-cell table:style-name="ce4" table:formula="of:=[.F98]*[.F98]" office:value-type="float" office:value="624.919186517586" calcext:value-type="float">
            <text:p>624.92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8.7108446478983" calcext:value-type="float">
            <text:p>68.7</text:p>
          </table:table-cell>
          <table:table-cell table:style-name="ce6" office:value-type="float" office:value="178.870748110566" calcext:value-type="float">
            <text:p>178.9</text:p>
          </table:table-cell>
          <table:table-cell/>
          <table:table-cell table:style-name="ce4" table:formula="of:=[.$J$3]*[.A99] + [.$I$3]" office:value-type="float" office:value="224.53013577478" calcext:value-type="float">
            <text:p>224.53</text:p>
          </table:table-cell>
          <table:table-cell table:style-name="ce4" table:formula="of:=[.D99]-[.B99]" office:value-type="float" office:value="45.6593876642136" calcext:value-type="float">
            <text:p>45.66</text:p>
          </table:table-cell>
          <table:table-cell table:style-name="ce4" table:formula="of:=ABS([.E99])" office:value-type="float" office:value="45.6593876642136" calcext:value-type="float">
            <text:p>45.66</text:p>
          </table:table-cell>
          <table:table-cell table:style-name="ce4" table:formula="of:=[.F99]*[.F99]" office:value-type="float" office:value="2084.77968187094" calcext:value-type="float">
            <text:p>2,084.78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5185887565785" calcext:value-type="float">
            <text:p>66.5</text:p>
          </table:table-cell>
          <table:table-cell table:style-name="ce6" office:value-type="float" office:value="167.076642378442" calcext:value-type="float">
            <text:p>167.1</text:p>
          </table:table-cell>
          <table:table-cell/>
          <table:table-cell table:style-name="ce4" table:formula="of:=[.$J$3]*[.A100] + [.$I$3]" office:value-type="float" office:value="198.223065078942" calcext:value-type="float">
            <text:p>198.22</text:p>
          </table:table-cell>
          <table:table-cell table:style-name="ce4" table:formula="of:=[.D100]-[.B100]" office:value-type="float" office:value="31.1464227005" calcext:value-type="float">
            <text:p>31.15</text:p>
          </table:table-cell>
          <table:table-cell table:style-name="ce4" table:formula="of:=ABS([.E100])" office:value-type="float" office:value="31.1464227005" calcext:value-type="float">
            <text:p>31.15</text:p>
          </table:table-cell>
          <table:table-cell table:style-name="ce4" table:formula="of:=[.F100]*[.F100]" office:value-type="float" office:value="970.099647038222" calcext:value-type="float">
            <text:p>970.1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6.597740053578" calcext:value-type="float">
            <text:p>66.6</text:p>
          </table:table-cell>
          <table:table-cell table:style-name="ce6" office:value-type="float" office:value="152.242961212192" calcext:value-type="float">
            <text:p>152.2</text:p>
          </table:table-cell>
          <table:table-cell/>
          <table:table-cell table:style-name="ce4" table:formula="of:=[.$J$3]*[.A101] + [.$I$3]" office:value-type="float" office:value="199.172880642936" calcext:value-type="float">
            <text:p>199.17</text:p>
          </table:table-cell>
          <table:table-cell table:style-name="ce4" table:formula="of:=[.D101]-[.B101]" office:value-type="float" office:value="46.929919430744" calcext:value-type="float">
            <text:p>46.93</text:p>
          </table:table-cell>
          <table:table-cell table:style-name="ce4" table:formula="of:=ABS([.E101])" office:value-type="float" office:value="46.929919430744" calcext:value-type="float">
            <text:p>46.93</text:p>
          </table:table-cell>
          <table:table-cell table:style-name="ce4" table:formula="of:=[.F101]*[.F101]" office:value-type="float" office:value="2202.41733777612" calcext:value-type="float">
            <text:p>2,202.42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59.5676198493025" calcext:value-type="float">
            <text:p>59.6</text:p>
          </table:table-cell>
          <table:table-cell table:style-name="ce6" office:value-type="float" office:value="130.11924560848" calcext:value-type="float">
            <text:p>130.1</text:p>
          </table:table-cell>
          <table:table-cell/>
          <table:table-cell table:style-name="ce4" table:formula="of:=[.$J$3]*[.A102] + [.$I$3]" office:value-type="float" office:value="114.81143819163" calcext:value-type="float">
            <text:p>114.81</text:p>
          </table:table-cell>
          <table:table-cell table:style-name="ce4" table:formula="of:=[.D102]-[.B102]" office:value-type="float" office:value="-15.30780741685" calcext:value-type="float">
            <text:p>-15.31</text:p>
          </table:table-cell>
          <table:table-cell table:style-name="ce4" table:formula="of:=ABS([.E102])" office:value-type="float" office:value="15.30780741685" calcext:value-type="float">
            <text:p>15.31</text:p>
          </table:table-cell>
          <table:table-cell table:style-name="ce4" table:formula="of:=[.F102]*[.F102]" office:value-type="float" office:value="234.328967911367" calcext:value-type="float">
            <text:p>234.33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6" office:value-type="float" office:value="61.0085441877015" calcext:value-type="float">
            <text:p>61.0</text:p>
          </table:table-cell>
          <table:table-cell table:style-name="ce6" office:value-type="float" office:value="118.038053266885" calcext:value-type="float">
            <text:p>118.0</text:p>
          </table:table-cell>
          <table:table-cell/>
          <table:table-cell table:style-name="ce4" table:formula="of:=[.$J$3]*[.A103] + [.$I$3]" office:value-type="float" office:value="132.102530252418" calcext:value-type="float">
            <text:p>132.10</text:p>
          </table:table-cell>
          <table:table-cell table:style-name="ce4" table:formula="of:=[.D103]-[.B103]" office:value-type="float" office:value="14.0644769855331" calcext:value-type="float">
            <text:p>14.06</text:p>
          </table:table-cell>
          <table:table-cell table:style-name="ce4" table:formula="of:=ABS([.E103])" office:value-type="float" office:value="14.0644769855331" calcext:value-type="float">
            <text:p>14.06</text:p>
          </table:table-cell>
          <table:table-cell table:style-name="ce4" table:formula="of:=[.F103]*[.F103]" office:value-type="float" office:value="197.80951287659" calcext:value-type="float">
            <text:p>197.81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1" table:number-rows-repeated="897">
          <table:table-cell table:style-name="ce6" table:number-columns-repeated="2"/>
          <table:table-cell/>
          <table:table-cell table:style-name="ce4" table:number-columns-repeated="4"/>
          <table:table-cell table:style-name="ce12"/>
          <table:table-cell table:style-name="ce27"/>
          <table:table-cell table:style-name="ce12"/>
          <table:table-cell table:style-name="ce27"/>
          <table:table-cell table:style-name="ce12" table:number-columns-repeated="2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der-height-weight--model" table:style-name="ta4">
        <table:table-column table:style-name="co5" table:default-cell-style-name="Default"/>
        <table:table-column table:style-name="co8" table:default-cell-style-name="Default"/>
        <table:table-column table:style-name="co25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6" table:number-columns-repeated="4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21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" table:number-columns-repeated="11" table:default-cell-style-name="Default"/>
        <table:table-column table:style-name="co4" table:number-columns-repeated="990" table:default-cell-style-name="Default"/>
        <table:table-row table:style-name="ro5">
          <table:table-cell table:style-name="ce1"/>
          <table:table-cell table:number-columns-repeated="4"/>
          <table:table-cell table:style-name="ce11" office:value-type="string" calcext:value-type="string">
            <text:p>Intercept:</text:p>
          </table:table-cell>
          <table:table-cell/>
          <table:table-cell table:style-name="ce4"/>
          <table:table-cell table:style-name="ce3"/>
          <table:table-cell/>
          <table:table-cell table:style-name="ce21" office:value-type="string" calcext:value-type="string">
            <text:p>Intercept</text:p>
          </table:table-cell>
          <table:table-cell table:style-name="ce35" office:value-type="string" calcext:value-type="string">
            <text:p>Height Slope</text:p>
          </table:table-cell>
          <table:table-cell table:style-name="ce35" office:value-type="string" calcext:value-type="string">
            <text:p>Female Slope</text:p>
          </table:table-cell>
          <table:table-cell table:style-name="ce21"/>
          <table:table-cell table:style-name="ce10"/>
          <table:table-cell table:number-columns-repeated="6"/>
          <table:table-cell table:style-name="ce1" table:number-columns-repeated="13"/>
          <table:table-cell table:number-columns-repeated="990"/>
        </table:table-row>
        <table:table-row table:style-name="ro1">
          <table:table-cell table:style-name="ce1" office:value-type="string" calcext:value-type="string">
            <text:p>PatientID</text:p>
          </table:table-cell>
          <table:table-cell table:style-name="ce3" office:value-type="string" calcext:value-type="string">
            <text:p>Gender (text)</text:p>
          </table:table-cell>
          <table:table-cell table:style-name="ce7" office:value-type="string" calcext:value-type="string">
            <text:p>IsFemale (0/1)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Weight (lb)</text:p>
          </table:table-cell>
          <table:table-cell table:style-name="ce11"/>
          <table:table-cell table:style-name="ce3" office:value-type="string" calcext:value-type="string">
            <text:p>Predicted</text:p>
            <text:p>Weight</text:p>
          </table:table-cell>
          <table:table-cell table:style-name="ce3" office:value-type="string" calcext:value-type="string">
            <text:p>Weight Error</text:p>
          </table:table-cell>
          <table:table-cell table:style-name="ce3" office:value-type="string" calcext:value-type="string">
            <text:p>Square Error</text:p>
          </table:table-cell>
          <table:table-cell/>
          <table:table-cell table:style-name="ce22" office:value-type="string" calcext:value-type="string">
            <text:p>a0</text:p>
          </table:table-cell>
          <table:table-cell table:style-name="ce28" office:value-type="string" calcext:value-type="string">
            <text:p>a1</text:p>
          </table:table-cell>
          <table:table-cell table:style-name="ce28" office:value-type="string" calcext:value-type="string">
            <text:p>a2</text:p>
          </table:table-cell>
          <table:table-cell table:style-name="ce22" office:value-type="string" calcext:value-type="string">
            <text:p>MSE</text:p>
          </table:table-cell>
          <table:table-cell table:number-columns-repeated="7"/>
          <table:table-cell table:style-name="ce1" table:number-columns-repeated="13"/>
          <table:table-cell table:number-columns-repeated="990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3"/>
          <table:table-cell table:style-name="ce7"/>
          <table:table-cell table:style-name="ce5" table:number-columns-repeated="2"/>
          <table:table-cell table:style-name="ce10" office:value-type="string" calcext:value-type="string">
            <text:p>Mean:</text:p>
          </table:table-cell>
          <table:table-cell/>
          <table:table-cell table:style-name="ce33" table:formula="of:=AVERAGE([.H6:.H511])" office:value-type="float" office:value="6.35850172" calcext:value-type="float">
            <text:p>6.36</text:p>
          </table:table-cell>
          <table:table-cell table:style-name="ce34" table:formula="of:=AVERAGE([.$I6:.$I511])" office:value-type="float" office:value="184.6803669" calcext:value-type="float">
            <text:p>185</text:p>
          </table:table-cell>
          <table:table-cell table:style-name="ce1"/>
          <table:table-cell table:style-name="ce23" office:value-type="float" office:value="-337" calcext:value-type="float">
            <text:p>-337</text:p>
          </table:table-cell>
          <table:table-cell table:style-name="ce29" office:value-type="float" office:value="7.6" calcext:value-type="float">
            <text:p>7.60</text:p>
          </table:table-cell>
          <table:table-cell table:style-name="ce29" office:value-type="float" office:value="-11" calcext:value-type="float">
            <text:p>-11.00</text:p>
          </table:table-cell>
          <table:table-cell table:style-name="ce34" table:formula="of:=AVERAGE([.$I6:.$I511])" office:value-type="float" office:value="184.6803669" calcext:value-type="float">
            <text:p>185</text:p>
          </table:table-cell>
          <table:table-cell table:style-name="ce1"/>
          <table:table-cell table:number-columns-repeated="6"/>
          <table:table-cell table:style-name="ce1" table:number-columns-repeated="13"/>
          <table:table-cell table:number-columns-repeated="990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5" table:number-columns-repeated="2"/>
          <table:table-cell table:style-name="ce1"/>
          <table:table-cell table:style-name="ce3" table:number-columns-repeated="3"/>
          <table:table-cell table:style-name="ce1"/>
          <table:table-cell/>
          <table:table-cell table:style-name="ce1" table:number-columns-repeated="2"/>
          <table:table-cell table:style-name="ce24"/>
          <table:table-cell table:style-name="ce1"/>
          <table:table-cell table:number-columns-repeated="6"/>
          <table:table-cell table:style-name="ce1" table:number-columns-repeated="13"/>
          <table:table-cell table:number-columns-repeated="990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5" table:number-columns-repeated="2"/>
          <table:table-cell table:style-name="ce1"/>
          <table:table-cell table:style-name="ce3" table:number-columns-repeated="3"/>
          <table:table-cell table:style-name="ce1"/>
          <table:table-cell table:style-name="ce25" office:value-type="string" calcext:value-type="string">
            <text:p>Parameter log (guesses at model parameters)</text:p>
          </table:table-cell>
          <table:table-cell table:style-name="ce1" table:number-columns-repeated="2"/>
          <table:table-cell table:style-name="ce24"/>
          <table:table-cell table:style-name="ce1"/>
          <table:table-cell table:number-columns-repeated="6"/>
          <table:table-cell table:style-name="ce1" table:number-columns-repeated="13"/>
          <table:table-cell table:number-columns-repeated="99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ale</text:p>
          </table:table-cell>
          <table:table-cell>
            <draw:custom-shape table:end-cell-address="'gender-height-weight--model'.C47" table:end-x="73.45pt" table:end-y="0.74pt" draw:z-index="1" draw:name="Shape 7" draw:style-name="gr3" draw:text-style-name="P5" svg:width="72.71pt" svg:height="523.47pt" svg:x="0.74pt" svg:y="0pt">
              <text:p text:style-name="P1"><text:span text:style-name="T1">USE an IF() function here to create a binary variable 1=Female, 0=Male</text:span></text:p>
              <text:p text:style-name="P1"><text:span text:style-name="T1">(delete this box and fill column with your formula)</text:span></text:p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office:value-type="float" office:value="67.0388652261268" calcext:value-type="float">
            <text:p>67.0</text:p>
          </table:table-cell>
          <table:table-cell table:style-name="ce6" office:value-type="float" office:value="167.912792643045" calcext:value-type="float">
            <text:p>167.9</text:p>
          </table:table-cell>
          <table:table-cell/>
          <table:table-cell table:style-name="ce4" table:formula="of:=[.$L$3]*[.D6]  + [.$K$3]" office:value-type="float" office:value="172.495375718564" calcext:value-type="float">
            <text:p>172.50</text:p>
          </table:table-cell>
          <table:table-cell table:style-name="ce4" table:formula="of:=[.G6]-[.E6]" office:value-type="float" office:value="4.58258307551864" calcext:value-type="float">
            <text:p>4.58</text:p>
          </table:table-cell>
          <table:table-cell table:style-name="ce4" table:formula="of:=([.G6]-[.E6])^2" office:value-type="float" office:value="21.0000676440299" calcext:value-type="float">
            <text:p>21.00</text:p>
          </table:table-cell>
          <table:table-cell table:style-name="ce12">
            <draw:custom-shape table:end-cell-address="'gender-height-weight--model'.N17" table:end-x="35.06pt" table:end-y="8.99pt" draw:z-index="0" draw:name="Shape 6" draw:style-name="gr3" draw:text-style-name="P5" svg:width="173.96pt" svg:height="149.22pt" svg:x="40.51pt" svg:y="0pt">
              <text:p text:style-name="P1"><text:span text:style-name="T1">Guess at several values for a0, a1, and a2 (above) until, recording your guesses and their MSE here. You should be able to achieve less than 122 lbs^2 MSE and less than 1 lb weight error (H3) </text:span></text:p>
              <text:p text:style-name="P1"><text:span text:style-name="T1">[delete this box]</text:span></text:p>
              <text:p text:style-name="P1"><text:span text:style-name="T1"/></text:p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0851623479461" calcext:value-type="float">
            <text:p>63.1</text:p>
          </table:table-cell>
          <table:table-cell table:style-name="ce6" office:value-type="float" office:value="124.829873690161" calcext:value-type="float">
            <text:p>124.8</text:p>
          </table:table-cell>
          <table:table-cell/>
          <table:table-cell table:style-name="ce4" table:formula="of:=[.$L$3]*[.D7]  + [.$K$3]" office:value-type="float" office:value="142.44723384439" calcext:value-type="float">
            <text:p>142.45</text:p>
            <draw:custom-shape table:end-cell-address="'gender-height-weight--model'.G28" table:end-x="59.98pt" table:end-y="2.95pt" draw:z-index="2" draw:name="Shape 8" draw:style-name="gr3" draw:text-style-name="P5" svg:width="59.98pt" svg:height="265.46pt" svg:x="0pt" svg:y="5.24pt">
              <text:p text:style-name="P1"><text:span text:style-name="T1">Edit the formula in this column to add a 3</text:span><text:span text:style-name="T2">rd</text:span><text:span text:style-name="T1"> term for the feature variable “IsFemale”. Values for this variable are in column C. The variable $M$3 contains the “IsFemale” <text:s text:c="2"/>slope</text:span></text:p>
              <text:p text:style-name="P1"><text:span text:style-name="T1">(delete this box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 table:formula="of:=[.G7]-[.E7]" office:value-type="float" office:value="17.6173601542294" calcext:value-type="float">
            <text:p>17.62</text:p>
          </table:table-cell>
          <table:table-cell table:style-name="ce4" table:formula="of:=([.G7]-[.E7])^2" office:value-type="float" office:value="310.371378803829" calcext:value-type="float">
            <text:p>310.37</text:p>
          </table:table-cell>
          <table:table-cell table:style-name="ce1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366676724607" calcext:value-type="float">
            <text:p>64.4</text:p>
          </table:table-cell>
          <table:table-cell table:style-name="ce6" office:value-type="float" office:value="162.495082455027" calcext:value-type="float">
            <text:p>162.5</text:p>
          </table:table-cell>
          <table:table-cell/>
          <table:table-cell table:style-name="ce4" table:formula="of:=[.$L$3]*[.D8]  + [.$K$3]" office:value-type="float" office:value="152.186743107013" calcext:value-type="float">
            <text:p>152.19</text:p>
          </table:table-cell>
          <table:table-cell table:style-name="ce4" table:formula="of:=[.G8]-[.E8]" office:value-type="float" office:value="-10.3083393480138" calcext:value-type="float">
            <text:p>-10.31</text:p>
          </table:table-cell>
          <table:table-cell table:style-name="ce4" table:formula="of:=([.G8]-[.E8])^2" office:value-type="float" office:value="106.261860113809" calcext:value-type="float">
            <text:p>106.26</text:p>
          </table:table-cell>
          <table:table-cell table:style-name="ce1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4109077861082" calcext:value-type="float">
            <text:p>66.4</text:p>
          </table:table-cell>
          <table:table-cell table:style-name="ce6" office:value-type="float" office:value="161.99138563683" calcext:value-type="float">
            <text:p>162.0</text:p>
          </table:table-cell>
          <table:table-cell/>
          <table:table-cell table:style-name="ce4" table:formula="of:=[.$L$3]*[.D9]  + [.$K$3]" office:value-type="float" office:value="167.722899174422" calcext:value-type="float">
            <text:p>167.72</text:p>
          </table:table-cell>
          <table:table-cell table:style-name="ce4" table:formula="of:=[.G9]-[.E9]" office:value-type="float" office:value="5.73151353759226" calcext:value-type="float">
            <text:p>5.73</text:p>
          </table:table-cell>
          <table:table-cell table:style-name="ce4" table:formula="of:=([.G9]-[.E9])^2" office:value-type="float" office:value="32.8502474316034" calcext:value-type="float">
            <text:p>32.85</text:p>
          </table:table-cell>
          <table:table-cell table:style-name="ce1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7989611645402" calcext:value-type="float">
            <text:p>64.8</text:p>
          </table:table-cell>
          <table:table-cell table:style-name="ce6" office:value-type="float" office:value="152.828705503825" calcext:value-type="float">
            <text:p>152.8</text:p>
          </table:table-cell>
          <table:table-cell/>
          <table:table-cell table:style-name="ce4" table:formula="of:=[.$L$3]*[.D10]  + [.$K$3]" office:value-type="float" office:value="155.472104850506" calcext:value-type="float">
            <text:p>155.47</text:p>
          </table:table-cell>
          <table:table-cell table:style-name="ce4" table:formula="of:=[.G10]-[.E10]" office:value-type="float" office:value="2.6433993466805" calcext:value-type="float">
            <text:p>2.64</text:p>
          </table:table-cell>
          <table:table-cell table:style-name="ce4" table:formula="of:=([.G10]-[.E10])^2" office:value-type="float" office:value="6.98756010603088" calcext:value-type="float">
            <text:p>6.99</text:p>
          </table:table-cell>
          <table:table-cell table:style-name="ce1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2094519012334" calcext:value-type="float">
            <text:p>66.2</text:p>
          </table:table-cell>
          <table:table-cell table:style-name="ce6" office:value-type="float" office:value="140.506413126246" calcext:value-type="float">
            <text:p>140.5</text:p>
          </table:table-cell>
          <table:table-cell/>
          <table:table-cell table:style-name="ce4" table:formula="of:=[.$L$3]*[.D11]  + [.$K$3]" office:value-type="float" office:value="166.191834449374" calcext:value-type="float">
            <text:p>166.19</text:p>
          </table:table-cell>
          <table:table-cell table:style-name="ce4" table:formula="of:=[.G11]-[.E11]" office:value-type="float" office:value="25.6854213231277" calcext:value-type="float">
            <text:p>25.69</text:p>
          </table:table-cell>
          <table:table-cell table:style-name="ce4" table:formula="of:=([.G11]-[.E11])^2" office:value-type="float" office:value="659.740868546585" calcext:value-type="float">
            <text:p>659.74</text:p>
          </table:table-cell>
          <table:table-cell table:style-name="ce1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3276990468685" calcext:value-type="float">
            <text:p>66.3</text:p>
          </table:table-cell>
          <table:table-cell table:style-name="ce6" office:value-type="float" office:value="156.606046359655" calcext:value-type="float">
            <text:p>156.6</text:p>
          </table:table-cell>
          <table:table-cell/>
          <table:table-cell table:style-name="ce4" table:formula="of:=[.$L$3]*[.D12]  + [.$K$3]" office:value-type="float" office:value="167.090512756201" calcext:value-type="float">
            <text:p>167.09</text:p>
          </table:table-cell>
          <table:table-cell table:style-name="ce4" table:formula="of:=[.G12]-[.E12]" office:value-type="float" office:value="10.4844663965456" calcext:value-type="float">
            <text:p>10.48</text:p>
          </table:table-cell>
          <table:table-cell table:style-name="ce4" table:formula="of:=([.G12]-[.E12])^2" office:value-type="float" office:value="109.924035620294" calcext:value-type="float">
            <text:p>109.92</text:p>
          </table:table-cell>
          <table:table-cell table:style-name="ce1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3875690410247" calcext:value-type="float">
            <text:p>72.4</text:p>
          </table:table-cell>
          <table:table-cell table:style-name="ce6" office:value-type="float" office:value="199.446899235481" calcext:value-type="float">
            <text:p>199.4</text:p>
          </table:table-cell>
          <table:table-cell/>
          <table:table-cell table:style-name="ce4" table:formula="of:=[.$L$3]*[.D13]  + [.$K$3]" office:value-type="float" office:value="213.145524711788" calcext:value-type="float">
            <text:p>213.15</text:p>
          </table:table-cell>
          <table:table-cell table:style-name="ce4" table:formula="of:=[.G13]-[.E13]" office:value-type="float" office:value="13.6986254763067" calcext:value-type="float">
            <text:p>13.70</text:p>
          </table:table-cell>
          <table:table-cell table:style-name="ce4" table:formula="of:=([.G13]-[.E13])^2" office:value-type="float" office:value="187.65233994012" calcext:value-type="float">
            <text:p>187.65</text:p>
          </table:table-cell>
          <table:table-cell table:style-name="ce1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150030714028" calcext:value-type="float">
            <text:p>60.2</text:p>
          </table:table-cell>
          <table:table-cell table:style-name="ce6" office:value-type="float" office:value="103.979162647724" calcext:value-type="float">
            <text:p>104.0</text:p>
          </table:table-cell>
          <table:table-cell/>
          <table:table-cell table:style-name="ce4" table:formula="of:=[.$L$3]*[.D14]  + [.$K$3]" office:value-type="float" office:value="120.140233426613" calcext:value-type="float">
            <text:p>120.14</text:p>
          </table:table-cell>
          <table:table-cell table:style-name="ce4" table:formula="of:=[.G14]-[.E14]" office:value-type="float" office:value="16.1610707788888" calcext:value-type="float">
            <text:p>16.16</text:p>
          </table:table-cell>
          <table:table-cell table:style-name="ce4" table:formula="of:=([.G14]-[.E14])^2" office:value-type="float" office:value="261.180208720253" calcext:value-type="float">
            <text:p>261.18</text:p>
          </table:table-cell>
          <table:table-cell table:style-name="ce1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6.0666363500952" calcext:value-type="float">
            <text:p>56.1</text:p>
          </table:table-cell>
          <table:table-cell table:style-name="ce6" office:value-type="float" office:value="89.5712047395611" calcext:value-type="float">
            <text:p>89.6</text:p>
          </table:table-cell>
          <table:table-cell/>
          <table:table-cell table:style-name="ce4" table:formula="of:=[.$L$3]*[.D15]  + [.$K$3]" office:value-type="float" office:value="89.1064362607235" calcext:value-type="float">
            <text:p>89.11</text:p>
          </table:table-cell>
          <table:table-cell table:style-name="ce4" table:formula="of:=[.G15]-[.E15]" office:value-type="float" office:value="-0.464768478837584" calcext:value-type="float">
            <text:p>-0.46</text:p>
          </table:table-cell>
          <table:table-cell table:style-name="ce4" table:formula="of:=([.G15]-[.E15])^2" office:value-type="float" office:value="0.216009738921002" calcext:value-type="float">
            <text:p>0.2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3526975521962" calcext:value-type="float">
            <text:p>63.4</text:p>
          </table:table-cell>
          <table:table-cell table:style-name="ce6" office:value-type="float" office:value="141.906509849061" calcext:value-type="float">
            <text:p>141.9</text:p>
          </table:table-cell>
          <table:table-cell/>
          <table:table-cell table:style-name="ce4" table:formula="of:=[.$L$3]*[.D16]  + [.$K$3]" office:value-type="float" office:value="144.480501396691" calcext:value-type="float">
            <text:p>144.48</text:p>
          </table:table-cell>
          <table:table-cell table:style-name="ce4" table:formula="of:=[.G16]-[.E16]" office:value-type="float" office:value="2.57399154763007" calcext:value-type="float">
            <text:p>2.57</text:p>
          </table:table-cell>
          <table:table-cell table:style-name="ce4" table:formula="of:=([.G16]-[.E16])^2" office:value-type="float" office:value="6.62543248727105" calcext:value-type="float">
            <text:p>6.6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0886315795757" calcext:value-type="float">
            <text:p>62.1</text:p>
          </table:table-cell>
          <table:table-cell table:style-name="ce6" office:value-type="float" office:value="112.748109757602" calcext:value-type="float">
            <text:p>112.7</text:p>
          </table:table-cell>
          <table:table-cell/>
          <table:table-cell table:style-name="ce4" table:formula="of:=[.$L$3]*[.D17]  + [.$K$3]" office:value-type="float" office:value="134.873600004775" calcext:value-type="float">
            <text:p>134.87</text:p>
          </table:table-cell>
          <table:table-cell table:style-name="ce4" table:formula="of:=[.G17]-[.E17]" office:value-type="float" office:value="22.1254902471733" calcext:value-type="float">
            <text:p>22.13</text:p>
          </table:table-cell>
          <table:table-cell table:style-name="ce4" table:formula="of:=([.G17]-[.E17])^2" office:value-type="float" office:value="489.537318677759" calcext:value-type="float">
            <text:p>489.5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9224230596659" calcext:value-type="float">
            <text:p>64.9</text:p>
          </table:table-cell>
          <table:table-cell table:style-name="ce6" office:value-type="float" office:value="158.412559422739" calcext:value-type="float">
            <text:p>158.4</text:p>
          </table:table-cell>
          <table:table-cell/>
          <table:table-cell table:style-name="ce4" table:formula="of:=[.$L$3]*[.D18]  + [.$K$3]" office:value-type="float" office:value="156.410415253461" calcext:value-type="float">
            <text:p>156.41</text:p>
          </table:table-cell>
          <table:table-cell table:style-name="ce4" table:formula="of:=[.G18]-[.E18]" office:value-type="float" office:value="-2.00214416927818" calcext:value-type="float">
            <text:p>-2.00</text:p>
          </table:table-cell>
          <table:table-cell table:style-name="ce4" table:formula="of:=([.G18]-[.E18])^2" office:value-type="float" office:value="4.00858127457462" calcext:value-type="float">
            <text:p>4.0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8.2916245166065" calcext:value-type="float">
            <text:p>68.3</text:p>
          </table:table-cell>
          <table:table-cell table:style-name="ce6" office:value-type="float" office:value="164.183004342798" calcext:value-type="float">
            <text:p>164.2</text:p>
          </table:table-cell>
          <table:table-cell/>
          <table:table-cell table:style-name="ce4" table:formula="of:=[.$L$3]*[.D19]  + [.$K$3]" office:value-type="float" office:value="182.016346326209" calcext:value-type="float">
            <text:p>182.02</text:p>
          </table:table-cell>
          <table:table-cell table:style-name="ce4" table:formula="of:=[.G19]-[.E19]" office:value-type="float" office:value="17.8333419834114" calcext:value-type="float">
            <text:p>17.83</text:p>
          </table:table-cell>
          <table:table-cell table:style-name="ce4" table:formula="of:=([.G19]-[.E19])^2" office:value-type="float" office:value="318.028086297303" calcext:value-type="float">
            <text:p>318.0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0424876840815" calcext:value-type="float">
            <text:p>66.0</text:p>
          </table:table-cell>
          <table:table-cell table:style-name="ce6" office:value-type="float" office:value="133.944360535363" calcext:value-type="float">
            <text:p>133.9</text:p>
          </table:table-cell>
          <table:table-cell/>
          <table:table-cell table:style-name="ce4" table:formula="of:=[.$L$3]*[.D20]  + [.$K$3]" office:value-type="float" office:value="164.922906399019" calcext:value-type="float">
            <text:p>164.92</text:p>
          </table:table-cell>
          <table:table-cell table:style-name="ce4" table:formula="of:=[.G20]-[.E20]" office:value-type="float" office:value="30.9785458636563" calcext:value-type="float">
            <text:p>30.98</text:p>
          </table:table-cell>
          <table:table-cell table:style-name="ce4" table:formula="of:=([.G20]-[.E20])^2" office:value-type="float" office:value="959.670303826659" calcext:value-type="float">
            <text:p>959.6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9076299339235" calcext:value-type="float">
            <text:p>62.9</text:p>
          </table:table-cell>
          <table:table-cell table:style-name="ce6" office:value-type="float" office:value="141.216627796238" calcext:value-type="float">
            <text:p>141.2</text:p>
          </table:table-cell>
          <table:table-cell/>
          <table:table-cell table:style-name="ce4" table:formula="of:=[.$L$3]*[.D21]  + [.$K$3]" office:value-type="float" office:value="141.097987497819" calcext:value-type="float">
            <text:p>141.10</text:p>
          </table:table-cell>
          <table:table-cell table:style-name="ce4" table:formula="of:=[.G21]-[.E21]" office:value-type="float" office:value="-0.118640298419365" calcext:value-type="float">
            <text:p>-0.12</text:p>
          </table:table-cell>
          <table:table-cell table:style-name="ce4" table:formula="of:=([.G21]-[.E21])^2" office:value-type="float" office:value="0.0140755204090359" calcext:value-type="float">
            <text:p>0.0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9213671359476" calcext:value-type="float">
            <text:p>72.9</text:p>
          </table:table-cell>
          <table:table-cell table:style-name="ce6" office:value-type="float" office:value="213.924486409781" calcext:value-type="float">
            <text:p>213.9</text:p>
          </table:table-cell>
          <table:table-cell/>
          <table:table-cell table:style-name="ce4" table:formula="of:=[.$L$3]*[.D22]  + [.$K$3]" office:value-type="float" office:value="217.202390233202" calcext:value-type="float">
            <text:p>217.20</text:p>
          </table:table-cell>
          <table:table-cell table:style-name="ce4" table:formula="of:=[.G22]-[.E22]" office:value-type="float" office:value="3.27790382342076" calcext:value-type="float">
            <text:p>3.28</text:p>
          </table:table-cell>
          <table:table-cell table:style-name="ce4" table:formula="of:=([.G22]-[.E22])^2" office:value-type="float" office:value="10.7446534755964" calcext:value-type="float">
            <text:p>10.7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8.6872321923365" calcext:value-type="float">
            <text:p>68.7</text:p>
          </table:table-cell>
          <table:table-cell table:style-name="ce6" office:value-type="float" office:value="173.115812588004" calcext:value-type="float">
            <text:p>173.1</text:p>
          </table:table-cell>
          <table:table-cell/>
          <table:table-cell table:style-name="ce4" table:formula="of:=[.$L$3]*[.D23]  + [.$K$3]" office:value-type="float" office:value="185.022964661757" calcext:value-type="float">
            <text:p>185.02</text:p>
          </table:table-cell>
          <table:table-cell table:style-name="ce4" table:formula="of:=[.G23]-[.E23]" office:value-type="float" office:value="11.9071520737533" calcext:value-type="float">
            <text:p>11.91</text:p>
          </table:table-cell>
          <table:table-cell table:style-name="ce4" table:formula="of:=([.G23]-[.E23])^2" office:value-type="float" office:value="141.780270507488" calcext:value-type="float">
            <text:p>141.7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5652564587241" calcext:value-type="float">
            <text:p>71.6</text:p>
          </table:table-cell>
          <table:table-cell table:style-name="ce6" office:value-type="float" office:value="194.721856413693" calcext:value-type="float">
            <text:p>194.7</text:p>
          </table:table-cell>
          <table:table-cell/>
          <table:table-cell table:style-name="ce4" table:formula="of:=[.$L$3]*[.D24]  + [.$K$3]" office:value-type="float" office:value="206.895949086303" calcext:value-type="float">
            <text:p>206.90</text:p>
          </table:table-cell>
          <table:table-cell table:style-name="ce4" table:formula="of:=[.G24]-[.E24]" office:value-type="float" office:value="12.1740926726101" calcext:value-type="float">
            <text:p>12.17</text:p>
          </table:table-cell>
          <table:table-cell table:style-name="ce4" table:formula="of:=([.G24]-[.E24])^2" office:value-type="float" office:value="148.208532401298" calcext:value-type="float">
            <text:p>148.2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202347706273" calcext:value-type="float">
            <text:p>66.2</text:p>
          </table:table-cell>
          <table:table-cell table:style-name="ce6" office:value-type="float" office:value="159.390323744187" calcext:value-type="float">
            <text:p>159.4</text:p>
          </table:table-cell>
          <table:table-cell/>
          <table:table-cell table:style-name="ce4" table:formula="of:=[.$L$3]*[.D25]  + [.$K$3]" office:value-type="float" office:value="166.137842567675" calcext:value-type="float">
            <text:p>166.14</text:p>
          </table:table-cell>
          <table:table-cell table:style-name="ce4" table:formula="of:=[.G25]-[.E25]" office:value-type="float" office:value="6.74751882348781" calcext:value-type="float">
            <text:p>6.75</text:p>
          </table:table-cell>
          <table:table-cell table:style-name="ce4" table:formula="of:=([.G25]-[.E25])^2" office:value-type="float" office:value="45.5290102733223" calcext:value-type="float">
            <text:p>45.5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8.6463298569074" calcext:value-type="float">
            <text:p>58.6</text:p>
          </table:table-cell>
          <table:table-cell table:style-name="ce6" office:value-type="float" office:value="96.5248498312934" calcext:value-type="float">
            <text:p>96.5</text:p>
          </table:table-cell>
          <table:table-cell/>
          <table:table-cell table:style-name="ce4" table:formula="of:=[.$L$3]*[.D26]  + [.$K$3]" office:value-type="float" office:value="108.712106912496" calcext:value-type="float">
            <text:p>108.71</text:p>
          </table:table-cell>
          <table:table-cell table:style-name="ce4" table:formula="of:=[.G26]-[.E26]" office:value-type="float" office:value="12.1872570812028" calcext:value-type="float">
            <text:p>12.19</text:p>
          </table:table-cell>
          <table:table-cell table:style-name="ce4" table:formula="of:=([.G26]-[.E26])^2" office:value-type="float" office:value="148.529235163328" calcext:value-type="float">
            <text:p>148.5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3283172106086" calcext:value-type="float">
            <text:p>64.3</text:p>
          </table:table-cell>
          <table:table-cell table:style-name="ce6" office:value-type="float" office:value="134.744705000123" calcext:value-type="float">
            <text:p>134.7</text:p>
          </table:table-cell>
          <table:table-cell/>
          <table:table-cell table:style-name="ce4" table:formula="of:=[.$L$3]*[.D27]  + [.$K$3]" office:value-type="float" office:value="151.895210800625" calcext:value-type="float">
            <text:p>151.90</text:p>
          </table:table-cell>
          <table:table-cell table:style-name="ce4" table:formula="of:=[.G27]-[.E27]" office:value-type="float" office:value="17.1505058005024" calcext:value-type="float">
            <text:p>17.15</text:p>
          </table:table-cell>
          <table:table-cell table:style-name="ce4" table:formula="of:=([.G27]-[.E27])^2" office:value-type="float" office:value="294.139849213066" calcext:value-type="float">
            <text:p>294.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6408051192206" calcext:value-type="float">
            <text:p>71.6</text:p>
          </table:table-cell>
          <table:table-cell table:style-name="ce6" office:value-type="float" office:value="213.741169489411" calcext:value-type="float">
            <text:p>213.7</text:p>
          </table:table-cell>
          <table:table-cell/>
          <table:table-cell table:style-name="ce4" table:formula="of:=[.$M$3]*[.$C28] +[.$L$3]*[.D28]  + [.$K$3]" office:value-type="float" office:value="207.470118906077" calcext:value-type="float">
            <text:p>207.47</text:p>
          </table:table-cell>
          <table:table-cell table:style-name="ce4" table:formula="of:=[.G28]-[.E28]" office:value-type="float" office:value="-6.27105058333444" calcext:value-type="float">
            <text:p>-6.27</text:p>
          </table:table-cell>
          <table:table-cell table:style-name="ce4" table:formula="of:=([.G28]-[.E28])^2" office:value-type="float" office:value="39.3260754187393" calcext:value-type="float">
            <text:p>39.3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3916436454159" calcext:value-type="float">
            <text:p>61.4</text:p>
          </table:table-cell>
          <table:table-cell table:style-name="ce6" office:value-type="float" office:value="120.681906546154" calcext:value-type="float">
            <text:p>120.7</text:p>
          </table:table-cell>
          <table:table-cell/>
          <table:table-cell table:style-name="ce4" table:formula="of:=[.$M$3]*[.$C29] +[.$L$3]*[.D29]  + [.$K$3]" office:value-type="float" office:value="129.576491705161" calcext:value-type="float">
            <text:p>129.58</text:p>
          </table:table-cell>
          <table:table-cell table:style-name="ce4" table:formula="of:=[.G29]-[.E29]" office:value-type="float" office:value="8.89458515900678" calcext:value-type="float">
            <text:p>8.89</text:p>
          </table:table-cell>
          <table:table-cell table:style-name="ce4" table:formula="of:=([.G29]-[.E29])^2" office:value-type="float" office:value="79.1136451508237" calcext:value-type="float">
            <text:p>79.1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1351749028692" calcext:value-type="float">
            <text:p>67.1</text:p>
          </table:table-cell>
          <table:table-cell table:style-name="ce6" office:value-type="float" office:value="177.984361143984" calcext:value-type="float">
            <text:p>178.0</text:p>
          </table:table-cell>
          <table:table-cell/>
          <table:table-cell table:style-name="ce4" table:formula="of:=[.$M$3]*[.$C30] +[.$L$3]*[.D30]  + [.$K$3]" office:value-type="float" office:value="173.227329261806" calcext:value-type="float">
            <text:p>173.23</text:p>
          </table:table-cell>
          <table:table-cell table:style-name="ce4" table:formula="of:=[.G30]-[.E30]" office:value-type="float" office:value="-4.75703188217815" calcext:value-type="float">
            <text:p>-4.76</text:p>
          </table:table-cell>
          <table:table-cell table:style-name="ce4" table:formula="of:=([.G30]-[.E30])^2" office:value-type="float" office:value="22.6293523280594" calcext:value-type="float">
            <text:p>22.6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8328782059274" calcext:value-type="float">
            <text:p>66.8</text:p>
          </table:table-cell>
          <table:table-cell table:style-name="ce6" office:value-type="float" office:value="180.683886970857" calcext:value-type="float">
            <text:p>180.7</text:p>
          </table:table-cell>
          <table:table-cell/>
          <table:table-cell table:style-name="ce4" table:formula="of:=[.$M$3]*[.$C31] +[.$L$3]*[.D31]  + [.$K$3]" office:value-type="float" office:value="170.929874365048" calcext:value-type="float">
            <text:p>170.93</text:p>
          </table:table-cell>
          <table:table-cell table:style-name="ce4" table:formula="of:=[.G31]-[.E31]" office:value-type="float" office:value="-9.75401260580881" calcext:value-type="float">
            <text:p>-9.75</text:p>
          </table:table-cell>
          <table:table-cell table:style-name="ce4" table:formula="of:=([.G31]-[.E31])^2" office:value-type="float" office:value="95.1407619142772" calcext:value-type="float">
            <text:p>95.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066866584895" calcext:value-type="float">
            <text:p>68.1</text:p>
          </table:table-cell>
          <table:table-cell table:style-name="ce6" office:value-type="float" office:value="187.038344717004" calcext:value-type="float">
            <text:p>187.0</text:p>
          </table:table-cell>
          <table:table-cell/>
          <table:table-cell table:style-name="ce4" table:formula="of:=[.$M$3]*[.$C32] +[.$L$3]*[.D32]  + [.$K$3]" office:value-type="float" office:value="180.308186045202" calcext:value-type="float">
            <text:p>180.31</text:p>
          </table:table-cell>
          <table:table-cell table:style-name="ce4" table:formula="of:=[.G32]-[.E32]" office:value-type="float" office:value="-6.73015867180203" calcext:value-type="float">
            <text:p>-6.73</text:p>
          </table:table-cell>
          <table:table-cell table:style-name="ce4" table:formula="of:=([.G32]-[.E32])^2" office:value-type="float" office:value="45.2950357476321" calcext:value-type="float">
            <text:p>45.3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2603627220612" calcext:value-type="float">
            <text:p>63.3</text:p>
          </table:table-cell>
          <table:table-cell table:style-name="ce6" office:value-type="float" office:value="137.811370151255" calcext:value-type="float">
            <text:p>137.8</text:p>
          </table:table-cell>
          <table:table-cell/>
          <table:table-cell table:style-name="ce4" table:formula="of:=[.$M$3]*[.$C33] +[.$L$3]*[.D33]  + [.$K$3]" office:value-type="float" office:value="143.778756687665" calcext:value-type="float">
            <text:p>143.78</text:p>
          </table:table-cell>
          <table:table-cell table:style-name="ce4" table:formula="of:=[.G33]-[.E33]" office:value-type="float" office:value="5.96738653641012" calcext:value-type="float">
            <text:p>5.97</text:p>
          </table:table-cell>
          <table:table-cell table:style-name="ce4" table:formula="of:=([.G33]-[.E33])^2" office:value-type="float" office:value="35.6097020749287" calcext:value-type="float">
            <text:p>35.6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8484348479039" calcext:value-type="float">
            <text:p>71.8</text:p>
          </table:table-cell>
          <table:table-cell table:style-name="ce6" office:value-type="float" office:value="218.157469450706" calcext:value-type="float">
            <text:p>218.2</text:p>
          </table:table-cell>
          <table:table-cell/>
          <table:table-cell table:style-name="ce4" table:formula="of:=[.$M$3]*[.$C34] +[.$L$3]*[.D34]  + [.$K$3]" office:value-type="float" office:value="209.04810484407" calcext:value-type="float">
            <text:p>209.05</text:p>
          </table:table-cell>
          <table:table-cell table:style-name="ce4" table:formula="of:=[.G34]-[.E34]" office:value-type="float" office:value="-9.1093646066364" calcext:value-type="float">
            <text:p>-9.11</text:p>
          </table:table-cell>
          <table:table-cell table:style-name="ce4" table:formula="of:=([.G34]-[.E34])^2" office:value-type="float" office:value="82.98052353664" calcext:value-type="float">
            <text:p>82.9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2627394326726" calcext:value-type="float">
            <text:p>68.3</text:p>
          </table:table-cell>
          <table:table-cell table:style-name="ce6" office:value-type="float" office:value="183.078953381949" calcext:value-type="float">
            <text:p>183.1</text:p>
          </table:table-cell>
          <table:table-cell/>
          <table:table-cell table:style-name="ce4" table:formula="of:=[.$M$3]*[.$C35] +[.$L$3]*[.D35]  + [.$K$3]" office:value-type="float" office:value="181.796819688312" calcext:value-type="float">
            <text:p>181.80</text:p>
          </table:table-cell>
          <table:table-cell table:style-name="ce4" table:formula="of:=[.G35]-[.E35]" office:value-type="float" office:value="-1.28213369363723" calcext:value-type="float">
            <text:p>-1.28</text:p>
          </table:table-cell>
          <table:table-cell table:style-name="ce4" table:formula="of:=([.G35]-[.E35])^2" office:value-type="float" office:value="1.64386680835986" calcext:value-type="float">
            <text:p>1.6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8.2543625394003" calcext:value-type="float">
            <text:p>68.3</text:p>
          </table:table-cell>
          <table:table-cell table:style-name="ce6" office:value-type="float" office:value="173.513343771179" calcext:value-type="float">
            <text:p>173.5</text:p>
          </table:table-cell>
          <table:table-cell/>
          <table:table-cell table:style-name="ce4" table:formula="of:=[.$M$3]*[.$C36] +[.$L$3]*[.D36]  + [.$K$3]" office:value-type="float" office:value="181.733155299442" calcext:value-type="float">
            <text:p>181.73</text:p>
          </table:table-cell>
          <table:table-cell table:style-name="ce4" table:formula="of:=[.G36]-[.E36]" office:value-type="float" office:value="8.21981152826328" calcext:value-type="float">
            <text:p>8.22</text:p>
          </table:table-cell>
          <table:table-cell table:style-name="ce4" table:formula="of:=([.G36]-[.E36])^2" office:value-type="float" office:value="67.5653015601699" calcext:value-type="float">
            <text:p>67.5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7995608057062" calcext:value-type="float">
            <text:p>65.8</text:p>
          </table:table-cell>
          <table:table-cell table:style-name="ce6" office:value-type="float" office:value="157.293742488265" calcext:value-type="float">
            <text:p>157.3</text:p>
          </table:table-cell>
          <table:table-cell/>
          <table:table-cell table:style-name="ce4" table:formula="of:=[.$M$3]*[.$C37] +[.$L$3]*[.D37]  + [.$K$3]" office:value-type="float" office:value="163.076662123367" calcext:value-type="float">
            <text:p>163.08</text:p>
          </table:table-cell>
          <table:table-cell table:style-name="ce4" table:formula="of:=[.G37]-[.E37]" office:value-type="float" office:value="5.78291963510205" calcext:value-type="float">
            <text:p>5.78</text:p>
          </table:table-cell>
          <table:table-cell table:style-name="ce4" table:formula="of:=([.G37]-[.E37])^2" office:value-type="float" office:value="33.4421595060488" calcext:value-type="float">
            <text:p>33.4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6134038324844" calcext:value-type="float">
            <text:p>69.6</text:p>
          </table:table-cell>
          <table:table-cell table:style-name="ce6" office:value-type="float" office:value="188.868777815123" calcext:value-type="float">
            <text:p>188.9</text:p>
          </table:table-cell>
          <table:table-cell/>
          <table:table-cell table:style-name="ce4" table:formula="of:=[.$M$3]*[.$C38] +[.$L$3]*[.D38]  + [.$K$3]" office:value-type="float" office:value="192.061869126881" calcext:value-type="float">
            <text:p>192.06</text:p>
          </table:table-cell>
          <table:table-cell table:style-name="ce4" table:formula="of:=[.G38]-[.E38]" office:value-type="float" office:value="3.19309131175834" calcext:value-type="float">
            <text:p>3.19</text:p>
          </table:table-cell>
          <table:table-cell table:style-name="ce4" table:formula="of:=([.G38]-[.E38])^2" office:value-type="float" office:value="10.1958321252266" calcext:value-type="float">
            <text:p>10.2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5683746655455" calcext:value-type="float">
            <text:p>68.6</text:p>
          </table:table-cell>
          <table:table-cell table:style-name="ce6" office:value-type="float" office:value="179.795968121258" calcext:value-type="float">
            <text:p>179.8</text:p>
          </table:table-cell>
          <table:table-cell/>
          <table:table-cell table:style-name="ce4" table:formula="of:=[.$M$3]*[.$C39] +[.$L$3]*[.D39]  + [.$K$3]" office:value-type="float" office:value="184.119647458146" calcext:value-type="float">
            <text:p>184.12</text:p>
          </table:table-cell>
          <table:table-cell table:style-name="ce4" table:formula="of:=[.G39]-[.E39]" office:value-type="float" office:value="4.32367933688778" calcext:value-type="float">
            <text:p>4.32</text:p>
          </table:table-cell>
          <table:table-cell table:style-name="ce4" table:formula="of:=([.G39]-[.E39])^2" office:value-type="float" office:value="18.6942030082303" calcext:value-type="float">
            <text:p>18.6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4491063695484" calcext:value-type="float">
            <text:p>65.4</text:p>
          </table:table-cell>
          <table:table-cell table:style-name="ce6" office:value-type="float" office:value="140.60862619826" calcext:value-type="float">
            <text:p>140.6</text:p>
          </table:table-cell>
          <table:table-cell/>
          <table:table-cell table:style-name="ce4" table:formula="of:=[.$M$3]*[.$C40] +[.$L$3]*[.D40]  + [.$K$3]" office:value-type="float" office:value="160.413208408568" calcext:value-type="float">
            <text:p>160.41</text:p>
          </table:table-cell>
          <table:table-cell table:style-name="ce4" table:formula="of:=[.G40]-[.E40]" office:value-type="float" office:value="19.8045822103078" calcext:value-type="float">
            <text:p>19.80</text:p>
          </table:table-cell>
          <table:table-cell table:style-name="ce4" table:formula="of:=([.G40]-[.E40])^2" office:value-type="float" office:value="392.221476524841" calcext:value-type="float">
            <text:p>392.2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5.1872208535622" calcext:value-type="float">
            <text:p>65.2</text:p>
          </table:table-cell>
          <table:table-cell table:style-name="ce6" office:value-type="float" office:value="172.606482559614" calcext:value-type="float">
            <text:p>172.6</text:p>
          </table:table-cell>
          <table:table-cell/>
          <table:table-cell table:style-name="ce4" table:formula="of:=[.$M$3]*[.$C41] +[.$L$3]*[.D41]  + [.$K$3]" office:value-type="float" office:value="158.422878487073" calcext:value-type="float">
            <text:p>158.42</text:p>
          </table:table-cell>
          <table:table-cell table:style-name="ce4" table:formula="of:=[.G41]-[.E41]" office:value-type="float" office:value="-14.1836040725414" calcext:value-type="float">
            <text:p>-14.18</text:p>
          </table:table-cell>
          <table:table-cell table:style-name="ce4" table:formula="of:=([.G41]-[.E41])^2" office:value-type="float" office:value="201.174624486612" calcext:value-type="float">
            <text:p>201.1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383224212625" calcext:value-type="float">
            <text:p>65.4</text:p>
          </table:table-cell>
          <table:table-cell table:style-name="ce6" office:value-type="float" office:value="140.073641074898" calcext:value-type="float">
            <text:p>140.1</text:p>
          </table:table-cell>
          <table:table-cell/>
          <table:table-cell table:style-name="ce4" table:formula="of:=[.$M$3]*[.$C42] +[.$L$3]*[.D42]  + [.$K$3]" office:value-type="float" office:value="159.91250401595" calcext:value-type="float">
            <text:p>159.91</text:p>
          </table:table-cell>
          <table:table-cell table:style-name="ce4" table:formula="of:=[.G42]-[.E42]" office:value-type="float" office:value="19.8388629410519" calcext:value-type="float">
            <text:p>19.84</text:p>
          </table:table-cell>
          <table:table-cell table:style-name="ce4" table:formula="of:=([.G42]-[.E42])^2" office:value-type="float" office:value="393.580482793844" calcext:value-type="float">
            <text:p>393.5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3547795615889" calcext:value-type="float">
            <text:p>69.4</text:p>
          </table:table-cell>
          <table:table-cell table:style-name="ce6" office:value-type="float" office:value="202.332215731187" calcext:value-type="float">
            <text:p>202.3</text:p>
          </table:table-cell>
          <table:table-cell/>
          <table:table-cell table:style-name="ce4" table:formula="of:=[.$M$3]*[.$C43] +[.$L$3]*[.D43]  + [.$K$3]" office:value-type="float" office:value="190.096324668076" calcext:value-type="float">
            <text:p>190.10</text:p>
          </table:table-cell>
          <table:table-cell table:style-name="ce4" table:formula="of:=[.G43]-[.E43]" office:value-type="float" office:value="-12.2358910631114" calcext:value-type="float">
            <text:p>-12.24</text:p>
          </table:table-cell>
          <table:table-cell table:style-name="ce4" table:formula="of:=([.G43]-[.E43])^2" office:value-type="float" office:value="149.71703010833" calcext:value-type="float">
            <text:p>149.7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1560126502743" calcext:value-type="float">
            <text:p>70.2</text:p>
          </table:table-cell>
          <table:table-cell table:style-name="ce6" office:value-type="float" office:value="185.257822705305" calcext:value-type="float">
            <text:p>185.3</text:p>
          </table:table-cell>
          <table:table-cell/>
          <table:table-cell table:style-name="ce4" table:formula="of:=[.$M$3]*[.$C44] +[.$L$3]*[.D44]  + [.$K$3]" office:value-type="float" office:value="196.185696142085" calcext:value-type="float">
            <text:p>196.19</text:p>
          </table:table-cell>
          <table:table-cell table:style-name="ce4" table:formula="of:=[.G44]-[.E44]" office:value-type="float" office:value="10.9278734367797" calcext:value-type="float">
            <text:p>10.93</text:p>
          </table:table-cell>
          <table:table-cell table:style-name="ce4" table:formula="of:=([.G44]-[.E44])^2" office:value-type="float" office:value="119.418417850275" calcext:value-type="float">
            <text:p>119.4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7016049901078" calcext:value-type="float">
            <text:p>66.7</text:p>
          </table:table-cell>
          <table:table-cell table:style-name="ce6" office:value-type="float" office:value="172.839809078093" calcext:value-type="float">
            <text:p>172.8</text:p>
          </table:table-cell>
          <table:table-cell/>
          <table:table-cell table:style-name="ce4" table:formula="of:=[.$M$3]*[.$C45] +[.$L$3]*[.D45]  + [.$K$3]" office:value-type="float" office:value="169.932197924819" calcext:value-type="float">
            <text:p>169.93</text:p>
          </table:table-cell>
          <table:table-cell table:style-name="ce4" table:formula="of:=[.G45]-[.E45]" office:value-type="float" office:value="-2.90761115327379" calcext:value-type="float">
            <text:p>-2.91</text:p>
          </table:table-cell>
          <table:table-cell table:style-name="ce4" table:formula="of:=([.G45]-[.E45])^2" office:value-type="float" office:value="8.45420261864215" calcext:value-type="float">
            <text:p>8.4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78785109145" calcext:value-type="float">
            <text:p>61.8</text:p>
          </table:table-cell>
          <table:table-cell table:style-name="ce6" office:value-type="float" office:value="121.092797347421" calcext:value-type="float">
            <text:p>121.1</text:p>
          </table:table-cell>
          <table:table-cell/>
          <table:table-cell table:style-name="ce4" table:formula="of:=[.$M$3]*[.$C46] +[.$L$3]*[.D46]  + [.$K$3]" office:value-type="float" office:value="132.58766829502" calcext:value-type="float">
            <text:p>132.59</text:p>
          </table:table-cell>
          <table:table-cell table:style-name="ce4" table:formula="of:=[.G46]-[.E46]" office:value-type="float" office:value="11.494870947599" calcext:value-type="float">
            <text:p>11.49</text:p>
          </table:table-cell>
          <table:table-cell table:style-name="ce4" table:formula="of:=([.G46]-[.E46])^2" office:value-type="float" office:value="132.132058101955" calcext:value-type="float">
            <text:p>132.1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2848633755886" calcext:value-type="float">
            <text:p>66.3</text:p>
          </table:table-cell>
          <table:table-cell table:style-name="ce6" office:value-type="float" office:value="154.885142449294" calcext:value-type="float">
            <text:p>154.9</text:p>
          </table:table-cell>
          <table:table-cell/>
          <table:table-cell table:style-name="ce4" table:formula="of:=[.$M$3]*[.$C47] +[.$L$3]*[.D47]  + [.$K$3]" office:value-type="float" office:value="166.764961654473" calcext:value-type="float">
            <text:p>166.76</text:p>
          </table:table-cell>
          <table:table-cell table:style-name="ce4" table:formula="of:=[.G47]-[.E47]" office:value-type="float" office:value="11.8798192051793" calcext:value-type="float">
            <text:p>11.88</text:p>
          </table:table-cell>
          <table:table-cell table:style-name="ce4" table:formula="of:=([.G47]-[.E47])^2" office:value-type="float" office:value="141.130104347748" calcext:value-type="float">
            <text:p>141.1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4118336321295" calcext:value-type="float">
            <text:p>67.4</text:p>
          </table:table-cell>
          <table:table-cell table:style-name="ce6" office:value-type="float" office:value="147.360805343919" calcext:value-type="float">
            <text:p>147.4</text:p>
          </table:table-cell>
          <table:table-cell/>
          <table:table-cell table:style-name="ce4" table:formula="of:=[.$M$3]*[.$C48] +[.$L$3]*[.D48]  + [.$K$3]" office:value-type="float" office:value="175.329935604184" calcext:value-type="float">
            <text:p>175.33</text:p>
          </table:table-cell>
          <table:table-cell table:style-name="ce4" table:formula="of:=[.G48]-[.E48]" office:value-type="float" office:value="27.9691302602651" calcext:value-type="float">
            <text:p>27.97</text:p>
          </table:table-cell>
          <table:table-cell table:style-name="ce4" table:formula="of:=([.G48]-[.E48])^2" office:value-type="float" office:value="782.272247515679" calcext:value-type="float">
            <text:p>782.2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3.5771768953184" calcext:value-type="float">
            <text:p>63.6</text:p>
          </table:table-cell>
          <table:table-cell table:style-name="ce6" office:value-type="float" office:value="156.820414854543" calcext:value-type="float">
            <text:p>156.8</text:p>
          </table:table-cell>
          <table:table-cell/>
          <table:table-cell table:style-name="ce4" table:formula="of:=[.$M$3]*[.$C49] +[.$L$3]*[.D49]  + [.$K$3]" office:value-type="float" office:value="146.18654440442" calcext:value-type="float">
            <text:p>146.19</text:p>
          </table:table-cell>
          <table:table-cell table:style-name="ce4" table:formula="of:=[.G49]-[.E49]" office:value-type="float" office:value="-10.6338704501231" calcext:value-type="float">
            <text:p>-10.63</text:p>
          </table:table-cell>
          <table:table-cell table:style-name="ce4" table:formula="of:=([.G49]-[.E49])^2" office:value-type="float" office:value="113.079200750002" calcext:value-type="float">
            <text:p>113.0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2518364408672" calcext:value-type="float">
            <text:p>68.3</text:p>
          </table:table-cell>
          <table:table-cell table:style-name="ce6" office:value-type="float" office:value="187.060552163801" calcext:value-type="float">
            <text:p>187.1</text:p>
          </table:table-cell>
          <table:table-cell/>
          <table:table-cell table:style-name="ce4" table:formula="of:=[.$M$3]*[.$C50] +[.$L$3]*[.D50]  + [.$K$3]" office:value-type="float" office:value="181.713956950591" calcext:value-type="float">
            <text:p>181.71</text:p>
          </table:table-cell>
          <table:table-cell table:style-name="ce4" table:formula="of:=[.G50]-[.E50]" office:value-type="float" office:value="-5.34659521321038" calcext:value-type="float">
            <text:p>-5.35</text:p>
          </table:table-cell>
          <table:table-cell table:style-name="ce4" table:formula="of:=([.G50]-[.E50])^2" office:value-type="float" office:value="28.5860803739241" calcext:value-type="float">
            <text:p>28.5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1989792983851" calcext:value-type="float">
            <text:p>72.2</text:p>
          </table:table-cell>
          <table:table-cell table:style-name="ce6" office:value-type="float" office:value="218.063751401917" calcext:value-type="float">
            <text:p>218.1</text:p>
          </table:table-cell>
          <table:table-cell/>
          <table:table-cell table:style-name="ce4" table:formula="of:=[.$M$3]*[.$C51] +[.$L$3]*[.D51]  + [.$K$3]" office:value-type="float" office:value="211.712242667727" calcext:value-type="float">
            <text:p>211.71</text:p>
          </table:table-cell>
          <table:table-cell table:style-name="ce4" table:formula="of:=[.G51]-[.E51]" office:value-type="float" office:value="-6.35150873419025" calcext:value-type="float">
            <text:p>-6.35</text:p>
          </table:table-cell>
          <table:table-cell table:style-name="ce4" table:formula="of:=([.G51]-[.E51])^2" office:value-type="float" office:value="40.341663200495" calcext:value-type="float">
            <text:p>40.3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72.4297709549193" calcext:value-type="float">
            <text:p>72.4</text:p>
          </table:table-cell>
          <table:table-cell table:style-name="ce6" office:value-type="float" office:value="177.969532057211" calcext:value-type="float">
            <text:p>178.0</text:p>
          </table:table-cell>
          <table:table-cell/>
          <table:table-cell table:style-name="ce4" table:formula="of:=[.$M$3]*[.$C52] +[.$L$3]*[.D52]  + [.$K$3]" office:value-type="float" office:value="213.466259257387" calcext:value-type="float">
            <text:p>213.47</text:p>
          </table:table-cell>
          <table:table-cell table:style-name="ce4" table:formula="of:=[.G52]-[.E52]" office:value-type="float" office:value="35.4967272001757" calcext:value-type="float">
            <text:p>35.50</text:p>
          </table:table-cell>
          <table:table-cell table:style-name="ce4" table:formula="of:=([.G52]-[.E52])^2" office:value-type="float" office:value="1260.01764192369" calcext:value-type="float">
            <text:p>1,260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3894906412277" calcext:value-type="float">
            <text:p>61.4</text:p>
          </table:table-cell>
          <table:table-cell table:style-name="ce6" office:value-type="float" office:value="139.105836976208" calcext:value-type="float">
            <text:p>139.1</text:p>
          </table:table-cell>
          <table:table-cell/>
          <table:table-cell table:style-name="ce4" table:formula="of:=[.$M$3]*[.$C53] +[.$L$3]*[.D53]  + [.$K$3]" office:value-type="float" office:value="129.560128873331" calcext:value-type="float">
            <text:p>129.56</text:p>
          </table:table-cell>
          <table:table-cell table:style-name="ce4" table:formula="of:=[.G53]-[.E53]" office:value-type="float" office:value="-9.54570810287746" calcext:value-type="float">
            <text:p>-9.55</text:p>
          </table:table-cell>
          <table:table-cell table:style-name="ce4" table:formula="of:=([.G53]-[.E53])^2" office:value-type="float" office:value="91.1205431853403" calcext:value-type="float">
            <text:p>91.1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2127772206538" calcext:value-type="float">
            <text:p>69.2</text:p>
          </table:table-cell>
          <table:table-cell table:style-name="ce6" office:value-type="float" office:value="188.947625431233" calcext:value-type="float">
            <text:p>188.9</text:p>
          </table:table-cell>
          <table:table-cell/>
          <table:table-cell table:style-name="ce4" table:formula="of:=[.$M$3]*[.$C54] +[.$L$3]*[.D54]  + [.$K$3]" office:value-type="float" office:value="189.017106876969" calcext:value-type="float">
            <text:p>189.02</text:p>
          </table:table-cell>
          <table:table-cell table:style-name="ce4" table:formula="of:=[.G54]-[.E54]" office:value-type="float" office:value="0.069481445735903" calcext:value-type="float">
            <text:p>0.07</text:p>
          </table:table-cell>
          <table:table-cell table:style-name="ce4" table:formula="of:=([.G54]-[.E54])^2" office:value-type="float" office:value="0.00482767130155123" calcext:value-type="float">
            <text:p>0.0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7.7832316168349" calcext:value-type="float">
            <text:p>57.8</text:p>
          </table:table-cell>
          <table:table-cell table:style-name="ce6" office:value-type="float" office:value="126.143595942272" calcext:value-type="float">
            <text:p>126.1</text:p>
          </table:table-cell>
          <table:table-cell/>
          <table:table-cell table:style-name="ce4" table:formula="of:=[.$M$3]*[.$C55] +[.$L$3]*[.D55]  + [.$K$3]" office:value-type="float" office:value="102.152560287945" calcext:value-type="float">
            <text:p>102.15</text:p>
          </table:table-cell>
          <table:table-cell table:style-name="ce4" table:formula="of:=[.G55]-[.E55]" office:value-type="float" office:value="-23.9910356543268" calcext:value-type="float">
            <text:p>-23.99</text:p>
          </table:table-cell>
          <table:table-cell table:style-name="ce4" table:formula="of:=([.G55]-[.E55])^2" office:value-type="float" office:value="575.569791767179" calcext:value-type="float">
            <text:p>575.5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5541763040655" calcext:value-type="float">
            <text:p>62.6</text:p>
          </table:table-cell>
          <table:table-cell table:style-name="ce6" office:value-type="float" office:value="113.449037730277" calcext:value-type="float">
            <text:p>113.4</text:p>
          </table:table-cell>
          <table:table-cell/>
          <table:table-cell table:style-name="ce4" table:formula="of:=[.$M$3]*[.$C56] +[.$L$3]*[.D56]  + [.$K$3]" office:value-type="float" office:value="138.411739910898" calcext:value-type="float">
            <text:p>138.41</text:p>
          </table:table-cell>
          <table:table-cell table:style-name="ce4" table:formula="of:=[.G56]-[.E56]" office:value-type="float" office:value="24.9627021806208" calcext:value-type="float">
            <text:p>24.96</text:p>
          </table:table-cell>
          <table:table-cell table:style-name="ce4" table:formula="of:=([.G56]-[.E56])^2" office:value-type="float" office:value="623.136500158369" calcext:value-type="float">
            <text:p>623.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732417407007" calcext:value-type="float">
            <text:p>62.7</text:p>
          </table:table-cell>
          <table:table-cell table:style-name="ce6" office:value-type="float" office:value="106.884047248122" calcext:value-type="float">
            <text:p>106.9</text:p>
          </table:table-cell>
          <table:table-cell/>
          <table:table-cell table:style-name="ce4" table:formula="of:=[.$M$3]*[.$C57] +[.$L$3]*[.D57]  + [.$K$3]" office:value-type="float" office:value="139.766372293253" calcext:value-type="float">
            <text:p>139.77</text:p>
          </table:table-cell>
          <table:table-cell table:style-name="ce4" table:formula="of:=[.G57]-[.E57]" office:value-type="float" office:value="32.8823250451311" calcext:value-type="float">
            <text:p>32.88</text:p>
          </table:table-cell>
          <table:table-cell table:style-name="ce4" table:formula="of:=([.G57]-[.E57])^2" office:value-type="float" office:value="1081.24730037366" calcext:value-type="float">
            <text:p>1,081.2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8098265262868" calcext:value-type="float">
            <text:p>70.8</text:p>
          </table:table-cell>
          <table:table-cell table:style-name="ce6" office:value-type="float" office:value="203.978417730569" calcext:value-type="float">
            <text:p>204.0</text:p>
          </table:table-cell>
          <table:table-cell/>
          <table:table-cell table:style-name="ce4" table:formula="of:=[.$M$3]*[.$C58] +[.$L$3]*[.D58]  + [.$K$3]" office:value-type="float" office:value="201.15468159978" calcext:value-type="float">
            <text:p>201.15</text:p>
          </table:table-cell>
          <table:table-cell table:style-name="ce4" table:formula="of:=[.G58]-[.E58]" office:value-type="float" office:value="-2.82373613078931" calcext:value-type="float">
            <text:p>-2.82</text:p>
          </table:table-cell>
          <table:table-cell table:style-name="ce4" table:formula="of:=([.G58]-[.E58])^2" office:value-type="float" office:value="7.97348573632501" calcext:value-type="float">
            <text:p>7.9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6265193462048" calcext:value-type="float">
            <text:p>66.6</text:p>
          </table:table-cell>
          <table:table-cell table:style-name="ce6" office:value-type="float" office:value="179.053683004071" calcext:value-type="float">
            <text:p>179.1</text:p>
          </table:table-cell>
          <table:table-cell/>
          <table:table-cell table:style-name="ce4" table:formula="of:=[.$M$3]*[.$C59] +[.$L$3]*[.D59]  + [.$K$3]" office:value-type="float" office:value="169.361547031156" calcext:value-type="float">
            <text:p>169.36</text:p>
          </table:table-cell>
          <table:table-cell table:style-name="ce4" table:formula="of:=[.G59]-[.E59]" office:value-type="float" office:value="-9.69213597291451" calcext:value-type="float">
            <text:p>-9.69</text:p>
          </table:table-cell>
          <table:table-cell table:style-name="ce4" table:formula="of:=([.G59]-[.E59])^2" office:value-type="float" office:value="93.9374997174636" calcext:value-type="float">
            <text:p>93.9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6541746571694" calcext:value-type="float">
            <text:p>61.7</text:p>
          </table:table-cell>
          <table:table-cell table:style-name="ce6" office:value-type="float" office:value="141.49632459471" calcext:value-type="float">
            <text:p>141.5</text:p>
          </table:table-cell>
          <table:table-cell/>
          <table:table-cell table:style-name="ce4" table:formula="of:=[.$M$3]*[.$C60] +[.$L$3]*[.D60]  + [.$K$3]" office:value-type="float" office:value="131.571727394487" calcext:value-type="float">
            <text:p>131.57</text:p>
          </table:table-cell>
          <table:table-cell table:style-name="ce4" table:formula="of:=[.G60]-[.E60]" office:value-type="float" office:value="-9.92459720022256" calcext:value-type="float">
            <text:p>-9.92</text:p>
          </table:table-cell>
          <table:table-cell table:style-name="ce4" table:formula="of:=([.G60]-[.E60])^2" office:value-type="float" office:value="98.4976295866656" calcext:value-type="float">
            <text:p>98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6594928467085" calcext:value-type="float">
            <text:p>66.7</text:p>
          </table:table-cell>
          <table:table-cell table:style-name="ce6" office:value-type="float" office:value="182.746513591033" calcext:value-type="float">
            <text:p>182.7</text:p>
          </table:table-cell>
          <table:table-cell/>
          <table:table-cell table:style-name="ce4" table:formula="of:=[.$M$3]*[.$C61] +[.$L$3]*[.D61]  + [.$K$3]" office:value-type="float" office:value="169.612145634985" calcext:value-type="float">
            <text:p>169.61</text:p>
          </table:table-cell>
          <table:table-cell table:style-name="ce4" table:formula="of:=[.G61]-[.E61]" office:value-type="float" office:value="-13.1343679560484" calcext:value-type="float">
            <text:p>-13.13</text:p>
          </table:table-cell>
          <table:table-cell table:style-name="ce4" table:formula="of:=([.G61]-[.E61])^2" office:value-type="float" office:value="172.511621604871" calcext:value-type="float">
            <text:p>172.5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8902088460191" calcext:value-type="float">
            <text:p>67.9</text:p>
          </table:table-cell>
          <table:table-cell table:style-name="ce6" office:value-type="float" office:value="168.824926999625" calcext:value-type="float">
            <text:p>168.8</text:p>
          </table:table-cell>
          <table:table-cell/>
          <table:table-cell table:style-name="ce4" table:formula="of:=[.$M$3]*[.$C62] +[.$L$3]*[.D62]  + [.$K$3]" office:value-type="float" office:value="178.965587229745" calcext:value-type="float">
            <text:p>178.97</text:p>
          </table:table-cell>
          <table:table-cell table:style-name="ce4" table:formula="of:=[.G62]-[.E62]" office:value-type="float" office:value="10.1406602301202" calcext:value-type="float">
            <text:p>10.14</text:p>
          </table:table-cell>
          <table:table-cell table:style-name="ce4" table:formula="of:=([.G62]-[.E62])^2" office:value-type="float" office:value="102.832989902742" calcext:value-type="float">
            <text:p>102.8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0848942216874" calcext:value-type="float">
            <text:p>73.1</text:p>
          </table:table-cell>
          <table:table-cell table:style-name="ce6" office:value-type="float" office:value="230.678778196553" calcext:value-type="float">
            <text:p>230.7</text:p>
          </table:table-cell>
          <table:table-cell/>
          <table:table-cell table:style-name="ce4" table:formula="of:=[.$M$3]*[.$C63] +[.$L$3]*[.D63]  + [.$K$3]" office:value-type="float" office:value="218.445196084824" calcext:value-type="float">
            <text:p>218.45</text:p>
          </table:table-cell>
          <table:table-cell table:style-name="ce4" table:formula="of:=[.G63]-[.E63]" office:value-type="float" office:value="-12.2335821117287" calcext:value-type="float">
            <text:p>-12.23</text:p>
          </table:table-cell>
          <table:table-cell table:style-name="ce4" table:formula="of:=([.G63]-[.E63])^2" office:value-type="float" office:value="149.660531284409" calcext:value-type="float">
            <text:p>149.6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128042988196" calcext:value-type="float">
            <text:p>63.1</text:p>
          </table:table-cell>
          <table:table-cell table:style-name="ce6" office:value-type="float" office:value="136.592800500294" calcext:value-type="float">
            <text:p>136.6</text:p>
          </table:table-cell>
          <table:table-cell/>
          <table:table-cell table:style-name="ce4" table:formula="of:=[.$M$3]*[.$C64] +[.$L$3]*[.D64]  + [.$K$3]" office:value-type="float" office:value="142.77312671029" calcext:value-type="float">
            <text:p>142.77</text:p>
          </table:table-cell>
          <table:table-cell table:style-name="ce4" table:formula="of:=[.G64]-[.E64]" office:value-type="float" office:value="6.1803262099956" calcext:value-type="float">
            <text:p>6.18</text:p>
          </table:table-cell>
          <table:table-cell table:style-name="ce4" table:formula="of:=([.G64]-[.E64])^2" office:value-type="float" office:value="38.1964320619586" calcext:value-type="float">
            <text:p>38.2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3685765882715" calcext:value-type="float">
            <text:p>69.4</text:p>
          </table:table-cell>
          <table:table-cell table:style-name="ce6" office:value-type="float" office:value="187.571057528204" calcext:value-type="float">
            <text:p>187.6</text:p>
          </table:table-cell>
          <table:table-cell/>
          <table:table-cell table:style-name="ce4" table:formula="of:=[.$M$3]*[.$C65] +[.$L$3]*[.D65]  + [.$K$3]" office:value-type="float" office:value="190.201182070863" calcext:value-type="float">
            <text:p>190.20</text:p>
          </table:table-cell>
          <table:table-cell table:style-name="ce4" table:formula="of:=[.G65]-[.E65]" office:value-type="float" office:value="2.6301245426593" calcext:value-type="float">
            <text:p>2.63</text:p>
          </table:table-cell>
          <table:table-cell table:style-name="ce4" table:formula="of:=([.G65]-[.E65])^2" office:value-type="float" office:value="6.91755510989881" calcext:value-type="float">
            <text:p>6.9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3464565013792" calcext:value-type="float">
            <text:p>68.3</text:p>
          </table:table-cell>
          <table:table-cell table:style-name="ce6" office:value-type="float" office:value="178.675992067492" calcext:value-type="float">
            <text:p>178.7</text:p>
          </table:table-cell>
          <table:table-cell/>
          <table:table-cell table:style-name="ce4" table:formula="of:=[.$M$3]*[.$C66] +[.$L$3]*[.D66]  + [.$K$3]" office:value-type="float" office:value="182.433069410482" calcext:value-type="float">
            <text:p>182.43</text:p>
          </table:table-cell>
          <table:table-cell table:style-name="ce4" table:formula="of:=[.G66]-[.E66]" office:value-type="float" office:value="3.75707734298985" calcext:value-type="float">
            <text:p>3.76</text:p>
          </table:table-cell>
          <table:table-cell table:style-name="ce4" table:formula="of:=([.G66]-[.E66])^2" office:value-type="float" office:value="14.1156301612076" calcext:value-type="float">
            <text:p>14.1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2991930296065" calcext:value-type="float">
            <text:p>66.3</text:p>
          </table:table-cell>
          <table:table-cell table:style-name="ce6" office:value-type="float" office:value="180.201266068932" calcext:value-type="float">
            <text:p>180.2</text:p>
          </table:table-cell>
          <table:table-cell/>
          <table:table-cell table:style-name="ce4" table:formula="of:=[.$M$3]*[.$C67] +[.$L$3]*[.D67]  + [.$K$3]" office:value-type="float" office:value="166.873867025009" calcext:value-type="float">
            <text:p>166.87</text:p>
          </table:table-cell>
          <table:table-cell table:style-name="ce4" table:formula="of:=[.G67]-[.E67]" office:value-type="float" office:value="-13.3273990439226" calcext:value-type="float">
            <text:p>-13.33</text:p>
          </table:table-cell>
          <table:table-cell table:style-name="ce4" table:formula="of:=([.G67]-[.E67])^2" office:value-type="float" office:value="177.61956527595" calcext:value-type="float">
            <text:p>177.6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3867051836085" calcext:value-type="float">
            <text:p>66.4</text:p>
          </table:table-cell>
          <table:table-cell table:style-name="ce6" office:value-type="float" office:value="152.738489949504" calcext:value-type="float">
            <text:p>152.7</text:p>
          </table:table-cell>
          <table:table-cell/>
          <table:table-cell table:style-name="ce4" table:formula="of:=[.$M$3]*[.$C68] +[.$L$3]*[.D68]  + [.$K$3]" office:value-type="float" office:value="167.538959395425" calcext:value-type="float">
            <text:p>167.54</text:p>
          </table:table-cell>
          <table:table-cell table:style-name="ce4" table:formula="of:=[.G68]-[.E68]" office:value-type="float" office:value="14.8004694459206" calcext:value-type="float">
            <text:p>14.80</text:p>
          </table:table-cell>
          <table:table-cell table:style-name="ce4" table:formula="of:=([.G68]-[.E68])^2" office:value-type="float" office:value="219.053895819629" calcext:value-type="float">
            <text:p>219.0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119162340088" calcext:value-type="float">
            <text:p>65.1</text:p>
          </table:table-cell>
          <table:table-cell table:style-name="ce6" office:value-type="float" office:value="146.431025155674" calcext:value-type="float">
            <text:p>146.4</text:p>
          </table:table-cell>
          <table:table-cell/>
          <table:table-cell table:style-name="ce4" table:formula="of:=[.$M$3]*[.$C69] +[.$L$3]*[.D69]  + [.$K$3]" office:value-type="float" office:value="157.905633784669" calcext:value-type="float">
            <text:p>157.91</text:p>
          </table:table-cell>
          <table:table-cell table:style-name="ce4" table:formula="of:=[.G69]-[.E69]" office:value-type="float" office:value="11.4746086289947" calcext:value-type="float">
            <text:p>11.47</text:p>
          </table:table-cell>
          <table:table-cell table:style-name="ce4" table:formula="of:=([.G69]-[.E69])^2" office:value-type="float" office:value="131.6666431886" calcext:value-type="float">
            <text:p>131.6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1.7645093762568" calcext:value-type="float">
            <text:p>61.8</text:p>
          </table:table-cell>
          <table:table-cell table:style-name="ce6" office:value-type="float" office:value="135.544201374823" calcext:value-type="float">
            <text:p>135.5</text:p>
          </table:table-cell>
          <table:table-cell/>
          <table:table-cell table:style-name="ce4" table:formula="of:=[.$M$3]*[.$C70] +[.$L$3]*[.D70]  + [.$K$3]" office:value-type="float" office:value="132.410271259552" calcext:value-type="float">
            <text:p>132.41</text:p>
          </table:table-cell>
          <table:table-cell table:style-name="ce4" table:formula="of:=[.G70]-[.E70]" office:value-type="float" office:value="-3.13393011527137" calcext:value-type="float">
            <text:p>-3.13</text:p>
          </table:table-cell>
          <table:table-cell table:style-name="ce4" table:formula="of:=([.G70]-[.E70])^2" office:value-type="float" office:value="9.82151796740481" calcext:value-type="float">
            <text:p>9.8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0423169118097" calcext:value-type="float">
            <text:p>73.0</text:p>
          </table:table-cell>
          <table:table-cell table:style-name="ce6" office:value-type="float" office:value="212.348964540199" calcext:value-type="float">
            <text:p>212.3</text:p>
          </table:table-cell>
          <table:table-cell/>
          <table:table-cell table:style-name="ce4" table:formula="of:=[.$M$3]*[.$C71] +[.$L$3]*[.D71]  + [.$K$3]" office:value-type="float" office:value="218.121608529754" calcext:value-type="float">
            <text:p>218.12</text:p>
          </table:table-cell>
          <table:table-cell table:style-name="ce4" table:formula="of:=[.G71]-[.E71]" office:value-type="float" office:value="5.77264398955475" calcext:value-type="float">
            <text:p>5.77</text:p>
          </table:table-cell>
          <table:table-cell table:style-name="ce4" table:formula="of:=([.G71]-[.E71])^2" office:value-type="float" office:value="33.3234186301426" calcext:value-type="float">
            <text:p>33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0826769228384" calcext:value-type="float">
            <text:p>61.1</text:p>
          </table:table-cell>
          <table:table-cell table:style-name="ce6" office:value-type="float" office:value="141.50309801532" calcext:value-type="float">
            <text:p>141.5</text:p>
          </table:table-cell>
          <table:table-cell/>
          <table:table-cell table:style-name="ce4" table:formula="of:=[.$M$3]*[.$C72] +[.$L$3]*[.D72]  + [.$K$3]" office:value-type="float" office:value="127.228344613572" calcext:value-type="float">
            <text:p>127.23</text:p>
          </table:table-cell>
          <table:table-cell table:style-name="ce4" table:formula="of:=[.G72]-[.E72]" office:value-type="float" office:value="-14.2747534017482" calcext:value-type="float">
            <text:p>-14.27</text:p>
          </table:table-cell>
          <table:table-cell table:style-name="ce4" table:formula="of:=([.G72]-[.E72])^2" office:value-type="float" office:value="203.768584680721" calcext:value-type="float">
            <text:p>203.7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889918729116" calcext:value-type="float">
            <text:p>64.9</text:p>
          </table:table-cell>
          <table:table-cell table:style-name="ce6" office:value-type="float" office:value="134.27994876853" calcext:value-type="float">
            <text:p>134.3</text:p>
          </table:table-cell>
          <table:table-cell/>
          <table:table-cell table:style-name="ce4" table:formula="of:=[.$M$3]*[.$C73] +[.$L$3]*[.D73]  + [.$K$3]" office:value-type="float" office:value="156.163382341282" calcext:value-type="float">
            <text:p>156.16</text:p>
          </table:table-cell>
          <table:table-cell table:style-name="ce4" table:formula="of:=[.G73]-[.E73]" office:value-type="float" office:value="21.8834335727516" calcext:value-type="float">
            <text:p>21.88</text:p>
          </table:table-cell>
          <table:table-cell table:style-name="ce4" table:formula="of:=([.G73]-[.E73])^2" office:value-type="float" office:value="478.884664933031" calcext:value-type="float">
            <text:p>478.8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9667995979482" calcext:value-type="float">
            <text:p>70.0</text:p>
          </table:table-cell>
          <table:table-cell table:style-name="ce6" office:value-type="float" office:value="189.838617717709" calcext:value-type="float">
            <text:p>189.8</text:p>
          </table:table-cell>
          <table:table-cell/>
          <table:table-cell table:style-name="ce4" table:formula="of:=[.$M$3]*[.$C74] +[.$L$3]*[.D74]  + [.$K$3]" office:value-type="float" office:value="194.747676944406" calcext:value-type="float">
            <text:p>194.75</text:p>
          </table:table-cell>
          <table:table-cell table:style-name="ce4" table:formula="of:=[.G74]-[.E74]" office:value-type="float" office:value="4.90905922669728" calcext:value-type="float">
            <text:p>4.91</text:p>
          </table:table-cell>
          <table:table-cell table:style-name="ce4" table:formula="of:=([.G74]-[.E74])^2" office:value-type="float" office:value="24.0988624912217" calcext:value-type="float">
            <text:p>24.1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625353074651" calcext:value-type="float">
            <text:p>64.6</text:p>
          </table:table-cell>
          <table:table-cell table:style-name="ce6" office:value-type="float" office:value="143.145608450255" calcext:value-type="float">
            <text:p>143.1</text:p>
          </table:table-cell>
          <table:table-cell/>
          <table:table-cell table:style-name="ce4" table:formula="of:=[.$M$3]*[.$C75] +[.$L$3]*[.D75]  + [.$K$3]" office:value-type="float" office:value="154.152683367348" calcext:value-type="float">
            <text:p>154.15</text:p>
          </table:table-cell>
          <table:table-cell table:style-name="ce4" table:formula="of:=[.G75]-[.E75]" office:value-type="float" office:value="11.0070749170926" calcext:value-type="float">
            <text:p>11.01</text:p>
          </table:table-cell>
          <table:table-cell table:style-name="ce4" table:formula="of:=([.G75]-[.E75])^2" office:value-type="float" office:value="121.155698230489" calcext:value-type="float">
            <text:p>121.1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2941650150928" calcext:value-type="float">
            <text:p>65.3</text:p>
          </table:table-cell>
          <table:table-cell table:style-name="ce6" office:value-type="float" office:value="138.807700108306" calcext:value-type="float">
            <text:p>138.8</text:p>
          </table:table-cell>
          <table:table-cell/>
          <table:table-cell table:style-name="ce4" table:formula="of:=[.$M$3]*[.$C76] +[.$L$3]*[.D76]  + [.$K$3]" office:value-type="float" office:value="159.235654114705" calcext:value-type="float">
            <text:p>159.24</text:p>
          </table:table-cell>
          <table:table-cell table:style-name="ce4" table:formula="of:=[.G76]-[.E76]" office:value-type="float" office:value="20.4279540063993" calcext:value-type="float">
            <text:p>20.43</text:p>
          </table:table-cell>
          <table:table-cell table:style-name="ce4" table:formula="of:=([.G76]-[.E76])^2" office:value-type="float" office:value="417.301304887564" calcext:value-type="float">
            <text:p>417.3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5.8560430168292" calcext:value-type="float">
            <text:p>65.9</text:p>
          </table:table-cell>
          <table:table-cell table:style-name="ce6" office:value-type="float" office:value="169.67626673248" calcext:value-type="float">
            <text:p>169.7</text:p>
          </table:table-cell>
          <table:table-cell/>
          <table:table-cell table:style-name="ce4" table:formula="of:=[.$M$3]*[.$C77] +[.$L$3]*[.D77]  + [.$K$3]" office:value-type="float" office:value="163.505926927902" calcext:value-type="float">
            <text:p>163.51</text:p>
          </table:table-cell>
          <table:table-cell table:style-name="ce4" table:formula="of:=[.G77]-[.E77]" office:value-type="float" office:value="-6.17033980457805" calcext:value-type="float">
            <text:p>-6.17</text:p>
          </table:table-cell>
          <table:table-cell table:style-name="ce4" table:formula="of:=([.G77]-[.E77])^2" office:value-type="float" office:value="38.0730933039603" calcext:value-type="float">
            <text:p>38.0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1595090304518" calcext:value-type="float">
            <text:p>60.2</text:p>
          </table:table-cell>
          <table:table-cell table:style-name="ce6" office:value-type="float" office:value="116.10637611162" calcext:value-type="float">
            <text:p>116.1</text:p>
          </table:table-cell>
          <table:table-cell/>
          <table:table-cell table:style-name="ce4" table:formula="of:=[.$M$3]*[.$C78] +[.$L$3]*[.D78]  + [.$K$3]" office:value-type="float" office:value="120.212268631434" calcext:value-type="float">
            <text:p>120.21</text:p>
          </table:table-cell>
          <table:table-cell table:style-name="ce4" table:formula="of:=[.G78]-[.E78]" office:value-type="float" office:value="4.10589251981369" calcext:value-type="float">
            <text:p>4.11</text:p>
          </table:table-cell>
          <table:table-cell table:style-name="ce4" table:formula="of:=([.G78]-[.E78])^2" office:value-type="float" office:value="16.858353384262" calcext:value-type="float">
            <text:p>16.8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4523265352799" calcext:value-type="float">
            <text:p>71.5</text:p>
          </table:table-cell>
          <table:table-cell table:style-name="ce6" office:value-type="float" office:value="203.448273004639" calcext:value-type="float">
            <text:p>203.4</text:p>
          </table:table-cell>
          <table:table-cell/>
          <table:table-cell table:style-name="ce4" table:formula="of:=[.$M$3]*[.$C79] +[.$L$3]*[.D79]  + [.$K$3]" office:value-type="float" office:value="206.037681668127" calcext:value-type="float">
            <text:p>206.04</text:p>
          </table:table-cell>
          <table:table-cell table:style-name="ce4" table:formula="of:=[.G79]-[.E79]" office:value-type="float" office:value="2.58940866348823" calcext:value-type="float">
            <text:p>2.59</text:p>
          </table:table-cell>
          <table:table-cell table:style-name="ce4" table:formula="of:=([.G79]-[.E79])^2" office:value-type="float" office:value="6.70503722654789" calcext:value-type="float">
            <text:p>6.7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7910182373408" calcext:value-type="float">
            <text:p>64.8</text:p>
          </table:table-cell>
          <table:table-cell table:style-name="ce6" office:value-type="float" office:value="140.40091320664" calcext:value-type="float">
            <text:p>140.4</text:p>
          </table:table-cell>
          <table:table-cell/>
          <table:table-cell table:style-name="ce4" table:formula="of:=[.$M$3]*[.$C80] +[.$L$3]*[.D80]  + [.$K$3]" office:value-type="float" office:value="155.41173860379" calcext:value-type="float">
            <text:p>155.41</text:p>
          </table:table-cell>
          <table:table-cell table:style-name="ce4" table:formula="of:=[.G80]-[.E80]" office:value-type="float" office:value="15.01082539715" calcext:value-type="float">
            <text:p>15.01</text:p>
          </table:table-cell>
          <table:table-cell table:style-name="ce4" table:formula="of:=([.G80]-[.E80])^2" office:value-type="float" office:value="225.324879103723" calcext:value-type="float">
            <text:p>225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7011397144788" calcext:value-type="float">
            <text:p>63.7</text:p>
          </table:table-cell>
          <table:table-cell table:style-name="ce6" office:value-type="float" office:value="152.904962789341" calcext:value-type="float">
            <text:p>152.9</text:p>
          </table:table-cell>
          <table:table-cell/>
          <table:table-cell table:style-name="ce4" table:formula="of:=[.$M$3]*[.$C81] +[.$L$3]*[.D81]  + [.$K$3]" office:value-type="float" office:value="147.128661830039" calcext:value-type="float">
            <text:p>147.13</text:p>
          </table:table-cell>
          <table:table-cell table:style-name="ce4" table:formula="of:=[.G81]-[.E81]" office:value-type="float" office:value="-5.77630095930212" calcext:value-type="float">
            <text:p>-5.78</text:p>
          </table:table-cell>
          <table:table-cell table:style-name="ce4" table:formula="of:=([.G81]-[.E81])^2" office:value-type="float" office:value="33.3656527724346" calcext:value-type="float">
            <text:p>33.3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025917295093" calcext:value-type="float">
            <text:p>60.0</text:p>
          </table:table-cell>
          <table:table-cell table:style-name="ce6" office:value-type="float" office:value="126.460829766303" calcext:value-type="float">
            <text:p>126.5</text:p>
          </table:table-cell>
          <table:table-cell/>
          <table:table-cell table:style-name="ce4" table:formula="of:=[.$M$3]*[.$C82] +[.$L$3]*[.D82]  + [.$K$3]" office:value-type="float" office:value="119.196971442707" calcext:value-type="float">
            <text:p>119.20</text:p>
          </table:table-cell>
          <table:table-cell table:style-name="ce4" table:formula="of:=[.G82]-[.E82]" office:value-type="float" office:value="-7.2638583235962" calcext:value-type="float">
            <text:p>-7.26</text:p>
          </table:table-cell>
          <table:table-cell table:style-name="ce4" table:formula="of:=([.G82]-[.E82])^2" office:value-type="float" office:value="52.7636377452777" calcext:value-type="float">
            <text:p>52.7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9349262148006" calcext:value-type="float">
            <text:p>62.9</text:p>
          </table:table-cell>
          <table:table-cell table:style-name="ce6" office:value-type="float" office:value="132.61652537078" calcext:value-type="float">
            <text:p>132.6</text:p>
          </table:table-cell>
          <table:table-cell/>
          <table:table-cell table:style-name="ce4" table:formula="of:=[.$M$3]*[.$C83] +[.$L$3]*[.D83]  + [.$K$3]" office:value-type="float" office:value="141.305439232485" calcext:value-type="float">
            <text:p>141.31</text:p>
          </table:table-cell>
          <table:table-cell table:style-name="ce4" table:formula="of:=[.G83]-[.E83]" office:value-type="float" office:value="8.68891386170449" calcext:value-type="float">
            <text:p>8.69</text:p>
          </table:table-cell>
          <table:table-cell table:style-name="ce4" table:formula="of:=([.G83]-[.E83])^2" office:value-type="float" office:value="75.4972240961205" calcext:value-type="float">
            <text:p>75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6860190981696" calcext:value-type="float">
            <text:p>63.7</text:p>
          </table:table-cell>
          <table:table-cell table:style-name="ce6" office:value-type="float" office:value="129.021055261541" calcext:value-type="float">
            <text:p>129.0</text:p>
          </table:table-cell>
          <table:table-cell/>
          <table:table-cell table:style-name="ce4" table:formula="of:=[.$M$3]*[.$C84] +[.$L$3]*[.D84]  + [.$K$3]" office:value-type="float" office:value="147.013745146089" calcext:value-type="float">
            <text:p>147.01</text:p>
          </table:table-cell>
          <table:table-cell table:style-name="ce4" table:formula="of:=[.G84]-[.E84]" office:value-type="float" office:value="17.992689884548" calcext:value-type="float">
            <text:p>17.99</text:p>
          </table:table-cell>
          <table:table-cell table:style-name="ce4" table:formula="of:=([.G84]-[.E84])^2" office:value-type="float" office:value="323.736889281515" calcext:value-type="float">
            <text:p>323.7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0840433478276" calcext:value-type="float">
            <text:p>67.1</text:p>
          </table:table-cell>
          <table:table-cell table:style-name="ce6" office:value-type="float" office:value="167.893176922926" calcext:value-type="float">
            <text:p>167.9</text:p>
          </table:table-cell>
          <table:table-cell/>
          <table:table-cell table:style-name="ce4" table:formula="of:=[.$M$3]*[.$C85] +[.$L$3]*[.D85]  + [.$K$3]" office:value-type="float" office:value="172.83872944349" calcext:value-type="float">
            <text:p>172.84</text:p>
          </table:table-cell>
          <table:table-cell table:style-name="ce4" table:formula="of:=[.G85]-[.E85]" office:value-type="float" office:value="4.94555252056375" calcext:value-type="float">
            <text:p>4.95</text:p>
          </table:table-cell>
          <table:table-cell table:style-name="ce4" table:formula="of:=([.G85]-[.E85])^2" office:value-type="float" office:value="24.4584897336545" calcext:value-type="float">
            <text:p>24.4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1616691929441" calcext:value-type="float">
            <text:p>60.2</text:p>
          </table:table-cell>
          <table:table-cell table:style-name="ce6" office:value-type="float" office:value="130.820809922092" calcext:value-type="float">
            <text:p>130.8</text:p>
          </table:table-cell>
          <table:table-cell/>
          <table:table-cell table:style-name="ce4" table:formula="of:=[.$M$3]*[.$C86] +[.$L$3]*[.D86]  + [.$K$3]" office:value-type="float" office:value="120.228685866375" calcext:value-type="float">
            <text:p>120.23</text:p>
          </table:table-cell>
          <table:table-cell table:style-name="ce4" table:formula="of:=[.G86]-[.E86]" office:value-type="float" office:value="-10.5921240557169" calcext:value-type="float">
            <text:p>-10.59</text:p>
          </table:table-cell>
          <table:table-cell table:style-name="ce4" table:formula="of:=([.G86]-[.E86])^2" office:value-type="float" office:value="112.193092011696" calcext:value-type="float">
            <text:p>112.1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052618957827" calcext:value-type="float">
            <text:p>65.1</text:p>
          </table:table-cell>
          <table:table-cell table:style-name="ce6" office:value-type="float" office:value="150.097941625046" calcext:value-type="float">
            <text:p>150.1</text:p>
          </table:table-cell>
          <table:table-cell/>
          <table:table-cell table:style-name="ce4" table:formula="of:=[.$M$3]*[.$C87] +[.$L$3]*[.D87]  + [.$K$3]" office:value-type="float" office:value="157.399904079485" calcext:value-type="float">
            <text:p>157.40</text:p>
          </table:table-cell>
          <table:table-cell table:style-name="ce4" table:formula="of:=[.G87]-[.E87]" office:value-type="float" office:value="7.30196245443912" calcext:value-type="float">
            <text:p>7.30</text:p>
          </table:table-cell>
          <table:table-cell table:style-name="ce4" table:formula="of:=([.G87]-[.E87])^2" office:value-type="float" office:value="53.3186556860386" calcext:value-type="float">
            <text:p>53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6471391547845" calcext:value-type="float">
            <text:p>70.6</text:p>
          </table:table-cell>
          <table:table-cell table:style-name="ce6" office:value-type="float" office:value="207.556408191843" calcext:value-type="float">
            <text:p>207.6</text:p>
          </table:table-cell>
          <table:table-cell/>
          <table:table-cell table:style-name="ce4" table:formula="of:=[.$M$3]*[.$C88] +[.$L$3]*[.D88]  + [.$K$3]" office:value-type="float" office:value="199.918257576362" calcext:value-type="float">
            <text:p>199.92</text:p>
          </table:table-cell>
          <table:table-cell table:style-name="ce4" table:formula="of:=[.G88]-[.E88]" office:value-type="float" office:value="-7.63815061548081" calcext:value-type="float">
            <text:p>-7.64</text:p>
          </table:table-cell>
          <table:table-cell table:style-name="ce4" table:formula="of:=([.G88]-[.E88])^2" office:value-type="float" office:value="58.3413448247699" calcext:value-type="float">
            <text:p>58.3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9869801293675" calcext:value-type="float">
            <text:p>67.0</text:p>
          </table:table-cell>
          <table:table-cell table:style-name="ce6" office:value-type="float" office:value="155.33023439413" calcext:value-type="float">
            <text:p>155.3</text:p>
          </table:table-cell>
          <table:table-cell/>
          <table:table-cell table:style-name="ce4" table:formula="of:=[.$M$3]*[.$C89] +[.$L$3]*[.D89]  + [.$K$3]" office:value-type="float" office:value="172.101048983193" calcext:value-type="float">
            <text:p>172.10</text:p>
          </table:table-cell>
          <table:table-cell table:style-name="ce4" table:formula="of:=[.G89]-[.E89]" office:value-type="float" office:value="16.7708145890629" calcext:value-type="float">
            <text:p>16.77</text:p>
          </table:table-cell>
          <table:table-cell table:style-name="ce4" table:formula="of:=([.G89]-[.E89])^2" office:value-type="float" office:value="281.260221980726" calcext:value-type="float">
            <text:p>281.2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9304349811277" calcext:value-type="float">
            <text:p>63.9</text:p>
          </table:table-cell>
          <table:table-cell table:style-name="ce6" office:value-type="float" office:value="134.409159480214" calcext:value-type="float">
            <text:p>134.4</text:p>
          </table:table-cell>
          <table:table-cell/>
          <table:table-cell table:style-name="ce4" table:formula="of:=[.$M$3]*[.$C90] +[.$L$3]*[.D90]  + [.$K$3]" office:value-type="float" office:value="148.871305856571" calcext:value-type="float">
            <text:p>148.87</text:p>
          </table:table-cell>
          <table:table-cell table:style-name="ce4" table:formula="of:=[.G90]-[.E90]" office:value-type="float" office:value="14.4621463763565" calcext:value-type="float">
            <text:p>14.46</text:p>
          </table:table-cell>
          <table:table-cell table:style-name="ce4" table:formula="of:=([.G90]-[.E90])^2" office:value-type="float" office:value="209.153677811163" calcext:value-type="float">
            <text:p>209.1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6370546818033" calcext:value-type="float">
            <text:p>66.6</text:p>
          </table:table-cell>
          <table:table-cell table:style-name="ce6" office:value-type="float" office:value="146.411268413887" calcext:value-type="float">
            <text:p>146.4</text:p>
          </table:table-cell>
          <table:table-cell/>
          <table:table-cell table:style-name="ce4" table:formula="of:=[.$M$3]*[.$C91] +[.$L$3]*[.D91]  + [.$K$3]" office:value-type="float" office:value="169.441615581705" calcext:value-type="float">
            <text:p>169.44</text:p>
          </table:table-cell>
          <table:table-cell table:style-name="ce4" table:formula="of:=[.G91]-[.E91]" office:value-type="float" office:value="23.0303471678181" calcext:value-type="float">
            <text:p>23.03</text:p>
          </table:table-cell>
          <table:table-cell table:style-name="ce4" table:formula="of:=([.G91]-[.E91])^2" office:value-type="float" office:value="530.396890670227" calcext:value-type="float">
            <text:p>530.4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2946984483287" calcext:value-type="float">
            <text:p>64.3</text:p>
          </table:table-cell>
          <table:table-cell table:style-name="ce6" office:value-type="float" office:value="148.066097319915" calcext:value-type="float">
            <text:p>148.1</text:p>
          </table:table-cell>
          <table:table-cell/>
          <table:table-cell table:style-name="ce4" table:formula="of:=[.$M$3]*[.$C92] +[.$L$3]*[.D92]  + [.$K$3]" office:value-type="float" office:value="151.639708207298" calcext:value-type="float">
            <text:p>151.64</text:p>
          </table:table-cell>
          <table:table-cell table:style-name="ce4" table:formula="of:=[.G92]-[.E92]" office:value-type="float" office:value="3.5736108873831" calcext:value-type="float">
            <text:p>3.57</text:p>
          </table:table-cell>
          <table:table-cell table:style-name="ce4" table:formula="of:=([.G92]-[.E92])^2" office:value-type="float" office:value="12.770694774423" calcext:value-type="float">
            <text:p>12.7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1893840849912" calcext:value-type="float">
            <text:p>71.2</text:p>
          </table:table-cell>
          <table:table-cell table:style-name="ce6" office:value-type="float" office:value="202.782735719744" calcext:value-type="float">
            <text:p>202.8</text:p>
          </table:table-cell>
          <table:table-cell/>
          <table:table-cell table:style-name="ce4" table:formula="of:=[.$M$3]*[.$C93] +[.$L$3]*[.D93]  + [.$K$3]" office:value-type="float" office:value="204.039319045933" calcext:value-type="float">
            <text:p>204.04</text:p>
          </table:table-cell>
          <table:table-cell table:style-name="ce4" table:formula="of:=[.G93]-[.E93]" office:value-type="float" office:value="1.25658332618909" calcext:value-type="float">
            <text:p>1.26</text:p>
          </table:table-cell>
          <table:table-cell table:style-name="ce4" table:formula="of:=([.G93]-[.E93])^2" office:value-type="float" office:value="1.57900165565643" calcext:value-type="float">
            <text:p>1.5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7492068507248" calcext:value-type="float">
            <text:p>67.7</text:p>
          </table:table-cell>
          <table:table-cell table:style-name="ce6" office:value-type="float" office:value="178.583626608061" calcext:value-type="float">
            <text:p>178.6</text:p>
          </table:table-cell>
          <table:table-cell/>
          <table:table-cell table:style-name="ce4" table:formula="of:=[.$M$3]*[.$C94] +[.$L$3]*[.D94]  + [.$K$3]" office:value-type="float" office:value="177.893972065508" calcext:value-type="float">
            <text:p>177.89</text:p>
          </table:table-cell>
          <table:table-cell table:style-name="ce4" table:formula="of:=[.G94]-[.E94]" office:value-type="float" office:value="-0.689654542552518" calcext:value-type="float">
            <text:p>-0.69</text:p>
          </table:table-cell>
          <table:table-cell table:style-name="ce4" table:formula="of:=([.G94]-[.E94])^2" office:value-type="float" office:value="0.475623388063322" calcext:value-type="float">
            <text:p>0.4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5380772533596" calcext:value-type="float">
            <text:p>66.5</text:p>
          </table:table-cell>
          <table:table-cell table:style-name="ce6" office:value-type="float" office:value="143.664713932853" calcext:value-type="float">
            <text:p>143.7</text:p>
          </table:table-cell>
          <table:table-cell/>
          <table:table-cell table:style-name="ce4" table:formula="of:=[.$M$3]*[.$C95] +[.$L$3]*[.D95]  + [.$K$3]" office:value-type="float" office:value="168.689387125533" calcext:value-type="float">
            <text:p>168.69</text:p>
          </table:table-cell>
          <table:table-cell table:style-name="ce4" table:formula="of:=[.G95]-[.E95]" office:value-type="float" office:value="25.02467319268" calcext:value-type="float">
            <text:p>25.02</text:p>
          </table:table-cell>
          <table:table-cell table:style-name="ce4" table:formula="of:=([.G95]-[.E95])^2" office:value-type="float" office:value="626.234268400435" calcext:value-type="float">
            <text:p>626.2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2584089235993" calcext:value-type="float">
            <text:p>72.3</text:p>
          </table:table-cell>
          <table:table-cell table:style-name="ce6" office:value-type="float" office:value="192.910266551722" calcext:value-type="float">
            <text:p>192.9</text:p>
          </table:table-cell>
          <table:table-cell/>
          <table:table-cell table:style-name="ce4" table:formula="of:=[.$M$3]*[.$C96] +[.$L$3]*[.D96]  + [.$K$3]" office:value-type="float" office:value="212.163907819355" calcext:value-type="float">
            <text:p>212.16</text:p>
          </table:table-cell>
          <table:table-cell table:style-name="ce4" table:formula="of:=[.G96]-[.E96]" office:value-type="float" office:value="19.2536412676327" calcext:value-type="float">
            <text:p>19.25</text:p>
          </table:table-cell>
          <table:table-cell table:style-name="ce4" table:formula="of:=([.G96]-[.E96])^2" office:value-type="float" office:value="370.702702062688" calcext:value-type="float">
            <text:p>370.7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5684836937429" calcext:value-type="float">
            <text:p>60.6</text:p>
          </table:table-cell>
          <table:table-cell table:style-name="ce6" office:value-type="float" office:value="110.490718413001" calcext:value-type="float">
            <text:p>110.5</text:p>
          </table:table-cell>
          <table:table-cell/>
          <table:table-cell table:style-name="ce4" table:formula="of:=[.$M$3]*[.$C97] +[.$L$3]*[.D97]  + [.$K$3]" office:value-type="float" office:value="123.320476072446" calcext:value-type="float">
            <text:p>123.32</text:p>
          </table:table-cell>
          <table:table-cell table:style-name="ce4" table:formula="of:=[.G97]-[.E97]" office:value-type="float" office:value="12.829757659445" calcext:value-type="float">
            <text:p>12.83</text:p>
          </table:table-cell>
          <table:table-cell table:style-name="ce4" table:formula="of:=([.G97]-[.E97])^2" office:value-type="float" office:value="164.602681600088" calcext:value-type="float">
            <text:p>164.6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2168207729234" calcext:value-type="float">
            <text:p>64.2</text:p>
          </table:table-cell>
          <table:table-cell table:style-name="ce6" office:value-type="float" office:value="145.603465596979" calcext:value-type="float">
            <text:p>145.6</text:p>
          </table:table-cell>
          <table:table-cell/>
          <table:table-cell table:style-name="ce4" table:formula="of:=[.$M$3]*[.$C98] +[.$L$3]*[.D98]  + [.$K$3]" office:value-type="float" office:value="151.047837874218" calcext:value-type="float">
            <text:p>151.05</text:p>
          </table:table-cell>
          <table:table-cell table:style-name="ce4" table:formula="of:=[.G98]-[.E98]" office:value-type="float" office:value="5.44437227723881" calcext:value-type="float">
            <text:p>5.44</text:p>
          </table:table-cell>
          <table:table-cell table:style-name="ce4" table:formula="of:=([.G98]-[.E98])^2" office:value-type="float" office:value="29.6411894931665" calcext:value-type="float">
            <text:p>29.6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8.7108446478983" calcext:value-type="float">
            <text:p>68.7</text:p>
          </table:table-cell>
          <table:table-cell table:style-name="ce6" office:value-type="float" office:value="178.870748110566" calcext:value-type="float">
            <text:p>178.9</text:p>
          </table:table-cell>
          <table:table-cell/>
          <table:table-cell table:style-name="ce4" table:formula="of:=[.$M$3]*[.$C99] +[.$L$3]*[.D99]  + [.$K$3]" office:value-type="float" office:value="185.202419324027" calcext:value-type="float">
            <text:p>185.20</text:p>
          </table:table-cell>
          <table:table-cell table:style-name="ce4" table:formula="of:=[.G99]-[.E99]" office:value-type="float" office:value="6.33167121346099" calcext:value-type="float">
            <text:p>6.33</text:p>
          </table:table-cell>
          <table:table-cell table:style-name="ce4" table:formula="of:=([.G99]-[.E99])^2" office:value-type="float" office:value="40.0900603553706" calcext:value-type="float">
            <text:p>40.0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5185887565785" calcext:value-type="float">
            <text:p>66.5</text:p>
          </table:table-cell>
          <table:table-cell table:style-name="ce6" office:value-type="float" office:value="167.076642378442" calcext:value-type="float">
            <text:p>167.1</text:p>
          </table:table-cell>
          <table:table-cell/>
          <table:table-cell table:style-name="ce4" table:formula="of:=[.$M$3]*[.$C100] +[.$L$3]*[.D100]  + [.$K$3]" office:value-type="float" office:value="168.541274549997" calcext:value-type="float">
            <text:p>168.54</text:p>
          </table:table-cell>
          <table:table-cell table:style-name="ce4" table:formula="of:=[.G100]-[.E100]" office:value-type="float" office:value="1.46463217155457" calcext:value-type="float">
            <text:p>1.46</text:p>
          </table:table-cell>
          <table:table-cell table:style-name="ce4" table:formula="of:=([.G100]-[.E100])^2" office:value-type="float" office:value="2.14514739795265" calcext:value-type="float">
            <text:p>2.1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597740053578" calcext:value-type="float">
            <text:p>66.6</text:p>
          </table:table-cell>
          <table:table-cell table:style-name="ce6" office:value-type="float" office:value="152.242961212192" calcext:value-type="float">
            <text:p>152.2</text:p>
          </table:table-cell>
          <table:table-cell/>
          <table:table-cell table:style-name="ce4" table:formula="of:=[.$M$3]*[.$C101] +[.$L$3]*[.D101]  + [.$K$3]" office:value-type="float" office:value="169.142824407193" calcext:value-type="float">
            <text:p>169.14</text:p>
          </table:table-cell>
          <table:table-cell table:style-name="ce4" table:formula="of:=[.G101]-[.E101]" office:value-type="float" office:value="16.8998631950007" calcext:value-type="float">
            <text:p>16.90</text:p>
          </table:table-cell>
          <table:table-cell table:style-name="ce4" table:formula="of:=([.G101]-[.E101])^2" office:value-type="float" office:value="285.60537600974" calcext:value-type="float">
            <text:p>285.6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5676198493025" calcext:value-type="float">
            <text:p>59.6</text:p>
          </table:table-cell>
          <table:table-cell table:style-name="ce6" office:value-type="float" office:value="130.11924560848" calcext:value-type="float">
            <text:p>130.1</text:p>
          </table:table-cell>
          <table:table-cell/>
          <table:table-cell table:style-name="ce4" table:formula="of:=[.$M$3]*[.$C102] +[.$L$3]*[.D102]  + [.$K$3]" office:value-type="float" office:value="115.713910854699" calcext:value-type="float">
            <text:p>115.71</text:p>
          </table:table-cell>
          <table:table-cell table:style-name="ce4" table:formula="of:=[.G102]-[.E102]" office:value-type="float" office:value="-14.405334753781" calcext:value-type="float">
            <text:p>-14.41</text:p>
          </table:table-cell>
          <table:table-cell table:style-name="ce4" table:formula="of:=([.G102]-[.E102])^2" office:value-type="float" office:value="207.513669368491" calcext:value-type="float">
            <text:p>207.5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0085441877015" calcext:value-type="float">
            <text:p>61.0</text:p>
          </table:table-cell>
          <table:table-cell table:style-name="ce6" office:value-type="float" office:value="118.038053266885" calcext:value-type="float">
            <text:p>118.0</text:p>
          </table:table-cell>
          <table:table-cell/>
          <table:table-cell table:style-name="ce4" table:formula="of:=[.$M$3]*[.$C103] +[.$L$3]*[.D103]  + [.$K$3]" office:value-type="float" office:value="126.664935826531" calcext:value-type="float">
            <text:p>126.66</text:p>
          </table:table-cell>
          <table:table-cell table:style-name="ce4" table:formula="of:=[.G103]-[.E103]" office:value-type="float" office:value="8.6268825596464" calcext:value-type="float">
            <text:p>8.63</text:p>
          </table:table-cell>
          <table:table-cell table:style-name="ce4" table:formula="of:=([.G103]-[.E103])^2" office:value-type="float" office:value="74.4231026979313" calcext:value-type="float">
            <text:p>74.4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9745826070951" calcext:value-type="float">
            <text:p>66.0</text:p>
          </table:table-cell>
          <table:table-cell table:style-name="ce6" office:value-type="float" office:value="161.061364589181" calcext:value-type="float">
            <text:p>161.1</text:p>
          </table:table-cell>
          <table:table-cell/>
          <table:table-cell table:style-name="ce4" table:formula="of:=[.$M$3]*[.$C104] +[.$L$3]*[.D104]  + [.$K$3]" office:value-type="float" office:value="164.406827813923" calcext:value-type="float">
            <text:p>164.41</text:p>
          </table:table-cell>
          <table:table-cell table:style-name="ce4" table:formula="of:=[.G104]-[.E104]" office:value-type="float" office:value="3.34546322474173" calcext:value-type="float">
            <text:p>3.35</text:p>
          </table:table-cell>
          <table:table-cell table:style-name="ce4" table:formula="of:=([.G104]-[.E104])^2" office:value-type="float" office:value="11.1921241880994" calcext:value-type="float">
            <text:p>11.1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1671943275299" calcext:value-type="float">
            <text:p>67.2</text:p>
          </table:table-cell>
          <table:table-cell table:style-name="ce6" office:value-type="float" office:value="158.46989586734" calcext:value-type="float">
            <text:p>158.5</text:p>
          </table:table-cell>
          <table:table-cell/>
          <table:table-cell table:style-name="ce4" table:formula="of:=[.$M$3]*[.$C105] +[.$L$3]*[.D105]  + [.$K$3]" office:value-type="float" office:value="173.470676889227" calcext:value-type="float">
            <text:p>173.47</text:p>
          </table:table-cell>
          <table:table-cell table:style-name="ce4" table:formula="of:=[.G105]-[.E105]" office:value-type="float" office:value="15.0007810218872" calcext:value-type="float">
            <text:p>15.00</text:p>
          </table:table-cell>
          <table:table-cell table:style-name="ce4" table:formula="of:=([.G105]-[.E105])^2" office:value-type="float" office:value="225.023431266611" calcext:value-type="float">
            <text:p>225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1912244814707" calcext:value-type="float">
            <text:p>70.2</text:p>
          </table:table-cell>
          <table:table-cell table:style-name="ce6" office:value-type="float" office:value="205.941790671464" calcext:value-type="float">
            <text:p>205.9</text:p>
          </table:table-cell>
          <table:table-cell/>
          <table:table-cell table:style-name="ce4" table:formula="of:=[.$M$3]*[.$C106] +[.$L$3]*[.D106]  + [.$K$3]" office:value-type="float" office:value="196.453306059177" calcext:value-type="float">
            <text:p>196.45</text:p>
          </table:table-cell>
          <table:table-cell table:style-name="ce4" table:formula="of:=[.G106]-[.E106]" office:value-type="float" office:value="-9.4884846122867" calcext:value-type="float">
            <text:p>-9.49</text:p>
          </table:table-cell>
          <table:table-cell table:style-name="ce4" table:formula="of:=([.G106]-[.E106])^2" office:value-type="float" office:value="90.0313402376014" calcext:value-type="float">
            <text:p>90.0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0684949386101" calcext:value-type="float">
            <text:p>68.1</text:p>
          </table:table-cell>
          <table:table-cell table:style-name="ce6" office:value-type="float" office:value="171.056290533074" calcext:value-type="float">
            <text:p>171.1</text:p>
          </table:table-cell>
          <table:table-cell/>
          <table:table-cell table:style-name="ce4" table:formula="of:=[.$M$3]*[.$C107] +[.$L$3]*[.D107]  + [.$K$3]" office:value-type="float" office:value="180.320561533437" calcext:value-type="float">
            <text:p>180.32</text:p>
          </table:table-cell>
          <table:table-cell table:style-name="ce4" table:formula="of:=[.G107]-[.E107]" office:value-type="float" office:value="9.26427100036273" calcext:value-type="float">
            <text:p>9.26</text:p>
          </table:table-cell>
          <table:table-cell table:style-name="ce4" table:formula="of:=([.G107]-[.E107])^2" office:value-type="float" office:value="85.8267171681618" calcext:value-type="float">
            <text:p>85.8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8354886156107" calcext:value-type="float">
            <text:p>66.8</text:p>
          </table:table-cell>
          <table:table-cell table:style-name="ce6" office:value-type="float" office:value="155.995109221324" calcext:value-type="float">
            <text:p>156.0</text:p>
          </table:table-cell>
          <table:table-cell/>
          <table:table-cell table:style-name="ce4" table:formula="of:=[.$M$3]*[.$C108] +[.$L$3]*[.D108]  + [.$K$3]" office:value-type="float" office:value="170.949713478641" calcext:value-type="float">
            <text:p>170.95</text:p>
          </table:table-cell>
          <table:table-cell table:style-name="ce4" table:formula="of:=[.G108]-[.E108]" office:value-type="float" office:value="14.9546042573173" calcext:value-type="float">
            <text:p>14.95</text:p>
          </table:table-cell>
          <table:table-cell table:style-name="ce4" table:formula="of:=([.G108]-[.E108])^2" office:value-type="float" office:value="223.640188492973" calcext:value-type="float">
            <text:p>223.6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2406988227067" calcext:value-type="float">
            <text:p>67.2</text:p>
          </table:table-cell>
          <table:table-cell table:style-name="ce6" office:value-type="float" office:value="176.746305447761" calcext:value-type="float">
            <text:p>176.7</text:p>
          </table:table-cell>
          <table:table-cell/>
          <table:table-cell table:style-name="ce4" table:formula="of:=[.$M$3]*[.$C109] +[.$L$3]*[.D109]  + [.$K$3]" office:value-type="float" office:value="174.029311052571" calcext:value-type="float">
            <text:p>174.03</text:p>
          </table:table-cell>
          <table:table-cell table:style-name="ce4" table:formula="of:=[.G109]-[.E109]" office:value-type="float" office:value="-2.71699439519008" calcext:value-type="float">
            <text:p>-2.72</text:p>
          </table:table-cell>
          <table:table-cell table:style-name="ce4" table:formula="of:=([.G109]-[.E109])^2" office:value-type="float" office:value="7.38205854349433" calcext:value-type="float">
            <text:p>7.3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7.7648078883808" calcext:value-type="float">
            <text:p>57.8</text:p>
          </table:table-cell>
          <table:table-cell table:style-name="ce6" office:value-type="float" office:value="89.7899984409701" calcext:value-type="float">
            <text:p>89.8</text:p>
          </table:table-cell>
          <table:table-cell/>
          <table:table-cell table:style-name="ce4" table:formula="of:=[.$M$3]*[.$C110] +[.$L$3]*[.D110]  + [.$K$3]" office:value-type="float" office:value="102.012539951694" calcext:value-type="float">
            <text:p>102.01</text:p>
          </table:table-cell>
          <table:table-cell table:style-name="ce4" table:formula="of:=[.G110]-[.E110]" office:value-type="float" office:value="12.222541510724" calcext:value-type="float">
            <text:p>12.22</text:p>
          </table:table-cell>
          <table:table-cell table:style-name="ce4" table:formula="of:=([.G110]-[.E110])^2" office:value-type="float" office:value="149.390520981371" calcext:value-type="float">
            <text:p>149.3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8611969523225" calcext:value-type="float">
            <text:p>69.9</text:p>
          </table:table-cell>
          <table:table-cell table:style-name="ce6" office:value-type="float" office:value="179.662496461814" calcext:value-type="float">
            <text:p>179.7</text:p>
          </table:table-cell>
          <table:table-cell/>
          <table:table-cell table:style-name="ce4" table:formula="of:=[.$M$3]*[.$C111] +[.$L$3]*[.D111]  + [.$K$3]" office:value-type="float" office:value="193.945096837651" calcext:value-type="float">
            <text:p>193.95</text:p>
          </table:table-cell>
          <table:table-cell table:style-name="ce4" table:formula="of:=[.G111]-[.E111]" office:value-type="float" office:value="14.282600375837" calcext:value-type="float">
            <text:p>14.28</text:p>
          </table:table-cell>
          <table:table-cell table:style-name="ce4" table:formula="of:=([.G111]-[.E111])^2" office:value-type="float" office:value="203.99267349586" calcext:value-type="float">
            <text:p>203.9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271718526254" calcext:value-type="float">
            <text:p>63.3</text:p>
          </table:table-cell>
          <table:table-cell table:style-name="ce6" office:value-type="float" office:value="149.122726526788" calcext:value-type="float">
            <text:p>149.1</text:p>
          </table:table-cell>
          <table:table-cell/>
          <table:table-cell table:style-name="ce4" table:formula="of:=[.$M$3]*[.$C112] +[.$L$3]*[.D112]  + [.$K$3]" office:value-type="float" office:value="143.86506079953" calcext:value-type="float">
            <text:p>143.87</text:p>
          </table:table-cell>
          <table:table-cell table:style-name="ce4" table:formula="of:=[.G112]-[.E112]" office:value-type="float" office:value="-5.25766572725766" calcext:value-type="float">
            <text:p>-5.26</text:p>
          </table:table-cell>
          <table:table-cell table:style-name="ce4" table:formula="of:=([.G112]-[.E112])^2" office:value-type="float" office:value="27.6430488995798" calcext:value-type="float">
            <text:p>27.6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3593160479614" calcext:value-type="float">
            <text:p>64.4</text:p>
          </table:table-cell>
          <table:table-cell table:style-name="ce6" office:value-type="float" office:value="143.54212203477" calcext:value-type="float">
            <text:p>143.5</text:p>
          </table:table-cell>
          <table:table-cell/>
          <table:table-cell table:style-name="ce4" table:formula="of:=[.$M$3]*[.$C113] +[.$L$3]*[.D113]  + [.$K$3]" office:value-type="float" office:value="152.130801964507" calcext:value-type="float">
            <text:p>152.13</text:p>
          </table:table-cell>
          <table:table-cell table:style-name="ce4" table:formula="of:=[.G113]-[.E113]" office:value-type="float" office:value="8.5886799297366" calcext:value-type="float">
            <text:p>8.59</text:p>
          </table:table-cell>
          <table:table-cell table:style-name="ce4" table:formula="of:=([.G113]-[.E113])^2" office:value-type="float" office:value="73.7654229354603" calcext:value-type="float">
            <text:p>73.7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7.7142565482688" calcext:value-type="float">
            <text:p>57.7</text:p>
          </table:table-cell>
          <table:table-cell table:style-name="ce6" office:value-type="float" office:value="94.389732636505" calcext:value-type="float">
            <text:p>94.4</text:p>
          </table:table-cell>
          <table:table-cell/>
          <table:table-cell table:style-name="ce4" table:formula="of:=[.$M$3]*[.$C114] +[.$L$3]*[.D114]  + [.$K$3]" office:value-type="float" office:value="101.628349766843" calcext:value-type="float">
            <text:p>101.63</text:p>
          </table:table-cell>
          <table:table-cell table:style-name="ce4" table:formula="of:=[.G114]-[.E114]" office:value-type="float" office:value="7.23861713033786" calcext:value-type="float">
            <text:p>7.24</text:p>
          </table:table-cell>
          <table:table-cell table:style-name="ce4" table:formula="of:=([.G114]-[.E114])^2" office:value-type="float" office:value="52.3975779596207" calcext:value-type="float">
            <text:p>52.4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8423241680706" calcext:value-type="float">
            <text:p>62.8</text:p>
          </table:table-cell>
          <table:table-cell table:style-name="ce6" office:value-type="float" office:value="134.991464818202" calcext:value-type="float">
            <text:p>135.0</text:p>
          </table:table-cell>
          <table:table-cell/>
          <table:table-cell table:style-name="ce4" table:formula="of:=[.$M$3]*[.$C115] +[.$L$3]*[.D115]  + [.$K$3]" office:value-type="float" office:value="140.601663677337" calcext:value-type="float">
            <text:p>140.60</text:p>
          </table:table-cell>
          <table:table-cell table:style-name="ce4" table:formula="of:=[.G115]-[.E115]" office:value-type="float" office:value="5.6101988591345" calcext:value-type="float">
            <text:p>5.61</text:p>
          </table:table-cell>
          <table:table-cell table:style-name="ce4" table:formula="of:=([.G115]-[.E115])^2" office:value-type="float" office:value="31.474331239034" calcext:value-type="float">
            <text:p>31.4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8591906944626" calcext:value-type="float">
            <text:p>70.9</text:p>
          </table:table-cell>
          <table:table-cell table:style-name="ce6" office:value-type="float" office:value="184.493250594327" calcext:value-type="float">
            <text:p>184.5</text:p>
          </table:table-cell>
          <table:table-cell/>
          <table:table-cell table:style-name="ce4" table:formula="of:=[.$M$3]*[.$C116] +[.$L$3]*[.D116]  + [.$K$3]" office:value-type="float" office:value="201.529849277916" calcext:value-type="float">
            <text:p>201.53</text:p>
          </table:table-cell>
          <table:table-cell table:style-name="ce4" table:formula="of:=[.G116]-[.E116]" office:value-type="float" office:value="17.0365986835887" calcext:value-type="float">
            <text:p>17.04</text:p>
          </table:table-cell>
          <table:table-cell table:style-name="ce4" table:formula="of:=([.G116]-[.E116])^2" office:value-type="float" office:value="290.245694705655" calcext:value-type="float">
            <text:p>290.2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5778172609094" calcext:value-type="float">
            <text:p>64.6</text:p>
          </table:table-cell>
          <table:table-cell table:style-name="ce6" office:value-type="float" office:value="131.692896462759" calcext:value-type="float">
            <text:p>131.7</text:p>
          </table:table-cell>
          <table:table-cell/>
          <table:table-cell table:style-name="ce4" table:formula="of:=[.$M$3]*[.$C117] +[.$L$3]*[.D117]  + [.$K$3]" office:value-type="float" office:value="153.791411182911" calcext:value-type="float">
            <text:p>153.79</text:p>
          </table:table-cell>
          <table:table-cell table:style-name="ce4" table:formula="of:=[.G117]-[.E117]" office:value-type="float" office:value="22.0985147201524" calcext:value-type="float">
            <text:p>22.10</text:p>
          </table:table-cell>
          <table:table-cell table:style-name="ce4" table:formula="of:=([.G117]-[.E117])^2" office:value-type="float" office:value="488.344352836793" calcext:value-type="float">
            <text:p>488.3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5059599786522" calcext:value-type="float">
            <text:p>69.5</text:p>
          </table:table-cell>
          <table:table-cell table:style-name="ce6" office:value-type="float" office:value="192.842105715014" calcext:value-type="float">
            <text:p>192.8</text:p>
          </table:table-cell>
          <table:table-cell/>
          <table:table-cell table:style-name="ce4" table:formula="of:=[.$M$3]*[.$C118] +[.$L$3]*[.D118]  + [.$K$3]" office:value-type="float" office:value="191.245295837757" calcext:value-type="float">
            <text:p>191.25</text:p>
          </table:table-cell>
          <table:table-cell table:style-name="ce4" table:formula="of:=[.G118]-[.E118]" office:value-type="float" office:value="-1.59680987725733" calcext:value-type="float">
            <text:p>-1.60</text:p>
          </table:table-cell>
          <table:table-cell table:style-name="ce4" table:formula="of:=([.G118]-[.E118])^2" office:value-type="float" office:value="2.54980178410656" calcext:value-type="float">
            <text:p>2.5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0835397150341" calcext:value-type="float">
            <text:p>64.1</text:p>
          </table:table-cell>
          <table:table-cell table:style-name="ce6" office:value-type="float" office:value="134.313713406345" calcext:value-type="float">
            <text:p>134.3</text:p>
          </table:table-cell>
          <table:table-cell/>
          <table:table-cell table:style-name="ce4" table:formula="of:=[.$M$3]*[.$C119] +[.$L$3]*[.D119]  + [.$K$3]" office:value-type="float" office:value="150.034901834259" calcext:value-type="float">
            <text:p>150.03</text:p>
          </table:table-cell>
          <table:table-cell table:style-name="ce4" table:formula="of:=[.G119]-[.E119]" office:value-type="float" office:value="15.7211884279142" calcext:value-type="float">
            <text:p>15.72</text:p>
          </table:table-cell>
          <table:table-cell table:style-name="ce4" table:formula="of:=([.G119]-[.E119])^2" office:value-type="float" office:value="247.155765585983" calcext:value-type="float">
            <text:p>247.1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5573566284942" calcext:value-type="float">
            <text:p>66.6</text:p>
          </table:table-cell>
          <table:table-cell table:style-name="ce6" office:value-type="float" office:value="153.372626085851" calcext:value-type="float">
            <text:p>153.4</text:p>
          </table:table-cell>
          <table:table-cell/>
          <table:table-cell table:style-name="ce4" table:formula="of:=[.$M$3]*[.$C120] +[.$L$3]*[.D120]  + [.$K$3]" office:value-type="float" office:value="168.835910376556" calcext:value-type="float">
            <text:p>168.84</text:p>
          </table:table-cell>
          <table:table-cell table:style-name="ce4" table:formula="of:=[.G120]-[.E120]" office:value-type="float" office:value="15.4632842907049" calcext:value-type="float">
            <text:p>15.46</text:p>
          </table:table-cell>
          <table:table-cell table:style-name="ce4" table:formula="of:=([.G120]-[.E120])^2" office:value-type="float" office:value="239.113161055162" calcext:value-type="float">
            <text:p>239.1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8749067066368" calcext:value-type="float">
            <text:p>66.9</text:p>
          </table:table-cell>
          <table:table-cell table:style-name="ce6" office:value-type="float" office:value="168.449683646485" calcext:value-type="float">
            <text:p>168.4</text:p>
          </table:table-cell>
          <table:table-cell/>
          <table:table-cell table:style-name="ce4" table:formula="of:=[.$M$3]*[.$C121] +[.$L$3]*[.D121]  + [.$K$3]" office:value-type="float" office:value="171.24929097044" calcext:value-type="float">
            <text:p>171.25</text:p>
          </table:table-cell>
          <table:table-cell table:style-name="ce4" table:formula="of:=[.G121]-[.E121]" office:value-type="float" office:value="2.79960732395469" calcext:value-type="float">
            <text:p>2.80</text:p>
          </table:table-cell>
          <table:table-cell table:style-name="ce4" table:formula="of:=([.G121]-[.E121])^2" office:value-type="float" office:value="7.83780116834073" calcext:value-type="float">
            <text:p>7.8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0526282274144" calcext:value-type="float">
            <text:p>69.1</text:p>
          </table:table-cell>
          <table:table-cell table:style-name="ce6" office:value-type="float" office:value="194.68090179018" calcext:value-type="float">
            <text:p>194.7</text:p>
          </table:table-cell>
          <table:table-cell/>
          <table:table-cell table:style-name="ce4" table:formula="of:=[.$M$3]*[.$C122] +[.$L$3]*[.D122]  + [.$K$3]" office:value-type="float" office:value="187.799974528349" calcext:value-type="float">
            <text:p>187.80</text:p>
          </table:table-cell>
          <table:table-cell table:style-name="ce4" table:formula="of:=[.G122]-[.E122]" office:value-type="float" office:value="-6.88092726183052" calcext:value-type="float">
            <text:p>-6.88</text:p>
          </table:table-cell>
          <table:table-cell table:style-name="ce4" table:formula="of:=([.G122]-[.E122])^2" office:value-type="float" office:value="47.3471599826025" calcext:value-type="float">
            <text:p>47.3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7562799058097" calcext:value-type="float">
            <text:p>64.8</text:p>
          </table:table-cell>
          <table:table-cell table:style-name="ce6" office:value-type="float" office:value="137.34847119427" calcext:value-type="float">
            <text:p>137.3</text:p>
          </table:table-cell>
          <table:table-cell/>
          <table:table-cell table:style-name="ce4" table:formula="of:=[.$M$3]*[.$C123] +[.$L$3]*[.D123]  + [.$K$3]" office:value-type="float" office:value="155.147727284154" calcext:value-type="float">
            <text:p>155.15</text:p>
          </table:table-cell>
          <table:table-cell table:style-name="ce4" table:formula="of:=[.G123]-[.E123]" office:value-type="float" office:value="17.7992560898838" calcext:value-type="float">
            <text:p>17.80</text:p>
          </table:table-cell>
          <table:table-cell table:style-name="ce4" table:formula="of:=([.G123]-[.E123])^2" office:value-type="float" office:value="316.813517353264" calcext:value-type="float">
            <text:p>316.8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116644596928" calcext:value-type="float">
            <text:p>66.1</text:p>
          </table:table-cell>
          <table:table-cell table:style-name="ce6" office:value-type="float" office:value="146.189967034633" calcext:value-type="float">
            <text:p>146.2</text:p>
          </table:table-cell>
          <table:table-cell/>
          <table:table-cell table:style-name="ce4" table:formula="of:=[.$M$3]*[.$C124] +[.$L$3]*[.D124]  + [.$K$3]" office:value-type="float" office:value="165.486498936653" calcext:value-type="float">
            <text:p>165.49</text:p>
          </table:table-cell>
          <table:table-cell table:style-name="ce4" table:formula="of:=[.G124]-[.E124]" office:value-type="float" office:value="19.2965319020198" calcext:value-type="float">
            <text:p>19.30</text:p>
          </table:table-cell>
          <table:table-cell table:style-name="ce4" table:formula="of:=([.G124]-[.E124])^2" office:value-type="float" office:value="372.356143445666" calcext:value-type="float">
            <text:p>372.3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0377611559296" calcext:value-type="float">
            <text:p>70.0</text:p>
          </table:table-cell>
          <table:table-cell table:style-name="ce6" office:value-type="float" office:value="190.71536807354" calcext:value-type="float">
            <text:p>190.7</text:p>
          </table:table-cell>
          <table:table-cell/>
          <table:table-cell table:style-name="ce4" table:formula="of:=[.$M$3]*[.$C125] +[.$L$3]*[.D125]  + [.$K$3]" office:value-type="float" office:value="195.286984785065" calcext:value-type="float">
            <text:p>195.29</text:p>
          </table:table-cell>
          <table:table-cell table:style-name="ce4" table:formula="of:=[.G125]-[.E125]" office:value-type="float" office:value="4.571616711525" calcext:value-type="float">
            <text:p>4.57</text:p>
          </table:table-cell>
          <table:table-cell table:style-name="ce4" table:formula="of:=([.G125]-[.E125])^2" office:value-type="float" office:value="20.8996793570946" calcext:value-type="float">
            <text:p>20.9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481875364733" calcext:value-type="float">
            <text:p>68.5</text:p>
          </table:table-cell>
          <table:table-cell table:style-name="ce6" office:value-type="float" office:value="170.352329550626" calcext:value-type="float">
            <text:p>170.4</text:p>
          </table:table-cell>
          <table:table-cell/>
          <table:table-cell table:style-name="ce4" table:formula="of:=[.$M$3]*[.$C126] +[.$L$3]*[.D126]  + [.$K$3]" office:value-type="float" office:value="183.462252771971" calcext:value-type="float">
            <text:p>183.46</text:p>
          </table:table-cell>
          <table:table-cell table:style-name="ce4" table:formula="of:=[.G126]-[.E126]" office:value-type="float" office:value="13.1099232213447" calcext:value-type="float">
            <text:p>13.11</text:p>
          </table:table-cell>
          <table:table-cell table:style-name="ce4" table:formula="of:=([.G126]-[.E126])^2" office:value-type="float" office:value="171.870086869554" calcext:value-type="float">
            <text:p>171.8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2860528762587" calcext:value-type="float">
            <text:p>66.3</text:p>
          </table:table-cell>
          <table:table-cell table:style-name="ce6" office:value-type="float" office:value="191.279163405694" calcext:value-type="float">
            <text:p>191.3</text:p>
          </table:table-cell>
          <table:table-cell/>
          <table:table-cell table:style-name="ce4" table:formula="of:=[.$M$3]*[.$C127] +[.$L$3]*[.D127]  + [.$K$3]" office:value-type="float" office:value="166.774001859566" calcext:value-type="float">
            <text:p>166.77</text:p>
          </table:table-cell>
          <table:table-cell table:style-name="ce4" table:formula="of:=[.G127]-[.E127]" office:value-type="float" office:value="-24.5051615461279" calcext:value-type="float">
            <text:p>-24.51</text:p>
          </table:table-cell>
          <table:table-cell table:style-name="ce4" table:formula="of:=([.G127]-[.E127])^2" office:value-type="float" office:value="600.502942401827" calcext:value-type="float">
            <text:p>600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9152116618598" calcext:value-type="float">
            <text:p>68.9</text:p>
          </table:table-cell>
          <table:table-cell table:style-name="ce6" office:value-type="float" office:value="172.930340699224" calcext:value-type="float">
            <text:p>172.9</text:p>
          </table:table-cell>
          <table:table-cell/>
          <table:table-cell table:style-name="ce4" table:formula="of:=[.$M$3]*[.$C128] +[.$L$3]*[.D128]  + [.$K$3]" office:value-type="float" office:value="186.755608630134" calcext:value-type="float">
            <text:p>186.76</text:p>
          </table:table-cell>
          <table:table-cell table:style-name="ce4" table:formula="of:=[.G128]-[.E128]" office:value-type="float" office:value="13.8252679309105" calcext:value-type="float">
            <text:p>13.83</text:p>
          </table:table-cell>
          <table:table-cell table:style-name="ce4" table:formula="of:=([.G128]-[.E128])^2" office:value-type="float" office:value="191.138033361462" calcext:value-type="float">
            <text:p>191.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420512815037" calcext:value-type="float">
            <text:p>63.4</text:p>
          </table:table-cell>
          <table:table-cell table:style-name="ce6" office:value-type="float" office:value="134.999570948388" calcext:value-type="float">
            <text:p>135.0</text:p>
          </table:table-cell>
          <table:table-cell/>
          <table:table-cell table:style-name="ce4" table:formula="of:=[.$M$3]*[.$C129] +[.$L$3]*[.D129]  + [.$K$3]" office:value-type="float" office:value="144.995897394281" calcext:value-type="float">
            <text:p>145.00</text:p>
          </table:table-cell>
          <table:table-cell table:style-name="ce4" table:formula="of:=[.G129]-[.E129]" office:value-type="float" office:value="9.9963264458932" calcext:value-type="float">
            <text:p>10.00</text:p>
          </table:table-cell>
          <table:table-cell table:style-name="ce4" table:formula="of:=([.G129]-[.E129])^2" office:value-type="float" office:value="99.9265424128638" calcext:value-type="float">
            <text:p>99.9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6678488000619" calcext:value-type="float">
            <text:p>59.7</text:p>
          </table:table-cell>
          <table:table-cell table:style-name="ce6" office:value-type="float" office:value="126.355255679648" calcext:value-type="float">
            <text:p>126.4</text:p>
          </table:table-cell>
          <table:table-cell/>
          <table:table-cell table:style-name="ce4" table:formula="of:=[.$M$3]*[.$C130] +[.$L$3]*[.D130]  + [.$K$3]" office:value-type="float" office:value="116.47565088047" calcext:value-type="float">
            <text:p>116.48</text:p>
          </table:table-cell>
          <table:table-cell table:style-name="ce4" table:formula="of:=[.G130]-[.E130]" office:value-type="float" office:value="-9.87960479917763" calcext:value-type="float">
            <text:p>-9.88</text:p>
          </table:table-cell>
          <table:table-cell table:style-name="ce4" table:formula="of:=([.G130]-[.E130])^2" office:value-type="float" office:value="97.6065909879336" calcext:value-type="float">
            <text:p>97.6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0485307533177" calcext:value-type="float">
            <text:p>68.0</text:p>
          </table:table-cell>
          <table:table-cell table:style-name="ce6" office:value-type="float" office:value="182.755815169608" calcext:value-type="float">
            <text:p>182.8</text:p>
          </table:table-cell>
          <table:table-cell/>
          <table:table-cell table:style-name="ce4" table:formula="of:=[.$M$3]*[.$C131] +[.$L$3]*[.D131]  + [.$K$3]" office:value-type="float" office:value="180.168833725215" calcext:value-type="float">
            <text:p>180.17</text:p>
          </table:table-cell>
          <table:table-cell table:style-name="ce4" table:formula="of:=[.G131]-[.E131]" office:value-type="float" office:value="-2.58698144439347" calcext:value-type="float">
            <text:p>-2.59</text:p>
          </table:table-cell>
          <table:table-cell table:style-name="ce4" table:formula="of:=([.G131]-[.E131])^2" office:value-type="float" office:value="6.69247299363614" calcext:value-type="float">
            <text:p>6.6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0738700860418" calcext:value-type="float">
            <text:p>66.1</text:p>
          </table:table-cell>
          <table:table-cell table:style-name="ce6" office:value-type="float" office:value="162.949944756918" calcext:value-type="float">
            <text:p>162.9</text:p>
          </table:table-cell>
          <table:table-cell/>
          <table:table-cell table:style-name="ce4" table:formula="of:=[.$M$3]*[.$C132] +[.$L$3]*[.D132]  + [.$K$3]" office:value-type="float" office:value="165.161412653918" calcext:value-type="float">
            <text:p>165.16</text:p>
          </table:table-cell>
          <table:table-cell table:style-name="ce4" table:formula="of:=[.G132]-[.E132]" office:value-type="float" office:value="2.21146789699958" calcext:value-type="float">
            <text:p>2.21</text:p>
          </table:table-cell>
          <table:table-cell table:style-name="ce4" table:formula="of:=([.G132]-[.E132])^2" office:value-type="float" office:value="4.89059025945974" calcext:value-type="float">
            <text:p>4.8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0117844254731" calcext:value-type="float">
            <text:p>60.0</text:p>
          </table:table-cell>
          <table:table-cell table:style-name="ce6" office:value-type="float" office:value="109.049629540284" calcext:value-type="float">
            <text:p>109.0</text:p>
          </table:table-cell>
          <table:table-cell/>
          <table:table-cell table:style-name="ce4" table:formula="of:=[.$M$3]*[.$C133] +[.$L$3]*[.D133]  + [.$K$3]" office:value-type="float" office:value="119.089561633596" calcext:value-type="float">
            <text:p>119.09</text:p>
          </table:table-cell>
          <table:table-cell table:style-name="ce4" table:formula="of:=[.G133]-[.E133]" office:value-type="float" office:value="10.0399320933116" calcext:value-type="float">
            <text:p>10.04</text:p>
          </table:table-cell>
          <table:table-cell table:style-name="ce4" table:formula="of:=([.G133]-[.E133])^2" office:value-type="float" office:value="100.800236438308" calcext:value-type="float">
            <text:p>100.8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2521505114177" calcext:value-type="float">
            <text:p>66.3</text:p>
          </table:table-cell>
          <table:table-cell table:style-name="ce6" office:value-type="float" office:value="170.109499628414" calcext:value-type="float">
            <text:p>170.1</text:p>
          </table:table-cell>
          <table:table-cell/>
          <table:table-cell table:style-name="ce4" table:formula="of:=[.$M$3]*[.$C134] +[.$L$3]*[.D134]  + [.$K$3]" office:value-type="float" office:value="166.516343886774" calcext:value-type="float">
            <text:p>166.52</text:p>
          </table:table-cell>
          <table:table-cell table:style-name="ce4" table:formula="of:=[.G134]-[.E134]" office:value-type="float" office:value="-3.59315574163955" calcext:value-type="float">
            <text:p>-3.59</text:p>
          </table:table-cell>
          <table:table-cell table:style-name="ce4" table:formula="of:=([.G134]-[.E134])^2" office:value-type="float" office:value="12.9107681836773" calcext:value-type="float">
            <text:p>12.9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396830471111" calcext:value-type="float">
            <text:p>60.4</text:p>
          </table:table-cell>
          <table:table-cell table:style-name="ce6" office:value-type="float" office:value="112.882706758414" calcext:value-type="float">
            <text:p>112.9</text:p>
          </table:table-cell>
          <table:table-cell/>
          <table:table-cell table:style-name="ce4" table:formula="of:=[.$M$3]*[.$C135] +[.$L$3]*[.D135]  + [.$K$3]" office:value-type="float" office:value="122.015911580444" calcext:value-type="float">
            <text:p>122.02</text:p>
          </table:table-cell>
          <table:table-cell table:style-name="ce4" table:formula="of:=[.G135]-[.E135]" office:value-type="float" office:value="9.13320482202957" calcext:value-type="float">
            <text:p>9.13</text:p>
          </table:table-cell>
          <table:table-cell table:style-name="ce4" table:formula="of:=([.G135]-[.E135])^2" office:value-type="float" office:value="83.4154303211442" calcext:value-type="float">
            <text:p>83.4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2777113817982" calcext:value-type="float">
            <text:p>62.3</text:p>
          </table:table-cell>
          <table:table-cell table:style-name="ce6" office:value-type="float" office:value="144.235252906176" calcext:value-type="float">
            <text:p>144.2</text:p>
          </table:table-cell>
          <table:table-cell/>
          <table:table-cell table:style-name="ce4" table:formula="of:=[.$M$3]*[.$C136] +[.$L$3]*[.D136]  + [.$K$3]" office:value-type="float" office:value="136.310606501666" calcext:value-type="float">
            <text:p>136.31</text:p>
          </table:table-cell>
          <table:table-cell table:style-name="ce4" table:formula="of:=[.G136]-[.E136]" office:value-type="float" office:value="-7.92464640450967" calcext:value-type="float">
            <text:p>-7.92</text:p>
          </table:table-cell>
          <table:table-cell table:style-name="ce4" table:formula="of:=([.G136]-[.E136])^2" office:value-type="float" office:value="62.8000206365081" calcext:value-type="float">
            <text:p>62.8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8.3032330596564" calcext:value-type="float">
            <text:p>68.3</text:p>
          </table:table-cell>
          <table:table-cell table:style-name="ce6" office:value-type="float" office:value="167.999553483597" calcext:value-type="float">
            <text:p>168.0</text:p>
          </table:table-cell>
          <table:table-cell/>
          <table:table-cell table:style-name="ce4" table:formula="of:=[.$M$3]*[.$C137] +[.$L$3]*[.D137]  + [.$K$3]" office:value-type="float" office:value="182.104571253389" calcext:value-type="float">
            <text:p>182.10</text:p>
          </table:table-cell>
          <table:table-cell table:style-name="ce4" table:formula="of:=[.G137]-[.E137]" office:value-type="float" office:value="14.1050177697917" calcext:value-type="float">
            <text:p>14.11</text:p>
          </table:table-cell>
          <table:table-cell table:style-name="ce4" table:formula="of:=([.G137]-[.E137])^2" office:value-type="float" office:value="198.95152628614" calcext:value-type="float">
            <text:p>198.9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1141556115706" calcext:value-type="float">
            <text:p>66.1</text:p>
          </table:table-cell>
          <table:table-cell table:style-name="ce6" office:value-type="float" office:value="158.953933508482" calcext:value-type="float">
            <text:p>159.0</text:p>
          </table:table-cell>
          <table:table-cell/>
          <table:table-cell table:style-name="ce4" table:formula="of:=[.$M$3]*[.$C138] +[.$L$3]*[.D138]  + [.$K$3]" office:value-type="float" office:value="165.467582647937" calcext:value-type="float">
            <text:p>165.47</text:p>
          </table:table-cell>
          <table:table-cell table:style-name="ce4" table:formula="of:=[.G138]-[.E138]" office:value-type="float" office:value="6.51364913945451" calcext:value-type="float">
            <text:p>6.51</text:p>
          </table:table-cell>
          <table:table-cell table:style-name="ce4" table:formula="of:=([.G138]-[.E138])^2" office:value-type="float" office:value="42.4276251119165" calcext:value-type="float">
            <text:p>42.4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481420066797" calcext:value-type="float">
            <text:p>59.5</text:p>
          </table:table-cell>
          <table:table-cell table:style-name="ce6" office:value-type="float" office:value="108.895812844617" calcext:value-type="float">
            <text:p>108.9</text:p>
          </table:table-cell>
          <table:table-cell/>
          <table:table-cell table:style-name="ce4" table:formula="of:=[.$M$3]*[.$C139] +[.$L$3]*[.D139]  + [.$K$3]" office:value-type="float" office:value="115.058792507657" calcext:value-type="float">
            <text:p>115.06</text:p>
          </table:table-cell>
          <table:table-cell table:style-name="ce4" table:formula="of:=[.G139]-[.E139]" office:value-type="float" office:value="6.16297966304019" calcext:value-type="float">
            <text:p>6.16</text:p>
          </table:table-cell>
          <table:table-cell table:style-name="ce4" table:formula="of:=([.G139]-[.E139])^2" office:value-type="float" office:value="37.982318327047" calcext:value-type="float">
            <text:p>37.9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5814065482242" calcext:value-type="float">
            <text:p>63.6</text:p>
          </table:table-cell>
          <table:table-cell table:style-name="ce6" office:value-type="float" office:value="138.229396222889" calcext:value-type="float">
            <text:p>138.2</text:p>
          </table:table-cell>
          <table:table-cell/>
          <table:table-cell table:style-name="ce4" table:formula="of:=[.$M$3]*[.$C140] +[.$L$3]*[.D140]  + [.$K$3]" office:value-type="float" office:value="146.218689766504" calcext:value-type="float">
            <text:p>146.22</text:p>
          </table:table-cell>
          <table:table-cell table:style-name="ce4" table:formula="of:=[.G140]-[.E140]" office:value-type="float" office:value="7.98929354361493" calcext:value-type="float">
            <text:p>7.99</text:p>
          </table:table-cell>
          <table:table-cell table:style-name="ce4" table:formula="of:=([.G140]-[.E140])^2" office:value-type="float" office:value="63.8288113260473" calcext:value-type="float">
            <text:p>63.8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449272973975" calcext:value-type="float">
            <text:p>67.4</text:p>
          </table:table-cell>
          <table:table-cell table:style-name="ce6" office:value-type="float" office:value="170.830353595279" calcext:value-type="float">
            <text:p>170.8</text:p>
          </table:table-cell>
          <table:table-cell/>
          <table:table-cell table:style-name="ce4" table:formula="of:=[.$M$3]*[.$C141] +[.$L$3]*[.D141]  + [.$K$3]" office:value-type="float" office:value="175.61447460221" calcext:value-type="float">
            <text:p>175.61</text:p>
          </table:table-cell>
          <table:table-cell table:style-name="ce4" table:formula="of:=[.G141]-[.E141]" office:value-type="float" office:value="4.78412100693095" calcext:value-type="float">
            <text:p>4.78</text:p>
          </table:table-cell>
          <table:table-cell table:style-name="ce4" table:formula="of:=([.G141]-[.E141])^2" office:value-type="float" office:value="22.887813808958" calcext:value-type="float">
            <text:p>22.8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3300644834237" calcext:value-type="float">
            <text:p>71.3</text:p>
          </table:table-cell>
          <table:table-cell table:style-name="ce6" office:value-type="float" office:value="205.815358424294" calcext:value-type="float">
            <text:p>205.8</text:p>
          </table:table-cell>
          <table:table-cell/>
          <table:table-cell table:style-name="ce4" table:formula="of:=[.$M$3]*[.$C142] +[.$L$3]*[.D142]  + [.$K$3]" office:value-type="float" office:value="205.10849007402" calcext:value-type="float">
            <text:p>205.11</text:p>
          </table:table-cell>
          <table:table-cell table:style-name="ce4" table:formula="of:=[.G142]-[.E142]" office:value-type="float" office:value="-0.706868350273908" calcext:value-type="float">
            <text:p>-0.71</text:p>
          </table:table-cell>
          <table:table-cell table:style-name="ce4" table:formula="of:=([.G142]-[.E142])^2" office:value-type="float" office:value="0.499662864618956" calcext:value-type="float">
            <text:p>0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611985368161" calcext:value-type="float">
            <text:p>73.6</text:p>
          </table:table-cell>
          <table:table-cell table:style-name="ce6" office:value-type="float" office:value="236.780537487324" calcext:value-type="float">
            <text:p>236.8</text:p>
          </table:table-cell>
          <table:table-cell/>
          <table:table-cell table:style-name="ce4" table:formula="of:=[.$M$3]*[.$C143] +[.$L$3]*[.D143]  + [.$K$3]" office:value-type="float" office:value="222.451088798024" calcext:value-type="float">
            <text:p>222.45</text:p>
          </table:table-cell>
          <table:table-cell table:style-name="ce4" table:formula="of:=[.G143]-[.E143]" office:value-type="float" office:value="-14.3294486893005" calcext:value-type="float">
            <text:p>-14.33</text:p>
          </table:table-cell>
          <table:table-cell table:style-name="ce4" table:formula="of:=([.G143]-[.E143])^2" office:value-type="float" office:value="205.333099739295" calcext:value-type="float">
            <text:p>205.3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4981690383316" calcext:value-type="float">
            <text:p>65.5</text:p>
          </table:table-cell>
          <table:table-cell table:style-name="ce6" office:value-type="float" office:value="132.30801122843" calcext:value-type="float">
            <text:p>132.3</text:p>
          </table:table-cell>
          <table:table-cell/>
          <table:table-cell table:style-name="ce4" table:formula="of:=[.$M$3]*[.$C144] +[.$L$3]*[.D144]  + [.$K$3]" office:value-type="float" office:value="160.78608469132" calcext:value-type="float">
            <text:p>160.79</text:p>
          </table:table-cell>
          <table:table-cell table:style-name="ce4" table:formula="of:=[.G144]-[.E144]" office:value-type="float" office:value="28.4780734628901" calcext:value-type="float">
            <text:p>28.48</text:p>
          </table:table-cell>
          <table:table-cell table:style-name="ce4" table:formula="of:=([.G144]-[.E144])^2" office:value-type="float" office:value="811.000668157767" calcext:value-type="float">
            <text:p>811.0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2583509652557" calcext:value-type="float">
            <text:p>63.3</text:p>
          </table:table-cell>
          <table:table-cell table:style-name="ce6" office:value-type="float" office:value="124.217167528261" calcext:value-type="float">
            <text:p>124.2</text:p>
          </table:table-cell>
          <table:table-cell/>
          <table:table-cell table:style-name="ce4" table:formula="of:=[.$M$3]*[.$C145] +[.$L$3]*[.D145]  + [.$K$3]" office:value-type="float" office:value="143.763467335943" calcext:value-type="float">
            <text:p>143.76</text:p>
          </table:table-cell>
          <table:table-cell table:style-name="ce4" table:formula="of:=[.G145]-[.E145]" office:value-type="float" office:value="19.5462998076823" calcext:value-type="float">
            <text:p>19.55</text:p>
          </table:table-cell>
          <table:table-cell table:style-name="ce4" table:formula="of:=([.G145]-[.E145])^2" office:value-type="float" office:value="382.057836171801" calcext:value-type="float">
            <text:p>382.0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1637280851813" calcext:value-type="float">
            <text:p>66.2</text:p>
          </table:table-cell>
          <table:table-cell table:style-name="ce6" office:value-type="float" office:value="138.032075185304" calcext:value-type="float">
            <text:p>138.0</text:p>
          </table:table-cell>
          <table:table-cell/>
          <table:table-cell table:style-name="ce4" table:formula="of:=[.$M$3]*[.$C146] +[.$L$3]*[.D146]  + [.$K$3]" office:value-type="float" office:value="165.844333447378" calcext:value-type="float">
            <text:p>165.84</text:p>
          </table:table-cell>
          <table:table-cell table:style-name="ce4" table:formula="of:=[.G146]-[.E146]" office:value-type="float" office:value="27.8122582620739" calcext:value-type="float">
            <text:p>27.81</text:p>
          </table:table-cell>
          <table:table-cell table:style-name="ce4" table:formula="of:=([.G146]-[.E146])^2" office:value-type="float" office:value="773.521709636298" calcext:value-type="float">
            <text:p>773.5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9097591005028" calcext:value-type="float">
            <text:p>63.9</text:p>
          </table:table-cell>
          <table:table-cell table:style-name="ce6" office:value-type="float" office:value="131.560483537676" calcext:value-type="float">
            <text:p>131.6</text:p>
          </table:table-cell>
          <table:table-cell/>
          <table:table-cell table:style-name="ce4" table:formula="of:=[.$M$3]*[.$C147] +[.$L$3]*[.D147]  + [.$K$3]" office:value-type="float" office:value="148.714169163821" calcext:value-type="float">
            <text:p>148.71</text:p>
          </table:table-cell>
          <table:table-cell table:style-name="ce4" table:formula="of:=[.G147]-[.E147]" office:value-type="float" office:value="17.1536856261452" calcext:value-type="float">
            <text:p>17.15</text:p>
          </table:table-cell>
          <table:table-cell table:style-name="ce4" table:formula="of:=([.G147]-[.E147])^2" office:value-type="float" office:value="294.248930560622" calcext:value-type="float">
            <text:p>294.2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4645502964371" calcext:value-type="float">
            <text:p>64.5</text:p>
          </table:table-cell>
          <table:table-cell table:style-name="ce6" office:value-type="float" office:value="157.310480696028" calcext:value-type="float">
            <text:p>157.3</text:p>
          </table:table-cell>
          <table:table-cell/>
          <table:table-cell table:style-name="ce4" table:formula="of:=[.$M$3]*[.$C148] +[.$L$3]*[.D148]  + [.$K$3]" office:value-type="float" office:value="152.930582252922" calcext:value-type="float">
            <text:p>152.93</text:p>
          </table:table-cell>
          <table:table-cell table:style-name="ce4" table:formula="of:=[.G148]-[.E148]" office:value-type="float" office:value="-4.3798984431061" calcext:value-type="float">
            <text:p>-4.38</text:p>
          </table:table-cell>
          <table:table-cell table:style-name="ce4" table:formula="of:=([.G148]-[.E148])^2" office:value-type="float" office:value="19.1835103719232" calcext:value-type="float">
            <text:p>19.1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6.8103172829116" calcext:value-type="float">
            <text:p>56.8</text:p>
          </table:table-cell>
          <table:table-cell table:style-name="ce6" office:value-type="float" office:value="84.1706947685606" calcext:value-type="float">
            <text:p>84.2</text:p>
          </table:table-cell>
          <table:table-cell/>
          <table:table-cell table:style-name="ce4" table:formula="of:=[.$M$3]*[.$C149] +[.$L$3]*[.D149]  + [.$K$3]" office:value-type="float" office:value="94.7584113501281" calcext:value-type="float">
            <text:p>94.76</text:p>
          </table:table-cell>
          <table:table-cell table:style-name="ce4" table:formula="of:=[.G149]-[.E149]" office:value-type="float" office:value="10.5877165815675" calcext:value-type="float">
            <text:p>10.59</text:p>
          </table:table-cell>
          <table:table-cell table:style-name="ce4" table:formula="of:=([.G149]-[.E149])^2" office:value-type="float" office:value="112.0997424116" calcext:value-type="float">
            <text:p>112.1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6803962691179" calcext:value-type="float">
            <text:p>70.7</text:p>
          </table:table-cell>
          <table:table-cell table:style-name="ce6" office:value-type="float" office:value="199.508656245495" calcext:value-type="float">
            <text:p>199.5</text:p>
          </table:table-cell>
          <table:table-cell/>
          <table:table-cell table:style-name="ce4" table:formula="of:=[.$M$3]*[.$C150] +[.$L$3]*[.D150]  + [.$K$3]" office:value-type="float" office:value="200.171011645296" calcext:value-type="float">
            <text:p>200.17</text:p>
          </table:table-cell>
          <table:table-cell table:style-name="ce4" table:formula="of:=[.G150]-[.E150]" office:value-type="float" office:value="0.662355399801072" calcext:value-type="float">
            <text:p>0.66</text:p>
          </table:table-cell>
          <table:table-cell table:style-name="ce4" table:formula="of:=([.G150]-[.E150])^2" office:value-type="float" office:value="0.438714675645638" calcext:value-type="float">
            <text:p>0.4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988090122599" calcext:value-type="float">
            <text:p>65.0</text:p>
          </table:table-cell>
          <table:table-cell table:style-name="ce6" office:value-type="float" office:value="169.409645165324" calcext:value-type="float">
            <text:p>169.4</text:p>
          </table:table-cell>
          <table:table-cell/>
          <table:table-cell table:style-name="ce4" table:formula="of:=[.$M$3]*[.$C151] +[.$L$3]*[.D151]  + [.$K$3]" office:value-type="float" office:value="156.909484931752" calcext:value-type="float">
            <text:p>156.91</text:p>
          </table:table-cell>
          <table:table-cell table:style-name="ce4" table:formula="of:=[.G151]-[.E151]" office:value-type="float" office:value="-12.5001602335716" calcext:value-type="float">
            <text:p>-12.50</text:p>
          </table:table-cell>
          <table:table-cell table:style-name="ce4" table:formula="of:=([.G151]-[.E151])^2" office:value-type="float" office:value="156.254005864965" calcext:value-type="float">
            <text:p>156.2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7607442096268" calcext:value-type="float">
            <text:p>62.8</text:p>
          </table:table-cell>
          <table:table-cell table:style-name="ce6" office:value-type="float" office:value="134.128284769777" calcext:value-type="float">
            <text:p>134.1</text:p>
          </table:table-cell>
          <table:table-cell/>
          <table:table-cell table:style-name="ce4" table:formula="of:=[.$M$3]*[.$C152] +[.$L$3]*[.D152]  + [.$K$3]" office:value-type="float" office:value="139.981655993164" calcext:value-type="float">
            <text:p>139.98</text:p>
          </table:table-cell>
          <table:table-cell table:style-name="ce4" table:formula="of:=[.G152]-[.E152]" office:value-type="float" office:value="5.85337122338666" calcext:value-type="float">
            <text:p>5.85</text:p>
          </table:table-cell>
          <table:table-cell table:style-name="ce4" table:formula="of:=([.G152]-[.E152])^2" office:value-type="float" office:value="34.261954678771" calcext:value-type="float">
            <text:p>34.2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4275869144579" calcext:value-type="float">
            <text:p>65.4</text:p>
          </table:table-cell>
          <table:table-cell table:style-name="ce6" office:value-type="float" office:value="143.336330917209" calcext:value-type="float">
            <text:p>143.3</text:p>
          </table:table-cell>
          <table:table-cell/>
          <table:table-cell table:style-name="ce4" table:formula="of:=[.$M$3]*[.$C153] +[.$L$3]*[.D153]  + [.$K$3]" office:value-type="float" office:value="160.24966054988" calcext:value-type="float">
            <text:p>160.25</text:p>
          </table:table-cell>
          <table:table-cell table:style-name="ce4" table:formula="of:=[.G153]-[.E153]" office:value-type="float" office:value="16.913329632671" calcext:value-type="float">
            <text:p>16.91</text:p>
          </table:table-cell>
          <table:table-cell table:style-name="ce4" table:formula="of:=([.G153]-[.E153])^2" office:value-type="float" office:value="286.060719263388" calcext:value-type="float">
            <text:p>286.0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4304688231764" calcext:value-type="float">
            <text:p>72.4</text:p>
          </table:table-cell>
          <table:table-cell table:style-name="ce6" office:value-type="float" office:value="189.179011191401" calcext:value-type="float">
            <text:p>189.2</text:p>
          </table:table-cell>
          <table:table-cell/>
          <table:table-cell table:style-name="ce4" table:formula="of:=[.$M$3]*[.$C154] +[.$L$3]*[.D154]  + [.$K$3]" office:value-type="float" office:value="213.471563056141" calcext:value-type="float">
            <text:p>213.47</text:p>
          </table:table-cell>
          <table:table-cell table:style-name="ce4" table:formula="of:=[.G154]-[.E154]" office:value-type="float" office:value="24.2925518647395" calcext:value-type="float">
            <text:p>24.29</text:p>
          </table:table-cell>
          <table:table-cell table:style-name="ce4" table:formula="of:=([.G154]-[.E154])^2" office:value-type="float" office:value="590.128076101061" calcext:value-type="float">
            <text:p>590.1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2274450523167" calcext:value-type="float">
            <text:p>67.2</text:p>
          </table:table-cell>
          <table:table-cell table:style-name="ce6" office:value-type="float" office:value="182.546137959834" calcext:value-type="float">
            <text:p>182.5</text:p>
          </table:table-cell>
          <table:table-cell/>
          <table:table-cell table:style-name="ce4" table:formula="of:=[.$M$3]*[.$C155] +[.$L$3]*[.D155]  + [.$K$3]" office:value-type="float" office:value="173.928582397607" calcext:value-type="float">
            <text:p>173.93</text:p>
          </table:table-cell>
          <table:table-cell table:style-name="ce4" table:formula="of:=[.G155]-[.E155]" office:value-type="float" office:value="-8.61755556222713" calcext:value-type="float">
            <text:p>-8.62</text:p>
          </table:table-cell>
          <table:table-cell table:style-name="ce4" table:formula="of:=([.G155]-[.E155])^2" office:value-type="float" office:value="74.2622638680717" calcext:value-type="float">
            <text:p>74.2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3150453482763" calcext:value-type="float">
            <text:p>60.3</text:p>
          </table:table-cell>
          <table:table-cell table:style-name="ce6" office:value-type="float" office:value="111.974874107803" calcext:value-type="float">
            <text:p>112.0</text:p>
          </table:table-cell>
          <table:table-cell/>
          <table:table-cell table:style-name="ce4" table:formula="of:=[.$M$3]*[.$C156] +[.$L$3]*[.D156]  + [.$K$3]" office:value-type="float" office:value="121.3943446469" calcext:value-type="float">
            <text:p>121.39</text:p>
          </table:table-cell>
          <table:table-cell table:style-name="ce4" table:formula="of:=[.G156]-[.E156]" office:value-type="float" office:value="9.41947053909686" calcext:value-type="float">
            <text:p>9.42</text:p>
          </table:table-cell>
          <table:table-cell table:style-name="ce4" table:formula="of:=([.G156]-[.E156])^2" office:value-type="float" office:value="88.7264252369138" calcext:value-type="float">
            <text:p>88.7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6408569467034" calcext:value-type="float">
            <text:p>64.6</text:p>
          </table:table-cell>
          <table:table-cell table:style-name="ce6" office:value-type="float" office:value="119.32933018666" calcext:value-type="float">
            <text:p>119.3</text:p>
          </table:table-cell>
          <table:table-cell/>
          <table:table-cell table:style-name="ce4" table:formula="of:=[.$M$3]*[.$C157] +[.$L$3]*[.D157]  + [.$K$3]" office:value-type="float" office:value="154.270512794946" calcext:value-type="float">
            <text:p>154.27</text:p>
          </table:table-cell>
          <table:table-cell table:style-name="ce4" table:formula="of:=[.G157]-[.E157]" office:value-type="float" office:value="34.9411826082858" calcext:value-type="float">
            <text:p>34.94</text:p>
          </table:table-cell>
          <table:table-cell table:style-name="ce4" table:formula="of:=([.G157]-[.E157])^2" office:value-type="float" office:value="1220.88624206557" calcext:value-type="float">
            <text:p>1,220.8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8176552663779" calcext:value-type="float">
            <text:p>61.8</text:p>
          </table:table-cell>
          <table:table-cell table:style-name="ce6" office:value-type="float" office:value="121.615000159206" calcext:value-type="float">
            <text:p>121.6</text:p>
          </table:table-cell>
          <table:table-cell/>
          <table:table-cell table:style-name="ce4" table:formula="of:=[.$M$3]*[.$C158] +[.$L$3]*[.D158]  + [.$K$3]" office:value-type="float" office:value="132.814180024472" calcext:value-type="float">
            <text:p>132.81</text:p>
          </table:table-cell>
          <table:table-cell table:style-name="ce4" table:formula="of:=[.G158]-[.E158]" office:value-type="float" office:value="11.199179865266" calcext:value-type="float">
            <text:p>11.20</text:p>
          </table:table-cell>
          <table:table-cell table:style-name="ce4" table:formula="of:=([.G158]-[.E158])^2" office:value-type="float" office:value="125.42162965458" calcext:value-type="float">
            <text:p>125.4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1845576397817" calcext:value-type="float">
            <text:p>71.2</text:p>
          </table:table-cell>
          <table:table-cell table:style-name="ce6" office:value-type="float" office:value="200.837100922882" calcext:value-type="float">
            <text:p>200.8</text:p>
          </table:table-cell>
          <table:table-cell/>
          <table:table-cell table:style-name="ce4" table:formula="of:=[.$M$3]*[.$C159] +[.$L$3]*[.D159]  + [.$K$3]" office:value-type="float" office:value="204.002638062341" calcext:value-type="float">
            <text:p>204.00</text:p>
          </table:table-cell>
          <table:table-cell table:style-name="ce4" table:formula="of:=[.G159]-[.E159]" office:value-type="float" office:value="3.16553713945891" calcext:value-type="float">
            <text:p>3.17</text:p>
          </table:table-cell>
          <table:table-cell table:style-name="ce4" table:formula="of:=([.G159]-[.E159])^2" office:value-type="float" office:value="10.0206253812937" calcext:value-type="float">
            <text:p>10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8873234452573" calcext:value-type="float">
            <text:p>66.9</text:p>
          </table:table-cell>
          <table:table-cell table:style-name="ce6" office:value-type="float" office:value="162.872453448311" calcext:value-type="float">
            <text:p>162.9</text:p>
          </table:table-cell>
          <table:table-cell/>
          <table:table-cell table:style-name="ce4" table:formula="of:=[.$M$3]*[.$C160] +[.$L$3]*[.D160]  + [.$K$3]" office:value-type="float" office:value="171.343658183955" calcext:value-type="float">
            <text:p>171.34</text:p>
          </table:table-cell>
          <table:table-cell table:style-name="ce4" table:formula="of:=[.G160]-[.E160]" office:value-type="float" office:value="8.47120473564442" calcext:value-type="float">
            <text:p>8.47</text:p>
          </table:table-cell>
          <table:table-cell table:style-name="ce4" table:formula="of:=([.G160]-[.E160])^2" office:value-type="float" office:value="71.7613096732045" calcext:value-type="float">
            <text:p>71.7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6051458474554" calcext:value-type="float">
            <text:p>71.6</text:p>
          </table:table-cell>
          <table:table-cell table:style-name="ce6" office:value-type="float" office:value="192.427913613357" calcext:value-type="float">
            <text:p>192.4</text:p>
          </table:table-cell>
          <table:table-cell/>
          <table:table-cell table:style-name="ce4" table:formula="of:=[.$M$3]*[.$C161] +[.$L$3]*[.D161]  + [.$K$3]" office:value-type="float" office:value="207.199108440661" calcext:value-type="float">
            <text:p>207.20</text:p>
          </table:table-cell>
          <table:table-cell table:style-name="ce4" table:formula="of:=[.G161]-[.E161]" office:value-type="float" office:value="14.771194827304" calcext:value-type="float">
            <text:p>14.77</text:p>
          </table:table-cell>
          <table:table-cell table:style-name="ce4" table:formula="of:=([.G161]-[.E161])^2" office:value-type="float" office:value="218.188196626173" calcext:value-type="float">
            <text:p>218.1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4351749033072" calcext:value-type="float">
            <text:p>71.4</text:p>
          </table:table-cell>
          <table:table-cell table:style-name="ce6" office:value-type="float" office:value="213.337773308762" calcext:value-type="float">
            <text:p>213.3</text:p>
          </table:table-cell>
          <table:table-cell/>
          <table:table-cell table:style-name="ce4" table:formula="of:=[.$M$3]*[.$C162] +[.$L$3]*[.D162]  + [.$K$3]" office:value-type="float" office:value="205.907329265135" calcext:value-type="float">
            <text:p>205.91</text:p>
          </table:table-cell>
          <table:table-cell table:style-name="ce4" table:formula="of:=[.G162]-[.E162]" office:value-type="float" office:value="-7.43044404362735" calcext:value-type="float">
            <text:p>-7.43</text:p>
          </table:table-cell>
          <table:table-cell table:style-name="ce4" table:formula="of:=([.G162]-[.E162])^2" office:value-type="float" office:value="55.2114986854771" calcext:value-type="float">
            <text:p>55.2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8656161119303" calcext:value-type="float">
            <text:p>70.9</text:p>
          </table:table-cell>
          <table:table-cell table:style-name="ce6" office:value-type="float" office:value="214.981393879642" calcext:value-type="float">
            <text:p>215.0</text:p>
          </table:table-cell>
          <table:table-cell/>
          <table:table-cell table:style-name="ce4" table:formula="of:=[.$M$3]*[.$C163] +[.$L$3]*[.D163]  + [.$K$3]" office:value-type="float" office:value="201.57868245067" calcext:value-type="float">
            <text:p>201.58</text:p>
          </table:table-cell>
          <table:table-cell table:style-name="ce4" table:formula="of:=[.G163]-[.E163]" office:value-type="float" office:value="-13.4027114289719" calcext:value-type="float">
            <text:p>-13.40</text:p>
          </table:table-cell>
          <table:table-cell table:style-name="ce4" table:formula="of:=([.G163]-[.E163])^2" office:value-type="float" office:value="179.632673648293" calcext:value-type="float">
            <text:p>179.6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4994406951495" calcext:value-type="float">
            <text:p>68.5</text:p>
          </table:table-cell>
          <table:table-cell table:style-name="ce6" office:value-type="float" office:value="184.660637079457" calcext:value-type="float">
            <text:p>184.7</text:p>
          </table:table-cell>
          <table:table-cell/>
          <table:table-cell table:style-name="ce4" table:formula="of:=[.$M$3]*[.$C164] +[.$L$3]*[.D164]  + [.$K$3]" office:value-type="float" office:value="183.595749283136" calcext:value-type="float">
            <text:p>183.60</text:p>
          </table:table-cell>
          <table:table-cell table:style-name="ce4" table:formula="of:=[.G164]-[.E164]" office:value-type="float" office:value="-1.06488779632076" calcext:value-type="float">
            <text:p>-1.06</text:p>
          </table:table-cell>
          <table:table-cell table:style-name="ce4" table:formula="of:=([.G164]-[.E164])^2" office:value-type="float" office:value="1.13398601875289" calcext:value-type="float">
            <text:p>1.1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1640798477115" calcext:value-type="float">
            <text:p>73.2</text:p>
          </table:table-cell>
          <table:table-cell table:style-name="ce6" office:value-type="float" office:value="213.509492257167" calcext:value-type="float">
            <text:p>213.5</text:p>
          </table:table-cell>
          <table:table-cell/>
          <table:table-cell table:style-name="ce4" table:formula="of:=[.$M$3]*[.$C165] +[.$L$3]*[.D165]  + [.$K$3]" office:value-type="float" office:value="219.047006842607" calcext:value-type="float">
            <text:p>219.05</text:p>
          </table:table-cell>
          <table:table-cell table:style-name="ce4" table:formula="of:=[.G165]-[.E165]" office:value-type="float" office:value="5.53751458544039" calcext:value-type="float">
            <text:p>5.54</text:p>
          </table:table-cell>
          <table:table-cell table:style-name="ce4" table:formula="of:=([.G165]-[.E165])^2" office:value-type="float" office:value="30.6640677839651" calcext:value-type="float">
            <text:p>30.6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1794982498071" calcext:value-type="float">
            <text:p>63.2</text:p>
          </table:table-cell>
          <table:table-cell table:style-name="ce6" office:value-type="float" office:value="141.266099582434" calcext:value-type="float">
            <text:p>141.3</text:p>
          </table:table-cell>
          <table:table-cell/>
          <table:table-cell table:style-name="ce4" table:formula="of:=[.$M$3]*[.$C166] +[.$L$3]*[.D166]  + [.$K$3]" office:value-type="float" office:value="143.164186698534" calcext:value-type="float">
            <text:p>143.16</text:p>
          </table:table-cell>
          <table:table-cell table:style-name="ce4" table:formula="of:=[.G166]-[.E166]" office:value-type="float" office:value="1.8980871160999" calcext:value-type="float">
            <text:p>1.90</text:p>
          </table:table-cell>
          <table:table-cell table:style-name="ce4" table:formula="of:=([.G166]-[.E166])^2" office:value-type="float" office:value="3.60273470030444" calcext:value-type="float">
            <text:p>3.6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5250911236378" calcext:value-type="float">
            <text:p>61.5</text:p>
          </table:table-cell>
          <table:table-cell table:style-name="ce6" office:value-type="float" office:value="133.528507704123" calcext:value-type="float">
            <text:p>133.5</text:p>
          </table:table-cell>
          <table:table-cell/>
          <table:table-cell table:style-name="ce4" table:formula="of:=[.$M$3]*[.$C167] +[.$L$3]*[.D167]  + [.$K$3]" office:value-type="float" office:value="130.590692539647" calcext:value-type="float">
            <text:p>130.59</text:p>
          </table:table-cell>
          <table:table-cell table:style-name="ce4" table:formula="of:=[.G167]-[.E167]" office:value-type="float" office:value="-2.93781516447575" calcext:value-type="float">
            <text:p>-2.94</text:p>
          </table:table-cell>
          <table:table-cell table:style-name="ce4" table:formula="of:=([.G167]-[.E167])^2" office:value-type="float" office:value="8.63075794062368" calcext:value-type="float">
            <text:p>8.6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0438666249045" calcext:value-type="float">
            <text:p>69.0</text:p>
          </table:table-cell>
          <table:table-cell table:style-name="ce6" office:value-type="float" office:value="181.377015019601" calcext:value-type="float">
            <text:p>181.4</text:p>
          </table:table-cell>
          <table:table-cell/>
          <table:table-cell table:style-name="ce4" table:formula="of:=[.$M$3]*[.$C168] +[.$L$3]*[.D168]  + [.$K$3]" office:value-type="float" office:value="187.733386349274" calcext:value-type="float">
            <text:p>187.73</text:p>
          </table:table-cell>
          <table:table-cell table:style-name="ce4" table:formula="of:=[.G168]-[.E168]" office:value-type="float" office:value="6.35637132967315" calcext:value-type="float">
            <text:p>6.36</text:p>
          </table:table-cell>
          <table:table-cell table:style-name="ce4" table:formula="of:=([.G168]-[.E168])^2" office:value-type="float" office:value="40.4034564806908" calcext:value-type="float">
            <text:p>40.4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8969915133392" calcext:value-type="float">
            <text:p>66.9</text:p>
          </table:table-cell>
          <table:table-cell table:style-name="ce6" office:value-type="float" office:value="177.573446455673" calcext:value-type="float">
            <text:p>177.6</text:p>
          </table:table-cell>
          <table:table-cell/>
          <table:table-cell table:style-name="ce4" table:formula="of:=[.$M$3]*[.$C169] +[.$L$3]*[.D169]  + [.$K$3]" office:value-type="float" office:value="171.417135501378" calcext:value-type="float">
            <text:p>171.42</text:p>
          </table:table-cell>
          <table:table-cell table:style-name="ce4" table:formula="of:=[.G169]-[.E169]" office:value-type="float" office:value="-6.15631095429509" calcext:value-type="float">
            <text:p>-6.16</text:p>
          </table:table-cell>
          <table:table-cell table:style-name="ce4" table:formula="of:=([.G169]-[.E169])^2" office:value-type="float" office:value="37.9001645659738" calcext:value-type="float">
            <text:p>37.9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005429002183" calcext:value-type="float">
            <text:p>68.0</text:p>
          </table:table-cell>
          <table:table-cell table:style-name="ce6" office:value-type="float" office:value="194.754189235412" calcext:value-type="float">
            <text:p>194.8</text:p>
          </table:table-cell>
          <table:table-cell/>
          <table:table-cell table:style-name="ce4" table:formula="of:=[.$M$3]*[.$C170] +[.$L$3]*[.D170]  + [.$K$3]" office:value-type="float" office:value="179.841260416591" calcext:value-type="float">
            <text:p>179.84</text:p>
          </table:table-cell>
          <table:table-cell table:style-name="ce4" table:formula="of:=[.G170]-[.E170]" office:value-type="float" office:value="-14.9129288188212" calcext:value-type="float">
            <text:p>-14.91</text:p>
          </table:table-cell>
          <table:table-cell table:style-name="ce4" table:formula="of:=([.G170]-[.E170])^2" office:value-type="float" office:value="222.395445955229" calcext:value-type="float">
            <text:p>222.4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5316570524766" calcext:value-type="float">
            <text:p>67.5</text:p>
          </table:table-cell>
          <table:table-cell table:style-name="ce6" office:value-type="float" office:value="164.004352795121" calcext:value-type="float">
            <text:p>164.0</text:p>
          </table:table-cell>
          <table:table-cell/>
          <table:table-cell table:style-name="ce4" table:formula="of:=[.$M$3]*[.$C171] +[.$L$3]*[.D171]  + [.$K$3]" office:value-type="float" office:value="176.240593598822" calcext:value-type="float">
            <text:p>176.24</text:p>
          </table:table-cell>
          <table:table-cell table:style-name="ce4" table:formula="of:=[.G171]-[.E171]" office:value-type="float" office:value="12.2362408037012" calcext:value-type="float">
            <text:p>12.24</text:p>
          </table:table-cell>
          <table:table-cell table:style-name="ce4" table:formula="of:=([.G171]-[.E171])^2" office:value-type="float" office:value="149.725589006162" calcext:value-type="float">
            <text:p>149.7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4082732512145" calcext:value-type="float">
            <text:p>64.4</text:p>
          </table:table-cell>
          <table:table-cell table:style-name="ce6" office:value-type="float" office:value="154.641041608773" calcext:value-type="float">
            <text:p>154.6</text:p>
          </table:table-cell>
          <table:table-cell/>
          <table:table-cell table:style-name="ce4" table:formula="of:=[.$M$3]*[.$C172] +[.$L$3]*[.D172]  + [.$K$3]" office:value-type="float" office:value="152.50287670923" calcext:value-type="float">
            <text:p>152.50</text:p>
          </table:table-cell>
          <table:table-cell table:style-name="ce4" table:formula="of:=[.G172]-[.E172]" office:value-type="float" office:value="-2.13816489954289" calcext:value-type="float">
            <text:p>-2.14</text:p>
          </table:table-cell>
          <table:table-cell table:style-name="ce4" table:formula="of:=([.G172]-[.E172])^2" office:value-type="float" office:value="4.57174913763724" calcext:value-type="float">
            <text:p>4.5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5819746301437" calcext:value-type="float">
            <text:p>61.6</text:p>
          </table:table-cell>
          <table:table-cell table:style-name="ce6" office:value-type="float" office:value="140.585717556394" calcext:value-type="float">
            <text:p>140.6</text:p>
          </table:table-cell>
          <table:table-cell/>
          <table:table-cell table:style-name="ce4" table:formula="of:=[.$M$3]*[.$C173] +[.$L$3]*[.D173]  + [.$K$3]" office:value-type="float" office:value="131.023007189092" calcext:value-type="float">
            <text:p>131.02</text:p>
          </table:table-cell>
          <table:table-cell table:style-name="ce4" table:formula="of:=[.G173]-[.E173]" office:value-type="float" office:value="-9.56271036730192" calcext:value-type="float">
            <text:p>-9.56</text:p>
          </table:table-cell>
          <table:table-cell table:style-name="ce4" table:formula="of:=([.G173]-[.E173])^2" office:value-type="float" office:value="91.4454295689036" calcext:value-type="float">
            <text:p>91.4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9.4709873791619" calcext:value-type="float">
            <text:p>69.5</text:p>
          </table:table-cell>
          <table:table-cell table:style-name="ce6" office:value-type="float" office:value="178.981463730448" calcext:value-type="float">
            <text:p>179.0</text:p>
          </table:table-cell>
          <table:table-cell/>
          <table:table-cell table:style-name="ce4" table:formula="of:=[.$M$3]*[.$C174] +[.$L$3]*[.D174]  + [.$K$3]" office:value-type="float" office:value="190.97950408163" calcext:value-type="float">
            <text:p>190.98</text:p>
          </table:table-cell>
          <table:table-cell table:style-name="ce4" table:formula="of:=[.G174]-[.E174]" office:value-type="float" office:value="11.9980403511823" calcext:value-type="float">
            <text:p>12.00</text:p>
          </table:table-cell>
          <table:table-cell table:style-name="ce4" table:formula="of:=([.G174]-[.E174])^2" office:value-type="float" office:value="143.9529722686" calcext:value-type="float">
            <text:p>143.9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2874422639476" calcext:value-type="float">
            <text:p>66.3</text:p>
          </table:table-cell>
          <table:table-cell table:style-name="ce6" office:value-type="float" office:value="168.905571923085" calcext:value-type="float">
            <text:p>168.9</text:p>
          </table:table-cell>
          <table:table-cell/>
          <table:table-cell table:style-name="ce4" table:formula="of:=[.$M$3]*[.$C175] +[.$L$3]*[.D175]  + [.$K$3]" office:value-type="float" office:value="166.784561206002" calcext:value-type="float">
            <text:p>166.78</text:p>
          </table:table-cell>
          <table:table-cell table:style-name="ce4" table:formula="of:=[.G175]-[.E175]" office:value-type="float" office:value="-2.12101071708332" calcext:value-type="float">
            <text:p>-2.12</text:p>
          </table:table-cell>
          <table:table-cell table:style-name="ce4" table:formula="of:=([.G175]-[.E175])^2" office:value-type="float" office:value="4.49868646198231" calcext:value-type="float">
            <text:p>4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5.8254451927654" calcext:value-type="float">
            <text:p>65.8</text:p>
          </table:table-cell>
          <table:table-cell table:style-name="ce6" office:value-type="float" office:value="156.804215038989" calcext:value-type="float">
            <text:p>156.8</text:p>
          </table:table-cell>
          <table:table-cell/>
          <table:table-cell table:style-name="ce4" table:formula="of:=[.$M$3]*[.$C176] +[.$L$3]*[.D176]  + [.$K$3]" office:value-type="float" office:value="163.273383465017" calcext:value-type="float">
            <text:p>163.27</text:p>
          </table:table-cell>
          <table:table-cell table:style-name="ce4" table:formula="of:=[.G176]-[.E176]" office:value-type="float" office:value="6.46916842602798" calcext:value-type="float">
            <text:p>6.47</text:p>
          </table:table-cell>
          <table:table-cell table:style-name="ce4" table:formula="of:=([.G176]-[.E176])^2" office:value-type="float" office:value="41.8501401243173" calcext:value-type="float">
            <text:p>41.8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5608284830163" calcext:value-type="float">
            <text:p>64.6</text:p>
          </table:table-cell>
          <table:table-cell table:style-name="ce6" office:value-type="float" office:value="161.889769141679" calcext:value-type="float">
            <text:p>161.9</text:p>
          </table:table-cell>
          <table:table-cell/>
          <table:table-cell table:style-name="ce4" table:formula="of:=[.$M$3]*[.$C177] +[.$L$3]*[.D177]  + [.$K$3]" office:value-type="float" office:value="153.662296470924" calcext:value-type="float">
            <text:p>153.66</text:p>
          </table:table-cell>
          <table:table-cell table:style-name="ce4" table:formula="of:=[.G177]-[.E177]" office:value-type="float" office:value="-8.22747267075519" calcext:value-type="float">
            <text:p>-8.23</text:p>
          </table:table-cell>
          <table:table-cell table:style-name="ce4" table:formula="of:=([.G177]-[.E177])^2" office:value-type="float" office:value="67.6913065480236" calcext:value-type="float">
            <text:p>67.6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5563984334083" calcext:value-type="float">
            <text:p>64.6</text:p>
          </table:table-cell>
          <table:table-cell table:style-name="ce6" office:value-type="float" office:value="146.411541695103" calcext:value-type="float">
            <text:p>146.4</text:p>
          </table:table-cell>
          <table:table-cell/>
          <table:table-cell table:style-name="ce4" table:formula="of:=[.$M$3]*[.$C178] +[.$L$3]*[.D178]  + [.$K$3]" office:value-type="float" office:value="153.628628093903" calcext:value-type="float">
            <text:p>153.63</text:p>
          </table:table-cell>
          <table:table-cell table:style-name="ce4" table:formula="of:=[.G178]-[.E178]" office:value-type="float" office:value="7.21708639880009" calcext:value-type="float">
            <text:p>7.22</text:p>
          </table:table-cell>
          <table:table-cell table:style-name="ce4" table:formula="of:=([.G178]-[.E178])^2" office:value-type="float" office:value="52.0863360877453" calcext:value-type="float">
            <text:p>52.0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1929614495965" calcext:value-type="float">
            <text:p>71.2</text:p>
          </table:table-cell>
          <table:table-cell table:style-name="ce6" office:value-type="float" office:value="206.196180056506" calcext:value-type="float">
            <text:p>206.2</text:p>
          </table:table-cell>
          <table:table-cell/>
          <table:table-cell table:style-name="ce4" table:formula="of:=[.$M$3]*[.$C179] +[.$L$3]*[.D179]  + [.$K$3]" office:value-type="float" office:value="204.066507016933" calcext:value-type="float">
            <text:p>204.07</text:p>
          </table:table-cell>
          <table:table-cell table:style-name="ce4" table:formula="of:=[.G179]-[.E179]" office:value-type="float" office:value="-2.12967303957268" calcext:value-type="float">
            <text:p>-2.13</text:p>
          </table:table-cell>
          <table:table-cell table:style-name="ce4" table:formula="of:=([.G179]-[.E179])^2" office:value-type="float" office:value="4.53550725548274" calcext:value-type="float">
            <text:p>4.5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6.7371834718755" calcext:value-type="float">
            <text:p>56.7</text:p>
          </table:table-cell>
          <table:table-cell table:style-name="ce6" office:value-type="float" office:value="91.6054372300519" calcext:value-type="float">
            <text:p>91.6</text:p>
          </table:table-cell>
          <table:table-cell/>
          <table:table-cell table:style-name="ce4" table:formula="of:=[.$M$3]*[.$C180] +[.$L$3]*[.D180]  + [.$K$3]" office:value-type="float" office:value="94.2025943862537" calcext:value-type="float">
            <text:p>94.20</text:p>
          </table:table-cell>
          <table:table-cell table:style-name="ce4" table:formula="of:=[.G180]-[.E180]" office:value-type="float" office:value="2.59715715620183" calcext:value-type="float">
            <text:p>2.60</text:p>
          </table:table-cell>
          <table:table-cell table:style-name="ce4" table:formula="of:=([.G180]-[.E180])^2" office:value-type="float" office:value="6.74522529401038" calcext:value-type="float">
            <text:p>6.7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8904252076047" calcext:value-type="float">
            <text:p>64.9</text:p>
          </table:table-cell>
          <table:table-cell table:style-name="ce6" office:value-type="float" office:value="157.249289180483" calcext:value-type="float">
            <text:p>157.2</text:p>
          </table:table-cell>
          <table:table-cell/>
          <table:table-cell table:style-name="ce4" table:formula="of:=[.$M$3]*[.$C181] +[.$L$3]*[.D181]  + [.$K$3]" office:value-type="float" office:value="156.167231577796" calcext:value-type="float">
            <text:p>156.17</text:p>
          </table:table-cell>
          <table:table-cell table:style-name="ce4" table:formula="of:=[.G181]-[.E181]" office:value-type="float" office:value="-1.08205760268737" calcext:value-type="float">
            <text:p>-1.08</text:p>
          </table:table-cell>
          <table:table-cell table:style-name="ce4" table:formula="of:=([.G181]-[.E181])^2" office:value-type="float" office:value="1.17084865553354" calcext:value-type="float">
            <text:p>1.1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3515413194102" calcext:value-type="float">
            <text:p>66.4</text:p>
          </table:table-cell>
          <table:table-cell table:style-name="ce6" office:value-type="float" office:value="171.963792430396" calcext:value-type="float">
            <text:p>172.0</text:p>
          </table:table-cell>
          <table:table-cell/>
          <table:table-cell table:style-name="ce4" table:formula="of:=[.$M$3]*[.$C182] +[.$L$3]*[.D182]  + [.$K$3]" office:value-type="float" office:value="167.271714027518" calcext:value-type="float">
            <text:p>167.27</text:p>
          </table:table-cell>
          <table:table-cell table:style-name="ce4" table:formula="of:=[.G182]-[.E182]" office:value-type="float" office:value="-4.69207840287848" calcext:value-type="float">
            <text:p>-4.69</text:p>
          </table:table-cell>
          <table:table-cell table:style-name="ce4" table:formula="of:=([.G182]-[.E182])^2" office:value-type="float" office:value="22.0155997387587" calcext:value-type="float">
            <text:p>22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0937129470602" calcext:value-type="float">
            <text:p>66.1</text:p>
          </table:table-cell>
          <table:table-cell table:style-name="ce6" office:value-type="float" office:value="131.150114364033" calcext:value-type="float">
            <text:p>131.2</text:p>
          </table:table-cell>
          <table:table-cell/>
          <table:table-cell table:style-name="ce4" table:formula="of:=[.$M$3]*[.$C183] +[.$L$3]*[.D183]  + [.$K$3]" office:value-type="float" office:value="165.312218397657" calcext:value-type="float">
            <text:p>165.31</text:p>
          </table:table-cell>
          <table:table-cell table:style-name="ce4" table:formula="of:=[.G183]-[.E183]" office:value-type="float" office:value="34.1621040336245" calcext:value-type="float">
            <text:p>34.16</text:p>
          </table:table-cell>
          <table:table-cell table:style-name="ce4" table:formula="of:=([.G183]-[.E183])^2" office:value-type="float" office:value="1167.04935200418" calcext:value-type="float">
            <text:p>1,167.0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1176573779058" calcext:value-type="float">
            <text:p>69.1</text:p>
          </table:table-cell>
          <table:table-cell table:style-name="ce6" office:value-type="float" office:value="197.491802106448" calcext:value-type="float">
            <text:p>197.5</text:p>
          </table:table-cell>
          <table:table-cell/>
          <table:table-cell table:style-name="ce4" table:formula="of:=[.$M$3]*[.$C184] +[.$L$3]*[.D184]  + [.$K$3]" office:value-type="float" office:value="188.294196072084" calcext:value-type="float">
            <text:p>188.29</text:p>
          </table:table-cell>
          <table:table-cell table:style-name="ce4" table:formula="of:=[.G184]-[.E184]" office:value-type="float" office:value="-9.1976060343639" calcext:value-type="float">
            <text:p>-9.20</text:p>
          </table:table-cell>
          <table:table-cell table:style-name="ce4" table:formula="of:=([.G184]-[.E184])^2" office:value-type="float" office:value="84.5959567633672" calcext:value-type="float">
            <text:p>84.6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5976629480473" calcext:value-type="float">
            <text:p>72.6</text:p>
          </table:table-cell>
          <table:table-cell table:style-name="ce6" office:value-type="float" office:value="205.095540164959" calcext:value-type="float">
            <text:p>205.1</text:p>
          </table:table-cell>
          <table:table-cell/>
          <table:table-cell table:style-name="ce4" table:formula="of:=[.$M$3]*[.$C185] +[.$L$3]*[.D185]  + [.$K$3]" office:value-type="float" office:value="214.742238405159" calcext:value-type="float">
            <text:p>214.74</text:p>
          </table:table-cell>
          <table:table-cell table:style-name="ce4" table:formula="of:=[.G185]-[.E185]" office:value-type="float" office:value="9.64669824020046" calcext:value-type="float">
            <text:p>9.65</text:p>
          </table:table-cell>
          <table:table-cell table:style-name="ce4" table:formula="of:=([.G185]-[.E185])^2" office:value-type="float" office:value="93.0587869374867" calcext:value-type="float">
            <text:p>93.0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705557795015" calcext:value-type="float">
            <text:p>64.7</text:p>
          </table:table-cell>
          <table:table-cell table:style-name="ce6" office:value-type="float" office:value="147.951506893112" calcext:value-type="float">
            <text:p>148.0</text:p>
          </table:table-cell>
          <table:table-cell/>
          <table:table-cell table:style-name="ce4" table:formula="of:=[.$M$3]*[.$C186] +[.$L$3]*[.D186]  + [.$K$3]" office:value-type="float" office:value="154.762239242114" calcext:value-type="float">
            <text:p>154.76</text:p>
          </table:table-cell>
          <table:table-cell table:style-name="ce4" table:formula="of:=[.G186]-[.E186]" office:value-type="float" office:value="6.81073234900194" calcext:value-type="float">
            <text:p>6.81</text:p>
          </table:table-cell>
          <table:table-cell table:style-name="ce4" table:formula="of:=([.G186]-[.E186])^2" office:value-type="float" office:value="46.3860751297415" calcext:value-type="float">
            <text:p>46.3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3417048328623" calcext:value-type="float">
            <text:p>64.3</text:p>
          </table:table-cell>
          <table:table-cell table:style-name="ce6" office:value-type="float" office:value="138.297275974031" calcext:value-type="float">
            <text:p>138.3</text:p>
          </table:table-cell>
          <table:table-cell/>
          <table:table-cell table:style-name="ce4" table:formula="of:=[.$M$3]*[.$C187] +[.$L$3]*[.D187]  + [.$K$3]" office:value-type="float" office:value="151.996956729754" calcext:value-type="float">
            <text:p>152.00</text:p>
          </table:table-cell>
          <table:table-cell table:style-name="ce4" table:formula="of:=[.G187]-[.E187]" office:value-type="float" office:value="13.6996807557225" calcext:value-type="float">
            <text:p>13.70</text:p>
          </table:table-cell>
          <table:table-cell table:style-name="ce4" table:formula="of:=([.G187]-[.E187])^2" office:value-type="float" office:value="187.681252808713" calcext:value-type="float">
            <text:p>187.6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0600117405822" calcext:value-type="float">
            <text:p>65.1</text:p>
          </table:table-cell>
          <table:table-cell table:style-name="ce6" office:value-type="float" office:value="144.758964434927" calcext:value-type="float">
            <text:p>144.8</text:p>
          </table:table-cell>
          <table:table-cell/>
          <table:table-cell table:style-name="ce4" table:formula="of:=[.$M$3]*[.$C188] +[.$L$3]*[.D188]  + [.$K$3]" office:value-type="float" office:value="157.456089228425" calcext:value-type="float">
            <text:p>157.46</text:p>
          </table:table-cell>
          <table:table-cell table:style-name="ce4" table:formula="of:=[.G188]-[.E188]" office:value-type="float" office:value="12.6971247934977" calcext:value-type="float">
            <text:p>12.70</text:p>
          </table:table-cell>
          <table:table-cell table:style-name="ce4" table:formula="of:=([.G188]-[.E188])^2" office:value-type="float" office:value="161.216978021653" calcext:value-type="float">
            <text:p>161.2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3387376279613" calcext:value-type="float">
            <text:p>69.3</text:p>
          </table:table-cell>
          <table:table-cell table:style-name="ce6" office:value-type="float" office:value="191.445654280964" calcext:value-type="float">
            <text:p>191.4</text:p>
          </table:table-cell>
          <table:table-cell/>
          <table:table-cell table:style-name="ce4" table:formula="of:=[.$M$3]*[.$C189] +[.$L$3]*[.D189]  + [.$K$3]" office:value-type="float" office:value="189.974405972506" calcext:value-type="float">
            <text:p>189.97</text:p>
          </table:table-cell>
          <table:table-cell table:style-name="ce4" table:formula="of:=[.G189]-[.E189]" office:value-type="float" office:value="-1.4712483084582" calcext:value-type="float">
            <text:p>-1.47</text:p>
          </table:table-cell>
          <table:table-cell table:style-name="ce4" table:formula="of:=([.G189]-[.E189])^2" office:value-type="float" office:value="2.16457158514112" calcext:value-type="float">
            <text:p>2.1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6358440193902" calcext:value-type="float">
            <text:p>62.6</text:p>
          </table:table-cell>
          <table:table-cell table:style-name="ce6" office:value-type="float" office:value="134.418862222534" calcext:value-type="float">
            <text:p>134.4</text:p>
          </table:table-cell>
          <table:table-cell/>
          <table:table-cell table:style-name="ce4" table:formula="of:=[.$M$3]*[.$C190] +[.$L$3]*[.D190]  + [.$K$3]" office:value-type="float" office:value="139.032414547365" calcext:value-type="float">
            <text:p>139.03</text:p>
          </table:table-cell>
          <table:table-cell table:style-name="ce4" table:formula="of:=[.G190]-[.E190]" office:value-type="float" office:value="4.61355232483149" calcext:value-type="float">
            <text:p>4.61</text:p>
          </table:table-cell>
          <table:table-cell table:style-name="ce4" table:formula="of:=([.G190]-[.E190])^2" office:value-type="float" office:value="21.284865053958" calcext:value-type="float">
            <text:p>21.2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4048818826678" calcext:value-type="float">
            <text:p>65.4</text:p>
          </table:table-cell>
          <table:table-cell table:style-name="ce6" office:value-type="float" office:value="144.025941163566" calcext:value-type="float">
            <text:p>144.0</text:p>
          </table:table-cell>
          <table:table-cell/>
          <table:table-cell table:style-name="ce4" table:formula="of:=[.$M$3]*[.$C191] +[.$L$3]*[.D191]  + [.$K$3]" office:value-type="float" office:value="160.077102308275" calcext:value-type="float">
            <text:p>160.08</text:p>
          </table:table-cell>
          <table:table-cell table:style-name="ce4" table:formula="of:=[.G191]-[.E191]" office:value-type="float" office:value="16.0511611447092" calcext:value-type="float">
            <text:p>16.05</text:p>
          </table:table-cell>
          <table:table-cell table:style-name="ce4" table:formula="of:=([.G191]-[.E191])^2" office:value-type="float" office:value="257.639774093422" calcext:value-type="float">
            <text:p>257.6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3.6128111159306" calcext:value-type="float">
            <text:p>63.6</text:p>
          </table:table-cell>
          <table:table-cell table:style-name="ce6" office:value-type="float" office:value="155.433246561107" calcext:value-type="float">
            <text:p>155.4</text:p>
          </table:table-cell>
          <table:table-cell/>
          <table:table-cell table:style-name="ce4" table:formula="of:=[.$M$3]*[.$C192] +[.$L$3]*[.D192]  + [.$K$3]" office:value-type="float" office:value="146.457364481073" calcext:value-type="float">
            <text:p>146.46</text:p>
          </table:table-cell>
          <table:table-cell table:style-name="ce4" table:formula="of:=[.G192]-[.E192]" office:value-type="float" office:value="-8.97588208003447" calcext:value-type="float">
            <text:p>-8.98</text:p>
          </table:table-cell>
          <table:table-cell table:style-name="ce4" table:formula="of:=([.G192]-[.E192])^2" office:value-type="float" office:value="80.5664591146839" calcext:value-type="float">
            <text:p>80.5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6798736853237" calcext:value-type="float">
            <text:p>68.7</text:p>
          </table:table-cell>
          <table:table-cell table:style-name="ce6" office:value-type="float" office:value="196.151622823601" calcext:value-type="float">
            <text:p>196.2</text:p>
          </table:table-cell>
          <table:table-cell/>
          <table:table-cell table:style-name="ce4" table:formula="of:=[.$M$3]*[.$C193] +[.$L$3]*[.D193]  + [.$K$3]" office:value-type="float" office:value="184.96704000846" calcext:value-type="float">
            <text:p>184.97</text:p>
          </table:table-cell>
          <table:table-cell table:style-name="ce4" table:formula="of:=[.G193]-[.E193]" office:value-type="float" office:value="-11.1845828151409" calcext:value-type="float">
            <text:p>-11.18</text:p>
          </table:table-cell>
          <table:table-cell table:style-name="ce4" table:formula="of:=([.G193]-[.E193])^2" office:value-type="float" office:value="125.094892748745" calcext:value-type="float">
            <text:p>125.0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6402661925309" calcext:value-type="float">
            <text:p>60.6</text:p>
          </table:table-cell>
          <table:table-cell table:style-name="ce6" office:value-type="float" office:value="118.136726961146" calcext:value-type="float">
            <text:p>118.1</text:p>
          </table:table-cell>
          <table:table-cell/>
          <table:table-cell table:style-name="ce4" table:formula="of:=[.$M$3]*[.$C194] +[.$L$3]*[.D194]  + [.$K$3]" office:value-type="float" office:value="123.866023063235" calcext:value-type="float">
            <text:p>123.87</text:p>
          </table:table-cell>
          <table:table-cell table:style-name="ce4" table:formula="of:=[.G194]-[.E194]" office:value-type="float" office:value="5.72929610208882" calcext:value-type="float">
            <text:p>5.73</text:p>
          </table:table-cell>
          <table:table-cell table:style-name="ce4" table:formula="of:=([.G194]-[.E194])^2" office:value-type="float" office:value="32.8248338254102" calcext:value-type="float">
            <text:p>32.8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1630680329135" calcext:value-type="float">
            <text:p>62.2</text:p>
          </table:table-cell>
          <table:table-cell table:style-name="ce6" office:value-type="float" office:value="108.250636306234" calcext:value-type="float">
            <text:p>108.3</text:p>
          </table:table-cell>
          <table:table-cell/>
          <table:table-cell table:style-name="ce4" table:formula="of:=[.$M$3]*[.$C195] +[.$L$3]*[.D195]  + [.$K$3]" office:value-type="float" office:value="135.439317050143" calcext:value-type="float">
            <text:p>135.44</text:p>
          </table:table-cell>
          <table:table-cell table:style-name="ce4" table:formula="of:=[.G195]-[.E195]" office:value-type="float" office:value="27.1886807439086" calcext:value-type="float">
            <text:p>27.19</text:p>
          </table:table-cell>
          <table:table-cell table:style-name="ce4" table:formula="of:=([.G195]-[.E195])^2" office:value-type="float" office:value="739.224360594184" calcext:value-type="float">
            <text:p>739.2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4670652353147" calcext:value-type="float">
            <text:p>64.5</text:p>
          </table:table-cell>
          <table:table-cell table:style-name="ce6" office:value-type="float" office:value="143.663382287202" calcext:value-type="float">
            <text:p>143.7</text:p>
          </table:table-cell>
          <table:table-cell/>
          <table:table-cell table:style-name="ce4" table:formula="of:=[.$M$3]*[.$C196] +[.$L$3]*[.D196]  + [.$K$3]" office:value-type="float" office:value="152.949695788392" calcext:value-type="float">
            <text:p>152.95</text:p>
          </table:table-cell>
          <table:table-cell table:style-name="ce4" table:formula="of:=[.G196]-[.E196]" office:value-type="float" office:value="9.28631350118974" calcext:value-type="float">
            <text:p>9.29</text:p>
          </table:table-cell>
          <table:table-cell table:style-name="ce4" table:formula="of:=([.G196]-[.E196])^2" office:value-type="float" office:value="86.2356184423788" calcext:value-type="float">
            <text:p>86.2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076541653466" calcext:value-type="float">
            <text:p>61.1</text:p>
          </table:table-cell>
          <table:table-cell table:style-name="ce6" office:value-type="float" office:value="131.336443521465" calcext:value-type="float">
            <text:p>131.3</text:p>
          </table:table-cell>
          <table:table-cell/>
          <table:table-cell table:style-name="ce4" table:formula="of:=[.$M$3]*[.$C197] +[.$L$3]*[.D197]  + [.$K$3]" office:value-type="float" office:value="127.181716566342" calcext:value-type="float">
            <text:p>127.18</text:p>
          </table:table-cell>
          <table:table-cell table:style-name="ce4" table:formula="of:=[.G197]-[.E197]" office:value-type="float" office:value="-4.15472695512338" calcext:value-type="float">
            <text:p>-4.15</text:p>
          </table:table-cell>
          <table:table-cell table:style-name="ce4" table:formula="of:=([.G197]-[.E197])^2" office:value-type="float" office:value="17.2617560716288" calcext:value-type="float">
            <text:p>17.2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7109383642151" calcext:value-type="float">
            <text:p>70.7</text:p>
          </table:table-cell>
          <table:table-cell table:style-name="ce6" office:value-type="float" office:value="202.067981453202" calcext:value-type="float">
            <text:p>202.1</text:p>
          </table:table-cell>
          <table:table-cell/>
          <table:table-cell table:style-name="ce4" table:formula="of:=[.$M$3]*[.$C198] +[.$L$3]*[.D198]  + [.$K$3]" office:value-type="float" office:value="200.403131568035" calcext:value-type="float">
            <text:p>200.40</text:p>
          </table:table-cell>
          <table:table-cell table:style-name="ce4" table:formula="of:=[.G198]-[.E198]" office:value-type="float" office:value="-1.66484988516729" calcext:value-type="float">
            <text:p>-1.66</text:p>
          </table:table-cell>
          <table:table-cell table:style-name="ce4" table:formula="of:=([.G198]-[.E198])^2" office:value-type="float" office:value="2.77172514014152" calcext:value-type="float">
            <text:p>2.7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0150135779691" calcext:value-type="float">
            <text:p>62.0</text:p>
          </table:table-cell>
          <table:table-cell table:style-name="ce6" office:value-type="float" office:value="121.239436200904" calcext:value-type="float">
            <text:p>121.2</text:p>
          </table:table-cell>
          <table:table-cell/>
          <table:table-cell table:style-name="ce4" table:formula="of:=[.$M$3]*[.$C199] +[.$L$3]*[.D199]  + [.$K$3]" office:value-type="float" office:value="134.314103192565" calcext:value-type="float">
            <text:p>134.31</text:p>
          </table:table-cell>
          <table:table-cell table:style-name="ce4" table:formula="of:=[.G199]-[.E199]" office:value-type="float" office:value="13.0746669916611" calcext:value-type="float">
            <text:p>13.07</text:p>
          </table:table-cell>
          <table:table-cell table:style-name="ce4" table:formula="of:=([.G199]-[.E199])^2" office:value-type="float" office:value="170.946916942834" calcext:value-type="float">
            <text:p>170.9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2451658543593" calcext:value-type="float">
            <text:p>66.2</text:p>
          </table:table-cell>
          <table:table-cell table:style-name="ce6" office:value-type="float" office:value="165.61655605684" calcext:value-type="float">
            <text:p>165.6</text:p>
          </table:table-cell>
          <table:table-cell/>
          <table:table-cell table:style-name="ce4" table:formula="of:=[.$M$3]*[.$C200] +[.$L$3]*[.D200]  + [.$K$3]" office:value-type="float" office:value="166.463260493131" calcext:value-type="float">
            <text:p>166.46</text:p>
          </table:table-cell>
          <table:table-cell table:style-name="ce4" table:formula="of:=[.G200]-[.E200]" office:value-type="float" office:value="0.846704436290622" calcext:value-type="float">
            <text:p>0.85</text:p>
          </table:table-cell>
          <table:table-cell table:style-name="ce4" table:formula="of:=([.G200]-[.E200])^2" office:value-type="float" office:value="0.71690840243422" calcext:value-type="float">
            <text:p>0.7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3333723850573" calcext:value-type="float">
            <text:p>60.3</text:p>
          </table:table-cell>
          <table:table-cell table:style-name="ce6" office:value-type="float" office:value="102.256837788828" calcext:value-type="float">
            <text:p>102.3</text:p>
          </table:table-cell>
          <table:table-cell/>
          <table:table-cell table:style-name="ce4" table:formula="of:=[.$M$3]*[.$C201] +[.$L$3]*[.D201]  + [.$K$3]" office:value-type="float" office:value="121.533630126435" calcext:value-type="float">
            <text:p>121.53</text:p>
          </table:table-cell>
          <table:table-cell table:style-name="ce4" table:formula="of:=[.G201]-[.E201]" office:value-type="float" office:value="19.2767923376075" calcext:value-type="float">
            <text:p>19.28</text:p>
          </table:table-cell>
          <table:table-cell table:style-name="ce4" table:formula="of:=([.G201]-[.E201])^2" office:value-type="float" office:value="371.594722827242" calcext:value-type="float">
            <text:p>371.5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3602162272904" calcext:value-type="float">
            <text:p>65.4</text:p>
          </table:table-cell>
          <table:table-cell table:style-name="ce6" office:value-type="float" office:value="143.894032847717" calcext:value-type="float">
            <text:p>143.9</text:p>
          </table:table-cell>
          <table:table-cell/>
          <table:table-cell table:style-name="ce4" table:formula="of:=[.$M$3]*[.$C202] +[.$L$3]*[.D202]  + [.$K$3]" office:value-type="float" office:value="159.737643327407" calcext:value-type="float">
            <text:p>159.74</text:p>
          </table:table-cell>
          <table:table-cell table:style-name="ce4" table:formula="of:=[.G202]-[.E202]" office:value-type="float" office:value="15.8436104796899" calcext:value-type="float">
            <text:p>15.84</text:p>
          </table:table-cell>
          <table:table-cell table:style-name="ce4" table:formula="of:=([.G202]-[.E202])^2" office:value-type="float" office:value="251.019993032141" calcext:value-type="float">
            <text:p>251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413107337428" calcext:value-type="float">
            <text:p>59.4</text:p>
          </table:table-cell>
          <table:table-cell table:style-name="ce6" office:value-type="float" office:value="103.386161328921" calcext:value-type="float">
            <text:p>103.4</text:p>
          </table:table-cell>
          <table:table-cell/>
          <table:table-cell table:style-name="ce4" table:formula="of:=[.$M$3]*[.$C203] +[.$L$3]*[.D203]  + [.$K$3]" office:value-type="float" office:value="114.539615764453" calcext:value-type="float">
            <text:p>114.54</text:p>
          </table:table-cell>
          <table:table-cell table:style-name="ce4" table:formula="of:=[.G203]-[.E203]" office:value-type="float" office:value="11.1534544355318" calcext:value-type="float">
            <text:p>11.15</text:p>
          </table:table-cell>
          <table:table-cell table:style-name="ce4" table:formula="of:=([.G203]-[.E203])^2" office:value-type="float" office:value="124.399545845483" calcext:value-type="float">
            <text:p>124.4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7943025458134" calcext:value-type="float">
            <text:p>70.8</text:p>
          </table:table-cell>
          <table:table-cell table:style-name="ce6" office:value-type="float" office:value="202.890757825725" calcext:value-type="float">
            <text:p>202.9</text:p>
          </table:table-cell>
          <table:table-cell/>
          <table:table-cell table:style-name="ce4" table:formula="of:=[.$M$3]*[.$C204] +[.$L$3]*[.D204]  + [.$K$3]" office:value-type="float" office:value="201.036699348182" calcext:value-type="float">
            <text:p>201.04</text:p>
          </table:table-cell>
          <table:table-cell table:style-name="ce4" table:formula="of:=[.G204]-[.E204]" office:value-type="float" office:value="-1.85405847754325" calcext:value-type="float">
            <text:p>-1.85</text:p>
          </table:table-cell>
          <table:table-cell table:style-name="ce4" table:formula="of:=([.G204]-[.E204])^2" office:value-type="float" office:value="3.43753283814999" calcext:value-type="float">
            <text:p>3.4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6232920305636" calcext:value-type="float">
            <text:p>64.6</text:p>
          </table:table-cell>
          <table:table-cell table:style-name="ce6" office:value-type="float" office:value="134.611015330786" calcext:value-type="float">
            <text:p>134.6</text:p>
          </table:table-cell>
          <table:table-cell/>
          <table:table-cell table:style-name="ce4" table:formula="of:=[.$M$3]*[.$C205] +[.$L$3]*[.D205]  + [.$K$3]" office:value-type="float" office:value="154.137019432283" calcext:value-type="float">
            <text:p>154.14</text:p>
          </table:table-cell>
          <table:table-cell table:style-name="ce4" table:formula="of:=[.G205]-[.E205]" office:value-type="float" office:value="19.5260041014974" calcext:value-type="float">
            <text:p>19.53</text:p>
          </table:table-cell>
          <table:table-cell table:style-name="ce4" table:formula="of:=([.G205]-[.E205])^2" office:value-type="float" office:value="381.264836171692" calcext:value-type="float">
            <text:p>381.2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752197577819" calcext:value-type="float">
            <text:p>70.8</text:p>
          </table:table-cell>
          <table:table-cell table:style-name="ce6" office:value-type="float" office:value="206.378365532734" calcext:value-type="float">
            <text:p>206.4</text:p>
          </table:table-cell>
          <table:table-cell/>
          <table:table-cell table:style-name="ce4" table:formula="of:=[.$M$3]*[.$C206] +[.$L$3]*[.D206]  + [.$K$3]" office:value-type="float" office:value="200.716701591424" calcext:value-type="float">
            <text:p>200.72</text:p>
          </table:table-cell>
          <table:table-cell table:style-name="ce4" table:formula="of:=[.G206]-[.E206]" office:value-type="float" office:value="-5.66166394130954" calcext:value-type="float">
            <text:p>-5.66</text:p>
          </table:table-cell>
          <table:table-cell table:style-name="ce4" table:formula="of:=([.G206]-[.E206])^2" office:value-type="float" office:value="32.0544385843247" calcext:value-type="float">
            <text:p>32.0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4275147301254" calcext:value-type="float">
            <text:p>67.4</text:p>
          </table:table-cell>
          <table:table-cell table:style-name="ce6" office:value-type="float" office:value="177.115331747636" calcext:value-type="float">
            <text:p>177.1</text:p>
          </table:table-cell>
          <table:table-cell/>
          <table:table-cell table:style-name="ce4" table:formula="of:=[.$M$3]*[.$C207] +[.$L$3]*[.D207]  + [.$K$3]" office:value-type="float" office:value="175.449111948953" calcext:value-type="float">
            <text:p>175.45</text:p>
          </table:table-cell>
          <table:table-cell table:style-name="ce4" table:formula="of:=[.G207]-[.E207]" office:value-type="float" office:value="-1.66621979868296" calcext:value-type="float">
            <text:p>-1.67</text:p>
          </table:table-cell>
          <table:table-cell table:style-name="ce4" table:formula="of:=([.G207]-[.E207])^2" office:value-type="float" office:value="2.77628841752308" calcext:value-type="float">
            <text:p>2.7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9464715465173" calcext:value-type="float">
            <text:p>65.9</text:p>
          </table:table-cell>
          <table:table-cell table:style-name="ce6" office:value-type="float" office:value="161.686807461074" calcext:value-type="float">
            <text:p>161.7</text:p>
          </table:table-cell>
          <table:table-cell/>
          <table:table-cell table:style-name="ce4" table:formula="of:=[.$M$3]*[.$C208] +[.$L$3]*[.D208]  + [.$K$3]" office:value-type="float" office:value="164.193183753531" calcext:value-type="float">
            <text:p>164.19</text:p>
          </table:table-cell>
          <table:table-cell table:style-name="ce4" table:formula="of:=[.G208]-[.E208]" office:value-type="float" office:value="2.50637629245745" calcext:value-type="float">
            <text:p>2.51</text:p>
          </table:table-cell>
          <table:table-cell table:style-name="ce4" table:formula="of:=([.G208]-[.E208])^2" office:value-type="float" office:value="6.28192211939273" calcext:value-type="float">
            <text:p>6.2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3.7703629870608" calcext:value-type="float">
            <text:p>63.8</text:p>
          </table:table-cell>
          <table:table-cell table:style-name="ce6" office:value-type="float" office:value="161.002115230281" calcext:value-type="float">
            <text:p>161.0</text:p>
          </table:table-cell>
          <table:table-cell/>
          <table:table-cell table:style-name="ce4" table:formula="of:=[.$M$3]*[.$C209] +[.$L$3]*[.D209]  + [.$K$3]" office:value-type="float" office:value="147.654758701662" calcext:value-type="float">
            <text:p>147.65</text:p>
          </table:table-cell>
          <table:table-cell table:style-name="ce4" table:formula="of:=[.G209]-[.E209]" office:value-type="float" office:value="-13.3473565286189" calcext:value-type="float">
            <text:p>-13.35</text:p>
          </table:table-cell>
          <table:table-cell table:style-name="ce4" table:formula="of:=([.G209]-[.E209])^2" office:value-type="float" office:value="178.151926302067" calcext:value-type="float">
            <text:p>178.1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2793754624535" calcext:value-type="float">
            <text:p>62.3</text:p>
          </table:table-cell>
          <table:table-cell table:style-name="ce6" office:value-type="float" office:value="111.441580151341" calcext:value-type="float">
            <text:p>111.4</text:p>
          </table:table-cell>
          <table:table-cell/>
          <table:table-cell table:style-name="ce4" table:formula="of:=[.$M$3]*[.$C210] +[.$L$3]*[.D210]  + [.$K$3]" office:value-type="float" office:value="136.323253514647" calcext:value-type="float">
            <text:p>136.32</text:p>
          </table:table-cell>
          <table:table-cell table:style-name="ce4" table:formula="of:=[.G210]-[.E210]" office:value-type="float" office:value="24.8816733633056" calcext:value-type="float">
            <text:p>24.88</text:p>
          </table:table-cell>
          <table:table-cell table:style-name="ce4" table:formula="of:=([.G210]-[.E210])^2" office:value-type="float" office:value="619.09766935823" calcext:value-type="float">
            <text:p>619.1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9059322950369" calcext:value-type="float">
            <text:p>67.9</text:p>
          </table:table-cell>
          <table:table-cell table:style-name="ce6" office:value-type="float" office:value="174.086727116819" calcext:value-type="float">
            <text:p>174.1</text:p>
          </table:table-cell>
          <table:table-cell/>
          <table:table-cell table:style-name="ce4" table:formula="of:=[.$M$3]*[.$C211] +[.$L$3]*[.D211]  + [.$K$3]" office:value-type="float" office:value="179.085085442281" calcext:value-type="float">
            <text:p>179.09</text:p>
          </table:table-cell>
          <table:table-cell table:style-name="ce4" table:formula="of:=[.G211]-[.E211]" office:value-type="float" office:value="4.99835832546151" calcext:value-type="float">
            <text:p>5.00</text:p>
          </table:table-cell>
          <table:table-cell table:style-name="ce4" table:formula="of:=([.G211]-[.E211])^2" office:value-type="float" office:value="24.9835859497104" calcext:value-type="float">
            <text:p>24.9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8995280524548" calcext:value-type="float">
            <text:p>62.9</text:p>
          </table:table-cell>
          <table:table-cell table:style-name="ce6" office:value-type="float" office:value="117.422674731288" calcext:value-type="float">
            <text:p>117.4</text:p>
          </table:table-cell>
          <table:table-cell/>
          <table:table-cell table:style-name="ce4" table:formula="of:=[.$M$3]*[.$C212] +[.$L$3]*[.D212]  + [.$K$3]" office:value-type="float" office:value="141.036413198656" calcext:value-type="float">
            <text:p>141.04</text:p>
          </table:table-cell>
          <table:table-cell table:style-name="ce4" table:formula="of:=[.G212]-[.E212]" office:value-type="float" office:value="23.6137384673684" calcext:value-type="float">
            <text:p>23.61</text:p>
          </table:table-cell>
          <table:table-cell table:style-name="ce4" table:formula="of:=([.G212]-[.E212])^2" office:value-type="float" office:value="557.608644405275" calcext:value-type="float">
            <text:p>557.6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4852135129936" calcext:value-type="float">
            <text:p>68.5</text:p>
          </table:table-cell>
          <table:table-cell table:style-name="ce6" office:value-type="float" office:value="184.657139958437" calcext:value-type="float">
            <text:p>184.7</text:p>
          </table:table-cell>
          <table:table-cell/>
          <table:table-cell table:style-name="ce4" table:formula="of:=[.$M$3]*[.$C213] +[.$L$3]*[.D213]  + [.$K$3]" office:value-type="float" office:value="183.487622698751" calcext:value-type="float">
            <text:p>183.49</text:p>
          </table:table-cell>
          <table:table-cell table:style-name="ce4" table:formula="of:=[.G213]-[.E213]" office:value-type="float" office:value="-1.16951725968565" calcext:value-type="float">
            <text:p>-1.17</text:p>
          </table:table-cell>
          <table:table-cell table:style-name="ce4" table:formula="of:=([.G213]-[.E213])^2" office:value-type="float" office:value="1.36777062070263" calcext:value-type="float">
            <text:p>1.3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1453807924175" calcext:value-type="float">
            <text:p>65.1</text:p>
          </table:table-cell>
          <table:table-cell table:style-name="ce6" office:value-type="float" office:value="138.422641654877" calcext:value-type="float">
            <text:p>138.4</text:p>
          </table:table-cell>
          <table:table-cell/>
          <table:table-cell table:style-name="ce4" table:formula="of:=[.$M$3]*[.$C214] +[.$L$3]*[.D214]  + [.$K$3]" office:value-type="float" office:value="158.104894022373" calcext:value-type="float">
            <text:p>158.10</text:p>
          </table:table-cell>
          <table:table-cell table:style-name="ce4" table:formula="of:=[.G214]-[.E214]" office:value-type="float" office:value="19.6822523674959" calcext:value-type="float">
            <text:p>19.68</text:p>
          </table:table-cell>
          <table:table-cell table:style-name="ce4" table:formula="of:=([.G214]-[.E214])^2" office:value-type="float" office:value="387.3910582578" calcext:value-type="float">
            <text:p>387.3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7705094932964" calcext:value-type="float">
            <text:p>67.8</text:p>
          </table:table-cell>
          <table:table-cell table:style-name="ce6" office:value-type="float" office:value="166.779502140496" calcext:value-type="float">
            <text:p>166.8</text:p>
          </table:table-cell>
          <table:table-cell/>
          <table:table-cell table:style-name="ce4" table:formula="of:=[.$M$3]*[.$C215] +[.$L$3]*[.D215]  + [.$K$3]" office:value-type="float" office:value="178.055872149053" calcext:value-type="float">
            <text:p>178.06</text:p>
          </table:table-cell>
          <table:table-cell table:style-name="ce4" table:formula="of:=[.G215]-[.E215]" office:value-type="float" office:value="11.2763700085567" calcext:value-type="float">
            <text:p>11.28</text:p>
          </table:table-cell>
          <table:table-cell table:style-name="ce4" table:formula="of:=([.G215]-[.E215])^2" office:value-type="float" office:value="127.156520569877" calcext:value-type="float">
            <text:p>127.1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1965802854446" calcext:value-type="float">
            <text:p>70.2</text:p>
          </table:table-cell>
          <table:table-cell table:style-name="ce6" office:value-type="float" office:value="194.699193524582" calcext:value-type="float">
            <text:p>194.7</text:p>
          </table:table-cell>
          <table:table-cell/>
          <table:table-cell table:style-name="ce4" table:formula="of:=[.$M$3]*[.$C216] +[.$L$3]*[.D216]  + [.$K$3]" office:value-type="float" office:value="196.494010169379" calcext:value-type="float">
            <text:p>196.49</text:p>
          </table:table-cell>
          <table:table-cell table:style-name="ce4" table:formula="of:=[.G216]-[.E216]" office:value-type="float" office:value="1.79481664479695" calcext:value-type="float">
            <text:p>1.79</text:p>
          </table:table-cell>
          <table:table-cell table:style-name="ce4" table:formula="of:=([.G216]-[.E216])^2" office:value-type="float" office:value="3.22136678844019" calcext:value-type="float">
            <text:p>3.2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3347712202818" calcext:value-type="float">
            <text:p>63.3</text:p>
          </table:table-cell>
          <table:table-cell table:style-name="ce6" office:value-type="float" office:value="151.891617144402" calcext:value-type="float">
            <text:p>151.9</text:p>
          </table:table-cell>
          <table:table-cell/>
          <table:table-cell table:style-name="ce4" table:formula="of:=[.$M$3]*[.$C217] +[.$L$3]*[.D217]  + [.$K$3]" office:value-type="float" office:value="144.344261274142" calcext:value-type="float">
            <text:p>144.34</text:p>
          </table:table-cell>
          <table:table-cell table:style-name="ce4" table:formula="of:=[.G217]-[.E217]" office:value-type="float" office:value="-7.54735587026033" calcext:value-type="float">
            <text:p>-7.55</text:p>
          </table:table-cell>
          <table:table-cell table:style-name="ce4" table:formula="of:=([.G217]-[.E217])^2" office:value-type="float" office:value="56.9625806323531" calcext:value-type="float">
            <text:p>56.9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9291250844694" calcext:value-type="float">
            <text:p>70.9</text:p>
          </table:table-cell>
          <table:table-cell table:style-name="ce6" office:value-type="float" office:value="203.370463215939" calcext:value-type="float">
            <text:p>203.4</text:p>
          </table:table-cell>
          <table:table-cell/>
          <table:table-cell table:style-name="ce4" table:formula="of:=[.$M$3]*[.$C218] +[.$L$3]*[.D218]  + [.$K$3]" office:value-type="float" office:value="202.061350641967" calcext:value-type="float">
            <text:p>202.06</text:p>
          </table:table-cell>
          <table:table-cell table:style-name="ce4" table:formula="of:=[.G218]-[.E218]" office:value-type="float" office:value="-1.30911257397153" calcext:value-type="float">
            <text:p>-1.31</text:p>
          </table:table-cell>
          <table:table-cell table:style-name="ce4" table:formula="of:=([.G218]-[.E218])^2" office:value-type="float" office:value="1.71377573133037" calcext:value-type="float">
            <text:p>1.7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560104631177" calcext:value-type="float">
            <text:p>66.6</text:p>
          </table:table-cell>
          <table:table-cell table:style-name="ce6" office:value-type="float" office:value="164.963433682578" calcext:value-type="float">
            <text:p>165.0</text:p>
          </table:table-cell>
          <table:table-cell/>
          <table:table-cell table:style-name="ce4" table:formula="of:=[.$M$3]*[.$C219] +[.$L$3]*[.D219]  + [.$K$3]" office:value-type="float" office:value="168.856795196945" calcext:value-type="float">
            <text:p>168.86</text:p>
          </table:table-cell>
          <table:table-cell table:style-name="ce4" table:formula="of:=[.G219]-[.E219]" office:value-type="float" office:value="3.89336151436714" calcext:value-type="float">
            <text:p>3.89</text:p>
          </table:table-cell>
          <table:table-cell table:style-name="ce4" table:formula="of:=([.G219]-[.E219])^2" office:value-type="float" office:value="15.1582638815552" calcext:value-type="float">
            <text:p>15.1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9661922096248" calcext:value-type="float">
            <text:p>65.0</text:p>
          </table:table-cell>
          <table:table-cell table:style-name="ce6" office:value-type="float" office:value="147.356066028461" calcext:value-type="float">
            <text:p>147.4</text:p>
          </table:table-cell>
          <table:table-cell/>
          <table:table-cell table:style-name="ce4" table:formula="of:=[.$M$3]*[.$C220] +[.$L$3]*[.D220]  + [.$K$3]" office:value-type="float" office:value="156.743060793148" calcext:value-type="float">
            <text:p>156.74</text:p>
          </table:table-cell>
          <table:table-cell table:style-name="ce4" table:formula="of:=[.G220]-[.E220]" office:value-type="float" office:value="9.38699476468742" calcext:value-type="float">
            <text:p>9.39</text:p>
          </table:table-cell>
          <table:table-cell table:style-name="ce4" table:formula="of:=([.G220]-[.E220])^2" office:value-type="float" office:value="88.1156707122689" calcext:value-type="float">
            <text:p>88.1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8689541127261" calcext:value-type="float">
            <text:p>67.9</text:p>
          </table:table-cell>
          <table:table-cell table:style-name="ce6" office:value-type="float" office:value="147.865625304535" calcext:value-type="float">
            <text:p>147.9</text:p>
          </table:table-cell>
          <table:table-cell/>
          <table:table-cell table:style-name="ce4" table:formula="of:=[.$M$3]*[.$C221] +[.$L$3]*[.D221]  + [.$K$3]" office:value-type="float" office:value="178.804051256718" calcext:value-type="float">
            <text:p>178.80</text:p>
          </table:table-cell>
          <table:table-cell table:style-name="ce4" table:formula="of:=[.G221]-[.E221]" office:value-type="float" office:value="30.9384259521834" calcext:value-type="float">
            <text:p>30.94</text:p>
          </table:table-cell>
          <table:table-cell table:style-name="ce4" table:formula="of:=([.G221]-[.E221])^2" office:value-type="float" office:value="957.186200398733" calcext:value-type="float">
            <text:p>957.1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9169992927485" calcext:value-type="float">
            <text:p>61.9</text:p>
          </table:table-cell>
          <table:table-cell table:style-name="ce6" office:value-type="float" office:value="126.87844940085" calcext:value-type="float">
            <text:p>126.9</text:p>
          </table:table-cell>
          <table:table-cell/>
          <table:table-cell table:style-name="ce4" table:formula="of:=[.$M$3]*[.$C222] +[.$L$3]*[.D222]  + [.$K$3]" office:value-type="float" office:value="133.569194624889" calcext:value-type="float">
            <text:p>133.57</text:p>
          </table:table-cell>
          <table:table-cell table:style-name="ce4" table:formula="of:=[.G222]-[.E222]" office:value-type="float" office:value="6.69074522403855" calcext:value-type="float">
            <text:p>6.69</text:p>
          </table:table-cell>
          <table:table-cell table:style-name="ce4" table:formula="of:=([.G222]-[.E222])^2" office:value-type="float" office:value="44.7660716529947" calcext:value-type="float">
            <text:p>44.7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5958321642372" calcext:value-type="float">
            <text:p>71.6</text:p>
          </table:table-cell>
          <table:table-cell table:style-name="ce6" office:value-type="float" office:value="196.672556535149" calcext:value-type="float">
            <text:p>196.7</text:p>
          </table:table-cell>
          <table:table-cell/>
          <table:table-cell table:style-name="ce4" table:formula="of:=[.$M$3]*[.$C223] +[.$L$3]*[.D223]  + [.$K$3]" office:value-type="float" office:value="207.128324448203" calcext:value-type="float">
            <text:p>207.13</text:p>
          </table:table-cell>
          <table:table-cell table:style-name="ce4" table:formula="of:=[.G223]-[.E223]" office:value-type="float" office:value="10.4557679130536" calcext:value-type="float">
            <text:p>10.46</text:p>
          </table:table-cell>
          <table:table-cell table:style-name="ce4" table:formula="of:=([.G223]-[.E223])^2" office:value-type="float" office:value="109.323082651642" calcext:value-type="float">
            <text:p>109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0828652967109" calcext:value-type="float">
            <text:p>64.1</text:p>
          </table:table-cell>
          <table:table-cell table:style-name="ce6" office:value-type="float" office:value="133.451352646078" calcext:value-type="float">
            <text:p>133.5</text:p>
          </table:table-cell>
          <table:table-cell/>
          <table:table-cell table:style-name="ce4" table:formula="of:=[.$M$3]*[.$C224] +[.$L$3]*[.D224]  + [.$K$3]" office:value-type="float" office:value="150.029776255003" calcext:value-type="float">
            <text:p>150.03</text:p>
          </table:table-cell>
          <table:table-cell table:style-name="ce4" table:formula="of:=[.G224]-[.E224]" office:value-type="float" office:value="16.5784236089249" calcext:value-type="float">
            <text:p>16.58</text:p>
          </table:table-cell>
          <table:table-cell table:style-name="ce4" table:formula="of:=([.G224]-[.E224])^2" office:value-type="float" office:value="274.844129356957" calcext:value-type="float">
            <text:p>274.8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6056316088103" calcext:value-type="float">
            <text:p>59.6</text:p>
          </table:table-cell>
          <table:table-cell table:style-name="ce6" office:value-type="float" office:value="109.391842484274" calcext:value-type="float">
            <text:p>109.4</text:p>
          </table:table-cell>
          <table:table-cell/>
          <table:table-cell table:style-name="ce4" table:formula="of:=[.$M$3]*[.$C225] +[.$L$3]*[.D225]  + [.$K$3]" office:value-type="float" office:value="116.002800226958" calcext:value-type="float">
            <text:p>116.00</text:p>
          </table:table-cell>
          <table:table-cell table:style-name="ce4" table:formula="of:=[.G225]-[.E225]" office:value-type="float" office:value="6.61095774268425" calcext:value-type="float">
            <text:p>6.61</text:p>
          </table:table-cell>
          <table:table-cell table:style-name="ce4" table:formula="of:=([.G225]-[.E225])^2" office:value-type="float" office:value="43.7047622755568" calcext:value-type="float">
            <text:p>43.7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100516080586" calcext:value-type="float">
            <text:p>61.1</text:p>
          </table:table-cell>
          <table:table-cell table:style-name="ce6" office:value-type="float" office:value="114.955814222543" calcext:value-type="float">
            <text:p>115.0</text:p>
          </table:table-cell>
          <table:table-cell/>
          <table:table-cell table:style-name="ce4" table:formula="of:=[.$M$3]*[.$C226] +[.$L$3]*[.D226]  + [.$K$3]" office:value-type="float" office:value="127.363922212454" calcext:value-type="float">
            <text:p>127.36</text:p>
          </table:table-cell>
          <table:table-cell table:style-name="ce4" table:formula="of:=[.G226]-[.E226]" office:value-type="float" office:value="12.4081079899105" calcext:value-type="float">
            <text:p>12.41</text:p>
          </table:table-cell>
          <table:table-cell table:style-name="ce4" table:formula="of:=([.G226]-[.E226])^2" office:value-type="float" office:value="153.961143889282" calcext:value-type="float">
            <text:p>153.9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1220063070153" calcext:value-type="float">
            <text:p>73.1</text:p>
          </table:table-cell>
          <table:table-cell table:style-name="ce6" office:value-type="float" office:value="206.897643984916" calcext:value-type="float">
            <text:p>206.9</text:p>
          </table:table-cell>
          <table:table-cell/>
          <table:table-cell table:style-name="ce4" table:formula="of:=[.$M$3]*[.$C227] +[.$L$3]*[.D227]  + [.$K$3]" office:value-type="float" office:value="218.727247933316" calcext:value-type="float">
            <text:p>218.73</text:p>
          </table:table-cell>
          <table:table-cell table:style-name="ce4" table:formula="of:=[.G227]-[.E227]" office:value-type="float" office:value="11.8296039484002" calcext:value-type="float">
            <text:p>11.83</text:p>
          </table:table-cell>
          <table:table-cell table:style-name="ce4" table:formula="of:=([.G227]-[.E227])^2" office:value-type="float" office:value="139.939529576006" calcext:value-type="float">
            <text:p>139.9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264717279885" calcext:value-type="float">
            <text:p>67.3</text:p>
          </table:table-cell>
          <table:table-cell table:style-name="ce6" office:value-type="float" office:value="179.0066045992" calcext:value-type="float">
            <text:p>179.0</text:p>
          </table:table-cell>
          <table:table-cell/>
          <table:table-cell table:style-name="ce4" table:formula="of:=[.$M$3]*[.$C228] +[.$L$3]*[.D228]  + [.$K$3]" office:value-type="float" office:value="174.211851327126" calcext:value-type="float">
            <text:p>174.21</text:p>
          </table:table-cell>
          <table:table-cell table:style-name="ce4" table:formula="of:=[.G228]-[.E228]" office:value-type="float" office:value="-4.79475327207399" calcext:value-type="float">
            <text:p>-4.79</text:p>
          </table:table-cell>
          <table:table-cell table:style-name="ce4" table:formula="of:=([.G228]-[.E228])^2" office:value-type="float" office:value="22.9896589400642" calcext:value-type="float">
            <text:p>22.9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2.5322532839863" calcext:value-type="float">
            <text:p>62.5</text:p>
          </table:table-cell>
          <table:table-cell table:style-name="ce6" office:value-type="float" office:value="168.15332621989" calcext:value-type="float">
            <text:p>168.2</text:p>
          </table:table-cell>
          <table:table-cell/>
          <table:table-cell table:style-name="ce4" table:formula="of:=[.$M$3]*[.$C229] +[.$L$3]*[.D229]  + [.$K$3]" office:value-type="float" office:value="138.245124958296" calcext:value-type="float">
            <text:p>138.25</text:p>
          </table:table-cell>
          <table:table-cell table:style-name="ce4" table:formula="of:=[.G229]-[.E229]" office:value-type="float" office:value="-29.9082012615942" calcext:value-type="float">
            <text:p>-29.91</text:p>
          </table:table-cell>
          <table:table-cell table:style-name="ce4" table:formula="of:=([.G229]-[.E229])^2" office:value-type="float" office:value="894.500502704023" calcext:value-type="float">
            <text:p>894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0747755144427" calcext:value-type="float">
            <text:p>72.1</text:p>
          </table:table-cell>
          <table:table-cell table:style-name="ce6" office:value-type="float" office:value="195.046634080451" calcext:value-type="float">
            <text:p>195.0</text:p>
          </table:table-cell>
          <table:table-cell/>
          <table:table-cell table:style-name="ce4" table:formula="of:=[.$M$3]*[.$C230] +[.$L$3]*[.D230]  + [.$K$3]" office:value-type="float" office:value="210.768293909765" calcext:value-type="float">
            <text:p>210.77</text:p>
          </table:table-cell>
          <table:table-cell table:style-name="ce4" table:formula="of:=[.G230]-[.E230]" office:value-type="float" office:value="15.7216598293136" calcext:value-type="float">
            <text:p>15.72</text:p>
          </table:table-cell>
          <table:table-cell table:style-name="ce4" table:formula="of:=([.G230]-[.E230])^2" office:value-type="float" office:value="247.170587788651" calcext:value-type="float">
            <text:p>247.1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5617507293083" calcext:value-type="float">
            <text:p>68.6</text:p>
          </table:table-cell>
          <table:table-cell table:style-name="ce6" office:value-type="float" office:value="172.195363687745" calcext:value-type="float">
            <text:p>172.2</text:p>
          </table:table-cell>
          <table:table-cell/>
          <table:table-cell table:style-name="ce4" table:formula="of:=[.$M$3]*[.$C231] +[.$L$3]*[.D231]  + [.$K$3]" office:value-type="float" office:value="184.069305542743" calcext:value-type="float">
            <text:p>184.07</text:p>
          </table:table-cell>
          <table:table-cell table:style-name="ce4" table:formula="of:=[.G231]-[.E231]" office:value-type="float" office:value="11.8739418549981" calcext:value-type="float">
            <text:p>11.87</text:p>
          </table:table-cell>
          <table:table-cell table:style-name="ce4" table:formula="of:=([.G231]-[.E231])^2" office:value-type="float" office:value="140.990495175876" calcext:value-type="float">
            <text:p>140.9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3422088539265" calcext:value-type="float">
            <text:p>66.3</text:p>
          </table:table-cell>
          <table:table-cell table:style-name="ce6" office:value-type="float" office:value="165.699391787903" calcext:value-type="float">
            <text:p>165.7</text:p>
          </table:table-cell>
          <table:table-cell/>
          <table:table-cell table:style-name="ce4" table:formula="of:=[.$M$3]*[.$C232] +[.$L$3]*[.D232]  + [.$K$3]" office:value-type="float" office:value="167.200787289841" calcext:value-type="float">
            <text:p>167.20</text:p>
          </table:table-cell>
          <table:table-cell table:style-name="ce4" table:formula="of:=[.G232]-[.E232]" office:value-type="float" office:value="1.50139550193833" calcext:value-type="float">
            <text:p>1.50</text:p>
          </table:table-cell>
          <table:table-cell table:style-name="ce4" table:formula="of:=([.G232]-[.E232])^2" office:value-type="float" office:value="2.25418845324066" calcext:value-type="float">
            <text:p>2.2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8953152272514" calcext:value-type="float">
            <text:p>73.9</text:p>
          </table:table-cell>
          <table:table-cell table:style-name="ce6" office:value-type="float" office:value="208.037702066837" calcext:value-type="float">
            <text:p>208.0</text:p>
          </table:table-cell>
          <table:table-cell/>
          <table:table-cell table:style-name="ce4" table:formula="of:=[.$M$3]*[.$C233] +[.$L$3]*[.D233]  + [.$K$3]" office:value-type="float" office:value="224.604395727111" calcext:value-type="float">
            <text:p>224.60</text:p>
          </table:table-cell>
          <table:table-cell table:style-name="ce4" table:formula="of:=[.G233]-[.E233]" office:value-type="float" office:value="16.5666936602736" calcext:value-type="float">
            <text:p>16.57</text:p>
          </table:table-cell>
          <table:table-cell table:style-name="ce4" table:formula="of:=([.G233]-[.E233])^2" office:value-type="float" office:value="274.45533883335" calcext:value-type="float">
            <text:p>274.4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6.6304119764382" calcext:value-type="float">
            <text:p>56.6</text:p>
          </table:table-cell>
          <table:table-cell table:style-name="ce6" office:value-type="float" office:value="89.480480272958" calcext:value-type="float">
            <text:p>89.5</text:p>
          </table:table-cell>
          <table:table-cell/>
          <table:table-cell table:style-name="ce4" table:formula="of:=[.$M$3]*[.$C234] +[.$L$3]*[.D234]  + [.$K$3]" office:value-type="float" office:value="93.3911310209303" calcext:value-type="float">
            <text:p>93.39</text:p>
          </table:table-cell>
          <table:table-cell table:style-name="ce4" table:formula="of:=[.G234]-[.E234]" office:value-type="float" office:value="3.91065074797228" calcext:value-type="float">
            <text:p>3.91</text:p>
          </table:table-cell>
          <table:table-cell table:style-name="ce4" table:formula="of:=([.G234]-[.E234])^2" office:value-type="float" office:value="15.2931892726162" calcext:value-type="float">
            <text:p>15.2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7072240809875" calcext:value-type="float">
            <text:p>72.7</text:p>
          </table:table-cell>
          <table:table-cell table:style-name="ce6" office:value-type="float" office:value="204.365103834944" calcext:value-type="float">
            <text:p>204.4</text:p>
          </table:table-cell>
          <table:table-cell/>
          <table:table-cell table:style-name="ce4" table:formula="of:=[.$M$3]*[.$C235] +[.$L$3]*[.D235]  + [.$K$3]" office:value-type="float" office:value="215.574903015505" calcext:value-type="float">
            <text:p>215.57</text:p>
          </table:table-cell>
          <table:table-cell table:style-name="ce4" table:formula="of:=[.G235]-[.E235]" office:value-type="float" office:value="11.209799180561" calcext:value-type="float">
            <text:p>11.21</text:p>
          </table:table-cell>
          <table:table-cell table:style-name="ce4" table:formula="of:=([.G235]-[.E235])^2" office:value-type="float" office:value="125.659597668507" calcext:value-type="float">
            <text:p>125.6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47030446666" calcext:value-type="float">
            <text:p>69.5</text:p>
          </table:table-cell>
          <table:table-cell table:style-name="ce6" office:value-type="float" office:value="183.295606263358" calcext:value-type="float">
            <text:p>183.3</text:p>
          </table:table-cell>
          <table:table-cell/>
          <table:table-cell table:style-name="ce4" table:formula="of:=[.$M$3]*[.$C236] +[.$L$3]*[.D236]  + [.$K$3]" office:value-type="float" office:value="190.974313946616" calcext:value-type="float">
            <text:p>190.97</text:p>
          </table:table-cell>
          <table:table-cell table:style-name="ce4" table:formula="of:=[.G236]-[.E236]" office:value-type="float" office:value="7.6787076832579" calcext:value-type="float">
            <text:p>7.68</text:p>
          </table:table-cell>
          <table:table-cell table:style-name="ce4" table:formula="of:=([.G236]-[.E236])^2" office:value-type="float" office:value="58.9625516849239" calcext:value-type="float">
            <text:p>58.9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5.6736434092637" calcext:value-type="float">
            <text:p>65.7</text:p>
          </table:table-cell>
          <table:table-cell table:style-name="ce6" office:value-type="float" office:value="170.062794097362" calcext:value-type="float">
            <text:p>170.1</text:p>
          </table:table-cell>
          <table:table-cell/>
          <table:table-cell table:style-name="ce4" table:formula="of:=[.$M$3]*[.$C237] +[.$L$3]*[.D237]  + [.$K$3]" office:value-type="float" office:value="162.119689910404" calcext:value-type="float">
            <text:p>162.12</text:p>
          </table:table-cell>
          <table:table-cell table:style-name="ce4" table:formula="of:=[.G237]-[.E237]" office:value-type="float" office:value="-7.94310418695787" calcext:value-type="float">
            <text:p>-7.94</text:p>
          </table:table-cell>
          <table:table-cell table:style-name="ce4" table:formula="of:=([.G237]-[.E237])^2" office:value-type="float" office:value="63.0929041248676" calcext:value-type="float">
            <text:p>63.0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5880784104178" calcext:value-type="float">
            <text:p>64.6</text:p>
          </table:table-cell>
          <table:table-cell table:style-name="ce6" office:value-type="float" office:value="129.393176124176" calcext:value-type="float">
            <text:p>129.4</text:p>
          </table:table-cell>
          <table:table-cell/>
          <table:table-cell table:style-name="ce4" table:formula="of:=[.$M$3]*[.$C238] +[.$L$3]*[.D238]  + [.$K$3]" office:value-type="float" office:value="153.869395919175" calcext:value-type="float">
            <text:p>153.87</text:p>
          </table:table-cell>
          <table:table-cell table:style-name="ce4" table:formula="of:=[.G238]-[.E238]" office:value-type="float" office:value="24.4762197949992" calcext:value-type="float">
            <text:p>24.48</text:p>
          </table:table-cell>
          <table:table-cell table:style-name="ce4" table:formula="of:=([.G238]-[.E238])^2" office:value-type="float" office:value="599.08533545311" calcext:value-type="float">
            <text:p>599.0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1107246030827" calcext:value-type="float">
            <text:p>61.1</text:p>
          </table:table-cell>
          <table:table-cell table:style-name="ce6" office:value-type="float" office:value="123.386296199673" calcext:value-type="float">
            <text:p>123.4</text:p>
          </table:table-cell>
          <table:table-cell/>
          <table:table-cell table:style-name="ce4" table:formula="of:=[.$M$3]*[.$C239] +[.$L$3]*[.D239]  + [.$K$3]" office:value-type="float" office:value="127.441506983428" calcext:value-type="float">
            <text:p>127.44</text:p>
          </table:table-cell>
          <table:table-cell table:style-name="ce4" table:formula="of:=[.G239]-[.E239]" office:value-type="float" office:value="4.0552107837555" calcext:value-type="float">
            <text:p>4.06</text:p>
          </table:table-cell>
          <table:table-cell table:style-name="ce4" table:formula="of:=([.G239]-[.E239])^2" office:value-type="float" office:value="16.4447345006869" calcext:value-type="float">
            <text:p>16.4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5023980440946" calcext:value-type="float">
            <text:p>70.5</text:p>
          </table:table-cell>
          <table:table-cell table:style-name="ce6" office:value-type="float" office:value="172.985777146208" calcext:value-type="float">
            <text:p>173.0</text:p>
          </table:table-cell>
          <table:table-cell/>
          <table:table-cell table:style-name="ce4" table:formula="of:=[.$M$3]*[.$C240] +[.$L$3]*[.D240]  + [.$K$3]" office:value-type="float" office:value="198.818225135119" calcext:value-type="float">
            <text:p>198.82</text:p>
          </table:table-cell>
          <table:table-cell table:style-name="ce4" table:formula="of:=[.G240]-[.E240]" office:value-type="float" office:value="25.832447988911" calcext:value-type="float">
            <text:p>25.83</text:p>
          </table:table-cell>
          <table:table-cell table:style-name="ce4" table:formula="of:=([.G240]-[.E240])^2" office:value-type="float" office:value="667.31536909979" calcext:value-type="float">
            <text:p>667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901808661601" calcext:value-type="float">
            <text:p>67.9</text:p>
          </table:table-cell>
          <table:table-cell table:style-name="ce6" office:value-type="float" office:value="170.846760280748" calcext:value-type="float">
            <text:p>170.8</text:p>
          </table:table-cell>
          <table:table-cell/>
          <table:table-cell table:style-name="ce4" table:formula="of:=[.$M$3]*[.$C241] +[.$L$3]*[.D241]  + [.$K$3]" office:value-type="float" office:value="179.053745828168" calcext:value-type="float">
            <text:p>179.05</text:p>
          </table:table-cell>
          <table:table-cell table:style-name="ce4" table:formula="of:=[.G241]-[.E241]" office:value-type="float" office:value="8.20698554741952" calcext:value-type="float">
            <text:p>8.21</text:p>
          </table:table-cell>
          <table:table-cell table:style-name="ce4" table:formula="of:=([.G241]-[.E241])^2" office:value-type="float" office:value="67.3546117755529" calcext:value-type="float">
            <text:p>67.3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6125139624813" calcext:value-type="float">
            <text:p>67.6</text:p>
          </table:table-cell>
          <table:table-cell table:style-name="ce6" office:value-type="float" office:value="157.760811230146" calcext:value-type="float">
            <text:p>157.8</text:p>
          </table:table-cell>
          <table:table-cell/>
          <table:table-cell table:style-name="ce4" table:formula="of:=[.$M$3]*[.$C242] +[.$L$3]*[.D242]  + [.$K$3]" office:value-type="float" office:value="176.855106114858" calcext:value-type="float">
            <text:p>176.86</text:p>
          </table:table-cell>
          <table:table-cell table:style-name="ce4" table:formula="of:=[.G242]-[.E242]" office:value-type="float" office:value="19.0942948847119" calcext:value-type="float">
            <text:p>19.09</text:p>
          </table:table-cell>
          <table:table-cell table:style-name="ce4" table:formula="of:=([.G242]-[.E242])^2" office:value-type="float" office:value="364.592097144335" calcext:value-type="float">
            <text:p>364.5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1419596757263" calcext:value-type="float">
            <text:p>64.1</text:p>
          </table:table-cell>
          <table:table-cell table:style-name="ce6" office:value-type="float" office:value="144.071684423605" calcext:value-type="float">
            <text:p>144.1</text:p>
          </table:table-cell>
          <table:table-cell/>
          <table:table-cell table:style-name="ce4" table:formula="of:=[.$M$3]*[.$C243] +[.$L$3]*[.D243]  + [.$K$3]" office:value-type="float" office:value="150.47889353552" calcext:value-type="float">
            <text:p>150.48</text:p>
          </table:table-cell>
          <table:table-cell table:style-name="ce4" table:formula="of:=[.G243]-[.E243]" office:value-type="float" office:value="6.40720911191482" calcext:value-type="float">
            <text:p>6.41</text:p>
          </table:table-cell>
          <table:table-cell table:style-name="ce4" table:formula="of:=([.G243]-[.E243])^2" office:value-type="float" office:value="41.0523286038043" calcext:value-type="float">
            <text:p>41.0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532862779695" calcext:value-type="float">
            <text:p>64.5</text:p>
          </table:table-cell>
          <table:table-cell table:style-name="ce6" office:value-type="float" office:value="148.206743267389" calcext:value-type="float">
            <text:p>148.2</text:p>
          </table:table-cell>
          <table:table-cell/>
          <table:table-cell table:style-name="ce4" table:formula="of:=[.$M$3]*[.$C244] +[.$L$3]*[.D244]  + [.$K$3]" office:value-type="float" office:value="153.449757125682" calcext:value-type="float">
            <text:p>153.45</text:p>
          </table:table-cell>
          <table:table-cell table:style-name="ce4" table:formula="of:=[.G244]-[.E244]" office:value-type="float" office:value="5.24301385829293" calcext:value-type="float">
            <text:p>5.24</text:p>
          </table:table-cell>
          <table:table-cell table:style-name="ce4" table:formula="of:=([.G244]-[.E244])^2" office:value-type="float" office:value="27.4891943182517" calcext:value-type="float">
            <text:p>27.4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2292600252637" calcext:value-type="float">
            <text:p>66.2</text:p>
          </table:table-cell>
          <table:table-cell table:style-name="ce6" office:value-type="float" office:value="169.101686826467" calcext:value-type="float">
            <text:p>169.1</text:p>
          </table:table-cell>
          <table:table-cell/>
          <table:table-cell table:style-name="ce4" table:formula="of:=[.$M$3]*[.$C245] +[.$L$3]*[.D245]  + [.$K$3]" office:value-type="float" office:value="166.342376192004" calcext:value-type="float">
            <text:p>166.34</text:p>
          </table:table-cell>
          <table:table-cell table:style-name="ce4" table:formula="of:=[.G245]-[.E245]" office:value-type="float" office:value="-2.75931063446288" calcext:value-type="float">
            <text:p>-2.76</text:p>
          </table:table-cell>
          <table:table-cell table:style-name="ce4" table:formula="of:=([.G245]-[.E245])^2" office:value-type="float" office:value="7.61379517745993" calcext:value-type="float">
            <text:p>7.6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9.3004277741934" calcext:value-type="float">
            <text:p>69.3</text:p>
          </table:table-cell>
          <table:table-cell table:style-name="ce6" office:value-type="float" office:value="185.187969769128" calcext:value-type="float">
            <text:p>185.2</text:p>
          </table:table-cell>
          <table:table-cell/>
          <table:table-cell table:style-name="ce4" table:formula="of:=[.$M$3]*[.$C246] +[.$L$3]*[.D246]  + [.$K$3]" office:value-type="float" office:value="189.68325108387" calcext:value-type="float">
            <text:p>189.68</text:p>
          </table:table-cell>
          <table:table-cell table:style-name="ce4" table:formula="of:=[.G246]-[.E246]" office:value-type="float" office:value="4.49528131474179" calcext:value-type="float">
            <text:p>4.50</text:p>
          </table:table-cell>
          <table:table-cell table:style-name="ce4" table:formula="of:=([.G246]-[.E246])^2" office:value-type="float" office:value="20.2075540986667" calcext:value-type="float">
            <text:p>20.2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8992039506227" calcext:value-type="float">
            <text:p>69.9</text:p>
          </table:table-cell>
          <table:table-cell table:style-name="ce6" office:value-type="float" office:value="191.412231132701" calcext:value-type="float">
            <text:p>191.4</text:p>
          </table:table-cell>
          <table:table-cell/>
          <table:table-cell table:style-name="ce4" table:formula="of:=[.$M$3]*[.$C247] +[.$L$3]*[.D247]  + [.$K$3]" office:value-type="float" office:value="194.233950024733" calcext:value-type="float">
            <text:p>194.23</text:p>
          </table:table-cell>
          <table:table-cell table:style-name="ce4" table:formula="of:=[.G247]-[.E247]" office:value-type="float" office:value="2.8217188920315" calcext:value-type="float">
            <text:p>2.82</text:p>
          </table:table-cell>
          <table:table-cell table:style-name="ce4" table:formula="of:=([.G247]-[.E247])^2" office:value-type="float" office:value="7.96209750564747" calcext:value-type="float">
            <text:p>7.9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1227847321693" calcext:value-type="float">
            <text:p>72.1</text:p>
          </table:table-cell>
          <table:table-cell table:style-name="ce6" office:value-type="float" office:value="200.907146122523" calcext:value-type="float">
            <text:p>200.9</text:p>
          </table:table-cell>
          <table:table-cell/>
          <table:table-cell table:style-name="ce4" table:formula="of:=[.$M$3]*[.$C248] +[.$L$3]*[.D248]  + [.$K$3]" office:value-type="float" office:value="211.133163964487" calcext:value-type="float">
            <text:p>211.13</text:p>
          </table:table-cell>
          <table:table-cell table:style-name="ce4" table:formula="of:=[.G248]-[.E248]" office:value-type="float" office:value="10.2260178419636" calcext:value-type="float">
            <text:p>10.23</text:p>
          </table:table-cell>
          <table:table-cell table:style-name="ce4" table:formula="of:=([.G248]-[.E248])^2" office:value-type="float" office:value="104.571440904158" calcext:value-type="float">
            <text:p>104.5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1414415988235" calcext:value-type="float">
            <text:p>60.1</text:p>
          </table:table-cell>
          <table:table-cell table:style-name="ce6" office:value-type="float" office:value="110.837854703141" calcext:value-type="float">
            <text:p>110.8</text:p>
          </table:table-cell>
          <table:table-cell/>
          <table:table-cell table:style-name="ce4" table:formula="of:=[.$M$3]*[.$C249] +[.$L$3]*[.D249]  + [.$K$3]" office:value-type="float" office:value="120.074956151059" calcext:value-type="float">
            <text:p>120.07</text:p>
          </table:table-cell>
          <table:table-cell table:style-name="ce4" table:formula="of:=[.G249]-[.E249]" office:value-type="float" office:value="9.23710144791758" calcext:value-type="float">
            <text:p>9.24</text:p>
          </table:table-cell>
          <table:table-cell table:style-name="ce4" table:formula="of:=([.G249]-[.E249])^2" office:value-type="float" office:value="85.3240431591211" calcext:value-type="float">
            <text:p>85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0890956635457" calcext:value-type="float">
            <text:p>71.1</text:p>
          </table:table-cell>
          <table:table-cell table:style-name="ce6" office:value-type="float" office:value="188.116045768091" calcext:value-type="float">
            <text:p>188.1</text:p>
          </table:table-cell>
          <table:table-cell/>
          <table:table-cell table:style-name="ce4" table:formula="of:=[.$M$3]*[.$C250] +[.$L$3]*[.D250]  + [.$K$3]" office:value-type="float" office:value="203.277127042947" calcext:value-type="float">
            <text:p>203.28</text:p>
          </table:table-cell>
          <table:table-cell table:style-name="ce4" table:formula="of:=[.G250]-[.E250]" office:value-type="float" office:value="15.1610812748563" calcext:value-type="float">
            <text:p>15.16</text:p>
          </table:table-cell>
          <table:table-cell table:style-name="ce4" table:formula="of:=([.G250]-[.E250])^2" office:value-type="float" office:value="229.858385422799" calcext:value-type="float">
            <text:p>229.8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3880066376365" calcext:value-type="float">
            <text:p>66.4</text:p>
          </table:table-cell>
          <table:table-cell table:style-name="ce6" office:value-type="float" office:value="159.376926005903" calcext:value-type="float">
            <text:p>159.4</text:p>
          </table:table-cell>
          <table:table-cell/>
          <table:table-cell table:style-name="ce4" table:formula="of:=[.$M$3]*[.$C251] +[.$L$3]*[.D251]  + [.$K$3]" office:value-type="float" office:value="167.548850446037" calcext:value-type="float">
            <text:p>167.55</text:p>
          </table:table-cell>
          <table:table-cell table:style-name="ce4" table:formula="of:=[.G251]-[.E251]" office:value-type="float" office:value="8.17192444013432" calcext:value-type="float">
            <text:p>8.17</text:p>
          </table:table-cell>
          <table:table-cell table:style-name="ce4" table:formula="of:=([.G251]-[.E251])^2" office:value-type="float" office:value="66.7803490552646" calcext:value-type="float">
            <text:p>66.7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4637646915818" calcext:value-type="float">
            <text:p>71.5</text:p>
          </table:table-cell>
          <table:table-cell table:style-name="ce6" office:value-type="float" office:value="207.768534974947" calcext:value-type="float">
            <text:p>207.8</text:p>
          </table:table-cell>
          <table:table-cell/>
          <table:table-cell table:style-name="ce4" table:formula="of:=[.$M$3]*[.$C252] +[.$L$3]*[.D252]  + [.$K$3]" office:value-type="float" office:value="206.124611656022" calcext:value-type="float">
            <text:p>206.12</text:p>
          </table:table-cell>
          <table:table-cell table:style-name="ce4" table:formula="of:=[.G252]-[.E252]" office:value-type="float" office:value="-1.64392331892532" calcext:value-type="float">
            <text:p>-1.64</text:p>
          </table:table-cell>
          <table:table-cell table:style-name="ce4" table:formula="of:=([.G252]-[.E252])^2" office:value-type="float" office:value="2.70248387850643" calcext:value-type="float">
            <text:p>2.7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0354898793316" calcext:value-type="float">
            <text:p>61.0</text:p>
          </table:table-cell>
          <table:table-cell table:style-name="ce6" office:value-type="float" office:value="111.326962428825" calcext:value-type="float">
            <text:p>111.3</text:p>
          </table:table-cell>
          <table:table-cell/>
          <table:table-cell table:style-name="ce4" table:formula="of:=[.$M$3]*[.$C253] +[.$L$3]*[.D253]  + [.$K$3]" office:value-type="float" office:value="126.86972308292" calcext:value-type="float">
            <text:p>126.87</text:p>
          </table:table-cell>
          <table:table-cell table:style-name="ce4" table:formula="of:=[.G253]-[.E253]" office:value-type="float" office:value="15.5427606540951" calcext:value-type="float">
            <text:p>15.54</text:p>
          </table:table-cell>
          <table:table-cell table:style-name="ce4" table:formula="of:=([.G253]-[.E253])^2" office:value-type="float" office:value="241.577408750488" calcext:value-type="float">
            <text:p>241.5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6402901079882" calcext:value-type="float">
            <text:p>67.6</text:p>
          </table:table-cell>
          <table:table-cell table:style-name="ce6" office:value-type="float" office:value="186.935279969432" calcext:value-type="float">
            <text:p>186.9</text:p>
          </table:table-cell>
          <table:table-cell/>
          <table:table-cell table:style-name="ce4" table:formula="of:=[.$M$3]*[.$C254] +[.$L$3]*[.D254]  + [.$K$3]" office:value-type="float" office:value="177.06620482071" calcext:value-type="float">
            <text:p>177.07</text:p>
          </table:table-cell>
          <table:table-cell table:style-name="ce4" table:formula="of:=[.G254]-[.E254]" office:value-type="float" office:value="-9.86907514872163" calcext:value-type="float">
            <text:p>-9.87</text:p>
          </table:table-cell>
          <table:table-cell table:style-name="ce4" table:formula="of:=([.G254]-[.E254])^2" office:value-type="float" office:value="97.398644291115" calcext:value-type="float">
            <text:p>97.4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2143488490394" calcext:value-type="float">
            <text:p>61.2</text:p>
          </table:table-cell>
          <table:table-cell table:style-name="ce6" office:value-type="float" office:value="112.915208906285" calcext:value-type="float">
            <text:p>112.9</text:p>
          </table:table-cell>
          <table:table-cell/>
          <table:table-cell table:style-name="ce4" table:formula="of:=[.$M$3]*[.$C255] +[.$L$3]*[.D255]  + [.$K$3]" office:value-type="float" office:value="128.229051252699" calcext:value-type="float">
            <text:p>128.23</text:p>
          </table:table-cell>
          <table:table-cell table:style-name="ce4" table:formula="of:=[.G255]-[.E255]" office:value-type="float" office:value="15.3138423464144" calcext:value-type="float">
            <text:p>15.31</text:p>
          </table:table-cell>
          <table:table-cell table:style-name="ce4" table:formula="of:=([.G255]-[.E255])^2" office:value-type="float" office:value="234.513767410836" calcext:value-type="float">
            <text:p>234.5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2938285155084" calcext:value-type="float">
            <text:p>62.3</text:p>
          </table:table-cell>
          <table:table-cell table:style-name="ce6" office:value-type="float" office:value="133.020435422027" calcext:value-type="float">
            <text:p>133.0</text:p>
          </table:table-cell>
          <table:table-cell/>
          <table:table-cell table:style-name="ce4" table:formula="of:=[.$M$3]*[.$C256] +[.$L$3]*[.D256]  + [.$K$3]" office:value-type="float" office:value="136.433096717864" calcext:value-type="float">
            <text:p>136.43</text:p>
          </table:table-cell>
          <table:table-cell table:style-name="ce4" table:formula="of:=[.G256]-[.E256]" office:value-type="float" office:value="3.41266129583681" calcext:value-type="float">
            <text:p>3.41</text:p>
          </table:table-cell>
          <table:table-cell table:style-name="ce4" table:formula="of:=([.G256]-[.E256])^2" office:value-type="float" office:value="11.6462571201026" calcext:value-type="float">
            <text:p>11.6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7742374037153" calcext:value-type="float">
            <text:p>64.8</text:p>
          </table:table-cell>
          <table:table-cell table:style-name="ce6" office:value-type="float" office:value="182.589844094188" calcext:value-type="float">
            <text:p>182.6</text:p>
          </table:table-cell>
          <table:table-cell/>
          <table:table-cell table:style-name="ce4" table:formula="of:=[.$M$3]*[.$C257] +[.$L$3]*[.D257]  + [.$K$3]" office:value-type="float" office:value="155.284204268236" calcext:value-type="float">
            <text:p>155.28</text:p>
          </table:table-cell>
          <table:table-cell table:style-name="ce4" table:formula="of:=[.G257]-[.E257]" office:value-type="float" office:value="-27.3056398259517" calcext:value-type="float">
            <text:p>-27.31</text:p>
          </table:table-cell>
          <table:table-cell table:style-name="ce4" table:formula="of:=([.G257]-[.E257])^2" office:value-type="float" office:value="745.5979663046" calcext:value-type="float">
            <text:p>745.6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3397249536015" calcext:value-type="float">
            <text:p>65.3</text:p>
          </table:table-cell>
          <table:table-cell table:style-name="ce6" office:value-type="float" office:value="161.431657506077" calcext:value-type="float">
            <text:p>161.4</text:p>
          </table:table-cell>
          <table:table-cell/>
          <table:table-cell table:style-name="ce4" table:formula="of:=[.$M$3]*[.$C258] +[.$L$3]*[.D258]  + [.$K$3]" office:value-type="float" office:value="159.581909647371" calcext:value-type="float">
            <text:p>159.58</text:p>
          </table:table-cell>
          <table:table-cell table:style-name="ce4" table:formula="of:=[.G258]-[.E258]" office:value-type="float" office:value="-1.8497478587056" calcext:value-type="float">
            <text:p>-1.85</text:p>
          </table:table-cell>
          <table:table-cell table:style-name="ce4" table:formula="of:=([.G258]-[.E258])^2" office:value-type="float" office:value="3.42156714078594" calcext:value-type="float">
            <text:p>3.4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1447609508474" calcext:value-type="float">
            <text:p>68.1</text:p>
          </table:table-cell>
          <table:table-cell table:style-name="ce6" office:value-type="float" office:value="181.265824807129" calcext:value-type="float">
            <text:p>181.3</text:p>
          </table:table-cell>
          <table:table-cell/>
          <table:table-cell table:style-name="ce4" table:formula="of:=[.$M$3]*[.$C259] +[.$L$3]*[.D259]  + [.$K$3]" office:value-type="float" office:value="180.90018322644" calcext:value-type="float">
            <text:p>180.90</text:p>
          </table:table-cell>
          <table:table-cell table:style-name="ce4" table:formula="of:=[.G259]-[.E259]" office:value-type="float" office:value="-0.365641580688845" calcext:value-type="float">
            <text:p>-0.37</text:p>
          </table:table-cell>
          <table:table-cell table:style-name="ce4" table:formula="of:=([.G259]-[.E259])^2" office:value-type="float" office:value="0.133693765528637" calcext:value-type="float">
            <text:p>0.1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8066858300476" calcext:value-type="float">
            <text:p>64.8</text:p>
          </table:table-cell>
          <table:table-cell table:style-name="ce6" office:value-type="float" office:value="138.485217717169" calcext:value-type="float">
            <text:p>138.5</text:p>
          </table:table-cell>
          <table:table-cell/>
          <table:table-cell table:style-name="ce4" table:formula="of:=[.$M$3]*[.$C260] +[.$L$3]*[.D260]  + [.$K$3]" office:value-type="float" office:value="155.530812308362" calcext:value-type="float">
            <text:p>155.53</text:p>
          </table:table-cell>
          <table:table-cell table:style-name="ce4" table:formula="of:=[.G260]-[.E260]" office:value-type="float" office:value="17.0455945911927" calcext:value-type="float">
            <text:p>17.05</text:p>
          </table:table-cell>
          <table:table-cell table:style-name="ce4" table:formula="of:=([.G260]-[.E260])^2" office:value-type="float" office:value="290.552294967298" calcext:value-type="float">
            <text:p>290.5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6316001185165" calcext:value-type="float">
            <text:p>60.6</text:p>
          </table:table-cell>
          <table:table-cell table:style-name="ce6" office:value-type="float" office:value="109.719696252994" calcext:value-type="float">
            <text:p>109.7</text:p>
          </table:table-cell>
          <table:table-cell/>
          <table:table-cell table:style-name="ce4" table:formula="of:=[.$M$3]*[.$C261] +[.$L$3]*[.D261]  + [.$K$3]" office:value-type="float" office:value="123.800160900725" calcext:value-type="float">
            <text:p>123.80</text:p>
          </table:table-cell>
          <table:table-cell table:style-name="ce4" table:formula="of:=[.G261]-[.E261]" office:value-type="float" office:value="14.0804646477314" calcext:value-type="float">
            <text:p>14.08</text:p>
          </table:table-cell>
          <table:table-cell table:style-name="ce4" table:formula="of:=([.G261]-[.E261])^2" office:value-type="float" office:value="198.259484696014" calcext:value-type="float">
            <text:p>198.2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3532087785568" calcext:value-type="float">
            <text:p>71.4</text:p>
          </table:table-cell>
          <table:table-cell table:style-name="ce6" office:value-type="float" office:value="209.309880125881" calcext:value-type="float">
            <text:p>209.3</text:p>
          </table:table-cell>
          <table:table-cell/>
          <table:table-cell table:style-name="ce4" table:formula="of:=[.$M$3]*[.$C262] +[.$L$3]*[.D262]  + [.$K$3]" office:value-type="float" office:value="205.284386717032" calcext:value-type="float">
            <text:p>205.28</text:p>
          </table:table-cell>
          <table:table-cell table:style-name="ce4" table:formula="of:=[.G262]-[.E262]" office:value-type="float" office:value="-4.02549340884931" calcext:value-type="float">
            <text:p>-4.03</text:p>
          </table:table-cell>
          <table:table-cell table:style-name="ce4" table:formula="of:=([.G262]-[.E262])^2" office:value-type="float" office:value="16.2045971846893" calcext:value-type="float">
            <text:p>16.2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5241003129209" calcext:value-type="float">
            <text:p>69.5</text:p>
          </table:table-cell>
          <table:table-cell table:style-name="ce6" office:value-type="float" office:value="184.109730174762" calcext:value-type="float">
            <text:p>184.1</text:p>
          </table:table-cell>
          <table:table-cell/>
          <table:table-cell table:style-name="ce4" table:formula="of:=[.$M$3]*[.$C263] +[.$L$3]*[.D263]  + [.$K$3]" office:value-type="float" office:value="191.383162378199" calcext:value-type="float">
            <text:p>191.38</text:p>
          </table:table-cell>
          <table:table-cell table:style-name="ce4" table:formula="of:=[.G263]-[.E263]" office:value-type="float" office:value="7.27343220343678" calcext:value-type="float">
            <text:p>7.27</text:p>
          </table:table-cell>
          <table:table-cell table:style-name="ce4" table:formula="of:=([.G263]-[.E263])^2" office:value-type="float" office:value="52.9028160179913" calcext:value-type="float">
            <text:p>52.9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8099015736912" calcext:value-type="float">
            <text:p>69.8</text:p>
          </table:table-cell>
          <table:table-cell table:style-name="ce6" office:value-type="float" office:value="204.426598301005" calcext:value-type="float">
            <text:p>204.4</text:p>
          </table:table-cell>
          <table:table-cell/>
          <table:table-cell table:style-name="ce4" table:formula="of:=[.$M$3]*[.$C264] +[.$L$3]*[.D264]  + [.$K$3]" office:value-type="float" office:value="193.555251960053" calcext:value-type="float">
            <text:p>193.56</text:p>
          </table:table-cell>
          <table:table-cell table:style-name="ce4" table:formula="of:=[.G264]-[.E264]" office:value-type="float" office:value="-10.8713463409518" calcext:value-type="float">
            <text:p>-10.87</text:p>
          </table:table-cell>
          <table:table-cell table:style-name="ce4" table:formula="of:=([.G264]-[.E264])^2" office:value-type="float" office:value="118.186171264926" calcext:value-type="float">
            <text:p>118.1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3932285352018" calcext:value-type="float">
            <text:p>67.4</text:p>
          </table:table-cell>
          <table:table-cell table:style-name="ce6" office:value-type="float" office:value="185.556555102052" calcext:value-type="float">
            <text:p>185.6</text:p>
          </table:table-cell>
          <table:table-cell/>
          <table:table-cell table:style-name="ce4" table:formula="of:=[.$M$3]*[.$C265] +[.$L$3]*[.D265]  + [.$K$3]" office:value-type="float" office:value="175.188536867534" calcext:value-type="float">
            <text:p>175.19</text:p>
          </table:table-cell>
          <table:table-cell table:style-name="ce4" table:formula="of:=[.G265]-[.E265]" office:value-type="float" office:value="-10.3680182345183" calcext:value-type="float">
            <text:p>-10.37</text:p>
          </table:table-cell>
          <table:table-cell table:style-name="ce4" table:formula="of:=([.G265]-[.E265])^2" office:value-type="float" office:value="107.495802111304" calcext:value-type="float">
            <text:p>107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7830427504241" calcext:value-type="float">
            <text:p>63.8</text:p>
          </table:table-cell>
          <table:table-cell table:style-name="ce6" office:value-type="float" office:value="149.344027647034" calcext:value-type="float">
            <text:p>149.3</text:p>
          </table:table-cell>
          <table:table-cell/>
          <table:table-cell table:style-name="ce4" table:formula="of:=[.$M$3]*[.$C266] +[.$L$3]*[.D266]  + [.$K$3]" office:value-type="float" office:value="147.751124903223" calcext:value-type="float">
            <text:p>147.75</text:p>
          </table:table-cell>
          <table:table-cell table:style-name="ce4" table:formula="of:=[.G266]-[.E266]" office:value-type="float" office:value="-1.59290274381084" calcext:value-type="float">
            <text:p>-1.59</text:p>
          </table:table-cell>
          <table:table-cell table:style-name="ce4" table:formula="of:=([.G266]-[.E266])^2" office:value-type="float" office:value="2.5373391512401" calcext:value-type="float">
            <text:p>2.5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5383087679076" calcext:value-type="float">
            <text:p>67.5</text:p>
          </table:table-cell>
          <table:table-cell table:style-name="ce6" office:value-type="float" office:value="181.865044346081" calcext:value-type="float">
            <text:p>181.9</text:p>
          </table:table-cell>
          <table:table-cell/>
          <table:table-cell table:style-name="ce4" table:formula="of:=[.$M$3]*[.$C267] +[.$L$3]*[.D267]  + [.$K$3]" office:value-type="float" office:value="176.291146636098" calcext:value-type="float">
            <text:p>176.29</text:p>
          </table:table-cell>
          <table:table-cell table:style-name="ce4" table:formula="of:=[.G267]-[.E267]" office:value-type="float" office:value="-5.57389770998333" calcext:value-type="float">
            <text:p>-5.57</text:p>
          </table:table-cell>
          <table:table-cell table:style-name="ce4" table:formula="of:=([.G267]-[.E267])^2" office:value-type="float" office:value="31.0683356813574" calcext:value-type="float">
            <text:p>31.0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2657235226031" calcext:value-type="float">
            <text:p>68.3</text:p>
          </table:table-cell>
          <table:table-cell table:style-name="ce6" office:value-type="float" office:value="184.988497969991" calcext:value-type="float">
            <text:p>185.0</text:p>
          </table:table-cell>
          <table:table-cell/>
          <table:table-cell table:style-name="ce4" table:formula="of:=[.$M$3]*[.$C268] +[.$L$3]*[.D268]  + [.$K$3]" office:value-type="float" office:value="181.819498771784" calcext:value-type="float">
            <text:p>181.82</text:p>
          </table:table-cell>
          <table:table-cell table:style-name="ce4" table:formula="of:=[.G268]-[.E268]" office:value-type="float" office:value="-3.16899919820747" calcext:value-type="float">
            <text:p>-3.17</text:p>
          </table:table-cell>
          <table:table-cell table:style-name="ce4" table:formula="of:=([.G268]-[.E268])^2" office:value-type="float" office:value="10.0425559182396" calcext:value-type="float">
            <text:p>10.0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4245096594727" calcext:value-type="float">
            <text:p>73.4</text:p>
          </table:table-cell>
          <table:table-cell table:style-name="ce6" office:value-type="float" office:value="220.207660219683" calcext:value-type="float">
            <text:p>220.2</text:p>
          </table:table-cell>
          <table:table-cell/>
          <table:table-cell table:style-name="ce4" table:formula="of:=[.$M$3]*[.$C269] +[.$L$3]*[.D269]  + [.$K$3]" office:value-type="float" office:value="221.026273411992" calcext:value-type="float">
            <text:p>221.03</text:p>
          </table:table-cell>
          <table:table-cell table:style-name="ce4" table:formula="of:=[.G269]-[.E269]" office:value-type="float" office:value="0.818613192309527" calcext:value-type="float">
            <text:p>0.82</text:p>
          </table:table-cell>
          <table:table-cell table:style-name="ce4" table:formula="of:=([.G269]-[.E269])^2" office:value-type="float" office:value="0.670127558623195" calcext:value-type="float">
            <text:p>0.6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4851647256286" calcext:value-type="float">
            <text:p>64.5</text:p>
          </table:table-cell>
          <table:table-cell table:style-name="ce6" office:value-type="float" office:value="150.402898695227" calcext:value-type="float">
            <text:p>150.4</text:p>
          </table:table-cell>
          <table:table-cell/>
          <table:table-cell table:style-name="ce4" table:formula="of:=[.$M$3]*[.$C270] +[.$L$3]*[.D270]  + [.$K$3]" office:value-type="float" office:value="153.087251914777" calcext:value-type="float">
            <text:p>153.09</text:p>
          </table:table-cell>
          <table:table-cell table:style-name="ce4" table:formula="of:=[.G270]-[.E270]" office:value-type="float" office:value="2.68435321955036" calcext:value-type="float">
            <text:p>2.68</text:p>
          </table:table-cell>
          <table:table-cell table:style-name="ce4" table:formula="of:=([.G270]-[.E270])^2" office:value-type="float" office:value="7.20575220731038" calcext:value-type="float">
            <text:p>7.2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1291910263217" calcext:value-type="float">
            <text:p>65.1</text:p>
          </table:table-cell>
          <table:table-cell table:style-name="ce6" office:value-type="float" office:value="156.90163744997" calcext:value-type="float">
            <text:p>156.9</text:p>
          </table:table-cell>
          <table:table-cell/>
          <table:table-cell table:style-name="ce4" table:formula="of:=[.$M$3]*[.$C271] +[.$L$3]*[.D271]  + [.$K$3]" office:value-type="float" office:value="157.981851800045" calcext:value-type="float">
            <text:p>157.98</text:p>
          </table:table-cell>
          <table:table-cell table:style-name="ce4" table:formula="of:=[.G271]-[.E271]" office:value-type="float" office:value="1.08021435007493" calcext:value-type="float">
            <text:p>1.08</text:p>
          </table:table-cell>
          <table:table-cell table:style-name="ce4" table:formula="of:=([.G271]-[.E271])^2" office:value-type="float" office:value="1.16686304210779" calcext:value-type="float">
            <text:p>1.1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3659022452799" calcext:value-type="float">
            <text:p>66.4</text:p>
          </table:table-cell>
          <table:table-cell table:style-name="ce6" office:value-type="float" office:value="137.287606985786" calcext:value-type="float">
            <text:p>137.3</text:p>
          </table:table-cell>
          <table:table-cell/>
          <table:table-cell table:style-name="ce4" table:formula="of:=[.$M$3]*[.$C272] +[.$L$3]*[.D272]  + [.$K$3]" office:value-type="float" office:value="167.380857064127" calcext:value-type="float">
            <text:p>167.38</text:p>
          </table:table-cell>
          <table:table-cell table:style-name="ce4" table:formula="of:=[.G272]-[.E272]" office:value-type="float" office:value="30.0932500783412" calcext:value-type="float">
            <text:p>30.09</text:p>
          </table:table-cell>
          <table:table-cell table:style-name="ce4" table:formula="of:=([.G272]-[.E272])^2" office:value-type="float" office:value="905.603700277583" calcext:value-type="float">
            <text:p>905.6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8913457092014" calcext:value-type="float">
            <text:p>68.9</text:p>
          </table:table-cell>
          <table:table-cell table:style-name="ce6" office:value-type="float" office:value="191.881403466871" calcext:value-type="float">
            <text:p>191.9</text:p>
          </table:table-cell>
          <table:table-cell/>
          <table:table-cell table:style-name="ce4" table:formula="of:=[.$M$3]*[.$C273] +[.$L$3]*[.D273]  + [.$K$3]" office:value-type="float" office:value="186.574227389931" calcext:value-type="float">
            <text:p>186.57</text:p>
          </table:table-cell>
          <table:table-cell table:style-name="ce4" table:formula="of:=[.G273]-[.E273]" office:value-type="float" office:value="-5.30717607694032" calcext:value-type="float">
            <text:p>-5.31</text:p>
          </table:table-cell>
          <table:table-cell table:style-name="ce4" table:formula="of:=([.G273]-[.E273])^2" office:value-type="float" office:value="28.1661179116477" calcext:value-type="float">
            <text:p>28.1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9586661236777" calcext:value-type="float">
            <text:p>61.0</text:p>
          </table:table-cell>
          <table:table-cell table:style-name="ce6" office:value-type="float" office:value="123.157813951721" calcext:value-type="float">
            <text:p>123.2</text:p>
          </table:table-cell>
          <table:table-cell/>
          <table:table-cell table:style-name="ce4" table:formula="of:=[.$M$3]*[.$C274] +[.$L$3]*[.D274]  + [.$K$3]" office:value-type="float" office:value="126.285862539951" calcext:value-type="float">
            <text:p>126.29</text:p>
          </table:table-cell>
          <table:table-cell table:style-name="ce4" table:formula="of:=[.G274]-[.E274]" office:value-type="float" office:value="3.12804858822953" calcext:value-type="float">
            <text:p>3.13</text:p>
          </table:table-cell>
          <table:table-cell table:style-name="ce4" table:formula="of:=([.G274]-[.E274])^2" office:value-type="float" office:value="9.78468797032477" calcext:value-type="float">
            <text:p>9.7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4.8140524727739" calcext:value-type="float">
            <text:p>74.8</text:p>
          </table:table-cell>
          <table:table-cell table:style-name="ce6" office:value-type="float" office:value="232.209377348429" calcext:value-type="float">
            <text:p>232.2</text:p>
          </table:table-cell>
          <table:table-cell/>
          <table:table-cell table:style-name="ce4" table:formula="of:=[.$M$3]*[.$C275] +[.$L$3]*[.D275]  + [.$K$3]" office:value-type="float" office:value="231.586798793082" calcext:value-type="float">
            <text:p>231.59</text:p>
          </table:table-cell>
          <table:table-cell table:style-name="ce4" table:formula="of:=[.G275]-[.E275]" office:value-type="float" office:value="-0.622578555347417" calcext:value-type="float">
            <text:p>-0.62</text:p>
          </table:table-cell>
          <table:table-cell table:style-name="ce4" table:formula="of:=([.G275]-[.E275])^2" office:value-type="float" office:value="0.387604057578476" calcext:value-type="float">
            <text:p>0.3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7134907568074" calcext:value-type="float">
            <text:p>72.7</text:p>
          </table:table-cell>
          <table:table-cell table:style-name="ce6" office:value-type="float" office:value="207.459681732912" calcext:value-type="float">
            <text:p>207.5</text:p>
          </table:table-cell>
          <table:table-cell/>
          <table:table-cell table:style-name="ce4" table:formula="of:=[.$M$3]*[.$C276] +[.$L$3]*[.D276]  + [.$K$3]" office:value-type="float" office:value="215.622529751736" calcext:value-type="float">
            <text:p>215.62</text:p>
          </table:table-cell>
          <table:table-cell table:style-name="ce4" table:formula="of:=[.G276]-[.E276]" office:value-type="float" office:value="8.16284801882424" calcext:value-type="float">
            <text:p>8.16</text:p>
          </table:table-cell>
          <table:table-cell table:style-name="ce4" table:formula="of:=([.G276]-[.E276])^2" office:value-type="float" office:value="66.6320877784227" calcext:value-type="float">
            <text:p>66.6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6.4929339594115" calcext:value-type="float">
            <text:p>76.5</text:p>
          </table:table-cell>
          <table:table-cell table:style-name="ce6" office:value-type="float" office:value="227.139295974484" calcext:value-type="float">
            <text:p>227.1</text:p>
          </table:table-cell>
          <table:table-cell/>
          <table:table-cell table:style-name="ce4" table:formula="of:=[.$M$3]*[.$C277] +[.$L$3]*[.D277]  + [.$K$3]" office:value-type="float" office:value="244.346298091527" calcext:value-type="float">
            <text:p>244.35</text:p>
          </table:table-cell>
          <table:table-cell table:style-name="ce4" table:formula="of:=[.G277]-[.E277]" office:value-type="float" office:value="17.2070021170434" calcext:value-type="float">
            <text:p>17.21</text:p>
          </table:table-cell>
          <table:table-cell table:style-name="ce4" table:formula="of:=([.G277]-[.E277])^2" office:value-type="float" office:value="296.080921855935" calcext:value-type="float">
            <text:p>296.0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5234715140073" calcext:value-type="float">
            <text:p>62.5</text:p>
          </table:table-cell>
          <table:table-cell table:style-name="ce6" office:value-type="float" office:value="136.256130006244" calcext:value-type="float">
            <text:p>136.3</text:p>
          </table:table-cell>
          <table:table-cell/>
          <table:table-cell table:style-name="ce4" table:formula="of:=[.$M$3]*[.$C278] +[.$L$3]*[.D278]  + [.$K$3]" office:value-type="float" office:value="138.178383506455" calcext:value-type="float">
            <text:p>138.18</text:p>
          </table:table-cell>
          <table:table-cell table:style-name="ce4" table:formula="of:=[.G278]-[.E278]" office:value-type="float" office:value="1.92225350021141" calcext:value-type="float">
            <text:p>1.92</text:p>
          </table:table-cell>
          <table:table-cell table:style-name="ce4" table:formula="of:=([.G278]-[.E278])^2" office:value-type="float" office:value="3.69505851907502" calcext:value-type="float">
            <text:p>3.7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4785671582295" calcext:value-type="float">
            <text:p>64.5</text:p>
          </table:table-cell>
          <table:table-cell table:style-name="ce6" office:value-type="float" office:value="151.886705673811" calcext:value-type="float">
            <text:p>151.9</text:p>
          </table:table-cell>
          <table:table-cell/>
          <table:table-cell table:style-name="ce4" table:formula="of:=[.$M$3]*[.$C279] +[.$L$3]*[.D279]  + [.$K$3]" office:value-type="float" office:value="153.037110402544" calcext:value-type="float">
            <text:p>153.04</text:p>
          </table:table-cell>
          <table:table-cell table:style-name="ce4" table:formula="of:=[.G279]-[.E279]" office:value-type="float" office:value="1.15040472873315" calcext:value-type="float">
            <text:p>1.15</text:p>
          </table:table-cell>
          <table:table-cell table:style-name="ce4" table:formula="of:=([.G279]-[.E279])^2" office:value-type="float" office:value="1.32343103989159" calcext:value-type="float">
            <text:p>1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6515242841932" calcext:value-type="float">
            <text:p>71.7</text:p>
          </table:table-cell>
          <table:table-cell table:style-name="ce6" office:value-type="float" office:value="184.98181425035" calcext:value-type="float">
            <text:p>185.0</text:p>
          </table:table-cell>
          <table:table-cell/>
          <table:table-cell table:style-name="ce4" table:formula="of:=[.$M$3]*[.$C280] +[.$L$3]*[.D280]  + [.$K$3]" office:value-type="float" office:value="207.551584559868" calcext:value-type="float">
            <text:p>207.55</text:p>
          </table:table-cell>
          <table:table-cell table:style-name="ce4" table:formula="of:=[.G280]-[.E280]" office:value-type="float" office:value="22.5697703095183" calcext:value-type="float">
            <text:p>22.57</text:p>
          </table:table-cell>
          <table:table-cell table:style-name="ce4" table:formula="of:=([.G280]-[.E280])^2" office:value-type="float" office:value="509.394531824413" calcext:value-type="float">
            <text:p>509.3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204481018529" calcext:value-type="float">
            <text:p>65.2</text:p>
          </table:table-cell>
          <table:table-cell table:style-name="ce6" office:value-type="float" office:value="143.563339319018" calcext:value-type="float">
            <text:p>143.6</text:p>
          </table:table-cell>
          <table:table-cell/>
          <table:table-cell table:style-name="ce4" table:formula="of:=[.$M$3]*[.$C281] +[.$L$3]*[.D281]  + [.$K$3]" office:value-type="float" office:value="158.55405574082" calcext:value-type="float">
            <text:p>158.55</text:p>
          </table:table-cell>
          <table:table-cell table:style-name="ce4" table:formula="of:=[.G281]-[.E281]" office:value-type="float" office:value="14.9907164218023" calcext:value-type="float">
            <text:p>14.99</text:p>
          </table:table-cell>
          <table:table-cell table:style-name="ce4" table:formula="of:=([.G281]-[.E281])^2" office:value-type="float" office:value="224.721578838894" calcext:value-type="float">
            <text:p>224.7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4868238954174" calcext:value-type="float">
            <text:p>67.5</text:p>
          </table:table-cell>
          <table:table-cell table:style-name="ce6" office:value-type="float" office:value="164.295241252612" calcext:value-type="float">
            <text:p>164.3</text:p>
          </table:table-cell>
          <table:table-cell/>
          <table:table-cell table:style-name="ce4" table:formula="of:=[.$M$3]*[.$C282] +[.$L$3]*[.D282]  + [.$K$3]" office:value-type="float" office:value="175.899861605172" calcext:value-type="float">
            <text:p>175.90</text:p>
          </table:table-cell>
          <table:table-cell table:style-name="ce4" table:formula="of:=[.G282]-[.E282]" office:value-type="float" office:value="11.6046203525602" calcext:value-type="float">
            <text:p>11.60</text:p>
          </table:table-cell>
          <table:table-cell table:style-name="ce4" table:formula="of:=([.G282]-[.E282])^2" office:value-type="float" office:value="134.667213527055" calcext:value-type="float">
            <text:p>134.6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8138900127919" calcext:value-type="float">
            <text:p>70.8</text:p>
          </table:table-cell>
          <table:table-cell table:style-name="ce6" office:value-type="float" office:value="196.348029154279" calcext:value-type="float">
            <text:p>196.3</text:p>
          </table:table-cell>
          <table:table-cell/>
          <table:table-cell table:style-name="ce4" table:formula="of:=[.$M$3]*[.$C283] +[.$L$3]*[.D283]  + [.$K$3]" office:value-type="float" office:value="201.185564097218" calcext:value-type="float">
            <text:p>201.19</text:p>
          </table:table-cell>
          <table:table-cell table:style-name="ce4" table:formula="of:=[.G283]-[.E283]" office:value-type="float" office:value="4.83753494293939" calcext:value-type="float">
            <text:p>4.84</text:p>
          </table:table-cell>
          <table:table-cell table:style-name="ce4" table:formula="of:=([.G283]-[.E283])^2" office:value-type="float" office:value="23.4017443241596" calcext:value-type="float">
            <text:p>23.4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8565390825337" calcext:value-type="float">
            <text:p>67.9</text:p>
          </table:table-cell>
          <table:table-cell table:style-name="ce6" office:value-type="float" office:value="191.710332303504" calcext:value-type="float">
            <text:p>191.7</text:p>
          </table:table-cell>
          <table:table-cell/>
          <table:table-cell table:style-name="ce4" table:formula="of:=[.$M$3]*[.$C284] +[.$L$3]*[.D284]  + [.$K$3]" office:value-type="float" office:value="178.709697027256" calcext:value-type="float">
            <text:p>178.71</text:p>
          </table:table-cell>
          <table:table-cell table:style-name="ce4" table:formula="of:=[.G284]-[.E284]" office:value-type="float" office:value="-13.0006352762479" calcext:value-type="float">
            <text:p>-13.00</text:p>
          </table:table-cell>
          <table:table-cell table:style-name="ce4" table:formula="of:=([.G284]-[.E284])^2" office:value-type="float" office:value="169.016517586022" calcext:value-type="float">
            <text:p>169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3168859887127" calcext:value-type="float">
            <text:p>66.3</text:p>
          </table:table-cell>
          <table:table-cell table:style-name="ce6" office:value-type="float" office:value="144.666403662957" calcext:value-type="float">
            <text:p>144.7</text:p>
          </table:table-cell>
          <table:table-cell/>
          <table:table-cell table:style-name="ce4" table:formula="of:=[.$M$3]*[.$C285] +[.$L$3]*[.D285]  + [.$K$3]" office:value-type="float" office:value="167.008333514216" calcext:value-type="float">
            <text:p>167.01</text:p>
          </table:table-cell>
          <table:table-cell table:style-name="ce4" table:formula="of:=[.G285]-[.E285]" office:value-type="float" office:value="22.3419298512595" calcext:value-type="float">
            <text:p>22.34</text:p>
          </table:table-cell>
          <table:table-cell table:style-name="ce4" table:formula="of:=([.G285]-[.E285])^2" office:value-type="float" office:value="499.161829478599" calcext:value-type="float">
            <text:p>499.1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2547466299895" calcext:value-type="float">
            <text:p>63.3</text:p>
          </table:table-cell>
          <table:table-cell table:style-name="ce6" office:value-type="float" office:value="126.637594952235" calcext:value-type="float">
            <text:p>126.6</text:p>
          </table:table-cell>
          <table:table-cell/>
          <table:table-cell table:style-name="ce4" table:formula="of:=[.$M$3]*[.$C286] +[.$L$3]*[.D286]  + [.$K$3]" office:value-type="float" office:value="143.73607438792" calcext:value-type="float">
            <text:p>143.74</text:p>
          </table:table-cell>
          <table:table-cell table:style-name="ce4" table:formula="of:=[.G286]-[.E286]" office:value-type="float" office:value="17.0984794356852" calcext:value-type="float">
            <text:p>17.10</text:p>
          </table:table-cell>
          <table:table-cell table:style-name="ce4" table:formula="of:=([.G286]-[.E286])^2" office:value-type="float" office:value="292.357999012548" calcext:value-type="float">
            <text:p>292.3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1366968657054" calcext:value-type="float">
            <text:p>71.1</text:p>
          </table:table-cell>
          <table:table-cell table:style-name="ce6" office:value-type="float" office:value="191.317269283196" calcext:value-type="float">
            <text:p>191.3</text:p>
          </table:table-cell>
          <table:table-cell/>
          <table:table-cell table:style-name="ce4" table:formula="of:=[.$M$3]*[.$C287] +[.$L$3]*[.D287]  + [.$K$3]" office:value-type="float" office:value="203.638896179361" calcext:value-type="float">
            <text:p>203.64</text:p>
          </table:table-cell>
          <table:table-cell table:style-name="ce4" table:formula="of:=[.G287]-[.E287]" office:value-type="float" office:value="12.321626896165" calcext:value-type="float">
            <text:p>12.32</text:p>
          </table:table-cell>
          <table:table-cell table:style-name="ce4" table:formula="of:=([.G287]-[.E287])^2" office:value-type="float" office:value="151.822489368298" calcext:value-type="float">
            <text:p>151.8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1791976790722" calcext:value-type="float">
            <text:p>68.2</text:p>
          </table:table-cell>
          <table:table-cell table:style-name="ce6" office:value-type="float" office:value="170.541400967346" calcext:value-type="float">
            <text:p>170.5</text:p>
          </table:table-cell>
          <table:table-cell/>
          <table:table-cell table:style-name="ce4" table:formula="of:=[.$M$3]*[.$C288] +[.$L$3]*[.D288]  + [.$K$3]" office:value-type="float" office:value="181.161902360949" calcext:value-type="float">
            <text:p>181.16</text:p>
          </table:table-cell>
          <table:table-cell table:style-name="ce4" table:formula="of:=[.G288]-[.E288]" office:value-type="float" office:value="10.6205013936027" calcext:value-type="float">
            <text:p>10.62</text:p>
          </table:table-cell>
          <table:table-cell table:style-name="ce4" table:formula="of:=([.G288]-[.E288])^2" office:value-type="float" office:value="112.795049851517" calcext:value-type="float">
            <text:p>112.8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1460814235521" calcext:value-type="float">
            <text:p>65.1</text:p>
          </table:table-cell>
          <table:table-cell table:style-name="ce6" office:value-type="float" office:value="138.384175573881" calcext:value-type="float">
            <text:p>138.4</text:p>
          </table:table-cell>
          <table:table-cell/>
          <table:table-cell table:style-name="ce4" table:formula="of:=[.$M$3]*[.$C289] +[.$L$3]*[.D289]  + [.$K$3]" office:value-type="float" office:value="158.110218818996" calcext:value-type="float">
            <text:p>158.11</text:p>
          </table:table-cell>
          <table:table-cell table:style-name="ce4" table:formula="of:=[.G289]-[.E289]" office:value-type="float" office:value="19.726043245115" calcext:value-type="float">
            <text:p>19.73</text:p>
          </table:table-cell>
          <table:table-cell table:style-name="ce4" table:formula="of:=([.G289]-[.E289])^2" office:value-type="float" office:value="389.116782108146" calcext:value-type="float">
            <text:p>389.1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7357322605432" calcext:value-type="float">
            <text:p>64.7</text:p>
          </table:table-cell>
          <table:table-cell table:style-name="ce6" office:value-type="float" office:value="132.594245447223" calcext:value-type="float">
            <text:p>132.6</text:p>
          </table:table-cell>
          <table:table-cell/>
          <table:table-cell table:style-name="ce4" table:formula="of:=[.$M$3]*[.$C290] +[.$L$3]*[.D290]  + [.$K$3]" office:value-type="float" office:value="154.991565180128" calcext:value-type="float">
            <text:p>154.99</text:p>
          </table:table-cell>
          <table:table-cell table:style-name="ce4" table:formula="of:=[.G290]-[.E290]" office:value-type="float" office:value="22.3973197329053" calcext:value-type="float">
            <text:p>22.40</text:p>
          </table:table-cell>
          <table:table-cell table:style-name="ce4" table:formula="of:=([.G290]-[.E290])^2" office:value-type="float" office:value="501.63993121799" calcext:value-type="float">
            <text:p>501.6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2618238759931" calcext:value-type="float">
            <text:p>67.3</text:p>
          </table:table-cell>
          <table:table-cell table:style-name="ce6" office:value-type="float" office:value="162.305549313408" calcext:value-type="float">
            <text:p>162.3</text:p>
          </table:table-cell>
          <table:table-cell/>
          <table:table-cell table:style-name="ce4" table:formula="of:=[.$M$3]*[.$C291] +[.$L$3]*[.D291]  + [.$K$3]" office:value-type="float" office:value="174.189861457548" calcext:value-type="float">
            <text:p>174.19</text:p>
          </table:table-cell>
          <table:table-cell table:style-name="ce4" table:formula="of:=[.G291]-[.E291]" office:value-type="float" office:value="11.8843121441395" calcext:value-type="float">
            <text:p>11.88</text:p>
          </table:table-cell>
          <table:table-cell table:style-name="ce4" table:formula="of:=([.G291]-[.E291])^2" office:value-type="float" office:value="141.236875139342" calcext:value-type="float">
            <text:p>141.2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5858203774355" calcext:value-type="float">
            <text:p>60.6</text:p>
          </table:table-cell>
          <table:table-cell table:style-name="ce6" office:value-type="float" office:value="112.599493992172" calcext:value-type="float">
            <text:p>112.6</text:p>
          </table:table-cell>
          <table:table-cell/>
          <table:table-cell table:style-name="ce4" table:formula="of:=[.$M$3]*[.$C292] +[.$L$3]*[.D292]  + [.$K$3]" office:value-type="float" office:value="123.45223486851" calcext:value-type="float">
            <text:p>123.45</text:p>
          </table:table-cell>
          <table:table-cell table:style-name="ce4" table:formula="of:=[.G292]-[.E292]" office:value-type="float" office:value="10.8527408763378" calcext:value-type="float">
            <text:p>10.85</text:p>
          </table:table-cell>
          <table:table-cell table:style-name="ce4" table:formula="of:=([.G292]-[.E292])^2" office:value-type="float" office:value="117.781984528933" calcext:value-type="float">
            <text:p>117.7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3717836935412" calcext:value-type="float">
            <text:p>68.4</text:p>
          </table:table-cell>
          <table:table-cell table:style-name="ce6" office:value-type="float" office:value="188.427798427743" calcext:value-type="float">
            <text:p>188.4</text:p>
          </table:table-cell>
          <table:table-cell/>
          <table:table-cell table:style-name="ce4" table:formula="of:=[.$M$3]*[.$C293] +[.$L$3]*[.D293]  + [.$K$3]" office:value-type="float" office:value="182.625556070913" calcext:value-type="float">
            <text:p>182.63</text:p>
          </table:table-cell>
          <table:table-cell table:style-name="ce4" table:formula="of:=[.G293]-[.E293]" office:value-type="float" office:value="-5.80224235682985" calcext:value-type="float">
            <text:p>-5.80</text:p>
          </table:table-cell>
          <table:table-cell table:style-name="ce4" table:formula="of:=([.G293]-[.E293])^2" office:value-type="float" office:value="33.6660163673904" calcext:value-type="float">
            <text:p>33.6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8445640844681" calcext:value-type="float">
            <text:p>69.8</text:p>
          </table:table-cell>
          <table:table-cell table:style-name="ce6" office:value-type="float" office:value="198.630278194117" calcext:value-type="float">
            <text:p>198.6</text:p>
          </table:table-cell>
          <table:table-cell/>
          <table:table-cell table:style-name="ce4" table:formula="of:=[.$M$3]*[.$C294] +[.$L$3]*[.D294]  + [.$K$3]" office:value-type="float" office:value="193.818687041958" calcext:value-type="float">
            <text:p>193.82</text:p>
          </table:table-cell>
          <table:table-cell table:style-name="ce4" table:formula="of:=[.G294]-[.E294]" office:value-type="float" office:value="-4.81159115215945" calcext:value-type="float">
            <text:p>-4.81</text:p>
          </table:table-cell>
          <table:table-cell table:style-name="ce4" table:formula="of:=([.G294]-[.E294])^2" office:value-type="float" office:value="23.1514094155391" calcext:value-type="float">
            <text:p>23.1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5633590016224" calcext:value-type="float">
            <text:p>65.6</text:p>
          </table:table-cell>
          <table:table-cell table:style-name="ce6" office:value-type="float" office:value="141.291784270822" calcext:value-type="float">
            <text:p>141.3</text:p>
          </table:table-cell>
          <table:table-cell/>
          <table:table-cell table:style-name="ce4" table:formula="of:=[.$M$3]*[.$C295] +[.$L$3]*[.D295]  + [.$K$3]" office:value-type="float" office:value="161.28152841233" calcext:value-type="float">
            <text:p>161.28</text:p>
          </table:table-cell>
          <table:table-cell table:style-name="ce4" table:formula="of:=[.G295]-[.E295]" office:value-type="float" office:value="19.9897441415082" calcext:value-type="float">
            <text:p>19.99</text:p>
          </table:table-cell>
          <table:table-cell table:style-name="ce4" table:formula="of:=([.G295]-[.E295])^2" office:value-type="float" office:value="399.589870842961" calcext:value-type="float">
            <text:p>399.5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1108212336824" calcext:value-type="float">
            <text:p>64.1</text:p>
          </table:table-cell>
          <table:table-cell table:style-name="ce6" office:value-type="float" office:value="139.245503319972" calcext:value-type="float">
            <text:p>139.2</text:p>
          </table:table-cell>
          <table:table-cell/>
          <table:table-cell table:style-name="ce4" table:formula="of:=[.$M$3]*[.$C296] +[.$L$3]*[.D296]  + [.$K$3]" office:value-type="float" office:value="150.242241375986" calcext:value-type="float">
            <text:p>150.24</text:p>
          </table:table-cell>
          <table:table-cell table:style-name="ce4" table:formula="of:=[.G296]-[.E296]" office:value-type="float" office:value="10.9967380560142" calcext:value-type="float">
            <text:p>11.00</text:p>
          </table:table-cell>
          <table:table-cell table:style-name="ce4" table:formula="of:=([.G296]-[.E296])^2" office:value-type="float" office:value="120.928247872592" calcext:value-type="float">
            <text:p>120.9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8392446023182" calcext:value-type="float">
            <text:p>62.8</text:p>
          </table:table-cell>
          <table:table-cell table:style-name="ce6" office:value-type="float" office:value="138.52209887642" calcext:value-type="float">
            <text:p>138.5</text:p>
          </table:table-cell>
          <table:table-cell/>
          <table:table-cell table:style-name="ce4" table:formula="of:=[.$M$3]*[.$C297] +[.$L$3]*[.D297]  + [.$K$3]" office:value-type="float" office:value="140.578258977618" calcext:value-type="float">
            <text:p>140.58</text:p>
          </table:table-cell>
          <table:table-cell table:style-name="ce4" table:formula="of:=[.G297]-[.E297]" office:value-type="float" office:value="2.05616010119832" calcext:value-type="float">
            <text:p>2.06</text:p>
          </table:table-cell>
          <table:table-cell table:style-name="ce4" table:formula="of:=([.G297]-[.E297])^2" office:value-type="float" office:value="4.22779436175987" calcext:value-type="float">
            <text:p>4.2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3311500917703" calcext:value-type="float">
            <text:p>68.3</text:p>
          </table:table-cell>
          <table:table-cell table:style-name="ce6" office:value-type="float" office:value="197.756770319413" calcext:value-type="float">
            <text:p>197.8</text:p>
          </table:table-cell>
          <table:table-cell/>
          <table:table-cell table:style-name="ce4" table:formula="of:=[.$M$3]*[.$C298] +[.$L$3]*[.D298]  + [.$K$3]" office:value-type="float" office:value="182.316740697454" calcext:value-type="float">
            <text:p>182.32</text:p>
          </table:table-cell>
          <table:table-cell table:style-name="ce4" table:formula="of:=[.G298]-[.E298]" office:value-type="float" office:value="-15.4400296219588" calcext:value-type="float">
            <text:p>-15.44</text:p>
          </table:table-cell>
          <table:table-cell table:style-name="ce4" table:formula="of:=([.G298]-[.E298])^2" office:value-type="float" office:value="238.394514726966" calcext:value-type="float">
            <text:p>238.3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7059047988235" calcext:value-type="float">
            <text:p>66.7</text:p>
          </table:table-cell>
          <table:table-cell table:style-name="ce6" office:value-type="float" office:value="159.696170551903" calcext:value-type="float">
            <text:p>159.7</text:p>
          </table:table-cell>
          <table:table-cell/>
          <table:table-cell table:style-name="ce4" table:formula="of:=[.$M$3]*[.$C299] +[.$L$3]*[.D299]  + [.$K$3]" office:value-type="float" office:value="169.964876471059" calcext:value-type="float">
            <text:p>169.96</text:p>
          </table:table-cell>
          <table:table-cell table:style-name="ce4" table:formula="of:=[.G299]-[.E299]" office:value-type="float" office:value="10.2687059191556" calcext:value-type="float">
            <text:p>10.27</text:p>
          </table:table-cell>
          <table:table-cell table:style-name="ce4" table:formula="of:=([.G299]-[.E299])^2" office:value-type="float" office:value="105.446321254101" calcext:value-type="float">
            <text:p>105.4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9463010370476" calcext:value-type="float">
            <text:p>66.9</text:p>
          </table:table-cell>
          <table:table-cell table:style-name="ce6" office:value-type="float" office:value="174.166587147448" calcext:value-type="float">
            <text:p>174.2</text:p>
          </table:table-cell>
          <table:table-cell/>
          <table:table-cell table:style-name="ce4" table:formula="of:=[.$M$3]*[.$C300] +[.$L$3]*[.D300]  + [.$K$3]" office:value-type="float" office:value="171.791887881562" calcext:value-type="float">
            <text:p>171.79</text:p>
          </table:table-cell>
          <table:table-cell table:style-name="ce4" table:formula="of:=[.G300]-[.E300]" office:value-type="float" office:value="-2.37469926588625" calcext:value-type="float">
            <text:p>-2.37</text:p>
          </table:table-cell>
          <table:table-cell table:style-name="ce4" table:formula="of:=([.G300]-[.E300])^2" office:value-type="float" office:value="5.63919660340069" calcext:value-type="float">
            <text:p>5.6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9056469656532" calcext:value-type="float">
            <text:p>63.9</text:p>
          </table:table-cell>
          <table:table-cell table:style-name="ce6" office:value-type="float" office:value="169.079129369228" calcext:value-type="float">
            <text:p>169.1</text:p>
          </table:table-cell>
          <table:table-cell/>
          <table:table-cell table:style-name="ce4" table:formula="of:=[.$M$3]*[.$C301] +[.$L$3]*[.D301]  + [.$K$3]" office:value-type="float" office:value="148.682916938964" calcext:value-type="float">
            <text:p>148.68</text:p>
          </table:table-cell>
          <table:table-cell table:style-name="ce4" table:formula="of:=[.G301]-[.E301]" office:value-type="float" office:value="-20.3962124302637" calcext:value-type="float">
            <text:p>-20.40</text:p>
          </table:table-cell>
          <table:table-cell table:style-name="ce4" table:formula="of:=([.G301]-[.E301])^2" office:value-type="float" office:value="416.005481500444" calcext:value-type="float">
            <text:p>416.0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4530798783529" calcext:value-type="float">
            <text:p>64.5</text:p>
          </table:table-cell>
          <table:table-cell table:style-name="ce6" office:value-type="float" office:value="134.550509213021" calcext:value-type="float">
            <text:p>134.6</text:p>
          </table:table-cell>
          <table:table-cell/>
          <table:table-cell table:style-name="ce4" table:formula="of:=[.$M$3]*[.$C302] +[.$L$3]*[.D302]  + [.$K$3]" office:value-type="float" office:value="152.843407075482" calcext:value-type="float">
            <text:p>152.84</text:p>
          </table:table-cell>
          <table:table-cell table:style-name="ce4" table:formula="of:=[.G302]-[.E302]" office:value-type="float" office:value="18.292897862461" calcext:value-type="float">
            <text:p>18.29</text:p>
          </table:table-cell>
          <table:table-cell table:style-name="ce4" table:formula="of:=([.G302]-[.E302])^2" office:value-type="float" office:value="334.63011220643" calcext:value-type="float">
            <text:p>334.6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6.8426788279609" calcext:value-type="float">
            <text:p>76.8</text:p>
          </table:table-cell>
          <table:table-cell table:style-name="ce6" office:value-type="float" office:value="211.724166456081" calcext:value-type="float">
            <text:p>211.7</text:p>
          </table:table-cell>
          <table:table-cell/>
          <table:table-cell table:style-name="ce4" table:formula="of:=[.$M$3]*[.$C303] +[.$L$3]*[.D303]  + [.$K$3]" office:value-type="float" office:value="247.004359092503" calcext:value-type="float">
            <text:p>247.00</text:p>
          </table:table-cell>
          <table:table-cell table:style-name="ce4" table:formula="of:=[.G303]-[.E303]" office:value-type="float" office:value="35.2801926364218" calcext:value-type="float">
            <text:p>35.28</text:p>
          </table:table-cell>
          <table:table-cell table:style-name="ce4" table:formula="of:=([.G303]-[.E303])^2" office:value-type="float" office:value="1244.69199246303" calcext:value-type="float">
            <text:p>1,244.6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3083009668332" calcext:value-type="float">
            <text:p>62.3</text:p>
          </table:table-cell>
          <table:table-cell table:style-name="ce6" office:value-type="float" office:value="120.671009456357" calcext:value-type="float">
            <text:p>120.7</text:p>
          </table:table-cell>
          <table:table-cell/>
          <table:table-cell table:style-name="ce4" table:formula="of:=[.$M$3]*[.$C304] +[.$L$3]*[.D304]  + [.$K$3]" office:value-type="float" office:value="136.543087347932" calcext:value-type="float">
            <text:p>136.54</text:p>
          </table:table-cell>
          <table:table-cell table:style-name="ce4" table:formula="of:=[.G304]-[.E304]" office:value-type="float" office:value="15.8720778915753" calcext:value-type="float">
            <text:p>15.87</text:p>
          </table:table-cell>
          <table:table-cell table:style-name="ce4" table:formula="of:=([.G304]-[.E304])^2" office:value-type="float" office:value="251.922856596234" calcext:value-type="float">
            <text:p>251.9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2009946946584" calcext:value-type="float">
            <text:p>61.2</text:p>
          </table:table-cell>
          <table:table-cell table:style-name="ce6" office:value-type="float" office:value="115.901128847343" calcext:value-type="float">
            <text:p>115.9</text:p>
          </table:table-cell>
          <table:table-cell/>
          <table:table-cell table:style-name="ce4" table:formula="of:=[.$M$3]*[.$C305] +[.$L$3]*[.D305]  + [.$K$3]" office:value-type="float" office:value="128.127559679404" calcext:value-type="float">
            <text:p>128.13</text:p>
          </table:table-cell>
          <table:table-cell table:style-name="ce4" table:formula="of:=[.G305]-[.E305]" office:value-type="float" office:value="12.2264308320608" calcext:value-type="float">
            <text:p>12.23</text:p>
          </table:table-cell>
          <table:table-cell table:style-name="ce4" table:formula="of:=([.G305]-[.E305])^2" office:value-type="float" office:value="149.485610891167" calcext:value-type="float">
            <text:p>149.4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704358519924" calcext:value-type="float">
            <text:p>64.7</text:p>
          </table:table-cell>
          <table:table-cell table:style-name="ce6" office:value-type="float" office:value="152.580008937117" calcext:value-type="float">
            <text:p>152.6</text:p>
          </table:table-cell>
          <table:table-cell/>
          <table:table-cell table:style-name="ce4" table:formula="of:=[.$M$3]*[.$C306] +[.$L$3]*[.D306]  + [.$K$3]" office:value-type="float" office:value="154.753124751422" calcext:value-type="float">
            <text:p>154.75</text:p>
          </table:table-cell>
          <table:table-cell table:style-name="ce4" table:formula="of:=[.G306]-[.E306]" office:value-type="float" office:value="2.17311581430539" calcext:value-type="float">
            <text:p>2.17</text:p>
          </table:table-cell>
          <table:table-cell table:style-name="ce4" table:formula="of:=([.G306]-[.E306])^2" office:value-type="float" office:value="4.72243234238418" calcext:value-type="float">
            <text:p>4.7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4226467871166" calcext:value-type="float">
            <text:p>63.4</text:p>
          </table:table-cell>
          <table:table-cell table:style-name="ce6" office:value-type="float" office:value="138.42795561462" calcext:value-type="float">
            <text:p>138.4</text:p>
          </table:table-cell>
          <table:table-cell/>
          <table:table-cell table:style-name="ce4" table:formula="of:=[.$M$3]*[.$C307] +[.$L$3]*[.D307]  + [.$K$3]" office:value-type="float" office:value="145.012115582086" calcext:value-type="float">
            <text:p>145.01</text:p>
          </table:table-cell>
          <table:table-cell table:style-name="ce4" table:formula="of:=[.G307]-[.E307]" office:value-type="float" office:value="6.58415996746609" calcext:value-type="float">
            <text:p>6.58</text:p>
          </table:table-cell>
          <table:table-cell table:style-name="ce4" table:formula="of:=([.G307]-[.E307])^2" office:value-type="float" office:value="43.3511624771831" calcext:value-type="float">
            <text:p>43.3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2466719555024" calcext:value-type="float">
            <text:p>64.2</text:p>
          </table:table-cell>
          <table:table-cell table:style-name="ce6" office:value-type="float" office:value="145.028015212802" calcext:value-type="float">
            <text:p>145.0</text:p>
          </table:table-cell>
          <table:table-cell/>
          <table:table-cell table:style-name="ce4" table:formula="of:=[.$M$3]*[.$C308] +[.$L$3]*[.D308]  + [.$K$3]" office:value-type="float" office:value="151.274706861818" calcext:value-type="float">
            <text:p>151.27</text:p>
          </table:table-cell>
          <table:table-cell table:style-name="ce4" table:formula="of:=[.G308]-[.E308]" office:value-type="float" office:value="6.2466916490163" calcext:value-type="float">
            <text:p>6.25</text:p>
          </table:table-cell>
          <table:table-cell table:style-name="ce4" table:formula="of:=([.G308]-[.E308])^2" office:value-type="float" office:value="39.02115655789" calcext:value-type="float">
            <text:p>39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8211556438604" calcext:value-type="float">
            <text:p>64.8</text:p>
          </table:table-cell>
          <table:table-cell table:style-name="ce6" office:value-type="float" office:value="158.877273572478" calcext:value-type="float">
            <text:p>158.9</text:p>
          </table:table-cell>
          <table:table-cell/>
          <table:table-cell table:style-name="ce4" table:formula="of:=[.$M$3]*[.$C309] +[.$L$3]*[.D309]  + [.$K$3]" office:value-type="float" office:value="155.640782893339" calcext:value-type="float">
            <text:p>155.64</text:p>
          </table:table-cell>
          <table:table-cell table:style-name="ce4" table:formula="of:=[.G309]-[.E309]" office:value-type="float" office:value="-3.23649067913905" calcext:value-type="float">
            <text:p>-3.24</text:p>
          </table:table-cell>
          <table:table-cell table:style-name="ce4" table:formula="of:=([.G309]-[.E309])^2" office:value-type="float" office:value="10.474871916154" calcext:value-type="float">
            <text:p>10.4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3683107754827" calcext:value-type="float">
            <text:p>63.4</text:p>
          </table:table-cell>
          <table:table-cell table:style-name="ce6" office:value-type="float" office:value="149.115504777396" calcext:value-type="float">
            <text:p>149.1</text:p>
          </table:table-cell>
          <table:table-cell/>
          <table:table-cell table:style-name="ce4" table:formula="of:=[.$M$3]*[.$C310] +[.$L$3]*[.D310]  + [.$K$3]" office:value-type="float" office:value="144.599161893669" calcext:value-type="float">
            <text:p>144.60</text:p>
          </table:table-cell>
          <table:table-cell table:style-name="ce4" table:formula="of:=[.G310]-[.E310]" office:value-type="float" office:value="-4.5163428837275" calcext:value-type="float">
            <text:p>-4.52</text:p>
          </table:table-cell>
          <table:table-cell table:style-name="ce4" table:formula="of:=([.G310]-[.E310])^2" office:value-type="float" office:value="20.3973530433961" calcext:value-type="float">
            <text:p>20.4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7263939399942" calcext:value-type="float">
            <text:p>62.7</text:p>
          </table:table-cell>
          <table:table-cell table:style-name="ce6" office:value-type="float" office:value="132.576224269357" calcext:value-type="float">
            <text:p>132.6</text:p>
          </table:table-cell>
          <table:table-cell/>
          <table:table-cell table:style-name="ce4" table:formula="of:=[.$M$3]*[.$C311] +[.$L$3]*[.D311]  + [.$K$3]" office:value-type="float" office:value="139.720593943956" calcext:value-type="float">
            <text:p>139.72</text:p>
          </table:table-cell>
          <table:table-cell table:style-name="ce4" table:formula="of:=[.G311]-[.E311]" office:value-type="float" office:value="7.14436967459892" calcext:value-type="float">
            <text:p>7.14</text:p>
          </table:table-cell>
          <table:table-cell table:style-name="ce4" table:formula="of:=([.G311]-[.E311])^2" office:value-type="float" office:value="51.0420180473287" calcext:value-type="float">
            <text:p>51.0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5904060416654" calcext:value-type="float">
            <text:p>68.6</text:p>
          </table:table-cell>
          <table:table-cell table:style-name="ce6" office:value-type="float" office:value="176.843079926229" calcext:value-type="float">
            <text:p>176.8</text:p>
          </table:table-cell>
          <table:table-cell/>
          <table:table-cell table:style-name="ce4" table:formula="of:=[.$M$3]*[.$C312] +[.$L$3]*[.D312]  + [.$K$3]" office:value-type="float" office:value="184.287085916657" calcext:value-type="float">
            <text:p>184.29</text:p>
          </table:table-cell>
          <table:table-cell table:style-name="ce4" table:formula="of:=[.G312]-[.E312]" office:value-type="float" office:value="7.44400599042803" calcext:value-type="float">
            <text:p>7.44</text:p>
          </table:table-cell>
          <table:table-cell table:style-name="ce4" table:formula="of:=([.G312]-[.E312])^2" office:value-type="float" office:value="55.4132251855283" calcext:value-type="float">
            <text:p>55.4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3872831579007" calcext:value-type="float">
            <text:p>66.4</text:p>
          </table:table-cell>
          <table:table-cell table:style-name="ce6" office:value-type="float" office:value="144.95550719842" calcext:value-type="float">
            <text:p>145.0</text:p>
          </table:table-cell>
          <table:table-cell/>
          <table:table-cell table:style-name="ce4" table:formula="of:=[.$M$3]*[.$C313] +[.$L$3]*[.D313]  + [.$K$3]" office:value-type="float" office:value="167.543352000045" calcext:value-type="float">
            <text:p>167.54</text:p>
          </table:table-cell>
          <table:table-cell table:style-name="ce4" table:formula="of:=[.G313]-[.E313]" office:value-type="float" office:value="22.5878448016253" calcext:value-type="float">
            <text:p>22.59</text:p>
          </table:table-cell>
          <table:table-cell table:style-name="ce4" table:formula="of:=([.G313]-[.E313])^2" office:value-type="float" office:value="510.21073278231" calcext:value-type="float">
            <text:p>510.2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5104101560048" calcext:value-type="float">
            <text:p>70.5</text:p>
          </table:table-cell>
          <table:table-cell table:style-name="ce6" office:value-type="float" office:value="174.884884359253" calcext:value-type="float">
            <text:p>174.9</text:p>
          </table:table-cell>
          <table:table-cell/>
          <table:table-cell table:style-name="ce4" table:formula="of:=[.$M$3]*[.$C314] +[.$L$3]*[.D314]  + [.$K$3]" office:value-type="float" office:value="198.879117185636" calcext:value-type="float">
            <text:p>198.88</text:p>
          </table:table-cell>
          <table:table-cell table:style-name="ce4" table:formula="of:=[.G314]-[.E314]" office:value-type="float" office:value="23.9942328263835" calcext:value-type="float">
            <text:p>23.99</text:p>
          </table:table-cell>
          <table:table-cell table:style-name="ce4" table:formula="of:=([.G314]-[.E314])^2" office:value-type="float" office:value="575.723208926698" calcext:value-type="float">
            <text:p>575.7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3.5964554204545" calcext:value-type="float">
            <text:p>63.6</text:p>
          </table:table-cell>
          <table:table-cell table:style-name="ce6" office:value-type="float" office:value="144.591922421247" calcext:value-type="float">
            <text:p>144.6</text:p>
          </table:table-cell>
          <table:table-cell/>
          <table:table-cell table:style-name="ce4" table:formula="of:=[.$M$3]*[.$C315] +[.$L$3]*[.D315]  + [.$K$3]" office:value-type="float" office:value="146.333061195454" calcext:value-type="float">
            <text:p>146.33</text:p>
          </table:table-cell>
          <table:table-cell table:style-name="ce4" table:formula="of:=[.G315]-[.E315]" office:value-type="float" office:value="1.74113877420714" calcext:value-type="float">
            <text:p>1.74</text:p>
          </table:table-cell>
          <table:table-cell table:style-name="ce4" table:formula="of:=([.G315]-[.E315])^2" office:value-type="float" office:value="3.03156423104756" calcext:value-type="float">
            <text:p>3.0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3145767354902" calcext:value-type="float">
            <text:p>66.3</text:p>
          </table:table-cell>
          <table:table-cell table:style-name="ce6" office:value-type="float" office:value="148.265730183655" calcext:value-type="float">
            <text:p>148.3</text:p>
          </table:table-cell>
          <table:table-cell/>
          <table:table-cell table:style-name="ce4" table:formula="of:=[.$M$3]*[.$C316] +[.$L$3]*[.D316]  + [.$K$3]" office:value-type="float" office:value="166.990783189726" calcext:value-type="float">
            <text:p>166.99</text:p>
          </table:table-cell>
          <table:table-cell table:style-name="ce4" table:formula="of:=[.G316]-[.E316]" office:value-type="float" office:value="18.7250530060706" calcext:value-type="float">
            <text:p>18.73</text:p>
          </table:table-cell>
          <table:table-cell table:style-name="ce4" table:formula="of:=([.G316]-[.E316])^2" office:value-type="float" office:value="350.627610080152" calcext:value-type="float">
            <text:p>350.6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29150846491" calcext:value-type="float">
            <text:p>73.3</text:p>
          </table:table-cell>
          <table:table-cell table:style-name="ce6" office:value-type="float" office:value="228.558785151439" calcext:value-type="float">
            <text:p>228.6</text:p>
          </table:table-cell>
          <table:table-cell/>
          <table:table-cell table:style-name="ce4" table:formula="of:=[.$M$3]*[.$C317] +[.$L$3]*[.D317]  + [.$K$3]" office:value-type="float" office:value="220.015464333316" calcext:value-type="float">
            <text:p>220.02</text:p>
          </table:table-cell>
          <table:table-cell table:style-name="ce4" table:formula="of:=[.G317]-[.E317]" office:value-type="float" office:value="-8.54332081812311" calcext:value-type="float">
            <text:p>-8.54</text:p>
          </table:table-cell>
          <table:table-cell table:style-name="ce4" table:formula="of:=([.G317]-[.E317])^2" office:value-type="float" office:value="72.9883306013757" calcext:value-type="float">
            <text:p>72.9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7138727887894" calcext:value-type="float">
            <text:p>67.7</text:p>
          </table:table-cell>
          <table:table-cell table:style-name="ce6" office:value-type="float" office:value="163.334449922777" calcext:value-type="float">
            <text:p>163.3</text:p>
          </table:table-cell>
          <table:table-cell/>
          <table:table-cell table:style-name="ce4" table:formula="of:=[.$M$3]*[.$C318] +[.$L$3]*[.D318]  + [.$K$3]" office:value-type="float" office:value="177.625433194799" calcext:value-type="float">
            <text:p>177.63</text:p>
          </table:table-cell>
          <table:table-cell table:style-name="ce4" table:formula="of:=[.G318]-[.E318]" office:value-type="float" office:value="14.2909832720225" calcext:value-type="float">
            <text:p>14.29</text:p>
          </table:table-cell>
          <table:table-cell table:style-name="ce4" table:formula="of:=([.G318]-[.E318])^2" office:value-type="float" office:value="204.232202881227" calcext:value-type="float">
            <text:p>204.2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6176900041191" calcext:value-type="float">
            <text:p>62.6</text:p>
          </table:table-cell>
          <table:table-cell table:style-name="ce6" office:value-type="float" office:value="138.082482281735" calcext:value-type="float">
            <text:p>138.1</text:p>
          </table:table-cell>
          <table:table-cell/>
          <table:table-cell table:style-name="ce4" table:formula="of:=[.$M$3]*[.$C319] +[.$L$3]*[.D319]  + [.$K$3]" office:value-type="float" office:value="138.894444031305" calcext:value-type="float">
            <text:p>138.89</text:p>
          </table:table-cell>
          <table:table-cell table:style-name="ce4" table:formula="of:=[.G319]-[.E319]" office:value-type="float" office:value="0.811961749570116" calcext:value-type="float">
            <text:p>0.81</text:p>
          </table:table-cell>
          <table:table-cell table:style-name="ce4" table:formula="of:=([.G319]-[.E319])^2" office:value-type="float" office:value="0.659281882764964" calcext:value-type="float">
            <text:p>0.6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0342403404518" calcext:value-type="float">
            <text:p>63.0</text:p>
          </table:table-cell>
          <table:table-cell table:style-name="ce6" office:value-type="float" office:value="131.970135026466" calcext:value-type="float">
            <text:p>132.0</text:p>
          </table:table-cell>
          <table:table-cell/>
          <table:table-cell table:style-name="ce4" table:formula="of:=[.$M$3]*[.$C320] +[.$L$3]*[.D320]  + [.$K$3]" office:value-type="float" office:value="142.060226587434" calcext:value-type="float">
            <text:p>142.06</text:p>
          </table:table-cell>
          <table:table-cell table:style-name="ce4" table:formula="of:=[.G320]-[.E320]" office:value-type="float" office:value="10.0900915609677" calcext:value-type="float">
            <text:p>10.09</text:p>
          </table:table-cell>
          <table:table-cell table:style-name="ce4" table:formula="of:=([.G320]-[.E320])^2" office:value-type="float" office:value="101.809947708711" calcext:value-type="float">
            <text:p>101.8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011160640682" calcext:value-type="float">
            <text:p>69.0</text:p>
          </table:table-cell>
          <table:table-cell table:style-name="ce6" office:value-type="float" office:value="191.026743469822" calcext:value-type="float">
            <text:p>191.0</text:p>
          </table:table-cell>
          <table:table-cell/>
          <table:table-cell table:style-name="ce4" table:formula="of:=[.$M$3]*[.$C321] +[.$L$3]*[.D321]  + [.$K$3]" office:value-type="float" office:value="187.484820869183" calcext:value-type="float">
            <text:p>187.48</text:p>
          </table:table-cell>
          <table:table-cell table:style-name="ce4" table:formula="of:=[.G321]-[.E321]" office:value-type="float" office:value="-3.54192260063894" calcext:value-type="float">
            <text:p>-3.54</text:p>
          </table:table-cell>
          <table:table-cell table:style-name="ce4" table:formula="of:=([.G321]-[.E321])^2" office:value-type="float" office:value="12.5452157089169" calcext:value-type="float">
            <text:p>12.5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691597577465" calcext:value-type="float">
            <text:p>70.7</text:p>
          </table:table-cell>
          <table:table-cell table:style-name="ce6" office:value-type="float" office:value="184.689522521487" calcext:value-type="float">
            <text:p>184.7</text:p>
          </table:table-cell>
          <table:table-cell/>
          <table:table-cell table:style-name="ce4" table:formula="of:=[.$M$3]*[.$C322] +[.$L$3]*[.D322]  + [.$K$3]" office:value-type="float" office:value="200.256141588734" calcext:value-type="float">
            <text:p>200.26</text:p>
          </table:table-cell>
          <table:table-cell table:style-name="ce4" table:formula="of:=[.G322]-[.E322]" office:value-type="float" office:value="15.566619067247" calcext:value-type="float">
            <text:p>15.57</text:p>
          </table:table-cell>
          <table:table-cell table:style-name="ce4" table:formula="of:=([.G322]-[.E322])^2" office:value-type="float" office:value="242.319629184777" calcext:value-type="float">
            <text:p>242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9691868291836" calcext:value-type="float">
            <text:p>68.0</text:p>
          </table:table-cell>
          <table:table-cell table:style-name="ce6" office:value-type="float" office:value="168.166431454186" calcext:value-type="float">
            <text:p>168.2</text:p>
          </table:table-cell>
          <table:table-cell/>
          <table:table-cell table:style-name="ce4" table:formula="of:=[.$M$3]*[.$C323] +[.$L$3]*[.D323]  + [.$K$3]" office:value-type="float" office:value="179.565819901795" calcext:value-type="float">
            <text:p>179.57</text:p>
          </table:table-cell>
          <table:table-cell table:style-name="ce4" table:formula="of:=[.G323]-[.E323]" office:value-type="float" office:value="11.3993884476093" calcext:value-type="float">
            <text:p>11.40</text:p>
          </table:table-cell>
          <table:table-cell table:style-name="ce4" table:formula="of:=([.G323]-[.E323])^2" office:value-type="float" office:value="129.946056979488" calcext:value-type="float">
            <text:p>129.9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1.3107984316976" calcext:value-type="float">
            <text:p>61.3</text:p>
          </table:table-cell>
          <table:table-cell table:style-name="ce6" office:value-type="float" office:value="150.316448600407" calcext:value-type="float">
            <text:p>150.3</text:p>
          </table:table-cell>
          <table:table-cell/>
          <table:table-cell table:style-name="ce4" table:formula="of:=[.$M$3]*[.$C324] +[.$L$3]*[.D324]  + [.$K$3]" office:value-type="float" office:value="128.962068080902" calcext:value-type="float">
            <text:p>128.96</text:p>
          </table:table-cell>
          <table:table-cell table:style-name="ce4" table:formula="of:=[.G324]-[.E324]" office:value-type="float" office:value="-21.3543805195053" calcext:value-type="float">
            <text:p>-21.35</text:p>
          </table:table-cell>
          <table:table-cell table:style-name="ce4" table:formula="of:=([.G324]-[.E324])^2" office:value-type="float" office:value="456.009567371827" calcext:value-type="float">
            <text:p>456.0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7350902197" calcext:value-type="float">
            <text:p>61.7</text:p>
          </table:table-cell>
          <table:table-cell table:style-name="ce6" office:value-type="float" office:value="107.866872355221" calcext:value-type="float">
            <text:p>107.9</text:p>
          </table:table-cell>
          <table:table-cell/>
          <table:table-cell table:style-name="ce4" table:formula="of:=[.$M$3]*[.$C325] +[.$L$3]*[.D325]  + [.$K$3]" office:value-type="float" office:value="132.18668566972" calcext:value-type="float">
            <text:p>132.19</text:p>
          </table:table-cell>
          <table:table-cell table:style-name="ce4" table:formula="of:=[.G325]-[.E325]" office:value-type="float" office:value="24.319813314499" calcext:value-type="float">
            <text:p>24.32</text:p>
          </table:table-cell>
          <table:table-cell table:style-name="ce4" table:formula="of:=([.G325]-[.E325])^2" office:value-type="float" office:value="591.453319652081" calcext:value-type="float">
            <text:p>591.4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407614960974" calcext:value-type="float">
            <text:p>67.4</text:p>
          </table:table-cell>
          <table:table-cell table:style-name="ce6" office:value-type="float" office:value="162.822942442544" calcext:value-type="float">
            <text:p>162.8</text:p>
          </table:table-cell>
          <table:table-cell/>
          <table:table-cell table:style-name="ce4" table:formula="of:=[.$M$3]*[.$C326] +[.$L$3]*[.D326]  + [.$K$3]" office:value-type="float" office:value="175.297873703402" calcext:value-type="float">
            <text:p>175.30</text:p>
          </table:table-cell>
          <table:table-cell table:style-name="ce4" table:formula="of:=[.G326]-[.E326]" office:value-type="float" office:value="12.4749312608584" calcext:value-type="float">
            <text:p>12.47</text:p>
          </table:table-cell>
          <table:table-cell table:style-name="ce4" table:formula="of:=([.G326]-[.E326])^2" office:value-type="float" office:value="155.623909963142" calcext:value-type="float">
            <text:p>155.6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6791496982697" calcext:value-type="float">
            <text:p>69.7</text:p>
          </table:table-cell>
          <table:table-cell table:style-name="ce6" office:value-type="float" office:value="203.317012295753" calcext:value-type="float">
            <text:p>203.3</text:p>
          </table:table-cell>
          <table:table-cell/>
          <table:table-cell table:style-name="ce4" table:formula="of:=[.$M$3]*[.$C327] +[.$L$3]*[.D327]  + [.$K$3]" office:value-type="float" office:value="192.56153770685" calcext:value-type="float">
            <text:p>192.56</text:p>
          </table:table-cell>
          <table:table-cell table:style-name="ce4" table:formula="of:=[.G327]-[.E327]" office:value-type="float" office:value="-10.7554745889033" calcext:value-type="float">
            <text:p>-10.76</text:p>
          </table:table-cell>
          <table:table-cell table:style-name="ce4" table:formula="of:=([.G327]-[.E327])^2" office:value-type="float" office:value="115.680233632545" calcext:value-type="float">
            <text:p>115.6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5694742826729" calcext:value-type="float">
            <text:p>61.6</text:p>
          </table:table-cell>
          <table:table-cell table:style-name="ce6" office:value-type="float" office:value="128.53931129318" calcext:value-type="float">
            <text:p>128.5</text:p>
          </table:table-cell>
          <table:table-cell/>
          <table:table-cell table:style-name="ce4" table:formula="of:=[.$M$3]*[.$C328] +[.$L$3]*[.D328]  + [.$K$3]" office:value-type="float" office:value="130.928004548314" calcext:value-type="float">
            <text:p>130.93</text:p>
          </table:table-cell>
          <table:table-cell table:style-name="ce4" table:formula="of:=[.G328]-[.E328]" office:value-type="float" office:value="2.388693255134" calcext:value-type="float">
            <text:p>2.39</text:p>
          </table:table-cell>
          <table:table-cell table:style-name="ce4" table:formula="of:=([.G328]-[.E328])^2" office:value-type="float" office:value="5.70585546712267" calcext:value-type="float">
            <text:p>5.7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542808179959" calcext:value-type="float">
            <text:p>71.5</text:p>
          </table:table-cell>
          <table:table-cell table:style-name="ce6" office:value-type="float" office:value="212.443510123348" calcext:value-type="float">
            <text:p>212.4</text:p>
          </table:table-cell>
          <table:table-cell/>
          <table:table-cell table:style-name="ce4" table:formula="of:=[.$M$3]*[.$C329] +[.$L$3]*[.D329]  + [.$K$3]" office:value-type="float" office:value="206.725342167688" calcext:value-type="float">
            <text:p>206.73</text:p>
          </table:table-cell>
          <table:table-cell table:style-name="ce4" table:formula="of:=[.G329]-[.E329]" office:value-type="float" office:value="-5.71816795565962" calcext:value-type="float">
            <text:p>-5.72</text:p>
          </table:table-cell>
          <table:table-cell table:style-name="ce4" table:formula="of:=([.G329]-[.E329])^2" office:value-type="float" office:value="32.6974447691326" calcext:value-type="float">
            <text:p>32.7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6091049416397" calcext:value-type="float">
            <text:p>67.6</text:p>
          </table:table-cell>
          <table:table-cell table:style-name="ce6" office:value-type="float" office:value="174.36418237859" calcext:value-type="float">
            <text:p>174.4</text:p>
          </table:table-cell>
          <table:table-cell/>
          <table:table-cell table:style-name="ce4" table:formula="of:=[.$M$3]*[.$C330] +[.$L$3]*[.D330]  + [.$K$3]" office:value-type="float" office:value="176.829197556462" calcext:value-type="float">
            <text:p>176.83</text:p>
          </table:table-cell>
          <table:table-cell table:style-name="ce4" table:formula="of:=[.G330]-[.E330]" office:value-type="float" office:value="2.46501517787175" calcext:value-type="float">
            <text:p>2.47</text:p>
          </table:table-cell>
          <table:table-cell table:style-name="ce4" table:formula="of:=([.G330]-[.E330])^2" office:value-type="float" office:value="6.07629982713809" calcext:value-type="float">
            <text:p>6.0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0144282335004" calcext:value-type="float">
            <text:p>66.0</text:p>
          </table:table-cell>
          <table:table-cell table:style-name="ce6" office:value-type="float" office:value="184.461811520982" calcext:value-type="float">
            <text:p>184.5</text:p>
          </table:table-cell>
          <table:table-cell/>
          <table:table-cell table:style-name="ce4" table:formula="of:=[.$M$3]*[.$C331] +[.$L$3]*[.D331]  + [.$K$3]" office:value-type="float" office:value="164.709654574603" calcext:value-type="float">
            <text:p>164.71</text:p>
          </table:table-cell>
          <table:table-cell table:style-name="ce4" table:formula="of:=[.G331]-[.E331]" office:value-type="float" office:value="-19.752156946379" calcext:value-type="float">
            <text:p>-19.75</text:p>
          </table:table-cell>
          <table:table-cell table:style-name="ce4" table:formula="of:=([.G331]-[.E331])^2" office:value-type="float" office:value="390.147704034388" calcext:value-type="float">
            <text:p>390.1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907736687617" calcext:value-type="float">
            <text:p>70.9</text:p>
          </table:table-cell>
          <table:table-cell table:style-name="ce6" office:value-type="float" office:value="197.216551955857" calcext:value-type="float">
            <text:p>197.2</text:p>
          </table:table-cell>
          <table:table-cell/>
          <table:table-cell table:style-name="ce4" table:formula="of:=[.$M$3]*[.$C332] +[.$L$3]*[.D332]  + [.$K$3]" office:value-type="float" office:value="201.898798825889" calcext:value-type="float">
            <text:p>201.90</text:p>
          </table:table-cell>
          <table:table-cell table:style-name="ce4" table:formula="of:=[.G332]-[.E332]" office:value-type="float" office:value="4.68224687003223" calcext:value-type="float">
            <text:p>4.68</text:p>
          </table:table-cell>
          <table:table-cell table:style-name="ce4" table:formula="of:=([.G332]-[.E332])^2" office:value-type="float" office:value="21.9234357519266" calcext:value-type="float">
            <text:p>21.9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4990773904988" calcext:value-type="float">
            <text:p>59.5</text:p>
          </table:table-cell>
          <table:table-cell table:style-name="ce6" office:value-type="float" office:value="128.915658582563" calcext:value-type="float">
            <text:p>128.9</text:p>
          </table:table-cell>
          <table:table-cell/>
          <table:table-cell table:style-name="ce4" table:formula="of:=[.$M$3]*[.$C333] +[.$L$3]*[.D333]  + [.$K$3]" office:value-type="float" office:value="115.192988167791" calcext:value-type="float">
            <text:p>115.19</text:p>
          </table:table-cell>
          <table:table-cell table:style-name="ce4" table:formula="of:=[.G333]-[.E333]" office:value-type="float" office:value="-13.7226704147722" calcext:value-type="float">
            <text:p>-13.72</text:p>
          </table:table-cell>
          <table:table-cell table:style-name="ce4" table:formula="of:=([.G333]-[.E333])^2" office:value-type="float" office:value="188.311683312464" calcext:value-type="float">
            <text:p>188.3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9812103654571" calcext:value-type="float">
            <text:p>62.0</text:p>
          </table:table-cell>
          <table:table-cell table:style-name="ce6" office:value-type="float" office:value="118.821493236688" calcext:value-type="float">
            <text:p>118.8</text:p>
          </table:table-cell>
          <table:table-cell/>
          <table:table-cell table:style-name="ce4" table:formula="of:=[.$M$3]*[.$C334] +[.$L$3]*[.D334]  + [.$K$3]" office:value-type="float" office:value="134.057198777474" calcext:value-type="float">
            <text:p>134.06</text:p>
          </table:table-cell>
          <table:table-cell table:style-name="ce4" table:formula="of:=[.G334]-[.E334]" office:value-type="float" office:value="15.235705540786" calcext:value-type="float">
            <text:p>15.24</text:p>
          </table:table-cell>
          <table:table-cell table:style-name="ce4" table:formula="of:=([.G334]-[.E334])^2" office:value-type="float" office:value="232.126723325536" calcext:value-type="float">
            <text:p>232.1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6189809754171" calcext:value-type="float">
            <text:p>64.6</text:p>
          </table:table-cell>
          <table:table-cell table:style-name="ce6" office:value-type="float" office:value="119.681095103857" calcext:value-type="float">
            <text:p>119.7</text:p>
          </table:table-cell>
          <table:table-cell/>
          <table:table-cell table:style-name="ce4" table:formula="of:=[.$M$3]*[.$C335] +[.$L$3]*[.D335]  + [.$K$3]" office:value-type="float" office:value="154.10425541317" calcext:value-type="float">
            <text:p>154.10</text:p>
          </table:table-cell>
          <table:table-cell table:style-name="ce4" table:formula="of:=[.G335]-[.E335]" office:value-type="float" office:value="34.4231603093129" calcext:value-type="float">
            <text:p>34.42</text:p>
          </table:table-cell>
          <table:table-cell table:style-name="ce4" table:formula="of:=([.G335]-[.E335])^2" office:value-type="float" office:value="1184.95396568066" calcext:value-type="float">
            <text:p>1,184.9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8344907670014" calcext:value-type="float">
            <text:p>63.8</text:p>
          </table:table-cell>
          <table:table-cell table:style-name="ce6" office:value-type="float" office:value="133.776896651513" calcext:value-type="float">
            <text:p>133.8</text:p>
          </table:table-cell>
          <table:table-cell/>
          <table:table-cell table:style-name="ce4" table:formula="of:=[.$M$3]*[.$C336] +[.$L$3]*[.D336]  + [.$K$3]" office:value-type="float" office:value="148.142129829211" calcext:value-type="float">
            <text:p>148.14</text:p>
          </table:table-cell>
          <table:table-cell table:style-name="ce4" table:formula="of:=[.G336]-[.E336]" office:value-type="float" office:value="14.3652331776976" calcext:value-type="float">
            <text:p>14.37</text:p>
          </table:table-cell>
          <table:table-cell table:style-name="ce4" table:formula="of:=([.G336]-[.E336])^2" office:value-type="float" office:value="206.359924249624" calcext:value-type="float">
            <text:p>206.3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75797031241" calcext:value-type="float">
            <text:p>67.8</text:p>
          </table:table-cell>
          <table:table-cell table:style-name="ce6" office:value-type="float" office:value="148.490398568957" calcext:value-type="float">
            <text:p>148.5</text:p>
          </table:table-cell>
          <table:table-cell/>
          <table:table-cell table:style-name="ce4" table:formula="of:=[.$M$3]*[.$C337] +[.$L$3]*[.D337]  + [.$K$3]" office:value-type="float" office:value="177.960574374316" calcext:value-type="float">
            <text:p>177.96</text:p>
          </table:table-cell>
          <table:table-cell table:style-name="ce4" table:formula="of:=[.G337]-[.E337]" office:value-type="float" office:value="29.4701758053589" calcext:value-type="float">
            <text:p>29.47</text:p>
          </table:table-cell>
          <table:table-cell table:style-name="ce4" table:formula="of:=([.G337]-[.E337])^2" office:value-type="float" office:value="868.491261998762" calcext:value-type="float">
            <text:p>868.4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5.7136084316278" calcext:value-type="float">
            <text:p>65.7</text:p>
          </table:table-cell>
          <table:table-cell table:style-name="ce6" office:value-type="float" office:value="167.828760290252" calcext:value-type="float">
            <text:p>167.8</text:p>
          </table:table-cell>
          <table:table-cell/>
          <table:table-cell table:style-name="ce4" table:formula="of:=[.$M$3]*[.$C338] +[.$L$3]*[.D338]  + [.$K$3]" office:value-type="float" office:value="162.423424080371" calcext:value-type="float">
            <text:p>162.42</text:p>
          </table:table-cell>
          <table:table-cell table:style-name="ce4" table:formula="of:=[.G338]-[.E338]" office:value-type="float" office:value="-5.40533620988074" calcext:value-type="float">
            <text:p>-5.41</text:p>
          </table:table-cell>
          <table:table-cell table:style-name="ce4" table:formula="of:=([.G338]-[.E338])^2" office:value-type="float" office:value="29.2176595418479" calcext:value-type="float">
            <text:p>29.2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2444455670418" calcext:value-type="float">
            <text:p>69.2</text:p>
          </table:table-cell>
          <table:table-cell table:style-name="ce6" office:value-type="float" office:value="175.232834842116" calcext:value-type="float">
            <text:p>175.2</text:p>
          </table:table-cell>
          <table:table-cell/>
          <table:table-cell table:style-name="ce4" table:formula="of:=[.$M$3]*[.$C339] +[.$L$3]*[.D339]  + [.$K$3]" office:value-type="float" office:value="189.257786309518" calcext:value-type="float">
            <text:p>189.26</text:p>
          </table:table-cell>
          <table:table-cell table:style-name="ce4" table:formula="of:=[.G339]-[.E339]" office:value-type="float" office:value="14.0249514674017" calcext:value-type="float">
            <text:p>14.02</text:p>
          </table:table-cell>
          <table:table-cell table:style-name="ce4" table:formula="of:=([.G339]-[.E339])^2" office:value-type="float" office:value="196.699263662972" calcext:value-type="float">
            <text:p>196.7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2940589437949" calcext:value-type="float">
            <text:p>66.3</text:p>
          </table:table-cell>
          <table:table-cell table:style-name="ce6" office:value-type="float" office:value="153.138692653924" calcext:value-type="float">
            <text:p>153.1</text:p>
          </table:table-cell>
          <table:table-cell/>
          <table:table-cell table:style-name="ce4" table:formula="of:=[.$M$3]*[.$C340] +[.$L$3]*[.D340]  + [.$K$3]" office:value-type="float" office:value="166.834847972841" calcext:value-type="float">
            <text:p>166.83</text:p>
          </table:table-cell>
          <table:table-cell table:style-name="ce4" table:formula="of:=[.G340]-[.E340]" office:value-type="float" office:value="13.6961553189171" calcext:value-type="float">
            <text:p>13.70</text:p>
          </table:table-cell>
          <table:table-cell table:style-name="ce4" table:formula="of:=([.G340]-[.E340])^2" office:value-type="float" office:value="187.584670519902" calcext:value-type="float">
            <text:p>187.5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5995855731533" calcext:value-type="float">
            <text:p>67.6</text:p>
          </table:table-cell>
          <table:table-cell table:style-name="ce6" office:value-type="float" office:value="159.969308203497" calcext:value-type="float">
            <text:p>160.0</text:p>
          </table:table-cell>
          <table:table-cell/>
          <table:table-cell table:style-name="ce4" table:formula="of:=[.$M$3]*[.$C341] +[.$L$3]*[.D341]  + [.$K$3]" office:value-type="float" office:value="176.756850355965" calcext:value-type="float">
            <text:p>176.76</text:p>
          </table:table-cell>
          <table:table-cell table:style-name="ce4" table:formula="of:=[.G341]-[.E341]" office:value-type="float" office:value="16.7875421524681" calcext:value-type="float">
            <text:p>16.79</text:p>
          </table:table-cell>
          <table:table-cell table:style-name="ce4" table:formula="of:=([.G341]-[.E341])^2" office:value-type="float" office:value="281.821571520892" calcext:value-type="float">
            <text:p>281.8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7145851224913" calcext:value-type="float">
            <text:p>66.7</text:p>
          </table:table-cell>
          <table:table-cell table:style-name="ce6" office:value-type="float" office:value="162.930817337045" calcext:value-type="float">
            <text:p>162.9</text:p>
          </table:table-cell>
          <table:table-cell/>
          <table:table-cell table:style-name="ce4" table:formula="of:=[.$M$3]*[.$C342] +[.$L$3]*[.D342]  + [.$K$3]" office:value-type="float" office:value="170.030846930934" calcext:value-type="float">
            <text:p>170.03</text:p>
          </table:table-cell>
          <table:table-cell table:style-name="ce4" table:formula="of:=[.G342]-[.E342]" office:value-type="float" office:value="7.10002959388888" calcext:value-type="float">
            <text:p>7.10</text:p>
          </table:table-cell>
          <table:table-cell table:style-name="ce4" table:formula="of:=([.G342]-[.E342])^2" office:value-type="float" office:value="50.4104202340979" calcext:value-type="float">
            <text:p>50.4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0.2691078279205" calcext:value-type="float">
            <text:p>60.3</text:p>
          </table:table-cell>
          <table:table-cell table:style-name="ce6" office:value-type="float" office:value="126.455612757901" calcext:value-type="float">
            <text:p>126.5</text:p>
          </table:table-cell>
          <table:table-cell/>
          <table:table-cell table:style-name="ce4" table:formula="of:=[.$M$3]*[.$C343] +[.$L$3]*[.D343]  + [.$K$3]" office:value-type="float" office:value="121.045219492196" calcext:value-type="float">
            <text:p>121.05</text:p>
          </table:table-cell>
          <table:table-cell table:style-name="ce4" table:formula="of:=[.G343]-[.E343]" office:value-type="float" office:value="-5.41039326570522" calcext:value-type="float">
            <text:p>-5.41</text:p>
          </table:table-cell>
          <table:table-cell table:style-name="ce4" table:formula="of:=([.G343]-[.E343])^2" office:value-type="float" office:value="29.2723552895884" calcext:value-type="float">
            <text:p>29.2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5649669292682" calcext:value-type="float">
            <text:p>70.6</text:p>
          </table:table-cell>
          <table:table-cell table:style-name="ce6" office:value-type="float" office:value="180.476287057256" calcext:value-type="float">
            <text:p>180.5</text:p>
          </table:table-cell>
          <table:table-cell/>
          <table:table-cell table:style-name="ce4" table:formula="of:=[.$M$3]*[.$C344] +[.$L$3]*[.D344]  + [.$K$3]" office:value-type="float" office:value="199.293748662438" calcext:value-type="float">
            <text:p>199.29</text:p>
          </table:table-cell>
          <table:table-cell table:style-name="ce4" table:formula="of:=[.G344]-[.E344]" office:value-type="float" office:value="18.8174616051822" calcext:value-type="float">
            <text:p>18.82</text:p>
          </table:table-cell>
          <table:table-cell table:style-name="ce4" table:formula="of:=([.G344]-[.E344])^2" office:value-type="float" office:value="354.096861262508" calcext:value-type="float">
            <text:p>354.1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3073677559788" calcext:value-type="float">
            <text:p>61.3</text:p>
          </table:table-cell>
          <table:table-cell table:style-name="ce6" office:value-type="float" office:value="119.632028588423" calcext:value-type="float">
            <text:p>119.6</text:p>
          </table:table-cell>
          <table:table-cell/>
          <table:table-cell table:style-name="ce4" table:formula="of:=[.$M$3]*[.$C345] +[.$L$3]*[.D345]  + [.$K$3]" office:value-type="float" office:value="128.935994945439" calcext:value-type="float">
            <text:p>128.94</text:p>
          </table:table-cell>
          <table:table-cell table:style-name="ce4" table:formula="of:=[.G345]-[.E345]" office:value-type="float" office:value="9.3039663570159" calcext:value-type="float">
            <text:p>9.30</text:p>
          </table:table-cell>
          <table:table-cell table:style-name="ce4" table:formula="of:=([.G345]-[.E345])^2" office:value-type="float" office:value="86.5637899724836" calcext:value-type="float">
            <text:p>86.5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8021887988608" calcext:value-type="float">
            <text:p>64.8</text:p>
          </table:table-cell>
          <table:table-cell table:style-name="ce6" office:value-type="float" office:value="159.877141996378" calcext:value-type="float">
            <text:p>159.9</text:p>
          </table:table-cell>
          <table:table-cell/>
          <table:table-cell table:style-name="ce4" table:formula="of:=[.$M$3]*[.$C346] +[.$L$3]*[.D346]  + [.$K$3]" office:value-type="float" office:value="155.496634871342" calcext:value-type="float">
            <text:p>155.50</text:p>
          </table:table-cell>
          <table:table-cell table:style-name="ce4" table:formula="of:=[.G346]-[.E346]" office:value-type="float" office:value="-4.38050712503593" calcext:value-type="float">
            <text:p>-4.38</text:p>
          </table:table-cell>
          <table:table-cell table:style-name="ce4" table:formula="of:=([.G346]-[.E346])^2" office:value-type="float" office:value="19.1888426724906" calcext:value-type="float">
            <text:p>19.1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5.5195414396373" calcext:value-type="float">
            <text:p>65.5</text:p>
          </table:table-cell>
          <table:table-cell table:style-name="ce6" office:value-type="float" office:value="178.289459153456" calcext:value-type="float">
            <text:p>178.3</text:p>
          </table:table-cell>
          <table:table-cell/>
          <table:table-cell table:style-name="ce4" table:formula="of:=[.$M$3]*[.$C347] +[.$L$3]*[.D347]  + [.$K$3]" office:value-type="float" office:value="160.948514941243" calcext:value-type="float">
            <text:p>160.95</text:p>
          </table:table-cell>
          <table:table-cell table:style-name="ce4" table:formula="of:=[.G347]-[.E347]" office:value-type="float" office:value="-17.3409442122126" calcext:value-type="float">
            <text:p>-17.34</text:p>
          </table:table-cell>
          <table:table-cell table:style-name="ce4" table:formula="of:=([.G347]-[.E347])^2" office:value-type="float" office:value="300.70834617107" calcext:value-type="float">
            <text:p>300.7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4361512802665" calcext:value-type="float">
            <text:p>59.4</text:p>
          </table:table-cell>
          <table:table-cell table:style-name="ce6" office:value-type="float" office:value="111.864139742294" calcext:value-type="float">
            <text:p>111.9</text:p>
          </table:table-cell>
          <table:table-cell/>
          <table:table-cell table:style-name="ce4" table:formula="of:=[.$M$3]*[.$C348] +[.$L$3]*[.D348]  + [.$K$3]" office:value-type="float" office:value="114.714749730025" calcext:value-type="float">
            <text:p>114.71</text:p>
          </table:table-cell>
          <table:table-cell table:style-name="ce4" table:formula="of:=[.G348]-[.E348]" office:value-type="float" office:value="2.8506099877314" calcext:value-type="float">
            <text:p>2.85</text:p>
          </table:table-cell>
          <table:table-cell table:style-name="ce4" table:formula="of:=([.G348]-[.E348])^2" office:value-type="float" office:value="8.12597730215403" calcext:value-type="float">
            <text:p>8.1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0985913347773" calcext:value-type="float">
            <text:p>60.1</text:p>
          </table:table-cell>
          <table:table-cell table:style-name="ce6" office:value-type="float" office:value="122.744885450502" calcext:value-type="float">
            <text:p>122.7</text:p>
          </table:table-cell>
          <table:table-cell/>
          <table:table-cell table:style-name="ce4" table:formula="of:=[.$M$3]*[.$C349] +[.$L$3]*[.D349]  + [.$K$3]" office:value-type="float" office:value="119.749294144308" calcext:value-type="float">
            <text:p>119.75</text:p>
          </table:table-cell>
          <table:table-cell table:style-name="ce4" table:formula="of:=[.G349]-[.E349]" office:value-type="float" office:value="-2.9955913061945" calcext:value-type="float">
            <text:p>-3.00</text:p>
          </table:table-cell>
          <table:table-cell table:style-name="ce4" table:formula="of:=([.G349]-[.E349])^2" office:value-type="float" office:value="8.97356727374806" calcext:value-type="float">
            <text:p>8.9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0190781638069" calcext:value-type="float">
            <text:p>68.0</text:p>
          </table:table-cell>
          <table:table-cell table:style-name="ce6" office:value-type="float" office:value="174.265162856676" calcext:value-type="float">
            <text:p>174.3</text:p>
          </table:table-cell>
          <table:table-cell/>
          <table:table-cell table:style-name="ce4" table:formula="of:=[.$M$3]*[.$C350] +[.$L$3]*[.D350]  + [.$K$3]" office:value-type="float" office:value="179.944994044932" calcext:value-type="float">
            <text:p>179.94</text:p>
          </table:table-cell>
          <table:table-cell table:style-name="ce4" table:formula="of:=[.G350]-[.E350]" office:value-type="float" office:value="5.6798311882564" calcext:value-type="float">
            <text:p>5.68</text:p>
          </table:table-cell>
          <table:table-cell table:style-name="ce4" table:formula="of:=([.G350]-[.E350])^2" office:value-type="float" office:value="32.2604823270901" calcext:value-type="float">
            <text:p>32.2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1864525265963" calcext:value-type="float">
            <text:p>66.2</text:p>
          </table:table-cell>
          <table:table-cell table:style-name="ce6" office:value-type="float" office:value="156.380922966499" calcext:value-type="float">
            <text:p>156.4</text:p>
          </table:table-cell>
          <table:table-cell/>
          <table:table-cell table:style-name="ce4" table:formula="of:=[.$M$3]*[.$C351] +[.$L$3]*[.D351]  + [.$K$3]" office:value-type="float" office:value="166.017039202132" calcext:value-type="float">
            <text:p>166.02</text:p>
          </table:table-cell>
          <table:table-cell table:style-name="ce4" table:formula="of:=[.G351]-[.E351]" office:value-type="float" office:value="9.63611623563284" calcext:value-type="float">
            <text:p>9.64</text:p>
          </table:table-cell>
          <table:table-cell table:style-name="ce4" table:formula="of:=([.G351]-[.E351])^2" office:value-type="float" office:value="92.8547361066268" calcext:value-type="float">
            <text:p>92.8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0779682795104" calcext:value-type="float">
            <text:p>65.1</text:p>
          </table:table-cell>
          <table:table-cell table:style-name="ce6" office:value-type="float" office:value="148.733153676712" calcext:value-type="float">
            <text:p>148.7</text:p>
          </table:table-cell>
          <table:table-cell/>
          <table:table-cell table:style-name="ce4" table:formula="of:=[.$M$3]*[.$C352] +[.$L$3]*[.D352]  + [.$K$3]" office:value-type="float" office:value="157.592558924279" calcext:value-type="float">
            <text:p>157.59</text:p>
          </table:table-cell>
          <table:table-cell table:style-name="ce4" table:formula="of:=[.G352]-[.E352]" office:value-type="float" office:value="8.85940524756705" calcext:value-type="float">
            <text:p>8.86</text:p>
          </table:table-cell>
          <table:table-cell table:style-name="ce4" table:formula="of:=([.G352]-[.E352])^2" office:value-type="float" office:value="78.4890613406187" calcext:value-type="float">
            <text:p>78.4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6746141599963" calcext:value-type="float">
            <text:p>69.7</text:p>
          </table:table-cell>
          <table:table-cell table:style-name="ce6" office:value-type="float" office:value="177.598009109881" calcext:value-type="float">
            <text:p>177.6</text:p>
          </table:table-cell>
          <table:table-cell/>
          <table:table-cell table:style-name="ce4" table:formula="of:=[.$M$3]*[.$C353] +[.$L$3]*[.D353]  + [.$K$3]" office:value-type="float" office:value="192.527067615972" calcext:value-type="float">
            <text:p>192.53</text:p>
          </table:table-cell>
          <table:table-cell table:style-name="ce4" table:formula="of:=[.G353]-[.E353]" office:value-type="float" office:value="14.9290585060909" calcext:value-type="float">
            <text:p>14.93</text:p>
          </table:table-cell>
          <table:table-cell table:style-name="ce4" table:formula="of:=([.G353]-[.E353])^2" office:value-type="float" office:value="222.876787878285" calcext:value-type="float">
            <text:p>222.8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7103909924789" calcext:value-type="float">
            <text:p>66.7</text:p>
          </table:table-cell>
          <table:table-cell table:style-name="ce6" office:value-type="float" office:value="174.990111793505" calcext:value-type="float">
            <text:p>175.0</text:p>
          </table:table-cell>
          <table:table-cell/>
          <table:table-cell table:style-name="ce4" table:formula="of:=[.$M$3]*[.$C354] +[.$L$3]*[.D354]  + [.$K$3]" office:value-type="float" office:value="169.99897154284" calcext:value-type="float">
            <text:p>170.00</text:p>
          </table:table-cell>
          <table:table-cell table:style-name="ce4" table:formula="of:=[.G354]-[.E354]" office:value-type="float" office:value="-4.99114025066532" calcext:value-type="float">
            <text:p>-4.99</text:p>
          </table:table-cell>
          <table:table-cell table:style-name="ce4" table:formula="of:=([.G354]-[.E354])^2" office:value-type="float" office:value="24.9114810018115" calcext:value-type="float">
            <text:p>24.9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8.7619166904071" calcext:value-type="float">
            <text:p>58.8</text:p>
          </table:table-cell>
          <table:table-cell table:style-name="ce6" office:value-type="float" office:value="102.455360842421" calcext:value-type="float">
            <text:p>102.5</text:p>
          </table:table-cell>
          <table:table-cell/>
          <table:table-cell table:style-name="ce4" table:formula="of:=[.$M$3]*[.$C355] +[.$L$3]*[.D355]  + [.$K$3]" office:value-type="float" office:value="109.590566847094" calcext:value-type="float">
            <text:p>109.59</text:p>
          </table:table-cell>
          <table:table-cell table:style-name="ce4" table:formula="of:=[.G355]-[.E355]" office:value-type="float" office:value="7.1352060046729" calcext:value-type="float">
            <text:p>7.14</text:p>
          </table:table-cell>
          <table:table-cell table:style-name="ce4" table:formula="of:=([.G355]-[.E355])^2" office:value-type="float" office:value="50.9111647291201" calcext:value-type="float">
            <text:p>50.9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1226611948796" calcext:value-type="float">
            <text:p>64.1</text:p>
          </table:table-cell>
          <table:table-cell table:style-name="ce6" office:value-type="float" office:value="141.051938228504" calcext:value-type="float">
            <text:p>141.1</text:p>
          </table:table-cell>
          <table:table-cell/>
          <table:table-cell table:style-name="ce4" table:formula="of:=[.$M$3]*[.$C356] +[.$L$3]*[.D356]  + [.$K$3]" office:value-type="float" office:value="150.332225081085" calcext:value-type="float">
            <text:p>150.33</text:p>
          </table:table-cell>
          <table:table-cell table:style-name="ce4" table:formula="of:=[.G356]-[.E356]" office:value-type="float" office:value="9.2802868525809" calcext:value-type="float">
            <text:p>9.28</text:p>
          </table:table-cell>
          <table:table-cell table:style-name="ce4" table:formula="of:=([.G356]-[.E356])^2" office:value-type="float" office:value="86.1237240661859" calcext:value-type="float">
            <text:p>86.1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8680599445794" calcext:value-type="float">
            <text:p>63.9</text:p>
          </table:table-cell>
          <table:table-cell table:style-name="ce6" office:value-type="float" office:value="126.834671797464" calcext:value-type="float">
            <text:p>126.8</text:p>
          </table:table-cell>
          <table:table-cell/>
          <table:table-cell table:style-name="ce4" table:formula="of:=[.$M$3]*[.$C357] +[.$L$3]*[.D357]  + [.$K$3]" office:value-type="float" office:value="148.397255578803" calcext:value-type="float">
            <text:p>148.40</text:p>
          </table:table-cell>
          <table:table-cell table:style-name="ce4" table:formula="of:=[.G357]-[.E357]" office:value-type="float" office:value="21.5625837813394" calcext:value-type="float">
            <text:p>21.56</text:p>
          </table:table-cell>
          <table:table-cell table:style-name="ce4" table:formula="of:=([.G357]-[.E357])^2" office:value-type="float" office:value="464.945019327282" calcext:value-type="float">
            <text:p>464.9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053367544567" calcext:value-type="float">
            <text:p>71.1</text:p>
          </table:table-cell>
          <table:table-cell table:style-name="ce6" office:value-type="float" office:value="212.110879184422" calcext:value-type="float">
            <text:p>212.1</text:p>
          </table:table-cell>
          <table:table-cell/>
          <table:table-cell table:style-name="ce4" table:formula="of:=[.$M$3]*[.$C358] +[.$L$3]*[.D358]  + [.$K$3]" office:value-type="float" office:value="203.005593338709" calcext:value-type="float">
            <text:p>203.01</text:p>
          </table:table-cell>
          <table:table-cell table:style-name="ce4" table:formula="of:=[.G358]-[.E358]" office:value-type="float" office:value="-9.1052858457129" calcext:value-type="float">
            <text:p>-9.11</text:p>
          </table:table-cell>
          <table:table-cell table:style-name="ce4" table:formula="of:=([.G358]-[.E358])^2" office:value-type="float" office:value="82.9062303321397" calcext:value-type="float">
            <text:p>82.9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1782344074091" calcext:value-type="float">
            <text:p>67.2</text:p>
          </table:table-cell>
          <table:table-cell table:style-name="ce6" office:value-type="float" office:value="172.469625405963" calcext:value-type="float">
            <text:p>172.5</text:p>
          </table:table-cell>
          <table:table-cell/>
          <table:table-cell table:style-name="ce4" table:formula="of:=[.$M$3]*[.$C359] +[.$L$3]*[.D359]  + [.$K$3]" office:value-type="float" office:value="173.554581496309" calcext:value-type="float">
            <text:p>173.55</text:p>
          </table:table-cell>
          <table:table-cell table:style-name="ce4" table:formula="of:=[.G359]-[.E359]" office:value-type="float" office:value="1.08495609034608" calcext:value-type="float">
            <text:p>1.08</text:p>
          </table:table-cell>
          <table:table-cell table:style-name="ce4" table:formula="of:=([.G359]-[.E359])^2" office:value-type="float" office:value="1.17712971797906" calcext:value-type="float">
            <text:p>1.1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2496161752984" calcext:value-type="float">
            <text:p>66.2</text:p>
          </table:table-cell>
          <table:table-cell table:style-name="ce6" office:value-type="float" office:value="154.857522823554" calcext:value-type="float">
            <text:p>154.9</text:p>
          </table:table-cell>
          <table:table-cell/>
          <table:table-cell table:style-name="ce4" table:formula="of:=[.$M$3]*[.$C360] +[.$L$3]*[.D360]  + [.$K$3]" office:value-type="float" office:value="166.497082932268" calcext:value-type="float">
            <text:p>166.50</text:p>
          </table:table-cell>
          <table:table-cell table:style-name="ce4" table:formula="of:=[.G360]-[.E360]" office:value-type="float" office:value="11.6395601087138" calcext:value-type="float">
            <text:p>11.64</text:p>
          </table:table-cell>
          <table:table-cell table:style-name="ce4" table:formula="of:=([.G360]-[.E360])^2" office:value-type="float" office:value="135.479359524361" calcext:value-type="float">
            <text:p>135.4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9812065428705" calcext:value-type="float">
            <text:p>72.0</text:p>
          </table:table-cell>
          <table:table-cell table:style-name="ce6" office:value-type="float" office:value="200.437310528735" calcext:value-type="float">
            <text:p>200.4</text:p>
          </table:table-cell>
          <table:table-cell/>
          <table:table-cell table:style-name="ce4" table:formula="of:=[.$M$3]*[.$C361] +[.$L$3]*[.D361]  + [.$K$3]" office:value-type="float" office:value="210.057169725816" calcext:value-type="float">
            <text:p>210.06</text:p>
          </table:table-cell>
          <table:table-cell table:style-name="ce4" table:formula="of:=[.G361]-[.E361]" office:value-type="float" office:value="9.6198591970807" calcext:value-type="float">
            <text:p>9.62</text:p>
          </table:table-cell>
          <table:table-cell table:style-name="ce4" table:formula="of:=([.G361]-[.E361])^2" office:value-type="float" office:value="92.5416909716581" calcext:value-type="float">
            <text:p>92.5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637492959151" calcext:value-type="float">
            <text:p>64.6</text:p>
          </table:table-cell>
          <table:table-cell table:style-name="ce6" office:value-type="float" office:value="133.379545927519" calcext:value-type="float">
            <text:p>133.4</text:p>
          </table:table-cell>
          <table:table-cell/>
          <table:table-cell table:style-name="ce4" table:formula="of:=[.$M$3]*[.$C362] +[.$L$3]*[.D362]  + [.$K$3]" office:value-type="float" office:value="154.244946489548" calcext:value-type="float">
            <text:p>154.24</text:p>
          </table:table-cell>
          <table:table-cell table:style-name="ce4" table:formula="of:=[.G362]-[.E362]" office:value-type="float" office:value="20.8654005620286" calcext:value-type="float">
            <text:p>20.87</text:p>
          </table:table-cell>
          <table:table-cell table:style-name="ce4" table:formula="of:=([.G362]-[.E362])^2" office:value-type="float" office:value="435.364940613904" calcext:value-type="float">
            <text:p>435.3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1796298759773" calcext:value-type="float">
            <text:p>64.2</text:p>
          </table:table-cell>
          <table:table-cell table:style-name="ce6" office:value-type="float" office:value="143.859095044246" calcext:value-type="float">
            <text:p>143.9</text:p>
          </table:table-cell>
          <table:table-cell/>
          <table:table-cell table:style-name="ce4" table:formula="of:=[.$M$3]*[.$C363] +[.$L$3]*[.D363]  + [.$K$3]" office:value-type="float" office:value="150.765187057427" calcext:value-type="float">
            <text:p>150.77</text:p>
          </table:table-cell>
          <table:table-cell table:style-name="ce4" table:formula="of:=[.G363]-[.E363]" office:value-type="float" office:value="6.90609201318145" calcext:value-type="float">
            <text:p>6.91</text:p>
          </table:table-cell>
          <table:table-cell table:style-name="ce4" table:formula="of:=([.G363]-[.E363])^2" office:value-type="float" office:value="47.6941068945286" calcext:value-type="float">
            <text:p>47.6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5413265923868" calcext:value-type="float">
            <text:p>72.5</text:p>
          </table:table-cell>
          <table:table-cell table:style-name="ce6" office:value-type="float" office:value="213.716956783022" calcext:value-type="float">
            <text:p>213.7</text:p>
          </table:table-cell>
          <table:table-cell/>
          <table:table-cell table:style-name="ce4" table:formula="of:=[.$M$3]*[.$C364] +[.$L$3]*[.D364]  + [.$K$3]" office:value-type="float" office:value="214.31408210214" calcext:value-type="float">
            <text:p>214.31</text:p>
          </table:table-cell>
          <table:table-cell table:style-name="ce4" table:formula="of:=[.G364]-[.E364]" office:value-type="float" office:value="0.597125319117652" calcext:value-type="float">
            <text:p>0.60</text:p>
          </table:table-cell>
          <table:table-cell table:style-name="ce4" table:formula="of:=([.G364]-[.E364])^2" office:value-type="float" office:value="0.356558646731357" calcext:value-type="float">
            <text:p>0.3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334171278339" calcext:value-type="float">
            <text:p>60.3</text:p>
          </table:table-cell>
          <table:table-cell table:style-name="ce6" office:value-type="float" office:value="131.049008259448" calcext:value-type="float">
            <text:p>131.0</text:p>
          </table:table-cell>
          <table:table-cell/>
          <table:table-cell table:style-name="ce4" table:formula="of:=[.$M$3]*[.$C365] +[.$L$3]*[.D365]  + [.$K$3]" office:value-type="float" office:value="121.539701715376" calcext:value-type="float">
            <text:p>121.54</text:p>
          </table:table-cell>
          <table:table-cell table:style-name="ce4" table:formula="of:=[.G365]-[.E365]" office:value-type="float" office:value="-9.50930654407159" calcext:value-type="float">
            <text:p>-9.51</text:p>
          </table:table-cell>
          <table:table-cell table:style-name="ce4" table:formula="of:=([.G365]-[.E365])^2" office:value-type="float" office:value="90.4269109491228" calcext:value-type="float">
            <text:p>90.4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3973089137367" calcext:value-type="float">
            <text:p>71.4</text:p>
          </table:table-cell>
          <table:table-cell table:style-name="ce6" office:value-type="float" office:value="198.406733806725" calcext:value-type="float">
            <text:p>198.4</text:p>
          </table:table-cell>
          <table:table-cell/>
          <table:table-cell table:style-name="ce4" table:formula="of:=[.$M$3]*[.$C366] +[.$L$3]*[.D366]  + [.$K$3]" office:value-type="float" office:value="205.619547744399" calcext:value-type="float">
            <text:p>205.62</text:p>
          </table:table-cell>
          <table:table-cell table:style-name="ce4" table:formula="of:=[.G366]-[.E366]" office:value-type="float" office:value="7.21281393767382" calcext:value-type="float">
            <text:p>7.21</text:p>
          </table:table-cell>
          <table:table-cell table:style-name="ce4" table:formula="of:=([.G366]-[.E366])^2" office:value-type="float" office:value="52.0246848995016" calcext:value-type="float">
            <text:p>52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3610923797426" calcext:value-type="float">
            <text:p>62.4</text:p>
          </table:table-cell>
          <table:table-cell table:style-name="ce6" office:value-type="float" office:value="148.713960108758" calcext:value-type="float">
            <text:p>148.7</text:p>
          </table:table-cell>
          <table:table-cell/>
          <table:table-cell table:style-name="ce4" table:formula="of:=[.$M$3]*[.$C367] +[.$L$3]*[.D367]  + [.$K$3]" office:value-type="float" office:value="136.944302086044" calcext:value-type="float">
            <text:p>136.94</text:p>
          </table:table-cell>
          <table:table-cell table:style-name="ce4" table:formula="of:=[.G367]-[.E367]" office:value-type="float" office:value="-11.7696580227142" calcext:value-type="float">
            <text:p>-11.77</text:p>
          </table:table-cell>
          <table:table-cell table:style-name="ce4" table:formula="of:=([.G367]-[.E367])^2" office:value-type="float" office:value="138.524849971641" calcext:value-type="float">
            <text:p>138.5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3712696379176" calcext:value-type="float">
            <text:p>68.4</text:p>
          </table:table-cell>
          <table:table-cell table:style-name="ce6" office:value-type="float" office:value="185.536558599738" calcext:value-type="float">
            <text:p>185.5</text:p>
          </table:table-cell>
          <table:table-cell/>
          <table:table-cell table:style-name="ce4" table:formula="of:=[.$M$3]*[.$C368] +[.$L$3]*[.D368]  + [.$K$3]" office:value-type="float" office:value="182.621649248174" calcext:value-type="float">
            <text:p>182.62</text:p>
          </table:table-cell>
          <table:table-cell table:style-name="ce4" table:formula="of:=[.G368]-[.E368]" office:value-type="float" office:value="-2.91490935156423" calcext:value-type="float">
            <text:p>-2.91</text:p>
          </table:table-cell>
          <table:table-cell table:style-name="ce4" table:formula="of:=([.G368]-[.E368])^2" office:value-type="float" office:value="8.49669652783662" calcext:value-type="float">
            <text:p>8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5596952881594" calcext:value-type="float">
            <text:p>72.6</text:p>
          </table:table-cell>
          <table:table-cell table:style-name="ce6" office:value-type="float" office:value="210.863639710134" calcext:value-type="float">
            <text:p>210.9</text:p>
          </table:table-cell>
          <table:table-cell/>
          <table:table-cell table:style-name="ce4" table:formula="of:=[.$M$3]*[.$C369] +[.$L$3]*[.D369]  + [.$K$3]" office:value-type="float" office:value="214.453684190011" calcext:value-type="float">
            <text:p>214.45</text:p>
          </table:table-cell>
          <table:table-cell table:style-name="ce4" table:formula="of:=[.G369]-[.E369]" office:value-type="float" office:value="3.59004447987746" calcext:value-type="float">
            <text:p>3.59</text:p>
          </table:table-cell>
          <table:table-cell table:style-name="ce4" table:formula="of:=([.G369]-[.E369])^2" office:value-type="float" office:value="12.8884193674986" calcext:value-type="float">
            <text:p>12.8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7272569610009" calcext:value-type="float">
            <text:p>64.7</text:p>
          </table:table-cell>
          <table:table-cell table:style-name="ce6" office:value-type="float" office:value="169.207936994027" calcext:value-type="float">
            <text:p>169.2</text:p>
          </table:table-cell>
          <table:table-cell/>
          <table:table-cell table:style-name="ce4" table:formula="of:=[.$M$3]*[.$C370] +[.$L$3]*[.D370]  + [.$K$3]" office:value-type="float" office:value="154.927152903607" calcext:value-type="float">
            <text:p>154.93</text:p>
          </table:table-cell>
          <table:table-cell table:style-name="ce4" table:formula="of:=[.G370]-[.E370]" office:value-type="float" office:value="-14.2807840904202" calcext:value-type="float">
            <text:p>-14.28</text:p>
          </table:table-cell>
          <table:table-cell table:style-name="ce4" table:formula="of:=([.G370]-[.E370])^2" office:value-type="float" office:value="203.940794237197" calcext:value-type="float">
            <text:p>203.9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8826967420196" calcext:value-type="float">
            <text:p>71.9</text:p>
          </table:table-cell>
          <table:table-cell table:style-name="ce6" office:value-type="float" office:value="207.57561358173" calcext:value-type="float">
            <text:p>207.6</text:p>
          </table:table-cell>
          <table:table-cell/>
          <table:table-cell table:style-name="ce4" table:formula="of:=[.$M$3]*[.$C371] +[.$L$3]*[.D371]  + [.$K$3]" office:value-type="float" office:value="209.308495239349" calcext:value-type="float">
            <text:p>209.31</text:p>
          </table:table-cell>
          <table:table-cell table:style-name="ce4" table:formula="of:=[.G371]-[.E371]" office:value-type="float" office:value="1.73288165761898" calcext:value-type="float">
            <text:p>1.73</text:p>
          </table:table-cell>
          <table:table-cell table:style-name="ce4" table:formula="of:=([.G371]-[.E371])^2" office:value-type="float" office:value="3.00287883931229" calcext:value-type="float">
            <text:p>3.0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9536581615964" calcext:value-type="float">
            <text:p>68.0</text:p>
          </table:table-cell>
          <table:table-cell table:style-name="ce6" office:value-type="float" office:value="167.090125786042" calcext:value-type="float">
            <text:p>167.1</text:p>
          </table:table-cell>
          <table:table-cell/>
          <table:table-cell table:style-name="ce4" table:formula="of:=[.$M$3]*[.$C372] +[.$L$3]*[.D372]  + [.$K$3]" office:value-type="float" office:value="179.447802028133" calcext:value-type="float">
            <text:p>179.45</text:p>
          </table:table-cell>
          <table:table-cell table:style-name="ce4" table:formula="of:=[.G372]-[.E372]" office:value-type="float" office:value="12.3576762420905" calcext:value-type="float">
            <text:p>12.36</text:p>
          </table:table-cell>
          <table:table-cell table:style-name="ce4" table:formula="of:=([.G372]-[.E372])^2" office:value-type="float" office:value="152.712162104328" calcext:value-type="float">
            <text:p>152.7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3162319187446" calcext:value-type="float">
            <text:p>66.3</text:p>
          </table:table-cell>
          <table:table-cell table:style-name="ce6" office:value-type="float" office:value="170.593858104457" calcext:value-type="float">
            <text:p>170.6</text:p>
          </table:table-cell>
          <table:table-cell/>
          <table:table-cell table:style-name="ce4" table:formula="of:=[.$M$3]*[.$C373] +[.$L$3]*[.D373]  + [.$K$3]" office:value-type="float" office:value="167.003362582459" calcext:value-type="float">
            <text:p>167.00</text:p>
          </table:table-cell>
          <table:table-cell table:style-name="ce4" table:formula="of:=[.G373]-[.E373]" office:value-type="float" office:value="-3.59049552199804" calcext:value-type="float">
            <text:p>-3.59</text:p>
          </table:table-cell>
          <table:table-cell table:style-name="ce4" table:formula="of:=([.G373]-[.E373])^2" office:value-type="float" office:value="12.891658093488" calcext:value-type="float">
            <text:p>12.8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1283566295392" calcext:value-type="float">
            <text:p>69.1</text:p>
          </table:table-cell>
          <table:table-cell table:style-name="ce6" office:value-type="float" office:value="184.142280775944" calcext:value-type="float">
            <text:p>184.1</text:p>
          </table:table-cell>
          <table:table-cell/>
          <table:table-cell table:style-name="ce4" table:formula="of:=[.$M$3]*[.$C374] +[.$L$3]*[.D374]  + [.$K$3]" office:value-type="float" office:value="188.375510384498" calcext:value-type="float">
            <text:p>188.38</text:p>
          </table:table-cell>
          <table:table-cell table:style-name="ce4" table:formula="of:=[.G374]-[.E374]" office:value-type="float" office:value="4.23322960855384" calcext:value-type="float">
            <text:p>4.23</text:p>
          </table:table-cell>
          <table:table-cell table:style-name="ce4" table:formula="of:=([.G374]-[.E374])^2" office:value-type="float" office:value="17.9202329187369" calcext:value-type="float">
            <text:p>17.9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7796703221261" calcext:value-type="float">
            <text:p>67.8</text:p>
          </table:table-cell>
          <table:table-cell table:style-name="ce6" office:value-type="float" office:value="192.199788192446" calcext:value-type="float">
            <text:p>192.2</text:p>
          </table:table-cell>
          <table:table-cell/>
          <table:table-cell table:style-name="ce4" table:formula="of:=[.$M$3]*[.$C375] +[.$L$3]*[.D375]  + [.$K$3]" office:value-type="float" office:value="178.125494448158" calcext:value-type="float">
            <text:p>178.13</text:p>
          </table:table-cell>
          <table:table-cell table:style-name="ce4" table:formula="of:=[.G375]-[.E375]" office:value-type="float" office:value="-14.0742937442877" calcext:value-type="float">
            <text:p>-14.07</text:p>
          </table:table-cell>
          <table:table-cell table:style-name="ce4" table:formula="of:=([.G375]-[.E375])^2" office:value-type="float" office:value="198.085744400496" calcext:value-type="float">
            <text:p>198.0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5.3764350085399" calcext:value-type="float">
            <text:p>65.4</text:p>
          </table:table-cell>
          <table:table-cell table:style-name="ce6" office:value-type="float" office:value="152.289839453128" calcext:value-type="float">
            <text:p>152.3</text:p>
          </table:table-cell>
          <table:table-cell/>
          <table:table-cell table:style-name="ce4" table:formula="of:=[.$M$3]*[.$C376] +[.$L$3]*[.D376]  + [.$K$3]" office:value-type="float" office:value="159.860906064903" calcext:value-type="float">
            <text:p>159.86</text:p>
          </table:table-cell>
          <table:table-cell table:style-name="ce4" table:formula="of:=[.G376]-[.E376]" office:value-type="float" office:value="7.57106661177519" calcext:value-type="float">
            <text:p>7.57</text:p>
          </table:table-cell>
          <table:table-cell table:style-name="ce4" table:formula="of:=([.G376]-[.E376])^2" office:value-type="float" office:value="57.3210496399371" calcext:value-type="float">
            <text:p>57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4.0564268450105" calcext:value-type="float">
            <text:p>74.1</text:p>
          </table:table-cell>
          <table:table-cell table:style-name="ce6" office:value-type="float" office:value="211.730517311015" calcext:value-type="float">
            <text:p>211.7</text:p>
          </table:table-cell>
          <table:table-cell/>
          <table:table-cell table:style-name="ce4" table:formula="of:=[.$M$3]*[.$C377] +[.$L$3]*[.D377]  + [.$K$3]" office:value-type="float" office:value="225.82884402208" calcext:value-type="float">
            <text:p>225.83</text:p>
          </table:table-cell>
          <table:table-cell table:style-name="ce4" table:formula="of:=[.G377]-[.E377]" office:value-type="float" office:value="14.0983267110648" calcext:value-type="float">
            <text:p>14.10</text:p>
          </table:table-cell>
          <table:table-cell table:style-name="ce4" table:formula="of:=([.G377]-[.E377])^2" office:value-type="float" office:value="198.762816051923" calcext:value-type="float">
            <text:p>198.7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2762427390933" calcext:value-type="float">
            <text:p>64.3</text:p>
          </table:table-cell>
          <table:table-cell table:style-name="ce6" office:value-type="float" office:value="123.298801482061" calcext:value-type="float">
            <text:p>123.3</text:p>
          </table:table-cell>
          <table:table-cell/>
          <table:table-cell table:style-name="ce4" table:formula="of:=[.$M$3]*[.$C378] +[.$L$3]*[.D378]  + [.$K$3]" office:value-type="float" office:value="151.499444817109" calcext:value-type="float">
            <text:p>151.50</text:p>
          </table:table-cell>
          <table:table-cell table:style-name="ce4" table:formula="of:=[.G378]-[.E378]" office:value-type="float" office:value="28.2006433350481" calcext:value-type="float">
            <text:p>28.20</text:p>
          </table:table-cell>
          <table:table-cell table:style-name="ce4" table:formula="of:=([.G378]-[.E378])^2" office:value-type="float" office:value="795.276284510594" calcext:value-type="float">
            <text:p>795.2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7834260157113" calcext:value-type="float">
            <text:p>72.8</text:p>
          </table:table-cell>
          <table:table-cell table:style-name="ce6" office:value-type="float" office:value="200.832792228216" calcext:value-type="float">
            <text:p>200.8</text:p>
          </table:table-cell>
          <table:table-cell/>
          <table:table-cell table:style-name="ce4" table:formula="of:=[.$M$3]*[.$C379] +[.$L$3]*[.D379]  + [.$K$3]" office:value-type="float" office:value="216.154037719406" calcext:value-type="float">
            <text:p>216.15</text:p>
          </table:table-cell>
          <table:table-cell table:style-name="ce4" table:formula="of:=[.G379]-[.E379]" office:value-type="float" office:value="15.3212454911899" calcext:value-type="float">
            <text:p>15.32</text:p>
          </table:table-cell>
          <table:table-cell table:style-name="ce4" table:formula="of:=([.G379]-[.E379])^2" office:value-type="float" office:value="234.740563401307" calcext:value-type="float">
            <text:p>234.7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7692941952837" calcext:value-type="float">
            <text:p>67.8</text:p>
          </table:table-cell>
          <table:table-cell table:style-name="ce6" office:value-type="float" office:value="170.296762912926" calcext:value-type="float">
            <text:p>170.3</text:p>
          </table:table-cell>
          <table:table-cell/>
          <table:table-cell table:style-name="ce4" table:formula="of:=[.$M$3]*[.$C380] +[.$L$3]*[.D380]  + [.$K$3]" office:value-type="float" office:value="178.046635884156" calcext:value-type="float">
            <text:p>178.05</text:p>
          </table:table-cell>
          <table:table-cell table:style-name="ce4" table:formula="of:=[.G380]-[.E380]" office:value-type="float" office:value="7.7498729712301" calcext:value-type="float">
            <text:p>7.75</text:p>
          </table:table-cell>
          <table:table-cell table:style-name="ce4" table:formula="of:=([.G380]-[.E380])^2" office:value-type="float" office:value="60.0605310702029" calcext:value-type="float">
            <text:p>60.0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1960203776221" calcext:value-type="float">
            <text:p>62.2</text:p>
          </table:table-cell>
          <table:table-cell table:style-name="ce6" office:value-type="float" office:value="124.157289067095" calcext:value-type="float">
            <text:p>124.2</text:p>
          </table:table-cell>
          <table:table-cell/>
          <table:table-cell table:style-name="ce4" table:formula="of:=[.$M$3]*[.$C381] +[.$L$3]*[.D381]  + [.$K$3]" office:value-type="float" office:value="135.689754869928" calcext:value-type="float">
            <text:p>135.69</text:p>
          </table:table-cell>
          <table:table-cell table:style-name="ce4" table:formula="of:=[.G381]-[.E381]" office:value-type="float" office:value="11.5324658028329" calcext:value-type="float">
            <text:p>11.53</text:p>
          </table:table-cell>
          <table:table-cell table:style-name="ce4" table:formula="of:=([.G381]-[.E381])^2" office:value-type="float" office:value="132.997767493511" calcext:value-type="float">
            <text:p>133.0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8656142294332" calcext:value-type="float">
            <text:p>61.9</text:p>
          </table:table-cell>
          <table:table-cell table:style-name="ce6" office:value-type="float" office:value="106.732049474341" calcext:value-type="float">
            <text:p>106.7</text:p>
          </table:table-cell>
          <table:table-cell/>
          <table:table-cell table:style-name="ce4" table:formula="of:=[.$M$3]*[.$C382] +[.$L$3]*[.D382]  + [.$K$3]" office:value-type="float" office:value="133.178668143692" calcext:value-type="float">
            <text:p>133.18</text:p>
          </table:table-cell>
          <table:table-cell table:style-name="ce4" table:formula="of:=[.G382]-[.E382]" office:value-type="float" office:value="26.4466186693513" calcext:value-type="float">
            <text:p>26.45</text:p>
          </table:table-cell>
          <table:table-cell table:style-name="ce4" table:formula="of:=([.G382]-[.E382])^2" office:value-type="float" office:value="699.42363904208" calcext:value-type="float">
            <text:p>699.4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9196164201122" calcext:value-type="float">
            <text:p>63.9</text:p>
          </table:table-cell>
          <table:table-cell table:style-name="ce6" office:value-type="float" office:value="140.707170793762" calcext:value-type="float">
            <text:p>140.7</text:p>
          </table:table-cell>
          <table:table-cell/>
          <table:table-cell table:style-name="ce4" table:formula="of:=[.$M$3]*[.$C383] +[.$L$3]*[.D383]  + [.$K$3]" office:value-type="float" office:value="148.789084792853" calcext:value-type="float">
            <text:p>148.79</text:p>
          </table:table-cell>
          <table:table-cell table:style-name="ce4" table:formula="of:=[.G383]-[.E383]" office:value-type="float" office:value="8.08191399909069" calcext:value-type="float">
            <text:p>8.08</text:p>
          </table:table-cell>
          <table:table-cell table:style-name="ce4" table:formula="of:=([.G383]-[.E383])^2" office:value-type="float" office:value="65.317333888698" calcext:value-type="float">
            <text:p>65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9811500235096" calcext:value-type="float">
            <text:p>63.0</text:p>
          </table:table-cell>
          <table:table-cell table:style-name="ce6" office:value-type="float" office:value="154.428477515132" calcext:value-type="float">
            <text:p>154.4</text:p>
          </table:table-cell>
          <table:table-cell/>
          <table:table-cell table:style-name="ce4" table:formula="of:=[.$M$3]*[.$C384] +[.$L$3]*[.D384]  + [.$K$3]" office:value-type="float" office:value="141.656740178673" calcext:value-type="float">
            <text:p>141.66</text:p>
          </table:table-cell>
          <table:table-cell table:style-name="ce4" table:formula="of:=[.G384]-[.E384]" office:value-type="float" office:value="-12.7717373364591" calcext:value-type="float">
            <text:p>-12.77</text:p>
          </table:table-cell>
          <table:table-cell table:style-name="ce4" table:formula="of:=([.G384]-[.E384])^2" office:value-type="float" office:value="163.117274591503" calcext:value-type="float">
            <text:p>163.1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8.1870490876192" calcext:value-type="float">
            <text:p>68.2</text:p>
          </table:table-cell>
          <table:table-cell table:style-name="ce6" office:value-type="float" office:value="177.568849558525" calcext:value-type="float">
            <text:p>177.6</text:p>
          </table:table-cell>
          <table:table-cell/>
          <table:table-cell table:style-name="ce4" table:formula="of:=[.$M$3]*[.$C385] +[.$L$3]*[.D385]  + [.$K$3]" office:value-type="float" office:value="181.221573065906" calcext:value-type="float">
            <text:p>181.22</text:p>
          </table:table-cell>
          <table:table-cell table:style-name="ce4" table:formula="of:=[.G385]-[.E385]" office:value-type="float" office:value="3.6527235073809" calcext:value-type="float">
            <text:p>3.65</text:p>
          </table:table-cell>
          <table:table-cell table:style-name="ce4" table:formula="of:=([.G385]-[.E385])^2" office:value-type="float" office:value="13.342389021373" calcext:value-type="float">
            <text:p>13.3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2146637464049" calcext:value-type="float">
            <text:p>66.2</text:p>
          </table:table-cell>
          <table:table-cell table:style-name="ce6" office:value-type="float" office:value="180.575334078804" calcext:value-type="float">
            <text:p>180.6</text:p>
          </table:table-cell>
          <table:table-cell/>
          <table:table-cell table:style-name="ce4" table:formula="of:=[.$M$3]*[.$C386] +[.$L$3]*[.D386]  + [.$K$3]" office:value-type="float" office:value="166.231444472677" calcext:value-type="float">
            <text:p>166.23</text:p>
          </table:table-cell>
          <table:table-cell table:style-name="ce4" table:formula="of:=[.G386]-[.E386]" office:value-type="float" office:value="-14.3438896061268" calcext:value-type="float">
            <text:p>-14.34</text:p>
          </table:table-cell>
          <table:table-cell table:style-name="ce4" table:formula="of:=([.G386]-[.E386])^2" office:value-type="float" office:value="205.747169032752" calcext:value-type="float">
            <text:p>205.7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7845379591434" calcext:value-type="float">
            <text:p>67.8</text:p>
          </table:table-cell>
          <table:table-cell table:style-name="ce6" office:value-type="float" office:value="198.311756175959" calcext:value-type="float">
            <text:p>198.3</text:p>
          </table:table-cell>
          <table:table-cell/>
          <table:table-cell table:style-name="ce4" table:formula="of:=[.$M$3]*[.$C387] +[.$L$3]*[.D387]  + [.$K$3]" office:value-type="float" office:value="178.16248848949" calcext:value-type="float">
            <text:p>178.16</text:p>
          </table:table-cell>
          <table:table-cell table:style-name="ce4" table:formula="of:=[.G387]-[.E387]" office:value-type="float" office:value="-20.1492676864691" calcext:value-type="float">
            <text:p>-20.15</text:p>
          </table:table-cell>
          <table:table-cell table:style-name="ce4" table:formula="of:=([.G387]-[.E387])^2" office:value-type="float" office:value="405.992988300989" calcext:value-type="float">
            <text:p>405.9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2.557679831966" calcext:value-type="float">
            <text:p>62.6</text:p>
          </table:table-cell>
          <table:table-cell table:style-name="ce6" office:value-type="float" office:value="132.26298045314" calcext:value-type="float">
            <text:p>132.3</text:p>
          </table:table-cell>
          <table:table-cell/>
          <table:table-cell table:style-name="ce4" table:formula="of:=[.$M$3]*[.$C388] +[.$L$3]*[.D388]  + [.$K$3]" office:value-type="float" office:value="138.438366722942" calcext:value-type="float">
            <text:p>138.44</text:p>
          </table:table-cell>
          <table:table-cell table:style-name="ce4" table:formula="of:=[.G388]-[.E388]" office:value-type="float" office:value="6.17538626980158" calcext:value-type="float">
            <text:p>6.18</text:p>
          </table:table-cell>
          <table:table-cell table:style-name="ce4" table:formula="of:=([.G388]-[.E388])^2" office:value-type="float" office:value="38.1353955812538" calcext:value-type="float">
            <text:p>38.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0274133669015" calcext:value-type="float">
            <text:p>66.0</text:p>
          </table:table-cell>
          <table:table-cell table:style-name="ce6" office:value-type="float" office:value="140.49428401929" calcext:value-type="float">
            <text:p>140.5</text:p>
          </table:table-cell>
          <table:table-cell/>
          <table:table-cell table:style-name="ce4" table:formula="of:=[.$M$3]*[.$C389] +[.$L$3]*[.D389]  + [.$K$3]" office:value-type="float" office:value="164.808341588451" calcext:value-type="float">
            <text:p>164.81</text:p>
          </table:table-cell>
          <table:table-cell table:style-name="ce4" table:formula="of:=[.G389]-[.E389]" office:value-type="float" office:value="24.3140575691613" calcext:value-type="float">
            <text:p>24.31</text:p>
          </table:table-cell>
          <table:table-cell table:style-name="ce4" table:formula="of:=([.G389]-[.E389])^2" office:value-type="float" office:value="591.173395476492" calcext:value-type="float">
            <text:p>591.1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0734661163267" calcext:value-type="float">
            <text:p>64.1</text:p>
          </table:table-cell>
          <table:table-cell table:style-name="ce6" office:value-type="float" office:value="125.540056240174" calcext:value-type="float">
            <text:p>125.5</text:p>
          </table:table-cell>
          <table:table-cell/>
          <table:table-cell table:style-name="ce4" table:formula="of:=[.$M$3]*[.$C390] +[.$L$3]*[.D390]  + [.$K$3]" office:value-type="float" office:value="149.958342484083" calcext:value-type="float">
            <text:p>149.96</text:p>
          </table:table-cell>
          <table:table-cell table:style-name="ce4" table:formula="of:=[.G390]-[.E390]" office:value-type="float" office:value="24.4182862439089" calcext:value-type="float">
            <text:p>24.42</text:p>
          </table:table-cell>
          <table:table-cell table:style-name="ce4" table:formula="of:=([.G390]-[.E390])^2" office:value-type="float" office:value="596.25270308947" calcext:value-type="float">
            <text:p>596.2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253688546256" calcext:value-type="float">
            <text:p>65.3</text:p>
          </table:table-cell>
          <table:table-cell table:style-name="ce6" office:value-type="float" office:value="149.531118367038" calcext:value-type="float">
            <text:p>149.5</text:p>
          </table:table-cell>
          <table:table-cell/>
          <table:table-cell table:style-name="ce4" table:formula="of:=[.$M$3]*[.$C391] +[.$L$3]*[.D391]  + [.$K$3]" office:value-type="float" office:value="158.928032951546" calcext:value-type="float">
            <text:p>158.93</text:p>
          </table:table-cell>
          <table:table-cell table:style-name="ce4" table:formula="of:=[.G391]-[.E391]" office:value-type="float" office:value="9.39691458450756" calcext:value-type="float">
            <text:p>9.40</text:p>
          </table:table-cell>
          <table:table-cell table:style-name="ce4" table:formula="of:=([.G391]-[.E391])^2" office:value-type="float" office:value="88.3020037085308" calcext:value-type="float">
            <text:p>88.3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2362474889617" calcext:value-type="float">
            <text:p>61.2</text:p>
          </table:table-cell>
          <table:table-cell table:style-name="ce6" office:value-type="float" office:value="111.502707371425" calcext:value-type="float">
            <text:p>111.5</text:p>
          </table:table-cell>
          <table:table-cell/>
          <table:table-cell table:style-name="ce4" table:formula="of:=[.$M$3]*[.$C392] +[.$L$3]*[.D392]  + [.$K$3]" office:value-type="float" office:value="128.395480916109" calcext:value-type="float">
            <text:p>128.40</text:p>
          </table:table-cell>
          <table:table-cell table:style-name="ce4" table:formula="of:=[.G392]-[.E392]" office:value-type="float" office:value="16.8927735446839" calcext:value-type="float">
            <text:p>16.89</text:p>
          </table:table-cell>
          <table:table-cell table:style-name="ce4" table:formula="of:=([.G392]-[.E392])^2" office:value-type="float" office:value="285.365798031972" calcext:value-type="float">
            <text:p>285.3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2524050978778" calcext:value-type="float">
            <text:p>65.3</text:p>
          </table:table-cell>
          <table:table-cell table:style-name="ce6" office:value-type="float" office:value="143.888330008059" calcext:value-type="float">
            <text:p>143.9</text:p>
          </table:table-cell>
          <table:table-cell/>
          <table:table-cell table:style-name="ce4" table:formula="of:=[.$M$3]*[.$C393] +[.$L$3]*[.D393]  + [.$K$3]" office:value-type="float" office:value="158.918278743871" calcext:value-type="float">
            <text:p>158.92</text:p>
          </table:table-cell>
          <table:table-cell table:style-name="ce4" table:formula="of:=[.G393]-[.E393]" office:value-type="float" office:value="15.0299487358122" calcext:value-type="float">
            <text:p>15.03</text:p>
          </table:table-cell>
          <table:table-cell table:style-name="ce4" table:formula="of:=([.G393]-[.E393])^2" office:value-type="float" office:value="225.899359001143" calcext:value-type="float">
            <text:p>225.9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4348643652968" calcext:value-type="float">
            <text:p>67.4</text:p>
          </table:table-cell>
          <table:table-cell table:style-name="ce6" office:value-type="float" office:value="170.955041477143" calcext:value-type="float">
            <text:p>171.0</text:p>
          </table:table-cell>
          <table:table-cell/>
          <table:table-cell table:style-name="ce4" table:formula="of:=[.$M$3]*[.$C394] +[.$L$3]*[.D394]  + [.$K$3]" office:value-type="float" office:value="175.504969176256" calcext:value-type="float">
            <text:p>175.50</text:p>
          </table:table-cell>
          <table:table-cell table:style-name="ce4" table:formula="of:=[.G394]-[.E394]" office:value-type="float" office:value="4.54992769911271" calcext:value-type="float">
            <text:p>4.55</text:p>
          </table:table-cell>
          <table:table-cell table:style-name="ce4" table:formula="of:=([.G394]-[.E394])^2" office:value-type="float" office:value="20.7018420671531" calcext:value-type="float">
            <text:p>20.7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177398804039" calcext:value-type="float">
            <text:p>63.2</text:p>
          </table:table-cell>
          <table:table-cell table:style-name="ce6" office:value-type="float" office:value="138.022592491558" calcext:value-type="float">
            <text:p>138.0</text:p>
          </table:table-cell>
          <table:table-cell/>
          <table:table-cell table:style-name="ce4" table:formula="of:=[.$M$3]*[.$C395] +[.$L$3]*[.D395]  + [.$K$3]" office:value-type="float" office:value="143.148230910696" calcext:value-type="float">
            <text:p>143.15</text:p>
          </table:table-cell>
          <table:table-cell table:style-name="ce4" table:formula="of:=[.G395]-[.E395]" office:value-type="float" office:value="5.1256384191384" calcext:value-type="float">
            <text:p>5.13</text:p>
          </table:table-cell>
          <table:table-cell table:style-name="ce4" table:formula="of:=([.G395]-[.E395])^2" office:value-type="float" office:value="26.2721692037476" calcext:value-type="float">
            <text:p>26.2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269647594262" calcext:value-type="float">
            <text:p>68.3</text:p>
          </table:table-cell>
          <table:table-cell table:style-name="ce6" office:value-type="float" office:value="172.077304734761" calcext:value-type="float">
            <text:p>172.1</text:p>
          </table:table-cell>
          <table:table-cell/>
          <table:table-cell table:style-name="ce4" table:formula="of:=[.$M$3]*[.$C396] +[.$L$3]*[.D396]  + [.$K$3]" office:value-type="float" office:value="181.849321716391" calcext:value-type="float">
            <text:p>181.85</text:p>
          </table:table-cell>
          <table:table-cell table:style-name="ce4" table:formula="of:=[.G396]-[.E396]" office:value-type="float" office:value="9.77201698163017" calcext:value-type="float">
            <text:p>9.77</text:p>
          </table:table-cell>
          <table:table-cell table:style-name="ce4" table:formula="of:=([.G396]-[.E396])^2" office:value-type="float" office:value="95.4923158892685" calcext:value-type="float">
            <text:p>95.4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4.9508117081588" calcext:value-type="float">
            <text:p>65.0</text:p>
          </table:table-cell>
          <table:table-cell table:style-name="ce6" office:value-type="float" office:value="162.90024086343" calcext:value-type="float">
            <text:p>162.9</text:p>
          </table:table-cell>
          <table:table-cell/>
          <table:table-cell table:style-name="ce4" table:formula="of:=[.$M$3]*[.$C397] +[.$L$3]*[.D397]  + [.$K$3]" office:value-type="float" office:value="156.626168982007" calcext:value-type="float">
            <text:p>156.63</text:p>
          </table:table-cell>
          <table:table-cell table:style-name="ce4" table:formula="of:=[.G397]-[.E397]" office:value-type="float" office:value="-6.27407188142317" calcext:value-type="float">
            <text:p>-6.27</text:p>
          </table:table-cell>
          <table:table-cell table:style-name="ce4" table:formula="of:=([.G397]-[.E397])^2" office:value-type="float" office:value="39.3639779732649" calcext:value-type="float">
            <text:p>39.3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3620127243186" calcext:value-type="float">
            <text:p>68.4</text:p>
          </table:table-cell>
          <table:table-cell table:style-name="ce6" office:value-type="float" office:value="188.786166592441" calcext:value-type="float">
            <text:p>188.8</text:p>
          </table:table-cell>
          <table:table-cell/>
          <table:table-cell table:style-name="ce4" table:formula="of:=[.$M$3]*[.$C398] +[.$L$3]*[.D398]  + [.$K$3]" office:value-type="float" office:value="182.551296704821" calcext:value-type="float">
            <text:p>182.55</text:p>
          </table:table-cell>
          <table:table-cell table:style-name="ce4" table:formula="of:=[.G398]-[.E398]" office:value-type="float" office:value="-6.23486988761968" calcext:value-type="float">
            <text:p>-6.23</text:p>
          </table:table-cell>
          <table:table-cell table:style-name="ce4" table:formula="of:=([.G398]-[.E398])^2" office:value-type="float" office:value="38.8736025155467" calcext:value-type="float">
            <text:p>38.8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7284948017706" calcext:value-type="float">
            <text:p>62.7</text:p>
          </table:table-cell>
          <table:table-cell table:style-name="ce6" office:value-type="float" office:value="120.402414130795" calcext:value-type="float">
            <text:p>120.4</text:p>
          </table:table-cell>
          <table:table-cell/>
          <table:table-cell table:style-name="ce4" table:formula="of:=[.$M$3]*[.$C399] +[.$L$3]*[.D399]  + [.$K$3]" office:value-type="float" office:value="139.736560493457" calcext:value-type="float">
            <text:p>139.74</text:p>
          </table:table-cell>
          <table:table-cell table:style-name="ce4" table:formula="of:=[.G399]-[.E399]" office:value-type="float" office:value="19.3341463626615" calcext:value-type="float">
            <text:p>19.33</text:p>
          </table:table-cell>
          <table:table-cell table:style-name="ce4" table:formula="of:=([.G399]-[.E399])^2" office:value-type="float" office:value="373.809215572818" calcext:value-type="float">
            <text:p>373.8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2959320582737" calcext:value-type="float">
            <text:p>69.3</text:p>
          </table:table-cell>
          <table:table-cell table:style-name="ce6" office:value-type="float" office:value="172.346492962392" calcext:value-type="float">
            <text:p>172.3</text:p>
          </table:table-cell>
          <table:table-cell/>
          <table:table-cell table:style-name="ce4" table:formula="of:=[.$M$3]*[.$C400] +[.$L$3]*[.D400]  + [.$K$3]" office:value-type="float" office:value="189.64908364288" calcext:value-type="float">
            <text:p>189.65</text:p>
          </table:table-cell>
          <table:table-cell table:style-name="ce4" table:formula="of:=[.G400]-[.E400]" office:value-type="float" office:value="17.3025906804881" calcext:value-type="float">
            <text:p>17.30</text:p>
          </table:table-cell>
          <table:table-cell table:style-name="ce4" table:formula="of:=([.G400]-[.E400])^2" office:value-type="float" office:value="299.379644256513" calcext:value-type="float">
            <text:p>299.3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2813582403504" calcext:value-type="float">
            <text:p>67.3</text:p>
          </table:table-cell>
          <table:table-cell table:style-name="ce6" office:value-type="float" office:value="151.006827602194" calcext:value-type="float">
            <text:p>151.0</text:p>
          </table:table-cell>
          <table:table-cell/>
          <table:table-cell table:style-name="ce4" table:formula="of:=[.$M$3]*[.$C401] +[.$L$3]*[.D401]  + [.$K$3]" office:value-type="float" office:value="174.338322626663" calcext:value-type="float">
            <text:p>174.34</text:p>
          </table:table-cell>
          <table:table-cell table:style-name="ce4" table:formula="of:=[.G401]-[.E401]" office:value-type="float" office:value="23.331495024469" calcext:value-type="float">
            <text:p>23.33</text:p>
          </table:table-cell>
          <table:table-cell table:style-name="ce4" table:formula="of:=([.G401]-[.E401])^2" office:value-type="float" office:value="544.358660076822" calcext:value-type="float">
            <text:p>544.3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3327152499591" calcext:value-type="float">
            <text:p>70.3</text:p>
          </table:table-cell>
          <table:table-cell table:style-name="ce6" office:value-type="float" office:value="190.409829226301" calcext:value-type="float">
            <text:p>190.4</text:p>
          </table:table-cell>
          <table:table-cell/>
          <table:table-cell table:style-name="ce4" table:formula="of:=[.$M$3]*[.$C402] +[.$L$3]*[.D402]  + [.$K$3]" office:value-type="float" office:value="197.528635899689" calcext:value-type="float">
            <text:p>197.53</text:p>
          </table:table-cell>
          <table:table-cell table:style-name="ce4" table:formula="of:=[.G402]-[.E402]" office:value-type="float" office:value="7.11880667338809" calcext:value-type="float">
            <text:p>7.12</text:p>
          </table:table-cell>
          <table:table-cell table:style-name="ce4" table:formula="of:=([.G402]-[.E402])^2" office:value-type="float" office:value="50.6774084530749" calcext:value-type="float">
            <text:p>50.6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4856431655714" calcext:value-type="float">
            <text:p>70.5</text:p>
          </table:table-cell>
          <table:table-cell table:style-name="ce6" office:value-type="float" office:value="193.359946993498" calcext:value-type="float">
            <text:p>193.4</text:p>
          </table:table-cell>
          <table:table-cell/>
          <table:table-cell table:style-name="ce4" table:formula="of:=[.$M$3]*[.$C403] +[.$L$3]*[.D403]  + [.$K$3]" office:value-type="float" office:value="198.690888058343" calcext:value-type="float">
            <text:p>198.69</text:p>
          </table:table-cell>
          <table:table-cell table:style-name="ce4" table:formula="of:=[.G403]-[.E403]" office:value-type="float" office:value="5.33094106484469" calcext:value-type="float">
            <text:p>5.33</text:p>
          </table:table-cell>
          <table:table-cell table:style-name="ce4" table:formula="of:=([.G403]-[.E403])^2" office:value-type="float" office:value="28.4189326368475" calcext:value-type="float">
            <text:p>28.4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1678197702471" calcext:value-type="float">
            <text:p>67.2</text:p>
          </table:table-cell>
          <table:table-cell table:style-name="ce6" office:value-type="float" office:value="156.234461922087" calcext:value-type="float">
            <text:p>156.2</text:p>
          </table:table-cell>
          <table:table-cell/>
          <table:table-cell table:style-name="ce4" table:formula="of:=[.$M$3]*[.$C404] +[.$L$3]*[.D404]  + [.$K$3]" office:value-type="float" office:value="173.475430253878" calcext:value-type="float">
            <text:p>173.48</text:p>
          </table:table-cell>
          <table:table-cell table:style-name="ce4" table:formula="of:=[.G404]-[.E404]" office:value-type="float" office:value="17.240968331791" calcext:value-type="float">
            <text:p>17.24</text:p>
          </table:table-cell>
          <table:table-cell table:style-name="ce4" table:formula="of:=([.G404]-[.E404])^2" office:value-type="float" office:value="297.250989017818" calcext:value-type="float">
            <text:p>297.2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8.3237477025474" calcext:value-type="float">
            <text:p>58.3</text:p>
          </table:table-cell>
          <table:table-cell table:style-name="ce6" office:value-type="float" office:value="117.053155966036" calcext:value-type="float">
            <text:p>117.1</text:p>
          </table:table-cell>
          <table:table-cell/>
          <table:table-cell table:style-name="ce4" table:formula="of:=[.$M$3]*[.$C405] +[.$L$3]*[.D405]  + [.$K$3]" office:value-type="float" office:value="106.26048253936" calcext:value-type="float">
            <text:p>106.26</text:p>
          </table:table-cell>
          <table:table-cell table:style-name="ce4" table:formula="of:=[.G405]-[.E405]" office:value-type="float" office:value="-10.7926734266758" calcext:value-type="float">
            <text:p>-10.79</text:p>
          </table:table-cell>
          <table:table-cell table:style-name="ce4" table:formula="of:=([.G405]-[.E405])^2" office:value-type="float" office:value="116.481799694873" calcext:value-type="float">
            <text:p>116.4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3320138258011" calcext:value-type="float">
            <text:p>65.3</text:p>
          </table:table-cell>
          <table:table-cell table:style-name="ce6" office:value-type="float" office:value="144.806619669841" calcext:value-type="float">
            <text:p>144.8</text:p>
          </table:table-cell>
          <table:table-cell/>
          <table:table-cell table:style-name="ce4" table:formula="of:=[.$M$3]*[.$C406] +[.$L$3]*[.D406]  + [.$K$3]" office:value-type="float" office:value="159.523305076088" calcext:value-type="float">
            <text:p>159.52</text:p>
          </table:table-cell>
          <table:table-cell table:style-name="ce4" table:formula="of:=[.G406]-[.E406]" office:value-type="float" office:value="14.7166854062473" calcext:value-type="float">
            <text:p>14.72</text:p>
          </table:table-cell>
          <table:table-cell table:style-name="ce4" table:formula="of:=([.G406]-[.E406])^2" office:value-type="float" office:value="216.580829346452" calcext:value-type="float">
            <text:p>216.5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2041088078578" calcext:value-type="float">
            <text:p>67.2</text:p>
          </table:table-cell>
          <table:table-cell table:style-name="ce6" office:value-type="float" office:value="168.982091609734" calcext:value-type="float">
            <text:p>169.0</text:p>
          </table:table-cell>
          <table:table-cell/>
          <table:table-cell table:style-name="ce4" table:formula="of:=[.$M$3]*[.$C407] +[.$L$3]*[.D407]  + [.$K$3]" office:value-type="float" office:value="173.751226939719" calcext:value-type="float">
            <text:p>173.75</text:p>
          </table:table-cell>
          <table:table-cell table:style-name="ce4" table:formula="of:=[.G407]-[.E407]" office:value-type="float" office:value="4.76913532998529" calcext:value-type="float">
            <text:p>4.77</text:p>
          </table:table-cell>
          <table:table-cell table:style-name="ce4" table:formula="of:=([.G407]-[.E407])^2" office:value-type="float" office:value="22.7446517957139" calcext:value-type="float">
            <text:p>22.7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7389699965634" calcext:value-type="float">
            <text:p>72.7</text:p>
          </table:table-cell>
          <table:table-cell table:style-name="ce6" office:value-type="float" office:value="187.222908934528" calcext:value-type="float">
            <text:p>187.2</text:p>
          </table:table-cell>
          <table:table-cell/>
          <table:table-cell table:style-name="ce4" table:formula="of:=[.$M$3]*[.$C408] +[.$L$3]*[.D408]  + [.$K$3]" office:value-type="float" office:value="215.816171973882" calcext:value-type="float">
            <text:p>215.82</text:p>
          </table:table-cell>
          <table:table-cell table:style-name="ce4" table:formula="of:=[.G408]-[.E408]" office:value-type="float" office:value="28.5932630393538" calcext:value-type="float">
            <text:p>28.59</text:p>
          </table:table-cell>
          <table:table-cell table:style-name="ce4" table:formula="of:=([.G408]-[.E408])^2" office:value-type="float" office:value="817.574691237674" calcext:value-type="float">
            <text:p>817.5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2384271868614" calcext:value-type="float">
            <text:p>69.2</text:p>
          </table:table-cell>
          <table:table-cell table:style-name="ce6" office:value-type="float" office:value="197.412091355179" calcext:value-type="float">
            <text:p>197.4</text:p>
          </table:table-cell>
          <table:table-cell/>
          <table:table-cell table:style-name="ce4" table:formula="of:=[.$M$3]*[.$C409] +[.$L$3]*[.D409]  + [.$K$3]" office:value-type="float" office:value="189.212046620147" calcext:value-type="float">
            <text:p>189.21</text:p>
          </table:table-cell>
          <table:table-cell table:style-name="ce4" table:formula="of:=[.G409]-[.E409]" office:value-type="float" office:value="-8.20004473503244" calcext:value-type="float">
            <text:p>-8.20</text:p>
          </table:table-cell>
          <table:table-cell table:style-name="ce4" table:formula="of:=([.G409]-[.E409])^2" office:value-type="float" office:value="67.2407336565332" calcext:value-type="float">
            <text:p>67.2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7170340153881" calcext:value-type="float">
            <text:p>63.7</text:p>
          </table:table-cell>
          <table:table-cell table:style-name="ce6" office:value-type="float" office:value="137.999423060675" calcext:value-type="float">
            <text:p>138.0</text:p>
          </table:table-cell>
          <table:table-cell/>
          <table:table-cell table:style-name="ce4" table:formula="of:=[.$M$3]*[.$C410] +[.$L$3]*[.D410]  + [.$K$3]" office:value-type="float" office:value="147.24945851695" calcext:value-type="float">
            <text:p>147.25</text:p>
          </table:table-cell>
          <table:table-cell table:style-name="ce4" table:formula="of:=[.G410]-[.E410]" office:value-type="float" office:value="9.25003545627456" calcext:value-type="float">
            <text:p>9.25</text:p>
          </table:table-cell>
          <table:table-cell table:style-name="ce4" table:formula="of:=([.G410]-[.E410])^2" office:value-type="float" office:value="85.5631559423365" calcext:value-type="float">
            <text:p>85.5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7379348720023" calcext:value-type="float">
            <text:p>65.7</text:p>
          </table:table-cell>
          <table:table-cell table:style-name="ce6" office:value-type="float" office:value="144.08991688811" calcext:value-type="float">
            <text:p>144.1</text:p>
          </table:table-cell>
          <table:table-cell/>
          <table:table-cell table:style-name="ce4" table:formula="of:=[.$M$3]*[.$C411] +[.$L$3]*[.D411]  + [.$K$3]" office:value-type="float" office:value="162.608305027217" calcext:value-type="float">
            <text:p>162.61</text:p>
          </table:table-cell>
          <table:table-cell table:style-name="ce4" table:formula="of:=[.G411]-[.E411]" office:value-type="float" office:value="18.5183881391075" calcext:value-type="float">
            <text:p>18.52</text:p>
          </table:table-cell>
          <table:table-cell table:style-name="ce4" table:formula="of:=([.G411]-[.E411])^2" office:value-type="float" office:value="342.930699270636" calcext:value-type="float">
            <text:p>342.9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5288561745669" calcext:value-type="float">
            <text:p>65.5</text:p>
          </table:table-cell>
          <table:table-cell table:style-name="ce6" office:value-type="float" office:value="138.989535511843" calcext:value-type="float">
            <text:p>139.0</text:p>
          </table:table-cell>
          <table:table-cell/>
          <table:table-cell table:style-name="ce4" table:formula="of:=[.$M$3]*[.$C412] +[.$L$3]*[.D412]  + [.$K$3]" office:value-type="float" office:value="161.019306926708" calcext:value-type="float">
            <text:p>161.02</text:p>
          </table:table-cell>
          <table:table-cell table:style-name="ce4" table:formula="of:=[.G412]-[.E412]" office:value-type="float" office:value="22.0297714148654" calcext:value-type="float">
            <text:p>22.03</text:p>
          </table:table-cell>
          <table:table-cell table:style-name="ce4" table:formula="of:=([.G412]-[.E412])^2" office:value-type="float" office:value="485.31082859122" calcext:value-type="float">
            <text:p>485.3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3168663346422" calcext:value-type="float">
            <text:p>64.3</text:p>
          </table:table-cell>
          <table:table-cell table:style-name="ce6" office:value-type="float" office:value="143.859569230449" calcext:value-type="float">
            <text:p>143.9</text:p>
          </table:table-cell>
          <table:table-cell/>
          <table:table-cell table:style-name="ce4" table:formula="of:=[.$M$3]*[.$C413] +[.$L$3]*[.D413]  + [.$K$3]" office:value-type="float" office:value="151.808184143281" calcext:value-type="float">
            <text:p>151.81</text:p>
          </table:table-cell>
          <table:table-cell table:style-name="ce4" table:formula="of:=[.G413]-[.E413]" office:value-type="float" office:value="7.94861491283169" calcext:value-type="float">
            <text:p>7.95</text:p>
          </table:table-cell>
          <table:table-cell table:style-name="ce4" table:formula="of:=([.G413]-[.E413])^2" office:value-type="float" office:value="63.1804790324903" calcext:value-type="float">
            <text:p>63.1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3047539960928" calcext:value-type="float">
            <text:p>61.3</text:p>
          </table:table-cell>
          <table:table-cell table:style-name="ce6" office:value-type="float" office:value="104.855761815701" calcext:value-type="float">
            <text:p>104.9</text:p>
          </table:table-cell>
          <table:table-cell/>
          <table:table-cell table:style-name="ce4" table:formula="of:=[.$M$3]*[.$C414] +[.$L$3]*[.D414]  + [.$K$3]" office:value-type="float" office:value="128.916130370305" calcext:value-type="float">
            <text:p>128.92</text:p>
          </table:table-cell>
          <table:table-cell table:style-name="ce4" table:formula="of:=[.G414]-[.E414]" office:value-type="float" office:value="24.0603685546043" calcext:value-type="float">
            <text:p>24.06</text:p>
          </table:table-cell>
          <table:table-cell table:style-name="ce4" table:formula="of:=([.G414]-[.E414])^2" office:value-type="float" office:value="578.90133498339" calcext:value-type="float">
            <text:p>578.9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8.244709889445" calcext:value-type="float">
            <text:p>68.2</text:p>
          </table:table-cell>
          <table:table-cell table:style-name="ce6" office:value-type="float" office:value="158.25171887237" calcext:value-type="float">
            <text:p>158.3</text:p>
          </table:table-cell>
          <table:table-cell/>
          <table:table-cell table:style-name="ce4" table:formula="of:=[.$M$3]*[.$C415] +[.$L$3]*[.D415]  + [.$K$3]" office:value-type="float" office:value="181.659795159782" calcext:value-type="float">
            <text:p>181.66</text:p>
          </table:table-cell>
          <table:table-cell table:style-name="ce4" table:formula="of:=[.G415]-[.E415]" office:value-type="float" office:value="23.408076287412" calcext:value-type="float">
            <text:p>23.41</text:p>
          </table:table-cell>
          <table:table-cell table:style-name="ce4" table:formula="of:=([.G415]-[.E415])^2" office:value-type="float" office:value="547.9380354773" calcext:value-type="float">
            <text:p>547.9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2355616328491" calcext:value-type="float">
            <text:p>64.2</text:p>
          </table:table-cell>
          <table:table-cell table:style-name="ce6" office:value-type="float" office:value="141.401345178251" calcext:value-type="float">
            <text:p>141.4</text:p>
          </table:table-cell>
          <table:table-cell/>
          <table:table-cell table:style-name="ce4" table:formula="of:=[.$M$3]*[.$C416] +[.$L$3]*[.D416]  + [.$K$3]" office:value-type="float" office:value="151.190268409653" calcext:value-type="float">
            <text:p>151.19</text:p>
          </table:table-cell>
          <table:table-cell table:style-name="ce4" table:formula="of:=[.G416]-[.E416]" office:value-type="float" office:value="9.78892323140212" calcext:value-type="float">
            <text:p>9.79</text:p>
          </table:table-cell>
          <table:table-cell table:style-name="ce4" table:formula="of:=([.G416]-[.E416])^2" office:value-type="float" office:value="95.8230180302842" calcext:value-type="float">
            <text:p>95.8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9015149298272" calcext:value-type="float">
            <text:p>67.9</text:p>
          </table:table-cell>
          <table:table-cell table:style-name="ce6" office:value-type="float" office:value="173.915819257889" calcext:value-type="float">
            <text:p>173.9</text:p>
          </table:table-cell>
          <table:table-cell/>
          <table:table-cell table:style-name="ce4" table:formula="of:=[.$M$3]*[.$C417] +[.$L$3]*[.D417]  + [.$K$3]" office:value-type="float" office:value="179.051513466687" calcext:value-type="float">
            <text:p>179.05</text:p>
          </table:table-cell>
          <table:table-cell table:style-name="ce4" table:formula="of:=[.G417]-[.E417]" office:value-type="float" office:value="5.13569420879773" calcext:value-type="float">
            <text:p>5.14</text:p>
          </table:table-cell>
          <table:table-cell table:style-name="ce4" table:formula="of:=([.G417]-[.E417])^2" office:value-type="float" office:value="26.3753550062785" calcext:value-type="float">
            <text:p>26.3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0049985990387" calcext:value-type="float">
            <text:p>66.0</text:p>
          </table:table-cell>
          <table:table-cell table:style-name="ce6" office:value-type="float" office:value="146.668808011168" calcext:value-type="float">
            <text:p>146.7</text:p>
          </table:table-cell>
          <table:table-cell/>
          <table:table-cell table:style-name="ce4" table:formula="of:=[.$M$3]*[.$C418] +[.$L$3]*[.D418]  + [.$K$3]" office:value-type="float" office:value="164.637989352694" calcext:value-type="float">
            <text:p>164.64</text:p>
          </table:table-cell>
          <table:table-cell table:style-name="ce4" table:formula="of:=[.G418]-[.E418]" office:value-type="float" office:value="17.9691813415261" calcext:value-type="float">
            <text:p>17.97</text:p>
          </table:table-cell>
          <table:table-cell table:style-name="ce4" table:formula="of:=([.G418]-[.E418])^2" office:value-type="float" office:value="322.891478084649" calcext:value-type="float">
            <text:p>322.8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3933460662424" calcext:value-type="float">
            <text:p>67.4</text:p>
          </table:table-cell>
          <table:table-cell table:style-name="ce6" office:value-type="float" office:value="173.127460636371" calcext:value-type="float">
            <text:p>173.1</text:p>
          </table:table-cell>
          <table:table-cell/>
          <table:table-cell table:style-name="ce4" table:formula="of:=[.$M$3]*[.$C419] +[.$L$3]*[.D419]  + [.$K$3]" office:value-type="float" office:value="175.189430103442" calcext:value-type="float">
            <text:p>175.19</text:p>
          </table:table-cell>
          <table:table-cell table:style-name="ce4" table:formula="of:=[.G419]-[.E419]" office:value-type="float" office:value="2.06196946707118" calcext:value-type="float">
            <text:p>2.06</text:p>
          </table:table-cell>
          <table:table-cell table:style-name="ce4" table:formula="of:=([.G419]-[.E419])^2" office:value-type="float" office:value="4.2517180831338" calcext:value-type="float">
            <text:p>4.2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1.9269489433641" calcext:value-type="float">
            <text:p>61.9</text:p>
          </table:table-cell>
          <table:table-cell table:style-name="ce6" office:value-type="float" office:value="149.149684837724" calcext:value-type="float">
            <text:p>149.1</text:p>
          </table:table-cell>
          <table:table-cell/>
          <table:table-cell table:style-name="ce4" table:formula="of:=[.$M$3]*[.$C420] +[.$L$3]*[.D420]  + [.$K$3]" office:value-type="float" office:value="133.644811969567" calcext:value-type="float">
            <text:p>133.64</text:p>
          </table:table-cell>
          <table:table-cell table:style-name="ce4" table:formula="of:=[.G420]-[.E420]" office:value-type="float" office:value="-15.5048728681568" calcext:value-type="float">
            <text:p>-15.50</text:p>
          </table:table-cell>
          <table:table-cell table:style-name="ce4" table:formula="of:=([.G420]-[.E420])^2" office:value-type="float" office:value="240.401082657706" calcext:value-type="float">
            <text:p>240.4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9442505668457" calcext:value-type="float">
            <text:p>69.9</text:p>
          </table:table-cell>
          <table:table-cell table:style-name="ce6" office:value-type="float" office:value="172.898850270504" calcext:value-type="float">
            <text:p>172.9</text:p>
          </table:table-cell>
          <table:table-cell/>
          <table:table-cell table:style-name="ce4" table:formula="of:=[.$M$3]*[.$C421] +[.$L$3]*[.D421]  + [.$K$3]" office:value-type="float" office:value="194.576304308027" calcext:value-type="float">
            <text:p>194.58</text:p>
          </table:table-cell>
          <table:table-cell table:style-name="ce4" table:formula="of:=[.G421]-[.E421]" office:value-type="float" office:value="21.6774540375233" calcext:value-type="float">
            <text:p>21.68</text:p>
          </table:table-cell>
          <table:table-cell table:style-name="ce4" table:formula="of:=([.G421]-[.E421])^2" office:value-type="float" office:value="469.912013548934" calcext:value-type="float">
            <text:p>469.9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8.4620529193772" calcext:value-type="float">
            <text:p>78.5</text:p>
          </table:table-cell>
          <table:table-cell table:style-name="ce6" office:value-type="float" office:value="227.342564876735" calcext:value-type="float">
            <text:p>227.3</text:p>
          </table:table-cell>
          <table:table-cell/>
          <table:table-cell table:style-name="ce4" table:formula="of:=[.$M$3]*[.$C422] +[.$L$3]*[.D422]  + [.$K$3]" office:value-type="float" office:value="259.311602187267" calcext:value-type="float">
            <text:p>259.31</text:p>
          </table:table-cell>
          <table:table-cell table:style-name="ce4" table:formula="of:=[.G422]-[.E422]" office:value-type="float" office:value="31.9690373105317" calcext:value-type="float">
            <text:p>31.97</text:p>
          </table:table-cell>
          <table:table-cell table:style-name="ce4" table:formula="of:=([.G422]-[.E422])^2" office:value-type="float" office:value="1022.01934656217" calcext:value-type="float">
            <text:p>1,022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028373055852" calcext:value-type="float">
            <text:p>62.0</text:p>
          </table:table-cell>
          <table:table-cell table:style-name="ce6" office:value-type="float" office:value="103.275029340058" calcext:value-type="float">
            <text:p>103.3</text:p>
          </table:table-cell>
          <table:table-cell/>
          <table:table-cell table:style-name="ce4" table:formula="of:=[.$M$3]*[.$C423] +[.$L$3]*[.D423]  + [.$K$3]" office:value-type="float" office:value="134.415635224475" calcext:value-type="float">
            <text:p>134.42</text:p>
          </table:table-cell>
          <table:table-cell table:style-name="ce4" table:formula="of:=[.G423]-[.E423]" office:value-type="float" office:value="31.1406058844172" calcext:value-type="float">
            <text:p>31.14</text:p>
          </table:table-cell>
          <table:table-cell table:style-name="ce4" table:formula="of:=([.G423]-[.E423])^2" office:value-type="float" office:value="969.737334848598" calcext:value-type="float">
            <text:p>969.7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6.7854343692644" calcext:value-type="float">
            <text:p>56.8</text:p>
          </table:table-cell>
          <table:table-cell table:style-name="ce6" office:value-type="float" office:value="83.9930774713752" calcext:value-type="float">
            <text:p>84.0</text:p>
          </table:table-cell>
          <table:table-cell/>
          <table:table-cell table:style-name="ce4" table:formula="of:=[.$M$3]*[.$C424] +[.$L$3]*[.D424]  + [.$K$3]" office:value-type="float" office:value="94.5693012064094" calcext:value-type="float">
            <text:p>94.57</text:p>
          </table:table-cell>
          <table:table-cell table:style-name="ce4" table:formula="of:=[.G424]-[.E424]" office:value-type="float" office:value="10.5762237350342" calcext:value-type="float">
            <text:p>10.58</text:p>
          </table:table-cell>
          <table:table-cell table:style-name="ce4" table:formula="of:=([.G424]-[.E424])^2" office:value-type="float" office:value="111.856508493501" calcext:value-type="float">
            <text:p>111.8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1514754236429" calcext:value-type="float">
            <text:p>65.2</text:p>
          </table:table-cell>
          <table:table-cell table:style-name="ce6" office:value-type="float" office:value="122.751654123712" calcext:value-type="float">
            <text:p>122.8</text:p>
          </table:table-cell>
          <table:table-cell/>
          <table:table-cell table:style-name="ce4" table:formula="of:=[.$M$3]*[.$C425] +[.$L$3]*[.D425]  + [.$K$3]" office:value-type="float" office:value="158.151213219686" calcext:value-type="float">
            <text:p>158.15</text:p>
          </table:table-cell>
          <table:table-cell table:style-name="ce4" table:formula="of:=[.G425]-[.E425]" office:value-type="float" office:value="35.399559095974" calcext:value-type="float">
            <text:p>35.40</text:p>
          </table:table-cell>
          <table:table-cell table:style-name="ce4" table:formula="of:=([.G425]-[.E425])^2" office:value-type="float" office:value="1253.12878418936" calcext:value-type="float">
            <text:p>1,253.1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9589645904203" calcext:value-type="float">
            <text:p>62.0</text:p>
          </table:table-cell>
          <table:table-cell table:style-name="ce6" office:value-type="float" office:value="132.692405283877" calcext:value-type="float">
            <text:p>132.7</text:p>
          </table:table-cell>
          <table:table-cell/>
          <table:table-cell table:style-name="ce4" table:formula="of:=[.$M$3]*[.$C426] +[.$L$3]*[.D426]  + [.$K$3]" office:value-type="float" office:value="133.888130887194" calcext:value-type="float">
            <text:p>133.89</text:p>
          </table:table-cell>
          <table:table-cell table:style-name="ce4" table:formula="of:=[.G426]-[.E426]" office:value-type="float" office:value="1.19572560331727" calcext:value-type="float">
            <text:p>1.20</text:p>
          </table:table-cell>
          <table:table-cell table:style-name="ce4" table:formula="of:=([.G426]-[.E426])^2" office:value-type="float" office:value="1.42975971842845" calcext:value-type="float">
            <text:p>1.4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295350593677" calcext:value-type="float">
            <text:p>73.3</text:p>
          </table:table-cell>
          <table:table-cell table:style-name="ce6" office:value-type="float" office:value="223.870178030187" calcext:value-type="float">
            <text:p>223.9</text:p>
          </table:table-cell>
          <table:table-cell/>
          <table:table-cell table:style-name="ce4" table:formula="of:=[.$M$3]*[.$C427] +[.$L$3]*[.D427]  + [.$K$3]" office:value-type="float" office:value="220.044664511945" calcext:value-type="float">
            <text:p>220.04</text:p>
          </table:table-cell>
          <table:table-cell table:style-name="ce4" table:formula="of:=[.G427]-[.E427]" office:value-type="float" office:value="-3.82551351824185" calcext:value-type="float">
            <text:p>-3.83</text:p>
          </table:table-cell>
          <table:table-cell table:style-name="ce4" table:formula="of:=([.G427]-[.E427])^2" office:value-type="float" office:value="14.6345536782511" calcext:value-type="float">
            <text:p>14.6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4986393736618" calcext:value-type="float">
            <text:p>61.5</text:p>
          </table:table-cell>
          <table:table-cell table:style-name="ce6" office:value-type="float" office:value="122.049480193377" calcext:value-type="float">
            <text:p>122.0</text:p>
          </table:table-cell>
          <table:table-cell/>
          <table:table-cell table:style-name="ce4" table:formula="of:=[.$M$3]*[.$C428] +[.$L$3]*[.D428]  + [.$K$3]" office:value-type="float" office:value="130.38965923983" calcext:value-type="float">
            <text:p>130.39</text:p>
          </table:table-cell>
          <table:table-cell table:style-name="ce4" table:formula="of:=[.G428]-[.E428]" office:value-type="float" office:value="8.34017904645266" calcext:value-type="float">
            <text:p>8.34</text:p>
          </table:table-cell>
          <table:table-cell table:style-name="ce4" table:formula="of:=([.G428]-[.E428])^2" office:value-type="float" office:value="69.558586526888" calcext:value-type="float">
            <text:p>69.5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2350945397925" calcext:value-type="float">
            <text:p>66.2</text:p>
          </table:table-cell>
          <table:table-cell table:style-name="ce6" office:value-type="float" office:value="145.217177513931" calcext:value-type="float">
            <text:p>145.2</text:p>
          </table:table-cell>
          <table:table-cell/>
          <table:table-cell table:style-name="ce4" table:formula="of:=[.$M$3]*[.$C429] +[.$L$3]*[.D429]  + [.$K$3]" office:value-type="float" office:value="166.386718502423" calcext:value-type="float">
            <text:p>166.39</text:p>
          </table:table-cell>
          <table:table-cell table:style-name="ce4" table:formula="of:=[.G429]-[.E429]" office:value-type="float" office:value="21.169540988492" calcext:value-type="float">
            <text:p>21.17</text:p>
          </table:table-cell>
          <table:table-cell table:style-name="ce4" table:formula="of:=([.G429]-[.E429])^2" office:value-type="float" office:value="448.149465663442" calcext:value-type="float">
            <text:p>448.1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1994321067045" calcext:value-type="float">
            <text:p>67.2</text:p>
          </table:table-cell>
          <table:table-cell table:style-name="ce6" office:value-type="float" office:value="173.488599343786" calcext:value-type="float">
            <text:p>173.5</text:p>
          </table:table-cell>
          <table:table-cell/>
          <table:table-cell table:style-name="ce4" table:formula="of:=[.$M$3]*[.$C430] +[.$L$3]*[.D430]  + [.$K$3]" office:value-type="float" office:value="173.715684010954" calcext:value-type="float">
            <text:p>173.72</text:p>
          </table:table-cell>
          <table:table-cell table:style-name="ce4" table:formula="of:=[.G430]-[.E430]" office:value-type="float" office:value="0.227084667168242" calcext:value-type="float">
            <text:p>0.23</text:p>
          </table:table-cell>
          <table:table-cell table:style-name="ce4" table:formula="of:=([.G430]-[.E430])^2" office:value-type="float" office:value="0.0515674460629113" calcext:value-type="float">
            <text:p>0.0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9399817113234" calcext:value-type="float">
            <text:p>59.9</text:p>
          </table:table-cell>
          <table:table-cell table:style-name="ce6" office:value-type="float" office:value="102.466949336749" calcext:value-type="float">
            <text:p>102.5</text:p>
          </table:table-cell>
          <table:table-cell/>
          <table:table-cell table:style-name="ce4" table:formula="of:=[.$M$3]*[.$C431] +[.$L$3]*[.D431]  + [.$K$3]" office:value-type="float" office:value="118.543861006058" calcext:value-type="float">
            <text:p>118.54</text:p>
          </table:table-cell>
          <table:table-cell table:style-name="ce4" table:formula="of:=[.G431]-[.E431]" office:value-type="float" office:value="16.0769116693088" calcext:value-type="float">
            <text:p>16.08</text:p>
          </table:table-cell>
          <table:table-cell table:style-name="ce4" table:formula="of:=([.G431]-[.E431])^2" office:value-type="float" office:value="258.467088822757" calcext:value-type="float">
            <text:p>258.4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8084236978284" calcext:value-type="float">
            <text:p>60.8</text:p>
          </table:table-cell>
          <table:table-cell table:style-name="ce6" office:value-type="float" office:value="110.984168692645" calcext:value-type="float">
            <text:p>111.0</text:p>
          </table:table-cell>
          <table:table-cell/>
          <table:table-cell table:style-name="ce4" table:formula="of:=[.$M$3]*[.$C432] +[.$L$3]*[.D432]  + [.$K$3]" office:value-type="float" office:value="125.144020103496" calcext:value-type="float">
            <text:p>125.14</text:p>
          </table:table-cell>
          <table:table-cell table:style-name="ce4" table:formula="of:=[.G432]-[.E432]" office:value-type="float" office:value="14.1598514108508" calcext:value-type="float">
            <text:p>14.16</text:p>
          </table:table-cell>
          <table:table-cell table:style-name="ce4" table:formula="of:=([.G432]-[.E432])^2" office:value-type="float" office:value="200.501391977375" calcext:value-type="float">
            <text:p>200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4053573956574" calcext:value-type="float">
            <text:p>73.4</text:p>
          </table:table-cell>
          <table:table-cell table:style-name="ce6" office:value-type="float" office:value="209.260758499741" calcext:value-type="float">
            <text:p>209.3</text:p>
          </table:table-cell>
          <table:table-cell/>
          <table:table-cell table:style-name="ce4" table:formula="of:=[.$M$3]*[.$C433] +[.$L$3]*[.D433]  + [.$K$3]" office:value-type="float" office:value="220.880716206996" calcext:value-type="float">
            <text:p>220.88</text:p>
          </table:table-cell>
          <table:table-cell table:style-name="ce4" table:formula="of:=[.G433]-[.E433]" office:value-type="float" office:value="11.6199577072552" calcext:value-type="float">
            <text:p>11.62</text:p>
          </table:table-cell>
          <table:table-cell table:style-name="ce4" table:formula="of:=([.G433]-[.E433])^2" office:value-type="float" office:value="135.0234171184" calcext:value-type="float">
            <text:p>135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8949240533751" calcext:value-type="float">
            <text:p>59.9</text:p>
          </table:table-cell>
          <table:table-cell table:style-name="ce6" office:value-type="float" office:value="129.173838843876" calcext:value-type="float">
            <text:p>129.2</text:p>
          </table:table-cell>
          <table:table-cell/>
          <table:table-cell table:style-name="ce4" table:formula="of:=[.$M$3]*[.$C434] +[.$L$3]*[.D434]  + [.$K$3]" office:value-type="float" office:value="118.201422805651" calcext:value-type="float">
            <text:p>118.20</text:p>
          </table:table-cell>
          <table:table-cell table:style-name="ce4" table:formula="of:=[.G434]-[.E434]" office:value-type="float" office:value="-10.9724160382253" calcext:value-type="float">
            <text:p>-10.97</text:p>
          </table:table-cell>
          <table:table-cell table:style-name="ce4" table:formula="of:=([.G434]-[.E434])^2" office:value-type="float" office:value="120.393913715903" calcext:value-type="float">
            <text:p>120.3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7.4512093255625" calcext:value-type="float">
            <text:p>67.5</text:p>
          </table:table-cell>
          <table:table-cell table:style-name="ce6" office:value-type="float" office:value="177.84598831903" calcext:value-type="float">
            <text:p>177.8</text:p>
          </table:table-cell>
          <table:table-cell/>
          <table:table-cell table:style-name="ce4" table:formula="of:=[.$M$3]*[.$C435] +[.$L$3]*[.D435]  + [.$K$3]" office:value-type="float" office:value="175.629190874275" calcext:value-type="float">
            <text:p>175.63</text:p>
          </table:table-cell>
          <table:table-cell table:style-name="ce4" table:formula="of:=[.G435]-[.E435]" office:value-type="float" office:value="-2.21679744475503" calcext:value-type="float">
            <text:p>-2.22</text:p>
          </table:table-cell>
          <table:table-cell table:style-name="ce4" table:formula="of:=([.G435]-[.E435])^2" office:value-type="float" office:value="4.91419091107243" calcext:value-type="float">
            <text:p>4.9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7.6745192392133" calcext:value-type="float">
            <text:p>67.7</text:p>
          </table:table-cell>
          <table:table-cell table:style-name="ce6" office:value-type="float" office:value="172.574370078926" calcext:value-type="float">
            <text:p>172.6</text:p>
          </table:table-cell>
          <table:table-cell/>
          <table:table-cell table:style-name="ce4" table:formula="of:=[.$M$3]*[.$C436] +[.$L$3]*[.D436]  + [.$K$3]" office:value-type="float" office:value="177.326346218021" calcext:value-type="float">
            <text:p>177.33</text:p>
          </table:table-cell>
          <table:table-cell table:style-name="ce4" table:formula="of:=[.G436]-[.E436]" office:value-type="float" office:value="4.75197613909506" calcext:value-type="float">
            <text:p>4.75</text:p>
          </table:table-cell>
          <table:table-cell table:style-name="ce4" table:formula="of:=([.G436]-[.E436])^2" office:value-type="float" office:value="22.5812772265288" calcext:value-type="float">
            <text:p>22.5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0967595584502" calcext:value-type="float">
            <text:p>68.1</text:p>
          </table:table-cell>
          <table:table-cell table:style-name="ce6" office:value-type="float" office:value="189.26634876783" calcext:value-type="float">
            <text:p>189.3</text:p>
          </table:table-cell>
          <table:table-cell/>
          <table:table-cell table:style-name="ce4" table:formula="of:=[.$M$3]*[.$C437] +[.$L$3]*[.D437]  + [.$K$3]" office:value-type="float" office:value="180.535372644222" calcext:value-type="float">
            <text:p>180.54</text:p>
          </table:table-cell>
          <table:table-cell table:style-name="ce4" table:formula="of:=[.G437]-[.E437]" office:value-type="float" office:value="-8.73097612360849" calcext:value-type="float">
            <text:p>-8.73</text:p>
          </table:table-cell>
          <table:table-cell table:style-name="ce4" table:formula="of:=([.G437]-[.E437])^2" office:value-type="float" office:value="76.2299440710215" calcext:value-type="float">
            <text:p>76.2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7.4722523992131" calcext:value-type="float">
            <text:p>57.5</text:p>
          </table:table-cell>
          <table:table-cell table:style-name="ce6" office:value-type="float" office:value="96.3135565290208" calcext:value-type="float">
            <text:p>96.3</text:p>
          </table:table-cell>
          <table:table-cell/>
          <table:table-cell table:style-name="ce4" table:formula="of:=[.$M$3]*[.$C438] +[.$L$3]*[.D438]  + [.$K$3]" office:value-type="float" office:value="99.7891182340195" calcext:value-type="float">
            <text:p>99.79</text:p>
          </table:table-cell>
          <table:table-cell table:style-name="ce4" table:formula="of:=[.G438]-[.E438]" office:value-type="float" office:value="3.4755617049987" calcext:value-type="float">
            <text:p>3.48</text:p>
          </table:table-cell>
          <table:table-cell table:style-name="ce4" table:formula="of:=([.G438]-[.E438])^2" office:value-type="float" office:value="12.0795291652534" calcext:value-type="float">
            <text:p>12.0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5802071176162" calcext:value-type="float">
            <text:p>64.6</text:p>
          </table:table-cell>
          <table:table-cell table:style-name="ce6" office:value-type="float" office:value="126.432720526499" calcext:value-type="float">
            <text:p>126.4</text:p>
          </table:table-cell>
          <table:table-cell/>
          <table:table-cell table:style-name="ce4" table:formula="of:=[.$M$3]*[.$C439] +[.$L$3]*[.D439]  + [.$K$3]" office:value-type="float" office:value="153.809574093883" calcext:value-type="float">
            <text:p>153.81</text:p>
          </table:table-cell>
          <table:table-cell table:style-name="ce4" table:formula="of:=[.G439]-[.E439]" office:value-type="float" office:value="27.3768535673841" calcext:value-type="float">
            <text:p>27.38</text:p>
          </table:table-cell>
          <table:table-cell table:style-name="ce4" table:formula="of:=([.G439]-[.E439])^2" office:value-type="float" office:value="749.492111249992" calcext:value-type="float">
            <text:p>749.4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5.2536708473629" calcext:value-type="float">
            <text:p>65.3</text:p>
          </table:table-cell>
          <table:table-cell table:style-name="ce6" office:value-type="float" office:value="174.943977756174" calcext:value-type="float">
            <text:p>174.9</text:p>
          </table:table-cell>
          <table:table-cell/>
          <table:table-cell table:style-name="ce4" table:formula="of:=[.$M$3]*[.$C440] +[.$L$3]*[.D440]  + [.$K$3]" office:value-type="float" office:value="158.927898439958" calcext:value-type="float">
            <text:p>158.93</text:p>
          </table:table-cell>
          <table:table-cell table:style-name="ce4" table:formula="of:=[.G440]-[.E440]" office:value-type="float" office:value="-16.016079316216" calcext:value-type="float">
            <text:p>-16.02</text:p>
          </table:table-cell>
          <table:table-cell table:style-name="ce4" table:formula="of:=([.G440]-[.E440])^2" office:value-type="float" office:value="256.514796663323" calcext:value-type="float">
            <text:p>256.5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2794448452252" calcext:value-type="float">
            <text:p>73.3</text:p>
          </table:table-cell>
          <table:table-cell table:style-name="ce6" office:value-type="float" office:value="209.228853966766" calcext:value-type="float">
            <text:p>209.2</text:p>
          </table:table-cell>
          <table:table-cell/>
          <table:table-cell table:style-name="ce4" table:formula="of:=[.$M$3]*[.$C441] +[.$L$3]*[.D441]  + [.$K$3]" office:value-type="float" office:value="219.923780823711" calcext:value-type="float">
            <text:p>219.92</text:p>
          </table:table-cell>
          <table:table-cell table:style-name="ce4" table:formula="of:=[.G441]-[.E441]" office:value-type="float" office:value="10.6949268569455" calcext:value-type="float">
            <text:p>10.69</text:p>
          </table:table-cell>
          <table:table-cell table:style-name="ce4" table:formula="of:=([.G441]-[.E441])^2" office:value-type="float" office:value="114.381460475414" calcext:value-type="float">
            <text:p>114.3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5241474356795" calcext:value-type="float">
            <text:p>64.5</text:p>
          </table:table-cell>
          <table:table-cell table:style-name="ce6" office:value-type="float" office:value="129.201505959375" calcext:value-type="float">
            <text:p>129.2</text:p>
          </table:table-cell>
          <table:table-cell/>
          <table:table-cell table:style-name="ce4" table:formula="of:=[.$M$3]*[.$C442] +[.$L$3]*[.D442]  + [.$K$3]" office:value-type="float" office:value="153.383520511164" calcext:value-type="float">
            <text:p>153.38</text:p>
          </table:table-cell>
          <table:table-cell table:style-name="ce4" table:formula="of:=[.G442]-[.E442]" office:value-type="float" office:value="24.1820145517891" calcext:value-type="float">
            <text:p>24.18</text:p>
          </table:table-cell>
          <table:table-cell table:style-name="ce4" table:formula="of:=([.G442]-[.E442])^2" office:value-type="float" office:value="584.769827782942" calcext:value-type="float">
            <text:p>584.7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1484588506305" calcext:value-type="float">
            <text:p>66.1</text:p>
          </table:table-cell>
          <table:table-cell table:style-name="ce6" office:value-type="float" office:value="162.244457456505" calcext:value-type="float">
            <text:p>162.2</text:p>
          </table:table-cell>
          <table:table-cell/>
          <table:table-cell table:style-name="ce4" table:formula="of:=[.$M$3]*[.$C443] +[.$L$3]*[.D443]  + [.$K$3]" office:value-type="float" office:value="165.728287264792" calcext:value-type="float">
            <text:p>165.73</text:p>
          </table:table-cell>
          <table:table-cell table:style-name="ce4" table:formula="of:=[.G443]-[.E443]" office:value-type="float" office:value="3.4838298082868" calcext:value-type="float">
            <text:p>3.48</text:p>
          </table:table-cell>
          <table:table-cell table:style-name="ce4" table:formula="of:=([.G443]-[.E443])^2" office:value-type="float" office:value="12.1370701331076" calcext:value-type="float">
            <text:p>12.1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9.0342431307346" calcext:value-type="float">
            <text:p>69.0</text:p>
          </table:table-cell>
          <table:table-cell table:style-name="ce6" office:value-type="float" office:value="163.852461346571" calcext:value-type="float">
            <text:p>163.9</text:p>
          </table:table-cell>
          <table:table-cell/>
          <table:table-cell table:style-name="ce4" table:formula="of:=[.$M$3]*[.$C444] +[.$L$3]*[.D444]  + [.$K$3]" office:value-type="float" office:value="187.660247793583" calcext:value-type="float">
            <text:p>187.66</text:p>
          </table:table-cell>
          <table:table-cell table:style-name="ce4" table:formula="of:=[.G444]-[.E444]" office:value-type="float" office:value="23.8077864470119" calcext:value-type="float">
            <text:p>23.81</text:p>
          </table:table-cell>
          <table:table-cell table:style-name="ce4" table:formula="of:=([.G444]-[.E444])^2" office:value-type="float" office:value="566.810695506525" calcext:value-type="float">
            <text:p>566.8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469422853858" calcext:value-type="float">
            <text:p>64.5</text:p>
          </table:table-cell>
          <table:table-cell table:style-name="ce6" office:value-type="float" office:value="135.193971875581" calcext:value-type="float">
            <text:p>135.2</text:p>
          </table:table-cell>
          <table:table-cell/>
          <table:table-cell table:style-name="ce4" table:formula="of:=[.$M$3]*[.$C445] +[.$L$3]*[.D445]  + [.$K$3]" office:value-type="float" office:value="152.967613689321" calcext:value-type="float">
            <text:p>152.97</text:p>
          </table:table-cell>
          <table:table-cell table:style-name="ce4" table:formula="of:=[.G445]-[.E445]" office:value-type="float" office:value="17.7736418137398" calcext:value-type="float">
            <text:p>17.77</text:p>
          </table:table-cell>
          <table:table-cell table:style-name="ce4" table:formula="of:=([.G445]-[.E445])^2" office:value-type="float" office:value="315.902343323121" calcext:value-type="float">
            <text:p>315.9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8574874474702" calcext:value-type="float">
            <text:p>71.9</text:p>
          </table:table-cell>
          <table:table-cell table:style-name="ce6" office:value-type="float" office:value="204.422633460166" calcext:value-type="float">
            <text:p>204.4</text:p>
          </table:table-cell>
          <table:table-cell/>
          <table:table-cell table:style-name="ce4" table:formula="of:=[.$M$3]*[.$C446] +[.$L$3]*[.D446]  + [.$K$3]" office:value-type="float" office:value="209.116904600774" calcext:value-type="float">
            <text:p>209.12</text:p>
          </table:table-cell>
          <table:table-cell table:style-name="ce4" table:formula="of:=[.G446]-[.E446]" office:value-type="float" office:value="4.69427114060753" calcext:value-type="float">
            <text:p>4.69</text:p>
          </table:table-cell>
          <table:table-cell table:style-name="ce4" table:formula="of:=([.G446]-[.E446])^2" office:value-type="float" office:value="22.0361815415407" calcext:value-type="float">
            <text:p>22.0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4702457205614" calcext:value-type="float">
            <text:p>66.5</text:p>
          </table:table-cell>
          <table:table-cell table:style-name="ce6" office:value-type="float" office:value="182.468057432679" calcext:value-type="float">
            <text:p>182.5</text:p>
          </table:table-cell>
          <table:table-cell/>
          <table:table-cell table:style-name="ce4" table:formula="of:=[.$M$3]*[.$C447] +[.$L$3]*[.D447]  + [.$K$3]" office:value-type="float" office:value="168.173867476267" calcext:value-type="float">
            <text:p>168.17</text:p>
          </table:table-cell>
          <table:table-cell table:style-name="ce4" table:formula="of:=[.G447]-[.E447]" office:value-type="float" office:value="-14.2941899564124" calcext:value-type="float">
            <text:p>-14.29</text:p>
          </table:table-cell>
          <table:table-cell table:style-name="ce4" table:formula="of:=([.G447]-[.E447])^2" office:value-type="float" office:value="204.323866510001" calcext:value-type="float">
            <text:p>204.3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8369333583183" calcext:value-type="float">
            <text:p>68.8</text:p>
          </table:table-cell>
          <table:table-cell table:style-name="ce6" office:value-type="float" office:value="183.69782679939" calcext:value-type="float">
            <text:p>183.7</text:p>
          </table:table-cell>
          <table:table-cell/>
          <table:table-cell table:style-name="ce4" table:formula="of:=[.$M$3]*[.$C448] +[.$L$3]*[.D448]  + [.$K$3]" office:value-type="float" office:value="186.160693523219" calcext:value-type="float">
            <text:p>186.16</text:p>
          </table:table-cell>
          <table:table-cell table:style-name="ce4" table:formula="of:=[.G448]-[.E448]" office:value-type="float" office:value="2.46286672382905" calcext:value-type="float">
            <text:p>2.46</text:p>
          </table:table-cell>
          <table:table-cell table:style-name="ce4" table:formula="of:=([.G448]-[.E448])^2" office:value-type="float" office:value="6.06571249934445" calcext:value-type="float">
            <text:p>6.0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6794569073923" calcext:value-type="float">
            <text:p>60.7</text:p>
          </table:table-cell>
          <table:table-cell table:style-name="ce6" office:value-type="float" office:value="120.952343048977" calcext:value-type="float">
            <text:p>121.0</text:p>
          </table:table-cell>
          <table:table-cell/>
          <table:table-cell table:style-name="ce4" table:formula="of:=[.$M$3]*[.$C449] +[.$L$3]*[.D449]  + [.$K$3]" office:value-type="float" office:value="124.163872496181" calcext:value-type="float">
            <text:p>124.16</text:p>
          </table:table-cell>
          <table:table-cell table:style-name="ce4" table:formula="of:=[.G449]-[.E449]" office:value-type="float" office:value="3.21152944720446" calcext:value-type="float">
            <text:p>3.21</text:p>
          </table:table-cell>
          <table:table-cell table:style-name="ce4" table:formula="of:=([.G449]-[.E449])^2" office:value-type="float" office:value="10.3139213902614" calcext:value-type="float">
            <text:p>10.3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8934630158002" calcext:value-type="float">
            <text:p>64.9</text:p>
          </table:table-cell>
          <table:table-cell table:style-name="ce6" office:value-type="float" office:value="133.854826231392" calcext:value-type="float">
            <text:p>133.9</text:p>
          </table:table-cell>
          <table:table-cell/>
          <table:table-cell table:style-name="ce4" table:formula="of:=[.$M$3]*[.$C450] +[.$L$3]*[.D450]  + [.$K$3]" office:value-type="float" office:value="156.190318920081" calcext:value-type="float">
            <text:p>156.19</text:p>
          </table:table-cell>
          <table:table-cell table:style-name="ce4" table:formula="of:=[.G450]-[.E450]" office:value-type="float" office:value="22.3354926886894" calcext:value-type="float">
            <text:p>22.34</text:p>
          </table:table-cell>
          <table:table-cell table:style-name="ce4" table:formula="of:=([.G450]-[.E450])^2" office:value-type="float" office:value="498.8742336465" calcext:value-type="float">
            <text:p>498.8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4174719209582" calcext:value-type="float">
            <text:p>66.4</text:p>
          </table:table-cell>
          <table:table-cell table:style-name="ce6" office:value-type="float" office:value="139.743280295884" calcext:value-type="float">
            <text:p>139.7</text:p>
          </table:table-cell>
          <table:table-cell/>
          <table:table-cell table:style-name="ce4" table:formula="of:=[.$M$3]*[.$C451] +[.$L$3]*[.D451]  + [.$K$3]" office:value-type="float" office:value="167.772786599282" calcext:value-type="float">
            <text:p>167.77</text:p>
          </table:table-cell>
          <table:table-cell table:style-name="ce4" table:formula="of:=[.G451]-[.E451]" office:value-type="float" office:value="28.0295063033984" calcext:value-type="float">
            <text:p>28.03</text:p>
          </table:table-cell>
          <table:table-cell table:style-name="ce4" table:formula="of:=([.G451]-[.E451])^2" office:value-type="float" office:value="785.653223612249" calcext:value-type="float">
            <text:p>785.6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0525106688094" calcext:value-type="float">
            <text:p>70.1</text:p>
          </table:table-cell>
          <table:table-cell table:style-name="ce6" office:value-type="float" office:value="194.974115927247" calcext:value-type="float">
            <text:p>195.0</text:p>
          </table:table-cell>
          <table:table-cell/>
          <table:table-cell table:style-name="ce4" table:formula="of:=[.$M$3]*[.$C452] +[.$L$3]*[.D452]  + [.$K$3]" office:value-type="float" office:value="195.399081082951" calcext:value-type="float">
            <text:p>195.40</text:p>
          </table:table-cell>
          <table:table-cell table:style-name="ce4" table:formula="of:=[.G452]-[.E452]" office:value-type="float" office:value="0.424965155704399" calcext:value-type="float">
            <text:p>0.42</text:p>
          </table:table-cell>
          <table:table-cell table:style-name="ce4" table:formula="of:=([.G452]-[.E452])^2" office:value-type="float" office:value="0.180595383562864" calcext:value-type="float">
            <text:p>0.1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8.9107320370127" calcext:value-type="float">
            <text:p>58.9</text:p>
          </table:table-cell>
          <table:table-cell table:style-name="ce6" office:value-type="float" office:value="102.08832636784" calcext:value-type="float">
            <text:p>102.1</text:p>
          </table:table-cell>
          <table:table-cell/>
          <table:table-cell table:style-name="ce4" table:formula="of:=[.$M$3]*[.$C453] +[.$L$3]*[.D453]  + [.$K$3]" office:value-type="float" office:value="110.721563481296" calcext:value-type="float">
            <text:p>110.72</text:p>
          </table:table-cell>
          <table:table-cell table:style-name="ce4" table:formula="of:=[.G453]-[.E453]" office:value-type="float" office:value="8.63323711345647" calcext:value-type="float">
            <text:p>8.63</text:p>
          </table:table-cell>
          <table:table-cell table:style-name="ce4" table:formula="of:=([.G453]-[.E453])^2" office:value-type="float" office:value="74.5327830571623" calcext:value-type="float">
            <text:p>74.5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1.4153067712281" calcext:value-type="float">
            <text:p>61.4</text:p>
          </table:table-cell>
          <table:table-cell table:style-name="ce6" office:value-type="float" office:value="106.295001359125" calcext:value-type="float">
            <text:p>106.3</text:p>
          </table:table-cell>
          <table:table-cell/>
          <table:table-cell table:style-name="ce4" table:formula="of:=[.$M$3]*[.$C454] +[.$L$3]*[.D454]  + [.$K$3]" office:value-type="float" office:value="129.756331461334" calcext:value-type="float">
            <text:p>129.76</text:p>
          </table:table-cell>
          <table:table-cell table:style-name="ce4" table:formula="of:=[.G454]-[.E454]" office:value-type="float" office:value="23.4613301022086" calcext:value-type="float">
            <text:p>23.46</text:p>
          </table:table-cell>
          <table:table-cell table:style-name="ce4" table:formula="of:=([.G454]-[.E454])^2" office:value-type="float" office:value="550.434010164798" calcext:value-type="float">
            <text:p>550.4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0852995257673" calcext:value-type="float">
            <text:p>72.1</text:p>
          </table:table-cell>
          <table:table-cell table:style-name="ce6" office:value-type="float" office:value="210.636523766533" calcext:value-type="float">
            <text:p>210.6</text:p>
          </table:table-cell>
          <table:table-cell/>
          <table:table-cell table:style-name="ce4" table:formula="of:=[.$M$3]*[.$C455] +[.$L$3]*[.D455]  + [.$K$3]" office:value-type="float" office:value="210.848276395831" calcext:value-type="float">
            <text:p>210.85</text:p>
          </table:table-cell>
          <table:table-cell table:style-name="ce4" table:formula="of:=[.G455]-[.E455]" office:value-type="float" office:value="0.211752629298473" calcext:value-type="float">
            <text:p>0.21</text:p>
          </table:table-cell>
          <table:table-cell table:style-name="ce4" table:formula="of:=([.G455]-[.E455])^2" office:value-type="float" office:value="0.0448391760148167" calcext:value-type="float">
            <text:p>0.0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5397728071705" calcext:value-type="float">
            <text:p>63.5</text:p>
          </table:table-cell>
          <table:table-cell table:style-name="ce6" office:value-type="float" office:value="130.27971411619" calcext:value-type="float">
            <text:p>130.3</text:p>
          </table:table-cell>
          <table:table-cell/>
          <table:table-cell table:style-name="ce4" table:formula="of:=[.$M$3]*[.$C456] +[.$L$3]*[.D456]  + [.$K$3]" office:value-type="float" office:value="145.902273334496" calcext:value-type="float">
            <text:p>145.90</text:p>
          </table:table-cell>
          <table:table-cell table:style-name="ce4" table:formula="of:=[.G456]-[.E456]" office:value-type="float" office:value="15.6225592183058" calcext:value-type="float">
            <text:p>15.62</text:p>
          </table:table-cell>
          <table:table-cell table:style-name="ce4" table:formula="of:=([.G456]-[.E456])^2" office:value-type="float" office:value="244.06435652947" calcext:value-type="float">
            <text:p>244.0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2.67888503907" calcext:value-type="float">
            <text:p>72.7</text:p>
          </table:table-cell>
          <table:table-cell table:style-name="ce6" office:value-type="float" office:value="216.68631525849" calcext:value-type="float">
            <text:p>216.7</text:p>
          </table:table-cell>
          <table:table-cell/>
          <table:table-cell table:style-name="ce4" table:formula="of:=[.$M$3]*[.$C457] +[.$L$3]*[.D457]  + [.$K$3]" office:value-type="float" office:value="215.359526296932" calcext:value-type="float">
            <text:p>215.36</text:p>
          </table:table-cell>
          <table:table-cell table:style-name="ce4" table:formula="of:=[.G457]-[.E457]" office:value-type="float" office:value="-1.32678896155809" calcext:value-type="float">
            <text:p>-1.33</text:p>
          </table:table-cell>
          <table:table-cell table:style-name="ce4" table:formula="of:=([.G457]-[.E457])^2" office:value-type="float" office:value="1.76036894851241" calcext:value-type="float">
            <text:p>1.7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1624698844448" calcext:value-type="float">
            <text:p>69.2</text:p>
          </table:table-cell>
          <table:table-cell table:style-name="ce6" office:value-type="float" office:value="190.849070077584" calcext:value-type="float">
            <text:p>190.8</text:p>
          </table:table-cell>
          <table:table-cell/>
          <table:table-cell table:style-name="ce4" table:formula="of:=[.$M$3]*[.$C458] +[.$L$3]*[.D458]  + [.$K$3]" office:value-type="float" office:value="188.63477112178" calcext:value-type="float">
            <text:p>188.63</text:p>
          </table:table-cell>
          <table:table-cell table:style-name="ce4" table:formula="of:=[.G458]-[.E458]" office:value-type="float" office:value="-2.21429895580357" calcext:value-type="float">
            <text:p>-2.21</text:p>
          </table:table-cell>
          <table:table-cell table:style-name="ce4" table:formula="of:=([.G458]-[.E458])^2" office:value-type="float" office:value="4.90311986567278" calcext:value-type="float">
            <text:p>4.9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8192507182576" calcext:value-type="float">
            <text:p>66.8</text:p>
          </table:table-cell>
          <table:table-cell table:style-name="ce6" office:value-type="float" office:value="178.169090523627" calcext:value-type="float">
            <text:p>178.2</text:p>
          </table:table-cell>
          <table:table-cell/>
          <table:table-cell table:style-name="ce4" table:formula="of:=[.$M$3]*[.$C459] +[.$L$3]*[.D459]  + [.$K$3]" office:value-type="float" office:value="170.826305458758" calcext:value-type="float">
            <text:p>170.83</text:p>
          </table:table-cell>
          <table:table-cell table:style-name="ce4" table:formula="of:=[.G459]-[.E459]" office:value-type="float" office:value="-7.34278506486925" calcext:value-type="float">
            <text:p>-7.34</text:p>
          </table:table-cell>
          <table:table-cell table:style-name="ce4" table:formula="of:=([.G459]-[.E459])^2" office:value-type="float" office:value="53.9164925088669" calcext:value-type="float">
            <text:p>53.9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8.2221798564946" calcext:value-type="float">
            <text:p>68.2</text:p>
          </table:table-cell>
          <table:table-cell table:style-name="ce6" office:value-type="float" office:value="153.098641625936" calcext:value-type="float">
            <text:p>153.1</text:p>
          </table:table-cell>
          <table:table-cell/>
          <table:table-cell table:style-name="ce4" table:formula="of:=[.$M$3]*[.$C460] +[.$L$3]*[.D460]  + [.$K$3]" office:value-type="float" office:value="181.488566909359" calcext:value-type="float">
            <text:p>181.49</text:p>
          </table:table-cell>
          <table:table-cell table:style-name="ce4" table:formula="of:=[.G460]-[.E460]" office:value-type="float" office:value="28.3899252834229" calcext:value-type="float">
            <text:p>28.39</text:p>
          </table:table-cell>
          <table:table-cell table:style-name="ce4" table:formula="of:=([.G460]-[.E460])^2" office:value-type="float" office:value="805.987857598337" calcext:value-type="float">
            <text:p>805.99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266586787432" calcext:value-type="float">
            <text:p>68.3</text:p>
          </table:table-cell>
          <table:table-cell table:style-name="ce6" office:value-type="float" office:value="186.289792971552" calcext:value-type="float">
            <text:p>186.3</text:p>
          </table:table-cell>
          <table:table-cell/>
          <table:table-cell table:style-name="ce4" table:formula="of:=[.$M$3]*[.$C461] +[.$L$3]*[.D461]  + [.$K$3]" office:value-type="float" office:value="181.826059584483" calcext:value-type="float">
            <text:p>181.83</text:p>
          </table:table-cell>
          <table:table-cell table:style-name="ce4" table:formula="of:=[.G461]-[.E461]" office:value-type="float" office:value="-4.46373338706877" calcext:value-type="float">
            <text:p>-4.46</text:p>
          </table:table-cell>
          <table:table-cell table:style-name="ce4" table:formula="of:=([.G461]-[.E461])^2" office:value-type="float" office:value="19.9249157508324" calcext:value-type="float">
            <text:p>19.9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4012051394349" calcext:value-type="float">
            <text:p>63.4</text:p>
          </table:table-cell>
          <table:table-cell table:style-name="ce6" office:value-type="float" office:value="145.316583178589" calcext:value-type="float">
            <text:p>145.3</text:p>
          </table:table-cell>
          <table:table-cell/>
          <table:table-cell table:style-name="ce4" table:formula="of:=[.$M$3]*[.$C462] +[.$L$3]*[.D462]  + [.$K$3]" office:value-type="float" office:value="144.849159059705" calcext:value-type="float">
            <text:p>144.85</text:p>
          </table:table-cell>
          <table:table-cell table:style-name="ce4" table:formula="of:=[.G462]-[.E462]" office:value-type="float" office:value="-0.46742411888377" calcext:value-type="float">
            <text:p>-0.47</text:p>
          </table:table-cell>
          <table:table-cell table:style-name="ce4" table:formula="of:=([.G462]-[.E462])^2" office:value-type="float" office:value="0.218485306914269" calcext:value-type="float">
            <text:p>0.2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0291950607398" calcext:value-type="float">
            <text:p>59.0</text:p>
          </table:table-cell>
          <table:table-cell table:style-name="ce6" office:value-type="float" office:value="98.3726388184667" calcext:value-type="float">
            <text:p>98.4</text:p>
          </table:table-cell>
          <table:table-cell/>
          <table:table-cell table:style-name="ce4" table:formula="of:=[.$M$3]*[.$C463] +[.$L$3]*[.D463]  + [.$K$3]" office:value-type="float" office:value="111.621882461622" calcext:value-type="float">
            <text:p>111.62</text:p>
          </table:table-cell>
          <table:table-cell table:style-name="ce4" table:formula="of:=[.G463]-[.E463]" office:value-type="float" office:value="13.2492436431558" calcext:value-type="float">
            <text:p>13.25</text:p>
          </table:table-cell>
          <table:table-cell table:style-name="ce4" table:formula="of:=([.G463]-[.E463])^2" office:value-type="float" office:value="175.542457115704" calcext:value-type="float">
            <text:p>175.5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6.1921299825332" calcext:value-type="float">
            <text:p>66.2</text:p>
          </table:table-cell>
          <table:table-cell table:style-name="ce6" office:value-type="float" office:value="145.579208735676" calcext:value-type="float">
            <text:p>145.6</text:p>
          </table:table-cell>
          <table:table-cell/>
          <table:table-cell table:style-name="ce4" table:formula="of:=[.$M$3]*[.$C464] +[.$L$3]*[.D464]  + [.$K$3]" office:value-type="float" office:value="166.060187867252" calcext:value-type="float">
            <text:p>166.06</text:p>
          </table:table-cell>
          <table:table-cell table:style-name="ce4" table:formula="of:=[.G464]-[.E464]" office:value-type="float" office:value="20.4809791315763" calcext:value-type="float">
            <text:p>20.48</text:p>
          </table:table-cell>
          <table:table-cell table:style-name="ce4" table:formula="of:=([.G464]-[.E464])^2" office:value-type="float" office:value="419.470506188064" calcext:value-type="float">
            <text:p>419.4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7693560706991" calcext:value-type="float">
            <text:p>63.8</text:p>
          </table:table-cell>
          <table:table-cell table:style-name="ce6" office:value-type="float" office:value="145.403687380832" calcext:value-type="float">
            <text:p>145.4</text:p>
          </table:table-cell>
          <table:table-cell/>
          <table:table-cell table:style-name="ce4" table:formula="of:=[.$M$3]*[.$C465] +[.$L$3]*[.D465]  + [.$K$3]" office:value-type="float" office:value="147.647106137313" calcext:value-type="float">
            <text:p>147.65</text:p>
          </table:table-cell>
          <table:table-cell table:style-name="ce4" table:formula="of:=[.G465]-[.E465]" office:value-type="float" office:value="2.24341875648119" calcext:value-type="float">
            <text:p>2.24</text:p>
          </table:table-cell>
          <table:table-cell table:style-name="ce4" table:formula="of:=([.G465]-[.E465])^2" office:value-type="float" office:value="5.03292771693161" calcext:value-type="float">
            <text:p>5.0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5981804983064" calcext:value-type="float">
            <text:p>65.6</text:p>
          </table:table-cell>
          <table:table-cell table:style-name="ce6" office:value-type="float" office:value="145.080404329489" calcext:value-type="float">
            <text:p>145.1</text:p>
          </table:table-cell>
          <table:table-cell/>
          <table:table-cell table:style-name="ce4" table:formula="of:=[.$M$3]*[.$C466] +[.$L$3]*[.D466]  + [.$K$3]" office:value-type="float" office:value="161.546171787129" calcext:value-type="float">
            <text:p>161.55</text:p>
          </table:table-cell>
          <table:table-cell table:style-name="ce4" table:formula="of:=[.G466]-[.E466]" office:value-type="float" office:value="16.4657674576396" calcext:value-type="float">
            <text:p>16.47</text:p>
          </table:table-cell>
          <table:table-cell table:style-name="ce4" table:formula="of:=([.G466]-[.E466])^2" office:value-type="float" office:value="271.121497969064" calcext:value-type="float">
            <text:p>271.1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3448548761631" calcext:value-type="float">
            <text:p>59.3</text:p>
          </table:table-cell>
          <table:table-cell table:style-name="ce6" office:value-type="float" office:value="113.415890493119" calcext:value-type="float">
            <text:p>113.4</text:p>
          </table:table-cell>
          <table:table-cell/>
          <table:table-cell table:style-name="ce4" table:formula="of:=[.$M$3]*[.$C467] +[.$L$3]*[.D467]  + [.$K$3]" office:value-type="float" office:value="114.02089705884" calcext:value-type="float">
            <text:p>114.02</text:p>
          </table:table-cell>
          <table:table-cell table:style-name="ce4" table:formula="of:=[.G467]-[.E467]" office:value-type="float" office:value="0.605006565720529" calcext:value-type="float">
            <text:p>0.61</text:p>
          </table:table-cell>
          <table:table-cell table:style-name="ce4" table:formula="of:=([.G467]-[.E467])^2" office:value-type="float" office:value="0.366032944564949" calcext:value-type="float">
            <text:p>0.3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2319539277068" calcext:value-type="float">
            <text:p>68.2</text:p>
          </table:table-cell>
          <table:table-cell table:style-name="ce6" office:value-type="float" office:value="195.261990296064" calcext:value-type="float">
            <text:p>195.3</text:p>
          </table:table-cell>
          <table:table-cell/>
          <table:table-cell table:style-name="ce4" table:formula="of:=[.$M$3]*[.$C468] +[.$L$3]*[.D468]  + [.$K$3]" office:value-type="float" office:value="181.562849850572" calcext:value-type="float">
            <text:p>181.56</text:p>
          </table:table-cell>
          <table:table-cell table:style-name="ce4" table:formula="of:=[.G468]-[.E468]" office:value-type="float" office:value="-13.6991404454924" calcext:value-type="float">
            <text:p>-13.70</text:p>
          </table:table-cell>
          <table:table-cell table:style-name="ce4" table:formula="of:=([.G468]-[.E468])^2" office:value-type="float" office:value="187.666448945325" calcext:value-type="float">
            <text:p>187.6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9.7958609680167" calcext:value-type="float">
            <text:p>59.8</text:p>
          </table:table-cell>
          <table:table-cell table:style-name="ce6" office:value-type="float" office:value="118.754040580074" calcext:value-type="float">
            <text:p>118.8</text:p>
          </table:table-cell>
          <table:table-cell/>
          <table:table-cell table:style-name="ce4" table:formula="of:=[.$M$3]*[.$C469] +[.$L$3]*[.D469]  + [.$K$3]" office:value-type="float" office:value="117.448543356927" calcext:value-type="float">
            <text:p>117.45</text:p>
          </table:table-cell>
          <table:table-cell table:style-name="ce4" table:formula="of:=[.G469]-[.E469]" office:value-type="float" office:value="-1.3054972231471" calcext:value-type="float">
            <text:p>-1.31</text:p>
          </table:table-cell>
          <table:table-cell table:style-name="ce4" table:formula="of:=([.G469]-[.E469])^2" office:value-type="float" office:value="1.70432299964479" calcext:value-type="float">
            <text:p>1.7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3965429282898" calcext:value-type="float">
            <text:p>73.4</text:p>
          </table:table-cell>
          <table:table-cell table:style-name="ce6" office:value-type="float" office:value="220.945760743646" calcext:value-type="float">
            <text:p>220.9</text:p>
          </table:table-cell>
          <table:table-cell/>
          <table:table-cell table:style-name="ce4" table:formula="of:=[.$M$3]*[.$C470] +[.$L$3]*[.D470]  + [.$K$3]" office:value-type="float" office:value="220.813726255002" calcext:value-type="float">
            <text:p>220.81</text:p>
          </table:table-cell>
          <table:table-cell table:style-name="ce4" table:formula="of:=[.G470]-[.E470]" office:value-type="float" office:value="-0.132034488643484" calcext:value-type="float">
            <text:p>-0.13</text:p>
          </table:table-cell>
          <table:table-cell table:style-name="ce4" table:formula="of:=([.G470]-[.E470])^2" office:value-type="float" office:value="0.0174331061913463" calcext:value-type="float">
            <text:p>0.0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429741469109" calcext:value-type="float">
            <text:p>66.4</text:p>
          </table:table-cell>
          <table:table-cell table:style-name="ce6" office:value-type="float" office:value="191.946488427172" calcext:value-type="float">
            <text:p>191.9</text:p>
          </table:table-cell>
          <table:table-cell/>
          <table:table-cell table:style-name="ce4" table:formula="of:=[.$M$3]*[.$C471] +[.$L$3]*[.D471]  + [.$K$3]" office:value-type="float" office:value="167.866035165228" calcext:value-type="float">
            <text:p>167.87</text:p>
          </table:table-cell>
          <table:table-cell table:style-name="ce4" table:formula="of:=[.G471]-[.E471]" office:value-type="float" office:value="-24.0804532619436" calcext:value-type="float">
            <text:p>-24.08</text:p>
          </table:table-cell>
          <table:table-cell table:style-name="ce4" table:formula="of:=([.G471]-[.E471])^2" office:value-type="float" office:value="579.868229300649" calcext:value-type="float">
            <text:p>579.8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3.6956873393538" calcext:value-type="float">
            <text:p>73.7</text:p>
          </table:table-cell>
          <table:table-cell table:style-name="ce6" office:value-type="float" office:value="218.415504458001" calcext:value-type="float">
            <text:p>218.4</text:p>
          </table:table-cell>
          <table:table-cell/>
          <table:table-cell table:style-name="ce4" table:formula="of:=[.$M$3]*[.$C472] +[.$L$3]*[.D472]  + [.$K$3]" office:value-type="float" office:value="223.087223779089" calcext:value-type="float">
            <text:p>223.09</text:p>
          </table:table-cell>
          <table:table-cell table:style-name="ce4" table:formula="of:=[.G472]-[.E472]" office:value-type="float" office:value="4.67171932108784" calcext:value-type="float">
            <text:p>4.67</text:p>
          </table:table-cell>
          <table:table-cell table:style-name="ce4" table:formula="of:=([.G472]-[.E472])^2" office:value-type="float" office:value="21.8249614150254" calcext:value-type="float">
            <text:p>21.8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8.7512536320208" calcext:value-type="float">
            <text:p>58.8</text:p>
          </table:table-cell>
          <table:table-cell table:style-name="ce6" office:value-type="float" office:value="97.7224905977011" calcext:value-type="float">
            <text:p>97.7</text:p>
          </table:table-cell>
          <table:table-cell/>
          <table:table-cell table:style-name="ce4" table:formula="of:=[.$M$3]*[.$C473] +[.$L$3]*[.D473]  + [.$K$3]" office:value-type="float" office:value="109.509527603358" calcext:value-type="float">
            <text:p>109.51</text:p>
          </table:table-cell>
          <table:table-cell table:style-name="ce4" table:formula="of:=[.G473]-[.E473]" office:value-type="float" office:value="11.7870370056569" calcext:value-type="float">
            <text:p>11.79</text:p>
          </table:table-cell>
          <table:table-cell table:style-name="ce4" table:formula="of:=([.G473]-[.E473])^2" office:value-type="float" office:value="138.934241372726" calcext:value-type="float">
            <text:p>138.9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7322395071576" calcext:value-type="float">
            <text:p>63.7</text:p>
          </table:table-cell>
          <table:table-cell table:style-name="ce6" office:value-type="float" office:value="154.655272563838" calcext:value-type="float">
            <text:p>154.7</text:p>
          </table:table-cell>
          <table:table-cell/>
          <table:table-cell table:style-name="ce4" table:formula="of:=[.$M$3]*[.$C474] +[.$L$3]*[.D474]  + [.$K$3]" office:value-type="float" office:value="147.365020254398" calcext:value-type="float">
            <text:p>147.37</text:p>
          </table:table-cell>
          <table:table-cell table:style-name="ce4" table:formula="of:=[.G474]-[.E474]" office:value-type="float" office:value="-7.29025230944026" calcext:value-type="float">
            <text:p>-7.29</text:p>
          </table:table-cell>
          <table:table-cell table:style-name="ce4" table:formula="of:=([.G474]-[.E474])^2" office:value-type="float" office:value="53.1477787352991" calcext:value-type="float">
            <text:p>53.1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6646236546352" calcext:value-type="float">
            <text:p>65.7</text:p>
          </table:table-cell>
          <table:table-cell table:style-name="ce6" office:value-type="float" office:value="139.62257313096" calcext:value-type="float">
            <text:p>139.6</text:p>
          </table:table-cell>
          <table:table-cell/>
          <table:table-cell table:style-name="ce4" table:formula="of:=[.$M$3]*[.$C475] +[.$L$3]*[.D475]  + [.$K$3]" office:value-type="float" office:value="162.051139775227" calcext:value-type="float">
            <text:p>162.05</text:p>
          </table:table-cell>
          <table:table-cell table:style-name="ce4" table:formula="of:=[.G475]-[.E475]" office:value-type="float" office:value="22.4285666442674" calcext:value-type="float">
            <text:p>22.43</text:p>
          </table:table-cell>
          <table:table-cell table:style-name="ce4" table:formula="of:=([.G475]-[.E475])^2" office:value-type="float" office:value="503.040601716346" calcext:value-type="float">
            <text:p>503.0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7678456329977" calcext:value-type="float">
            <text:p>69.8</text:p>
          </table:table-cell>
          <table:table-cell table:style-name="ce6" office:value-type="float" office:value="194.604061298549" calcext:value-type="float">
            <text:p>194.6</text:p>
          </table:table-cell>
          <table:table-cell/>
          <table:table-cell table:style-name="ce4" table:formula="of:=[.$M$3]*[.$C476] +[.$L$3]*[.D476]  + [.$K$3]" office:value-type="float" office:value="193.235626810783" calcext:value-type="float">
            <text:p>193.24</text:p>
          </table:table-cell>
          <table:table-cell table:style-name="ce4" table:formula="of:=[.G476]-[.E476]" office:value-type="float" office:value="-1.36843448776651" calcext:value-type="float">
            <text:p>-1.37</text:p>
          </table:table-cell>
          <table:table-cell table:style-name="ce4" table:formula="of:=([.G476]-[.E476])^2" office:value-type="float" office:value="1.87261294730878" calcext:value-type="float">
            <text:p>1.8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7181902703438" calcext:value-type="float">
            <text:p>60.7</text:p>
          </table:table-cell>
          <table:table-cell table:style-name="ce6" office:value-type="float" office:value="116.690215074499" calcext:value-type="float">
            <text:p>116.7</text:p>
          </table:table-cell>
          <table:table-cell/>
          <table:table-cell table:style-name="ce4" table:formula="of:=[.$M$3]*[.$C477] +[.$L$3]*[.D477]  + [.$K$3]" office:value-type="float" office:value="124.458246054613" calcext:value-type="float">
            <text:p>124.46</text:p>
          </table:table-cell>
          <table:table-cell table:style-name="ce4" table:formula="of:=[.G477]-[.E477]" office:value-type="float" office:value="7.76803098011386" calcext:value-type="float">
            <text:p>7.77</text:p>
          </table:table-cell>
          <table:table-cell table:style-name="ce4" table:formula="of:=([.G477]-[.E477])^2" office:value-type="float" office:value="60.3423053080087" calcext:value-type="float">
            <text:p>60.3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0829084373533" calcext:value-type="float">
            <text:p>66.1</text:p>
          </table:table-cell>
          <table:table-cell table:style-name="ce6" office:value-type="float" office:value="169.617201955091" calcext:value-type="float">
            <text:p>169.6</text:p>
          </table:table-cell>
          <table:table-cell/>
          <table:table-cell table:style-name="ce4" table:formula="of:=[.$M$3]*[.$C478] +[.$L$3]*[.D478]  + [.$K$3]" office:value-type="float" office:value="165.230104123885" calcext:value-type="float">
            <text:p>165.23</text:p>
          </table:table-cell>
          <table:table-cell table:style-name="ce4" table:formula="of:=[.G478]-[.E478]" office:value-type="float" office:value="-4.38709783120595" calcext:value-type="float">
            <text:p>-4.39</text:p>
          </table:table-cell>
          <table:table-cell table:style-name="ce4" table:formula="of:=([.G478]-[.E478])^2" office:value-type="float" office:value="19.2466273805719" calcext:value-type="float">
            <text:p>19.2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8.1537017938172" calcext:value-type="float">
            <text:p>68.2</text:p>
          </table:table-cell>
          <table:table-cell table:style-name="ce6" office:value-type="float" office:value="178.16580168766" calcext:value-type="float">
            <text:p>178.2</text:p>
          </table:table-cell>
          <table:table-cell/>
          <table:table-cell table:style-name="ce4" table:formula="of:=[.$M$3]*[.$C479] +[.$L$3]*[.D479]  + [.$K$3]" office:value-type="float" office:value="180.968133633011" calcext:value-type="float">
            <text:p>180.97</text:p>
          </table:table-cell>
          <table:table-cell table:style-name="ce4" table:formula="of:=[.G479]-[.E479]" office:value-type="float" office:value="2.80233194535077" calcext:value-type="float">
            <text:p>2.80</text:p>
          </table:table-cell>
          <table:table-cell table:style-name="ce4" table:formula="of:=([.G479]-[.E479])^2" office:value-type="float" office:value="7.85306433193345" calcext:value-type="float">
            <text:p>7.8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0362941884185" calcext:value-type="float">
            <text:p>63.0</text:p>
          </table:table-cell>
          <table:table-cell table:style-name="ce6" office:value-type="float" office:value="130.117520780242" calcext:value-type="float">
            <text:p>130.1</text:p>
          </table:table-cell>
          <table:table-cell/>
          <table:table-cell table:style-name="ce4" table:formula="of:=[.$M$3]*[.$C480] +[.$L$3]*[.D480]  + [.$K$3]" office:value-type="float" office:value="142.075835831981" calcext:value-type="float">
            <text:p>142.08</text:p>
          </table:table-cell>
          <table:table-cell table:style-name="ce4" table:formula="of:=[.G480]-[.E480]" office:value-type="float" office:value="11.9583150517386" calcext:value-type="float">
            <text:p>11.96</text:p>
          </table:table-cell>
          <table:table-cell table:style-name="ce4" table:formula="of:=([.G480]-[.E480])^2" office:value-type="float" office:value="143.001298876639" calcext:value-type="float">
            <text:p>143.0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8536836690749" calcext:value-type="float">
            <text:p>63.9</text:p>
          </table:table-cell>
          <table:table-cell table:style-name="ce6" office:value-type="float" office:value="145.825608023271" calcext:value-type="float">
            <text:p>145.8</text:p>
          </table:table-cell>
          <table:table-cell/>
          <table:table-cell table:style-name="ce4" table:formula="of:=[.$M$3]*[.$C481] +[.$L$3]*[.D481]  + [.$K$3]" office:value-type="float" office:value="148.287995884969" calcext:value-type="float">
            <text:p>148.29</text:p>
          </table:table-cell>
          <table:table-cell table:style-name="ce4" table:formula="of:=[.G481]-[.E481]" office:value-type="float" office:value="2.46238786169818" calcext:value-type="float">
            <text:p>2.46</text:p>
          </table:table-cell>
          <table:table-cell table:style-name="ce4" table:formula="of:=([.G481]-[.E481])^2" office:value-type="float" office:value="6.06335398143851" calcext:value-type="float">
            <text:p>6.0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3095393090567" calcext:value-type="float">
            <text:p>63.3</text:p>
          </table:table-cell>
          <table:table-cell table:style-name="ce6" office:value-type="float" office:value="134.417675049052" calcext:value-type="float">
            <text:p>134.4</text:p>
          </table:table-cell>
          <table:table-cell/>
          <table:table-cell table:style-name="ce4" table:formula="of:=[.$M$3]*[.$C482] +[.$L$3]*[.D482]  + [.$K$3]" office:value-type="float" office:value="144.152498748831" calcext:value-type="float">
            <text:p>144.15</text:p>
          </table:table-cell>
          <table:table-cell table:style-name="ce4" table:formula="of:=[.G482]-[.E482]" office:value-type="float" office:value="9.7348236997789" calcext:value-type="float">
            <text:p>9.73</text:p>
          </table:table-cell>
          <table:table-cell table:style-name="ce4" table:formula="of:=([.G482]-[.E482])^2" office:value-type="float" office:value="94.766792465777" calcext:value-type="float">
            <text:p>94.7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8.3169056442754" calcext:value-type="float">
            <text:p>68.3</text:p>
          </table:table-cell>
          <table:table-cell table:style-name="ce6" office:value-type="float" office:value="160.443182982172" calcext:value-type="float">
            <text:p>160.4</text:p>
          </table:table-cell>
          <table:table-cell/>
          <table:table-cell table:style-name="ce4" table:formula="of:=[.$M$3]*[.$C483] +[.$L$3]*[.D483]  + [.$K$3]" office:value-type="float" office:value="182.208482896493" calcext:value-type="float">
            <text:p>182.21</text:p>
          </table:table-cell>
          <table:table-cell table:style-name="ce4" table:formula="of:=[.G483]-[.E483]" office:value-type="float" office:value="21.765299914321" calcext:value-type="float">
            <text:p>21.77</text:p>
          </table:table-cell>
          <table:table-cell table:style-name="ce4" table:formula="of:=([.G483]-[.E483])^2" office:value-type="float" office:value="473.728280360343" calcext:value-type="float">
            <text:p>473.7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7528662909405" calcext:value-type="float">
            <text:p>66.8</text:p>
          </table:table-cell>
          <table:table-cell table:style-name="ce6" office:value-type="float" office:value="163.690688814" calcext:value-type="float">
            <text:p>163.7</text:p>
          </table:table-cell>
          <table:table-cell/>
          <table:table-cell table:style-name="ce4" table:formula="of:=[.$M$3]*[.$C484] +[.$L$3]*[.D484]  + [.$K$3]" office:value-type="float" office:value="170.321783811148" calcext:value-type="float">
            <text:p>170.32</text:p>
          </table:table-cell>
          <table:table-cell table:style-name="ce4" table:formula="of:=[.G484]-[.E484]" office:value-type="float" office:value="6.63109499714778" calcext:value-type="float">
            <text:p>6.63</text:p>
          </table:table-cell>
          <table:table-cell table:style-name="ce4" table:formula="of:=([.G484]-[.E484])^2" office:value-type="float" office:value="43.9714208611984" calcext:value-type="float">
            <text:p>43.9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5289979382754" calcext:value-type="float">
            <text:p>64.5</text:p>
          </table:table-cell>
          <table:table-cell table:style-name="ce6" office:value-type="float" office:value="131.120790736503" calcext:value-type="float">
            <text:p>131.1</text:p>
          </table:table-cell>
          <table:table-cell/>
          <table:table-cell table:style-name="ce4" table:formula="of:=[.$M$3]*[.$C485] +[.$L$3]*[.D485]  + [.$K$3]" office:value-type="float" office:value="153.420384330893" calcext:value-type="float">
            <text:p>153.42</text:p>
          </table:table-cell>
          <table:table-cell table:style-name="ce4" table:formula="of:=[.G485]-[.E485]" office:value-type="float" office:value="22.29959359439" calcext:value-type="float">
            <text:p>22.30</text:p>
          </table:table-cell>
          <table:table-cell table:style-name="ce4" table:formula="of:=([.G485]-[.E485])^2" office:value-type="float" office:value="497.271874474959" calcext:value-type="float">
            <text:p>497.27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0.0259500665801" calcext:value-type="float">
            <text:p>60.0</text:p>
          </table:table-cell>
          <table:table-cell table:style-name="ce6" office:value-type="float" office:value="87.0354160033182" calcext:value-type="float">
            <text:p>87.0</text:p>
          </table:table-cell>
          <table:table-cell/>
          <table:table-cell table:style-name="ce4" table:formula="of:=[.$M$3]*[.$C486] +[.$L$3]*[.D486]  + [.$K$3]" office:value-type="float" office:value="119.197220506009" calcext:value-type="float">
            <text:p>119.20</text:p>
          </table:table-cell>
          <table:table-cell table:style-name="ce4" table:formula="of:=[.G486]-[.E486]" office:value-type="float" office:value="32.1618045026906" calcext:value-type="float">
            <text:p>32.16</text:p>
          </table:table-cell>
          <table:table-cell table:style-name="ce4" table:formula="of:=([.G486]-[.E486])^2" office:value-type="float" office:value="1034.38166886929" calcext:value-type="float">
            <text:p>1,034.38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0.3892007063949" calcext:value-type="float">
            <text:p>70.4</text:p>
          </table:table-cell>
          <table:table-cell table:style-name="ce6" office:value-type="float" office:value="178.851348335504" calcext:value-type="float">
            <text:p>178.9</text:p>
          </table:table-cell>
          <table:table-cell/>
          <table:table-cell table:style-name="ce4" table:formula="of:=[.$M$3]*[.$C487] +[.$L$3]*[.D487]  + [.$K$3]" office:value-type="float" office:value="197.957925368601" calcext:value-type="float">
            <text:p>197.96</text:p>
          </table:table-cell>
          <table:table-cell table:style-name="ce4" table:formula="of:=[.G487]-[.E487]" office:value-type="float" office:value="19.1065770330972" calcext:value-type="float">
            <text:p>19.11</text:p>
          </table:table-cell>
          <table:table-cell table:style-name="ce4" table:formula="of:=([.G487]-[.E487])^2" office:value-type="float" office:value="365.061285921677" calcext:value-type="float">
            <text:p>365.0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1979378222303" calcext:value-type="float">
            <text:p>71.2</text:p>
          </table:table-cell>
          <table:table-cell table:style-name="ce6" office:value-type="float" office:value="210.134529042031" calcext:value-type="float">
            <text:p>210.1</text:p>
          </table:table-cell>
          <table:table-cell/>
          <table:table-cell table:style-name="ce4" table:formula="of:=[.$M$3]*[.$C488] +[.$L$3]*[.D488]  + [.$K$3]" office:value-type="float" office:value="204.10432744895" calcext:value-type="float">
            <text:p>204.10</text:p>
          </table:table-cell>
          <table:table-cell table:style-name="ce4" table:formula="of:=[.G488]-[.E488]" office:value-type="float" office:value="-6.03020159308076" calcext:value-type="float">
            <text:p>-6.03</text:p>
          </table:table-cell>
          <table:table-cell table:style-name="ce4" table:formula="of:=([.G488]-[.E488])^2" office:value-type="float" office:value="36.3633312531937" calcext:value-type="float">
            <text:p>36.3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3189456601437" calcext:value-type="float">
            <text:p>65.3</text:p>
          </table:table-cell>
          <table:table-cell table:style-name="ce6" office:value-type="float" office:value="154.480913000963" calcext:value-type="float">
            <text:p>154.5</text:p>
          </table:table-cell>
          <table:table-cell/>
          <table:table-cell table:style-name="ce4" table:formula="of:=[.$M$3]*[.$C489] +[.$L$3]*[.D489]  + [.$K$3]" office:value-type="float" office:value="159.423987017092" calcext:value-type="float">
            <text:p>159.42</text:p>
          </table:table-cell>
          <table:table-cell table:style-name="ce4" table:formula="of:=[.G489]-[.E489]" office:value-type="float" office:value="4.94307401612909" calcext:value-type="float">
            <text:p>4.94</text:p>
          </table:table-cell>
          <table:table-cell table:style-name="ce4" table:formula="of:=([.G489]-[.E489])^2" office:value-type="float" office:value="24.4339807289306" calcext:value-type="float">
            <text:p>24.4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2381384425361" calcext:value-type="float">
            <text:p>65.2</text:p>
          </table:table-cell>
          <table:table-cell table:style-name="ce6" office:value-type="float" office:value="135.648212327642" calcext:value-type="float">
            <text:p>135.6</text:p>
          </table:table-cell>
          <table:table-cell/>
          <table:table-cell table:style-name="ce4" table:formula="of:=[.$M$3]*[.$C490] +[.$L$3]*[.D490]  + [.$K$3]" office:value-type="float" office:value="158.809852163274" calcext:value-type="float">
            <text:p>158.81</text:p>
          </table:table-cell>
          <table:table-cell table:style-name="ce4" table:formula="of:=[.G490]-[.E490]" office:value-type="float" office:value="23.1616398356323" calcext:value-type="float">
            <text:p>23.16</text:p>
          </table:table-cell>
          <table:table-cell table:style-name="ce4" table:formula="of:=([.G490]-[.E490])^2" office:value-type="float" office:value="536.461559875551" calcext:value-type="float">
            <text:p>536.46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793650605563" calcext:value-type="float">
            <text:p>65.8</text:p>
          </table:table-cell>
          <table:table-cell table:style-name="ce6" office:value-type="float" office:value="140.179483330696" calcext:value-type="float">
            <text:p>140.2</text:p>
          </table:table-cell>
          <table:table-cell/>
          <table:table-cell table:style-name="ce4" table:formula="of:=[.$M$3]*[.$C491] +[.$L$3]*[.D491]  + [.$K$3]" office:value-type="float" office:value="163.031744602279" calcext:value-type="float">
            <text:p>163.03</text:p>
          </table:table-cell>
          <table:table-cell table:style-name="ce4" table:formula="of:=[.G491]-[.E491]" office:value-type="float" office:value="22.8522612715828" calcext:value-type="float">
            <text:p>22.85</text:p>
          </table:table-cell>
          <table:table-cell table:style-name="ce4" table:formula="of:=([.G491]-[.E491])^2" office:value-type="float" office:value="522.225845224681" calcext:value-type="float">
            <text:p>522.2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5.6981278803086" calcext:value-type="float">
            <text:p>65.7</text:p>
          </table:table-cell>
          <table:table-cell table:style-name="ce6" office:value-type="float" office:value="145.625184197326" calcext:value-type="float">
            <text:p>145.6</text:p>
          </table:table-cell>
          <table:table-cell/>
          <table:table-cell table:style-name="ce4" table:formula="of:=[.$M$3]*[.$C492] +[.$L$3]*[.D492]  + [.$K$3]" office:value-type="float" office:value="162.305771890345" calcext:value-type="float">
            <text:p>162.31</text:p>
          </table:table-cell>
          <table:table-cell table:style-name="ce4" table:formula="of:=[.G492]-[.E492]" office:value-type="float" office:value="16.6805876930193" calcext:value-type="float">
            <text:p>16.68</text:p>
          </table:table-cell>
          <table:table-cell table:style-name="ce4" table:formula="of:=([.G492]-[.E492])^2" office:value-type="float" office:value="278.242005784508" calcext:value-type="float">
            <text:p>278.2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5825515145273" calcext:value-type="float">
            <text:p>71.6</text:p>
          </table:table-cell>
          <table:table-cell table:style-name="ce6" office:value-type="float" office:value="192.727036250921" calcext:value-type="float">
            <text:p>192.7</text:p>
          </table:table-cell>
          <table:table-cell/>
          <table:table-cell table:style-name="ce4" table:formula="of:=[.$M$3]*[.$C493] +[.$L$3]*[.D493]  + [.$K$3]" office:value-type="float" office:value="207.027391510407" calcext:value-type="float">
            <text:p>207.03</text:p>
          </table:table-cell>
          <table:table-cell table:style-name="ce4" table:formula="of:=[.G493]-[.E493]" office:value-type="float" office:value="14.3003552594864" calcext:value-type="float">
            <text:p>14.30</text:p>
          </table:table-cell>
          <table:table-cell table:style-name="ce4" table:formula="of:=([.G493]-[.E493])^2" office:value-type="float" office:value="204.500160547519" calcext:value-type="float">
            <text:p>204.5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5554253421448" calcext:value-type="float">
            <text:p>62.6</text:p>
          </table:table-cell>
          <table:table-cell table:style-name="ce6" office:value-type="float" office:value="144.299189909668" calcext:value-type="float">
            <text:p>144.3</text:p>
          </table:table-cell>
          <table:table-cell/>
          <table:table-cell table:style-name="ce4" table:formula="of:=[.$M$3]*[.$C494] +[.$L$3]*[.D494]  + [.$K$3]" office:value-type="float" office:value="138.4212326003" calcext:value-type="float">
            <text:p>138.42</text:p>
          </table:table-cell>
          <table:table-cell table:style-name="ce4" table:formula="of:=[.G494]-[.E494]" office:value-type="float" office:value="-5.87795730936753" calcext:value-type="float">
            <text:p>-5.88</text:p>
          </table:table-cell>
          <table:table-cell table:style-name="ce4" table:formula="of:=([.G494]-[.E494])^2" office:value-type="float" office:value="34.5503821307472" calcext:value-type="float">
            <text:p>34.55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58.1558883121072" calcext:value-type="float">
            <text:p>58.2</text:p>
          </table:table-cell>
          <table:table-cell table:style-name="ce6" office:value-type="float" office:value="95.6788715811646" calcext:value-type="float">
            <text:p>95.7</text:p>
          </table:table-cell>
          <table:table-cell/>
          <table:table-cell table:style-name="ce4" table:formula="of:=[.$M$3]*[.$C495] +[.$L$3]*[.D495]  + [.$K$3]" office:value-type="float" office:value="104.984751172015" calcext:value-type="float">
            <text:p>104.98</text:p>
          </table:table-cell>
          <table:table-cell table:style-name="ce4" table:formula="of:=[.G495]-[.E495]" office:value-type="float" office:value="9.30587959085008" calcext:value-type="float">
            <text:p>9.31</text:p>
          </table:table-cell>
          <table:table-cell table:style-name="ce4" table:formula="of:=([.G495]-[.E495])^2" office:value-type="float" office:value="86.5993949594001" calcext:value-type="float">
            <text:p>86.6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6.0718645884626" calcext:value-type="float">
            <text:p>66.1</text:p>
          </table:table-cell>
          <table:table-cell table:style-name="ce6" office:value-type="float" office:value="179.704410058826" calcext:value-type="float">
            <text:p>179.7</text:p>
          </table:table-cell>
          <table:table-cell/>
          <table:table-cell table:style-name="ce4" table:formula="of:=[.$M$3]*[.$C496] +[.$L$3]*[.D496]  + [.$K$3]" office:value-type="float" office:value="165.146170872316" calcext:value-type="float">
            <text:p>165.15</text:p>
          </table:table-cell>
          <table:table-cell table:style-name="ce4" table:formula="of:=[.G496]-[.E496]" office:value-type="float" office:value="-14.5582391865103" calcext:value-type="float">
            <text:p>-14.56</text:p>
          </table:table-cell>
          <table:table-cell table:style-name="ce4" table:formula="of:=([.G496]-[.E496])^2" office:value-type="float" office:value="211.942328211643" calcext:value-type="float">
            <text:p>211.94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8432786362585" calcext:value-type="float">
            <text:p>71.8</text:p>
          </table:table-cell>
          <table:table-cell table:style-name="ce6" office:value-type="float" office:value="202.152955387985" calcext:value-type="float">
            <text:p>202.2</text:p>
          </table:table-cell>
          <table:table-cell/>
          <table:table-cell table:style-name="ce4" table:formula="of:=[.$M$3]*[.$C497] +[.$L$3]*[.D497]  + [.$K$3]" office:value-type="float" office:value="209.008917635565" calcext:value-type="float">
            <text:p>209.01</text:p>
          </table:table-cell>
          <table:table-cell table:style-name="ce4" table:formula="of:=[.G497]-[.E497]" office:value-type="float" office:value="6.85596224757956" calcext:value-type="float">
            <text:p>6.86</text:p>
          </table:table-cell>
          <table:table-cell table:style-name="ce4" table:formula="of:=([.G497]-[.E497])^2" office:value-type="float" office:value="47.0042183402361" calcext:value-type="float">
            <text:p>47.00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1.007888258908" calcext:value-type="float">
            <text:p>71.0</text:p>
          </table:table-cell>
          <table:table-cell table:style-name="ce6" office:value-type="float" office:value="194.080612217446" calcext:value-type="float">
            <text:p>194.1</text:p>
          </table:table-cell>
          <table:table-cell/>
          <table:table-cell table:style-name="ce4" table:formula="of:=[.$M$3]*[.$C498] +[.$L$3]*[.D498]  + [.$K$3]" office:value-type="float" office:value="202.659950767701" calcext:value-type="float">
            <text:p>202.66</text:p>
          </table:table-cell>
          <table:table-cell table:style-name="ce4" table:formula="of:=[.G498]-[.E498]" office:value-type="float" office:value="8.5793385502547" calcext:value-type="float">
            <text:p>8.58</text:p>
          </table:table-cell>
          <table:table-cell table:style-name="ce4" table:formula="of:=([.G498]-[.E498])^2" office:value-type="float" office:value="73.6050499598865" calcext:value-type="float">
            <text:p>73.6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5.9999570462348" calcext:value-type="float">
            <text:p>76.0</text:p>
          </table:table-cell>
          <table:table-cell table:style-name="ce6" office:value-type="float" office:value="224.440459195823" calcext:value-type="float">
            <text:p>224.4</text:p>
          </table:table-cell>
          <table:table-cell/>
          <table:table-cell table:style-name="ce4" table:formula="of:=[.$M$3]*[.$C499] +[.$L$3]*[.D499]  + [.$K$3]" office:value-type="float" office:value="240.599673551384" calcext:value-type="float">
            <text:p>240.60</text:p>
          </table:table-cell>
          <table:table-cell table:style-name="ce4" table:formula="of:=[.G499]-[.E499]" office:value-type="float" office:value="16.1592143555614" calcext:value-type="float">
            <text:p>16.16</text:p>
          </table:table-cell>
          <table:table-cell table:style-name="ce4" table:formula="of:=([.G499]-[.E499])^2" office:value-type="float" office:value="261.120208588982" calcext:value-type="float">
            <text:p>261.1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74.7932882435025" calcext:value-type="float">
            <text:p>74.8</text:p>
          </table:table-cell>
          <table:table-cell table:style-name="ce6" office:value-type="float" office:value="215.23544019205" calcext:value-type="float">
            <text:p>215.2</text:p>
          </table:table-cell>
          <table:table-cell/>
          <table:table-cell table:style-name="ce4" table:formula="of:=[.$M$3]*[.$C500] +[.$L$3]*[.D500]  + [.$K$3]" office:value-type="float" office:value="231.428990650619" calcext:value-type="float">
            <text:p>231.43</text:p>
          </table:table-cell>
          <table:table-cell table:style-name="ce4" table:formula="of:=[.G500]-[.E500]" office:value-type="float" office:value="16.193550458569" calcext:value-type="float">
            <text:p>16.19</text:p>
          </table:table-cell>
          <table:table-cell table:style-name="ce4" table:formula="of:=([.G500]-[.E500])^2" office:value-type="float" office:value="262.23107645422" calcext:value-type="float">
            <text:p>262.2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4.3633676937013" calcext:value-type="float">
            <text:p>64.4</text:p>
          </table:table-cell>
          <table:table-cell table:style-name="ce6" office:value-type="float" office:value="139.880864706159" calcext:value-type="float">
            <text:p>139.9</text:p>
          </table:table-cell>
          <table:table-cell/>
          <table:table-cell table:style-name="ce4" table:formula="of:=[.$M$3]*[.$C501] +[.$L$3]*[.D501]  + [.$K$3]" office:value-type="float" office:value="152.16159447213" calcext:value-type="float">
            <text:p>152.16</text:p>
          </table:table-cell>
          <table:table-cell table:style-name="ce4" table:formula="of:=[.G501]-[.E501]" office:value-type="float" office:value="12.2807297659709" calcext:value-type="float">
            <text:p>12.28</text:p>
          </table:table-cell>
          <table:table-cell table:style-name="ce4" table:formula="of:=([.G501]-[.E501])^2" office:value-type="float" office:value="150.816323584803" calcext:value-type="float">
            <text:p>150.8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4" office:value-type="string" calcext:value-type="string">
            <text:p>Male</text:p>
          </table:table-cell>
          <table:table-cell/>
          <table:table-cell table:style-name="ce6" office:value-type="float" office:value="69.9262412340003" calcext:value-type="float">
            <text:p>69.9</text:p>
          </table:table-cell>
          <table:table-cell table:style-name="ce6" office:value-type="float" office:value="204.875691679207" calcext:value-type="float">
            <text:p>204.9</text:p>
          </table:table-cell>
          <table:table-cell/>
          <table:table-cell table:style-name="ce4" table:formula="of:=[.$M$3]*[.$C502] +[.$L$3]*[.D502]  + [.$K$3]" office:value-type="float" office:value="194.439433378402" calcext:value-type="float">
            <text:p>194.44</text:p>
          </table:table-cell>
          <table:table-cell table:style-name="ce4" table:formula="of:=[.G502]-[.E502]" office:value-type="float" office:value="-10.4362583008048" calcext:value-type="float">
            <text:p>-10.44</text:p>
          </table:table-cell>
          <table:table-cell table:style-name="ce4" table:formula="of:=([.G502]-[.E502])^2" office:value-type="float" office:value="108.915487321117" calcext:value-type="float">
            <text:p>108.92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3.7000670167339" calcext:value-type="float">
            <text:p>63.7</text:p>
          </table:table-cell>
          <table:table-cell table:style-name="ce6" office:value-type="float" office:value="142.322039721723" calcext:value-type="float">
            <text:p>142.3</text:p>
          </table:table-cell>
          <table:table-cell/>
          <table:table-cell table:style-name="ce4" table:formula="of:=[.$M$3]*[.$C503] +[.$L$3]*[.D503]  + [.$K$3]" office:value-type="float" office:value="147.120509327178" calcext:value-type="float">
            <text:p>147.12</text:p>
          </table:table-cell>
          <table:table-cell table:style-name="ce4" table:formula="of:=[.G503]-[.E503]" office:value-type="float" office:value="4.79846960545461" calcext:value-type="float">
            <text:p>4.80</text:p>
          </table:table-cell>
          <table:table-cell table:style-name="ce4" table:formula="of:=([.G503]-[.E503])^2" office:value-type="float" office:value="23.0253105544718" calcext:value-type="float">
            <text:p>23.03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5936305835178" calcext:value-type="float">
            <text:p>62.6</text:p>
          </table:table-cell>
          <table:table-cell table:style-name="ce6" office:value-type="float" office:value="136.760569754285" calcext:value-type="float">
            <text:p>136.8</text:p>
          </table:table-cell>
          <table:table-cell/>
          <table:table-cell table:style-name="ce4" table:formula="of:=[.$M$3]*[.$C504] +[.$L$3]*[.D504]  + [.$K$3]" office:value-type="float" office:value="138.711592434735" calcext:value-type="float">
            <text:p>138.71</text:p>
          </table:table-cell>
          <table:table-cell table:style-name="ce4" table:formula="of:=[.G504]-[.E504]" office:value-type="float" office:value="1.95102268045028" calcext:value-type="float">
            <text:p>1.95</text:p>
          </table:table-cell>
          <table:table-cell table:style-name="ce4" table:formula="of:=([.G504]-[.E504])^2" office:value-type="float" office:value="3.80648949963139" calcext:value-type="float">
            <text:p>3.8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Female</text:p>
          </table:table-cell>
          <table:table-cell/>
          <table:table-cell table:style-name="ce6" office:value-type="float" office:value="62.5936305835178" calcext:value-type="float">
            <text:p>62.6</text:p>
          </table:table-cell>
          <table:table-cell table:style-name="ce6" office:value-type="float" office:value="136.760569754285" calcext:value-type="float">
            <text:p>136.8</text:p>
          </table:table-cell>
          <table:table-cell/>
          <table:table-cell table:style-name="ce4" table:formula="of:=[.$M$3]*[.$C505] +[.$L$3]*[.D505]  + [.$K$3]" office:value-type="float" office:value="138.711592434735" calcext:value-type="float">
            <text:p>138.71</text:p>
          </table:table-cell>
          <table:table-cell table:style-name="ce4" table:formula="of:=[.G505]-[.E505]" office:value-type="float" office:value="1.95102268045028" calcext:value-type="float">
            <text:p>1.95</text:p>
          </table:table-cell>
          <table:table-cell table:style-name="ce4" table:formula="of:=([.G505]-[.E505])^2" office:value-type="float" office:value="3.80648949963139" calcext:value-type="float">
            <text:p>3.81</text:p>
          </table:table-cell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1" table:number-rows-repeated="495">
          <table:table-cell table:style-name="ce2"/>
          <table:table-cell table:style-name="ce4"/>
          <table:table-cell table:style-name="ce8"/>
          <table:table-cell table:style-name="ce6" table:number-columns-repeated="2"/>
          <table:table-cell/>
          <table:table-cell table:style-name="ce4" table:number-columns-repeated="3"/>
          <table:table-cell table:style-name="ce12"/>
          <table:table-cell table:style-name="ce27"/>
          <table:table-cell table:style-name="ce12" table:number-columns-repeated="2"/>
          <table:table-cell table:style-name="ce27"/>
          <table:table-cell table:style-name="ce12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der-height-weight" style:display-name="PageStyle_gender-height-weigh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der-height-weight-EDA" style:display-name="PageStyle_gender-height-weight-ED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eight-weight--model" style:display-name="PageStyle_height-weight--mod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der-height-weight--model" style:display-name="PageStyle_gender-height-weight--mod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786" meta:object-count="8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779cm" svg:height="7.541cm" xlink:href=".." xlink:type="simple" chart:class="chart:bar" chart:style-name="ch1">
        <chart:plot-area chart:style-name="ch2" table:cell-range-address="'gender-height-weight-EDA'.P9:'gender-height-weight-EDA'.P22 'gender-height-weight-EDA'.R9:'gender-height-weight-EDA'.R22" svg:x="0.255cm" svg:y="0.15cm" svg:width="12.269cm" svg:height="7.241cm">
          <chartooo:coordinate-region svg:x="0.912cm" svg:y="0.349cm" svg:width="11.612cm" svg:height="6.5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ender-height-weight-EDA'.P9:'gender-height-weight-EDA'.P22" chart:class="chart:bar">
            <chart:data-point chart:repeated="14"/>
          </chart:series>
          <chart:series chart:style-name="ch7" chart:values-cell-range-address="'gender-height-weight-EDA'.R9:'gender-height-weight-EDA'.R2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der-height-weight-EDA'.P9:'gender-height-weight-EDA'.P22</svg:desc>
                </draw:g>
              </table:table-cell>
              <table:table-cell office:value-type="float" office:value="0">
                <text:p>0</text:p>
                <draw:g>
                  <svg:desc>'gender-height-weight-EDA'.R9:'gender-height-weight-EDA'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7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maximum="2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bf0041" draw:fill-color="#bf0041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158466" draw:fill-color="#158466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885cm" svg:height="11.033cm" xlink:href=".." xlink:type="simple" chart:class="chart:scatter" chart:style-name="ch1">
        <chart:legend chart:legend-position="end" svg:x="10.569cm" svg:y="4.849cm" style:legend-expansion="high" chart:style-name="ch2"/>
        <chart:plot-area chart:style-name="ch3" table:cell-range-address="'height-weight--model'.A3:'height-weight--model'.B106 'height-weight--model'.B2:'height-weight--model'.B2 'height-weight--model'.D2:'height-weight--model'.D106" chart:data-source-has-labels="row" svg:x="1.264cm" svg:y="0.22cm" svg:width="9.048cm" svg:height="9.616cm">
          <chartooo:coordinate-region svg:x="1.41cm" svg:y="0.393cm" svg:width="8.715cm" svg:height="8.946cm"/>
          <chart:axis chart:dimension="x" chart:name="primary-x" chart:style-name="ch4">
            <chart:title svg:x="4.996cm" svg:y="10.056cm" chart:style-name="ch5">
              <text:p>Height (in)</text:p>
            </chart:title>
            <chart:grid chart:style-name="ch6" chart:class="major"/>
          </chart:axis>
          <chart:axis chart:dimension="y" chart:name="primary-y" chart:style-name="ch7">
            <chart:title svg:x="0.451cm" svg:y="5.873cm" chart:style-name="ch8">
              <text:p>Weight (lb)</text:p>
            </chart:title>
            <chart:grid chart:style-name="ch6" chart:class="major"/>
          </chart:axis>
          <chart:series chart:style-name="ch9" chart:values-cell-range-address="'height-weight--model'.B3:'height-weight--model'.B106" chart:label-cell-address="'height-weight--model'.B2:'height-weight--model'.B2" chart:class="chart:scatter">
            <chart:domain table:cell-range-address="'height-weight--model'.A3:'height-weight--model'.A106"/>
            <chart:data-point chart:repeated="104"/>
          </chart:series>
          <chart:series chart:style-name="ch10" chart:values-cell-range-address="'height-weight--model'.D3:'height-weight--model'.D106" chart:label-cell-address="'height-weight--model'.D2:'height-weight--model'.D2" chart:class="chart:scatter">
            <chart:data-point chart:repeated="10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ight (lb)</text:p>
                <draw:g>
                  <svg:desc>'height-weight--model'.B2:'height-weight--model'.B2</svg:desc>
                </draw:g>
              </table:table-cell>
              <table:table-cell office:value-type="string">
                <text:p>Predicted
Weight</text:p>
                <draw:g>
                  <svg:desc>'height-weight--model'.D2:'height-weight--model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eight-weight--model'.A3:'height-weight--model'.A106</svg:desc>
                </draw:g>
              </table:table-cell>
              <table:table-cell office:value-type="float" office:value="NaN">
                <text:p>NaN</text:p>
                <draw:g>
                  <svg:desc>'height-weight--model'.B3:'height-weight--model'.B106</svg:desc>
                </draw:g>
              </table:table-cell>
              <table:table-cell office:value-type="float" office:value="191.47145091716">
                <text:p>191.47145091716</text:p>
                <draw:g>
                  <svg:desc>'height-weight--model'.D3:'height-weight--model'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0388652261268">
                <text:p>67.0388652261268</text:p>
              </table:table-cell>
              <table:table-cell office:value-type="float" office:value="167.912792643045">
                <text:p>167.912792643045</text:p>
              </table:table-cell>
              <table:table-cell office:value-type="float" office:value="204.466382713522">
                <text:p>204.466382713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0851623479461">
                <text:p>63.0851623479461</text:p>
              </table:table-cell>
              <table:table-cell office:value-type="float" office:value="124.829873690161">
                <text:p>124.829873690161</text:p>
              </table:table-cell>
              <table:table-cell office:value-type="float" office:value="157.021948175353">
                <text:p>157.021948175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366676724607">
                <text:p>64.366676724607</text:p>
              </table:table-cell>
              <table:table-cell office:value-type="float" office:value="162.495082455027">
                <text:p>162.495082455027</text:p>
              </table:table-cell>
              <table:table-cell office:value-type="float" office:value="172.400120695284">
                <text:p>172.400120695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4109077861082">
                <text:p>66.4109077861082</text:p>
              </table:table-cell>
              <table:table-cell office:value-type="float" office:value="161.99138563683">
                <text:p>161.99138563683</text:p>
              </table:table-cell>
              <table:table-cell office:value-type="float" office:value="196.930893433298">
                <text:p>196.930893433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7989611645402">
                <text:p>64.7989611645402</text:p>
              </table:table-cell>
              <table:table-cell office:value-type="float" office:value="152.828705503825">
                <text:p>152.828705503825</text:p>
              </table:table-cell>
              <table:table-cell office:value-type="float" office:value="177.587533974482">
                <text:p>177.587533974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2094519012334">
                <text:p>66.2094519012334</text:p>
              </table:table-cell>
              <table:table-cell office:value-type="float" office:value="140.506413126246">
                <text:p>140.506413126246</text:p>
              </table:table-cell>
              <table:table-cell office:value-type="float" office:value="194.513422814801">
                <text:p>194.513422814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3276990468685">
                <text:p>66.3276990468685</text:p>
              </table:table-cell>
              <table:table-cell office:value-type="float" office:value="156.606046359655">
                <text:p>156.606046359655</text:p>
              </table:table-cell>
              <table:table-cell office:value-type="float" office:value="195.932388562422">
                <text:p>195.932388562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.3875690410247">
                <text:p>72.3875690410247</text:p>
              </table:table-cell>
              <table:table-cell office:value-type="float" office:value="199.446899235481">
                <text:p>199.446899235481</text:p>
              </table:table-cell>
              <table:table-cell office:value-type="float" office:value="268.650828492296">
                <text:p>268.650828492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150030714028">
                <text:p>60.150030714028</text:p>
              </table:table-cell>
              <table:table-cell office:value-type="float" office:value="103.979162647724">
                <text:p>103.979162647724</text:p>
              </table:table-cell>
              <table:table-cell office:value-type="float" office:value="121.800368568336">
                <text:p>121.800368568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0666363500952">
                <text:p>56.0666363500952</text:p>
              </table:table-cell>
              <table:table-cell office:value-type="float" office:value="89.5712047395611">
                <text:p>89.5712047395611</text:p>
              </table:table-cell>
              <table:table-cell office:value-type="float" office:value="72.7996362011425">
                <text:p>72.7996362011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3526975521962">
                <text:p>63.3526975521962</text:p>
              </table:table-cell>
              <table:table-cell office:value-type="float" office:value="141.906509849061">
                <text:p>141.906509849061</text:p>
              </table:table-cell>
              <table:table-cell office:value-type="float" office:value="160.232370626354">
                <text:p>160.232370626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0886315795757">
                <text:p>62.0886315795757</text:p>
              </table:table-cell>
              <table:table-cell office:value-type="float" office:value="112.748109757602">
                <text:p>112.748109757602</text:p>
              </table:table-cell>
              <table:table-cell office:value-type="float" office:value="145.063578954908">
                <text:p>145.063578954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224230596659">
                <text:p>64.9224230596659</text:p>
              </table:table-cell>
              <table:table-cell office:value-type="float" office:value="158.412559422739">
                <text:p>158.412559422739</text:p>
              </table:table-cell>
              <table:table-cell office:value-type="float" office:value="179.069076715991">
                <text:p>179.069076715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2916245166065">
                <text:p>68.2916245166065</text:p>
              </table:table-cell>
              <table:table-cell office:value-type="float" office:value="164.183004342798">
                <text:p>164.183004342798</text:p>
              </table:table-cell>
              <table:table-cell office:value-type="float" office:value="219.499494199278">
                <text:p>219.499494199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0424876840815">
                <text:p>66.0424876840815</text:p>
              </table:table-cell>
              <table:table-cell office:value-type="float" office:value="133.944360535363">
                <text:p>133.944360535363</text:p>
              </table:table-cell>
              <table:table-cell office:value-type="float" office:value="192.509852208978">
                <text:p>192.509852208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.9076299339235">
                <text:p>62.9076299339235</text:p>
              </table:table-cell>
              <table:table-cell office:value-type="float" office:value="141.216627796238">
                <text:p>141.216627796238</text:p>
              </table:table-cell>
              <table:table-cell office:value-type="float" office:value="154.891559207082">
                <text:p>154.891559207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9213671359476">
                <text:p>72.9213671359476</text:p>
              </table:table-cell>
              <table:table-cell office:value-type="float" office:value="213.924486409781">
                <text:p>213.924486409781</text:p>
              </table:table-cell>
              <table:table-cell office:value-type="float" office:value="275.056405631371">
                <text:p>275.056405631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.6872321923365">
                <text:p>68.6872321923365</text:p>
              </table:table-cell>
              <table:table-cell office:value-type="float" office:value="173.115812588004">
                <text:p>173.115812588004</text:p>
              </table:table-cell>
              <table:table-cell office:value-type="float" office:value="224.246786308038">
                <text:p>224.246786308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.5652564587241">
                <text:p>71.5652564587241</text:p>
              </table:table-cell>
              <table:table-cell office:value-type="float" office:value="194.721856413693">
                <text:p>194.721856413693</text:p>
              </table:table-cell>
              <table:table-cell office:value-type="float" office:value="258.783077504689">
                <text:p>258.7830775046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202347706273">
                <text:p>66.202347706273</text:p>
              </table:table-cell>
              <table:table-cell office:value-type="float" office:value="159.390323744187">
                <text:p>159.390323744187</text:p>
              </table:table-cell>
              <table:table-cell office:value-type="float" office:value="194.428172475276">
                <text:p>194.428172475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6463298569074">
                <text:p>58.6463298569074</text:p>
              </table:table-cell>
              <table:table-cell office:value-type="float" office:value="96.5248498312934">
                <text:p>96.5248498312934</text:p>
              </table:table-cell>
              <table:table-cell office:value-type="float" office:value="103.755958282889">
                <text:p>103.755958282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.3283172106086">
                <text:p>64.3283172106086</text:p>
              </table:table-cell>
              <table:table-cell office:value-type="float" office:value="134.744705000123">
                <text:p>134.744705000123</text:p>
              </table:table-cell>
              <table:table-cell office:value-type="float" office:value="171.939806527303">
                <text:p>171.939806527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6408051192206">
                <text:p>71.6408051192206</text:p>
              </table:table-cell>
              <table:table-cell office:value-type="float" office:value="213.741169489411">
                <text:p>213.741169489411</text:p>
              </table:table-cell>
              <table:table-cell office:value-type="float" office:value="259.689661430647">
                <text:p>259.689661430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.3916436454159">
                <text:p>61.3916436454159</text:p>
              </table:table-cell>
              <table:table-cell office:value-type="float" office:value="120.681906546154">
                <text:p>120.681906546154</text:p>
              </table:table-cell>
              <table:table-cell office:value-type="float" office:value="136.699723744991">
                <text:p>136.699723744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1351749028692">
                <text:p>67.1351749028692</text:p>
              </table:table-cell>
              <table:table-cell office:value-type="float" office:value="177.984361143984">
                <text:p>177.984361143984</text:p>
              </table:table-cell>
              <table:table-cell office:value-type="float" office:value="205.62209883443">
                <text:p>205.62209883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8328782059274">
                <text:p>66.8328782059274</text:p>
              </table:table-cell>
              <table:table-cell office:value-type="float" office:value="180.683886970857">
                <text:p>180.683886970857</text:p>
              </table:table-cell>
              <table:table-cell office:value-type="float" office:value="201.994538471129">
                <text:p>201.994538471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066866584895">
                <text:p>68.066866584895</text:p>
              </table:table-cell>
              <table:table-cell office:value-type="float" office:value="187.038344717004">
                <text:p>187.038344717004</text:p>
              </table:table-cell>
              <table:table-cell office:value-type="float" office:value="216.80239901874">
                <text:p>216.80239901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2603627220612">
                <text:p>63.2603627220612</text:p>
              </table:table-cell>
              <table:table-cell office:value-type="float" office:value="137.811370151255">
                <text:p>137.811370151255</text:p>
              </table:table-cell>
              <table:table-cell office:value-type="float" office:value="159.124352664734">
                <text:p>159.124352664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.8484348479039">
                <text:p>71.8484348479039</text:p>
              </table:table-cell>
              <table:table-cell office:value-type="float" office:value="218.157469450706">
                <text:p>218.157469450706</text:p>
              </table:table-cell>
              <table:table-cell office:value-type="float" office:value="262.181218174847">
                <text:p>262.181218174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.2627394326726">
                <text:p>68.2627394326726</text:p>
              </table:table-cell>
              <table:table-cell office:value-type="float" office:value="183.078953381949">
                <text:p>183.078953381949</text:p>
              </table:table-cell>
              <table:table-cell office:value-type="float" office:value="219.152873192071">
                <text:p>219.1528731920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2543625394003">
                <text:p>68.2543625394003</text:p>
              </table:table-cell>
              <table:table-cell office:value-type="float" office:value="173.513343771179">
                <text:p>173.513343771179</text:p>
              </table:table-cell>
              <table:table-cell office:value-type="float" office:value="219.052350472804">
                <text:p>219.052350472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7995608057062">
                <text:p>65.7995608057062</text:p>
              </table:table-cell>
              <table:table-cell office:value-type="float" office:value="157.293742488265">
                <text:p>157.293742488265</text:p>
              </table:table-cell>
              <table:table-cell office:value-type="float" office:value="189.594729668474">
                <text:p>189.594729668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6134038324844">
                <text:p>69.6134038324844</text:p>
              </table:table-cell>
              <table:table-cell office:value-type="float" office:value="188.868777815123">
                <text:p>188.868777815123</text:p>
              </table:table-cell>
              <table:table-cell office:value-type="float" office:value="235.360845989813">
                <text:p>235.3608459898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.5683746655455">
                <text:p>68.5683746655455</text:p>
              </table:table-cell>
              <table:table-cell office:value-type="float" office:value="179.795968121258">
                <text:p>179.795968121258</text:p>
              </table:table-cell>
              <table:table-cell office:value-type="float" office:value="222.820495986546">
                <text:p>222.820495986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4491063695484">
                <text:p>65.4491063695484</text:p>
              </table:table-cell>
              <table:table-cell office:value-type="float" office:value="140.60862619826">
                <text:p>140.60862619826</text:p>
              </table:table-cell>
              <table:table-cell office:value-type="float" office:value="185.389276434581">
                <text:p>185.3892764345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1872208535622">
                <text:p>65.1872208535622</text:p>
              </table:table-cell>
              <table:table-cell office:value-type="float" office:value="172.606482559614">
                <text:p>172.606482559614</text:p>
              </table:table-cell>
              <table:table-cell office:value-type="float" office:value="182.246650242746">
                <text:p>182.2466502427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.383224212625">
                <text:p>65.383224212625</text:p>
              </table:table-cell>
              <table:table-cell office:value-type="float" office:value="140.073641074898">
                <text:p>140.073641074898</text:p>
              </table:table-cell>
              <table:table-cell office:value-type="float" office:value="184.5986905515">
                <text:p>184.5986905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3547795615889">
                <text:p>69.3547795615889</text:p>
              </table:table-cell>
              <table:table-cell office:value-type="float" office:value="202.332215731187">
                <text:p>202.332215731187</text:p>
              </table:table-cell>
              <table:table-cell office:value-type="float" office:value="232.257354739067">
                <text:p>232.257354739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.1560126502743">
                <text:p>70.1560126502743</text:p>
              </table:table-cell>
              <table:table-cell office:value-type="float" office:value="185.257822705305">
                <text:p>185.257822705305</text:p>
              </table:table-cell>
              <table:table-cell office:value-type="float" office:value="241.872151803292">
                <text:p>241.872151803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.7016049901078">
                <text:p>66.7016049901078</text:p>
              </table:table-cell>
              <table:table-cell office:value-type="float" office:value="172.839809078093">
                <text:p>172.839809078093</text:p>
              </table:table-cell>
              <table:table-cell office:value-type="float" office:value="200.419259881294">
                <text:p>200.419259881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.78785109145">
                <text:p>61.78785109145</text:p>
              </table:table-cell>
              <table:table-cell office:value-type="float" office:value="121.092797347421">
                <text:p>121.092797347421</text:p>
              </table:table-cell>
              <table:table-cell office:value-type="float" office:value="141.4542130974">
                <text:p>141.4542130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2848633755886">
                <text:p>66.2848633755886</text:p>
              </table:table-cell>
              <table:table-cell office:value-type="float" office:value="154.885142449294">
                <text:p>154.885142449294</text:p>
              </table:table-cell>
              <table:table-cell office:value-type="float" office:value="195.418360507063">
                <text:p>195.4183605070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.4118336321295">
                <text:p>67.4118336321295</text:p>
              </table:table-cell>
              <table:table-cell office:value-type="float" office:value="147.360805343919">
                <text:p>147.360805343919</text:p>
              </table:table-cell>
              <table:table-cell office:value-type="float" office:value="208.942003585554">
                <text:p>208.9420035855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5771768953184">
                <text:p>63.5771768953184</text:p>
              </table:table-cell>
              <table:table-cell office:value-type="float" office:value="156.820414854543">
                <text:p>156.820414854543</text:p>
              </table:table-cell>
              <table:table-cell office:value-type="float" office:value="162.926122743821">
                <text:p>162.926122743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2518364408672">
                <text:p>68.2518364408672</text:p>
              </table:table-cell>
              <table:table-cell office:value-type="float" office:value="187.060552163801">
                <text:p>187.060552163801</text:p>
              </table:table-cell>
              <table:table-cell office:value-type="float" office:value="219.022037290406">
                <text:p>219.022037290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1989792983851">
                <text:p>72.1989792983851</text:p>
              </table:table-cell>
              <table:table-cell office:value-type="float" office:value="218.063751401917">
                <text:p>218.063751401917</text:p>
              </table:table-cell>
              <table:table-cell office:value-type="float" office:value="266.387751580621">
                <text:p>266.387751580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4297709549193">
                <text:p>72.4297709549193</text:p>
              </table:table-cell>
              <table:table-cell office:value-type="float" office:value="177.969532057211">
                <text:p>177.969532057211</text:p>
              </table:table-cell>
              <table:table-cell office:value-type="float" office:value="269.157251459032">
                <text:p>269.157251459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.3894906412277">
                <text:p>61.3894906412277</text:p>
              </table:table-cell>
              <table:table-cell office:value-type="float" office:value="139.105836976208">
                <text:p>139.105836976208</text:p>
              </table:table-cell>
              <table:table-cell office:value-type="float" office:value="136.673887694732">
                <text:p>136.6738876947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2127772206538">
                <text:p>69.2127772206538</text:p>
              </table:table-cell>
              <table:table-cell office:value-type="float" office:value="188.947625431233">
                <text:p>188.947625431233</text:p>
              </table:table-cell>
              <table:table-cell office:value-type="float" office:value="230.553326647846">
                <text:p>230.553326647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7832316168349">
                <text:p>57.7832316168349</text:p>
              </table:table-cell>
              <table:table-cell office:value-type="float" office:value="126.143595942272">
                <text:p>126.143595942272</text:p>
              </table:table-cell>
              <table:table-cell office:value-type="float" office:value="93.3987794020188">
                <text:p>93.39877940201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.5541763040655">
                <text:p>62.5541763040655</text:p>
              </table:table-cell>
              <table:table-cell office:value-type="float" office:value="113.449037730277">
                <text:p>113.449037730277</text:p>
              </table:table-cell>
              <table:table-cell office:value-type="float" office:value="150.650115648786">
                <text:p>150.650115648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32417407007">
                <text:p>62.732417407007</text:p>
              </table:table-cell>
              <table:table-cell office:value-type="float" office:value="106.884047248122">
                <text:p>106.884047248122</text:p>
              </table:table-cell>
              <table:table-cell office:value-type="float" office:value="152.789008884084">
                <text:p>152.7890088840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8098265262868">
                <text:p>70.8098265262868</text:p>
              </table:table-cell>
              <table:table-cell office:value-type="float" office:value="203.978417730569">
                <text:p>203.978417730569</text:p>
              </table:table-cell>
              <table:table-cell office:value-type="float" office:value="249.717918315442">
                <text:p>249.7179183154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6265193462048">
                <text:p>66.6265193462048</text:p>
              </table:table-cell>
              <table:table-cell office:value-type="float" office:value="179.053683004071">
                <text:p>179.053683004071</text:p>
              </table:table-cell>
              <table:table-cell office:value-type="float" office:value="199.518232154458">
                <text:p>199.518232154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.6541746571694">
                <text:p>61.6541746571694</text:p>
              </table:table-cell>
              <table:table-cell office:value-type="float" office:value="141.49632459471">
                <text:p>141.49632459471</text:p>
              </table:table-cell>
              <table:table-cell office:value-type="float" office:value="139.850095886033">
                <text:p>139.850095886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6594928467085">
                <text:p>66.6594928467085</text:p>
              </table:table-cell>
              <table:table-cell office:value-type="float" office:value="182.746513591033">
                <text:p>182.746513591033</text:p>
              </table:table-cell>
              <table:table-cell office:value-type="float" office:value="199.913914160502">
                <text:p>199.913914160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8902088460191">
                <text:p>67.8902088460191</text:p>
              </table:table-cell>
              <table:table-cell office:value-type="float" office:value="168.824926999625">
                <text:p>168.824926999625</text:p>
              </table:table-cell>
              <table:table-cell office:value-type="float" office:value="214.682506152229">
                <text:p>214.682506152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.0848942216874">
                <text:p>73.0848942216874</text:p>
              </table:table-cell>
              <table:table-cell office:value-type="float" office:value="230.678778196553">
                <text:p>230.678778196553</text:p>
              </table:table-cell>
              <table:table-cell office:value-type="float" office:value="277.018730660249">
                <text:p>277.018730660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.128042988196">
                <text:p>63.128042988196</text:p>
              </table:table-cell>
              <table:table-cell office:value-type="float" office:value="136.592800500294">
                <text:p>136.592800500294</text:p>
              </table:table-cell>
              <table:table-cell office:value-type="float" office:value="157.536515858352">
                <text:p>157.536515858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.3685765882715">
                <text:p>69.3685765882715</text:p>
              </table:table-cell>
              <table:table-cell office:value-type="float" office:value="187.571057528204">
                <text:p>187.571057528204</text:p>
              </table:table-cell>
              <table:table-cell office:value-type="float" office:value="232.422919059258">
                <text:p>232.422919059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.3464565013792">
                <text:p>68.3464565013792</text:p>
              </table:table-cell>
              <table:table-cell office:value-type="float" office:value="178.675992067492">
                <text:p>178.675992067492</text:p>
              </table:table-cell>
              <table:table-cell office:value-type="float" office:value="220.15747801655">
                <text:p>220.157478016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.2991930296065">
                <text:p>66.2991930296065</text:p>
              </table:table-cell>
              <table:table-cell office:value-type="float" office:value="180.201266068932">
                <text:p>180.201266068932</text:p>
              </table:table-cell>
              <table:table-cell office:value-type="float" office:value="195.590316355278">
                <text:p>195.590316355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.3867051836085">
                <text:p>66.3867051836085</text:p>
              </table:table-cell>
              <table:table-cell office:value-type="float" office:value="152.738489949504">
                <text:p>152.738489949504</text:p>
              </table:table-cell>
              <table:table-cell office:value-type="float" office:value="196.640462203302">
                <text:p>196.640462203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119162340088">
                <text:p>65.119162340088</text:p>
              </table:table-cell>
              <table:table-cell office:value-type="float" office:value="146.431025155674">
                <text:p>146.431025155674</text:p>
              </table:table-cell>
              <table:table-cell office:value-type="float" office:value="181.429948081056">
                <text:p>181.4299480810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7645093762568">
                <text:p>61.7645093762568</text:p>
              </table:table-cell>
              <table:table-cell office:value-type="float" office:value="135.544201374823">
                <text:p>135.544201374823</text:p>
              </table:table-cell>
              <table:table-cell office:value-type="float" office:value="141.174112515082">
                <text:p>141.1741125150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.0423169118097">
                <text:p>73.0423169118097</text:p>
              </table:table-cell>
              <table:table-cell office:value-type="float" office:value="212.348964540199">
                <text:p>212.348964540199</text:p>
              </table:table-cell>
              <table:table-cell office:value-type="float" office:value="276.507802941716">
                <text:p>276.507802941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.0826769228384">
                <text:p>61.0826769228384</text:p>
              </table:table-cell>
              <table:table-cell office:value-type="float" office:value="141.50309801532">
                <text:p>141.50309801532</text:p>
              </table:table-cell>
              <table:table-cell office:value-type="float" office:value="132.992123074061">
                <text:p>132.992123074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.889918729116">
                <text:p>64.889918729116</text:p>
              </table:table-cell>
              <table:table-cell office:value-type="float" office:value="134.27994876853">
                <text:p>134.27994876853</text:p>
              </table:table-cell>
              <table:table-cell office:value-type="float" office:value="178.679024749392">
                <text:p>178.679024749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.9667995979482">
                <text:p>69.9667995979482</text:p>
              </table:table-cell>
              <table:table-cell office:value-type="float" office:value="189.838617717709">
                <text:p>189.838617717709</text:p>
              </table:table-cell>
              <table:table-cell office:value-type="float" office:value="239.601595175378">
                <text:p>239.601595175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.625353074651">
                <text:p>64.625353074651</text:p>
              </table:table-cell>
              <table:table-cell office:value-type="float" office:value="143.145608450255">
                <text:p>143.145608450255</text:p>
              </table:table-cell>
              <table:table-cell office:value-type="float" office:value="175.504236895812">
                <text:p>175.504236895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.2941650150928">
                <text:p>65.2941650150928</text:p>
              </table:table-cell>
              <table:table-cell office:value-type="float" office:value="138.807700108306">
                <text:p>138.807700108306</text:p>
              </table:table-cell>
              <table:table-cell office:value-type="float" office:value="183.529980181114">
                <text:p>183.529980181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.8560430168292">
                <text:p>65.8560430168292</text:p>
              </table:table-cell>
              <table:table-cell office:value-type="float" office:value="169.67626673248">
                <text:p>169.67626673248</text:p>
              </table:table-cell>
              <table:table-cell office:value-type="float" office:value="190.27251620195">
                <text:p>190.27251620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.1595090304518">
                <text:p>60.1595090304518</text:p>
              </table:table-cell>
              <table:table-cell office:value-type="float" office:value="116.10637611162">
                <text:p>116.10637611162</text:p>
              </table:table-cell>
              <table:table-cell office:value-type="float" office:value="121.914108365422">
                <text:p>121.914108365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.4523265352799">
                <text:p>71.4523265352799</text:p>
              </table:table-cell>
              <table:table-cell office:value-type="float" office:value="203.448273004639">
                <text:p>203.448273004639</text:p>
              </table:table-cell>
              <table:table-cell office:value-type="float" office:value="257.427918423359">
                <text:p>257.4279184233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.7910182373408">
                <text:p>64.7910182373408</text:p>
              </table:table-cell>
              <table:table-cell office:value-type="float" office:value="140.40091320664">
                <text:p>140.40091320664</text:p>
              </table:table-cell>
              <table:table-cell office:value-type="float" office:value="177.49221884809">
                <text:p>177.492218848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.7011397144788">
                <text:p>63.7011397144788</text:p>
              </table:table-cell>
              <table:table-cell office:value-type="float" office:value="152.904962789341">
                <text:p>152.904962789341</text:p>
              </table:table-cell>
              <table:table-cell office:value-type="float" office:value="164.413676573746">
                <text:p>164.4136765737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.025917295093">
                <text:p>60.025917295093</text:p>
              </table:table-cell>
              <table:table-cell office:value-type="float" office:value="126.460829766303">
                <text:p>126.460829766303</text:p>
              </table:table-cell>
              <table:table-cell office:value-type="float" office:value="120.311007541116">
                <text:p>120.311007541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.9349262148006">
                <text:p>62.9349262148006</text:p>
              </table:table-cell>
              <table:table-cell office:value-type="float" office:value="132.61652537078">
                <text:p>132.61652537078</text:p>
              </table:table-cell>
              <table:table-cell office:value-type="float" office:value="155.219114577607">
                <text:p>155.219114577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.6860190981696">
                <text:p>63.6860190981696</text:p>
              </table:table-cell>
              <table:table-cell office:value-type="float" office:value="129.021055261541">
                <text:p>129.021055261541</text:p>
              </table:table-cell>
              <table:table-cell office:value-type="float" office:value="164.232229178035">
                <text:p>164.2322291780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.0840433478276">
                <text:p>67.0840433478276</text:p>
              </table:table-cell>
              <table:table-cell office:value-type="float" office:value="167.893176922926">
                <text:p>167.893176922926</text:p>
              </table:table-cell>
              <table:table-cell office:value-type="float" office:value="205.008520173931">
                <text:p>205.0085201739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1616691929441">
                <text:p>60.1616691929441</text:p>
              </table:table-cell>
              <table:table-cell office:value-type="float" office:value="130.820809922092">
                <text:p>130.820809922092</text:p>
              </table:table-cell>
              <table:table-cell office:value-type="float" office:value="121.940030315329">
                <text:p>121.940030315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.052618957827">
                <text:p>65.052618957827</text:p>
              </table:table-cell>
              <table:table-cell office:value-type="float" office:value="150.097941625046">
                <text:p>150.097941625046</text:p>
              </table:table-cell>
              <table:table-cell office:value-type="float" office:value="180.631427493924">
                <text:p>180.6314274939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.6471391547845">
                <text:p>70.6471391547845</text:p>
              </table:table-cell>
              <table:table-cell office:value-type="float" office:value="207.556408191843">
                <text:p>207.556408191843</text:p>
              </table:table-cell>
              <table:table-cell office:value-type="float" office:value="247.765669857414">
                <text:p>247.7656698574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.9869801293675">
                <text:p>66.9869801293675</text:p>
              </table:table-cell>
              <table:table-cell office:value-type="float" office:value="155.33023439413">
                <text:p>155.33023439413</text:p>
              </table:table-cell>
              <table:table-cell office:value-type="float" office:value="203.84376155241">
                <text:p>203.84376155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.9304349811277">
                <text:p>63.9304349811277</text:p>
              </table:table-cell>
              <table:table-cell office:value-type="float" office:value="134.409159480214">
                <text:p>134.409159480214</text:p>
              </table:table-cell>
              <table:table-cell office:value-type="float" office:value="167.165219773533">
                <text:p>167.165219773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.6370546818033">
                <text:p>66.6370546818033</text:p>
              </table:table-cell>
              <table:table-cell office:value-type="float" office:value="146.411268413887">
                <text:p>146.411268413887</text:p>
              </table:table-cell>
              <table:table-cell office:value-type="float" office:value="199.64465618164">
                <text:p>199.644656181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2946984483287">
                <text:p>64.2946984483287</text:p>
              </table:table-cell>
              <table:table-cell office:value-type="float" office:value="148.066097319915">
                <text:p>148.066097319915</text:p>
              </table:table-cell>
              <table:table-cell office:value-type="float" office:value="171.536381379945">
                <text:p>171.5363813799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1893840849912">
                <text:p>71.1893840849912</text:p>
              </table:table-cell>
              <table:table-cell office:value-type="float" office:value="202.782735719744">
                <text:p>202.782735719744</text:p>
              </table:table-cell>
              <table:table-cell office:value-type="float" office:value="254.272609019894">
                <text:p>254.272609019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.7492068507248">
                <text:p>67.7492068507248</text:p>
              </table:table-cell>
              <table:table-cell office:value-type="float" office:value="178.583626608061">
                <text:p>178.583626608061</text:p>
              </table:table-cell>
              <table:table-cell office:value-type="float" office:value="212.990482208698">
                <text:p>212.990482208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.5380772533596">
                <text:p>66.5380772533596</text:p>
              </table:table-cell>
              <table:table-cell office:value-type="float" office:value="143.664713932853">
                <text:p>143.664713932853</text:p>
              </table:table-cell>
              <table:table-cell office:value-type="float" office:value="198.456927040315">
                <text:p>198.456927040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.2584089235993">
                <text:p>72.2584089235993</text:p>
              </table:table-cell>
              <table:table-cell office:value-type="float" office:value="192.910266551722">
                <text:p>192.910266551722</text:p>
              </table:table-cell>
              <table:table-cell office:value-type="float" office:value="267.100907083192">
                <text:p>267.1009070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.5684836937429">
                <text:p>60.5684836937429</text:p>
              </table:table-cell>
              <table:table-cell office:value-type="float" office:value="110.490718413001">
                <text:p>110.490718413001</text:p>
              </table:table-cell>
              <table:table-cell office:value-type="float" office:value="126.821804324915">
                <text:p>126.821804324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.2168207729234">
                <text:p>64.2168207729234</text:p>
              </table:table-cell>
              <table:table-cell office:value-type="float" office:value="145.603465596979">
                <text:p>145.603465596979</text:p>
              </table:table-cell>
              <table:table-cell office:value-type="float" office:value="170.601849275081">
                <text:p>170.6018492750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.7108446478983">
                <text:p>68.7108446478983</text:p>
              </table:table-cell>
              <table:table-cell office:value-type="float" office:value="178.870748110566">
                <text:p>178.870748110566</text:p>
              </table:table-cell>
              <table:table-cell office:value-type="float" office:value="224.53013577478">
                <text:p>224.53013577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.5185887565785">
                <text:p>66.5185887565785</text:p>
              </table:table-cell>
              <table:table-cell office:value-type="float" office:value="167.076642378442">
                <text:p>167.076642378442</text:p>
              </table:table-cell>
              <table:table-cell office:value-type="float" office:value="198.223065078942">
                <text:p>198.2230650789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.597740053578">
                <text:p>66.597740053578</text:p>
              </table:table-cell>
              <table:table-cell office:value-type="float" office:value="152.242961212192">
                <text:p>152.242961212192</text:p>
              </table:table-cell>
              <table:table-cell office:value-type="float" office:value="199.172880642936">
                <text:p>199.172880642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.5676198493025">
                <text:p>59.5676198493025</text:p>
              </table:table-cell>
              <table:table-cell office:value-type="float" office:value="130.11924560848">
                <text:p>130.11924560848</text:p>
              </table:table-cell>
              <table:table-cell office:value-type="float" office:value="114.81143819163">
                <text:p>114.81143819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.0085441877015">
                <text:p>61.0085441877015</text:p>
              </table:table-cell>
              <table:table-cell office:value-type="float" office:value="118.038053266885">
                <text:p>118.038053266885</text:p>
              </table:table-cell>
              <table:table-cell office:value-type="float" office:value="132.102530252418">
                <text:p>132.1025302524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